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1.5909in" fo:margin-right="1.5917in" fo:margin-top="0.0646in" fo:margin-bottom="0in" loext:contextual-spacing="false" fo:text-align="center" style:justify-single-word="false" fo:text-indent="0in" style:auto-text-indent="false"/>
    </style:style>
    <style:style style:name="P2" style:family="paragraph" style:parent-style-name="Standard">
      <style:paragraph-properties fo:margin-left="1.5909in" fo:margin-right="1.5917in" fo:margin-top="0in" fo:margin-bottom="0in" loext:contextual-spacing="false" fo:text-align="center" style:justify-single-word="false" fo:text-indent="0in" style:auto-text-indent="false"/>
    </style:style>
    <style:style style:name="P3" style:family="paragraph" style:parent-style-name="Standard">
      <style:paragraph-properties fo:margin-left="1.5909in" fo:margin-right="1.5917in" fo:margin-top="0in" fo:margin-bottom="0in" loext:contextual-spacing="false" fo:line-height="0.1972in" fo:text-align="center" style:justify-single-word="false" fo:text-indent="0in" style:auto-text-indent="false"/>
    </style:style>
    <style:style style:name="P4" style:family="paragraph" style:parent-style-name="Standard">
      <style:paragraph-properties fo:margin-left="1.5909in" fo:margin-right="1.5917in" fo:margin-top="0in" fo:margin-bottom="0in" loext:contextual-spacing="false" fo:line-height="0.1909in" fo:text-align="center" style:justify-single-word="false" fo:text-indent="0in" style:auto-text-indent="false"/>
    </style:style>
    <style:style style:name="P5" style:family="paragraph" style:parent-style-name="Standard">
      <style:paragraph-properties fo:margin-left="1.5917in" fo:margin-right="1.5917in" fo:margin-top="0in" fo:margin-bottom="0in" loext:contextual-spacing="false" fo:text-align="center" style:justify-single-word="false" fo:text-indent="0in" style:auto-text-indent="false"/>
    </style:style>
    <style:style style:name="P6" style:family="paragraph" style:parent-style-name="Standard">
      <style:paragraph-properties fo:margin-left="1.5917in" fo:margin-right="1.5917in" fo:margin-top="0.0008in" fo:margin-bottom="0in" loext:contextual-spacing="false" fo:text-align="center" style:justify-single-word="false" fo:text-indent="0in" style:auto-text-indent="false"/>
    </style:style>
    <style:style style:name="P7" style:family="paragraph" style:parent-style-name="Standard">
      <style:paragraph-properties fo:margin-left="0.0835in" fo:margin-right="0in" fo:margin-top="0.1917in" fo:margin-bottom="0in" loext:contextual-spacing="false" fo:text-align="start" style:justify-single-word="false" fo:text-indent="0in" style:auto-text-indent="false">
        <style:tab-stops>
          <style:tab-stop style:position="6.0827in" style:type="right"/>
        </style:tab-stops>
      </style:paragraph-properties>
    </style:style>
    <style:style style:name="P8" style:family="paragraph" style:parent-style-name="Standard">
      <style:paragraph-properties fo:margin-left="0.0835in" fo:margin-right="0in" fo:margin-top="0in" fo:margin-bottom="0in" loext:contextual-spacing="false" fo:text-align="start" style:justify-single-word="false" fo:text-indent="0in" style:auto-text-indent="false">
        <style:tab-stops>
          <style:tab-stop style:position="6.0827in" style:type="right"/>
        </style:tab-stops>
      </style:paragraph-properties>
    </style:style>
    <style:style style:name="P9" style:family="paragraph" style:parent-style-name="Standard">
      <style:paragraph-properties fo:margin-left="0.0835in" fo:margin-right="0in" fo:margin-top="0in" fo:margin-bottom="0in" loext:contextual-spacing="false" fo:line-height="0.1909in" fo:text-align="start" style:justify-single-word="false" fo:text-indent="0in" style:auto-text-indent="false">
        <style:tab-stops>
          <style:tab-stop style:position="6.0827in" style:type="right"/>
        </style:tab-stops>
      </style:paragraph-properties>
    </style:style>
    <style:style style:name="P10" style:family="paragraph" style:parent-style-name="Standard">
      <style:paragraph-properties fo:margin-left="0.0835in" fo:margin-right="0in" fo:margin-top="0.0008in" fo:margin-bottom="0in" loext:contextual-spacing="false" fo:text-align="start" style:justify-single-word="false" fo:text-indent="0in" style:auto-text-indent="false"/>
    </style:style>
    <style:style style:name="P11" style:family="paragraph" style:parent-style-name="Standard">
      <style:paragraph-properties fo:margin-left="0.25in" fo:margin-right="0in" fo:margin-top="0in" fo:margin-bottom="0in" loext:contextual-spacing="false" fo:text-align="start" style:justify-single-word="false" fo:text-indent="0in" style:auto-text-indent="false">
        <style:tab-stops>
          <style:tab-stop style:position="6.0827in" style:type="right"/>
        </style:tab-stops>
      </style:paragraph-properties>
    </style:style>
    <style:style style:name="P12" style:family="paragraph" style:parent-style-name="Standard">
      <style:paragraph-properties fo:margin-left="0.25in" fo:margin-right="0in" fo:margin-top="0in" fo:margin-bottom="0in" loext:contextual-spacing="false" fo:line-height="0.1909in" fo:text-align="start" style:justify-single-word="false" fo:text-indent="0in" style:auto-text-indent="false">
        <style:tab-stops>
          <style:tab-stop style:position="6.0827in" style:type="right"/>
        </style:tab-stops>
      </style:paragraph-properties>
    </style:style>
    <style:style style:name="P13" style:family="paragraph" style:parent-style-name="Standard">
      <style:paragraph-properties fo:margin-left="0.25in" fo:margin-right="0in" fo:margin-top="0.0008in" fo:margin-bottom="0in" loext:contextual-spacing="false" fo:text-align="start" style:justify-single-word="false" fo:text-indent="0in" style:auto-text-indent="false">
        <style:tab-stops>
          <style:tab-stop style:position="6.0827in" style:type="right"/>
        </style:tab-stops>
      </style:paragraph-properties>
    </style:style>
    <style:style style:name="P14" style:family="paragraph" style:parent-style-name="Standard" style:master-page-name="Converted13">
      <style:paragraph-properties fo:margin-left="1.3846in" fo:margin-right="1.3811in" fo:margin-top="0.0543in" fo:margin-bottom="0in" loext:contextual-spacing="false" fo:line-height="195%" fo:text-align="center" style:justify-single-word="false" fo:text-indent="0in" style:auto-text-indent="false" style:page-number="auto"/>
    </style:style>
    <style:style style:name="P15" style:family="paragraph" style:parent-style-name="Standard">
      <style:paragraph-properties fo:margin-left="2.4945in" fo:margin-right="0in" fo:margin-top="0.0008in" fo:margin-bottom="0in" loext:contextual-spacing="false" fo:text-align="start" style:justify-single-word="false" fo:text-indent="0in" style:auto-text-indent="false"/>
    </style:style>
    <style:style style:name="P16" style:family="paragraph" style:parent-style-name="Standard" style:master-page-name="Converted17">
      <style:paragraph-properties fo:margin-left="2.9071in" fo:margin-right="1.7874in" fo:margin-top="0.0543in" fo:margin-bottom="0in" loext:contextual-spacing="false" fo:line-height="200%" fo:text-align="start" style:justify-single-word="false" fo:text-indent="-1.1071in" style:auto-text-indent="false" style:page-number="auto"/>
    </style:style>
    <style:style style:name="P17" style:family="paragraph" style:parent-style-name="Standard">
      <style:paragraph-properties fo:margin-left="1.8008in" fo:margin-right="0in" fo:margin-top="0in" fo:margin-bottom="0in" loext:contextual-spacing="false" fo:text-align="start" style:justify-single-word="false" fo:text-indent="0in" style:auto-text-indent="false"/>
    </style:style>
    <style:style style:name="P18" style:family="paragraph" style:parent-style-name="Standard" style:master-page-name="Converted21">
      <style:paragraph-properties fo:margin-left="2.8335in" fo:margin-right="2.3319in" fo:margin-top="0.0543in" fo:margin-bottom="0in" loext:contextual-spacing="false" fo:line-height="200%" fo:text-align="center" style:justify-single-word="false" fo:text-indent="-0.0016in" style:auto-text-indent="false" style:page-number="auto"/>
    </style:style>
    <style:style style:name="P19" style:family="paragraph" style:parent-style-name="Standard">
      <style:paragraph-properties fo:margin-left="2.4945in" fo:margin-right="1.9929in" fo:margin-top="0in" fo:margin-bottom="0in" loext:contextual-spacing="false" fo:line-height="200%" fo:text-align="center" style:justify-single-word="false" fo:text-indent="0in" style:auto-text-indent="false"/>
    </style:style>
    <style:style style:name="P20" style:family="paragraph" style:parent-style-name="Standard">
      <style:paragraph-properties fo:margin-left="1.5925in" fo:margin-right="1.0937in" fo:margin-top="0in" fo:margin-bottom="0in" loext:contextual-spacing="false" fo:text-align="center" style:justify-single-word="false" fo:text-indent="0in" style:auto-text-indent="false"/>
    </style:style>
    <style:style style:name="P21" style:family="paragraph" style:parent-style-name="Standard" style:master-page-name="Converted22">
      <style:paragraph-properties fo:margin-left="1.8335in" fo:margin-right="1.3319in" fo:margin-top="0.0543in" fo:margin-bottom="0in" loext:contextual-spacing="false" fo:line-height="198%" fo:text-align="center" style:justify-single-word="false" fo:text-indent="-0.0008in" style:auto-text-indent="false" style:page-number="auto"/>
    </style:style>
    <style:style style:name="P22" style:family="paragraph" style:parent-style-name="Standard">
      <style:paragraph-properties fo:margin-left="2.1571in" fo:margin-right="0in" fo:margin-top="0.0008in" fo:margin-bottom="0in" loext:contextual-spacing="false" fo:text-align="start" style:justify-single-word="false" fo:text-indent="0in" style:auto-text-indent="false"/>
    </style:style>
    <style:style style:name="P23" style:family="paragraph" style:parent-style-name="Standard" style:master-page-name="Converted25">
      <style:paragraph-properties fo:margin-left="2.1346in" fo:margin-right="2.1327in" fo:margin-top="0.0543in" fo:margin-bottom="0in" loext:contextual-spacing="false" fo:line-height="200%" fo:text-align="center" style:justify-single-word="false" fo:text-indent="-0.0008in" style:auto-text-indent="false" style:page-number="auto"/>
    </style:style>
    <style:style style:name="P24" style:family="paragraph" style:parent-style-name="Standard">
      <style:paragraph-properties fo:margin-left="1.8783in" fo:margin-right="1.878in" fo:margin-top="0in" fo:margin-bottom="0in" loext:contextual-spacing="false" fo:line-height="200%" fo:text-align="center" style:justify-single-word="false" fo:text-indent="0in" style:auto-text-indent="false"/>
    </style:style>
    <style:style style:name="P25" style:family="paragraph" style:parent-style-name="Standard">
      <style:paragraph-properties fo:margin-left="1.5925in" fo:margin-right="1.5917in" fo:margin-top="0in" fo:margin-bottom="0in" loext:contextual-spacing="false" fo:text-align="center" style:justify-single-word="false" fo:text-indent="0in" style:auto-text-indent="false"/>
    </style:style>
    <style:style style:name="P26" style:family="paragraph" style:parent-style-name="Standard" style:master-page-name="Converted26">
      <style:paragraph-properties fo:margin-left="2.1429in" fo:margin-right="2.1417in" fo:margin-top="0.0543in" fo:margin-bottom="0in" loext:contextual-spacing="false" fo:line-height="200%" fo:text-align="justify" style:justify-single-word="false" fo:text-indent="0.0091in" style:auto-text-indent="false" style:page-number="auto"/>
    </style:style>
    <style:style style:name="P27" style:family="paragraph" style:parent-style-name="Standard">
      <style:paragraph-properties fo:margin-left="0.0835in" fo:margin-right="0.1398in" fo:margin-top="0.0008in" fo:margin-bottom="0in" loext:contextual-spacing="false" fo:text-align="start" style:justify-single-word="false" fo:text-indent="0.5in" style:auto-text-indent="false"/>
    </style:style>
    <style:style style:name="P28" style:family="paragraph" style:parent-style-name="Standard">
      <style:paragraph-properties fo:margin-left="2.1807in" fo:margin-right="2.1799in" fo:margin-top="0in" fo:margin-bottom="0in" loext:contextual-spacing="false" fo:line-height="200%" fo:text-align="center" style:justify-single-word="false" fo:text-indent="0.0008in" style:auto-text-indent="false"/>
    </style:style>
    <style:style style:name="P29" style:family="paragraph" style:parent-style-name="Standard">
      <style:paragraph-properties fo:margin-left="1.8799in" fo:margin-right="1.878in" fo:margin-top="0in" fo:margin-bottom="0in" loext:contextual-spacing="false" fo:line-height="200%" fo:text-align="center" style:justify-single-word="false" fo:text-indent="0in" style:auto-text-indent="false"/>
    </style:style>
    <style:style style:name="P30" style:family="paragraph" style:parent-style-name="Standard" style:master-page-name="Converted78">
      <style:paragraph-properties fo:margin-left="1.8799in" fo:margin-right="1.878in" fo:margin-top="0.0543in" fo:margin-bottom="0in" loext:contextual-spacing="false" fo:line-height="200%" fo:text-align="center" style:justify-single-word="false" fo:text-indent="0in" style:auto-text-indent="false" style:page-number="auto"/>
    </style:style>
    <style:style style:name="P31" style:family="paragraph" style:parent-style-name="Standard" style:master-page-name="Converted31">
      <style:paragraph-properties fo:margin-left="2.2591in" fo:margin-right="2.2563in" fo:margin-top="0.0543in" fo:margin-bottom="0in" loext:contextual-spacing="false" fo:line-height="200%" fo:text-align="center" style:justify-single-word="false" fo:text-indent="-0.0016in" style:auto-text-indent="false" style:page-number="auto"/>
    </style:style>
    <style:style style:name="P32" style:family="paragraph" style:parent-style-name="Standard" style:master-page-name="Converted32">
      <style:paragraph-properties fo:margin-left="2.0689in" fo:margin-right="2.0555in" fo:margin-top="0.0543in" fo:margin-bottom="0in" loext:contextual-spacing="false" fo:line-height="200%" fo:text-align="start" style:justify-single-word="false" fo:text-indent="0.2835in" style:auto-text-indent="false" style:page-number="auto"/>
    </style:style>
    <style:style style:name="P33" style:family="paragraph" style:parent-style-name="Standard">
      <style:paragraph-properties fo:margin-left="1.7862in" fo:margin-right="0in" fo:margin-top="0in" fo:margin-bottom="0in" loext:contextual-spacing="false" fo:text-align="start" style:justify-single-word="false" fo:text-indent="0in" style:auto-text-indent="false"/>
    </style:style>
    <style:style style:name="P34" style:family="paragraph" style:parent-style-name="Standard" style:master-page-name="Converted35">
      <style:paragraph-properties fo:margin-left="1.9217in" fo:margin-right="1.9201in" fo:margin-top="0.0543in" fo:margin-bottom="0in" loext:contextual-spacing="false" fo:line-height="200%" fo:text-align="center" style:justify-single-word="false" fo:text-indent="0in" style:auto-text-indent="false" style:page-number="auto"/>
    </style:style>
    <style:style style:name="P35" style:family="paragraph" style:parent-style-name="Standard">
      <style:paragraph-properties fo:margin-left="1.7638in" fo:margin-right="1.7618in" fo:margin-top="0.0646in" fo:margin-bottom="0in" loext:contextual-spacing="false" fo:line-height="200%" fo:text-align="center" style:justify-single-word="false" fo:text-indent="-0.0008in" style:auto-text-indent="false"/>
    </style:style>
    <style:style style:name="P36" style:family="paragraph" style:parent-style-name="Standard">
      <style:paragraph-properties fo:margin-left="2.3335in" fo:margin-right="0in" fo:margin-top="0in" fo:margin-bottom="0in" loext:contextual-spacing="false" fo:line-height="0.1909in" fo:text-align="start" style:justify-single-word="false" fo:text-indent="0in" style:auto-text-indent="false"/>
    </style:style>
    <style:style style:name="P37" style:family="paragraph" style:parent-style-name="Standard">
      <style:paragraph-properties fo:margin-left="1.4717in" fo:margin-right="0in" fo:margin-top="0in" fo:margin-bottom="0in" loext:contextual-spacing="false" fo:text-align="start" style:justify-single-word="false" fo:text-indent="0in" style:auto-text-indent="false"/>
    </style:style>
    <style:style style:name="P38" style:family="paragraph" style:parent-style-name="Standard" style:master-page-name="Converted42">
      <style:paragraph-properties fo:margin-left="2.0925in" fo:margin-right="1.5917in" fo:margin-top="0.0543in" fo:margin-bottom="0in" loext:contextual-spacing="false" fo:line-height="200%" fo:text-align="center" style:justify-single-word="false" fo:text-indent="0in" style:auto-text-indent="false" style:page-number="auto"/>
    </style:style>
    <style:style style:name="P39" style:family="paragraph" style:parent-style-name="Standard">
      <style:paragraph-properties fo:margin-left="1.5925in" fo:margin-right="1.0929in" fo:margin-top="0in" fo:margin-bottom="0in" loext:contextual-spacing="false" fo:line-height="0.1909in" fo:text-align="center" style:justify-single-word="false" fo:text-indent="0in" style:auto-text-indent="false"/>
    </style:style>
    <style:style style:name="P40" style:family="paragraph" style:parent-style-name="Standard" style:master-page-name="Converted43">
      <style:paragraph-properties fo:margin-left="1.8602in" fo:margin-right="0.9661in" fo:margin-top="0.0543in" fo:margin-bottom="0in" loext:contextual-spacing="false" fo:line-height="200%" fo:text-align="start" style:justify-single-word="false" fo:text-indent="-0.3937in" style:auto-text-indent="false" style:page-number="auto"/>
    </style:style>
    <style:style style:name="P41" style:family="paragraph" style:parent-style-name="Standard">
      <style:paragraph-properties fo:margin-left="1.8236in" fo:margin-right="0.9681in" fo:margin-top="0in" fo:margin-bottom="0in" loext:contextual-spacing="false" fo:line-height="200%" fo:text-align="start" style:justify-single-word="false" fo:text-indent="-0.3429in" style:auto-text-indent="false"/>
    </style:style>
    <style:style style:name="P42" style:family="paragraph" style:parent-style-name="Standard">
      <style:paragraph-properties fo:margin-left="1.8736in" fo:margin-right="0in" fo:margin-top="0in" fo:margin-bottom="0in" loext:contextual-spacing="false" fo:text-align="start" style:justify-single-word="false" fo:text-indent="0in" style:auto-text-indent="false"/>
    </style:style>
    <style:style style:name="P43" style:family="paragraph" style:parent-style-name="Standard">
      <style:paragraph-properties fo:margin-left="0.0827in" fo:margin-right="0.2535in" fo:margin-top="0.0008in" fo:margin-bottom="0in" loext:contextual-spacing="false" fo:line-height="98%" fo:text-align="justify" style:justify-single-word="false" fo:text-indent="0.5in" style:auto-text-indent="false"/>
    </style:style>
    <style:style style:name="P44" style:family="paragraph" style:parent-style-name="Standard">
      <style:paragraph-properties fo:margin-left="1.9217in" fo:margin-right="1.9193in" fo:margin-top="0.0638in" fo:margin-bottom="0in" loext:contextual-spacing="false" fo:line-height="200%" fo:text-align="center" style:justify-single-word="false" fo:text-indent="0in" style:auto-text-indent="false"/>
    </style:style>
    <style:style style:name="P45" style:family="paragraph" style:parent-style-name="Standard">
      <style:paragraph-properties fo:margin-left="1.5457in" fo:margin-right="0in" fo:margin-top="0in" fo:margin-bottom="0in" loext:contextual-spacing="false" fo:text-align="start" style:justify-single-word="false" fo:text-indent="0in" style:auto-text-indent="false"/>
    </style:style>
    <style:style style:name="P46" style:family="paragraph" style:parent-style-name="Standard">
      <style:paragraph-properties fo:margin-left="2.2862in" fo:margin-right="1.7854in" fo:margin-top="0in" fo:margin-bottom="0in" loext:contextual-spacing="false" fo:line-height="200%" fo:text-align="center" style:justify-single-word="false" fo:text-indent="-0.0008in" style:auto-text-indent="false"/>
    </style:style>
    <style:style style:name="P47" style:family="paragraph" style:parent-style-name="Standard">
      <style:paragraph-properties fo:margin-left="1.9217in" fo:margin-right="1.4209in" fo:margin-top="0in" fo:margin-bottom="0in" loext:contextual-spacing="false" fo:line-height="200%" fo:text-align="center" style:justify-single-word="false" fo:text-indent="0in" style:auto-text-indent="false"/>
    </style:style>
    <style:style style:name="P48" style:family="paragraph" style:parent-style-name="Standard">
      <style:paragraph-properties fo:margin-left="2.7354in" fo:margin-right="0in" fo:margin-top="0in" fo:margin-bottom="0in" loext:contextual-spacing="false" fo:text-align="start" style:justify-single-word="false" fo:text-indent="0in" style:auto-text-indent="false"/>
    </style:style>
    <style:style style:name="P49" style:family="paragraph" style:parent-style-name="Standard">
      <style:paragraph-properties fo:margin-left="0.0835in" fo:margin-right="0.4453in" fo:margin-top="0in" fo:margin-bottom="0in" loext:contextual-spacing="false" fo:text-align="start" style:justify-single-word="false" fo:text-indent="0.5in" style:auto-text-indent="false"/>
    </style:style>
    <style:style style:name="P50" style:family="paragraph" style:parent-style-name="Standard" style:master-page-name="Converted58">
      <style:paragraph-properties fo:margin-left="1.9654in" fo:margin-right="1.9638in" fo:margin-top="0.0543in" fo:margin-bottom="0in" loext:contextual-spacing="false" fo:line-height="200%" fo:text-align="center" style:justify-single-word="false" fo:text-indent="-0.002in" style:auto-text-indent="false" style:page-number="auto"/>
    </style:style>
    <style:style style:name="P51" style:family="paragraph" style:parent-style-name="Standard">
      <style:paragraph-properties fo:margin-left="1.5555in" fo:margin-right="0in" fo:margin-top="0.0008in" fo:margin-bottom="0in" loext:contextual-spacing="false" fo:text-align="start" style:justify-single-word="false" fo:text-indent="0in" style:auto-text-indent="false"/>
    </style:style>
    <style:style style:name="P52" style:family="paragraph" style:parent-style-name="Standard">
      <style:paragraph-properties fo:margin-left="2.2126in" fo:margin-right="0in" fo:margin-top="0.0008in" fo:margin-bottom="0in" loext:contextual-spacing="false" fo:text-align="start" style:justify-single-word="false" fo:text-indent="0in" style:auto-text-indent="false"/>
    </style:style>
    <style:style style:name="P53" style:family="paragraph" style:parent-style-name="Standard" style:master-page-name="Converted72">
      <style:paragraph-properties fo:margin-left="2.1146in" fo:margin-right="2.1138in" fo:margin-top="0.0543in" fo:margin-bottom="0in" loext:contextual-spacing="false" fo:line-height="200%" fo:text-align="center" style:justify-single-word="false" fo:text-indent="0in" style:auto-text-indent="false" style:page-number="auto"/>
    </style:style>
    <style:style style:name="P54" style:family="paragraph" style:parent-style-name="Standard">
      <style:paragraph-properties fo:margin-left="2.3693in" fo:margin-right="0in" fo:margin-top="0.0008in" fo:margin-bottom="0in" loext:contextual-spacing="false" fo:text-align="start" style:justify-single-word="false" fo:text-indent="0in" style:auto-text-indent="false"/>
    </style:style>
    <style:style style:name="P55" style:family="paragraph" style:parent-style-name="Standard">
      <style:paragraph-properties fo:margin-left="1.8417in" fo:margin-right="0in" fo:margin-top="0in" fo:margin-bottom="0in" loext:contextual-spacing="false" fo:text-align="start" style:justify-single-word="false" fo:text-indent="0in" style:auto-text-indent="false"/>
    </style:style>
    <style:style style:name="P56" style:family="paragraph" style:parent-style-name="Standard" style:master-page-name="Converted83">
      <style:paragraph-properties fo:margin-left="1.972in" fo:margin-right="1.7016in" fo:margin-top="0.0543in" fo:margin-bottom="0in" loext:contextual-spacing="false" fo:line-height="200%" fo:text-align="start" style:justify-single-word="false" fo:text-indent="-0.2571in" style:auto-text-indent="false" style:page-number="auto"/>
    </style:style>
    <style:style style:name="P57" style:family="paragraph" style:parent-style-name="Standard">
      <style:paragraph-properties fo:margin-left="1.8429in" fo:margin-right="0in" fo:margin-top="0in" fo:margin-bottom="0in" loext:contextual-spacing="false" fo:line-height="0.1965in" fo:text-align="start" style:justify-single-word="false" fo:text-indent="0in" style:auto-text-indent="false"/>
    </style:style>
    <style:style style:name="P58" style:family="paragraph" style:parent-style-name="Standard" style:master-page-name="Converted91">
      <style:paragraph-properties fo:margin-left="1.9354in" fo:margin-right="1.9339in" fo:margin-top="0.0543in" fo:margin-bottom="0in" loext:contextual-spacing="false" fo:line-height="200%" fo:text-align="center" style:justify-single-word="false" fo:text-indent="0in" style:auto-text-indent="false" style:page-number="auto"/>
    </style:style>
    <style:style style:name="P59" style:family="paragraph" style:parent-style-name="Standard">
      <style:paragraph-properties fo:margin-left="2.0555in" fo:margin-right="2.0547in" fo:margin-top="0in" fo:margin-bottom="0in" loext:contextual-spacing="false" fo:line-height="200%" fo:text-align="center" style:justify-single-word="false" fo:text-indent="0in" style:auto-text-indent="false"/>
    </style:style>
    <style:style style:name="P60" style:family="paragraph" style:parent-style-name="Standard">
      <style:paragraph-properties fo:margin-left="1.6717in" fo:margin-right="0in" fo:margin-top="0in" fo:margin-bottom="0in" loext:contextual-spacing="false" fo:line-height="0.1972in" fo:text-align="start" style:justify-single-word="false" fo:text-indent="0in" style:auto-text-indent="false"/>
    </style:style>
    <style:style style:name="P61" style:family="paragraph" style:parent-style-name="Standard">
      <style:paragraph-properties fo:margin-left="0.0835in" fo:margin-right="0.1362in" fo:margin-top="0in" fo:margin-bottom="0in" loext:contextual-spacing="false" fo:text-align="start" style:justify-single-word="false" fo:text-indent="0.5in" style:auto-text-indent="false"/>
    </style:style>
    <style:style style:name="P62" style:family="paragraph" style:parent-style-name="Standard">
      <style:paragraph-properties fo:margin-left="0.0835in" fo:margin-right="0.2075in" fo:margin-top="0in" fo:margin-bottom="0in" loext:contextual-spacing="false" fo:text-align="start" style:justify-single-word="false" fo:text-indent="0.5in" style:auto-text-indent="false"/>
    </style:style>
    <style:style style:name="P63" style:family="paragraph" style:parent-style-name="Standard">
      <style:paragraph-properties fo:margin-left="1.0827in" fo:margin-right="0.1028in" fo:margin-top="0in" fo:margin-bottom="0in" loext:contextual-spacing="false" fo:text-align="start" style:justify-single-word="false" fo:text-indent="-0.5in" style:auto-text-indent="false"/>
    </style:style>
    <style:style style:name="P64" style:family="paragraph" style:parent-style-name="Standard">
      <style:paragraph-properties fo:margin-left="1.0835in" fo:margin-right="0.1055in" fo:margin-top="0in" fo:margin-bottom="0in" loext:contextual-spacing="false" fo:line-height="100%" fo:text-align="start" style:justify-single-word="false" fo:text-indent="-0.5in" style:auto-text-indent="false"/>
    </style:style>
    <style:style style:name="P65" style:family="paragraph" style:parent-style-name="Standard" style:master-page-name="Converted102">
      <style:paragraph-properties fo:margin-left="2.0807in" fo:margin-right="1.0811in" fo:margin-top="0.0543in" fo:margin-bottom="0in" loext:contextual-spacing="false" fo:line-height="200%" fo:text-align="center" style:justify-single-word="false" fo:text-indent="0in" style:auto-text-indent="false" style:page-number="auto"/>
    </style:style>
    <style:style style:name="P66" style:family="paragraph" style:parent-style-name="Standard">
      <style:paragraph-properties fo:margin-left="2.9528in" fo:margin-right="0in" fo:margin-top="0in" fo:margin-bottom="0in" loext:contextual-spacing="false" fo:text-align="start" style:justify-single-word="false" fo:text-indent="0in" style:auto-text-indent="false"/>
    </style:style>
    <style:style style:name="P67" style:family="paragraph" style:parent-style-name="Standard">
      <style:paragraph-properties fo:margin-left="2.1047in" fo:margin-right="1.0898in" fo:margin-top="0in" fo:margin-bottom="0in" loext:contextual-spacing="false" fo:line-height="200%" fo:text-align="start" style:justify-single-word="false" fo:text-indent="0.2484in" style:auto-text-indent="false"/>
    </style:style>
    <style:style style:name="P68" style:family="paragraph" style:parent-style-name="Standard">
      <style:paragraph-properties fo:margin-left="2.7819in" fo:margin-right="0in" fo:margin-top="0in" fo:margin-bottom="0in" loext:contextual-spacing="false" fo:text-align="start" style:justify-single-word="false" fo:text-indent="0in" style:auto-text-indent="false"/>
    </style:style>
    <style:style style:name="P69" style:family="paragraph" style:parent-style-name="Standard">
      <style:paragraph-properties fo:margin-left="2.1146in" fo:margin-right="1.111in" fo:margin-top="0in" fo:margin-bottom="0in" loext:contextual-spacing="false" fo:line-height="200%" fo:text-align="center" style:justify-single-word="false" fo:text-indent="0in" style:auto-text-indent="false"/>
    </style:style>
    <style:style style:name="P70" style:family="paragraph" style:parent-style-name="Standard">
      <style:paragraph-properties fo:margin-left="2.5138in" fo:margin-right="0in" fo:margin-top="0in" fo:margin-bottom="0in" loext:contextual-spacing="false" fo:text-align="start" style:justify-single-word="false" fo:text-indent="0in" style:auto-text-indent="false"/>
    </style:style>
    <style:style style:name="P71" style:family="paragraph" style:parent-style-name="Standard" style:master-page-name="Converted106">
      <style:paragraph-properties fo:margin-left="2.5362in" fo:margin-right="2.0366in" fo:margin-top="0.0543in" fo:margin-bottom="0in" loext:contextual-spacing="false" fo:line-height="200%" fo:text-align="center" style:justify-single-word="false" fo:text-indent="0.0016in" style:auto-text-indent="false" style:page-number="auto"/>
    </style:style>
    <style:style style:name="P72" style:family="paragraph" style:parent-style-name="Standard">
      <style:paragraph-properties fo:margin-left="0.0827in" fo:margin-right="0.122in" fo:margin-top="0in" fo:margin-bottom="0in" loext:contextual-spacing="false" fo:text-align="start" style:justify-single-word="false" fo:text-indent="0.5in" style:auto-text-indent="false"/>
    </style:style>
    <style:style style:name="P73" style:family="paragraph" style:parent-style-name="Standard">
      <style:paragraph-properties fo:margin-left="0.0835in" fo:margin-right="0.1346in" fo:margin-top="0in" fo:margin-bottom="0in" loext:contextual-spacing="false" fo:text-align="start" style:justify-single-word="false" fo:text-indent="0.5in" style:auto-text-indent="false"/>
    </style:style>
    <style:style style:name="P74" style:family="paragraph" style:parent-style-name="Standard">
      <style:paragraph-properties fo:margin-left="2.1339in" fo:margin-right="0in" fo:margin-top="0.0016in" fo:margin-bottom="0in" loext:contextual-spacing="false" fo:text-align="start" style:justify-single-word="false" fo:text-indent="0in" style:auto-text-indent="false"/>
    </style:style>
    <style:style style:name="P75" style:family="paragraph" style:parent-style-name="Standard">
      <style:paragraph-properties fo:margin-left="0.0827in" fo:margin-right="0.1102in" fo:margin-top="0in" fo:margin-bottom="0in" loext:contextual-spacing="false" fo:text-align="start" style:justify-single-word="false" fo:text-indent="0.5in" style:auto-text-indent="false"/>
    </style:style>
    <style:style style:name="P76" style:family="paragraph" style:parent-style-name="Standard">
      <style:paragraph-properties fo:margin-left="0.0835in" fo:margin-right="0.1618in" fo:margin-top="0.0008in" fo:margin-bottom="0in" loext:contextual-spacing="false" fo:text-align="start" style:justify-single-word="false" fo:text-indent="0in" style:auto-text-indent="false"/>
    </style:style>
    <style:style style:name="P77" style:family="paragraph" style:parent-style-name="Standard">
      <style:paragraph-properties fo:margin-left="0.0827in" fo:margin-right="0.1083in" fo:margin-top="0in" fo:margin-bottom="0in" loext:contextual-spacing="false" fo:text-align="start" style:justify-single-word="false" fo:text-indent="0.5in" style:auto-text-indent="false"/>
    </style:style>
    <style:style style:name="P78" style:family="paragraph" style:parent-style-name="Text_20_body">
      <style:text-properties style:font-name="Arial"/>
    </style:style>
    <style:style style:name="P79" style:family="paragraph" style:parent-style-name="Text_20_body">
      <style:text-properties style:font-name="Arial" fo:font-size="13pt" style:font-size-asian="13pt"/>
    </style:style>
    <style:style style:name="P80" style:family="paragraph" style:parent-style-name="Text_20_body">
      <style:text-properties style:font-name="Arial" fo:font-size="13pt" fo:font-style="italic" style:font-size-asian="13pt" style:font-style-asian="italic"/>
    </style:style>
    <style:style style:name="P81" style:family="paragraph" style:parent-style-name="Text_20_body">
      <style:text-properties style:font-name="Arial" fo:font-size="11pt" style:font-size-asian="11pt"/>
    </style:style>
    <style:style style:name="P82" style:family="paragraph" style:parent-style-name="Text_20_body">
      <style:text-properties style:font-name="Arial" fo:font-size="10pt" style:font-size-asian="10pt"/>
    </style:style>
    <style:style style:name="P83" style:family="paragraph" style:parent-style-name="Text_20_body">
      <style:text-properties style:font-name="Arial" fo:font-style="italic" style:font-style-asian="italic"/>
    </style:style>
    <style:style style:name="P84" style:family="paragraph" style:parent-style-name="Text_20_body">
      <style:paragraph-properties fo:line-height="5%"/>
      <style:text-properties fo:font-size="9.5pt" style:font-size-asian="9.5pt"/>
    </style:style>
    <style:style style:name="P85" style:family="paragraph" style:parent-style-name="Text_20_body">
      <style:text-properties fo:font-size="13pt" fo:font-style="italic" style:font-size-asian="13pt" style:font-style-asian="italic"/>
    </style:style>
    <style:style style:name="P86" style:family="paragraph" style:parent-style-name="Text_20_body">
      <style:text-properties fo:font-size="13pt" style:font-size-asian="13pt"/>
    </style:style>
    <style:style style:name="P87" style:family="paragraph" style:parent-style-name="Text_20_body">
      <style:text-properties fo:font-size="11pt" style:font-size-asian="11pt"/>
    </style:style>
    <style:style style:name="P88" style:family="paragraph" style:parent-style-name="Text_20_body">
      <style:text-properties fo:font-style="italic" style:font-style-asian="italic"/>
    </style:style>
    <style:style style:name="P89" style:family="paragraph" style:parent-style-name="Text_20_body">
      <style:text-properties fo:font-size="10pt" style:font-size-asian="10pt"/>
    </style:style>
    <style:style style:name="P90" style:family="paragraph" style:parent-style-name="Text_20_body" style:master-page-name="Standard">
      <style:paragraph-properties fo:margin-left="1.0508in" fo:margin-right="1.0362in" fo:margin-top="0.0535in" fo:margin-bottom="0in" loext:contextual-spacing="false" fo:text-indent="0.5835in" style:auto-text-indent="false" style:page-number="auto"/>
    </style:style>
    <style:style style:name="P91" style:family="paragraph" style:parent-style-name="Text_20_body">
      <style:paragraph-properties fo:margin-top="0.0075in" fo:margin-bottom="0in" loext:contextual-spacing="false"/>
      <style:text-properties style:font-name="Arial" fo:font-size="11.5pt" style:font-size-asian="11.5pt"/>
    </style:style>
    <style:style style:name="P92" style:family="paragraph" style:parent-style-name="Text_20_body">
      <style:paragraph-properties fo:margin-top="0.0075in" fo:margin-bottom="0in" loext:contextual-spacing="false"/>
      <style:text-properties style:font-name="Arial" fo:font-size="11.5pt" fo:font-style="italic" style:font-size-asian="11.5pt" style:font-style-asian="italic"/>
    </style:style>
    <style:style style:name="P93" style:family="paragraph" style:parent-style-name="Text_20_body">
      <style:paragraph-properties fo:margin-top="0.0075in" fo:margin-bottom="0in" loext:contextual-spacing="false"/>
      <style:text-properties fo:font-size="11.5pt" style:font-size-asian="11.5pt"/>
    </style:style>
    <style:style style:name="P94" style:family="paragraph" style:parent-style-name="Text_20_body">
      <style:paragraph-properties fo:margin-left="1.5917in" fo:margin-right="1.5917in" fo:text-align="center" style:justify-single-word="false" fo:text-indent="0in" style:auto-text-indent="false"/>
    </style:style>
    <style:style style:name="P95" style:family="paragraph" style:parent-style-name="Text_20_body" style:master-page-name="Converted1">
      <style:paragraph-properties fo:margin-left="1.5917in" fo:margin-right="1.5917in" fo:margin-top="0.0535in" fo:margin-bottom="0in" loext:contextual-spacing="false" fo:text-align="center" style:justify-single-word="false" fo:text-indent="0in" style:auto-text-indent="false" style:page-number="auto"/>
    </style:style>
    <style:style style:name="P96" style:family="paragraph" style:parent-style-name="Text_20_body" style:master-page-name="Converted10">
      <style:paragraph-properties fo:margin-left="1.5917in" fo:margin-right="1.5917in" fo:margin-top="0.0535in" fo:margin-bottom="0in" loext:contextual-spacing="false" fo:text-align="center" style:justify-single-word="false" fo:text-indent="0in" style:auto-text-indent="false" style:page-number="auto"/>
    </style:style>
    <style:style style:name="P97" style:family="paragraph" style:parent-style-name="Text_20_body" style:master-page-name="Converted12">
      <style:paragraph-properties fo:margin-left="1.5917in" fo:margin-right="1.5917in" fo:margin-top="0.0535in" fo:margin-bottom="0in" loext:contextual-spacing="false" fo:text-align="center" style:justify-single-word="false" fo:text-indent="0in" style:auto-text-indent="false" style:page-number="auto"/>
    </style:style>
    <style:style style:name="P98" style:family="paragraph" style:parent-style-name="Text_20_body" style:master-page-name="Converted18">
      <style:paragraph-properties fo:margin-left="1.5917in" fo:margin-right="1.5917in" fo:margin-top="0.0535in" fo:margin-bottom="0in" loext:contextual-spacing="false" fo:text-align="center" style:justify-single-word="false" fo:text-indent="0in" style:auto-text-indent="false" style:page-number="auto"/>
    </style:style>
    <style:style style:name="P99" style:family="paragraph" style:parent-style-name="Text_20_body" style:master-page-name="Converted27">
      <style:paragraph-properties fo:margin-left="1.5917in" fo:margin-right="1.5917in" fo:margin-top="0.0535in" fo:margin-bottom="0in" loext:contextual-spacing="false" fo:line-height="0.189in" fo:text-align="center" style:justify-single-word="false" fo:text-indent="0in" style:auto-text-indent="false" style:page-number="auto"/>
    </style:style>
    <style:style style:name="P100" style:family="paragraph" style:parent-style-name="Text_20_body" style:master-page-name="Converted49">
      <style:paragraph-properties fo:margin-left="1.5917in" fo:margin-right="1.5917in" fo:margin-top="0.0535in" fo:margin-bottom="0in" loext:contextual-spacing="false" fo:text-align="center" style:justify-single-word="false" fo:text-indent="0in" style:auto-text-indent="false" style:page-number="auto"/>
    </style:style>
    <style:style style:name="P101" style:family="paragraph" style:parent-style-name="Text_20_body" style:master-page-name="Converted92">
      <style:paragraph-properties fo:margin-left="1.5917in" fo:margin-right="1.5917in" fo:margin-top="0.0535in" fo:margin-bottom="0in" loext:contextual-spacing="false" fo:line-height="0.189in" fo:text-align="center" style:justify-single-word="false" fo:text-indent="0in" style:auto-text-indent="false" style:page-number="auto"/>
    </style:style>
    <style:style style:name="P102" style:family="paragraph" style:parent-style-name="Text_20_body">
      <style:paragraph-properties fo:margin-left="1.5917in" fo:margin-right="1.5917in" fo:margin-top="0.1437in" fo:margin-bottom="0in" loext:contextual-spacing="false" fo:text-align="center" style:justify-single-word="false" fo:text-indent="0in" style:auto-text-indent="false"/>
    </style:style>
    <style:style style:name="P103" style:family="paragraph" style:parent-style-name="Text_20_body" style:master-page-name="Converted79">
      <style:paragraph-properties fo:margin-left="1.5917in" fo:margin-right="1.5917in" fo:margin-top="0.0528in" fo:margin-bottom="0in" loext:contextual-spacing="false" fo:text-align="center" style:justify-single-word="false" fo:text-indent="0in" style:auto-text-indent="false" style:page-number="auto"/>
    </style:style>
    <style:style style:name="P104" style:family="paragraph" style:parent-style-name="Text_20_body" style:master-page-name="Converted107">
      <style:paragraph-properties fo:margin-left="1.5917in" fo:margin-right="1.5917in" fo:margin-top="0.0528in" fo:margin-bottom="0in" loext:contextual-spacing="false" fo:text-align="center" style:justify-single-word="false" fo:text-indent="0in" style:auto-text-indent="false" style:page-number="auto"/>
    </style:style>
    <style:style style:name="P105" style:family="paragraph" style:parent-style-name="Text_20_body" style:master-page-name="Converted115">
      <style:paragraph-properties fo:margin-left="1.5917in" fo:margin-right="1.5917in" fo:margin-top="0.0528in" fo:margin-bottom="0in" loext:contextual-spacing="false" fo:text-align="center" style:justify-single-word="false" fo:text-indent="0in" style:auto-text-indent="false" style:page-number="auto"/>
    </style:style>
    <style:style style:name="P106" style:family="paragraph" style:parent-style-name="Text_20_body">
      <style:paragraph-properties fo:margin-left="1.5917in" fo:margin-right="1.5917in" fo:margin-top="0.0626in" fo:margin-bottom="0in" loext:contextual-spacing="false" fo:text-align="center" style:justify-single-word="false" fo:text-indent="0in" style:auto-text-indent="false"/>
    </style:style>
    <style:style style:name="P107" style:family="paragraph" style:parent-style-name="Text_20_body">
      <style:paragraph-properties fo:margin-left="1.7126in" fo:margin-right="0in" fo:text-indent="0in" style:auto-text-indent="false"/>
    </style:style>
    <style:style style:name="P108" style:family="paragraph" style:parent-style-name="Text_20_body">
      <style:paragraph-properties fo:margin-left="1.9898in" fo:margin-right="1.989in" fo:text-align="center" style:justify-single-word="false" fo:text-indent="-0.0008in" style:auto-text-indent="false"/>
    </style:style>
    <style:style style:name="P109" style:family="paragraph" style:parent-style-name="Text_20_body">
      <style:paragraph-properties fo:margin-left="1.5925in" fo:margin-right="1.5917in" fo:text-align="center" style:justify-single-word="false" fo:text-indent="0in" style:auto-text-indent="false"/>
    </style:style>
    <style:style style:name="P110" style:family="paragraph" style:parent-style-name="Text_20_body">
      <style:paragraph-properties fo:margin-left="0.028in" fo:margin-right="0in" fo:margin-top="0.0071in" fo:margin-bottom="0in" loext:contextual-spacing="false" fo:text-indent="0in" style:auto-text-indent="false"/>
    </style:style>
    <style:style style:name="P111" style:family="paragraph" style:parent-style-name="Text_20_body">
      <style:paragraph-properties fo:margin-left="1.9898in" fo:margin-right="1.989in" fo:text-align="justify" style:justify-single-word="false" fo:text-indent="0.0457in" style:auto-text-indent="false"/>
    </style:style>
    <style:style style:name="P112" style:family="paragraph" style:parent-style-name="Text_20_body" style:master-page-name="Converted2">
      <style:paragraph-properties fo:margin-left="0.0835in" fo:margin-right="2.8681in" fo:margin-top="0.0535in" fo:margin-bottom="0in" loext:contextual-spacing="false" fo:text-align="justify" style:justify-single-word="false" fo:text-indent="0in" style:auto-text-indent="false" style:page-number="auto"/>
    </style:style>
    <style:style style:name="P113" style:family="paragraph" style:parent-style-name="Text_20_body">
      <style:paragraph-properties fo:margin-top="0.002in" fo:margin-bottom="0in" loext:contextual-spacing="false"/>
    </style:style>
    <style:style style:name="P114" style:family="paragraph" style:parent-style-name="Text_20_body">
      <style:paragraph-properties fo:margin-top="0.002in" fo:margin-bottom="0in" loext:contextual-spacing="false"/>
      <style:text-properties style:font-name="Arial"/>
    </style:style>
    <style:style style:name="P115" style:family="paragraph" style:parent-style-name="Text_20_body">
      <style:paragraph-properties fo:margin-top="0.002in" fo:margin-bottom="0in" loext:contextual-spacing="false"/>
      <style:text-properties style:font-name="Arial" fo:font-size="11.5pt" style:font-size-asian="11.5pt"/>
    </style:style>
    <style:style style:name="P116" style:family="paragraph" style:parent-style-name="Text_20_body">
      <style:paragraph-properties fo:margin-top="0.002in" fo:margin-bottom="0in" loext:contextual-spacing="false"/>
      <style:text-properties style:font-name="Arial" fo:font-size="11pt" style:font-size-asian="11pt"/>
    </style:style>
    <style:style style:name="P117" style:family="paragraph" style:parent-style-name="Text_20_body">
      <style:paragraph-properties fo:margin-top="0.002in" fo:margin-bottom="0in" loext:contextual-spacing="false"/>
      <style:text-properties fo:font-size="8pt" style:font-size-asian="8pt"/>
    </style:style>
    <style:style style:name="P118" style:family="paragraph" style:parent-style-name="Text_20_body">
      <style:paragraph-properties fo:margin-top="0.002in" fo:margin-bottom="0in" loext:contextual-spacing="false"/>
      <style:text-properties fo:font-size="10pt" style:font-size-asian="10pt"/>
    </style:style>
    <style:style style:name="P119" style:family="paragraph" style:parent-style-name="Text_20_body">
      <style:paragraph-properties fo:margin-left="0.0835in" fo:margin-right="0in" fo:text-indent="0in" style:auto-text-indent="false"/>
    </style:style>
    <style:style style:name="P120" style:family="paragraph" style:parent-style-name="Text_20_body">
      <style:paragraph-properties fo:margin-left="0.0835in" fo:margin-right="0in" fo:line-height="0.1909in" fo:text-indent="0in" style:auto-text-indent="false"/>
    </style:style>
    <style:style style:name="P121" style:family="paragraph" style:parent-style-name="Text_20_body">
      <style:paragraph-properties fo:margin-left="0.0835in" fo:margin-right="0in" fo:line-height="100%" fo:text-indent="0in" style:auto-text-indent="false"/>
    </style:style>
    <style:style style:name="P122" style:family="paragraph" style:parent-style-name="Text_20_body">
      <style:paragraph-properties fo:margin-left="0.0835in" fo:margin-right="0in" fo:margin-top="0.0008in" fo:margin-bottom="0in" loext:contextual-spacing="false" fo:text-indent="0in" style:auto-text-indent="false"/>
    </style:style>
    <style:style style:name="P123" style:family="paragraph" style:parent-style-name="Text_20_body">
      <style:paragraph-properties fo:margin-left="0.0835in" fo:margin-right="0in" fo:margin-top="0.0016in" fo:margin-bottom="0in" loext:contextual-spacing="false" fo:text-indent="0in" style:auto-text-indent="false"/>
    </style:style>
    <style:style style:name="P124" style:family="paragraph" style:parent-style-name="Text_20_body" style:master-page-name="Converted71">
      <style:paragraph-properties fo:margin-left="0.0835in" fo:margin-right="0in" fo:margin-top="0.0543in" fo:margin-bottom="0in" loext:contextual-spacing="false" fo:text-indent="0in" style:auto-text-indent="false" style:page-number="auto"/>
    </style:style>
    <style:style style:name="P125" style:family="paragraph" style:parent-style-name="Text_20_body" style:master-page-name="Converted82">
      <style:paragraph-properties fo:margin-left="0.0835in" fo:margin-right="0in" fo:margin-top="0.0528in" fo:margin-bottom="0in" loext:contextual-spacing="false" fo:text-indent="0in" style:auto-text-indent="false" style:page-number="auto"/>
    </style:style>
    <style:style style:name="P126" style:family="paragraph" style:parent-style-name="Text_20_body" style:master-page-name="Converted123">
      <style:paragraph-properties fo:margin-left="0.0835in" fo:margin-right="0in" fo:margin-top="0.0528in" fo:margin-bottom="0in" loext:contextual-spacing="false" fo:text-indent="0in" style:auto-text-indent="false" style:page-number="auto"/>
    </style:style>
    <style:style style:name="P127" style:family="paragraph" style:parent-style-name="Text_20_body">
      <style:paragraph-properties fo:margin-left="0.0835in" fo:margin-right="0in" fo:margin-top="0.002in" fo:margin-bottom="0in" loext:contextual-spacing="false" fo:text-indent="0in" style:auto-text-indent="false"/>
    </style:style>
    <style:style style:name="P128" style:family="paragraph" style:parent-style-name="Text_20_body">
      <style:paragraph-properties fo:margin-left="0.0835in" fo:margin-right="0in" fo:margin-top="0.0063in" fo:margin-bottom="0in" loext:contextual-spacing="false" fo:text-indent="0in" style:auto-text-indent="false"/>
    </style:style>
    <style:style style:name="P129" style:family="paragraph" style:parent-style-name="Text_20_body">
      <style:paragraph-properties fo:margin-left="0.0835in" fo:margin-right="0.1028in" fo:text-indent="0in" style:auto-text-indent="false"/>
    </style:style>
    <style:style style:name="P130" style:family="paragraph" style:parent-style-name="Text_20_body">
      <style:paragraph-properties fo:margin-left="0.0835in" fo:margin-right="0.1028in" fo:margin-top="0.0008in" fo:margin-bottom="0in" loext:contextual-spacing="false" fo:text-indent="0in" style:auto-text-indent="false"/>
    </style:style>
    <style:style style:name="P131" style:family="paragraph" style:parent-style-name="Text_20_body" style:master-page-name="Converted8">
      <style:paragraph-properties fo:margin-left="0.0835in" fo:margin-right="0.1028in" fo:margin-top="0.0547in" fo:margin-bottom="0in" loext:contextual-spacing="false" fo:line-height="100%" fo:text-indent="0in" style:auto-text-indent="false" style:page-number="auto"/>
    </style:style>
    <style:style style:name="P132" style:family="paragraph" style:parent-style-name="Text_20_body">
      <style:paragraph-properties fo:margin-left="0.0835in" fo:margin-right="0.1028in" fo:margin-top="0.002in" fo:margin-bottom="0in" loext:contextual-spacing="false" fo:text-indent="0in" style:auto-text-indent="false"/>
    </style:style>
    <style:style style:name="P133" style:family="paragraph" style:parent-style-name="Text_20_body" style:master-page-name="Converted65">
      <style:paragraph-properties fo:margin-left="0.0835in" fo:margin-right="0.1028in" fo:margin-top="0.0528in" fo:margin-bottom="0in" loext:contextual-spacing="false" fo:text-indent="0in" style:auto-text-indent="false" style:page-number="auto"/>
    </style:style>
    <style:style style:name="P134" style:family="paragraph" style:parent-style-name="Text_20_body" style:master-page-name="Converted75">
      <style:paragraph-properties fo:margin-left="0.0835in" fo:margin-right="0.1028in" fo:margin-top="0.0528in" fo:margin-bottom="0in" loext:contextual-spacing="false" fo:text-indent="0in" style:auto-text-indent="false" style:page-number="auto"/>
    </style:style>
    <style:style style:name="P135" style:family="paragraph" style:parent-style-name="Text_20_body" style:master-page-name="Converted105">
      <style:paragraph-properties fo:margin-left="0.0835in" fo:margin-right="0.1028in" fo:margin-top="0.0528in" fo:margin-bottom="0in" loext:contextual-spacing="false" fo:text-indent="0in" style:auto-text-indent="false" style:page-number="auto"/>
    </style:style>
    <style:style style:name="P136" style:family="paragraph" style:parent-style-name="Text_20_body">
      <style:paragraph-properties fo:margin-left="0.0835in" fo:margin-right="0.1028in" fo:margin-top="0.0016in" fo:margin-bottom="0in" loext:contextual-spacing="false" fo:text-indent="0in" style:auto-text-indent="false"/>
    </style:style>
    <style:style style:name="P137" style:family="paragraph" style:parent-style-name="Text_20_body">
      <style:paragraph-properties fo:margin-left="0.0835in" fo:margin-right="0.1028in" fo:margin-top="0.0043in" fo:margin-bottom="0in" loext:contextual-spacing="false" fo:line-height="100%" fo:text-indent="0in" style:auto-text-indent="false"/>
    </style:style>
    <style:style style:name="P138" style:family="paragraph" style:parent-style-name="Text_20_body">
      <style:paragraph-properties fo:margin-left="0.1299in" fo:margin-right="2.1563in" fo:margin-top="0.0008in" fo:margin-bottom="0in" loext:contextual-spacing="false" fo:line-height="200%" fo:text-indent="-0.0472in" style:auto-text-indent="false">
        <style:tab-stops>
          <style:tab-stop style:position="3.0819in"/>
        </style:tab-stops>
      </style:paragraph-properties>
    </style:style>
    <style:style style:name="P139" style:family="paragraph" style:parent-style-name="Text_20_body" style:master-page-name="Converted3">
      <style:paragraph-properties fo:margin-left="1.5909in" fo:margin-right="1.5917in" fo:margin-top="0.0535in" fo:margin-bottom="0in" loext:contextual-spacing="false" fo:text-align="center" style:justify-single-word="false" fo:text-indent="0in" style:auto-text-indent="false" style:page-number="auto"/>
    </style:style>
    <style:style style:name="P140" style:family="paragraph" style:parent-style-name="Text_20_body" style:master-page-name="Converted5">
      <style:paragraph-properties fo:margin-left="1.5909in" fo:margin-right="1.5917in" fo:margin-top="0.0535in" fo:margin-bottom="0in" loext:contextual-spacing="false" fo:text-align="center" style:justify-single-word="false" fo:text-indent="0in" style:auto-text-indent="false" style:page-number="auto"/>
    </style:style>
    <style:style style:name="P141" style:family="paragraph" style:parent-style-name="Text_20_body" style:master-page-name="Converted59">
      <style:paragraph-properties fo:margin-left="1.5909in" fo:margin-right="1.5917in" fo:margin-top="0.0528in" fo:margin-bottom="0in" loext:contextual-spacing="false" fo:text-align="center" style:justify-single-word="false" fo:text-indent="0in" style:auto-text-indent="false" style:page-number="auto"/>
    </style:style>
    <style:style style:name="P142" style:family="paragraph" style:parent-style-name="Text_20_body" style:master-page-name="Converted84">
      <style:paragraph-properties fo:margin-left="1.5909in" fo:margin-right="1.5917in" fo:margin-top="0.0528in" fo:margin-bottom="0in" loext:contextual-spacing="false" fo:line-height="0.189in" fo:text-align="center" style:justify-single-word="false" fo:text-indent="0in" style:auto-text-indent="false" style:page-number="auto"/>
    </style:style>
    <style:style style:name="P143" style:family="paragraph" style:parent-style-name="Text_20_body" style:master-page-name="Converted114">
      <style:paragraph-properties fo:margin-left="1.5909in" fo:margin-right="1.5917in" fo:margin-top="0.0528in" fo:margin-bottom="0in" loext:contextual-spacing="false" fo:text-align="center" style:justify-single-word="false" fo:text-indent="0in" style:auto-text-indent="false" style:page-number="auto"/>
    </style:style>
    <style:style style:name="P144" style:family="paragraph" style:parent-style-name="Text_20_body" style:master-page-name="Converted118">
      <style:paragraph-properties fo:margin-left="1.5909in" fo:margin-right="1.5917in" fo:margin-top="0.0528in" fo:margin-bottom="0in" loext:contextual-spacing="false" fo:text-align="center" style:justify-single-word="false" fo:text-indent="0in" style:auto-text-indent="false" style:page-number="auto"/>
    </style:style>
    <style:style style:name="P145" style:family="paragraph" style:parent-style-name="Text_20_body">
      <style:paragraph-properties fo:margin-left="1.5925in" fo:margin-right="1.5909in" fo:text-align="center" style:justify-single-word="false" fo:text-indent="0in" style:auto-text-indent="false"/>
    </style:style>
    <style:style style:name="P146" style:family="paragraph" style:parent-style-name="Text_20_body">
      <style:paragraph-properties fo:margin-left="1.9854in" fo:margin-right="0in" fo:text-indent="0in" style:auto-text-indent="false"/>
    </style:style>
    <style:style style:name="P147" style:family="paragraph" style:parent-style-name="Text_20_body">
      <style:paragraph-properties fo:margin-left="1.9217in" fo:margin-right="1.9201in" fo:text-align="center" style:justify-single-word="false" fo:text-indent="0in" style:auto-text-indent="false"/>
    </style:style>
    <style:style style:name="P148" style:family="paragraph" style:parent-style-name="Text_20_body" style:master-page-name="Converted4">
      <style:paragraph-properties fo:margin-left="2.7772in" fo:margin-right="0in" fo:margin-top="0.0535in" fo:margin-bottom="0in" loext:contextual-spacing="false" fo:text-indent="0in" style:auto-text-indent="false" style:page-number="auto"/>
    </style:style>
    <style:style style:name="P149" style:family="paragraph" style:parent-style-name="Text_20_body">
      <style:paragraph-properties fo:margin-top="0.0016in" fo:margin-bottom="0in" loext:contextual-spacing="false"/>
    </style:style>
    <style:style style:name="P150" style:family="paragraph" style:parent-style-name="Text_20_body">
      <style:paragraph-properties fo:margin-top="0.0016in" fo:margin-bottom="0in" loext:contextual-spacing="false"/>
      <style:text-properties style:font-name="Arial"/>
    </style:style>
    <style:style style:name="P151" style:family="paragraph" style:parent-style-name="Text_20_body">
      <style:paragraph-properties fo:margin-top="0.0016in" fo:margin-bottom="0in" loext:contextual-spacing="false"/>
      <style:text-properties style:font-name="Arial" fo:font-size="11.5pt" style:font-size-asian="11.5pt"/>
    </style:style>
    <style:style style:name="P152" style:family="paragraph" style:parent-style-name="Text_20_body">
      <style:paragraph-properties fo:margin-top="0.0016in" fo:margin-bottom="0in" loext:contextual-spacing="false"/>
      <style:text-properties style:font-name="Arial" fo:font-size="8pt" style:font-size-asian="8pt"/>
    </style:style>
    <style:style style:name="P153" style:family="paragraph" style:parent-style-name="Text_20_body">
      <style:paragraph-properties fo:margin-top="0.0016in" fo:margin-bottom="0in" loext:contextual-spacing="false"/>
      <style:text-properties fo:font-size="8pt" style:font-size-asian="8pt"/>
    </style:style>
    <style:style style:name="P154" style:family="paragraph" style:parent-style-name="Text_20_body">
      <style:paragraph-properties fo:margin-top="0.0016in" fo:margin-bottom="0in" loext:contextual-spacing="false"/>
      <style:text-properties fo:font-style="italic" style:font-style-asian="italic"/>
    </style:style>
    <style:style style:name="P155" style:family="paragraph" style:parent-style-name="Text_20_body">
      <style:paragraph-properties fo:margin-top="0.0008in" fo:margin-bottom="0in" loext:contextual-spacing="false"/>
    </style:style>
    <style:style style:name="P156" style:family="paragraph" style:parent-style-name="Text_20_body">
      <style:paragraph-properties fo:margin-top="0.0008in" fo:margin-bottom="0in" loext:contextual-spacing="false"/>
      <style:text-properties style:font-name="Arial"/>
    </style:style>
    <style:style style:name="P157" style:family="paragraph" style:parent-style-name="Text_20_body">
      <style:paragraph-properties fo:margin-top="0.0008in" fo:margin-bottom="0in" loext:contextual-spacing="false"/>
      <style:text-properties style:font-name="Arial" fo:font-style="italic" style:font-style-asian="italic"/>
    </style:style>
    <style:style style:name="P158" style:family="paragraph" style:parent-style-name="Text_20_body">
      <style:paragraph-properties fo:margin-top="0.0008in" fo:margin-bottom="0in" loext:contextual-spacing="false"/>
      <style:text-properties style:font-name="Arial" fo:font-size="8pt" style:font-size-asian="8pt"/>
    </style:style>
    <style:style style:name="P159" style:family="paragraph" style:parent-style-name="Text_20_body">
      <style:paragraph-properties fo:margin-left="0.0827in" fo:margin-right="0.1957in" fo:text-indent="0in" style:auto-text-indent="false"/>
    </style:style>
    <style:style style:name="P160" style:family="paragraph" style:parent-style-name="Text_20_body">
      <style:paragraph-properties fo:margin-left="0.0827in" fo:margin-right="0.1957in" fo:margin-top="0.0008in" fo:margin-bottom="0in" loext:contextual-spacing="false" fo:text-indent="0in" style:auto-text-indent="false"/>
    </style:style>
    <style:style style:name="P161" style:family="paragraph" style:parent-style-name="Text_20_body">
      <style:paragraph-properties fo:margin-left="0.0835in" fo:margin-right="0.1957in" fo:text-indent="0in" style:auto-text-indent="false"/>
    </style:style>
    <style:style style:name="P162" style:family="paragraph" style:parent-style-name="Text_20_body">
      <style:paragraph-properties fo:margin-left="0.0835in" fo:margin-right="0.1957in" fo:line-height="100%" fo:text-indent="0in" style:auto-text-indent="false"/>
    </style:style>
    <style:style style:name="P163" style:family="paragraph" style:parent-style-name="Text_20_body" style:master-page-name="Converted24">
      <style:paragraph-properties fo:margin-left="0.0835in" fo:margin-right="0.1957in" fo:margin-top="0.0535in" fo:margin-bottom="0in" loext:contextual-spacing="false" fo:line-height="100%" fo:text-indent="0in" style:auto-text-indent="false" style:page-number="auto"/>
    </style:style>
    <style:style style:name="P164" style:family="paragraph" style:parent-style-name="Text_20_body" style:master-page-name="Converted60">
      <style:paragraph-properties fo:margin-left="0.0835in" fo:margin-right="0.1957in" fo:margin-top="0.0528in" fo:margin-bottom="0in" loext:contextual-spacing="false" fo:text-indent="0in" style:auto-text-indent="false" style:page-number="auto"/>
    </style:style>
    <style:style style:name="P165" style:family="paragraph" style:parent-style-name="Text_20_body" style:master-page-name="Converted87">
      <style:paragraph-properties fo:margin-left="0.0835in" fo:margin-right="0.1957in" fo:margin-top="0.0528in" fo:margin-bottom="0in" loext:contextual-spacing="false" fo:text-indent="0in" style:auto-text-indent="false" style:page-number="auto"/>
    </style:style>
    <style:style style:name="P166" style:family="paragraph" style:parent-style-name="Text_20_body">
      <style:paragraph-properties fo:margin-left="0.0827in" fo:margin-right="0.2866in" fo:line-height="100%" fo:text-indent="0in" style:auto-text-indent="false"/>
    </style:style>
    <style:style style:name="P167" style:family="paragraph" style:parent-style-name="Text_20_body">
      <style:paragraph-properties fo:margin-top="0.0063in" fo:margin-bottom="0in" loext:contextual-spacing="false"/>
      <style:text-properties style:font-name="Arial"/>
    </style:style>
    <style:style style:name="P168" style:family="paragraph" style:parent-style-name="Text_20_body">
      <style:paragraph-properties fo:margin-top="0.0063in" fo:margin-bottom="0in" loext:contextual-spacing="false"/>
      <style:text-properties style:font-name="Arial" fo:font-size="11.5pt" style:font-size-asian="11.5pt"/>
    </style:style>
    <style:style style:name="P169" style:family="paragraph" style:parent-style-name="Text_20_body">
      <style:paragraph-properties fo:margin-top="0.0055in" fo:margin-bottom="0in" loext:contextual-spacing="false"/>
    </style:style>
    <style:style style:name="P170" style:family="paragraph" style:parent-style-name="Text_20_body">
      <style:paragraph-properties fo:margin-top="0.0055in" fo:margin-bottom="0in" loext:contextual-spacing="false"/>
      <style:text-properties style:font-name="Arial" fo:font-size="11.5pt" style:font-size-asian="11.5pt"/>
    </style:style>
    <style:style style:name="P171" style:family="paragraph" style:parent-style-name="Text_20_body" style:master-page-name="Converted16">
      <style:paragraph-properties fo:margin-top="0.0055in" fo:margin-bottom="0in" loext:contextual-spacing="false" style:page-number="auto"/>
      <style:text-properties style:font-name="Arial" fo:font-size="5pt" style:font-size-asian="5pt"/>
    </style:style>
    <style:style style:name="P172" style:family="paragraph" style:parent-style-name="Text_20_body" style:master-page-name="Converted19">
      <style:paragraph-properties fo:margin-top="0.0055in" fo:margin-bottom="0in" loext:contextual-spacing="false" style:page-number="auto"/>
      <style:text-properties style:font-name="Arial" fo:font-size="5pt" style:font-size-asian="5pt"/>
    </style:style>
    <style:style style:name="P173" style:family="paragraph" style:parent-style-name="Text_20_body" style:master-page-name="Converted93">
      <style:paragraph-properties fo:margin-top="0.0055in" fo:margin-bottom="0in" loext:contextual-spacing="false" style:page-number="auto"/>
      <style:text-properties style:font-name="Arial" fo:font-size="5pt" style:font-size-asian="5pt"/>
    </style:style>
    <style:style style:name="P174" style:family="paragraph" style:parent-style-name="Text_20_body">
      <style:paragraph-properties fo:margin-left="0.0835in" fo:margin-right="0.1083in" fo:text-indent="0in" style:auto-text-indent="false"/>
    </style:style>
    <style:style style:name="P175" style:family="paragraph" style:parent-style-name="Text_20_body">
      <style:paragraph-properties fo:margin-top="0.0071in" fo:margin-bottom="0in" loext:contextual-spacing="false"/>
      <style:text-properties style:font-name="Arial" fo:font-size="11.5pt" style:font-size-asian="11.5pt"/>
    </style:style>
    <style:style style:name="P176" style:family="paragraph" style:parent-style-name="Text_20_body">
      <style:paragraph-properties fo:margin-top="0.0071in" fo:margin-bottom="0in" loext:contextual-spacing="false"/>
      <style:text-properties style:font-name="Arial" fo:font-size="11.5pt" fo:font-style="italic" style:font-size-asian="11.5pt" style:font-style-asian="italic"/>
    </style:style>
    <style:style style:name="P177" style:family="paragraph" style:parent-style-name="Text_20_body">
      <style:paragraph-properties fo:margin-top="0.0071in" fo:margin-bottom="0in" loext:contextual-spacing="false"/>
      <style:text-properties style:font-name="Arial" fo:font-size="10.5pt" fo:font-style="italic" style:font-size-asian="10.5pt" style:font-style-asian="italic"/>
    </style:style>
    <style:style style:name="P178" style:family="paragraph" style:parent-style-name="Text_20_body">
      <style:paragraph-properties fo:margin-top="0.0071in" fo:margin-bottom="0in" loext:contextual-spacing="false"/>
      <style:text-properties fo:font-size="11.5pt" style:font-size-asian="11.5pt"/>
    </style:style>
    <style:style style:name="P179" style:family="paragraph" style:parent-style-name="Text_20_body">
      <style:paragraph-properties fo:margin-top="0.0071in" fo:margin-bottom="0in" loext:contextual-spacing="false"/>
      <style:text-properties fo:font-size="11.5pt" fo:font-style="italic" style:font-size-asian="11.5pt" style:font-style-asian="italic"/>
    </style:style>
    <style:style style:name="P180" style:family="paragraph" style:parent-style-name="Text_20_body">
      <style:paragraph-properties fo:margin-top="0.0071in" fo:margin-bottom="0in" loext:contextual-spacing="false"/>
      <style:text-properties fo:font-size="10.5pt" fo:font-style="italic" style:font-size-asian="10.5pt" style:font-style-asian="italic"/>
    </style:style>
    <style:style style:name="P181" style:family="paragraph" style:parent-style-name="Text_20_body" style:master-page-name="Converted70">
      <style:paragraph-properties fo:margin-top="0.0071in" fo:margin-bottom="0in" loext:contextual-spacing="false" style:page-number="auto"/>
      <style:text-properties fo:font-size="5pt" style:font-size-asian="5pt"/>
    </style:style>
    <style:style style:name="P182" style:family="paragraph" style:parent-style-name="Text_20_body" style:master-page-name="Converted104">
      <style:paragraph-properties fo:margin-top="0.0071in" fo:margin-bottom="0in" loext:contextual-spacing="false" style:page-number="auto"/>
      <style:text-properties fo:font-size="5pt" style:font-size-asian="5pt"/>
    </style:style>
    <style:style style:name="P183" style:family="paragraph" style:parent-style-name="Text_20_body">
      <style:paragraph-properties fo:margin-left="1.8693in" fo:margin-right="1.8563in" fo:text-indent="0.2819in" style:auto-text-indent="false"/>
    </style:style>
    <style:style style:name="P184" style:family="paragraph" style:parent-style-name="Text_20_body">
      <style:paragraph-properties fo:margin-left="0.0827in" fo:margin-right="0.1028in" fo:text-indent="0in" style:auto-text-indent="false"/>
    </style:style>
    <style:style style:name="P185" style:family="paragraph" style:parent-style-name="Text_20_body">
      <style:paragraph-properties fo:margin-left="0.0827in" fo:margin-right="0.1028in" fo:margin-top="0.0035in" fo:margin-bottom="0in" loext:contextual-spacing="false" fo:text-indent="0in" style:auto-text-indent="false"/>
    </style:style>
    <style:style style:name="P186" style:family="paragraph" style:parent-style-name="Text_20_body">
      <style:paragraph-properties fo:margin-left="0.0827in" fo:margin-right="0.1028in" fo:margin-top="0.0008in" fo:margin-bottom="0in" loext:contextual-spacing="false" fo:text-indent="0in" style:auto-text-indent="false"/>
    </style:style>
    <style:style style:name="P187" style:family="paragraph" style:parent-style-name="Text_20_body" style:master-page-name="Converted85">
      <style:paragraph-properties fo:margin-left="0.0827in" fo:margin-right="0.1028in" fo:margin-top="0.0528in" fo:margin-bottom="0in" loext:contextual-spacing="false" fo:text-indent="0in" style:auto-text-indent="false" style:page-number="auto"/>
    </style:style>
    <style:style style:name="P188" style:family="paragraph" style:parent-style-name="Text_20_body">
      <style:paragraph-properties fo:margin-left="0.0835in" fo:margin-right="0.0937in" fo:line-height="100%" fo:text-indent="0in" style:auto-text-indent="false"/>
    </style:style>
    <style:style style:name="P189" style:family="paragraph" style:parent-style-name="Text_20_body">
      <style:paragraph-properties fo:margin-left="0.0835in" fo:margin-right="0.1772in" fo:margin-top="0.0008in" fo:margin-bottom="0in" loext:contextual-spacing="false" fo:text-indent="0in" style:auto-text-indent="false"/>
    </style:style>
    <style:style style:name="P190" style:family="paragraph" style:parent-style-name="Text_20_body">
      <style:paragraph-properties fo:margin-left="0.0835in" fo:margin-right="0.1772in" fo:text-indent="0in" style:auto-text-indent="false"/>
    </style:style>
    <style:style style:name="P191" style:family="paragraph" style:parent-style-name="Text_20_body">
      <style:paragraph-properties fo:margin-left="0.0827in" fo:margin-right="0.1083in" fo:text-indent="0in" style:auto-text-indent="false"/>
    </style:style>
    <style:style style:name="P192" style:family="paragraph" style:parent-style-name="Text_20_body">
      <style:paragraph-properties fo:margin-left="0.0827in" fo:margin-right="0.1083in" fo:line-height="100%" fo:text-indent="0in" style:auto-text-indent="false"/>
    </style:style>
    <style:style style:name="P193" style:family="paragraph" style:parent-style-name="Text_20_body">
      <style:paragraph-properties fo:margin-left="2.2256in" fo:margin-right="1.8217in" fo:margin-top="0.0008in" fo:margin-bottom="0in" loext:contextual-spacing="false" fo:text-indent="-0.4028in" style:auto-text-indent="false"/>
    </style:style>
    <style:style style:name="P194" style:family="paragraph" style:parent-style-name="Text_20_body">
      <style:paragraph-properties fo:margin-left="1.8799in" fo:margin-right="1.878in" fo:text-align="center" style:justify-single-word="false" fo:text-indent="0in" style:auto-text-indent="false"/>
    </style:style>
    <style:style style:name="P195" style:family="paragraph" style:parent-style-name="Text_20_body">
      <style:paragraph-properties fo:margin-left="2.1146in" fo:margin-right="2.1138in" fo:text-align="center" style:justify-single-word="false" fo:text-indent="0in" style:auto-text-indent="false"/>
    </style:style>
    <style:style style:name="P196" style:family="paragraph" style:parent-style-name="Text_20_body">
      <style:paragraph-properties fo:margin-top="0.0043in" fo:margin-bottom="0in" loext:contextual-spacing="false"/>
    </style:style>
    <style:style style:name="P197" style:family="paragraph" style:parent-style-name="Text_20_body">
      <style:paragraph-properties fo:margin-top="0.0043in" fo:margin-bottom="0in" loext:contextual-spacing="false"/>
      <style:text-properties style:font-name="Arial"/>
    </style:style>
    <style:style style:name="P198" style:family="paragraph" style:parent-style-name="Text_20_body">
      <style:paragraph-properties fo:margin-top="0.0043in" fo:margin-bottom="0in" loext:contextual-spacing="false"/>
      <style:text-properties style:font-name="Arial" fo:font-size="11.5pt" style:font-size-asian="11.5pt"/>
    </style:style>
    <style:style style:name="P199" style:family="paragraph" style:parent-style-name="Text_20_body">
      <style:paragraph-properties fo:margin-top="0.0043in" fo:margin-bottom="0in" loext:contextual-spacing="false"/>
      <style:text-properties fo:font-size="8pt" style:font-size-asian="8pt"/>
    </style:style>
    <style:style style:name="P200" style:family="paragraph" style:parent-style-name="Text_20_body" style:master-page-name="Converted6">
      <style:paragraph-properties fo:margin-top="0.0043in" fo:margin-bottom="0in" loext:contextual-spacing="false" style:page-number="auto"/>
      <style:text-properties style:font-name="Arial" fo:font-size="5pt" style:font-size-asian="5pt"/>
    </style:style>
    <style:style style:name="P201" style:family="paragraph" style:parent-style-name="Text_20_body" style:master-page-name="Converted36">
      <style:paragraph-properties fo:margin-top="0.0043in" fo:margin-bottom="0in" loext:contextual-spacing="false" style:page-number="auto"/>
      <style:text-properties style:font-name="Arial" fo:font-size="5pt" fo:font-style="italic" style:font-size-asian="5pt" style:font-style-asian="italic"/>
    </style:style>
    <style:style style:name="P202" style:family="paragraph" style:parent-style-name="Text_20_body" style:master-page-name="Converted7">
      <style:paragraph-properties fo:margin-left="2.3602in" fo:margin-right="0in" fo:margin-top="0.0535in" fo:margin-bottom="0in" loext:contextual-spacing="false" fo:text-indent="0in" style:auto-text-indent="false" style:page-number="auto"/>
    </style:style>
    <style:style style:name="P203" style:family="paragraph" style:parent-style-name="Text_20_body">
      <style:paragraph-properties fo:margin-left="0.0835in" fo:margin-right="0.0965in" fo:text-indent="0in" style:auto-text-indent="false"/>
    </style:style>
    <style:style style:name="P204" style:family="paragraph" style:parent-style-name="Text_20_body">
      <style:paragraph-properties fo:margin-top="0.0028in" fo:margin-bottom="0in" loext:contextual-spacing="false"/>
    </style:style>
    <style:style style:name="P205" style:family="paragraph" style:parent-style-name="Text_20_body">
      <style:paragraph-properties fo:margin-top="0.0028in" fo:margin-bottom="0in" loext:contextual-spacing="false"/>
      <style:text-properties style:font-name="Arial"/>
    </style:style>
    <style:style style:name="P206" style:family="paragraph" style:parent-style-name="Text_20_body">
      <style:paragraph-properties fo:margin-top="0.0028in" fo:margin-bottom="0in" loext:contextual-spacing="false"/>
      <style:text-properties style:font-name="Arial" fo:font-size="11.5pt" style:font-size-asian="11.5pt"/>
    </style:style>
    <style:style style:name="P207" style:family="paragraph" style:parent-style-name="Text_20_body">
      <style:paragraph-properties fo:margin-top="0.0028in" fo:margin-bottom="0in" loext:contextual-spacing="false"/>
      <style:text-properties style:font-name="Arial" fo:font-size="8pt" style:font-size-asian="8pt"/>
    </style:style>
    <style:style style:name="P208" style:family="paragraph" style:parent-style-name="Text_20_body">
      <style:paragraph-properties fo:margin-top="0.0028in" fo:margin-bottom="0in" loext:contextual-spacing="false"/>
      <style:text-properties fo:font-size="8pt" style:font-size-asian="8pt"/>
    </style:style>
    <style:style style:name="P209" style:family="paragraph" style:parent-style-name="Text_20_body">
      <style:paragraph-properties fo:margin-top="0.0028in" fo:margin-bottom="0in" loext:contextual-spacing="false"/>
      <style:text-properties fo:font-size="11.5pt" style:font-size-asian="11.5pt"/>
    </style:style>
    <style:style style:name="P210" style:family="paragraph" style:parent-style-name="Text_20_body" style:master-page-name="Converted11">
      <style:paragraph-properties fo:margin-top="0.0028in" fo:margin-bottom="0in" loext:contextual-spacing="false" style:page-number="auto"/>
      <style:text-properties fo:font-size="8.5pt" style:font-size-asian="8.5pt"/>
    </style:style>
    <style:style style:name="P211" style:family="paragraph" style:parent-style-name="Text_20_body">
      <style:paragraph-properties fo:margin-left="0.0835in" fo:margin-right="0.5016in" fo:text-indent="0in" style:auto-text-indent="false"/>
    </style:style>
    <style:style style:name="P212" style:family="paragraph" style:parent-style-name="Text_20_body">
      <style:paragraph-properties fo:margin-left="0.0835in" fo:margin-right="0.1063in" fo:text-align="justify" style:justify-single-word="false" fo:text-indent="0in" style:auto-text-indent="false"/>
    </style:style>
    <style:style style:name="P213" style:family="paragraph" style:parent-style-name="Text_20_body" style:master-page-name="Converted9">
      <style:paragraph-properties fo:margin-left="0.0835in" fo:margin-right="0.2047in" fo:margin-top="0.0535in" fo:margin-bottom="0in" loext:contextual-spacing="false" fo:text-indent="0in" style:auto-text-indent="false" style:page-number="auto"/>
    </style:style>
    <style:style style:name="P214" style:family="paragraph" style:parent-style-name="Text_20_body">
      <style:paragraph-properties fo:margin-left="0.0827in" fo:margin-right="0.1516in" fo:text-indent="0in" style:auto-text-indent="false"/>
    </style:style>
    <style:style style:name="P215" style:family="paragraph" style:parent-style-name="Text_20_body">
      <style:paragraph-properties fo:margin-left="0.0827in" fo:margin-right="0.0953in" fo:text-indent="0in" style:auto-text-indent="false"/>
    </style:style>
    <style:style style:name="P216" style:family="paragraph" style:parent-style-name="Text_20_body">
      <style:paragraph-properties fo:margin-left="0.0827in" fo:margin-right="0.178in" fo:margin-top="0.0008in" fo:margin-bottom="0in" loext:contextual-spacing="false" fo:text-indent="0in" style:auto-text-indent="false"/>
    </style:style>
    <style:style style:name="P217" style:family="paragraph" style:parent-style-name="Text_20_body" style:master-page-name="Converted14">
      <style:paragraph-properties fo:margin-left="2.4811in" fo:margin-right="0in" fo:margin-top="0.0535in" fo:margin-bottom="0in" loext:contextual-spacing="false" fo:text-indent="0in" style:auto-text-indent="false" style:page-number="auto"/>
    </style:style>
    <style:style style:name="P218" style:family="paragraph" style:parent-style-name="Text_20_body">
      <style:paragraph-properties fo:margin-left="0.0835in" fo:margin-right="0in" fo:text-indent="0.5in" style:auto-text-indent="false"/>
    </style:style>
    <style:style style:name="P219" style:family="paragraph" style:parent-style-name="Text_20_body">
      <style:paragraph-properties fo:margin-left="0.0835in" fo:margin-right="0in" fo:line-height="100%" fo:text-indent="0.5in" style:auto-text-indent="false"/>
    </style:style>
    <style:style style:name="P220" style:family="paragraph" style:parent-style-name="Text_20_body">
      <style:paragraph-properties fo:margin-left="0.0835in" fo:margin-right="0in" fo:margin-top="0.0646in" fo:margin-bottom="0in" loext:contextual-spacing="false" fo:text-indent="0.5in" style:auto-text-indent="false"/>
    </style:style>
    <style:style style:name="P221" style:family="paragraph" style:parent-style-name="Text_20_body">
      <style:paragraph-properties fo:margin-left="0.0835in" fo:margin-right="0in" fo:margin-top="0.0008in" fo:margin-bottom="0in" loext:contextual-spacing="false" fo:text-indent="0.5in" style:auto-text-indent="false"/>
    </style:style>
    <style:style style:name="P222" style:family="paragraph" style:parent-style-name="Text_20_body">
      <style:paragraph-properties fo:margin-left="0.0835in" fo:margin-right="0in" fo:margin-top="0.0016in" fo:margin-bottom="0in" loext:contextual-spacing="false" fo:text-indent="0.5in" style:auto-text-indent="false"/>
    </style:style>
    <style:style style:name="P223" style:family="paragraph" style:parent-style-name="Text_20_body" style:master-page-name="Converted61">
      <style:paragraph-properties fo:margin-left="0.0835in" fo:margin-right="0in" fo:margin-top="0.0543in" fo:margin-bottom="0in" loext:contextual-spacing="false" fo:text-indent="0.5in" style:auto-text-indent="false" style:page-number="auto"/>
    </style:style>
    <style:style style:name="P224" style:family="paragraph" style:parent-style-name="Text_20_body" style:master-page-name="Converted89">
      <style:paragraph-properties fo:margin-left="0.0835in" fo:margin-right="0in" fo:margin-top="0.0547in" fo:margin-bottom="0in" loext:contextual-spacing="false" fo:line-height="100%" fo:text-indent="0.5in" style:auto-text-indent="false" style:page-number="auto"/>
    </style:style>
    <style:style style:name="P225" style:family="paragraph" style:parent-style-name="Text_20_body">
      <style:paragraph-properties fo:margin-left="0.0835in" fo:margin-right="0.1028in" fo:text-indent="0.5in" style:auto-text-indent="false"/>
    </style:style>
    <style:style style:name="P226" style:family="paragraph" style:parent-style-name="Text_20_body">
      <style:paragraph-properties fo:margin-left="0.0835in" fo:margin-right="0.1028in" fo:line-height="100%" fo:text-indent="0.5in" style:auto-text-indent="false"/>
    </style:style>
    <style:style style:name="P227" style:family="paragraph" style:parent-style-name="Text_20_body">
      <style:paragraph-properties fo:margin-left="0.0835in" fo:margin-right="0.1028in" fo:margin-top="0.0008in" fo:margin-bottom="0in" loext:contextual-spacing="false" fo:text-indent="0.5in" style:auto-text-indent="false"/>
    </style:style>
    <style:style style:name="P228" style:family="paragraph" style:parent-style-name="Text_20_body">
      <style:paragraph-properties fo:margin-left="0.0835in" fo:margin-right="0.1028in" fo:margin-top="0.0008in" fo:margin-bottom="0in" loext:contextual-spacing="false" fo:line-height="100%" fo:text-indent="0.5in" style:auto-text-indent="false"/>
    </style:style>
    <style:style style:name="P229" style:family="paragraph" style:parent-style-name="Text_20_body" style:master-page-name="Converted63">
      <style:paragraph-properties fo:margin-left="0.0835in" fo:margin-right="0.1028in" fo:margin-top="0.0543in" fo:margin-bottom="0in" loext:contextual-spacing="false" fo:text-indent="0.5in" style:auto-text-indent="false" style:page-number="auto"/>
    </style:style>
    <style:style style:name="P230" style:family="paragraph" style:parent-style-name="Text_20_body">
      <style:paragraph-properties fo:margin-left="0.0827in" fo:margin-right="0.1689in" fo:margin-top="0.0008in" fo:margin-bottom="0in" loext:contextual-spacing="false" fo:text-indent="0.5in" style:auto-text-indent="false"/>
    </style:style>
    <style:style style:name="P231" style:family="paragraph" style:parent-style-name="Text_20_body">
      <style:paragraph-properties fo:margin-left="0.0827in" fo:margin-right="0.1689in" fo:margin-top="0.0008in" fo:margin-bottom="0in" loext:contextual-spacing="false" fo:line-height="100%" fo:text-indent="0.5in" style:auto-text-indent="false"/>
    </style:style>
    <style:style style:name="P232" style:family="paragraph" style:parent-style-name="Text_20_body">
      <style:paragraph-properties fo:margin-left="0.0827in" fo:margin-right="0.1689in" fo:text-indent="0.5in" style:auto-text-indent="false"/>
    </style:style>
    <style:style style:name="P233" style:family="paragraph" style:parent-style-name="Text_20_body">
      <style:paragraph-properties fo:margin-left="0.0835in" fo:margin-right="0.1154in" fo:text-indent="0.5in" style:auto-text-indent="false"/>
    </style:style>
    <style:style style:name="P234" style:family="paragraph" style:parent-style-name="Text_20_body">
      <style:paragraph-properties fo:margin-left="0.0835in" fo:margin-right="0.1598in" fo:text-indent="0.5in" style:auto-text-indent="false"/>
    </style:style>
    <style:style style:name="P235" style:family="paragraph" style:parent-style-name="Text_20_body">
      <style:paragraph-properties fo:margin-left="0.5835in" fo:margin-right="1.9453in" fo:line-height="200%" fo:text-indent="0in" style:auto-text-indent="false"/>
    </style:style>
    <style:style style:name="P236" style:family="paragraph" style:parent-style-name="Text_20_body" style:master-page-name="Converted15">
      <style:paragraph-properties fo:margin-left="0.0835in" fo:margin-right="0.1335in" fo:margin-top="0.0535in" fo:margin-bottom="0in" loext:contextual-spacing="false" fo:line-height="100%" fo:text-indent="0in" style:auto-text-indent="false" style:page-number="auto"/>
    </style:style>
    <style:style style:name="P237" style:family="paragraph" style:parent-style-name="Text_20_body">
      <style:paragraph-properties fo:margin-left="0.0835in" fo:margin-right="0.1535in" fo:text-indent="0.5in" style:auto-text-indent="false"/>
    </style:style>
    <style:style style:name="P238" style:family="paragraph" style:parent-style-name="Text_20_body">
      <style:paragraph-properties fo:margin-left="0.0835in" fo:margin-right="0.1535in" fo:margin-top="0.0008in" fo:margin-bottom="0in" loext:contextual-spacing="false" fo:text-indent="0.5in" style:auto-text-indent="false"/>
    </style:style>
    <style:style style:name="P239" style:family="paragraph" style:parent-style-name="Text_20_body">
      <style:paragraph-properties fo:margin-left="0.0835in" fo:margin-right="0.172in" fo:text-indent="0.5in" style:auto-text-indent="false"/>
    </style:style>
    <style:style style:name="P240" style:family="paragraph" style:parent-style-name="Text_20_body">
      <style:paragraph-properties fo:margin-left="0.0827in" fo:margin-right="0.1362in" fo:text-indent="0.5in" style:auto-text-indent="false"/>
    </style:style>
    <style:style style:name="P241" style:family="paragraph" style:parent-style-name="Text_20_body">
      <style:paragraph-properties fo:margin-left="0.0827in" fo:margin-right="0.1362in" fo:margin-top="0.0008in" fo:margin-bottom="0in" loext:contextual-spacing="false" fo:text-indent="0.5in" style:auto-text-indent="false"/>
    </style:style>
    <style:style style:name="P242" style:family="paragraph" style:parent-style-name="Text_20_body">
      <style:paragraph-properties fo:margin-left="0.5835in" fo:margin-right="1.8563in" fo:line-height="200%" fo:text-indent="0in" style:auto-text-indent="false"/>
    </style:style>
    <style:style style:name="P243" style:family="paragraph" style:parent-style-name="Text_20_body">
      <style:paragraph-properties fo:margin-left="0.5835in" fo:margin-right="1.8563in" fo:margin-top="0.0028in" fo:margin-bottom="0in" loext:contextual-spacing="false" fo:line-height="200%" fo:text-indent="0in" style:auto-text-indent="false"/>
    </style:style>
    <style:style style:name="P244" style:family="paragraph" style:parent-style-name="Text_20_body">
      <style:paragraph-properties fo:margin-left="0.5835in" fo:margin-right="0in" fo:margin-top="0.0016in" fo:margin-bottom="0in" loext:contextual-spacing="false" fo:text-indent="0in" style:auto-text-indent="false"/>
    </style:style>
    <style:style style:name="P245" style:family="paragraph" style:parent-style-name="Text_20_body">
      <style:paragraph-properties fo:margin-left="0.5835in" fo:margin-right="0in" fo:text-indent="0in" style:auto-text-indent="false"/>
    </style:style>
    <style:style style:name="P246" style:family="paragraph" style:parent-style-name="Text_20_body">
      <style:paragraph-properties fo:margin-left="0.5835in" fo:margin-right="0in" fo:text-indent="0in" style:auto-text-indent="false">
        <style:tab-stops>
          <style:tab-stop style:position="1.0827in"/>
        </style:tab-stops>
      </style:paragraph-properties>
    </style:style>
    <style:style style:name="P247" style:family="paragraph" style:parent-style-name="Text_20_body">
      <style:paragraph-properties fo:margin-left="0.5835in" fo:margin-right="0in" fo:text-indent="0in" style:auto-text-indent="false">
        <style:tab-stops>
          <style:tab-stop style:position="1.0835in"/>
        </style:tab-stops>
      </style:paragraph-properties>
    </style:style>
    <style:style style:name="P248" style:family="paragraph" style:parent-style-name="Text_20_body">
      <style:paragraph-properties fo:margin-left="0.5835in" fo:margin-right="0in" fo:line-height="0.1917in" fo:text-indent="0in" style:auto-text-indent="false"/>
    </style:style>
    <style:style style:name="P249" style:family="paragraph" style:parent-style-name="Text_20_body">
      <style:paragraph-properties fo:margin-left="0.5835in" fo:margin-right="0in" fo:margin-top="0.0008in" fo:margin-bottom="0in" loext:contextual-spacing="false" fo:text-indent="0in" style:auto-text-indent="false"/>
    </style:style>
    <style:style style:name="P250" style:family="paragraph" style:parent-style-name="Text_20_body">
      <style:paragraph-properties fo:margin-left="0.5835in" fo:margin-right="0in" fo:margin-top="0.0638in" fo:margin-bottom="0in" loext:contextual-spacing="false" fo:text-indent="0in" style:auto-text-indent="false"/>
    </style:style>
    <style:style style:name="P251" style:family="paragraph" style:parent-style-name="Text_20_body" style:master-page-name="Converted38">
      <style:paragraph-properties fo:margin-left="0.5835in" fo:margin-right="0in" fo:margin-top="0.0547in" fo:margin-bottom="0in" loext:contextual-spacing="false" fo:text-indent="0in" style:auto-text-indent="false" style:page-number="auto"/>
    </style:style>
    <style:style style:name="P252" style:family="paragraph" style:parent-style-name="Text_20_body" style:master-page-name="Converted45">
      <style:paragraph-properties fo:margin-left="0.5835in" fo:margin-right="0in" fo:margin-top="0.0547in" fo:margin-bottom="0in" loext:contextual-spacing="false" fo:text-indent="0in" style:auto-text-indent="false" style:page-number="auto"/>
    </style:style>
    <style:style style:name="P253" style:family="paragraph" style:parent-style-name="Text_20_body">
      <style:paragraph-properties fo:margin-left="0.5835in" fo:margin-right="0in" fo:margin-top="0.0646in" fo:margin-bottom="0in" loext:contextual-spacing="false" fo:text-indent="0in" style:auto-text-indent="false"/>
    </style:style>
    <style:style style:name="P254" style:family="paragraph" style:parent-style-name="Text_20_body">
      <style:paragraph-properties fo:margin-left="0.5835in" fo:margin-right="0in" fo:margin-top="0.0626in" fo:margin-bottom="0in" loext:contextual-spacing="false" fo:text-indent="0in" style:auto-text-indent="false"/>
    </style:style>
    <style:style style:name="P255" style:family="paragraph" style:parent-style-name="Text_20_body" style:master-page-name="Converted55">
      <style:paragraph-properties fo:margin-left="0.5835in" fo:margin-right="0in" fo:margin-top="0.0543in" fo:margin-bottom="0in" loext:contextual-spacing="false" fo:text-indent="0in" style:auto-text-indent="false" style:page-number="auto"/>
    </style:style>
    <style:style style:name="P256" style:family="paragraph" style:parent-style-name="Text_20_body" style:master-page-name="Converted56">
      <style:paragraph-properties fo:margin-left="0.5835in" fo:margin-right="0in" fo:margin-top="0.0543in" fo:margin-bottom="0in" loext:contextual-spacing="false" fo:text-indent="0in" style:auto-text-indent="false" style:page-number="auto"/>
    </style:style>
    <style:style style:name="P257" style:family="paragraph" style:parent-style-name="Text_20_body" style:master-page-name="Converted77">
      <style:paragraph-properties fo:margin-left="0.5835in" fo:margin-right="0in" fo:margin-top="0.0543in" fo:margin-bottom="0in" loext:contextual-spacing="false" fo:text-indent="0in" style:auto-text-indent="false" style:page-number="auto"/>
    </style:style>
    <style:style style:name="P258" style:family="paragraph" style:parent-style-name="Text_20_body">
      <style:paragraph-properties fo:margin-left="0.5835in" fo:margin-right="0in" fo:margin-top="0.0618in" fo:margin-bottom="0in" loext:contextual-spacing="false" fo:text-indent="0in" style:auto-text-indent="false"/>
    </style:style>
    <style:style style:name="P259" style:family="paragraph" style:parent-style-name="Text_20_body">
      <style:paragraph-properties fo:margin-left="0.5835in" fo:margin-right="0in" fo:margin-top="0.061in" fo:margin-bottom="0in" loext:contextual-spacing="false" fo:text-indent="0in" style:auto-text-indent="false"/>
    </style:style>
    <style:style style:name="P260" style:family="paragraph" style:parent-style-name="Text_20_body">
      <style:paragraph-properties fo:margin-left="0.5835in" fo:margin-right="0in" fo:margin-top="0.002in" fo:margin-bottom="0in" loext:contextual-spacing="false" fo:text-indent="0in" style:auto-text-indent="false"/>
    </style:style>
    <style:style style:name="P261" style:family="paragraph" style:parent-style-name="Text_20_body">
      <style:paragraph-properties fo:margin-left="0.5835in" fo:margin-right="0in" fo:margin-top="0.002in" fo:margin-bottom="0in" loext:contextual-spacing="false" fo:line-height="200%" fo:text-indent="0in" style:auto-text-indent="false"/>
    </style:style>
    <style:style style:name="P262" style:family="paragraph" style:parent-style-name="Text_20_body">
      <style:paragraph-properties fo:margin-left="0.5835in" fo:margin-right="0in" fo:margin-top="0.0028in" fo:margin-bottom="0in" loext:contextual-spacing="false" fo:text-indent="0in" style:auto-text-indent="false"/>
    </style:style>
    <style:style style:name="P263" style:family="paragraph" style:parent-style-name="Text_20_body">
      <style:paragraph-properties fo:margin-left="0.5835in" fo:margin-right="0in" fo:margin-top="0.1602in" fo:margin-bottom="0in" loext:contextual-spacing="false" fo:text-indent="0in" style:auto-text-indent="false"/>
    </style:style>
    <style:style style:name="P264" style:family="paragraph" style:parent-style-name="Text_20_body">
      <style:paragraph-properties fo:margin-left="0.5835in" fo:margin-right="2.1563in" fo:margin-top="0.0028in" fo:margin-bottom="0in" loext:contextual-spacing="false" fo:line-height="200%" fo:text-indent="-0.5in" style:auto-text-indent="false"/>
    </style:style>
    <style:style style:name="P265" style:family="paragraph" style:parent-style-name="Text_20_body">
      <style:paragraph-properties fo:margin-left="0.0827in" fo:margin-right="0.1874in" fo:line-height="100%" fo:text-indent="0.5in" style:auto-text-indent="false"/>
    </style:style>
    <style:style style:name="P266" style:family="paragraph" style:parent-style-name="Text_20_body">
      <style:paragraph-properties fo:margin-left="0.0835in" fo:margin-right="0.1575in" fo:text-indent="0.5in" style:auto-text-indent="false"/>
    </style:style>
    <style:style style:name="P267" style:family="paragraph" style:parent-style-name="Text_20_body">
      <style:paragraph-properties fo:margin-left="0.0835in" fo:margin-right="0.1575in" fo:line-height="100%" fo:text-indent="0.5in" style:auto-text-indent="false"/>
    </style:style>
    <style:style style:name="P268" style:family="paragraph" style:parent-style-name="Text_20_body">
      <style:paragraph-properties fo:margin-left="0.0835in" fo:margin-right="0.1063in" fo:text-indent="0.5in" style:auto-text-indent="false"/>
    </style:style>
    <style:style style:name="P269" style:family="paragraph" style:parent-style-name="Text_20_body">
      <style:paragraph-properties fo:margin-top="0.0047in" fo:margin-bottom="0in" loext:contextual-spacing="false"/>
      <style:text-properties style:font-name="Arial"/>
    </style:style>
    <style:style style:name="P270" style:family="paragraph" style:parent-style-name="Text_20_body">
      <style:paragraph-properties fo:margin-top="0.0047in" fo:margin-bottom="0in" loext:contextual-spacing="false"/>
      <style:text-properties style:font-name="Arial" fo:font-size="9pt" style:font-size-asian="9pt"/>
    </style:style>
    <style:style style:name="P271" style:family="paragraph" style:parent-style-name="Text_20_body">
      <style:paragraph-properties fo:margin-top="0.0047in" fo:margin-bottom="0in" loext:contextual-spacing="false"/>
      <style:text-properties style:font-name="Arial" fo:font-size="8pt" style:font-size-asian="8pt"/>
    </style:style>
    <style:style style:name="P272" style:family="paragraph" style:parent-style-name="Text_20_body">
      <style:paragraph-properties fo:margin-top="0.0047in" fo:margin-bottom="0in" loext:contextual-spacing="false"/>
      <style:text-properties style:font-name="Arial" fo:font-size="11.5pt" style:font-size-asian="11.5pt"/>
    </style:style>
    <style:style style:name="P273" style:family="paragraph" style:parent-style-name="Text_20_body" style:master-page-name="Converted53">
      <style:paragraph-properties fo:margin-top="0.0047in" fo:margin-bottom="0in" loext:contextual-spacing="false" style:page-number="auto"/>
      <style:text-properties fo:font-size="5pt" fo:font-style="italic" style:font-size-asian="5pt" style:font-style-asian="italic"/>
    </style:style>
    <style:style style:name="P274" style:family="paragraph" style:parent-style-name="Text_20_body" style:master-page-name="Converted62">
      <style:paragraph-properties fo:margin-top="0.0047in" fo:margin-bottom="0in" loext:contextual-spacing="false" style:page-number="auto"/>
      <style:text-properties fo:font-size="5pt" style:font-size-asian="5pt"/>
    </style:style>
    <style:style style:name="P275" style:family="paragraph" style:parent-style-name="Text_20_body" style:master-page-name="Converted74">
      <style:paragraph-properties fo:margin-top="0.0047in" fo:margin-bottom="0in" loext:contextual-spacing="false" style:page-number="auto"/>
      <style:text-properties fo:font-size="5pt" style:font-size-asian="5pt"/>
    </style:style>
    <style:style style:name="P276" style:family="paragraph" style:parent-style-name="Text_20_body" style:master-page-name="Converted86">
      <style:paragraph-properties fo:margin-top="0.0047in" fo:margin-bottom="0in" loext:contextual-spacing="false" style:page-number="auto"/>
      <style:text-properties style:font-name="Arial" fo:font-size="5pt" style:font-size-asian="5pt"/>
    </style:style>
    <style:style style:name="P277" style:family="paragraph" style:parent-style-name="Text_20_body" style:master-page-name="Converted103">
      <style:paragraph-properties fo:margin-top="0.0047in" fo:margin-bottom="0in" loext:contextual-spacing="false" style:page-number="auto"/>
      <style:text-properties fo:font-size="5pt" fo:font-style="italic" style:font-size-asian="5pt" style:font-style-asian="italic"/>
    </style:style>
    <style:style style:name="P278" style:family="paragraph" style:parent-style-name="Text_20_body" style:master-page-name="Converted112">
      <style:paragraph-properties fo:margin-top="0.0047in" fo:margin-bottom="0in" loext:contextual-spacing="false" style:page-number="auto"/>
      <style:text-properties fo:font-size="5pt" style:font-size-asian="5pt"/>
    </style:style>
    <style:style style:name="P279" style:family="paragraph" style:parent-style-name="Text_20_body">
      <style:paragraph-properties fo:margin-left="0.0835in" fo:margin-right="0.2445in" fo:text-align="justify" style:justify-single-word="false" fo:text-indent="0.5in" style:auto-text-indent="false"/>
    </style:style>
    <style:style style:name="P280" style:family="paragraph" style:parent-style-name="Text_20_body">
      <style:paragraph-properties fo:margin-left="0.0835in" fo:margin-right="0.6028in" fo:margin-top="0.161in" fo:margin-bottom="0in" loext:contextual-spacing="false" fo:text-indent="0.5in" style:auto-text-indent="false"/>
    </style:style>
    <style:style style:name="P281" style:family="paragraph" style:parent-style-name="Text_20_body">
      <style:paragraph-properties fo:margin-left="0.0827in" fo:margin-right="0.1508in" fo:text-indent="0.5in" style:auto-text-indent="false"/>
    </style:style>
    <style:style style:name="P282" style:family="paragraph" style:parent-style-name="Text_20_body">
      <style:paragraph-properties fo:margin-left="0.0827in" fo:margin-right="0.1866in" fo:text-indent="0in" style:auto-text-indent="false"/>
    </style:style>
    <style:style style:name="P283" style:family="paragraph" style:parent-style-name="Text_20_body">
      <style:paragraph-properties fo:margin-left="1.0835in" fo:margin-right="0in" fo:text-indent="0in" style:auto-text-indent="false"/>
    </style:style>
    <style:style style:name="P284" style:family="paragraph" style:parent-style-name="Text_20_body">
      <style:paragraph-properties fo:margin-left="1.0835in" fo:margin-right="0in" fo:text-indent="0in" style:auto-text-indent="false">
        <style:tab-stops>
          <style:tab-stop style:position="2.0827in"/>
        </style:tab-stops>
      </style:paragraph-properties>
    </style:style>
    <style:style style:name="P285" style:family="paragraph" style:parent-style-name="Text_20_body">
      <style:paragraph-properties fo:margin-left="1.0835in" fo:margin-right="0in" fo:margin-top="0.0008in" fo:margin-bottom="0in" loext:contextual-spacing="false" fo:text-indent="0in" style:auto-text-indent="false"/>
    </style:style>
    <style:style style:name="P286" style:family="paragraph" style:parent-style-name="Text_20_body">
      <style:paragraph-properties fo:margin-left="1.0835in" fo:margin-right="0in" fo:margin-top="0.0618in" fo:margin-bottom="0in" loext:contextual-spacing="false" fo:text-indent="0in" style:auto-text-indent="false"/>
    </style:style>
    <style:style style:name="P287" style:family="paragraph" style:parent-style-name="Text_20_body" style:master-page-name="Converted88">
      <style:paragraph-properties fo:margin-left="1.0835in" fo:margin-right="0in" fo:margin-top="0.0547in" fo:margin-bottom="0in" loext:contextual-spacing="false" fo:text-indent="0in" style:auto-text-indent="false" style:page-number="auto"/>
    </style:style>
    <style:style style:name="P288" style:family="paragraph" style:parent-style-name="Text_20_body">
      <style:paragraph-properties fo:margin-left="1.0835in" fo:margin-right="0in" fo:margin-top="0.0638in" fo:margin-bottom="0in" loext:contextual-spacing="false" fo:text-indent="0in" style:auto-text-indent="false"/>
    </style:style>
    <style:style style:name="P289" style:family="paragraph" style:parent-style-name="Text_20_body">
      <style:paragraph-properties fo:margin-left="1.0835in" fo:margin-right="0in" fo:margin-top="0.1598in" fo:margin-bottom="0in" loext:contextual-spacing="false" fo:text-indent="0in" style:auto-text-indent="false"/>
    </style:style>
    <style:style style:name="P290" style:family="paragraph" style:parent-style-name="Text_20_body">
      <style:paragraph-properties fo:margin-left="0.0835in" fo:margin-right="0.1492in" fo:line-height="100%" fo:text-indent="1in" style:auto-text-indent="false"/>
    </style:style>
    <style:style style:name="P291" style:family="paragraph" style:parent-style-name="Text_20_body">
      <style:paragraph-properties fo:margin-left="0.0835in" fo:margin-right="0.0866in" fo:line-height="100%" fo:text-indent="1in" style:auto-text-indent="false"/>
    </style:style>
    <style:style style:name="P292" style:family="paragraph" style:parent-style-name="Text_20_body">
      <style:paragraph-properties fo:margin-left="0.0835in" fo:margin-right="0.2098in" fo:line-height="100%" fo:text-indent="1in" style:auto-text-indent="false"/>
    </style:style>
    <style:style style:name="P293" style:family="paragraph" style:parent-style-name="Text_20_body">
      <style:paragraph-properties fo:margin-left="0.0835in" fo:margin-right="0.1307in" fo:text-indent="1in" style:auto-text-indent="false"/>
    </style:style>
    <style:style style:name="P294" style:family="paragraph" style:parent-style-name="Text_20_body">
      <style:paragraph-properties fo:margin-left="0.0827in" fo:margin-right="0.2425in" fo:margin-top="0.0638in" fo:margin-bottom="0in" loext:contextual-spacing="false" fo:line-height="100%" fo:text-indent="1in" style:auto-text-indent="false"/>
    </style:style>
    <style:style style:name="P295" style:family="paragraph" style:parent-style-name="Text_20_body">
      <style:paragraph-properties fo:margin-left="0.0835in" fo:margin-right="0in" fo:text-indent="1in" style:auto-text-indent="false"/>
    </style:style>
    <style:style style:name="P296" style:family="paragraph" style:parent-style-name="Text_20_body">
      <style:paragraph-properties fo:margin-left="0.0835in" fo:margin-right="0in" fo:line-height="100%" fo:text-indent="1in" style:auto-text-indent="false"/>
    </style:style>
    <style:style style:name="P297" style:family="paragraph" style:parent-style-name="Text_20_body">
      <style:paragraph-properties fo:margin-left="0.0835in" fo:margin-right="0in" fo:margin-top="0.0008in" fo:margin-bottom="0in" loext:contextual-spacing="false" fo:line-height="100%" fo:text-indent="1in" style:auto-text-indent="false"/>
    </style:style>
    <style:style style:name="P298" style:family="paragraph" style:parent-style-name="Text_20_body">
      <style:paragraph-properties fo:margin-left="0.0835in" fo:margin-right="0in" fo:margin-top="0.0016in" fo:margin-bottom="0in" loext:contextual-spacing="false" fo:line-height="100%" fo:text-indent="1in" style:auto-text-indent="false"/>
    </style:style>
    <style:style style:name="P299" style:family="paragraph" style:parent-style-name="Text_20_body">
      <style:paragraph-properties fo:margin-left="1.0835in" fo:margin-right="2.9146in" fo:margin-top="0.0008in" fo:margin-bottom="0in" loext:contextual-spacing="false" fo:line-height="200%" fo:text-indent="0in" style:auto-text-indent="false"/>
    </style:style>
    <style:style style:name="P300" style:family="paragraph" style:parent-style-name="Text_20_body">
      <style:paragraph-properties fo:margin-left="0.0835in" fo:margin-right="0.1772in" fo:line-height="100%" fo:text-indent="1in" style:auto-text-indent="false"/>
    </style:style>
    <style:style style:name="P301" style:family="paragraph" style:parent-style-name="Text_20_body">
      <style:paragraph-properties fo:margin-left="0.0827in" fo:margin-right="0.1957in" fo:text-indent="1in" style:auto-text-indent="false"/>
    </style:style>
    <style:style style:name="P302" style:family="paragraph" style:parent-style-name="Text_20_body">
      <style:paragraph-properties fo:margin-left="1.0835in" fo:margin-right="0.1957in" fo:margin-top="0.002in" fo:margin-bottom="0in" loext:contextual-spacing="false" fo:line-height="200%" fo:text-indent="-1in" style:auto-text-indent="false"/>
    </style:style>
    <style:style style:name="P303" style:family="paragraph" style:parent-style-name="Text_20_body">
      <style:paragraph-properties fo:margin-left="0.0835in" fo:margin-right="0.1043in" fo:text-indent="1in" style:auto-text-indent="false"/>
    </style:style>
    <style:style style:name="P304" style:family="paragraph" style:parent-style-name="Text_20_body" style:master-page-name="Converted20">
      <style:paragraph-properties fo:margin-left="0.5835in" fo:margin-right="0.1028in" fo:margin-top="0.0547in" fo:margin-bottom="0in" loext:contextual-spacing="false" fo:line-height="100%" fo:text-indent="0.5in" style:auto-text-indent="false" style:page-number="auto"/>
    </style:style>
    <style:style style:name="P305" style:family="paragraph" style:parent-style-name="Text_20_body">
      <style:paragraph-properties fo:margin-left="0.5835in" fo:margin-right="0.1028in" fo:text-indent="0.5in" style:auto-text-indent="false"/>
    </style:style>
    <style:style style:name="P306" style:family="paragraph" style:parent-style-name="Text_20_body">
      <style:paragraph-properties fo:margin-left="0.5835in" fo:margin-right="0.1028in" fo:margin-top="0.0008in" fo:margin-bottom="0in" loext:contextual-spacing="false" fo:text-indent="0.5in" style:auto-text-indent="false"/>
    </style:style>
    <style:style style:name="P307" style:family="paragraph" style:parent-style-name="Text_20_body">
      <style:paragraph-properties fo:margin-left="0.0835in" fo:margin-right="0.5764in" fo:line-height="100%" fo:text-align="justify" style:justify-single-word="false" fo:text-indent="1in" style:auto-text-indent="false"/>
    </style:style>
    <style:style style:name="P308" style:family="paragraph" style:parent-style-name="Text_20_body" style:master-page-name="Converted23">
      <style:paragraph-properties fo:margin-left="2.3799in" fo:margin-right="0in" fo:margin-top="0.0535in" fo:margin-bottom="0in" loext:contextual-spacing="false" fo:text-indent="0in" style:auto-text-indent="false" style:page-number="auto"/>
    </style:style>
    <style:style style:name="P309" style:family="paragraph" style:parent-style-name="Text_20_body">
      <style:paragraph-properties fo:margin-left="0.0835in" fo:margin-right="0.0972in" fo:text-indent="1in" style:auto-text-indent="false"/>
    </style:style>
    <style:style style:name="P310" style:family="paragraph" style:parent-style-name="Text_20_body">
      <style:paragraph-properties fo:margin-left="0.0835in" fo:margin-right="0.1028in" fo:text-indent="1in" style:auto-text-indent="false"/>
    </style:style>
    <style:style style:name="P311" style:family="paragraph" style:parent-style-name="Text_20_body">
      <style:paragraph-properties fo:margin-left="0.0827in" fo:margin-right="0.298in" fo:text-indent="0.5in" style:auto-text-indent="false"/>
    </style:style>
    <style:style style:name="P312" style:family="paragraph" style:parent-style-name="Text_20_body">
      <style:paragraph-properties fo:margin-left="0.0827in" fo:margin-right="0.298in" fo:line-height="100%" fo:text-indent="0.5in" style:auto-text-indent="false"/>
    </style:style>
    <style:style style:name="P313" style:family="paragraph" style:parent-style-name="Text_20_body">
      <style:paragraph-properties fo:margin-left="0.0835in" fo:margin-right="0.539in" fo:margin-top="0.0008in" fo:margin-bottom="0in" loext:contextual-spacing="false" fo:line-height="100%" fo:text-indent="0.5in" style:auto-text-indent="false"/>
    </style:style>
    <style:style style:name="P314" style:family="paragraph" style:parent-style-name="Text_20_body">
      <style:paragraph-properties fo:margin-left="0.0835in" fo:margin-right="0.0728in" fo:text-indent="0.5in" style:auto-text-indent="false"/>
    </style:style>
    <style:style style:name="P315" style:family="paragraph" style:parent-style-name="Text_20_body">
      <style:paragraph-properties fo:margin-left="0.0835in" fo:margin-right="0.0728in" fo:line-height="100%" fo:text-indent="0.5in" style:auto-text-indent="false"/>
    </style:style>
    <style:style style:name="P316" style:family="paragraph" style:parent-style-name="Text_20_body">
      <style:paragraph-properties fo:margin-left="0.0827in" fo:margin-right="0.1134in" fo:text-indent="0.5in" style:auto-text-indent="false"/>
    </style:style>
    <style:style style:name="P317" style:family="paragraph" style:parent-style-name="Text_20_body">
      <style:paragraph-properties fo:margin-left="0.0827in" fo:margin-right="0.1134in" fo:line-height="100%" fo:text-indent="0.5in" style:auto-text-indent="false"/>
    </style:style>
    <style:style style:name="P318" style:family="paragraph" style:parent-style-name="Text_20_body">
      <style:paragraph-properties fo:margin-top="0.0035in" fo:margin-bottom="0in" loext:contextual-spacing="false"/>
    </style:style>
    <style:style style:name="P319" style:family="paragraph" style:parent-style-name="Text_20_body">
      <style:paragraph-properties fo:margin-top="0.0035in" fo:margin-bottom="0in" loext:contextual-spacing="false"/>
      <style:text-properties style:font-name="Arial"/>
    </style:style>
    <style:style style:name="P320" style:family="paragraph" style:parent-style-name="Text_20_body">
      <style:paragraph-properties fo:margin-top="0.0035in" fo:margin-bottom="0in" loext:contextual-spacing="false"/>
      <style:text-properties style:font-name="Arial" fo:font-size="11.5pt" style:font-size-asian="11.5pt"/>
    </style:style>
    <style:style style:name="P321" style:family="paragraph" style:parent-style-name="Text_20_body">
      <style:paragraph-properties fo:margin-top="0.0035in" fo:margin-bottom="0in" loext:contextual-spacing="false"/>
      <style:text-properties style:font-name="Arial" fo:font-size="11.5pt" fo:font-style="italic" style:font-size-asian="11.5pt" style:font-style-asian="italic"/>
    </style:style>
    <style:style style:name="P322" style:family="paragraph" style:parent-style-name="Text_20_body">
      <style:paragraph-properties fo:margin-top="0.0035in" fo:margin-bottom="0in" loext:contextual-spacing="false"/>
      <style:text-properties style:font-name="Arial" fo:font-size="11pt" style:font-size-asian="11pt"/>
    </style:style>
    <style:style style:name="P323" style:family="paragraph" style:parent-style-name="Text_20_body">
      <style:paragraph-properties fo:margin-top="0.0035in" fo:margin-bottom="0in" loext:contextual-spacing="false"/>
      <style:text-properties style:font-name="Arial" fo:font-size="8pt" style:font-size-asian="8pt"/>
    </style:style>
    <style:style style:name="P324" style:family="paragraph" style:parent-style-name="Text_20_body">
      <style:paragraph-properties fo:margin-top="0.0035in" fo:margin-bottom="0in" loext:contextual-spacing="false"/>
      <style:text-properties fo:font-size="8pt" style:font-size-asian="8pt"/>
    </style:style>
    <style:style style:name="P325" style:family="paragraph" style:parent-style-name="Text_20_body" style:master-page-name="Converted29">
      <style:paragraph-properties fo:margin-top="0.0035in" fo:margin-bottom="0in" loext:contextual-spacing="false" style:page-number="auto"/>
      <style:text-properties style:font-name="Arial" fo:font-size="5pt" fo:font-style="italic" style:font-size-asian="5pt" style:font-style-asian="italic"/>
    </style:style>
    <style:style style:name="P326" style:family="paragraph" style:parent-style-name="Text_20_body" style:master-page-name="Converted34">
      <style:paragraph-properties fo:margin-top="0.0035in" fo:margin-bottom="0in" loext:contextual-spacing="false" style:page-number="auto"/>
      <style:text-properties style:font-name="Arial" fo:font-size="5pt" style:font-size-asian="5pt"/>
    </style:style>
    <style:style style:name="P327" style:family="paragraph" style:parent-style-name="Text_20_body" style:master-page-name="Converted40">
      <style:paragraph-properties fo:margin-top="0.0035in" fo:margin-bottom="0in" loext:contextual-spacing="false" style:page-number="auto"/>
      <style:text-properties style:font-name="Arial" fo:font-size="5pt" style:font-size-asian="5pt"/>
    </style:style>
    <style:style style:name="P328" style:family="paragraph" style:parent-style-name="Text_20_body" style:master-page-name="Converted41">
      <style:paragraph-properties fo:margin-top="0.0035in" fo:margin-bottom="0in" loext:contextual-spacing="false" style:page-number="auto"/>
      <style:text-properties style:font-name="Arial" fo:font-size="5pt" style:font-size-asian="5pt"/>
    </style:style>
    <style:style style:name="P329" style:family="paragraph" style:parent-style-name="Text_20_body">
      <style:paragraph-properties fo:margin-left="0.0827in" fo:margin-right="0.1953in" fo:line-height="100%" fo:text-indent="0.5in" style:auto-text-indent="false"/>
    </style:style>
    <style:style style:name="P330" style:family="paragraph" style:parent-style-name="Text_20_body">
      <style:paragraph-properties fo:margin-left="0.0835in" fo:margin-right="0.2138in" fo:text-indent="0.5in" style:auto-text-indent="false"/>
    </style:style>
    <style:style style:name="P331" style:family="paragraph" style:parent-style-name="Text_20_body">
      <style:paragraph-properties fo:margin-left="0.0827in" fo:margin-right="0.1866in" fo:margin-top="0.1602in" fo:margin-bottom="0in" loext:contextual-spacing="false" fo:text-indent="0.5in" style:auto-text-indent="false"/>
    </style:style>
    <style:style style:name="P332" style:family="paragraph" style:parent-style-name="Text_20_body">
      <style:paragraph-properties fo:margin-left="0.0835in" fo:margin-right="0.1319in" fo:text-indent="0.5in" style:auto-text-indent="false"/>
    </style:style>
    <style:style style:name="P333" style:family="paragraph" style:parent-style-name="Text_20_body">
      <style:paragraph-properties fo:margin-left="0.0835in" fo:margin-right="0.1319in" fo:margin-top="0.0028in" fo:margin-bottom="0in" loext:contextual-spacing="false" fo:line-height="100%" fo:text-indent="0.5in" style:auto-text-indent="false"/>
    </style:style>
    <style:style style:name="P334" style:family="paragraph" style:parent-style-name="Text_20_body">
      <style:paragraph-properties fo:margin-left="0.0827in" fo:margin-right="0.6228in" fo:text-indent="0.5in" style:auto-text-indent="false"/>
    </style:style>
    <style:style style:name="P335" style:family="paragraph" style:parent-style-name="Text_20_body">
      <style:paragraph-properties fo:margin-left="0.0827in" fo:margin-right="0.0866in" fo:line-height="100%" fo:text-indent="0.5in" style:auto-text-indent="false">
        <style:tab-stops>
          <style:tab-stop style:position="2.3161in"/>
        </style:tab-stops>
      </style:paragraph-properties>
    </style:style>
    <style:style style:name="P336" style:family="paragraph" style:parent-style-name="Text_20_body">
      <style:paragraph-properties fo:margin-left="0.0835in" fo:margin-right="0.1492in" fo:text-indent="0.5in" style:auto-text-indent="false"/>
    </style:style>
    <style:style style:name="P337" style:family="paragraph" style:parent-style-name="Text_20_body">
      <style:paragraph-properties fo:margin-left="0.0835in" fo:margin-right="0.1492in" fo:line-height="100%" fo:text-align="justify" style:justify-single-word="false" fo:text-indent="0.5in" style:auto-text-indent="false"/>
    </style:style>
    <style:style style:name="P338" style:family="paragraph" style:parent-style-name="Text_20_body">
      <style:paragraph-properties fo:margin-left="0.0827in" fo:margin-right="0.3453in" fo:text-indent="0.5in" style:auto-text-indent="false"/>
    </style:style>
    <style:style style:name="P339" style:family="paragraph" style:parent-style-name="Text_20_body">
      <style:paragraph-properties fo:margin-left="0.0835in" fo:margin-right="0.4457in" fo:text-indent="0.5in" style:auto-text-indent="false"/>
    </style:style>
    <style:style style:name="P340" style:family="paragraph" style:parent-style-name="Text_20_body">
      <style:paragraph-properties fo:margin-left="0.0835in" fo:margin-right="0.1118in" fo:text-indent="0.5in" style:auto-text-indent="false"/>
    </style:style>
    <style:style style:name="P341" style:family="paragraph" style:parent-style-name="Text_20_body" style:master-page-name="Converted28">
      <style:paragraph-properties fo:margin-left="0.0835in" fo:margin-right="0.3992in" fo:margin-top="0.0535in" fo:margin-bottom="0in" loext:contextual-spacing="false" fo:text-indent="0in" style:auto-text-indent="false" style:page-number="auto"/>
    </style:style>
    <style:style style:name="P342" style:family="paragraph" style:parent-style-name="Text_20_body">
      <style:paragraph-properties fo:margin-left="0.0835in" fo:margin-right="0.3807in" fo:text-indent="0in" style:auto-text-indent="false"/>
    </style:style>
    <style:style style:name="P343" style:family="paragraph" style:parent-style-name="Text_20_body">
      <style:paragraph-properties fo:margin-left="0.0835in" fo:margin-right="0.1307in" fo:text-indent="0in" style:auto-text-indent="false"/>
    </style:style>
    <style:style style:name="P344" style:family="paragraph" style:parent-style-name="Text_20_body">
      <style:paragraph-properties fo:margin-left="0.0835in" fo:margin-right="0.3618in" fo:text-indent="0.5in" style:auto-text-indent="false"/>
    </style:style>
    <style:style style:name="P345" style:family="paragraph" style:parent-style-name="Text_20_body">
      <style:paragraph-properties fo:margin-left="0.0827in" fo:margin-right="0.122in" fo:text-indent="0.5in" style:auto-text-indent="false"/>
    </style:style>
    <style:style style:name="P346" style:family="paragraph" style:parent-style-name="Text_20_body" style:master-page-name="Converted95">
      <style:paragraph-properties fo:margin-left="0.0827in" fo:margin-right="0.122in" fo:margin-top="0.0547in" fo:margin-bottom="0in" loext:contextual-spacing="false" fo:line-height="100%" fo:text-indent="0.5in" style:auto-text-indent="false" style:page-number="auto"/>
    </style:style>
    <style:style style:name="P347" style:family="paragraph" style:parent-style-name="Text_20_body">
      <style:paragraph-properties fo:margin-left="0.0835in" fo:margin-right="0.1307in" fo:text-indent="0.5in" style:auto-text-indent="false"/>
    </style:style>
    <style:style style:name="P348" style:family="paragraph" style:parent-style-name="Text_20_body">
      <style:paragraph-properties fo:margin-left="0.0835in" fo:margin-right="0.1307in" fo:margin-top="0.0626in" fo:margin-bottom="0in" loext:contextual-spacing="false" fo:text-indent="0.5in" style:auto-text-indent="false"/>
    </style:style>
    <style:style style:name="P349" style:family="paragraph" style:parent-style-name="Text_20_body">
      <style:paragraph-properties fo:margin-left="0.0835in" fo:margin-right="0.2146in" fo:text-indent="0.5in" style:auto-text-indent="false"/>
    </style:style>
    <style:style style:name="P350" style:family="paragraph" style:parent-style-name="Text_20_body">
      <style:paragraph-properties fo:margin-left="0.0835in" fo:margin-right="0.4827in" fo:text-indent="0.5in" style:auto-text-indent="false"/>
    </style:style>
    <style:style style:name="P351" style:family="paragraph" style:parent-style-name="Text_20_body">
      <style:paragraph-properties fo:margin-left="0.0835in" fo:margin-right="0.4827in" fo:line-height="100%" fo:text-indent="0.5in" style:auto-text-indent="false"/>
    </style:style>
    <style:style style:name="P352" style:family="paragraph" style:parent-style-name="Text_20_body">
      <style:paragraph-properties fo:margin-left="0.0835in" fo:margin-right="0.1217in" fo:text-indent="0.5in" style:auto-text-indent="false"/>
    </style:style>
    <style:style style:name="P353" style:family="paragraph" style:parent-style-name="Text_20_body">
      <style:paragraph-properties fo:margin-left="0.0835in" fo:margin-right="0.0945in" fo:text-indent="0.5in" style:auto-text-indent="false"/>
    </style:style>
    <style:style style:name="P354" style:family="paragraph" style:parent-style-name="Text_20_body">
      <style:paragraph-properties fo:margin-left="0.0835in" fo:margin-right="0.2508in" fo:text-indent="0.5in" style:auto-text-indent="false"/>
    </style:style>
    <style:style style:name="P355" style:family="paragraph" style:parent-style-name="Text_20_body">
      <style:paragraph-properties fo:margin-left="0.0835in" fo:margin-right="0.2508in" fo:line-height="100%" fo:text-indent="0.5in" style:auto-text-indent="false"/>
    </style:style>
    <style:style style:name="P356" style:family="paragraph" style:parent-style-name="Text_20_body">
      <style:paragraph-properties fo:margin-left="0.0835in" fo:margin-right="0.2508in" fo:margin-top="0.002in" fo:margin-bottom="0in" loext:contextual-spacing="false" fo:text-indent="0.5in" style:auto-text-indent="false"/>
    </style:style>
    <style:style style:name="P357" style:family="paragraph" style:parent-style-name="Text_20_body">
      <style:paragraph-properties fo:margin-left="0.0835in" fo:margin-right="0.1161in" fo:line-height="100%" fo:text-indent="0.5in" style:auto-text-indent="false"/>
    </style:style>
    <style:style style:name="P358" style:family="paragraph" style:parent-style-name="Text_20_body">
      <style:paragraph-properties fo:margin-left="0.0835in" fo:margin-right="0.1311in" fo:text-indent="0.5in" style:auto-text-indent="false"/>
    </style:style>
    <style:style style:name="P359" style:family="paragraph" style:parent-style-name="Text_20_body">
      <style:paragraph-properties fo:margin-left="0.0835in" fo:margin-right="0.1311in" fo:line-height="100%" fo:text-indent="0.5in" style:auto-text-indent="false"/>
    </style:style>
    <style:style style:name="P360" style:family="paragraph" style:parent-style-name="Text_20_body">
      <style:paragraph-properties fo:margin-left="0.0835in" fo:margin-right="0.1917in" fo:line-height="100%" fo:text-align="justify" style:justify-single-word="false" fo:text-indent="0.5in" style:auto-text-indent="false"/>
    </style:style>
    <style:style style:name="P361" style:family="paragraph" style:parent-style-name="Text_20_body" style:master-page-name="Converted30">
      <style:paragraph-properties fo:margin-left="0.0835in" fo:margin-right="0.6772in" fo:margin-top="0.0535in" fo:margin-bottom="0in" loext:contextual-spacing="false" fo:line-height="100%" fo:text-indent="0in" style:auto-text-indent="false" style:page-number="auto"/>
    </style:style>
    <style:style style:name="P362" style:family="paragraph" style:parent-style-name="Text_20_body" style:master-page-name="Converted33">
      <style:paragraph-properties fo:margin-left="2.4764in" fo:margin-right="0in" fo:margin-top="0.0535in" fo:margin-bottom="0in" loext:contextual-spacing="false" fo:text-indent="0in" style:auto-text-indent="false" style:page-number="auto"/>
    </style:style>
    <style:style style:name="P363" style:family="paragraph" style:parent-style-name="Text_20_body">
      <style:paragraph-properties fo:margin-left="0.0827in" fo:margin-right="0.2055in" fo:text-indent="0.5in" style:auto-text-indent="false"/>
    </style:style>
    <style:style style:name="P364" style:family="paragraph" style:parent-style-name="Text_20_body">
      <style:paragraph-properties fo:margin-left="0.0835in" fo:margin-right="0.1846in" fo:text-indent="0.5in" style:auto-text-indent="false"/>
    </style:style>
    <style:style style:name="P365" style:family="paragraph" style:parent-style-name="Text_20_body">
      <style:paragraph-properties fo:margin-left="0.0835in" fo:margin-right="0.1957in" fo:text-indent="0.5in" style:auto-text-indent="false"/>
    </style:style>
    <style:style style:name="P366" style:family="paragraph" style:parent-style-name="Text_20_body">
      <style:paragraph-properties fo:margin-left="0.0835in" fo:margin-right="0.1957in" fo:line-height="100%" fo:text-indent="0.5in" style:auto-text-indent="false"/>
    </style:style>
    <style:style style:name="P367" style:family="paragraph" style:parent-style-name="Text_20_body">
      <style:paragraph-properties fo:margin-left="0.0835in" fo:margin-right="0.1957in" fo:margin-top="0.0008in" fo:margin-bottom="0in" loext:contextual-spacing="false" fo:text-indent="0.5in" style:auto-text-indent="false"/>
    </style:style>
    <style:style style:name="P368" style:family="paragraph" style:parent-style-name="Text_20_body" style:master-page-name="Converted76">
      <style:paragraph-properties fo:margin-left="0.0835in" fo:margin-right="0.1957in" fo:margin-top="0.0543in" fo:margin-bottom="0in" loext:contextual-spacing="false" fo:text-indent="0.5in" style:auto-text-indent="false" style:page-number="auto"/>
    </style:style>
    <style:style style:name="P369" style:family="paragraph" style:parent-style-name="Text_20_body">
      <style:paragraph-properties fo:margin-left="0.0835in" fo:margin-right="0.5756in" fo:margin-top="0.0008in" fo:margin-bottom="0in" loext:contextual-spacing="false" fo:line-height="100%" fo:text-indent="0.5in" style:auto-text-indent="false"/>
    </style:style>
    <style:style style:name="P370" style:family="paragraph" style:parent-style-name="Text_20_body">
      <style:paragraph-properties fo:margin-left="0.0835in" fo:margin-right="0.2437in" fo:text-indent="0.5in" style:auto-text-indent="false"/>
    </style:style>
    <style:style style:name="P371" style:family="paragraph" style:parent-style-name="Text_20_body">
      <style:paragraph-properties fo:margin-left="0.0835in" fo:margin-right="0.4783in" fo:line-height="100%" fo:text-indent="0.5in" style:auto-text-indent="false"/>
    </style:style>
    <style:style style:name="P372" style:family="paragraph" style:parent-style-name="Text_20_body">
      <style:paragraph-properties fo:margin-left="0.0835in" fo:margin-right="0.2866in" fo:margin-top="0.0646in" fo:margin-bottom="0in" loext:contextual-spacing="false" fo:text-indent="0.5in" style:auto-text-indent="false"/>
    </style:style>
    <style:style style:name="P373" style:family="paragraph" style:parent-style-name="Text_20_body">
      <style:paragraph-properties fo:margin-left="0.0835in" fo:margin-right="0.2866in" fo:text-indent="0.5in" style:auto-text-indent="false"/>
    </style:style>
    <style:style style:name="P374" style:family="paragraph" style:parent-style-name="Text_20_body">
      <style:paragraph-properties fo:margin-left="0.0827in" fo:margin-right="0.1598in" fo:margin-top="0.0008in" fo:margin-bottom="0in" loext:contextual-spacing="false" fo:text-indent="0.5in" style:auto-text-indent="false"/>
    </style:style>
    <style:style style:name="P375" style:family="paragraph" style:parent-style-name="Text_20_body">
      <style:paragraph-properties fo:margin-left="0.0827in" fo:margin-right="0.1598in" fo:line-height="100%" fo:text-indent="0.5in" style:auto-text-indent="false"/>
    </style:style>
    <style:style style:name="P376" style:family="paragraph" style:parent-style-name="Text_20_body">
      <style:paragraph-properties fo:margin-left="0.0827in" fo:margin-right="0.1398in" fo:line-height="100%" fo:text-indent="0.5in" style:auto-text-indent="false"/>
    </style:style>
    <style:style style:name="P377" style:family="paragraph" style:parent-style-name="Text_20_body">
      <style:paragraph-properties fo:margin-left="0.0835in" fo:margin-right="0.2972in" fo:text-indent="0.5in" style:auto-text-indent="false"/>
    </style:style>
    <style:style style:name="P378" style:family="paragraph" style:parent-style-name="Text_20_body">
      <style:paragraph-properties fo:margin-left="0.0835in" fo:margin-right="0.2972in" fo:line-height="100%" fo:text-indent="0.5in" style:auto-text-indent="false"/>
    </style:style>
    <style:style style:name="P379" style:family="paragraph" style:parent-style-name="Text_20_body" style:master-page-name="Converted37">
      <style:paragraph-properties fo:margin-left="2.5272in" fo:margin-right="0in" fo:margin-top="0.0535in" fo:margin-bottom="0in" loext:contextual-spacing="false" fo:text-indent="0in" style:auto-text-indent="false" style:page-number="auto"/>
    </style:style>
    <style:style style:name="P380" style:family="paragraph" style:parent-style-name="Text_20_body">
      <style:paragraph-properties fo:margin-left="0.0827in" fo:margin-right="0.1528in" fo:text-indent="0.5in" style:auto-text-indent="false"/>
    </style:style>
    <style:style style:name="P381" style:family="paragraph" style:parent-style-name="Text_20_body">
      <style:paragraph-properties fo:margin-left="0.0835in" fo:margin-right="0.4728in" fo:text-indent="0in" style:auto-text-indent="false"/>
    </style:style>
    <style:style style:name="P382" style:family="paragraph" style:parent-style-name="Text_20_body">
      <style:paragraph-properties fo:margin-left="0.0827in" fo:margin-right="0.1957in" fo:text-indent="0.5in" style:auto-text-indent="false"/>
    </style:style>
    <style:style style:name="P383" style:family="paragraph" style:parent-style-name="Text_20_body">
      <style:paragraph-properties fo:margin-left="0.0827in" fo:margin-right="0.1957in" fo:line-height="100%" fo:text-indent="0.5in" style:auto-text-indent="false"/>
    </style:style>
    <style:style style:name="P384" style:family="paragraph" style:parent-style-name="Text_20_body">
      <style:paragraph-properties fo:margin-left="0.0827in" fo:margin-right="0.1957in" fo:margin-top="0.0008in" fo:margin-bottom="0in" loext:contextual-spacing="false" fo:text-indent="0.5in" style:auto-text-indent="false"/>
    </style:style>
    <style:style style:name="P385" style:family="paragraph" style:parent-style-name="Text_20_body">
      <style:paragraph-properties fo:margin-left="0.5835in" fo:margin-right="3.6134in" fo:line-height="200%" fo:text-indent="0in" style:auto-text-indent="false"/>
    </style:style>
    <style:style style:name="P386" style:family="paragraph" style:parent-style-name="Text_20_body">
      <style:paragraph-properties fo:margin-left="0.0835in" fo:margin-right="0.2047in" fo:text-indent="0.5in" style:auto-text-indent="false"/>
    </style:style>
    <style:style style:name="P387" style:family="paragraph" style:parent-style-name="Text_20_body">
      <style:paragraph-properties fo:margin-left="0.0835in" fo:margin-right="0.1862in" fo:text-indent="0.5in" style:auto-text-indent="false"/>
    </style:style>
    <style:style style:name="P388" style:family="paragraph" style:parent-style-name="Text_20_body">
      <style:paragraph-properties fo:margin-left="0.0835in" fo:margin-right="0.2701in" fo:text-indent="0.5in" style:auto-text-indent="false"/>
    </style:style>
    <style:style style:name="P389" style:family="paragraph" style:parent-style-name="Text_20_body">
      <style:paragraph-properties fo:margin-left="0.0835in" fo:margin-right="0.2701in" fo:margin-top="0.0008in" fo:margin-bottom="0in" loext:contextual-spacing="false" fo:text-indent="0.5in" style:auto-text-indent="false"/>
    </style:style>
    <style:style style:name="P390" style:family="paragraph" style:parent-style-name="Text_20_body">
      <style:paragraph-properties fo:margin-left="0.0835in" fo:margin-right="0.2453in" fo:text-align="justify" style:justify-single-word="false" fo:text-indent="0in" style:auto-text-indent="false"/>
    </style:style>
    <style:style style:name="P391" style:family="paragraph" style:parent-style-name="Text_20_body">
      <style:paragraph-properties fo:margin-left="0.0835in" fo:margin-right="0.111in" fo:text-indent="0.5in" style:auto-text-indent="false"/>
    </style:style>
    <style:style style:name="P392" style:family="paragraph" style:parent-style-name="Text_20_body">
      <style:paragraph-properties fo:margin-left="0.0835in" fo:margin-right="0.111in" fo:margin-top="0.0008in" fo:margin-bottom="0in" loext:contextual-spacing="false" fo:text-indent="0.5in" style:auto-text-indent="false"/>
    </style:style>
    <style:style style:name="P393" style:family="paragraph" style:parent-style-name="Text_20_body">
      <style:paragraph-properties fo:margin-left="0.0827in" fo:margin-right="0.2791in" fo:margin-top="0.0008in" fo:margin-bottom="0in" loext:contextual-spacing="false" fo:line-height="100%" fo:text-align="justify" style:justify-single-word="false" fo:text-indent="0.5in" style:auto-text-indent="false"/>
    </style:style>
    <style:style style:name="P394" style:family="paragraph" style:parent-style-name="Text_20_body">
      <style:paragraph-properties fo:margin-left="0.0827in" fo:margin-right="0.2791in" fo:text-indent="0.5in" style:auto-text-indent="false"/>
    </style:style>
    <style:style style:name="P395" style:family="paragraph" style:parent-style-name="Text_20_body">
      <style:paragraph-properties fo:margin-left="0.0835in" fo:margin-right="0.5571in" fo:line-height="100%" fo:text-indent="0.5in" style:auto-text-indent="false"/>
    </style:style>
    <style:style style:name="P396" style:family="paragraph" style:parent-style-name="Text_20_body">
      <style:paragraph-properties fo:margin-left="0.0827in" fo:margin-right="0.2811in" fo:text-indent="0.5in" style:auto-text-indent="false"/>
    </style:style>
    <style:style style:name="P397" style:family="paragraph" style:parent-style-name="Text_20_body" style:master-page-name="Converted39">
      <style:paragraph-properties fo:margin-left="0.0835in" fo:margin-right="0.1398in" fo:margin-top="0.0547in" fo:margin-bottom="0in" loext:contextual-spacing="false" fo:text-indent="0.5in" style:auto-text-indent="false" style:page-number="auto"/>
    </style:style>
    <style:style style:name="P398" style:family="paragraph" style:parent-style-name="Text_20_body">
      <style:paragraph-properties fo:margin-left="0.0835in" fo:margin-right="0.6319in" fo:margin-top="0.0008in" fo:margin-bottom="0in" loext:contextual-spacing="false" fo:line-height="100%" fo:text-indent="0.5in" style:auto-text-indent="false"/>
    </style:style>
    <style:style style:name="P399" style:family="paragraph" style:parent-style-name="Text_20_body">
      <style:paragraph-properties fo:margin-left="0.0827in" fo:margin-right="0.1028in" fo:text-indent="0.5in" style:auto-text-indent="false"/>
    </style:style>
    <style:style style:name="P400" style:family="paragraph" style:parent-style-name="Text_20_body">
      <style:paragraph-properties fo:margin-left="0.0827in" fo:margin-right="0.1028in" fo:line-height="100%" fo:text-indent="0.5in" style:auto-text-indent="false"/>
    </style:style>
    <style:style style:name="P401" style:family="paragraph" style:parent-style-name="Text_20_body" style:master-page-name="Converted54">
      <style:paragraph-properties fo:margin-left="0.0827in" fo:margin-right="0.1028in" fo:margin-top="0.0543in" fo:margin-bottom="0in" loext:contextual-spacing="false" fo:text-indent="0.5in" style:auto-text-indent="false" style:page-number="auto"/>
    </style:style>
    <style:style style:name="P402" style:family="paragraph" style:parent-style-name="Text_20_body">
      <style:paragraph-properties fo:margin-left="0.0827in" fo:margin-right="0.1028in" fo:margin-top="0.0008in" fo:margin-bottom="0in" loext:contextual-spacing="false" fo:text-indent="0.5in" style:auto-text-indent="false"/>
    </style:style>
    <style:style style:name="P403" style:family="paragraph" style:parent-style-name="Text_20_body">
      <style:paragraph-properties fo:margin-left="0.0835in" fo:margin-right="0.3346in" fo:margin-top="0.0008in" fo:margin-bottom="0in" loext:contextual-spacing="false" fo:text-indent="0in" style:auto-text-indent="false"/>
    </style:style>
    <style:style style:name="P404" style:family="paragraph" style:parent-style-name="Text_20_body">
      <style:paragraph-properties fo:margin-left="0.0835in" fo:margin-right="0.2043in" fo:margin-top="0.0008in" fo:margin-bottom="0in" loext:contextual-spacing="false" fo:text-indent="0.5in" style:auto-text-indent="false"/>
    </style:style>
    <style:style style:name="P405" style:family="paragraph" style:parent-style-name="Text_20_body">
      <style:paragraph-properties fo:margin-left="0.0827in" fo:margin-right="0.3543in" fo:line-height="100%" fo:text-indent="0.5in" style:auto-text-indent="false"/>
    </style:style>
    <style:style style:name="P406" style:family="paragraph" style:parent-style-name="Text_20_body">
      <style:paragraph-properties fo:margin-left="0.0835in" fo:margin-right="0.1583in" fo:text-indent="0in" style:auto-text-indent="false"/>
    </style:style>
    <style:style style:name="P407" style:family="paragraph" style:parent-style-name="Text_20_body">
      <style:paragraph-properties fo:margin-left="0.0827in" fo:margin-right="0.1638in" fo:text-indent="0.5in" style:auto-text-indent="false"/>
    </style:style>
    <style:style style:name="P408" style:family="paragraph" style:parent-style-name="Text_20_body">
      <style:paragraph-properties fo:margin-left="0.0827in" fo:margin-right="0.3437in" fo:text-indent="0.5in" style:auto-text-indent="false"/>
    </style:style>
    <style:style style:name="P409" style:family="paragraph" style:parent-style-name="Text_20_body">
      <style:paragraph-properties fo:margin-left="0.0835in" fo:margin-right="0.102in" fo:text-indent="0.5in" style:auto-text-indent="false"/>
    </style:style>
    <style:style style:name="P410" style:family="paragraph" style:parent-style-name="Text_20_body">
      <style:paragraph-properties fo:margin-left="0.0835in" fo:margin-right="0.102in" fo:margin-top="0.0008in" fo:margin-bottom="0in" loext:contextual-spacing="false" fo:line-height="100%" fo:text-indent="0.5in" style:auto-text-indent="false"/>
    </style:style>
    <style:style style:name="P411" style:family="paragraph" style:parent-style-name="Text_20_body">
      <style:paragraph-properties fo:margin-left="0.0835in" fo:margin-right="0.1402in" fo:line-height="100%" fo:text-indent="0in" style:auto-text-indent="false"/>
    </style:style>
    <style:style style:name="P412" style:family="paragraph" style:parent-style-name="Text_20_body">
      <style:paragraph-properties fo:margin-left="0.0835in" fo:margin-right="0.2882in" fo:text-indent="0.5in" style:auto-text-indent="false"/>
    </style:style>
    <style:style style:name="P413" style:family="paragraph" style:parent-style-name="Text_20_body">
      <style:paragraph-properties fo:margin-left="0.0835in" fo:margin-right="0.1402in" fo:margin-top="0.0646in" fo:margin-bottom="0in" loext:contextual-spacing="false" fo:text-indent="0.5in" style:auto-text-indent="false"/>
    </style:style>
    <style:style style:name="P414" style:family="paragraph" style:parent-style-name="Text_20_body">
      <style:paragraph-properties fo:margin-left="0.0835in" fo:margin-right="0.3346in" fo:text-indent="0.5in" style:auto-text-indent="false"/>
    </style:style>
    <style:style style:name="P415" style:family="paragraph" style:parent-style-name="Text_20_body">
      <style:paragraph-properties fo:margin-left="0.0827in" fo:margin-right="0.2047in" fo:text-indent="0.5in" style:auto-text-indent="false"/>
    </style:style>
    <style:style style:name="P416" style:family="paragraph" style:parent-style-name="Text_20_body" style:master-page-name="Converted44">
      <style:paragraph-properties fo:margin-left="2.6299in" fo:margin-right="0in" fo:margin-top="0.0535in" fo:margin-bottom="0in" loext:contextual-spacing="false" fo:text-indent="0in" style:auto-text-indent="false" style:page-number="auto"/>
    </style:style>
    <style:style style:name="P417" style:family="paragraph" style:parent-style-name="Text_20_body">
      <style:paragraph-properties fo:margin-left="0.0835in" fo:margin-right="0.2516in" fo:text-indent="0.5in" style:auto-text-indent="false"/>
    </style:style>
    <style:style style:name="P418" style:family="paragraph" style:parent-style-name="Text_20_body">
      <style:paragraph-properties fo:margin-left="0.0835in" fo:margin-right="0.2744in" fo:text-indent="0.5in" style:auto-text-indent="false"/>
    </style:style>
    <style:style style:name="P419" style:family="paragraph" style:parent-style-name="Text_20_body">
      <style:paragraph-properties fo:margin-left="0.0835in" fo:margin-right="0.2744in" fo:text-align="justify" style:justify-single-word="false" fo:text-indent="0.5in" style:auto-text-indent="false"/>
    </style:style>
    <style:style style:name="P420" style:family="paragraph" style:parent-style-name="Text_20_body">
      <style:paragraph-properties fo:margin-left="0.0827in" fo:margin-right="0in" fo:text-indent="0.5in" style:auto-text-indent="false"/>
    </style:style>
    <style:style style:name="P421" style:family="paragraph" style:parent-style-name="Text_20_body">
      <style:paragraph-properties fo:margin-left="0.0827in" fo:margin-right="0in" fo:line-height="100%" fo:text-indent="0.5in" style:auto-text-indent="false"/>
    </style:style>
    <style:style style:name="P422" style:family="paragraph" style:parent-style-name="Text_20_body" style:master-page-name="Converted46">
      <style:paragraph-properties fo:margin-left="0.0827in" fo:margin-right="0in" fo:margin-top="0.0547in" fo:margin-bottom="0in" loext:contextual-spacing="false" fo:line-height="100%" fo:text-indent="0.5in" style:auto-text-indent="false" style:page-number="auto"/>
    </style:style>
    <style:style style:name="P423" style:family="paragraph" style:parent-style-name="Text_20_body">
      <style:paragraph-properties fo:margin-left="0.0827in" fo:margin-right="0in" fo:margin-top="0.0008in" fo:margin-bottom="0in" loext:contextual-spacing="false" fo:text-indent="0.5in" style:auto-text-indent="false"/>
    </style:style>
    <style:style style:name="P424" style:family="paragraph" style:parent-style-name="Text_20_body" style:master-page-name="Converted81">
      <style:paragraph-properties fo:margin-left="0.0827in" fo:margin-right="0in" fo:margin-top="0.0528in" fo:margin-bottom="0in" loext:contextual-spacing="false" fo:text-indent="0.5in" style:auto-text-indent="false" style:page-number="auto"/>
    </style:style>
    <style:style style:name="P425" style:family="paragraph" style:parent-style-name="Text_20_body">
      <style:paragraph-properties fo:margin-left="0.0827in" fo:margin-right="0in" fo:margin-top="0.0618in" fo:margin-bottom="0in" loext:contextual-spacing="false" fo:text-indent="0.5in" style:auto-text-indent="false"/>
    </style:style>
    <style:style style:name="P426" style:family="paragraph" style:parent-style-name="Text_20_body">
      <style:paragraph-properties fo:margin-left="0.0827in" fo:margin-right="0.3071in" fo:margin-top="0.0008in" fo:margin-bottom="0in" loext:contextual-spacing="false" fo:line-height="100%" fo:text-indent="0.5in" style:auto-text-indent="false"/>
    </style:style>
    <style:style style:name="P427" style:family="paragraph" style:parent-style-name="Text_20_body">
      <style:paragraph-properties fo:margin-left="0.0827in" fo:margin-right="0.2043in" fo:line-height="100%" fo:text-indent="0.5in" style:auto-text-indent="false"/>
    </style:style>
    <style:style style:name="P428" style:family="paragraph" style:parent-style-name="Text_20_body">
      <style:paragraph-properties fo:margin-left="0.0827in" fo:margin-right="0.2799in" fo:text-indent="0in" style:auto-text-indent="false"/>
    </style:style>
    <style:style style:name="P429" style:family="paragraph" style:parent-style-name="Text_20_body">
      <style:paragraph-properties fo:margin-left="0.5835in" fo:margin-right="3.0752in" fo:margin-top="0.0008in" fo:margin-bottom="0in" loext:contextual-spacing="false" fo:line-height="200%" fo:text-indent="0in" style:auto-text-indent="false"/>
    </style:style>
    <style:style style:name="P430" style:family="paragraph" style:parent-style-name="Text_20_body">
      <style:paragraph-properties fo:margin-left="0.0835in" fo:margin-right="0.1102in" fo:line-height="100%" fo:text-indent="0.5in" style:auto-text-indent="false"/>
    </style:style>
    <style:style style:name="P431" style:family="paragraph" style:parent-style-name="Text_20_body">
      <style:paragraph-properties fo:margin-left="0.0835in" fo:margin-right="0.1102in" fo:text-align="justify" style:justify-single-word="false" fo:text-indent="0.5in" style:auto-text-indent="false"/>
    </style:style>
    <style:style style:name="P432" style:family="paragraph" style:parent-style-name="Text_20_body">
      <style:paragraph-properties fo:margin-left="0.0835in" fo:margin-right="0.1457in" fo:text-indent="0.5in" style:auto-text-indent="false"/>
    </style:style>
    <style:style style:name="P433" style:family="paragraph" style:parent-style-name="Text_20_body">
      <style:paragraph-properties fo:margin-left="0.0827in" fo:margin-right="0.1583in" fo:line-height="100%" fo:text-indent="0.5in" style:auto-text-indent="false"/>
    </style:style>
    <style:style style:name="P434" style:family="paragraph" style:parent-style-name="Text_20_body">
      <style:paragraph-properties fo:margin-left="0.0835in" fo:margin-right="0.1689in" fo:text-indent="0.5in" style:auto-text-indent="false"/>
    </style:style>
    <style:style style:name="P435" style:family="paragraph" style:parent-style-name="Text_20_body">
      <style:paragraph-properties fo:margin-left="0.0827in" fo:margin-right="0.0862in" fo:line-height="100%" fo:text-indent="0in" style:auto-text-indent="false"/>
    </style:style>
    <style:style style:name="P436" style:family="paragraph" style:parent-style-name="Text_20_body">
      <style:paragraph-properties fo:margin-left="0.0835in" fo:margin-right="0.1035in" fo:margin-top="0.0008in" fo:margin-bottom="0in" loext:contextual-spacing="false" fo:text-indent="0.5in" style:auto-text-indent="false"/>
    </style:style>
    <style:style style:name="P437" style:family="paragraph" style:parent-style-name="Text_20_body">
      <style:paragraph-properties fo:margin-left="0.0835in" fo:margin-right="0.1362in" fo:text-indent="0.5in" style:auto-text-indent="false"/>
    </style:style>
    <style:style style:name="P438" style:family="paragraph" style:parent-style-name="Text_20_body">
      <style:paragraph-properties fo:margin-left="0.0835in" fo:margin-right="0.3783in" fo:line-height="100%" fo:text-indent="0.5in" style:auto-text-indent="false"/>
    </style:style>
    <style:style style:name="P439" style:family="paragraph" style:parent-style-name="Text_20_body">
      <style:paragraph-properties fo:margin-left="0.0835in" fo:margin-right="0.7701in" fo:text-indent="0.5in" style:auto-text-indent="false"/>
    </style:style>
    <style:style style:name="P440" style:family="paragraph" style:parent-style-name="Text_20_body">
      <style:paragraph-properties fo:margin-left="0.0835in" fo:margin-right="0.3717in" fo:text-indent="0.5in" style:auto-text-indent="false"/>
    </style:style>
    <style:style style:name="P441" style:family="paragraph" style:parent-style-name="Text_20_body">
      <style:paragraph-properties fo:margin-left="0.0827in" fo:margin-right="0.1709in" fo:margin-top="0.0016in" fo:margin-bottom="0in" loext:contextual-spacing="false" fo:line-height="100%" fo:text-indent="0in" style:auto-text-indent="false"/>
    </style:style>
    <style:style style:name="P442" style:family="paragraph" style:parent-style-name="Text_20_body" style:master-page-name="Converted47">
      <style:paragraph-properties fo:margin-left="0.0835in" fo:margin-right="0.2972in" fo:margin-top="0.0535in" fo:margin-bottom="0in" loext:contextual-spacing="false" fo:line-height="100%" fo:text-indent="0in" style:auto-text-indent="false" style:page-number="auto"/>
    </style:style>
    <style:style style:name="P443" style:family="paragraph" style:parent-style-name="Text_20_body">
      <style:paragraph-properties fo:margin-left="0.0827in" fo:margin-right="0.0862in" fo:margin-top="0.0008in" fo:margin-bottom="0in" loext:contextual-spacing="false" fo:text-indent="0.5in" style:auto-text-indent="false"/>
    </style:style>
    <style:style style:name="P444" style:family="paragraph" style:parent-style-name="Text_20_body">
      <style:paragraph-properties fo:margin-left="0.0827in" fo:margin-right="0.0846in" fo:line-height="100%" fo:text-indent="0.5in" style:auto-text-indent="false"/>
    </style:style>
    <style:style style:name="P445" style:family="paragraph" style:parent-style-name="Text_20_body">
      <style:paragraph-properties fo:margin-left="0.0835in" fo:margin-right="0.1673in" fo:text-indent="0.5in" style:auto-text-indent="false"/>
    </style:style>
    <style:style style:name="P446" style:family="paragraph" style:parent-style-name="Text_20_body">
      <style:paragraph-properties fo:margin-left="0.0827in" fo:margin-right="0.1673in" fo:margin-top="0.0008in" fo:margin-bottom="0in" loext:contextual-spacing="false" fo:line-height="100%" fo:text-indent="0.5in" style:auto-text-indent="false"/>
    </style:style>
    <style:style style:name="P447" style:family="paragraph" style:parent-style-name="Text_20_body">
      <style:paragraph-properties fo:margin-left="0.0827in" fo:margin-right="0.3535in" fo:text-indent="0.5in" style:auto-text-indent="false"/>
    </style:style>
    <style:style style:name="P448" style:family="paragraph" style:parent-style-name="Text_20_body">
      <style:paragraph-properties fo:margin-left="0.0827in" fo:margin-right="0.3618in" fo:text-indent="0.5in" style:auto-text-indent="false"/>
    </style:style>
    <style:style style:name="P449" style:family="paragraph" style:parent-style-name="Text_20_body" style:master-page-name="Converted48">
      <style:paragraph-properties style:page-number="auto"/>
      <style:text-properties style:font-name="Arial" fo:font-size="10pt" style:font-size-asian="10pt"/>
    </style:style>
    <style:style style:name="P450" style:family="paragraph" style:parent-style-name="Text_20_body">
      <style:paragraph-properties fo:margin-left="0.0835in" fo:margin-right="0.2335in" fo:text-indent="0.5in" style:auto-text-indent="false"/>
    </style:style>
    <style:style style:name="P451" style:family="paragraph" style:parent-style-name="Text_20_body">
      <style:paragraph-properties fo:margin-left="1.0835in" fo:margin-right="0.1563in" fo:text-indent="-0.5in" style:auto-text-indent="false">
        <style:tab-stops>
          <style:tab-stop style:position="1.0827in"/>
        </style:tab-stops>
      </style:paragraph-properties>
    </style:style>
    <style:style style:name="P452" style:family="paragraph" style:parent-style-name="Text_20_body">
      <style:paragraph-properties fo:margin-left="0.5835in" fo:margin-right="0.1634in" fo:text-indent="0.5in" style:auto-text-indent="false"/>
    </style:style>
    <style:style style:name="P453" style:family="paragraph" style:parent-style-name="Text_20_body">
      <style:paragraph-properties fo:margin-left="0.5835in" fo:margin-right="0.1126in" fo:text-indent="0.5in" style:auto-text-indent="false"/>
    </style:style>
    <style:style style:name="P454" style:family="paragraph" style:parent-style-name="Text_20_body">
      <style:paragraph-properties fo:margin-left="0.5827in" fo:margin-right="0.1028in" fo:margin-top="0.0008in" fo:margin-bottom="0in" loext:contextual-spacing="false" fo:text-indent="0.5in" style:auto-text-indent="false"/>
    </style:style>
    <style:style style:name="P455" style:family="paragraph" style:parent-style-name="Text_20_body" style:master-page-name="Converted50">
      <style:paragraph-properties fo:margin-left="0.5827in" fo:margin-right="0.0972in" fo:margin-top="0.0528in" fo:margin-bottom="0in" loext:contextual-spacing="false" fo:text-indent="0.5in" style:auto-text-indent="false" style:page-number="auto"/>
    </style:style>
    <style:style style:name="P456" style:family="paragraph" style:parent-style-name="Text_20_body">
      <style:paragraph-properties fo:margin-left="0.5835in" fo:margin-right="0.1957in" fo:text-indent="0.5in" style:auto-text-indent="false"/>
    </style:style>
    <style:style style:name="P457" style:family="paragraph" style:parent-style-name="Text_20_body">
      <style:paragraph-properties fo:margin-left="0.5835in" fo:margin-right="0.1957in" fo:margin-top="0.0008in" fo:margin-bottom="0in" loext:contextual-spacing="false" fo:text-indent="0.5in" style:auto-text-indent="false"/>
    </style:style>
    <style:style style:name="P458" style:family="paragraph" style:parent-style-name="Text_20_body">
      <style:paragraph-properties fo:margin-left="0.5835in" fo:margin-right="0.3071in" fo:text-indent="0.5in" style:auto-text-indent="false"/>
    </style:style>
    <style:style style:name="P459" style:family="paragraph" style:parent-style-name="Text_20_body">
      <style:paragraph-properties fo:margin-left="0.5835in" fo:margin-right="0.3102in" fo:text-indent="0.5in" style:auto-text-indent="false"/>
    </style:style>
    <style:style style:name="P460" style:family="paragraph" style:parent-style-name="Text_20_body">
      <style:paragraph-properties fo:margin-left="0.5835in" fo:margin-right="0.0752in" fo:text-indent="0.5in" style:auto-text-indent="false"/>
    </style:style>
    <style:style style:name="P461" style:family="paragraph" style:parent-style-name="Text_20_body">
      <style:paragraph-properties fo:margin-left="0.5835in" fo:margin-right="0.1173in" fo:text-indent="0.5in" style:auto-text-indent="false"/>
    </style:style>
    <style:style style:name="P462" style:family="paragraph" style:parent-style-name="Text_20_body">
      <style:paragraph-properties fo:margin-left="0.5827in" fo:margin-right="0in" fo:margin-top="0.0016in" fo:margin-bottom="0in" loext:contextual-spacing="false" fo:text-indent="0in" style:auto-text-indent="false"/>
    </style:style>
    <style:style style:name="P463" style:family="paragraph" style:parent-style-name="Text_20_body">
      <style:paragraph-properties fo:margin-left="1.0835in" fo:margin-right="0.1154in" fo:margin-top="0.0008in" fo:margin-bottom="0in" loext:contextual-spacing="false" fo:line-height="200%" fo:text-indent="0in" style:auto-text-indent="false"/>
    </style:style>
    <style:style style:name="P464" style:family="paragraph" style:parent-style-name="Text_20_body">
      <style:paragraph-properties fo:margin-left="0.5827in" fo:margin-right="0.3909in" fo:margin-top="0.0008in" fo:margin-bottom="0in" loext:contextual-spacing="false" fo:text-indent="0.5in" style:auto-text-indent="false"/>
    </style:style>
    <style:style style:name="P465" style:family="paragraph" style:parent-style-name="Text_20_body">
      <style:paragraph-properties fo:margin-left="0.5835in" fo:margin-right="0.0945in" fo:margin-top="0.0016in" fo:margin-bottom="0in" loext:contextual-spacing="false" fo:text-indent="0.5in" style:auto-text-indent="false"/>
    </style:style>
    <style:style style:name="P466" style:family="paragraph" style:parent-style-name="Text_20_body" style:master-page-name="Converted51">
      <style:paragraph-properties fo:margin-left="0.5827in" fo:margin-right="0.0945in" fo:margin-top="0.0528in" fo:margin-bottom="0in" loext:contextual-spacing="false" fo:text-indent="0.5in" style:auto-text-indent="false" style:page-number="auto"/>
    </style:style>
    <style:style style:name="P467" style:family="paragraph" style:parent-style-name="Text_20_body">
      <style:paragraph-properties fo:margin-left="0.5827in" fo:margin-right="0in" fo:text-indent="0.5in" style:auto-text-indent="false"/>
    </style:style>
    <style:style style:name="P468" style:family="paragraph" style:parent-style-name="Text_20_body">
      <style:paragraph-properties fo:margin-left="0.5835in" fo:margin-right="0.2374in" fo:text-indent="0.5in" style:auto-text-indent="false"/>
    </style:style>
    <style:style style:name="P469" style:family="paragraph" style:parent-style-name="Text_20_body">
      <style:paragraph-properties fo:margin-left="0.5827in" fo:margin-right="0.1189in" fo:text-indent="0.5in" style:auto-text-indent="false"/>
    </style:style>
    <style:style style:name="P470" style:family="paragraph" style:parent-style-name="Text_20_body">
      <style:paragraph-properties fo:margin-left="0.5827in" fo:margin-right="0.0791in" fo:text-indent="0.5in" style:auto-text-indent="false"/>
    </style:style>
    <style:style style:name="P471" style:family="paragraph" style:parent-style-name="Text_20_body">
      <style:paragraph-properties fo:margin-left="0.5827in" fo:margin-right="0.1827in" fo:text-indent="0.5in" style:auto-text-indent="false"/>
    </style:style>
    <style:style style:name="P472" style:family="paragraph" style:parent-style-name="Text_20_body">
      <style:paragraph-properties fo:margin-left="0.5835in" fo:margin-right="0.3256in" fo:text-indent="0.5in" style:auto-text-indent="false"/>
    </style:style>
    <style:style style:name="P473" style:family="paragraph" style:parent-style-name="Text_20_body">
      <style:paragraph-properties fo:margin-left="0.5835in" fo:margin-right="0.1335in" fo:text-indent="0.5in" style:auto-text-indent="false"/>
    </style:style>
    <style:style style:name="P474" style:family="paragraph" style:parent-style-name="Text_20_body">
      <style:paragraph-properties fo:margin-left="0.5835in" fo:margin-right="0.1626in" fo:text-indent="0.5in" style:auto-text-indent="false"/>
    </style:style>
    <style:style style:name="P475" style:family="paragraph" style:parent-style-name="Text_20_body" style:master-page-name="Converted52">
      <style:paragraph-properties fo:margin-left="0.5835in" fo:margin-right="0.3575in" fo:margin-top="0.0528in" fo:margin-bottom="0in" loext:contextual-spacing="false" fo:text-indent="0in" style:auto-text-indent="false" style:page-number="auto"/>
    </style:style>
    <style:style style:name="P476" style:family="paragraph" style:parent-style-name="Text_20_body">
      <style:paragraph-properties fo:margin-left="0.5835in" fo:margin-right="0.0839in" fo:text-indent="0.5in" style:auto-text-indent="false"/>
    </style:style>
    <style:style style:name="P477" style:family="paragraph" style:parent-style-name="Text_20_body">
      <style:paragraph-properties fo:margin-left="1.5925in" fo:margin-right="1.0925in" fo:text-align="center" style:justify-single-word="false" fo:text-indent="0in" style:auto-text-indent="false"/>
    </style:style>
    <style:style style:name="P478" style:family="paragraph" style:parent-style-name="Text_20_body">
      <style:paragraph-properties fo:margin-left="1.5925in" fo:margin-right="1.0937in" fo:margin-top="0.0626in" fo:margin-bottom="0in" loext:contextual-spacing="false" fo:text-align="center" style:justify-single-word="false" fo:text-indent="0in" style:auto-text-indent="false"/>
    </style:style>
    <style:style style:name="P479" style:family="paragraph" style:parent-style-name="Text_20_body">
      <style:paragraph-properties fo:margin-left="1.5925in" fo:margin-right="1.0937in" fo:text-align="center" style:justify-single-word="false" fo:text-indent="0in" style:auto-text-indent="false"/>
    </style:style>
    <style:style style:name="P480" style:family="paragraph" style:parent-style-name="Text_20_body">
      <style:paragraph-properties fo:margin-left="0.5827in" fo:margin-right="0.1409in" fo:text-indent="0.5in" style:auto-text-indent="false"/>
    </style:style>
    <style:style style:name="P481" style:family="paragraph" style:parent-style-name="Text_20_body">
      <style:paragraph-properties fo:margin-left="0.5835in" fo:margin-right="0in" fo:text-indent="0.5in" style:auto-text-indent="false"/>
    </style:style>
    <style:style style:name="P482" style:family="paragraph" style:parent-style-name="Text_20_body">
      <style:paragraph-properties fo:margin-left="0.5835in" fo:margin-right="0.2236in" fo:text-indent="0.5in" style:auto-text-indent="false"/>
    </style:style>
    <style:style style:name="P483" style:family="paragraph" style:parent-style-name="Text_20_body">
      <style:paragraph-properties fo:margin-left="2.7339in" fo:margin-right="0in" fo:margin-top="0.0626in" fo:margin-bottom="0in" loext:contextual-spacing="false" fo:text-indent="0in" style:auto-text-indent="false"/>
    </style:style>
    <style:style style:name="P484" style:family="paragraph" style:parent-style-name="Text_20_body">
      <style:paragraph-properties fo:margin-left="0.0827in" fo:margin-right="0.3118in" fo:text-indent="0.5in" style:auto-text-indent="false"/>
    </style:style>
    <style:style style:name="P485" style:family="paragraph" style:parent-style-name="Text_20_body">
      <style:paragraph-properties fo:margin-left="0.0835in" fo:margin-right="0.1772in" fo:text-indent="0.5in" style:auto-text-indent="false"/>
    </style:style>
    <style:style style:name="P486" style:family="paragraph" style:parent-style-name="Text_20_body">
      <style:paragraph-properties fo:margin-left="0.0827in" fo:margin-right="0.3953in" fo:text-indent="0.5in" style:auto-text-indent="false"/>
    </style:style>
    <style:style style:name="P487" style:family="paragraph" style:parent-style-name="Text_20_body">
      <style:paragraph-properties fo:margin-left="0.0835in" fo:margin-right="0.1571in" fo:margin-top="0.002in" fo:margin-bottom="0in" loext:contextual-spacing="false" fo:text-indent="0in" style:auto-text-indent="false"/>
    </style:style>
    <style:style style:name="P488" style:family="paragraph" style:parent-style-name="Text_20_body">
      <style:paragraph-properties fo:margin-left="0.5835in" fo:margin-right="0.0972in" fo:margin-top="0.0028in" fo:margin-bottom="0in" loext:contextual-spacing="false" style:line-height-at-least="0.3819in" fo:text-indent="0in" style:auto-text-indent="false"/>
    </style:style>
    <style:style style:name="P489" style:family="paragraph" style:parent-style-name="Text_20_body">
      <style:paragraph-properties fo:margin-left="0.0827in" fo:margin-right="0in" fo:margin-top="0.0035in" fo:margin-bottom="0in" loext:contextual-spacing="false" fo:text-indent="0in" style:auto-text-indent="false"/>
    </style:style>
    <style:style style:name="P490" style:family="paragraph" style:parent-style-name="Text_20_body">
      <style:paragraph-properties fo:margin-left="0.0827in" fo:margin-right="0in" fo:margin-top="0.0008in" fo:margin-bottom="0in" loext:contextual-spacing="false" fo:text-indent="0in" style:auto-text-indent="false"/>
    </style:style>
    <style:style style:name="P491" style:family="paragraph" style:parent-style-name="Text_20_body">
      <style:paragraph-properties fo:margin-left="0.0835in" fo:margin-right="0.2283in" fo:text-align="justify" style:justify-single-word="false" fo:text-indent="0.5in" style:auto-text-indent="false"/>
    </style:style>
    <style:style style:name="P492" style:family="paragraph" style:parent-style-name="Text_20_body">
      <style:paragraph-properties fo:margin-left="0.0835in" fo:margin-right="0.1071in" fo:text-indent="0.5in" style:auto-text-indent="false"/>
    </style:style>
    <style:style style:name="P493" style:family="paragraph" style:parent-style-name="Text_20_body">
      <style:paragraph-properties fo:margin-left="0.0835in" fo:margin-right="0.1071in" fo:text-align="justify" style:justify-single-word="false" fo:text-indent="0.5in" style:auto-text-indent="false"/>
    </style:style>
    <style:style style:name="P494" style:family="paragraph" style:parent-style-name="Text_20_body">
      <style:paragraph-properties fo:margin-left="0.0835in" fo:margin-right="0.0472in" fo:text-indent="0.5in" style:auto-text-indent="false"/>
    </style:style>
    <style:style style:name="P495" style:family="paragraph" style:parent-style-name="Text_20_body">
      <style:paragraph-properties fo:margin-left="0.0835in" fo:margin-right="0.0472in" fo:line-height="100%" fo:text-indent="0.5in" style:auto-text-indent="false"/>
    </style:style>
    <style:style style:name="P496" style:family="paragraph" style:parent-style-name="Text_20_body">
      <style:paragraph-properties fo:margin-left="0.0835in" fo:margin-right="0.152in" fo:text-indent="0.5in" style:auto-text-indent="false"/>
    </style:style>
    <style:style style:name="P497" style:family="paragraph" style:parent-style-name="Text_20_body">
      <style:paragraph-properties fo:margin-left="0.0835in" fo:margin-right="0.2874in" fo:text-indent="0.5in" style:auto-text-indent="false"/>
    </style:style>
    <style:style style:name="P498" style:family="paragraph" style:parent-style-name="Text_20_body" style:master-page-name="Converted96">
      <style:paragraph-properties fo:margin-left="0.0835in" fo:margin-right="0.2874in" fo:margin-top="0.0535in" fo:margin-bottom="0in" loext:contextual-spacing="false" fo:line-height="100%" fo:text-indent="0.5in" style:auto-text-indent="false" style:page-number="auto"/>
    </style:style>
    <style:style style:name="P499" style:family="paragraph" style:parent-style-name="Text_20_body">
      <style:paragraph-properties fo:margin-left="0.0827in" fo:margin-right="0.6638in" fo:text-indent="0in" style:auto-text-indent="false"/>
    </style:style>
    <style:style style:name="P500" style:family="paragraph" style:parent-style-name="Text_20_body">
      <style:paragraph-properties fo:margin-left="0.0835in" fo:margin-right="0.4272in" fo:text-indent="0.5in" style:auto-text-indent="false"/>
    </style:style>
    <style:style style:name="P501" style:family="paragraph" style:parent-style-name="Text_20_body">
      <style:paragraph-properties fo:margin-left="0.0835in" fo:margin-right="0.1445in" fo:margin-top="0.0008in" fo:margin-bottom="0in" loext:contextual-spacing="false" fo:text-indent="0.5in" style:auto-text-indent="false"/>
    </style:style>
    <style:style style:name="P502" style:family="paragraph" style:parent-style-name="Text_20_body">
      <style:paragraph-properties fo:margin-left="0.0835in" fo:margin-right="0.1382in" fo:text-indent="0.5in" style:auto-text-indent="false"/>
    </style:style>
    <style:style style:name="P503" style:family="paragraph" style:parent-style-name="Text_20_body">
      <style:paragraph-properties fo:margin-left="0.0835in" fo:margin-right="0.4028in" fo:text-indent="0.5in" style:auto-text-indent="false"/>
    </style:style>
    <style:style style:name="P504" style:family="paragraph" style:parent-style-name="Text_20_body">
      <style:paragraph-properties fo:margin-left="0.5835in" fo:margin-right="0.3799in" fo:margin-top="0.0035in" fo:margin-bottom="0in" loext:contextual-spacing="false" style:line-height-at-least="0.3819in" fo:text-indent="0in" style:auto-text-indent="false"/>
    </style:style>
    <style:style style:name="P505" style:family="paragraph" style:parent-style-name="Text_20_body">
      <style:paragraph-properties fo:margin-left="0.0835in" fo:margin-right="0.0602in" fo:text-indent="0.5in" style:auto-text-indent="false"/>
    </style:style>
    <style:style style:name="P506" style:family="paragraph" style:parent-style-name="Text_20_body">
      <style:paragraph-properties fo:margin-left="0.0827in" fo:margin-right="0.1264in" fo:text-indent="0.5in" style:auto-text-indent="false"/>
    </style:style>
    <style:style style:name="P507" style:family="paragraph" style:parent-style-name="Text_20_body">
      <style:paragraph-properties fo:margin-left="0.0835in" fo:margin-right="0.2008in" fo:text-indent="0.5in" style:auto-text-indent="false"/>
    </style:style>
    <style:style style:name="P508" style:family="paragraph" style:parent-style-name="Text_20_body">
      <style:paragraph-properties fo:margin-left="0.0835in" fo:margin-right="0.1252in" fo:text-align="justify" style:justify-single-word="false" fo:text-indent="0.5in" style:auto-text-indent="false"/>
    </style:style>
    <style:style style:name="P509" style:family="paragraph" style:parent-style-name="Text_20_body">
      <style:paragraph-properties fo:margin-left="0.0835in" fo:margin-right="0.2555in" fo:text-indent="0.5in" style:auto-text-indent="false"/>
    </style:style>
    <style:style style:name="P510" style:family="paragraph" style:parent-style-name="Text_20_body">
      <style:paragraph-properties fo:margin-left="0.0835in" fo:margin-right="0.1681in" fo:margin-top="0.0008in" fo:margin-bottom="0in" loext:contextual-spacing="false" fo:text-indent="0.5in" style:auto-text-indent="false"/>
    </style:style>
    <style:style style:name="P511" style:family="paragraph" style:parent-style-name="Text_20_body">
      <style:paragraph-properties fo:margin-left="0.0827in" fo:margin-right="0.1154in" fo:text-indent="0.5in" style:auto-text-indent="false"/>
    </style:style>
    <style:style style:name="P512" style:family="paragraph" style:parent-style-name="Text_20_body">
      <style:paragraph-properties fo:margin-left="0.0827in" fo:margin-right="0.1154in" fo:margin-top="0.0008in" fo:margin-bottom="0in" loext:contextual-spacing="false" fo:text-indent="0.5in" style:auto-text-indent="false"/>
    </style:style>
    <style:style style:name="P513" style:family="paragraph" style:parent-style-name="Text_20_body">
      <style:paragraph-properties fo:margin-left="0.0835in" fo:margin-right="0.2583in" fo:margin-top="0.0043in" fo:margin-bottom="0in" loext:contextual-spacing="false" fo:text-indent="0.5in" style:auto-text-indent="false"/>
    </style:style>
    <style:style style:name="P514" style:family="paragraph" style:parent-style-name="Text_20_body" style:master-page-name="Converted57">
      <style:paragraph-properties fo:margin-left="0.0835in" fo:margin-right="0.2508in" fo:margin-top="0.0528in" fo:margin-bottom="0in" loext:contextual-spacing="false" fo:text-align="justify" style:justify-single-word="false" fo:text-indent="0in" style:auto-text-indent="false" style:page-number="auto"/>
    </style:style>
    <style:style style:name="P515" style:family="paragraph" style:parent-style-name="Text_20_body">
      <style:paragraph-properties fo:margin-left="0.0827in" fo:margin-right="0.0827in" fo:text-indent="0.5in" style:auto-text-indent="false"/>
    </style:style>
    <style:style style:name="P516" style:family="paragraph" style:parent-style-name="Text_20_body">
      <style:paragraph-properties fo:margin-left="0.0835in" fo:margin-right="0.1165in" fo:text-indent="0.5in" style:auto-text-indent="false"/>
    </style:style>
    <style:style style:name="P517" style:family="paragraph" style:parent-style-name="Text_20_body">
      <style:paragraph-properties fo:margin-left="0.0835in" fo:margin-right="0.5563in" fo:text-indent="0.5in" style:auto-text-indent="false"/>
    </style:style>
    <style:style style:name="P518" style:family="paragraph" style:parent-style-name="Text_20_body">
      <style:paragraph-properties fo:margin-left="0.0835in" fo:margin-right="0.1811in" fo:text-indent="0.5in" style:auto-text-indent="false"/>
    </style:style>
    <style:style style:name="P519" style:family="paragraph" style:parent-style-name="Text_20_body">
      <style:paragraph-properties fo:margin-left="0.0835in" fo:margin-right="0.2492in" fo:margin-top="0.0008in" fo:margin-bottom="0in" loext:contextual-spacing="false" fo:text-indent="0.5in" style:auto-text-indent="false"/>
    </style:style>
    <style:style style:name="P520" style:family="paragraph" style:parent-style-name="Text_20_body">
      <style:paragraph-properties fo:margin-left="0.0835in" fo:margin-right="0.3819in" fo:text-align="justify" style:justify-single-word="false" fo:text-indent="0.5in" style:auto-text-indent="false"/>
    </style:style>
    <style:style style:name="P521" style:family="paragraph" style:parent-style-name="Text_20_body">
      <style:paragraph-properties fo:margin-left="0.5835in" fo:margin-right="0.5626in" fo:margin-top="0.0618in" fo:margin-bottom="0in" loext:contextual-spacing="false" fo:line-height="200%" fo:text-indent="0in" style:auto-text-indent="false"/>
    </style:style>
    <style:style style:name="P522" style:family="paragraph" style:parent-style-name="Text_20_body">
      <style:paragraph-properties fo:margin-left="0.5835in" fo:margin-right="0.6882in" fo:margin-top="0.0043in" fo:margin-bottom="0in" loext:contextual-spacing="false" style:line-height-at-least="0.3819in" fo:text-indent="0in" style:auto-text-indent="false"/>
    </style:style>
    <style:style style:name="P523" style:family="paragraph" style:parent-style-name="Text_20_body">
      <style:paragraph-properties fo:margin-left="0.0835in" fo:margin-right="0.15in" fo:text-indent="0.5in" style:auto-text-indent="false"/>
    </style:style>
    <style:style style:name="P524" style:family="paragraph" style:parent-style-name="Text_20_body">
      <style:paragraph-properties fo:margin-left="0.5835in" fo:margin-right="0.4091in" fo:line-height="200%" fo:text-indent="0in" style:auto-text-indent="false"/>
    </style:style>
    <style:style style:name="P525" style:family="paragraph" style:parent-style-name="Text_20_body">
      <style:paragraph-properties fo:margin-left="0.0827in" fo:margin-right="0.1827in" fo:margin-top="0.0626in" fo:margin-bottom="0in" loext:contextual-spacing="false" fo:text-indent="0.5in" style:auto-text-indent="false"/>
    </style:style>
    <style:style style:name="P526" style:family="paragraph" style:parent-style-name="Text_20_body">
      <style:paragraph-properties fo:margin-left="0.0827in" fo:margin-right="0.1827in" fo:text-indent="0.5in" style:auto-text-indent="false"/>
    </style:style>
    <style:style style:name="P527" style:family="paragraph" style:parent-style-name="Text_20_body">
      <style:paragraph-properties fo:margin-left="0.0827in" fo:margin-right="0.2618in" fo:text-indent="0.5in" style:auto-text-indent="false"/>
    </style:style>
    <style:style style:name="P528" style:family="paragraph" style:parent-style-name="Text_20_body">
      <style:paragraph-properties fo:margin-left="0.0835in" fo:margin-right="0.1661in" fo:text-indent="0.5in" style:auto-text-indent="false"/>
    </style:style>
    <style:style style:name="P529" style:family="paragraph" style:parent-style-name="Text_20_body">
      <style:paragraph-properties fo:margin-left="0.0835in" fo:margin-right="0.2209in" fo:margin-top="0.0008in" fo:margin-bottom="0in" loext:contextual-spacing="false" fo:text-indent="0.5in" style:auto-text-indent="false"/>
    </style:style>
    <style:style style:name="P530" style:family="paragraph" style:parent-style-name="Text_20_body">
      <style:paragraph-properties fo:margin-left="0.0835in" fo:margin-right="0.0953in" fo:text-indent="0.5in" style:auto-text-indent="false"/>
    </style:style>
    <style:style style:name="P531" style:family="paragraph" style:parent-style-name="Text_20_body">
      <style:paragraph-properties fo:margin-left="0.0835in" fo:margin-right="0.2098in" fo:text-indent="0.5in" style:auto-text-indent="false"/>
    </style:style>
    <style:style style:name="P532" style:family="paragraph" style:parent-style-name="Text_20_body">
      <style:paragraph-properties fo:margin-left="0.0835in" fo:margin-right="0.1654in" fo:text-indent="0.5in" style:auto-text-indent="false"/>
    </style:style>
    <style:style style:name="P533" style:family="paragraph" style:parent-style-name="Text_20_body">
      <style:paragraph-properties fo:margin-left="0.0835in" fo:margin-right="0.0937in" fo:margin-top="0.0626in" fo:margin-bottom="0in" loext:contextual-spacing="false" fo:text-indent="0.5in" style:auto-text-indent="false"/>
    </style:style>
    <style:style style:name="P534" style:family="paragraph" style:parent-style-name="Text_20_body">
      <style:paragraph-properties fo:margin-left="0.0835in" fo:margin-right="0.0937in" fo:text-indent="0.5in" style:auto-text-indent="false"/>
    </style:style>
    <style:style style:name="P535" style:family="paragraph" style:parent-style-name="Text_20_body">
      <style:paragraph-properties fo:margin-left="0.5835in" fo:margin-right="1.4327in" fo:line-height="200%" fo:text-indent="0in" style:auto-text-indent="false"/>
    </style:style>
    <style:style style:name="P536" style:family="paragraph" style:parent-style-name="Text_20_body">
      <style:paragraph-properties fo:margin-left="0.0827in" fo:margin-right="0.1646in" fo:margin-top="0.002in" fo:margin-bottom="0in" loext:contextual-spacing="false" fo:text-indent="0.5in" style:auto-text-indent="false"/>
    </style:style>
    <style:style style:name="P537" style:family="paragraph" style:parent-style-name="Text_20_body">
      <style:paragraph-properties fo:margin-left="0.0835in" fo:margin-right="0.0992in" fo:text-indent="0.5in" style:auto-text-indent="false"/>
    </style:style>
    <style:style style:name="P538" style:family="paragraph" style:parent-style-name="Text_20_body">
      <style:paragraph-properties fo:margin-left="0.0835in" fo:margin-right="0.1634in" fo:text-indent="0.5in" style:auto-text-indent="false"/>
    </style:style>
    <style:style style:name="P539" style:family="paragraph" style:parent-style-name="Text_20_body">
      <style:paragraph-properties fo:margin-left="0.0827in" fo:margin-right="0.0902in" fo:text-indent="0.5in" style:auto-text-indent="false"/>
    </style:style>
    <style:style style:name="P540" style:family="paragraph" style:parent-style-name="Text_20_body">
      <style:paragraph-properties fo:margin-left="0.0835in" fo:margin-right="0.2835in" fo:text-indent="0.5in" style:auto-text-indent="false"/>
    </style:style>
    <style:style style:name="P541" style:family="paragraph" style:parent-style-name="Text_20_body">
      <style:paragraph-properties fo:margin-left="0.0835in" fo:margin-right="0.0382in" fo:margin-top="0.0618in" fo:margin-bottom="0in" loext:contextual-spacing="false" fo:text-indent="0.5in" style:auto-text-indent="false"/>
    </style:style>
    <style:style style:name="P542" style:family="paragraph" style:parent-style-name="Text_20_body">
      <style:paragraph-properties fo:margin-left="0.0835in" fo:margin-right="0.5992in" fo:margin-top="0.0008in" fo:margin-bottom="0in" loext:contextual-spacing="false" fo:text-indent="0.5in" style:auto-text-indent="false"/>
    </style:style>
    <style:style style:name="P543" style:family="paragraph" style:parent-style-name="Text_20_body">
      <style:paragraph-properties fo:margin-left="0.0835in" fo:margin-right="0.2028in" fo:margin-top="0.0008in" fo:margin-bottom="0in" loext:contextual-spacing="false" fo:text-indent="0.5in" style:auto-text-indent="false"/>
    </style:style>
    <style:style style:name="P544" style:family="paragraph" style:parent-style-name="Text_20_body">
      <style:paragraph-properties fo:margin-left="0.0835in" fo:margin-right="0.45in" fo:text-indent="0.5in" style:auto-text-indent="false"/>
    </style:style>
    <style:style style:name="P545" style:family="paragraph" style:parent-style-name="Text_20_body">
      <style:paragraph-properties fo:margin-left="0.0835in" fo:margin-right="0.45in" fo:margin-top="0.0008in" fo:margin-bottom="0in" loext:contextual-spacing="false" fo:text-indent="0.5in" style:auto-text-indent="false"/>
    </style:style>
    <style:style style:name="P546" style:family="paragraph" style:parent-style-name="Text_20_body">
      <style:paragraph-properties fo:margin-left="0.0835in" fo:margin-right="0.6909in" fo:margin-top="0.0008in" fo:margin-bottom="0in" loext:contextual-spacing="false" fo:text-indent="0.5in" style:auto-text-indent="false"/>
    </style:style>
    <style:style style:name="P547" style:family="paragraph" style:parent-style-name="Text_20_body">
      <style:paragraph-properties fo:margin-left="0.0827in" fo:margin-right="0.378in" fo:text-align="justify" style:justify-single-word="false" fo:text-indent="0.5in" style:auto-text-indent="false"/>
    </style:style>
    <style:style style:name="P548" style:family="paragraph" style:parent-style-name="Text_20_body" style:master-page-name="Converted64">
      <style:paragraph-properties fo:margin-left="0.0827in" fo:margin-right="0.0437in" fo:margin-top="0.0543in" fo:margin-bottom="0in" loext:contextual-spacing="false" fo:text-indent="0.5in" style:auto-text-indent="false" style:page-number="auto"/>
    </style:style>
    <style:style style:name="P549" style:family="paragraph" style:parent-style-name="Text_20_body">
      <style:paragraph-properties fo:margin-left="0.5835in" fo:margin-right="0.4264in" fo:margin-top="0.0055in" fo:margin-bottom="0in" loext:contextual-spacing="false" style:line-height-at-least="0.3819in" fo:text-indent="0in" style:auto-text-indent="false"/>
    </style:style>
    <style:style style:name="P550" style:family="paragraph" style:parent-style-name="Text_20_body">
      <style:paragraph-properties fo:margin-left="0.0827in" fo:margin-right="0.2638in" fo:margin-top="0.0028in" fo:margin-bottom="0in" loext:contextual-spacing="false" fo:text-indent="0in" style:auto-text-indent="false"/>
    </style:style>
    <style:style style:name="P551" style:family="paragraph" style:parent-style-name="Text_20_body">
      <style:paragraph-properties fo:margin-left="0.0835in" fo:margin-right="0.1591in" fo:margin-top="0.0008in" fo:margin-bottom="0in" loext:contextual-spacing="false" fo:text-indent="0.5in" style:auto-text-indent="false"/>
    </style:style>
    <style:style style:name="P552" style:family="paragraph" style:parent-style-name="Text_20_body">
      <style:paragraph-properties fo:margin-left="0.0835in" fo:margin-right="0.1591in" fo:line-height="100%" fo:text-indent="0.5in" style:auto-text-indent="false"/>
    </style:style>
    <style:style style:name="P553" style:family="paragraph" style:parent-style-name="Text_20_body">
      <style:paragraph-properties fo:margin-left="0.0827in" fo:margin-right="0.0728in" fo:text-indent="0.5in" style:auto-text-indent="false"/>
    </style:style>
    <style:style style:name="P554" style:family="paragraph" style:parent-style-name="Text_20_body">
      <style:paragraph-properties fo:margin-left="0.0827in" fo:margin-right="0.2382in" fo:text-indent="0in" style:auto-text-indent="false"/>
    </style:style>
    <style:style style:name="P555" style:family="paragraph" style:parent-style-name="Text_20_body">
      <style:paragraph-properties fo:margin-left="0.0835in" fo:margin-right="0.0201in" fo:text-indent="0.5in" style:auto-text-indent="false"/>
    </style:style>
    <style:style style:name="P556" style:family="paragraph" style:parent-style-name="Text_20_body">
      <style:paragraph-properties fo:margin-left="0.0835in" fo:margin-right="0.2634in" fo:margin-top="0.002in" fo:margin-bottom="0in" loext:contextual-spacing="false" fo:text-align="justify" style:justify-single-word="false" fo:text-indent="0.5in" style:auto-text-indent="false"/>
    </style:style>
    <style:style style:name="P557" style:family="paragraph" style:parent-style-name="Text_20_body">
      <style:paragraph-properties fo:margin-left="2.8752in" fo:margin-right="0in" fo:text-indent="0in" style:auto-text-indent="false"/>
    </style:style>
    <style:style style:name="P558" style:family="paragraph" style:parent-style-name="Text_20_body">
      <style:paragraph-properties fo:margin-left="0.0827in" fo:margin-right="0.1772in" fo:text-indent="0.5in" style:auto-text-indent="false"/>
    </style:style>
    <style:style style:name="P559" style:family="paragraph" style:parent-style-name="Text_20_body" style:master-page-name="Converted66">
      <style:paragraph-properties fo:margin-left="0.0827in" fo:margin-right="0.1209in" fo:margin-top="0.0543in" fo:margin-bottom="0in" loext:contextual-spacing="false" fo:text-align="justify" style:justify-single-word="false" fo:text-indent="0.5in" style:auto-text-indent="false" style:page-number="auto"/>
    </style:style>
    <style:style style:name="P560" style:family="paragraph" style:parent-style-name="Text_20_body" style:master-page-name="Converted67">
      <style:paragraph-properties fo:margin-left="1.7591in" fo:margin-right="1.7583in" fo:margin-top="0.0528in" fo:margin-bottom="0in" loext:contextual-spacing="false" fo:line-height="200%" fo:text-align="center" style:justify-single-word="false" fo:text-indent="0in" style:auto-text-indent="false" style:page-number="auto"/>
    </style:style>
    <style:style style:name="P561" style:family="paragraph" style:parent-style-name="Text_20_body" style:master-page-name="Converted68">
      <style:paragraph-properties fo:margin-left="2.3591in" fo:margin-right="0in" fo:margin-top="0.0528in" fo:margin-bottom="0in" loext:contextual-spacing="false" fo:text-indent="0in" style:auto-text-indent="false" style:page-number="auto"/>
    </style:style>
    <style:style style:name="P562" style:family="paragraph" style:parent-style-name="Text_20_body">
      <style:paragraph-properties fo:margin-left="0.0827in" fo:margin-right="0.1083in" fo:text-indent="0.5in" style:auto-text-indent="false"/>
    </style:style>
    <style:style style:name="P563" style:family="paragraph" style:parent-style-name="Text_20_body">
      <style:paragraph-properties fo:margin-left="0.0827in" fo:margin-right="0.289in" fo:text-indent="0in" style:auto-text-indent="false"/>
    </style:style>
    <style:style style:name="P564" style:family="paragraph" style:parent-style-name="Text_20_body" style:master-page-name="Converted69">
      <style:paragraph-properties fo:margin-left="0.0835in" fo:margin-right="0.2228in" fo:margin-top="0.0543in" fo:margin-bottom="0in" loext:contextual-spacing="false" fo:text-indent="0.5in" style:auto-text-indent="false" style:page-number="auto"/>
    </style:style>
    <style:style style:name="P565" style:family="paragraph" style:parent-style-name="Text_20_body">
      <style:paragraph-properties fo:margin-left="0.0827in" fo:margin-right="0.4953in" fo:text-indent="0.5in" style:auto-text-indent="false"/>
    </style:style>
    <style:style style:name="P566" style:family="paragraph" style:parent-style-name="Text_20_body">
      <style:paragraph-properties fo:margin-left="0.0835in" fo:margin-right="0.1071in" fo:text-indent="0in" style:auto-text-indent="false"/>
    </style:style>
    <style:style style:name="P567" style:family="paragraph" style:parent-style-name="Text_20_body">
      <style:paragraph-properties fo:margin-left="0.0835in" fo:margin-right="0.1583in" fo:margin-top="0.0618in" fo:margin-bottom="0in" loext:contextual-spacing="false" fo:text-indent="0.5in" style:auto-text-indent="false"/>
    </style:style>
    <style:style style:name="P568" style:family="paragraph" style:parent-style-name="Text_20_body">
      <style:paragraph-properties fo:margin-left="0.0827in" fo:margin-right="0.6854in" fo:margin-top="0.0008in" fo:margin-bottom="0in" loext:contextual-spacing="false" fo:text-indent="0in" style:auto-text-indent="false"/>
    </style:style>
    <style:style style:name="P569" style:family="paragraph" style:parent-style-name="Text_20_body">
      <style:paragraph-properties fo:margin-left="0.0827in" fo:margin-right="0.1543in" fo:text-indent="0.5in" style:auto-text-indent="false"/>
    </style:style>
    <style:style style:name="P570" style:family="paragraph" style:parent-style-name="Text_20_body">
      <style:paragraph-properties fo:margin-left="0.0827in" fo:margin-right="0.1543in" fo:text-align="justify" style:justify-single-word="false" fo:text-indent="0.5in" style:auto-text-indent="false"/>
    </style:style>
    <style:style style:name="P571" style:family="paragraph" style:parent-style-name="Text_20_body">
      <style:paragraph-properties fo:margin-left="0.0835in" fo:margin-right="0.3654in" fo:text-indent="0.5in" style:auto-text-indent="false"/>
    </style:style>
    <style:style style:name="P572" style:family="paragraph" style:parent-style-name="Text_20_body">
      <style:paragraph-properties fo:margin-left="0.0835in" fo:margin-right="0.0819in" fo:text-indent="0.5in" style:auto-text-indent="false"/>
    </style:style>
    <style:style style:name="P573" style:family="paragraph" style:parent-style-name="Text_20_body">
      <style:paragraph-properties fo:margin-left="0.5835in" fo:margin-right="0.5016in" fo:line-height="200%" fo:text-indent="0in" style:auto-text-indent="false"/>
    </style:style>
    <style:style style:name="P574" style:family="paragraph" style:parent-style-name="Text_20_body">
      <style:paragraph-properties fo:margin-left="0.0827in" fo:margin-right="0.1319in" fo:text-indent="0.5in" style:auto-text-indent="false"/>
    </style:style>
    <style:style style:name="P575" style:family="paragraph" style:parent-style-name="Text_20_body">
      <style:paragraph-properties fo:margin-left="0.0827in" fo:margin-right="0.5602in" fo:text-indent="0.5in" style:auto-text-indent="false"/>
    </style:style>
    <style:style style:name="P576" style:family="paragraph" style:parent-style-name="Text_20_body">
      <style:paragraph-properties fo:margin-left="0.0835in" fo:margin-right="0.1854in" fo:text-align="justify" style:justify-single-word="false" fo:text-indent="0.5in" style:auto-text-indent="false"/>
    </style:style>
    <style:style style:name="P577" style:family="paragraph" style:parent-style-name="Text_20_body">
      <style:paragraph-properties fo:margin-left="0.0827in" fo:margin-right="0.0854in" fo:margin-top="0.0028in" fo:margin-bottom="0in" loext:contextual-spacing="false" fo:text-indent="0.5in" style:auto-text-indent="false"/>
    </style:style>
    <style:style style:name="P578" style:family="paragraph" style:parent-style-name="Text_20_body">
      <style:paragraph-properties fo:margin-left="0.0827in" fo:margin-right="0.0854in" fo:margin-top="0.0008in" fo:margin-bottom="0in" loext:contextual-spacing="false" fo:text-indent="0.5in" style:auto-text-indent="false"/>
    </style:style>
    <style:style style:name="P579" style:family="paragraph" style:parent-style-name="Text_20_body">
      <style:paragraph-properties fo:margin-left="0.0827in" fo:margin-right="0.0854in" fo:text-indent="0.5in" style:auto-text-indent="false"/>
    </style:style>
    <style:style style:name="P580" style:family="paragraph" style:parent-style-name="Text_20_body" style:master-page-name="Converted73">
      <style:paragraph-properties fo:margin-left="2.3402in" fo:margin-right="0in" fo:margin-top="0.0528in" fo:margin-bottom="0in" loext:contextual-spacing="false" fo:text-indent="0in" style:auto-text-indent="false" style:page-number="auto"/>
    </style:style>
    <style:style style:name="P581" style:family="paragraph" style:parent-style-name="Text_20_body">
      <style:paragraph-properties fo:margin-left="0.0835in" fo:margin-right="0.4736in" fo:text-indent="0.5in" style:auto-text-indent="false"/>
    </style:style>
    <style:style style:name="P582" style:family="paragraph" style:parent-style-name="Text_20_body">
      <style:paragraph-properties fo:margin-left="0.5835in" fo:margin-right="0.1898in" fo:margin-top="0.0028in" fo:margin-bottom="0in" loext:contextual-spacing="false" style:line-height-at-least="0.3819in" fo:text-indent="0in" style:auto-text-indent="false"/>
    </style:style>
    <style:style style:name="P583" style:family="paragraph" style:parent-style-name="Text_20_body">
      <style:paragraph-properties fo:margin-left="0.5835in" fo:margin-right="0.9929in" fo:line-height="200%" fo:text-indent="0in" style:auto-text-indent="false"/>
    </style:style>
    <style:style style:name="P584" style:family="paragraph" style:parent-style-name="Text_20_body">
      <style:paragraph-properties fo:margin-left="0.0835in" fo:margin-right="0.0957in" fo:margin-top="0.0016in" fo:margin-bottom="0in" loext:contextual-spacing="false" fo:text-indent="0.5in" style:auto-text-indent="false"/>
    </style:style>
    <style:style style:name="P585" style:family="paragraph" style:parent-style-name="Text_20_body">
      <style:paragraph-properties fo:margin-left="0.0835in" fo:margin-right="0.1264in" fo:text-indent="0.5in" style:auto-text-indent="false"/>
    </style:style>
    <style:style style:name="P586" style:family="paragraph" style:parent-style-name="Text_20_body">
      <style:paragraph-properties fo:margin-left="0.0835in" fo:margin-right="0.5429in" fo:text-indent="0.5in" style:auto-text-indent="false"/>
    </style:style>
    <style:style style:name="P587" style:family="paragraph" style:parent-style-name="Text_20_body">
      <style:paragraph-properties fo:margin-left="0.0835in" fo:margin-right="0.5937in" fo:text-indent="0.5in" style:auto-text-indent="false"/>
    </style:style>
    <style:style style:name="P588" style:family="paragraph" style:parent-style-name="Text_20_body">
      <style:paragraph-properties fo:margin-left="0.5835in" fo:margin-right="0.6457in" fo:text-indent="0in" style:auto-text-indent="false"/>
    </style:style>
    <style:style style:name="P589" style:family="paragraph" style:parent-style-name="Text_20_body">
      <style:paragraph-properties fo:margin-left="0.0835in" fo:margin-right="0.0811in" fo:text-indent="0.5in" style:auto-text-indent="false"/>
    </style:style>
    <style:style style:name="P590" style:family="paragraph" style:parent-style-name="Text_20_body">
      <style:paragraph-properties fo:margin-left="0.0835in" fo:margin-right="0.2654in" fo:text-indent="0.5in" style:auto-text-indent="false"/>
    </style:style>
    <style:style style:name="P591" style:family="paragraph" style:parent-style-name="Text_20_body">
      <style:paragraph-properties fo:margin-left="0.5835in" fo:margin-right="0.1028in" fo:margin-top="0.0008in" fo:margin-bottom="0in" loext:contextual-spacing="false" fo:line-height="200%" fo:text-indent="0in" style:auto-text-indent="false"/>
    </style:style>
    <style:style style:name="P592" style:family="paragraph" style:parent-style-name="Text_20_body">
      <style:paragraph-properties fo:margin-left="0.0827in" fo:margin-right="0.1272in" fo:text-indent="0.5in" style:auto-text-indent="false"/>
    </style:style>
    <style:style style:name="P593" style:family="paragraph" style:parent-style-name="Text_20_body">
      <style:paragraph-properties fo:margin-left="0.0827in" fo:margin-right="0.1272in" fo:margin-top="0.0008in" fo:margin-bottom="0in" loext:contextual-spacing="false" fo:text-indent="0.5in" style:auto-text-indent="false"/>
    </style:style>
    <style:style style:name="P594" style:family="paragraph" style:parent-style-name="Text_20_body">
      <style:paragraph-properties fo:margin-left="0.0835in" fo:margin-right="0.0925in" fo:text-align="justify" style:justify-single-word="false" fo:text-indent="0in" style:auto-text-indent="false"/>
    </style:style>
    <style:style style:name="P595" style:family="paragraph" style:parent-style-name="Text_20_body">
      <style:paragraph-properties fo:margin-left="0.0827in" fo:margin-right="0.1047in" fo:text-indent="0.5in" style:auto-text-indent="false"/>
    </style:style>
    <style:style style:name="P596" style:family="paragraph" style:parent-style-name="Text_20_body">
      <style:paragraph-properties fo:margin-left="0.0835in" fo:margin-right="0.2319in" fo:text-indent="0.5in" style:auto-text-indent="false"/>
    </style:style>
    <style:style style:name="P597" style:family="paragraph" style:parent-style-name="Text_20_body">
      <style:paragraph-properties fo:margin-left="0.0835in" fo:margin-right="0.0791in" fo:text-indent="0.5in" style:auto-text-indent="false"/>
    </style:style>
    <style:style style:name="P598" style:family="paragraph" style:parent-style-name="Text_20_body">
      <style:paragraph-properties fo:margin-left="0.0827in" fo:margin-right="0.4472in" fo:margin-top="0.0618in" fo:margin-bottom="0in" loext:contextual-spacing="false" fo:text-indent="0.5in" style:auto-text-indent="false"/>
    </style:style>
    <style:style style:name="P599" style:family="paragraph" style:parent-style-name="Text_20_body">
      <style:paragraph-properties fo:margin-left="0.0835in" fo:margin-right="0.1909in" fo:text-indent="0.5in" style:auto-text-indent="false"/>
    </style:style>
    <style:style style:name="P600" style:family="paragraph" style:parent-style-name="Text_20_body">
      <style:paragraph-properties fo:margin-left="0.0835in" fo:margin-right="0.5055in" fo:margin-top="0.0008in" fo:margin-bottom="0in" loext:contextual-spacing="false" fo:text-indent="0.5in" style:auto-text-indent="false"/>
    </style:style>
    <style:style style:name="P601" style:family="paragraph" style:parent-style-name="Text_20_body">
      <style:paragraph-properties fo:margin-left="0.0827in" fo:margin-right="0.3866in" fo:text-indent="0.5in" style:auto-text-indent="false"/>
    </style:style>
    <style:style style:name="P602" style:family="paragraph" style:parent-style-name="Text_20_body">
      <style:paragraph-properties fo:margin-left="0.0827in" fo:margin-right="0.1972in" fo:text-indent="0.5in" style:auto-text-indent="false"/>
    </style:style>
    <style:style style:name="P603" style:family="paragraph" style:parent-style-name="Text_20_body" style:master-page-name="Converted80">
      <style:paragraph-properties fo:margin-left="0.0827in" fo:margin-right="0.0953in" fo:margin-top="0.0528in" fo:margin-bottom="0in" loext:contextual-spacing="false" fo:text-indent="0.5in" style:auto-text-indent="false" style:page-number="auto"/>
    </style:style>
    <style:style style:name="P604" style:family="paragraph" style:parent-style-name="Text_20_body">
      <style:paragraph-properties fo:margin-left="0.0827in" fo:margin-right="0.178in" fo:text-indent="0.5in" style:auto-text-indent="false"/>
    </style:style>
    <style:style style:name="P605" style:family="paragraph" style:parent-style-name="Text_20_body">
      <style:paragraph-properties fo:margin-left="0.0827in" fo:margin-right="0.2728in" fo:text-indent="0.5in" style:auto-text-indent="false"/>
    </style:style>
    <style:style style:name="P606" style:family="paragraph" style:parent-style-name="Text_20_body">
      <style:paragraph-properties fo:margin-left="0.5835in" fo:margin-right="1.0307in" fo:line-height="200%" fo:text-align="justify" style:justify-single-word="false" fo:text-indent="0in" style:auto-text-indent="false"/>
    </style:style>
    <style:style style:name="P607" style:family="paragraph" style:parent-style-name="Text_20_body">
      <style:paragraph-properties fo:margin-left="0.0835in" fo:margin-right="0.1665in" fo:margin-top="0.0028in" fo:margin-bottom="0in" loext:contextual-spacing="false" fo:text-align="justify" style:justify-single-word="false" fo:text-indent="0.5in" style:auto-text-indent="false"/>
    </style:style>
    <style:style style:name="P608" style:family="paragraph" style:parent-style-name="Text_20_body">
      <style:paragraph-properties fo:margin-left="0.0827in" fo:margin-right="0.1807in" fo:text-align="justify" style:justify-single-word="false" fo:text-indent="0.5in" style:auto-text-indent="false"/>
    </style:style>
    <style:style style:name="P609" style:family="paragraph" style:parent-style-name="Text_20_body">
      <style:paragraph-properties fo:margin-left="0.0835in" fo:margin-right="0.1083in" fo:text-indent="0.5in" style:auto-text-indent="false"/>
    </style:style>
    <style:style style:name="P610" style:family="paragraph" style:parent-style-name="Text_20_body">
      <style:paragraph-properties fo:margin-left="0.0835in" fo:margin-right="0.1083in" fo:margin-top="0.0626in" fo:margin-bottom="0in" loext:contextual-spacing="false" fo:text-indent="0.5in" style:auto-text-indent="false"/>
    </style:style>
    <style:style style:name="P611" style:family="paragraph" style:parent-style-name="Text_20_body">
      <style:paragraph-properties fo:margin-left="0.0835in" fo:margin-right="0.25in" fo:margin-top="0.0008in" fo:margin-bottom="0in" loext:contextual-spacing="false" fo:text-indent="0in" style:auto-text-indent="false"/>
    </style:style>
    <style:style style:name="P612" style:family="paragraph" style:parent-style-name="Text_20_body">
      <style:paragraph-properties fo:margin-left="0.0835in" fo:margin-right="0.298in" fo:text-indent="0.5in" style:auto-text-indent="false"/>
    </style:style>
    <style:style style:name="P613" style:family="paragraph" style:parent-style-name="Text_20_body">
      <style:paragraph-properties fo:margin-left="0.0827in" fo:margin-right="0.0807in" fo:margin-top="0.0008in" fo:margin-bottom="0in" loext:contextual-spacing="false" fo:text-indent="0.5in" style:auto-text-indent="false"/>
    </style:style>
    <style:style style:name="P614" style:family="paragraph" style:parent-style-name="Text_20_body">
      <style:paragraph-properties fo:margin-left="0.0835in" fo:margin-right="0.1626in" fo:text-indent="0.5in" style:auto-text-indent="false"/>
    </style:style>
    <style:style style:name="P615" style:family="paragraph" style:parent-style-name="Text_20_body">
      <style:paragraph-properties fo:margin-left="0.5835in" fo:margin-right="0.2839in" fo:margin-top="0.0043in" fo:margin-bottom="0in" loext:contextual-spacing="false" style:line-height-at-least="0.3819in" fo:text-indent="0in" style:auto-text-indent="false"/>
    </style:style>
    <style:style style:name="P616" style:family="paragraph" style:parent-style-name="Text_20_body">
      <style:paragraph-properties fo:margin-left="0.0835in" fo:margin-right="0.2634in" fo:margin-top="0.0035in" fo:margin-bottom="0in" loext:contextual-spacing="false" fo:text-indent="0in" style:auto-text-indent="false"/>
    </style:style>
    <style:style style:name="P617" style:family="paragraph" style:parent-style-name="Text_20_body">
      <style:paragraph-properties fo:margin-left="0.0835in" fo:margin-right="0.0429in" fo:text-indent="0.5in" style:auto-text-indent="false"/>
    </style:style>
    <style:style style:name="P618" style:family="paragraph" style:parent-style-name="Text_20_body">
      <style:paragraph-properties fo:margin-left="0.0835in" fo:margin-right="0.0701in" fo:text-indent="0.5in" style:auto-text-indent="false"/>
    </style:style>
    <style:style style:name="P619" style:family="paragraph" style:parent-style-name="Text_20_body">
      <style:paragraph-properties fo:margin-left="0.0835in" fo:margin-right="0.1256in" fo:text-indent="0.5in" style:auto-text-indent="false"/>
    </style:style>
    <style:style style:name="P620" style:family="paragraph" style:parent-style-name="Text_20_body" style:master-page-name="Converted108">
      <style:paragraph-properties fo:margin-left="0.0835in" fo:margin-right="0.1256in" fo:margin-top="0.0543in" fo:margin-bottom="0in" loext:contextual-spacing="false" fo:text-indent="0.5in" style:auto-text-indent="false" style:page-number="auto"/>
    </style:style>
    <style:style style:name="P621" style:family="paragraph" style:parent-style-name="Text_20_body">
      <style:paragraph-properties fo:margin-left="0.0827in" fo:margin-right="0.048in" fo:text-indent="0.5in" style:auto-text-indent="false"/>
    </style:style>
    <style:style style:name="P622" style:family="paragraph" style:parent-style-name="Text_20_body" style:master-page-name="Converted94">
      <style:paragraph-properties fo:margin-left="0.0827in" fo:margin-right="0.048in" fo:margin-top="0.0547in" fo:margin-bottom="0in" loext:contextual-spacing="false" fo:text-indent="0.5in" style:auto-text-indent="false" style:page-number="auto"/>
    </style:style>
    <style:style style:name="P623" style:family="paragraph" style:parent-style-name="Text_20_body">
      <style:paragraph-properties fo:margin-left="0.0835in" fo:margin-right="0.5016in" fo:margin-top="0.0626in" fo:margin-bottom="0in" loext:contextual-spacing="false" fo:text-indent="0.5in" style:auto-text-indent="false"/>
    </style:style>
    <style:style style:name="P624" style:family="paragraph" style:parent-style-name="Text_20_body">
      <style:paragraph-properties fo:margin-left="0.0835in" fo:margin-right="0.5016in" fo:text-indent="0.5in" style:auto-text-indent="false"/>
    </style:style>
    <style:style style:name="P625" style:family="paragraph" style:parent-style-name="Text_20_body">
      <style:paragraph-properties fo:margin-left="0.0827in" fo:margin-right="0.1339in" fo:text-indent="0.5in" style:auto-text-indent="false"/>
    </style:style>
    <style:style style:name="P626" style:family="paragraph" style:parent-style-name="Text_20_body">
      <style:paragraph-properties fo:margin-left="0.0827in" fo:margin-right="0.4736in" fo:text-indent="0.5in" style:auto-text-indent="false"/>
    </style:style>
    <style:style style:name="P627" style:family="paragraph" style:parent-style-name="Text_20_body">
      <style:paragraph-properties fo:margin-left="0.0835in" fo:margin-right="0.2118in" fo:text-indent="0.5in" style:auto-text-indent="false"/>
    </style:style>
    <style:style style:name="P628" style:family="paragraph" style:parent-style-name="Text_20_body">
      <style:paragraph-properties fo:margin-left="0.0835in" fo:margin-right="0.3862in" fo:margin-top="0.0008in" fo:margin-bottom="0in" loext:contextual-spacing="false" fo:text-align="justify" style:justify-single-word="false" fo:text-indent="0.5in" style:auto-text-indent="false"/>
    </style:style>
    <style:style style:name="P629" style:family="paragraph" style:parent-style-name="Text_20_body">
      <style:paragraph-properties fo:margin-left="0.0827in" fo:margin-right="0.0925in" fo:text-indent="0.5in" style:auto-text-indent="false"/>
    </style:style>
    <style:style style:name="P630" style:family="paragraph" style:parent-style-name="Text_20_body">
      <style:paragraph-properties fo:margin-left="0.0827in" fo:margin-right="0.261in" fo:text-indent="0.5in" style:auto-text-indent="false"/>
    </style:style>
    <style:style style:name="P631" style:family="paragraph" style:parent-style-name="Text_20_body">
      <style:paragraph-properties fo:margin-left="0.0827in" fo:margin-right="0.1654in" fo:line-height="100%" fo:text-indent="0in" style:auto-text-indent="false"/>
    </style:style>
    <style:style style:name="P632" style:family="paragraph" style:parent-style-name="Text_20_body">
      <style:paragraph-properties fo:margin-left="0.0835in" fo:margin-right="0.1244in" fo:line-height="100%" fo:text-indent="0in" style:auto-text-indent="false"/>
    </style:style>
    <style:style style:name="P633" style:family="paragraph" style:parent-style-name="Text_20_body">
      <style:paragraph-properties fo:margin-left="0.0827in" fo:margin-right="0.1362in" fo:line-height="100%" fo:text-indent="0in" style:auto-text-indent="false"/>
    </style:style>
    <style:style style:name="P634" style:family="paragraph" style:parent-style-name="Text_20_body">
      <style:paragraph-properties fo:margin-left="0.0827in" fo:margin-right="0.098in" fo:text-indent="0in" style:auto-text-indent="false"/>
    </style:style>
    <style:style style:name="P635" style:family="paragraph" style:parent-style-name="Text_20_body">
      <style:paragraph-properties fo:margin-left="0.0835in" fo:margin-right="0.3075in" fo:line-height="100%" fo:text-align="justify" style:justify-single-word="false" fo:text-indent="0.5in" style:auto-text-indent="false"/>
    </style:style>
    <style:style style:name="P636" style:family="paragraph" style:parent-style-name="Text_20_body">
      <style:paragraph-properties fo:margin-left="0.0835in" fo:margin-right="0.3075in" fo:margin-top="0.0008in" fo:margin-bottom="0in" loext:contextual-spacing="false" fo:text-indent="0.5in" style:auto-text-indent="false"/>
    </style:style>
    <style:style style:name="P637" style:family="paragraph" style:parent-style-name="Text_20_body">
      <style:paragraph-properties fo:margin-left="0.0827in" fo:margin-right="0.3752in" fo:line-height="100%" fo:text-indent="0.5in" style:auto-text-indent="false"/>
    </style:style>
    <style:style style:name="P638" style:family="paragraph" style:parent-style-name="Text_20_body">
      <style:paragraph-properties fo:margin-left="0.0835in" fo:margin-right="0.1075in" fo:text-indent="0.5in" style:auto-text-indent="false"/>
    </style:style>
    <style:style style:name="P639" style:family="paragraph" style:parent-style-name="Text_20_body">
      <style:paragraph-properties fo:margin-left="0.0827in" fo:margin-right="0.3516in" fo:margin-top="0.0008in" fo:margin-bottom="0in" loext:contextual-spacing="false" fo:text-indent="0.5in" style:auto-text-indent="false"/>
    </style:style>
    <style:style style:name="P640" style:family="paragraph" style:parent-style-name="Text_20_body" style:master-page-name="Converted90">
      <style:paragraph-properties fo:margin-left="0.0835in" fo:margin-right="0.2181in" fo:margin-top="0.0547in" fo:margin-bottom="0in" loext:contextual-spacing="false" fo:line-height="100%" fo:text-indent="0.5in" style:auto-text-indent="false" style:page-number="auto"/>
    </style:style>
    <style:style style:name="P641" style:family="paragraph" style:parent-style-name="Text_20_body">
      <style:paragraph-properties fo:margin-left="0.0827in" fo:margin-right="0.1228in" fo:line-height="100%" fo:text-indent="0.5in" style:auto-text-indent="false"/>
    </style:style>
    <style:style style:name="P642" style:family="paragraph" style:parent-style-name="Text_20_body">
      <style:paragraph-properties fo:margin-left="0.0835in" fo:margin-right="0.1929in" fo:margin-top="0.0008in" fo:margin-bottom="0in" loext:contextual-spacing="false" fo:line-height="100%" fo:text-indent="0.5in" style:auto-text-indent="false"/>
    </style:style>
    <style:style style:name="P643" style:family="paragraph" style:parent-style-name="Text_20_body">
      <style:paragraph-properties fo:margin-left="0.0835in" fo:margin-right="0.7984in" fo:margin-top="0.0008in" fo:margin-bottom="0in" loext:contextual-spacing="false" fo:text-indent="0.5in" style:auto-text-indent="false"/>
    </style:style>
    <style:style style:name="P644" style:family="paragraph" style:parent-style-name="Text_20_body">
      <style:paragraph-properties fo:margin-left="0.0835in" fo:margin-right="0.1484in" fo:text-indent="0.5in" style:auto-text-indent="false"/>
    </style:style>
    <style:style style:name="P645" style:family="paragraph" style:parent-style-name="Text_20_body">
      <style:paragraph-properties fo:margin-left="0.0835in" fo:margin-right="0.0661in" fo:text-indent="0.5in" style:auto-text-indent="false"/>
    </style:style>
    <style:style style:name="P646" style:family="paragraph" style:parent-style-name="Text_20_body">
      <style:paragraph-properties fo:margin-left="0.0835in" fo:margin-right="0.0953in" fo:text-indent="0in" style:auto-text-indent="false"/>
    </style:style>
    <style:style style:name="P647" style:family="paragraph" style:parent-style-name="Text_20_body">
      <style:paragraph-properties fo:margin-left="0.0835in" fo:margin-right="0.1126in" fo:line-height="100%" fo:text-indent="0.5in" style:auto-text-indent="false"/>
    </style:style>
    <style:style style:name="P648" style:family="paragraph" style:parent-style-name="Text_20_body">
      <style:paragraph-properties fo:margin-left="0.0835in" fo:margin-right="0.8354in" fo:margin-top="0.0008in" fo:margin-bottom="0in" loext:contextual-spacing="false" fo:line-height="100%" fo:text-indent="0in" style:auto-text-indent="false"/>
    </style:style>
    <style:style style:name="P649" style:family="paragraph" style:parent-style-name="Text_20_body">
      <style:paragraph-properties fo:margin-left="0.0827in" fo:margin-right="0.1591in" fo:text-indent="0.5in" style:auto-text-indent="false"/>
    </style:style>
    <style:style style:name="P650" style:family="paragraph" style:parent-style-name="Text_20_body">
      <style:paragraph-properties fo:margin-left="0.0835in" fo:margin-right="0.2154in" fo:line-height="100%" fo:text-align="justify" style:justify-single-word="false" fo:text-indent="0.5in" style:auto-text-indent="false"/>
    </style:style>
    <style:style style:name="P651" style:family="paragraph" style:parent-style-name="Text_20_body">
      <style:paragraph-properties fo:margin-left="0.0835in" fo:margin-right="0.089in" fo:text-indent="0.5in" style:auto-text-indent="false"/>
    </style:style>
    <style:style style:name="P652" style:family="paragraph" style:parent-style-name="Text_20_body">
      <style:paragraph-properties fo:margin-left="0.0835in" fo:margin-right="0.3516in" fo:line-height="100%" fo:text-indent="0.5in" style:auto-text-indent="false"/>
    </style:style>
    <style:style style:name="P653" style:family="paragraph" style:parent-style-name="Text_20_body">
      <style:paragraph-properties fo:margin-left="0.0835in" fo:margin-right="0.1209in" fo:text-indent="0.5in" style:auto-text-indent="false"/>
    </style:style>
    <style:style style:name="P654" style:family="paragraph" style:parent-style-name="Text_20_body">
      <style:paragraph-properties fo:margin-left="0.0835in" fo:margin-right="0.6118in" fo:text-indent="0.5in" style:auto-text-indent="false"/>
    </style:style>
    <style:style style:name="P655" style:family="paragraph" style:parent-style-name="Text_20_body">
      <style:paragraph-properties fo:margin-left="0.0835in" fo:margin-right="0.3071in" fo:text-indent="0in" style:auto-text-indent="false"/>
    </style:style>
    <style:style style:name="P656" style:family="paragraph" style:parent-style-name="Text_20_body">
      <style:paragraph-properties fo:margin-left="0.0835in" fo:margin-right="0.3252in" fo:text-indent="0.5in" style:auto-text-indent="false"/>
    </style:style>
    <style:style style:name="P657" style:family="paragraph" style:parent-style-name="Text_20_body">
      <style:paragraph-properties fo:margin-left="0.0835in" fo:margin-right="0.2354in" fo:margin-top="0.0008in" fo:margin-bottom="0in" loext:contextual-spacing="false" fo:line-height="100%" fo:text-indent="0.5in" style:auto-text-indent="false"/>
    </style:style>
    <style:style style:name="P658" style:family="paragraph" style:parent-style-name="Text_20_body">
      <style:paragraph-properties fo:margin-left="0.0835in" fo:margin-right="0.3071in" fo:text-indent="0.5in" style:auto-text-indent="false"/>
    </style:style>
    <style:style style:name="P659" style:family="paragraph" style:parent-style-name="Text_20_body">
      <style:paragraph-properties fo:margin-left="0.0835in" fo:margin-right="0.122in" fo:text-indent="0.5in" style:auto-text-indent="false"/>
    </style:style>
    <style:style style:name="P660" style:family="paragraph" style:parent-style-name="Text_20_body">
      <style:paragraph-properties fo:margin-left="1.0835in" fo:margin-right="0.4453in" fo:text-indent="0in" style:auto-text-indent="false"/>
    </style:style>
    <style:style style:name="P661" style:family="paragraph" style:parent-style-name="Text_20_body">
      <style:paragraph-properties fo:margin-left="1.0835in" fo:margin-right="0.1957in" fo:text-indent="-0.5in" style:auto-text-indent="false"/>
    </style:style>
    <style:style style:name="P662" style:family="paragraph" style:parent-style-name="Text_20_body">
      <style:paragraph-properties fo:margin-left="1.0835in" fo:margin-right="0.1736in" fo:margin-top="0.0008in" fo:margin-bottom="0in" loext:contextual-spacing="false" fo:text-indent="-0.5in" style:auto-text-indent="false"/>
    </style:style>
    <style:style style:name="P663" style:family="paragraph" style:parent-style-name="Text_20_body">
      <style:paragraph-properties fo:margin-left="1.0827in" fo:margin-right="0.0909in" fo:text-indent="-0.5in" style:auto-text-indent="false"/>
    </style:style>
    <style:style style:name="P664" style:family="paragraph" style:parent-style-name="Text_20_body" style:master-page-name="Converted98">
      <style:paragraph-properties fo:margin-left="1.0835in" fo:margin-right="0.1102in" fo:margin-top="0.0528in" fo:margin-bottom="0in" loext:contextual-spacing="false" fo:text-indent="0in" style:auto-text-indent="false" style:page-number="auto"/>
    </style:style>
    <style:style style:name="P665" style:family="paragraph" style:parent-style-name="Text_20_body">
      <style:paragraph-properties fo:margin-left="1.0835in" fo:margin-right="0.1028in" fo:text-indent="-0.5in" style:auto-text-indent="false"/>
    </style:style>
    <style:style style:name="P666" style:family="paragraph" style:parent-style-name="Text_20_body" style:master-page-name="Converted100">
      <style:paragraph-properties fo:margin-left="1.0835in" fo:margin-right="0.1028in" fo:margin-top="0.0543in" fo:margin-bottom="0in" loext:contextual-spacing="false" fo:text-indent="-0.5in" style:auto-text-indent="false" style:page-number="auto"/>
    </style:style>
    <style:style style:name="P667" style:family="paragraph" style:parent-style-name="Text_20_body">
      <style:paragraph-properties fo:margin-left="1.0835in" fo:margin-right="0.1307in" fo:text-indent="-0.5in" style:auto-text-indent="false"/>
    </style:style>
    <style:style style:name="P668" style:family="paragraph" style:parent-style-name="Text_20_body">
      <style:paragraph-properties fo:margin-left="1.0827in" fo:margin-right="0.1028in" fo:margin-top="0.0008in" fo:margin-bottom="0in" loext:contextual-spacing="false" fo:text-indent="-0.5in" style:auto-text-indent="false"/>
    </style:style>
    <style:style style:name="P669" style:family="paragraph" style:parent-style-name="Text_20_body">
      <style:paragraph-properties fo:margin-left="1.0827in" fo:margin-right="0.1028in" fo:text-indent="-0.5in" style:auto-text-indent="false"/>
    </style:style>
    <style:style style:name="P670" style:family="paragraph" style:parent-style-name="Text_20_body">
      <style:paragraph-properties fo:margin-left="1.0827in" fo:margin-right="0.1957in" fo:text-indent="-0.5in" style:auto-text-indent="false"/>
    </style:style>
    <style:style style:name="P671" style:family="paragraph" style:parent-style-name="Text_20_body">
      <style:paragraph-properties fo:margin-left="1.0827in" fo:margin-right="0.548in" fo:text-indent="-0.5in" style:auto-text-indent="false"/>
    </style:style>
    <style:style style:name="P672" style:family="paragraph" style:parent-style-name="Text_20_body" style:master-page-name="Converted99">
      <style:paragraph-properties fo:margin-left="1.0835in" fo:margin-right="0.0709in" fo:margin-top="0.0528in" fo:margin-bottom="0in" loext:contextual-spacing="false" fo:text-indent="-0.5in" style:auto-text-indent="false" style:page-number="auto"/>
    </style:style>
    <style:style style:name="P673" style:family="paragraph" style:parent-style-name="Text_20_body">
      <style:paragraph-properties fo:margin-left="1.0827in" fo:margin-right="0.1827in" fo:text-indent="-0.5in" style:auto-text-indent="false"/>
    </style:style>
    <style:style style:name="P674" style:family="paragraph" style:parent-style-name="Text_20_body">
      <style:paragraph-properties fo:margin-left="1.0835in" fo:margin-right="0in" fo:text-indent="-0.5in" style:auto-text-indent="false"/>
    </style:style>
    <style:style style:name="P675" style:family="paragraph" style:parent-style-name="Text_20_body">
      <style:paragraph-properties fo:margin-left="1.0835in" fo:margin-right="0in" fo:margin-top="0.002in" fo:margin-bottom="0in" loext:contextual-spacing="false" fo:text-indent="-0.5in" style:auto-text-indent="false"/>
    </style:style>
    <style:style style:name="P676" style:family="paragraph" style:parent-style-name="Text_20_body">
      <style:paragraph-properties fo:margin-left="1.0827in" fo:margin-right="0.0854in" fo:margin-top="0.0008in" fo:margin-bottom="0in" loext:contextual-spacing="false" fo:text-indent="-0.5in" style:auto-text-indent="false"/>
    </style:style>
    <style:style style:name="P677" style:family="paragraph" style:parent-style-name="Text_20_body">
      <style:paragraph-properties fo:margin-left="1.0835in" fo:margin-right="0.0374in" fo:text-indent="-0.5in" style:auto-text-indent="false"/>
    </style:style>
    <style:style style:name="P678" style:family="paragraph" style:parent-style-name="Text_20_body">
      <style:paragraph-properties fo:margin-left="1.0827in" fo:margin-right="0.2374in" fo:text-indent="-0.5in" style:auto-text-indent="false"/>
    </style:style>
    <style:style style:name="P679" style:family="paragraph" style:parent-style-name="Text_20_body">
      <style:paragraph-properties fo:margin-left="1.0827in" fo:margin-right="0.1925in" fo:text-indent="-0.5in" style:auto-text-indent="false"/>
    </style:style>
    <style:style style:name="P680" style:family="paragraph" style:parent-style-name="Text_20_body">
      <style:paragraph-properties fo:margin-left="1.0835in" fo:margin-right="0.1583in" fo:margin-top="0.0008in" fo:margin-bottom="0in" loext:contextual-spacing="false" fo:text-indent="-0.5in" style:auto-text-indent="false"/>
    </style:style>
    <style:style style:name="P681" style:family="paragraph" style:parent-style-name="Text_20_body">
      <style:paragraph-properties fo:margin-left="1.0835in" fo:margin-right="0.1398in" fo:margin-top="0.0008in" fo:margin-bottom="0in" loext:contextual-spacing="false" fo:text-indent="-0.5in" style:auto-text-indent="false"/>
    </style:style>
    <style:style style:name="P682" style:family="paragraph" style:parent-style-name="Text_20_body">
      <style:paragraph-properties fo:margin-left="1.0835in" fo:margin-right="0.1799in" fo:margin-top="0.0008in" fo:margin-bottom="0in" loext:contextual-spacing="false" fo:text-indent="0in" style:auto-text-indent="false"/>
    </style:style>
    <style:style style:name="P683" style:family="paragraph" style:parent-style-name="Text_20_body">
      <style:paragraph-properties fo:margin-left="0.5835in" fo:margin-right="3.4783in" fo:line-height="200%" fo:text-indent="0in" style:auto-text-indent="false"/>
    </style:style>
    <style:style style:name="P684" style:family="paragraph" style:parent-style-name="Text_20_body">
      <style:paragraph-properties fo:margin-left="1.0835in" fo:margin-right="0.2654in" fo:text-indent="0in" style:auto-text-indent="false"/>
    </style:style>
    <style:style style:name="P685" style:family="paragraph" style:parent-style-name="Text_20_body">
      <style:paragraph-properties fo:margin-left="1.0827in" fo:margin-right="0.1728in" fo:text-indent="-0.5in" style:auto-text-indent="false"/>
    </style:style>
    <style:style style:name="P686" style:family="paragraph" style:parent-style-name="Text_20_body">
      <style:paragraph-properties fo:margin-left="1.0827in" fo:margin-right="0.122in" fo:margin-top="0.0008in" fo:margin-bottom="0in" loext:contextual-spacing="false" fo:text-indent="-0.5in" style:auto-text-indent="false"/>
    </style:style>
    <style:style style:name="P687" style:family="paragraph" style:parent-style-name="Text_20_body" style:master-page-name="Converted101">
      <style:paragraph-properties fo:margin-left="1.0827in" fo:margin-right="0.2425in" fo:margin-top="0.0528in" fo:margin-bottom="0in" loext:contextual-spacing="false" fo:text-indent="0in" style:auto-text-indent="false" style:page-number="auto"/>
    </style:style>
    <style:style style:name="P688" style:family="paragraph" style:parent-style-name="Text_20_body">
      <style:paragraph-properties fo:margin-left="1.0835in" fo:margin-right="0.2591in" fo:text-align="justify" style:justify-single-word="false" fo:text-indent="-0.5in" style:auto-text-indent="false"/>
    </style:style>
    <style:style style:name="P689" style:family="paragraph" style:parent-style-name="Text_20_body">
      <style:paragraph-properties fo:margin-left="1.0827in" fo:margin-right="0.4181in" fo:text-indent="-0.5in" style:auto-text-indent="false"/>
    </style:style>
    <style:style style:name="P690" style:family="paragraph" style:parent-style-name="Text_20_body">
      <style:paragraph-properties fo:margin-left="1.0827in" fo:margin-right="0.0571in" fo:text-indent="-0.5in" style:auto-text-indent="false"/>
    </style:style>
    <style:style style:name="P691" style:family="paragraph" style:parent-style-name="Text_20_body">
      <style:paragraph-properties fo:margin-left="2.8354in" fo:margin-right="0in" fo:margin-top="0.0626in" fo:margin-bottom="0in" loext:contextual-spacing="false" fo:text-indent="0in" style:auto-text-indent="false"/>
    </style:style>
    <style:style style:name="P692" style:family="paragraph" style:parent-style-name="Text_20_body">
      <style:paragraph-properties fo:margin-left="0in" fo:margin-right="0.0819in" fo:margin-top="0.0008in" fo:margin-bottom="0in" loext:contextual-spacing="false" fo:text-align="end" style:justify-single-word="false" fo:text-indent="0in" style:auto-text-indent="false"/>
    </style:style>
    <style:style style:name="P693" style:family="paragraph" style:parent-style-name="Text_20_body">
      <style:paragraph-properties fo:margin-left="0.0835in" fo:margin-right="0.5346in" fo:text-indent="0.5in" style:auto-text-indent="false"/>
    </style:style>
    <style:style style:name="P694" style:family="paragraph" style:parent-style-name="Text_20_body">
      <style:paragraph-properties fo:margin-left="0in" fo:margin-right="0.0827in" fo:margin-top="0.0016in" fo:margin-bottom="0in" loext:contextual-spacing="false" fo:text-align="end" style:justify-single-word="false" fo:text-indent="0in" style:auto-text-indent="false"/>
    </style:style>
    <style:style style:name="P695" style:family="paragraph" style:parent-style-name="Text_20_body">
      <style:paragraph-properties fo:margin-left="0.0835in" fo:margin-right="0.0854in" fo:text-indent="0in" style:auto-text-indent="false"/>
    </style:style>
    <style:style style:name="P696" style:family="paragraph" style:parent-style-name="Text_20_body">
      <style:paragraph-properties fo:margin-left="4.828in" fo:margin-right="0in" fo:margin-top="0.0008in" fo:margin-bottom="0in" loext:contextual-spacing="false" fo:text-indent="0in" style:auto-text-indent="false"/>
    </style:style>
    <style:style style:name="P697" style:family="paragraph" style:parent-style-name="Text_20_body">
      <style:paragraph-properties fo:margin-left="3.9402in" fo:margin-right="0in" fo:margin-top="0.0008in" fo:margin-bottom="0in" loext:contextual-spacing="false" fo:text-indent="0in" style:auto-text-indent="false"/>
    </style:style>
    <style:style style:name="P698" style:family="paragraph" style:parent-style-name="Text_20_body">
      <style:paragraph-properties fo:margin-left="4.0598in" fo:margin-right="0in" fo:text-indent="0in" style:auto-text-indent="false"/>
    </style:style>
    <style:style style:name="P699" style:family="paragraph" style:parent-style-name="Text_20_body">
      <style:paragraph-properties fo:margin-left="0.0827in" fo:margin-right="0.6283in" fo:text-indent="0.5in" style:auto-text-indent="false"/>
    </style:style>
    <style:style style:name="P700" style:family="paragraph" style:parent-style-name="Text_20_body">
      <style:paragraph-properties fo:margin-left="3.8374in" fo:margin-right="0in" fo:margin-top="0.0016in" fo:margin-bottom="0in" loext:contextual-spacing="false" fo:text-indent="0in" style:auto-text-indent="false"/>
    </style:style>
    <style:style style:name="P701" style:family="paragraph" style:parent-style-name="Text_20_body">
      <style:paragraph-properties fo:margin-left="5.0264in" fo:margin-right="0in" fo:margin-top="0.0008in" fo:margin-bottom="0in" loext:contextual-spacing="false" fo:text-indent="0in" style:auto-text-indent="false"/>
    </style:style>
    <style:style style:name="P702" style:family="paragraph" style:parent-style-name="Text_20_body">
      <style:paragraph-properties fo:margin-left="0.5835in" fo:margin-right="0.7598in" fo:margin-top="0.0008in" fo:margin-bottom="0in" loext:contextual-spacing="false" fo:line-height="200%" fo:text-indent="0in" style:auto-text-indent="false"/>
    </style:style>
    <style:style style:name="P703" style:family="paragraph" style:parent-style-name="Text_20_body">
      <style:paragraph-properties fo:margin-left="0.0827in" fo:margin-right="0.4091in" fo:text-indent="0.5in" style:auto-text-indent="false"/>
    </style:style>
    <style:style style:name="P704" style:family="paragraph" style:parent-style-name="Text_20_body">
      <style:paragraph-properties fo:margin-left="0.0835in" fo:margin-right="0.0984in" fo:text-indent="0.5in" style:auto-text-indent="false"/>
    </style:style>
    <style:style style:name="P705" style:family="paragraph" style:parent-style-name="Text_20_body">
      <style:paragraph-properties fo:margin-left="0.0835in" fo:margin-right="0.1953in" fo:text-indent="0.5in" style:auto-text-indent="false"/>
    </style:style>
    <style:style style:name="P706" style:family="paragraph" style:parent-style-name="Text_20_body">
      <style:paragraph-properties fo:margin-left="0.0835in" fo:margin-right="0.4638in" fo:text-indent="0.5in" style:auto-text-indent="false"/>
    </style:style>
    <style:style style:name="P707" style:family="paragraph" style:parent-style-name="Text_20_body">
      <style:paragraph-properties fo:margin-left="0.0827in" fo:margin-right="0.2209in" fo:text-align="justify" style:justify-single-word="false" fo:text-indent="0.5in" style:auto-text-indent="false"/>
    </style:style>
    <style:style style:name="P708" style:family="paragraph" style:parent-style-name="Text_20_body">
      <style:paragraph-properties fo:margin-left="0.0827in" fo:margin-right="0.2693in" fo:text-indent="0.5in" style:auto-text-indent="false"/>
    </style:style>
    <style:style style:name="P709" style:family="paragraph" style:parent-style-name="Text_20_body">
      <style:paragraph-properties fo:margin-left="0.0827in" fo:margin-right="0.3484in" fo:text-indent="0.5in" style:auto-text-indent="false"/>
    </style:style>
    <style:style style:name="P710" style:family="paragraph" style:parent-style-name="Text_20_body" style:master-page-name="Converted109">
      <style:paragraph-properties fo:margin-left="2.0925in" fo:margin-right="1.5917in" fo:margin-top="0.0528in" fo:margin-bottom="0in" loext:contextual-spacing="false" fo:line-height="200%" fo:text-align="center" style:justify-single-word="false" fo:text-indent="0in" style:auto-text-indent="false" style:page-number="auto"/>
    </style:style>
    <style:style style:name="P711" style:family="paragraph" style:parent-style-name="Text_20_body">
      <style:paragraph-properties fo:margin-left="1.5925in" fo:margin-right="1.0929in" fo:margin-top="0.0008in" fo:margin-bottom="0in" loext:contextual-spacing="false" fo:text-align="center" style:justify-single-word="false" fo:text-indent="0in" style:auto-text-indent="false"/>
    </style:style>
    <style:style style:name="P712" style:family="paragraph" style:parent-style-name="Text_20_body" style:master-page-name="Converted110">
      <style:paragraph-properties fo:margin-left="1.5925in" fo:margin-right="1.0929in" fo:margin-top="0.0528in" fo:margin-bottom="0in" loext:contextual-spacing="false" fo:text-align="center" style:justify-single-word="false" fo:text-indent="0in" style:auto-text-indent="false" style:page-number="auto"/>
    </style:style>
    <style:style style:name="P713" style:family="paragraph" style:parent-style-name="Text_20_body" style:master-page-name="Converted111">
      <style:paragraph-properties fo:margin-left="2.2709in" fo:margin-right="0in" fo:margin-top="0.0528in" fo:margin-bottom="0in" loext:contextual-spacing="false" fo:text-indent="0in" style:auto-text-indent="false" style:page-number="auto"/>
    </style:style>
    <style:style style:name="P714" style:family="paragraph" style:parent-style-name="Text_20_body">
      <style:paragraph-properties fo:margin-left="0.0835in" fo:margin-right="0.802in" fo:text-indent="0.5in" style:auto-text-indent="false"/>
    </style:style>
    <style:style style:name="P715" style:family="paragraph" style:parent-style-name="Text_20_body" style:master-page-name="Converted113">
      <style:paragraph-properties fo:margin-left="2.1181in" fo:margin-right="0in" fo:margin-top="0.0528in" fo:margin-bottom="0in" loext:contextual-spacing="false" fo:text-indent="0in" style:auto-text-indent="false" style:page-number="auto"/>
    </style:style>
    <style:style style:name="P716" style:family="paragraph" style:parent-style-name="Text_20_body">
      <style:paragraph-properties fo:margin-left="0.5835in" fo:margin-right="2.9362in" fo:text-indent="0in" style:auto-text-indent="false"/>
    </style:style>
    <style:style style:name="P717" style:family="paragraph" style:parent-style-name="Text_20_body">
      <style:paragraph-properties fo:margin-left="0.5835in" fo:margin-right="4.222in" fo:text-indent="0in" style:auto-text-indent="false"/>
    </style:style>
    <style:style style:name="P718" style:family="paragraph" style:parent-style-name="Text_20_body">
      <style:paragraph-properties fo:margin-left="0.5835in" fo:margin-right="2.9626in" fo:text-indent="0in" style:auto-text-indent="false"/>
    </style:style>
    <style:style style:name="P719" style:family="paragraph" style:parent-style-name="Text_20_body">
      <style:paragraph-properties fo:margin-left="0.5835in" fo:margin-right="3.3744in" fo:text-indent="0in" style:auto-text-indent="false"/>
    </style:style>
    <style:style style:name="P720" style:family="paragraph" style:parent-style-name="Text_20_body">
      <style:paragraph-properties fo:margin-left="0.5835in" fo:margin-right="2.9543in" fo:text-indent="0in" style:auto-text-indent="false"/>
    </style:style>
    <style:style style:name="P721" style:family="paragraph" style:parent-style-name="Text_20_body">
      <style:paragraph-properties fo:margin-left="0.5835in" fo:margin-right="3.889in" fo:text-indent="0in" style:auto-text-indent="false"/>
    </style:style>
    <style:style style:name="P722" style:family="paragraph" style:parent-style-name="Text_20_body" style:master-page-name="Converted116">
      <style:paragraph-properties fo:margin-left="2.0173in" fo:margin-right="1.8563in" fo:margin-top="0.0528in" fo:margin-bottom="0in" loext:contextual-spacing="false" fo:text-indent="0.1138in" style:auto-text-indent="false" style:page-number="auto"/>
    </style:style>
    <style:style style:name="P723" style:family="paragraph" style:parent-style-name="Text_20_body">
      <style:paragraph-properties fo:margin-left="0.0835in" fo:margin-right="0.0929in" fo:margin-top="0.0626in" fo:margin-bottom="0in" loext:contextual-spacing="false" fo:text-indent="1in" style:auto-text-indent="false"/>
    </style:style>
    <style:style style:name="P724" style:family="paragraph" style:parent-style-name="Text_20_body" style:master-page-name="Converted117">
      <style:paragraph-properties fo:margin-left="2.5in" fo:margin-right="0in" fo:margin-top="0.0528in" fo:margin-bottom="0in" loext:contextual-spacing="false" fo:text-indent="0in" style:auto-text-indent="false" style:page-number="auto"/>
    </style:style>
    <style:style style:name="P725" style:family="paragraph" style:parent-style-name="Text_20_body" style:master-page-name="Converted119">
      <style:paragraph-properties fo:margin-left="2.0154in" fo:margin-right="0in" fo:margin-top="0.0528in" fo:margin-bottom="0in" loext:contextual-spacing="false" fo:text-indent="0in" style:auto-text-indent="false" style:page-number="auto"/>
    </style:style>
    <style:style style:name="P726" style:family="paragraph" style:parent-style-name="Text_20_body" style:master-page-name="Converted120">
      <style:paragraph-properties fo:margin-left="2.1965in" fo:margin-right="2.1957in" fo:margin-top="0.0528in" fo:margin-bottom="0in" loext:contextual-spacing="false" fo:text-align="center" style:justify-single-word="false" fo:text-indent="0.0008in" style:auto-text-indent="false" style:page-number="auto"/>
    </style:style>
    <style:style style:name="P727" style:family="paragraph" style:parent-style-name="Text_20_body">
      <style:paragraph-properties fo:margin-left="1.8173in" fo:margin-right="0in" fo:text-indent="0in" style:auto-text-indent="false">
        <style:tab-stops>
          <style:tab-stop style:position="3.5583in"/>
        </style:tab-stops>
      </style:paragraph-properties>
    </style:style>
    <style:style style:name="P728" style:family="paragraph" style:parent-style-name="Text_20_body">
      <style:paragraph-properties fo:margin-left="1.0835in" fo:margin-right="2.0256in" fo:text-indent="0in" style:auto-text-indent="false">
        <style:tab-stops>
          <style:tab-stop style:position="2.0827in"/>
        </style:tab-stops>
      </style:paragraph-properties>
    </style:style>
    <style:style style:name="P729" style:family="paragraph" style:parent-style-name="Text_20_body" style:master-page-name="Converted122">
      <style:paragraph-properties fo:margin-left="2.2457in" fo:margin-right="0in" fo:margin-top="0.0528in" fo:margin-bottom="0in" loext:contextual-spacing="false" fo:text-indent="0in" style:auto-text-indent="false" style:page-number="auto"/>
    </style:style>
    <style:style style:name="P730" style:family="paragraph" style:parent-style-name="Text_20_body">
      <style:paragraph-properties fo:margin-left="0.0835in" fo:margin-right="0.1543in" fo:margin-top="0.0008in" fo:margin-bottom="0in" loext:contextual-spacing="false" fo:text-indent="0in" style:auto-text-indent="false"/>
    </style:style>
    <style:style style:name="P731" style:family="paragraph" style:parent-style-name="Text_20_body">
      <style:paragraph-properties fo:margin-left="0.0835in" fo:margin-right="0.1543in" fo:text-indent="0in" style:auto-text-indent="false"/>
    </style:style>
    <style:style style:name="P732" style:family="paragraph" style:parent-style-name="Text_20_body">
      <style:paragraph-properties fo:margin-left="0.0827in" fo:margin-right="0.1453in" fo:text-indent="0in" style:auto-text-indent="false"/>
    </style:style>
    <style:style style:name="P733" style:family="paragraph" style:parent-style-name="Text_20_body">
      <style:paragraph-properties fo:margin-left="0.0835in" fo:margin-right="0.2646in" fo:margin-top="0.0008in" fo:margin-bottom="0in" loext:contextual-spacing="false" fo:text-indent="0in" style:auto-text-indent="false"/>
    </style:style>
    <style:style style:name="P734" style:family="paragraph" style:parent-style-name="Text_20_body">
      <style:paragraph-properties fo:margin-left="0.0835in" fo:margin-right="0.1453in" fo:text-indent="0in" style:auto-text-indent="false"/>
    </style:style>
    <style:style style:name="P735" style:family="paragraph" style:parent-style-name="Text_20_body">
      <style:paragraph-properties fo:margin-left="0.0835in" fo:margin-right="0.298in" fo:text-indent="0in" style:auto-text-indent="false"/>
    </style:style>
    <style:style style:name="P736" style:family="paragraph" style:parent-style-name="Text_20_body">
      <style:paragraph-properties fo:margin-left="2.2118in" fo:margin-right="2.2118in" fo:margin-top="0.0008in" fo:margin-bottom="0in" loext:contextual-spacing="false" fo:text-align="center" style:justify-single-word="false" fo:text-indent="0in" style:auto-text-indent="false"/>
    </style:style>
    <style:style style:name="P737" style:family="paragraph" style:parent-style-name="Text_20_body">
      <style:paragraph-properties fo:margin-left="0.0827in" fo:margin-right="0.3575in" fo:text-indent="0in" style:auto-text-indent="false"/>
    </style:style>
    <style:style style:name="P738" style:family="paragraph" style:parent-style-name="Text_20_body">
      <style:paragraph-properties fo:margin-left="0.7965in" fo:margin-right="0.7965in" fo:text-align="center" style:justify-single-word="false" fo:text-indent="0in" style:auto-text-indent="false"/>
    </style:style>
    <style:style style:name="P739" style:family="paragraph" style:parent-style-name="Text_20_body">
      <style:paragraph-properties fo:margin-left="0.3335in" fo:margin-right="0in" fo:text-indent="0in" style:auto-text-indent="false"/>
    </style:style>
    <style:style style:name="P740" style:family="paragraph" style:parent-style-name="Text_20_body">
      <style:paragraph-properties fo:margin-left="0.0827in" fo:margin-right="0.1598in" fo:text-indent="0in" style:auto-text-indent="false"/>
    </style:style>
    <style:style style:name="P741" style:family="paragraph" style:parent-style-name="List_20_Paragraph" style:list-style-name="WWNum1">
      <style:paragraph-properties fo:margin-left="1.0835in" fo:margin-right="0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42" style:family="paragraph" style:parent-style-name="List_20_Paragraph" style:list-style-name="WWNum3">
      <style:paragraph-properties fo:margin-left="1.0835in" fo:margin-right="0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43" style:family="paragraph" style:parent-style-name="List_20_Paragraph" style:list-style-name="WWNum4">
      <style:paragraph-properties fo:margin-left="1.0835in" fo:margin-right="0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44" style:family="paragraph" style:parent-style-name="List_20_Paragraph" style:list-style-name="WWNum4">
      <style:paragraph-properties fo:margin-left="1.0835in" fo:margin-right="0in" fo:margin-top="0.0626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45" style:family="paragraph" style:parent-style-name="List_20_Paragraph" style:list-style-name="WWNum4">
      <style:paragraph-properties fo:margin-left="1.0835in" fo:margin-right="0in" fo:margin-top="0.0008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46" style:family="paragraph" style:parent-style-name="List_20_Paragraph" style:list-style-name="WWNum1">
      <style:paragraph-properties fo:margin-left="1.0835in" fo:margin-right="0.198in" fo:margin-top="0.0008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47" style:family="paragraph" style:parent-style-name="List_20_Paragraph" style:list-style-name="WWNum2">
      <style:paragraph-properties fo:margin-left="2.2689in" fo:margin-right="0in" fo:margin-top="0in" fo:margin-bottom="0in" loext:contextual-spacing="false" fo:line-height="100%" fo:text-align="start" style:justify-single-word="false" fo:text-indent="-0.1854in" style:auto-text-indent="false">
        <style:tab-stops>
          <style:tab-stop style:position="2.2693in"/>
        </style:tab-stops>
      </style:paragraph-properties>
    </style:style>
    <style:style style:name="P748" style:family="paragraph" style:parent-style-name="List_20_Paragraph" style:list-style-name="WWNum2" style:master-page-name="Converted97">
      <style:paragraph-properties fo:margin-left="1.0835in" fo:margin-right="0.2362in" fo:margin-top="0.0535in" fo:margin-bottom="0in" loext:contextual-spacing="false" fo:line-height="100%" fo:text-align="start" style:justify-single-word="false" fo:text-indent="-0.5in" style:auto-text-indent="false" style:page-number="auto">
        <style:tab-stops>
          <style:tab-stop style:position="0.7693in"/>
        </style:tab-stops>
      </style:paragraph-properties>
    </style:style>
    <style:style style:name="P749" style:family="paragraph" style:parent-style-name="List_20_Paragraph" style:list-style-name="WWNum2">
      <style:paragraph-properties fo:margin-left="0.7228in" fo:margin-right="0in" fo:margin-top="0in" fo:margin-bottom="0in" loext:contextual-spacing="false" fo:line-height="100%" fo:text-align="start" style:justify-single-word="false" fo:text-indent="-0.1398in" style:auto-text-indent="false">
        <style:tab-stops>
          <style:tab-stop style:position="0.7236in"/>
        </style:tab-stops>
      </style:paragraph-properties>
    </style:style>
    <style:style style:name="P750" style:family="paragraph" style:parent-style-name="List_20_Paragraph" style:list-style-name="WWNum2">
      <style:paragraph-properties fo:margin-left="0.5835in" fo:margin-right="2.2075in" fo:margin-top="0in" fo:margin-bottom="0in" loext:contextual-spacing="false" fo:line-height="100%" fo:text-align="justify" style:justify-single-word="false" fo:text-indent="0in" style:auto-text-indent="false">
        <style:tab-stops>
          <style:tab-stop style:position="0.7236in"/>
        </style:tab-stops>
      </style:paragraph-properties>
    </style:style>
    <style:style style:name="P751" style:family="paragraph" style:parent-style-name="List_20_Paragraph" style:list-style-name="WWNum3">
      <style:paragraph-properties fo:margin-left="1.0835in" fo:margin-right="0.2681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52" style:family="paragraph" style:parent-style-name="List_20_Paragraph" style:list-style-name="WWNum3">
      <style:paragraph-properties fo:margin-left="1.0835in" fo:margin-right="0.3835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53" style:family="paragraph" style:parent-style-name="List_20_Paragraph" style:list-style-name="WWNum3">
      <style:paragraph-properties fo:margin-left="1.0835in" fo:margin-right="0.1016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54" style:family="paragraph" style:parent-style-name="List_20_Paragraph" style:list-style-name="WWNum3">
      <style:paragraph-properties fo:margin-left="1.0835in" fo:margin-right="0.6098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55" style:family="paragraph" style:parent-style-name="List_20_Paragraph" style:list-style-name="WWNum3">
      <style:paragraph-properties fo:margin-left="1.0835in" fo:margin-right="0.1008in" fo:margin-top="0in" fo:margin-bottom="0in" loext:contextual-spacing="false" fo:line-height="100%" fo:text-align="start" style:justify-single-word="false" fo:text-indent="-0.5in" style:auto-text-indent="false">
        <style:tab-stops>
          <style:tab-stop style:position="1.0827in"/>
          <style:tab-stop style:position="1.0835in"/>
        </style:tab-stops>
      </style:paragraph-properties>
    </style:style>
    <style:style style:name="P756" style:family="paragraph" style:parent-style-name="List_20_Paragraph" style:list-style-name="WWNum5">
      <style:paragraph-properties fo:margin-left="0.7917in" fo:margin-right="0in" fo:margin-top="0in" fo:margin-bottom="0in" loext:contextual-spacing="false" fo:line-height="100%" fo:text-align="start" style:justify-single-word="false" fo:text-indent="-0.2083in" style:auto-text-indent="false">
        <style:tab-stops>
          <style:tab-stop style:position="0.7925in"/>
        </style:tab-stops>
      </style:paragraph-properties>
    </style:style>
    <style:style style:name="P757" style:family="paragraph" style:parent-style-name="List_20_Paragraph" style:list-style-name="WWNum5">
      <style:paragraph-properties fo:margin-left="0.3752in" fo:margin-right="0in" fo:margin-top="0in" fo:margin-bottom="0in" loext:contextual-spacing="false" fo:line-height="100%" fo:text-align="start" style:justify-single-word="false" fo:text-indent="-0.2917in" style:auto-text-indent="false">
        <style:tab-stops>
          <style:tab-stop style:position="0.3752in"/>
          <style:tab-stop style:position="0.3756in"/>
        </style:tab-stops>
      </style:paragraph-properties>
    </style:style>
    <style:style style:name="P758" style:family="paragraph" style:parent-style-name="List_20_Paragraph" style:list-style-name="WWNum5">
      <style:paragraph-properties fo:margin-left="0.3744in" fo:margin-right="0in" fo:margin-top="0in" fo:margin-bottom="0in" loext:contextual-spacing="false" fo:line-height="100%" fo:text-align="start" style:justify-single-word="false" fo:text-indent="-0.2909in" style:auto-text-indent="false">
        <style:tab-stops>
          <style:tab-stop style:position="0.3744in"/>
          <style:tab-stop style:position="0.3752in"/>
        </style:tab-stops>
      </style:paragraph-properties>
    </style:style>
    <style:style style:name="P759" style:family="paragraph" style:parent-style-name="List_20_Paragraph" style:list-style-name="WWNum5">
      <style:paragraph-properties fo:margin-left="1.2091in" fo:margin-right="0in" fo:margin-top="0in" fo:margin-bottom="0in" loext:contextual-spacing="false" fo:line-height="100%" fo:text-align="start" style:justify-single-word="false" fo:text-indent="-0.1256in" style:auto-text-indent="false">
        <style:tab-stops>
          <style:tab-stop style:position="1.2098in"/>
        </style:tab-stops>
      </style:paragraph-properties>
    </style:style>
    <style:style style:name="P760" style:family="paragraph" style:parent-style-name="List_20_Paragraph" style:list-style-name="WWNum5">
      <style:paragraph-properties fo:margin-left="1.25in" fo:margin-right="0in" fo:margin-top="0in" fo:margin-bottom="0in" loext:contextual-spacing="false" fo:line-height="100%" fo:text-align="start" style:justify-single-word="false" fo:text-indent="-0.1665in" style:auto-text-indent="false">
        <style:tab-stops>
          <style:tab-stop style:position="1.25in"/>
        </style:tab-stops>
      </style:paragraph-properties>
    </style:style>
    <style:style style:name="P761" style:family="paragraph" style:parent-style-name="List_20_Paragraph" style:list-style-name="WWNum5">
      <style:paragraph-properties fo:margin-left="1.25in" fo:margin-right="0in" fo:margin-top="0.0008in" fo:margin-bottom="0in" loext:contextual-spacing="false" fo:line-height="100%" fo:text-align="start" style:justify-single-word="false" fo:text-indent="-0.1665in" style:auto-text-indent="false">
        <style:tab-stops>
          <style:tab-stop style:position="1.25in"/>
        </style:tab-stops>
      </style:paragraph-properties>
    </style:style>
    <style:style style:name="P762" style:family="paragraph" style:parent-style-name="List_20_Paragraph" style:list-style-name="WWNum5">
      <style:paragraph-properties fo:margin-left="1.5835in" fo:margin-right="0.4291in" fo:margin-top="0in" fo:margin-bottom="0in" loext:contextual-spacing="false" fo:line-height="100%" fo:text-align="start" style:justify-single-word="false" fo:text-indent="-0.5in" style:auto-text-indent="false">
        <style:tab-stops>
          <style:tab-stop style:position="1.2508in"/>
        </style:tab-stops>
      </style:paragraph-properties>
    </style:style>
    <style:style style:name="P763" style:family="paragraph" style:parent-style-name="List_20_Paragraph" style:list-style-name="WWNum5">
      <style:paragraph-properties fo:margin-left="1.5835in" fo:margin-right="0.5071in" fo:margin-top="0in" fo:margin-bottom="0in" loext:contextual-spacing="false" fo:line-height="100%" fo:text-align="start" style:justify-single-word="false" fo:text-indent="-0.5in" style:auto-text-indent="false">
        <style:tab-stops>
          <style:tab-stop style:position="1.3339in"/>
        </style:tab-stops>
      </style:paragraph-properties>
    </style:style>
    <style:style style:name="P764" style:family="paragraph" style:parent-style-name="List_20_Paragraph" style:list-style-name="WWNum6">
      <style:paragraph-properties fo:margin-left="0.5835in" fo:margin-right="0in" fo:margin-top="0.0626in" fo:margin-bottom="0in" loext:contextual-spacing="false" fo:line-height="100%" fo:text-align="start" style:justify-single-word="false" fo:text-indent="-0.5in" style:auto-text-indent="false">
        <style:tab-stops>
          <style:tab-stop style:position="0.5827in"/>
          <style:tab-stop style:position="0.5835in"/>
        </style:tab-stops>
      </style:paragraph-properties>
    </style:style>
    <style:style style:name="P765" style:family="paragraph" style:parent-style-name="List_20_Paragraph" style:list-style-name="WWNum6">
      <style:paragraph-properties fo:margin-left="0.5835in" fo:margin-right="0in" fo:margin-top="0in" fo:margin-bottom="0in" loext:contextual-spacing="false" fo:line-height="100%" fo:text-align="start" style:justify-single-word="false" fo:text-indent="-0.5in" style:auto-text-indent="false">
        <style:tab-stops>
          <style:tab-stop style:position="0.5827in"/>
          <style:tab-stop style:position="0.5835in"/>
        </style:tab-stops>
      </style:paragraph-properties>
    </style:style>
    <style:style style:name="P766" style:family="paragraph" style:parent-style-name="List_20_Paragraph" style:list-style-name="WWNum6">
      <style:paragraph-properties fo:margin-left="0.5835in" fo:margin-right="0in" fo:margin-top="0.0008in" fo:margin-bottom="0in" loext:contextual-spacing="false" fo:line-height="100%" fo:text-align="start" style:justify-single-word="false" fo:text-indent="-0.5in" style:auto-text-indent="false">
        <style:tab-stops>
          <style:tab-stop style:position="0.5827in"/>
          <style:tab-stop style:position="0.5835in"/>
        </style:tab-stops>
      </style:paragraph-properties>
    </style:style>
    <style:style style:name="P767" style:family="paragraph" style:parent-style-name="List_20_Paragraph" style:list-style-name="WWNum6">
      <style:paragraph-properties fo:margin-left="0.8335in" fo:margin-right="0in" fo:margin-top="0.0008in" fo:margin-bottom="0in" loext:contextual-spacing="false" fo:line-height="100%" fo:text-align="start" style:justify-single-word="false" fo:text-indent="-0.5in" style:auto-text-indent="false">
        <style:tab-stops>
          <style:tab-stop style:position="0.8327in"/>
          <style:tab-stop style:position="0.8335in"/>
        </style:tab-stops>
      </style:paragraph-properties>
    </style:style>
    <style:style style:name="P768" style:family="paragraph" style:parent-style-name="List_20_Paragraph" style:list-style-name="WWNum7">
      <style:paragraph-properties fo:margin-left="0.8335in" fo:margin-right="0in" fo:margin-top="0.0008in" fo:margin-bottom="0in" loext:contextual-spacing="false" fo:line-height="100%" fo:text-align="start" style:justify-single-word="false" fo:text-indent="-0.5in" style:auto-text-indent="false">
        <style:tab-stops>
          <style:tab-stop style:position="0.8327in"/>
          <style:tab-stop style:position="0.8335in"/>
        </style:tab-stops>
      </style:paragraph-properties>
    </style:style>
    <style:style style:name="P769" style:family="paragraph" style:parent-style-name="List_20_Paragraph" style:list-style-name="WWNum6">
      <style:paragraph-properties fo:margin-left="0.8335in" fo:margin-right="0in" fo:margin-top="0in" fo:margin-bottom="0in" loext:contextual-spacing="false" fo:line-height="100%" fo:text-align="start" style:justify-single-word="false" fo:text-indent="-0.5in" style:auto-text-indent="false">
        <style:tab-stops>
          <style:tab-stop style:position="0.8327in"/>
          <style:tab-stop style:position="0.8335in"/>
        </style:tab-stops>
      </style:paragraph-properties>
    </style:style>
    <style:style style:name="P770" style:family="paragraph" style:parent-style-name="List_20_Paragraph" style:list-style-name="WWNum7">
      <style:paragraph-properties fo:margin-left="0.8335in" fo:margin-right="0in" fo:margin-top="0in" fo:margin-bottom="0in" loext:contextual-spacing="false" fo:line-height="100%" fo:text-align="start" style:justify-single-word="false" fo:text-indent="-0.5in" style:auto-text-indent="false">
        <style:tab-stops>
          <style:tab-stop style:position="0.8327in"/>
          <style:tab-stop style:position="0.8335in"/>
        </style:tab-stops>
      </style:paragraph-properties>
    </style:style>
    <style:style style:name="P771" style:family="paragraph" style:parent-style-name="List_20_Paragraph" style:list-style-name="WWNum7">
      <style:paragraph-properties fo:margin-left="0.8335in" fo:margin-right="0in" fo:margin-top="0.0626in" fo:margin-bottom="0in" loext:contextual-spacing="false" fo:line-height="100%" fo:text-align="start" style:justify-single-word="false" fo:text-indent="-0.5in" style:auto-text-indent="false">
        <style:tab-stops>
          <style:tab-stop style:position="0.8327in"/>
          <style:tab-stop style:position="0.8335in"/>
        </style:tab-stops>
      </style:paragraph-properties>
    </style:style>
    <style:style style:name="P772" style:family="paragraph" style:parent-style-name="List_20_Paragraph" style:list-style-name="WWNum7">
      <style:paragraph-properties fo:margin-left="0.8335in" fo:margin-right="0.3453in" fo:margin-top="0in" fo:margin-bottom="0in" loext:contextual-spacing="false" fo:line-height="100%" fo:text-align="start" style:justify-single-word="false" fo:text-indent="-0.5in" style:auto-text-indent="false">
        <style:tab-stops>
          <style:tab-stop style:position="0.8327in"/>
          <style:tab-stop style:position="0.8335in"/>
        </style:tab-stops>
      </style:paragraph-properties>
    </style:style>
    <style:style style:name="P773" style:family="paragraph" style:parent-style-name="List_20_Paragraph" style:list-style-name="WWNum7">
      <style:paragraph-properties fo:margin-left="0.8335in" fo:margin-right="0.2508in" fo:margin-top="0in" fo:margin-bottom="0in" loext:contextual-spacing="false" fo:line-height="100%" fo:text-align="start" style:justify-single-word="false" fo:text-indent="-0.5in" style:auto-text-indent="false">
        <style:tab-stops>
          <style:tab-stop style:position="0.8327in"/>
          <style:tab-stop style:position="0.8335in"/>
        </style:tab-stops>
      </style:paragraph-properties>
    </style:style>
    <style:style style:name="P774" style:family="paragraph" style:parent-style-name="List_20_Paragraph" style:list-style-name="WWNum7">
      <style:paragraph-properties fo:margin-left="2.3957in" fo:margin-right="0in" fo:margin-top="0in" fo:margin-bottom="0in" loext:contextual-spacing="false" fo:line-height="100%" fo:text-align="start" style:justify-single-word="false" fo:text-indent="-0.2362in" style:auto-text-indent="false">
        <style:tab-stops>
          <style:tab-stop style:position="2.3965in"/>
        </style:tab-stops>
      </style:paragraph-properties>
    </style:style>
    <style:style style:name="P775" style:family="paragraph" style:parent-style-name="List_20_Paragraph" style:list-style-name="WWNum8">
      <style:paragraph-properties fo:margin-left="0.5835in" fo:margin-right="0in" fo:margin-top="0in" fo:margin-bottom="0in" loext:contextual-spacing="false" fo:line-height="100%" fo:text-align="start" style:justify-single-word="false" fo:text-indent="-0.25in" style:auto-text-indent="false">
        <style:tab-stops>
          <style:tab-stop style:position="0.5835in"/>
          <style:tab-stop style:position="1.0827in"/>
          <style:tab-stop style:position="1.5827in"/>
        </style:tab-stops>
      </style:paragraph-properties>
    </style:style>
    <style:style style:name="P776" style:family="paragraph" style:parent-style-name="List_20_Paragraph" style:list-style-name="WWNum8" style:master-page-name="Converted121">
      <style:paragraph-properties fo:margin-left="0.5835in" fo:margin-right="0in" fo:margin-top="0.0543in" fo:margin-bottom="0in" loext:contextual-spacing="false" fo:line-height="100%" fo:text-align="start" style:justify-single-word="false" fo:text-indent="-0.25in" style:auto-text-indent="false" style:page-number="auto">
        <style:tab-stops>
          <style:tab-stop style:position="0.5835in"/>
          <style:tab-stop style:position="1.0827in"/>
          <style:tab-stop style:position="1.5827in"/>
        </style:tab-stops>
      </style:paragraph-properties>
    </style:style>
    <style:style style:name="P777" style:family="paragraph" style:parent-style-name="List_20_Paragraph" style:list-style-name="WWNum8">
      <style:paragraph-properties fo:margin-left="0.5835in" fo:margin-right="0in" fo:margin-top="0.0008in" fo:margin-bottom="0in" loext:contextual-spacing="false" fo:line-height="100%" fo:text-align="start" style:justify-single-word="false" fo:text-indent="-0.25in" style:auto-text-indent="false">
        <style:tab-stops>
          <style:tab-stop style:position="0.5835in"/>
          <style:tab-stop style:position="1.0827in"/>
          <style:tab-stop style:position="1.5827in"/>
        </style:tab-stops>
      </style:paragraph-properties>
    </style:style>
    <style:style style:name="P778" style:family="paragraph" style:parent-style-name="List_20_Paragraph" style:list-style-name="WWNum8">
      <style:paragraph-properties fo:margin-left="1.5835in" fo:margin-right="0.6965in" fo:margin-top="0in" fo:margin-bottom="0in" loext:contextual-spacing="false" fo:line-height="100%" fo:text-align="start" style:justify-single-word="false" fo:text-indent="-1.25in" style:auto-text-indent="false">
        <style:tab-stops>
          <style:tab-stop style:position="0.5425in"/>
          <style:tab-stop style:position="1.0827in"/>
          <style:tab-stop style:position="1.5835in"/>
        </style:tab-stops>
      </style:paragraph-properties>
    </style:style>
    <style:style style:name="P779" style:family="paragraph">
      <loext:graphic-properties draw:fill="solid" draw:fill-color="#ffffff"/>
      <style:paragraph-properties fo:text-align="center"/>
    </style:style>
    <style:style style:name="T1" style:family="text">
      <style:text-properties style:font-name="Arial"/>
    </style:style>
    <style:style style:name="T2" style:family="text">
      <style:text-properties style:font-name="Arial" fo:letter-spacing="-0.0091in"/>
    </style:style>
    <style:style style:name="T3" style:family="text">
      <style:text-properties style:font-name="Arial" fo:letter-spacing="-0.0028in"/>
    </style:style>
    <style:style style:name="T4" style:family="text">
      <style:text-properties style:font-name="Arial" fo:letter-spacing="-0.0028in" style:text-scale="36%"/>
    </style:style>
    <style:style style:name="T5" style:family="text">
      <style:text-properties style:font-name="Arial" fo:letter-spacing="-0.0008in"/>
    </style:style>
    <style:style style:name="T6" style:family="text">
      <style:text-properties style:font-name="Arial" fo:letter-spacing="-0.0008in" style:text-scale="99%"/>
    </style:style>
    <style:style style:name="T7" style:family="text">
      <style:text-properties style:font-name="Arial" fo:letter-spacing="-0.0008in" style:text-scale="54%"/>
    </style:style>
    <style:style style:name="T8" style:family="text">
      <style:text-properties style:font-name="Arial" fo:letter-spacing="-0.0008in" style:text-scale="100%"/>
    </style:style>
    <style:style style:name="T9" style:family="text">
      <style:text-properties style:font-name="Arial" fo:letter-spacing="-0.0008in" fo:font-style="italic" style:font-style-asian="italic" style:text-scale="99%"/>
    </style:style>
    <style:style style:name="T10" style:family="text">
      <style:text-properties style:font-name="Arial" fo:letter-spacing="-0.0008in" style:text-scale="39%"/>
    </style:style>
    <style:style style:name="T11" style:family="text">
      <style:text-properties style:font-name="Arial" fo:letter-spacing="-0.0008in" style:text-scale="76%"/>
    </style:style>
    <style:style style:name="T12" style:family="text">
      <style:text-properties style:font-name="Arial" fo:letter-spacing="-0.0008in" style:text-scale="36%"/>
    </style:style>
    <style:style style:name="T13" style:family="text">
      <style:text-properties style:font-name="Arial" fo:letter-spacing="-0.0008in" style:text-scale="60%"/>
    </style:style>
    <style:style style:name="T14" style:family="text">
      <style:text-properties style:font-name="Arial" fo:letter-spacing="-0.0016in"/>
    </style:style>
    <style:style style:name="T15" style:family="text">
      <style:text-properties style:font-name="Arial" fo:letter-spacing="-0.0016in" style:text-scale="100%"/>
    </style:style>
    <style:style style:name="T16" style:family="text">
      <style:text-properties style:font-name="Arial" fo:letter-spacing="-0.0016in" style:text-scale="99%"/>
    </style:style>
    <style:style style:name="T17" style:family="text">
      <style:text-properties style:font-name="Arial" fo:letter-spacing="-0.0016in" style:text-scale="54%"/>
    </style:style>
    <style:style style:name="T18" style:family="text">
      <style:text-properties style:font-name="Arial" style:text-scale="100%"/>
    </style:style>
    <style:style style:name="T19" style:family="text">
      <style:text-properties style:font-name="Arial" style:text-scale="99%"/>
    </style:style>
    <style:style style:name="T20" style:family="text">
      <style:text-properties style:font-name="Arial" style:text-scale="54%"/>
    </style:style>
    <style:style style:name="T21" style:family="text">
      <style:text-properties style:font-name="Arial" style:text-scale="36%"/>
    </style:style>
    <style:style style:name="T22" style:family="text">
      <style:text-properties style:font-name="Arial" style:text-scale="74%"/>
    </style:style>
    <style:style style:name="T23" style:family="text">
      <style:text-properties style:font-name="Arial" fo:font-style="italic" style:font-style-asian="italic"/>
    </style:style>
    <style:style style:name="T24" style:family="text">
      <style:text-properties style:font-name="Arial" fo:font-style="italic" style:font-style-asian="italic" style:text-scale="99%"/>
    </style:style>
    <style:style style:name="T25" style:family="text">
      <style:text-properties style:font-name="Arial" fo:letter-spacing="-0.0063in"/>
    </style:style>
    <style:style style:name="T26" style:family="text">
      <style:text-properties style:font-name="Arial" style:text-scale="39%"/>
    </style:style>
    <style:style style:name="T27" style:family="text">
      <style:text-properties style:font-name="Arial" fo:font-size="12pt" fo:font-weight="bold" style:font-size-asian="12pt" style:font-weight-asian="bold"/>
    </style:style>
    <style:style style:name="T28" style:family="text">
      <style:text-properties style:font-name="Arial" fo:font-size="12pt" style:font-size-asian="12pt"/>
    </style:style>
    <style:style style:name="T29" style:family="text">
      <style:text-properties style:font-name="Arial" fo:font-size="12pt" style:font-size-asian="12pt" style:text-scale="100%"/>
    </style:style>
    <style:style style:name="T30" style:family="text">
      <style:text-properties style:font-name="Arial" fo:font-size="12pt" style:font-size-asian="12pt" style:text-scale="99%"/>
    </style:style>
    <style:style style:name="T31" style:family="text">
      <style:text-properties style:font-name="Arial" fo:font-size="12pt" style:font-size-asian="12pt" style:text-scale="39%"/>
    </style:style>
    <style:style style:name="T32" style:family="text">
      <style:text-properties style:font-name="Arial" fo:font-size="12pt" style:font-size-asian="12pt" style:text-scale="36%"/>
    </style:style>
    <style:style style:name="T33" style:family="text">
      <style:text-properties style:font-name="Arial" fo:font-size="12pt" style:font-size-asian="12pt" style:text-scale="54%"/>
    </style:style>
    <style:style style:name="T34" style:family="text">
      <style:text-properties style:font-name="Arial" fo:font-size="12pt" fo:letter-spacing="-0.0008in" style:font-size-asian="12pt"/>
    </style:style>
    <style:style style:name="T35" style:family="text">
      <style:text-properties style:font-name="Arial" fo:font-size="12pt" fo:letter-spacing="-0.0008in" style:font-size-asian="12pt" style:text-scale="99%"/>
    </style:style>
    <style:style style:name="T36" style:family="text">
      <style:text-properties style:font-name="Arial" fo:font-size="12pt" fo:letter-spacing="-0.0008in" style:font-size-asian="12pt" style:text-scale="100%"/>
    </style:style>
    <style:style style:name="T37" style:family="text">
      <style:text-properties style:font-name="Arial" fo:font-size="12pt" fo:letter-spacing="-0.0008in" style:font-size-asian="12pt" style:text-scale="39%"/>
    </style:style>
    <style:style style:name="T38" style:family="text">
      <style:text-properties style:font-name="Arial" fo:font-size="12pt" fo:letter-spacing="-0.0008in" fo:font-style="italic" style:font-size-asian="12pt" style:font-style-asian="italic"/>
    </style:style>
    <style:style style:name="T39" style:family="text">
      <style:text-properties style:font-name="Arial" fo:font-size="12pt" fo:letter-spacing="-0.0008in" fo:font-style="italic" style:font-size-asian="12pt" style:font-style-asian="italic" style:text-scale="99%"/>
    </style:style>
    <style:style style:name="T40" style:family="text">
      <style:text-properties style:font-name="Arial" fo:font-size="12pt" fo:letter-spacing="-0.0008in" fo:font-style="italic" style:font-size-asian="12pt" style:font-style-asian="italic" style:text-scale="100%"/>
    </style:style>
    <style:style style:name="T41" style:family="text">
      <style:text-properties style:font-name="Arial" fo:font-size="12pt" fo:font-style="italic" style:font-size-asian="12pt" style:font-style-asian="italic"/>
    </style:style>
    <style:style style:name="T42" style:family="text">
      <style:text-properties style:font-name="Arial" fo:font-size="12pt" fo:font-style="italic" style:font-size-asian="12pt" style:font-style-asian="italic" style:text-scale="99%"/>
    </style:style>
    <style:style style:name="T43" style:family="text">
      <style:text-properties style:font-name="Arial" fo:font-size="12pt" fo:font-style="italic" style:font-size-asian="12pt" style:font-style-asian="italic" style:text-scale="100%"/>
    </style:style>
    <style:style style:name="T44" style:family="text">
      <style:text-properties style:font-name="Arial" fo:font-size="12pt" fo:letter-spacing="-0.0165in" fo:font-style="italic" style:font-size-asian="12pt" style:font-style-asian="italic"/>
    </style:style>
    <style:style style:name="T45" style:family="text">
      <style:text-properties style:font-name="Arial" fo:font-size="12pt" style:text-underline-style="solid" style:text-underline-width="bold" style:text-underline-color="font-color" fo:font-weight="bold" style:font-size-asian="12pt" style:font-weight-asian="bold"/>
    </style:style>
    <style:style style:name="T46" style:family="text">
      <style:text-properties style:font-name="Arial" fo:font-size="12pt" fo:letter-spacing="-0.002in" fo:font-style="italic" style:font-size-asian="12pt" style:font-style-asian="italic"/>
    </style:style>
    <style:style style:name="T47" style:family="text">
      <style:text-properties style:font-name="Arial" fo:font-size="12pt" fo:letter-spacing="-0.002in" style:font-size-asian="12pt"/>
    </style:style>
    <style:style style:name="T48" style:family="text">
      <style:text-properties style:font-name="Arial" fo:font-size="12pt" fo:letter-spacing="-0.002in" style:font-size-asian="12pt" style:text-scale="99%"/>
    </style:style>
    <style:style style:name="T49" style:family="text">
      <style:text-properties style:font-name="Arial" fo:font-size="12pt" fo:letter-spacing="-0.0083in" fo:font-style="italic" style:font-size-asian="12pt" style:font-style-asian="italic"/>
    </style:style>
    <style:style style:name="T50" style:family="text">
      <style:text-properties style:font-name="Arial" fo:font-size="12pt" fo:letter-spacing="-0.0102in" fo:font-style="italic" style:font-size-asian="12pt" style:font-style-asian="italic"/>
    </style:style>
    <style:style style:name="T51" style:family="text">
      <style:text-properties style:font-name="Arial" fo:font-size="12pt" fo:letter-spacing="-0.0126in" fo:font-style="italic" style:font-size-asian="12pt" style:font-style-asian="italic"/>
    </style:style>
    <style:style style:name="T52" style:family="text">
      <style:text-properties style:font-name="Arial" fo:font-size="12pt" fo:letter-spacing="0.0008in" fo:font-style="italic" style:font-size-asian="12pt" style:font-style-asian="italic" style:text-scale="100%"/>
    </style:style>
    <style:style style:name="T53" style:family="text">
      <style:text-properties style:font-name="Arial" fo:font-size="12pt" fo:letter-spacing="0.0008in" fo:font-style="italic" style:font-size-asian="12pt" style:font-style-asian="italic" style:text-scale="99%"/>
    </style:style>
    <style:style style:name="T54" style:family="text">
      <style:text-properties style:font-name="Arial" fo:font-size="12pt" fo:letter-spacing="-0.0016in" fo:font-style="italic" style:font-size-asian="12pt" style:font-style-asian="italic"/>
    </style:style>
    <style:style style:name="T55" style:family="text">
      <style:text-properties style:font-name="Arial" fo:font-size="12pt" fo:letter-spacing="-0.0016in" fo:font-style="italic" style:font-size-asian="12pt" style:font-style-asian="italic" style:text-scale="99%"/>
    </style:style>
    <style:style style:name="T56" style:family="text">
      <style:text-properties style:font-name="Arial" fo:font-size="12pt" fo:letter-spacing="-0.0016in" style:font-size-asian="12pt" style:text-scale="99%"/>
    </style:style>
    <style:style style:name="T57" style:family="text">
      <style:text-properties style:font-name="Arial" fo:font-size="12pt" fo:letter-spacing="-0.0055in" fo:font-style="italic" style:font-size-asian="12pt" style:font-style-asian="italic"/>
    </style:style>
    <style:style style:name="T58" style:family="text">
      <style:text-properties style:font-name="Arial" fo:font-size="12pt" fo:letter-spacing="-0.0098in" fo:font-style="italic" style:font-size-asian="12pt" style:font-style-asian="italic"/>
    </style:style>
    <style:style style:name="T59" style:family="text">
      <style:text-properties style:font-name="Arial" fo:font-size="12pt" fo:letter-spacing="-0.0047in" fo:font-style="italic" style:font-size-asian="12pt" style:font-style-asian="italic"/>
    </style:style>
    <style:style style:name="T60" style:family="text">
      <style:text-properties style:font-name="Arial" fo:font-size="12pt" fo:letter-spacing="-0.0047in" style:font-size-asian="12pt"/>
    </style:style>
    <style:style style:name="T61" style:family="text">
      <style:text-properties style:font-name="Arial" fo:font-size="12pt" fo:letter-spacing="-0.0028in" fo:font-style="italic" style:font-size-asian="12pt" style:font-style-asian="italic"/>
    </style:style>
    <style:style style:name="T62" style:family="text">
      <style:text-properties style:font-name="Arial" fo:font-size="12pt" fo:letter-spacing="-0.0035in" fo:font-style="italic" style:font-size-asian="12pt" style:font-style-asian="italic"/>
    </style:style>
    <style:style style:name="T63" style:family="text">
      <style:text-properties style:font-name="Arial" fo:font-size="12pt" fo:letter-spacing="-0.0161in" style:font-size-asian="12pt"/>
    </style:style>
    <style:style style:name="T64" style:family="text">
      <style:text-properties style:font-name="Arial" fo:letter-spacing="0.0008in"/>
    </style:style>
    <style:style style:name="T65" style:family="text">
      <style:text-properties style:font-name="Arial" fo:letter-spacing="0.0008in" style:text-scale="99%"/>
    </style:style>
    <style:style style:name="T66" style:family="text">
      <style:text-properties style:font-name="Arial" fo:letter-spacing="0.0008in" style:text-scale="100%"/>
    </style:style>
    <style:style style:name="T67" style:family="text">
      <style:text-properties style:font-name="Arial" fo:letter-spacing="-0.0043in"/>
    </style:style>
    <style:style style:name="T68" style:family="text">
      <style:text-properties style:font-name="Arial" fo:letter-spacing="-0.0102in"/>
    </style:style>
    <style:style style:name="T69" style:family="text">
      <style:text-properties style:font-name="Arial" fo:font-size="10pt" style:font-size-asian="10pt"/>
    </style:style>
    <style:style style:name="T70" style:family="text">
      <style:text-properties style:font-name="Arial" fo:font-size="10pt" fo:letter-spacing="-0.0008in" style:font-size-asian="10pt"/>
    </style:style>
    <style:style style:name="T71" style:family="text">
      <style:text-properties style:font-name="Arial" fo:font-size="10pt" fo:letter-spacing="-0.0008in" fo:font-style="italic" style:font-size-asian="10pt" style:font-style-asian="italic"/>
    </style:style>
    <style:style style:name="T72" style:family="text">
      <style:text-properties style:font-name="Arial" fo:font-size="10pt" fo:letter-spacing="-0.0008in" fo:font-style="italic" style:font-size-asian="10pt" style:font-style-asian="italic" style:text-scale="100%"/>
    </style:style>
    <style:style style:name="T73" style:family="text">
      <style:text-properties style:font-name="Arial" fo:font-size="10pt" fo:font-style="italic" style:font-size-asian="10pt" style:font-style-asian="italic"/>
    </style:style>
    <style:style style:name="T74" style:family="text">
      <style:text-properties style:font-name="Arial" fo:font-size="10pt" fo:font-style="italic" style:font-size-asian="10pt" style:font-style-asian="italic" style:text-scale="100%"/>
    </style:style>
    <style:style style:name="T75" style:family="text">
      <style:text-properties style:font-name="Arial" fo:font-size="10pt" fo:letter-spacing="-0.0016in" fo:font-style="italic" style:font-size-asian="10pt" style:font-style-asian="italic"/>
    </style:style>
    <style:style style:name="T76" style:family="text">
      <style:text-properties style:font-name="Arial" fo:font-size="10pt" fo:letter-spacing="-0.0016in" fo:font-style="italic" style:font-size-asian="10pt" style:font-style-asian="italic" style:text-scale="100%"/>
    </style:style>
    <style:style style:name="T77" style:family="text">
      <style:text-properties style:font-name="Arial" fo:font-size="10pt" fo:letter-spacing="-0.0016in" style:font-size-asian="10pt"/>
    </style:style>
    <style:style style:name="T78" style:family="text">
      <style:text-properties style:font-name="Arial" fo:font-size="10pt" fo:letter-spacing="-0.002in" fo:font-style="italic" style:font-size-asian="10pt" style:font-style-asian="italic"/>
    </style:style>
    <style:style style:name="T79" style:family="text">
      <style:text-properties style:font-name="Arial" fo:font-size="10pt" fo:letter-spacing="-0.002in" style:font-size-asian="10pt"/>
    </style:style>
    <style:style style:name="T80" style:family="text">
      <style:text-properties style:font-name="Arial" fo:font-size="10pt" fo:letter-spacing="-0.0035in" fo:font-style="italic" style:font-size-asian="10pt" style:font-style-asian="italic"/>
    </style:style>
    <style:style style:name="T81" style:family="text">
      <style:text-properties style:font-name="Arial" fo:font-size="10pt" fo:letter-spacing="-0.0043in" fo:font-style="italic" style:font-size-asian="10pt" style:font-style-asian="italic"/>
    </style:style>
    <style:style style:name="T82" style:family="text">
      <style:text-properties style:font-name="Arial" fo:font-size="10pt" fo:letter-spacing="-0.0043in" style:font-size-asian="10pt"/>
    </style:style>
    <style:style style:name="T83" style:family="text">
      <style:text-properties style:font-name="Arial" fo:font-size="10pt" fo:letter-spacing="-0.0047in" fo:font-style="italic" style:font-size-asian="10pt" style:font-style-asian="italic"/>
    </style:style>
    <style:style style:name="T84" style:family="text">
      <style:text-properties style:font-name="Arial" fo:font-size="10pt" fo:letter-spacing="-0.0047in" style:font-size-asian="10pt"/>
    </style:style>
    <style:style style:name="T85" style:family="text">
      <style:text-properties style:font-name="Arial" fo:font-size="10pt" fo:letter-spacing="-0.0028in" fo:font-style="italic" style:font-size-asian="10pt" style:font-style-asian="italic"/>
    </style:style>
    <style:style style:name="T86" style:family="text">
      <style:text-properties style:font-name="Arial" fo:font-size="10pt" fo:letter-spacing="-0.0028in" style:font-size-asian="10pt"/>
    </style:style>
    <style:style style:name="T87" style:family="text">
      <style:text-properties style:font-name="Arial" fo:font-size="10.5pt" fo:font-style="italic" style:font-size-asian="10.5pt" style:font-style-asian="italic" style:text-scale="38%"/>
    </style:style>
    <style:style style:name="T88" style:family="text">
      <style:text-properties style:font-name="Arial" fo:font-size="10.5pt" fo:letter-spacing="-0.002in" fo:font-style="italic" style:font-size-asian="10.5pt" style:font-style-asian="italic"/>
    </style:style>
    <style:style style:name="T89" style:family="text">
      <style:text-properties style:font-name="Arial" fo:font-size="12.5pt" fo:font-style="italic" style:font-size-asian="12.5pt" style:font-style-asian="italic"/>
    </style:style>
    <style:style style:name="T90" style:family="text">
      <style:text-properties style:font-name="Arial" fo:font-size="12.5pt" fo:font-style="italic" style:font-size-asian="12.5pt" style:font-style-asian="italic" style:text-scale="38%"/>
    </style:style>
    <style:style style:name="T91" style:family="text">
      <style:text-properties style:font-name="Arial" fo:font-size="12.5pt" fo:font-style="italic" style:font-size-asian="12.5pt" style:font-style-asian="italic" style:text-scale="34%"/>
    </style:style>
    <style:style style:name="T92" style:family="text">
      <style:text-properties style:font-name="Arial" fo:font-size="12.5pt" fo:letter-spacing="-0.0008in" fo:font-style="italic" style:font-size-asian="12.5pt" style:font-style-asian="italic" style:text-scale="52%"/>
    </style:style>
    <style:style style:name="T93" style:family="text">
      <style:text-properties style:font-name="Arial" fo:font-size="12.5pt" fo:letter-spacing="-0.0063in" fo:font-style="italic" style:font-size-asian="12.5pt" style:font-style-asian="italic"/>
    </style:style>
    <style:style style:name="T94" style:family="text">
      <style:text-properties style:font-name="Arial" fo:font-size="12.5pt" fo:letter-spacing="-0.0075in" fo:font-style="italic" style:font-size-asian="12.5pt" style:font-style-asian="italic"/>
    </style:style>
    <style:style style:name="T95" style:family="text">
      <style:text-properties style:font-name="Arial" fo:font-size="12.5pt" fo:letter-spacing="-0.002in" fo:font-style="italic" style:font-size-asian="12.5pt" style:font-style-asian="italic"/>
    </style:style>
    <style:style style:name="T96" style:family="text">
      <style:text-properties style:font-name="Arial" fo:letter-spacing="-0.0071in"/>
    </style:style>
    <style:style style:name="T97" style:family="text">
      <style:text-properties style:font-name="Arial" fo:letter-spacing="-0.002in"/>
    </style:style>
    <style:style style:name="T98" style:family="text">
      <style:text-properties style:font-name="Arial" fo:letter-spacing="-0.002in" style:text-scale="100%"/>
    </style:style>
    <style:style style:name="T99" style:family="text">
      <style:text-properties style:font-name="Arial" fo:letter-spacing="-0.002in" style:text-scale="99%"/>
    </style:style>
    <style:style style:name="T100" style:family="text">
      <style:text-properties style:font-name="Arial" style:text-scale="37%"/>
    </style:style>
    <style:style style:name="T101" style:family="text">
      <style:text-properties style:font-name="Arial" fo:letter-spacing="-0.0126in"/>
    </style:style>
    <style:style style:name="T102" style:family="text">
      <style:text-properties style:font-name="Arial" fo:letter-spacing="-0.0118in"/>
    </style:style>
    <style:style style:name="T103" style:family="text">
      <style:text-properties style:font-name="Arial" fo:letter-spacing="-0.0055in"/>
    </style:style>
    <style:style style:name="T104" style:family="text">
      <style:text-properties style:font-name="Arial" fo:letter-spacing="-0.0035in" style:text-scale="99%"/>
    </style:style>
    <style:style style:name="T105" style:family="text">
      <style:text-properties style:font-name="Arial" fo:letter-spacing="-0.0319in"/>
    </style:style>
    <style:style style:name="T106" style:family="text">
      <style:text-properties style:font-name="Arial" fo:letter-spacing="-0.0252in"/>
    </style:style>
    <style:style style:name="T107" style:family="text">
      <style:text-properties style:font-name="Arial" fo:letter-spacing="0.0016in"/>
    </style:style>
    <style:style style:name="T108" style:family="text">
      <style:text-properties style:font-name="Arial" fo:letter-spacing="-0.0075in"/>
    </style:style>
    <style:style style:name="T109" style:family="text">
      <style:text-properties style:font-name="Arial" style:text-underline-style="solid" style:text-underline-width="auto" style:text-underline-color="font-color"/>
    </style:style>
    <style:style style:name="T110" style:family="text">
      <style:text-properties style:font-name="Arial" style:text-scale="95%"/>
    </style:style>
    <style:style style:name="T111" style:family="text">
      <style:text-properties style:font-name="Arial" fo:letter-spacing="-0.0047in"/>
    </style:style>
    <style:style style:name="T112" style:family="text">
      <style:text-properties style:font-name="Arial" fo:letter-spacing="-0.0047in" style:text-scale="36%"/>
    </style:style>
    <style:style style:name="T113" style:family="text">
      <style:text-properties style:font-name="Arial" fo:letter-spacing="0.0354in"/>
    </style:style>
    <style:style style:name="T114" style:family="text">
      <style:text-properties style:font-name="Arial" fo:letter-spacing="-0.0256in"/>
    </style:style>
    <style:style style:name="T115" style:family="text">
      <style:text-properties style:font-name="Arial" fo:letter-spacing="-0.0193in"/>
    </style:style>
    <style:style style:name="T116" style:family="text">
      <style:text-properties style:font-name="Arial" fo:letter-spacing="-0.0165in"/>
    </style:style>
    <style:style style:name="T117" style:family="text">
      <style:text-properties style:font-name="Arial" fo:letter-spacing="0.0362in"/>
    </style:style>
    <style:style style:name="T118" style:family="text">
      <style:text-properties style:font-name="Arial" fo:letter-spacing="0.011in"/>
    </style:style>
    <style:style style:name="T119" style:family="text">
      <style:text-properties style:font-name="Arial" fo:letter-spacing="-0.0339in"/>
    </style:style>
    <style:style style:name="T120" style:family="text">
      <style:text-properties style:font-name="Arial" fo:letter-spacing="-0.0098in"/>
    </style:style>
    <style:style style:name="T121" style:family="text">
      <style:text-properties style:font-name="Arial" style:text-scale="76%"/>
    </style:style>
    <style:style style:name="T122" style:family="text">
      <style:text-properties style:font-name="Arial" style:text-scale="97%"/>
    </style:style>
    <style:style style:name="T123" style:family="text">
      <style:text-properties style:font-name="Arial" fo:letter-spacing="-0.0134in"/>
    </style:style>
    <style:style style:name="T124" style:family="text">
      <style:text-properties style:font-name="Arial" fo:letter-spacing="-0.0264in"/>
    </style:style>
    <style:style style:name="T125" style:family="text">
      <style:text-properties style:font-name="Arial" style:text-scale="60%"/>
    </style:style>
    <style:style style:name="T126" style:family="text">
      <style:text-properties fo:font-size="10.5pt" style:font-size-asian="10.5pt"/>
    </style:style>
    <style:style style:name="T127" style:family="text">
      <style:text-properties fo:font-size="10.5pt" style:font-size-asian="10.5pt" style:text-scale="95%"/>
    </style:style>
    <style:style style:name="T128" style:family="text">
      <style:text-properties fo:letter-spacing="-0.0028in"/>
    </style:style>
    <style:style style:name="T129" style:family="text">
      <style:text-properties fo:letter-spacing="-0.0028in" fo:font-style="italic" style:font-style-asian="italic"/>
    </style:style>
    <style:style style:name="T130" style:family="text">
      <style:text-properties fo:letter-spacing="-0.0028in" style:text-scale="99%"/>
    </style:style>
    <style:style style:name="T131" style:family="text">
      <style:text-properties fo:letter-spacing="-0.0008in"/>
    </style:style>
    <style:style style:name="T132" style:family="text">
      <style:text-properties fo:letter-spacing="-0.0008in" style:text-scale="99%"/>
    </style:style>
    <style:style style:name="T133" style:family="text">
      <style:text-properties fo:letter-spacing="-0.0008in" fo:font-style="italic" style:font-style-asian="italic"/>
    </style:style>
    <style:style style:name="T134" style:family="text">
      <style:text-properties fo:letter-spacing="-0.0008in" fo:font-style="italic" style:font-style-asian="italic" style:text-scale="99%"/>
    </style:style>
    <style:style style:name="T135" style:family="text">
      <style:text-properties fo:letter-spacing="-0.0035in"/>
    </style:style>
    <style:style style:name="T136" style:family="text">
      <style:text-properties fo:letter-spacing="-0.0047in"/>
    </style:style>
    <style:style style:name="T137" style:family="text">
      <style:text-properties fo:font-size="12pt" style:font-size-asian="12pt"/>
    </style:style>
    <style:style style:name="T138" style:family="text">
      <style:text-properties fo:font-size="12pt" style:font-size-asian="12pt" style:text-scale="99%"/>
    </style:style>
    <style:style style:name="T139" style:family="text">
      <style:text-properties fo:font-size="12pt" fo:letter-spacing="-0.0028in" style:font-size-asian="12pt"/>
    </style:style>
    <style:style style:name="T140" style:family="text">
      <style:text-properties fo:font-size="12pt" fo:letter-spacing="-0.0008in" style:font-size-asian="12pt"/>
    </style:style>
    <style:style style:name="T141" style:family="text">
      <style:text-properties fo:font-size="12pt" fo:letter-spacing="-0.0008in" style:font-size-asian="12pt" style:text-scale="99%"/>
    </style:style>
    <style:style style:name="T142" style:family="text">
      <style:text-properties fo:font-size="12pt" fo:letter-spacing="-0.0008in" fo:font-style="italic" style:font-size-asian="12pt" style:font-style-asian="italic"/>
    </style:style>
    <style:style style:name="T143" style:family="text">
      <style:text-properties fo:font-size="12pt" fo:letter-spacing="-0.0008in" fo:font-style="italic" style:font-size-asian="12pt" style:font-style-asian="italic" style:text-scale="99%"/>
    </style:style>
    <style:style style:name="T144" style:family="text">
      <style:text-properties fo:font-size="12pt" fo:font-style="italic" style:font-size-asian="12pt" style:font-style-asian="italic"/>
    </style:style>
    <style:style style:name="T145" style:family="text">
      <style:text-properties fo:font-size="12pt" fo:font-style="italic" style:font-size-asian="12pt" style:font-style-asian="italic" style:text-scale="99%"/>
    </style:style>
    <style:style style:name="T146" style:family="text">
      <style:text-properties fo:font-size="12pt" fo:letter-spacing="-0.0016in" fo:font-style="italic" style:font-size-asian="12pt" style:font-style-asian="italic"/>
    </style:style>
    <style:style style:name="T147" style:family="text">
      <style:text-properties fo:font-size="12pt" fo:letter-spacing="-0.0016in" style:font-size-asian="12pt"/>
    </style:style>
    <style:style style:name="T148" style:family="text">
      <style:text-properties fo:font-size="12pt" fo:letter-spacing="-0.0016in" style:font-size-asian="12pt" style:text-scale="99%"/>
    </style:style>
    <style:style style:name="T149" style:family="text">
      <style:text-properties fo:font-size="12pt" fo:letter-spacing="-0.0154in" style:font-size-asian="12pt"/>
    </style:style>
    <style:style style:name="T150" style:family="text">
      <style:text-properties fo:font-size="12pt" fo:letter-spacing="-0.0154in" fo:font-style="italic" style:font-size-asian="12pt" style:font-style-asian="italic"/>
    </style:style>
    <style:style style:name="T151" style:family="text">
      <style:text-properties fo:font-size="12pt" fo:letter-spacing="-0.002in" style:font-size-asian="12pt"/>
    </style:style>
    <style:style style:name="T152" style:family="text">
      <style:text-properties fo:font-size="12pt" fo:letter-spacing="-0.0035in" style:font-size-asian="12pt"/>
    </style:style>
    <style:style style:name="T153" style:family="text">
      <style:text-properties fo:font-size="12pt" fo:letter-spacing="-0.0091in" style:font-size-asian="12pt"/>
    </style:style>
    <style:style style:name="T154" style:family="text">
      <style:text-properties fo:font-size="12pt" fo:letter-spacing="-0.0083in" fo:font-style="italic" style:font-size-asian="12pt" style:font-style-asian="italic"/>
    </style:style>
    <style:style style:name="T155" style:family="text">
      <style:text-properties fo:font-size="12pt" fo:letter-spacing="-0.011in" fo:font-style="italic" style:font-size-asian="12pt" style:font-style-asian="italic"/>
    </style:style>
    <style:style style:name="T156" style:family="text">
      <style:text-properties fo:font-size="12pt" fo:letter-spacing="-0.011in" style:font-size-asian="12pt"/>
    </style:style>
    <style:style style:name="T157" style:family="text">
      <style:text-properties fo:font-size="12pt" fo:letter-spacing="-0.0047in" style:font-size-asian="12pt"/>
    </style:style>
    <style:style style:name="T158" style:family="text">
      <style:text-properties fo:font-size="12pt" fo:letter-spacing="-0.0055in" style:font-size-asian="12pt"/>
    </style:style>
    <style:style style:name="T159" style:family="text">
      <style:text-properties fo:font-size="12pt" fo:letter-spacing="-0.0098in" style:font-size-asian="12pt"/>
    </style:style>
    <style:style style:name="T160" style:family="text">
      <style:text-properties fo:font-size="12pt" fo:letter-spacing="-0.0043in" style:font-size-asian="12pt"/>
    </style:style>
    <style:style style:name="T161" style:family="text">
      <style:text-properties fo:font-size="12pt" fo:letter-spacing="-0.0063in" style:font-size-asian="12pt"/>
    </style:style>
    <style:style style:name="T162" style:family="text">
      <style:text-properties fo:font-size="12pt" fo:letter-spacing="-0.0173in" style:font-size-asian="12pt"/>
    </style:style>
    <style:style style:name="T163" style:family="text">
      <style:text-properties fo:font-size="12pt" fo:letter-spacing="-0.0102in" style:font-size-asian="12pt"/>
    </style:style>
    <style:style style:name="T164" style:family="text">
      <style:text-properties fo:font-size="12pt" fo:letter-spacing="-0.0071in" style:font-size-asian="12pt"/>
    </style:style>
    <style:style style:name="T165" style:family="text">
      <style:text-properties fo:font-size="12pt" fo:letter-spacing="-0.0138in" style:font-size-asian="12pt"/>
    </style:style>
    <style:style style:name="T166" style:family="text">
      <style:text-properties fo:font-size="12pt" style:text-underline-style="solid" style:text-underline-width="auto" style:text-underline-color="font-color" style:font-size-asian="12pt"/>
    </style:style>
    <style:style style:name="T167" style:family="text">
      <style:text-properties fo:letter-spacing="-0.002in"/>
    </style:style>
    <style:style style:name="T168" style:family="text">
      <style:text-properties style:text-scale="99%"/>
    </style:style>
    <style:style style:name="T169" style:family="text">
      <style:text-properties fo:letter-spacing="-0.0016in"/>
    </style:style>
    <style:style style:name="T170" style:family="text">
      <style:text-properties fo:letter-spacing="-0.0016in" style:text-scale="99%"/>
    </style:style>
    <style:style style:name="T171" style:family="text">
      <style:text-properties fo:letter-spacing="-0.0016in" fo:font-style="italic" style:font-style-asian="italic"/>
    </style:style>
    <style:style style:name="T172" style:family="text">
      <style:text-properties fo:letter-spacing="-0.0016in" fo:font-style="italic" style:font-style-asian="italic" style:text-scale="99%"/>
    </style:style>
    <style:style style:name="T173" style:family="text">
      <style:text-properties fo:letter-spacing="0.0008in"/>
    </style:style>
    <style:style style:name="T174" style:family="text">
      <style:text-properties fo:letter-spacing="0.0008in" style:text-scale="99%"/>
    </style:style>
    <style:style style:name="T175" style:family="text">
      <style:text-properties fo:font-style="italic" style:font-style-asian="italic"/>
    </style:style>
    <style:style style:name="T176" style:family="text">
      <style:text-properties fo:font-style="italic" style:font-style-asian="italic" style:text-scale="99%"/>
    </style:style>
    <style:style style:name="T177" style:family="text">
      <style:text-properties style:text-underline-style="solid" style:text-underline-width="auto" style:text-underline-color="font-color"/>
    </style:style>
    <style:style style:name="T178" style:family="text">
      <style:text-properties fo:letter-spacing="-0.0071in"/>
    </style:style>
    <style:style style:name="T179" style:family="text">
      <style:text-properties fo:letter-spacing="-0.0161in"/>
    </style:style>
    <style:style style:name="T180" style:family="text">
      <style:text-properties fo:letter-spacing="-0.0083in"/>
    </style:style>
    <style:style style:name="T181" style:family="text">
      <style:text-properties fo:letter-spacing="-0.0102in"/>
    </style:style>
    <style:style style:name="T182" style:family="text">
      <style:text-properties fo:letter-spacing="0.0016in"/>
    </style:style>
    <style:style style:name="T183" style:family="text">
      <style:text-properties fo:letter-spacing="0.0016in" style:text-scale="99%"/>
    </style:style>
    <style:style style:name="T184" style:family="text">
      <style:text-properties fo:letter-spacing="-0.0043in"/>
    </style:style>
    <style:style style:name="T185" style:family="text">
      <style:text-properties fo:letter-spacing="-0.0173in"/>
    </style:style>
    <style:style style:name="T186" style:family="text">
      <style:text-properties fo:letter-spacing="-0.0098in"/>
    </style:style>
    <style:style style:name="T187" style:family="text">
      <style:text-properties fo:letter-spacing="-0.0055in"/>
    </style:style>
    <style:style style:name="T188" style:family="text">
      <style:text-properties fo:letter-spacing="normal"/>
    </style:style>
    <style:style style:name="T189" style:family="text">
      <style:text-properties fo:letter-spacing="-0.0091in"/>
    </style:style>
    <style:style style:name="T190" style:family="text">
      <style:text-properties fo:letter-spacing="-0.0075in"/>
    </style:style>
    <style:style style:name="T191" style:family="text">
      <style:text-properties fo:letter-spacing="-0.0126in"/>
    </style:style>
    <style:style style:name="T192" style:family="text">
      <style:text-properties style:font-name="Wingdings"/>
    </style:style>
    <style:style style:name="T193" style:family="text">
      <style:text-properties style:font-name="Wingdings" style:text-scale="115%"/>
    </style:style>
    <style:style style:name="T194" style:family="text">
      <style:text-properties fo:letter-spacing="-0.0134in"/>
    </style:style>
    <style:style style:name="T195" style:family="text">
      <style:text-properties fo:font-weight="bold" style:font-weight-asian="bold"/>
    </style:style>
    <style:style style:name="T196" style:family="text">
      <style:text-properties fo:letter-spacing="0.0382in"/>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style:style style:name="gr1" style:family="graphic">
      <style:graphic-properties draw:stroke="solid" svg:stroke-width="0.0118in" svg:stroke-color="#000000" draw:stroke-linejoin="round" draw:fill="solid" draw:fill-color="#ffffff" draw:textarea-horizontal-align="center" draw:textarea-vertical-align="top" fo:padding-top="0.0055in" fo:padding-bottom="0.0055in" fo:padding-left="0.0055in" fo:padding-right="0.0055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solid" svg:stroke-width="0.0126in" svg:stroke-color="#000000" draw:stroke-linejoin="round" draw:fill="solid" draw:fill-color="#ffffff" draw:textarea-horizontal-align="center" draw:textarea-vertical-align="top" fo:padding-top="0.0063in" fo:padding-bottom="0.0063in" fo:padding-left="0.0063in" fo:padding-right="0.0063in"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graphic-properties draw:stroke="solid" svg:stroke-width="0.0098in" svg:stroke-color="#000000" draw:stroke-linejoin="round" draw:fill="solid" draw:fill-color="#ffffff" draw:textarea-horizontal-align="center" draw:textarea-vertical-align="top" fo:padding-top="0.0047in" fo:padding-bottom="0.0047in" fo:padding-left="0.0047in" fo:padding-right="0.0047in" style:run-through="background"/>
    </style:style>
    <style:style style:name="gr5" style:family="graphic">
      <style:graphic-properties draw:stroke="solid" svg:stroke-width="0.0118in" svg:stroke-color="#000000" draw:stroke-linejoin="round" draw:fill="solid" draw:fill-color="#ffffff" draw:textarea-horizontal-align="center" draw:textarea-vertical-align="top" fo:padding-top="0.0055in" fo:padding-bottom="0.0055in" fo:padding-left="0.0055in" fo:padding-right="0.0055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0"><text:span text:style-name="T1">FOREWORD BY VINCE VACCARELLI DIRECTOR, XEROX BUSINESS RESEARCH GROUP</text:span></text:p>
        <text:p text:style-name="P91"/>
        <text:p text:style-name="P94"><text:span text:style-name="T1">NAMASTE</text:span></text:p>
        <text:p text:style-name="P107"><text:span text:style-name="T1">SECRETS TO SUCCESS AT WORK</text:span></text:p>
        <text:p text:style-name="P78"/>
        <text:p text:style-name="P108"><text:span text:style-name="T1">A story about transforming Individuals and Organizations</text:span></text:p>
        <text:p text:style-name="P79"/>
        <text:p text:style-name="P81"/>
        <text:p text:style-name="P109"><text:span text:style-name="T1">Jeff Gero, Ph.D.</text:span></text:p>
      </text:section>
      <text:p text:style-name="P95"><text:span text:style-name="T1">NAMASTE</text:span></text:p>
      <text:p text:style-name="P111"><text:span text:style-name="T1">Secrets to Success at Work: A Story About Transforming Individuals and Organizations</text:span></text:p>
      <text:p text:style-name="P91"/>
      <text:p text:style-name="P109"><text:span text:style-name="T1">Jeff Gero, Ph.D.</text:span></text:p>
      <text:p text:style-name="P112"><text:span text:style-name="T1">Secrets to Success at Work: A Story about Transforming Individuals and Organizations Copyright 8 2004 by Jeff Gero, Ph.D.</text:span></text:p>
      <text:p text:style-name="P114"/>
      <text:p text:style-name="P119"><text:span text:style-name="T1">This book is a work of fiction. Any resemblance to actual people or events is coincidental.</text:span></text:p>
      <text:p text:style-name="P78"/>
      <text:p text:style-name="P129"><text:span text:style-name="T1">All rights reserved. No part of this book may be reproduced or transmitted in any form or by any means, electronic or mechanical, including photocopying, scanning, recording or by any information storage and retrieval system, without written permission from the author, except by a reviewer who wishes to quote brief passages in connection with a review written for inclusion in a magazine, newspaper, or other informational media. Proper credits required.</text:span></text:p>
      <text:p text:style-name="P79"/>
      <text:p text:style-name="P81"/>
      <text:p text:style-name="P138"><text:span text:style-name="T1">Library of Congress</text:span><text:span text:style-name="T2"> </text:span><text:span text:style-name="T1">Control</text:span><text:span text:style-name="T3"> </text:span><text:span text:style-name="T1">Number:<text:tab/></text:span><text:span text:style-name="T5">2004104781 </text:span><text:span text:style-name="T1">Editor: Mike G.</text:span><text:span text:style-name="T14"> </text:span><text:span text:style-name="T1">Winick</text:span></text:p>
      <text:p text:style-name="P120"><text:span text:style-name="T1">Design Consultants: Shane Zucker and Rhonda Zucker</text:span></text:p>
      <text:p text:style-name="P139"><text:span text:style-name="T1">Dedication</text:span></text:p>
      <text:p text:style-name="P91"/>
      <text:p text:style-name="P145"><text:span text:style-name="T1">This book is dedicated to the memory of Richard Ajathan Gero</text:span></text:p>
      <text:p text:style-name="P146"><text:span text:style-name="T1">and all the selfless individuals</text:span></text:p>
      <text:p text:style-name="P109"><text:span text:style-name="T1">who dedicate their lives to finding peace and assisting others</text:span></text:p>
      <text:p text:style-name="P147"><text:span text:style-name="T1">in the process of connecting with their higher selves.</text:span></text:p>
      <text:p text:style-name="P148"><text:span text:style-name="T1">Forward</text:span></text:p>
      <text:p text:style-name="P150"/>
      <text:p text:style-name="P129"><text:span text:style-name="T18">In </text:span><text:span text:style-name="T19">recent</text:span><text:span text:style-name="T1"> years, </text:span><text:span text:style-name="T19">there</text:span><text:span text:style-name="T1"> </text:span><text:span text:style-name="T19">has</text:span><text:span text:style-name="T1"> </text:span><text:span text:style-name="T19">been</text:span><text:span text:style-name="T1"> </text:span><text:span text:style-name="T19">a</text:span><text:span text:style-name="T1"> </text:span><text:span text:style-name="T20">A</text:span><text:span text:style-name="T19">perfect storm</text:span><text:span text:style-name="T21">@</text:span><text:span text:style-name="T1"> of </text:span><text:span text:style-name="T19">intrusive</text:span><text:span text:style-name="T1"> </text:span><text:span text:style-name="T19">technology.</text:span><text:span text:style-name="T1"> <text:s/>For many, this concurrence of technology with an uncertain economy has resulted in longer working hours, while earning less; or working less, while not earning at all.</text:span></text:p>
      <text:p text:style-name="P156"/>
      <text:p text:style-name="P159"><text:span text:style-name="T1">A by-product of this changing productivity has been increased stress on individuals and organizations. Stress affects the health of organizations as well as the health of individuals. Under such stress, individuals and organizations avoid more risks yet demand more results, focusing more on tasks than relationships, attending more to pruning than to nurturing.</text:span></text:p>
      <text:p text:style-name="P78"/>
      <text:p text:style-name="P161"><text:span text:style-name="T1">Reduction spirals and internal conflicts become inevitable. Managers turn more to rule than resolution. Efficiency overwhelms creativity. Pessimism replaces optimism. In effect, team spirit dwindles, company spirit dissipates, and the joy of belonging is overshadowed by the fear of ejection. Consequently, individuals and organizations fail to grow.</text:span></text:p>
      <text:p text:style-name="P91"/>
      <text:p text:style-name="P166"><text:span text:style-name="T1">In an attempt to restore the lost spirit, management hires consultants who </text:span><text:span text:style-name="T19">provide</text:span><text:span text:style-name="T1"> </text:span><text:span text:style-name="T19">canned</text:span><text:span text:style-name="T1"> </text:span><text:span text:style-name="T20">A</text:span><text:span text:style-name="T19">team </text:span><text:span text:style-name="T22">B</text:span><text:span text:style-name="T19">building</text:span><text:span text:style-name="T21">@</text:span><text:span text:style-name="T1"> </text:span><text:span text:style-name="T19">or</text:span><text:span text:style-name="T1"> </text:span><text:span text:style-name="T20">A</text:span><text:span text:style-name="T19">personality-profilin</text:span><text:span text:style-name="T18">g.</text:span><text:span text:style-name="T21">@</text:span><text:span text:style-name="T1"> <text:s/>Most </text:span><text:span text:style-name="T19">improvements </text:span><text:span text:style-name="T1">produced are artificial and, therefore, superficial.</text:span></text:p>
      <text:p text:style-name="P168"/>
      <text:p text:style-name="P121"><text:span text:style-name="T1">Reality of the human spirit B a reality that has triumphed over thousands of years of adversities, a reality that has been undeniable in the face of staggering oppression, suppression, and depression B is overlooked.</text:span></text:p>
      <text:p text:style-name="P170"/>
      <text:p text:style-name="P161"><text:span text:style-name="T1">The ability to nurture and elicit the power of human spirituality is a cherished gift both possessed and given by those who command, not demand, our devotion across our civilizations. Our spiritual leaders who, unlike our political and business leaders, have inspired rather than conspired.</text:span></text:p>
      <text:p text:style-name="P78"/>
      <text:p text:style-name="P174"><text:span text:style-name="T23">Secrets to Success at Work </text:span><text:span text:style-name="T1">recognizes and appreciates the value of spiritual leadership in the workplace. It offers an allegory that can benefit those who have been knowingly oppressed, and those who have been unknowingly opposed to the human spirit, because of ignorance or neglect. Through the Namaste program it offers a model of hope, as well as a model of behavior for those who need one, or both. Taking time to understand the meaning and potential applications of each insight will enhance the benefit for the</text:span><text:span text:style-name="T25"> </text:span><text:span text:style-name="T1">reader.</text:span></text:p>
      <text:p text:style-name="P78"/>
      <text:p text:style-name="P122"><text:span text:style-name="T1">Dr. Gero, integrates professional perspectives with spiritual respect to offer new ways, that are old ways of doing things right, and doing the right things in the workplace. The time has come for rebalancing. Secrets to Success at Work will transform the individual and the organization through the Namaste Program.</text:span></text:p>
      <text:p text:style-name="P175"/>
      <text:p text:style-name="P183"><text:span text:style-name="T1">Vince Vaccarelli, Director Xerox Business Research Group</text:span></text:p>
      <text:p text:style-name="P140"><text:span text:style-name="T1">Preface</text:span></text:p>
      <text:p text:style-name="P91"/>
      <text:p text:style-name="P184"><text:span text:style-name="T1">I am extremely pleased to present you this book. It is a fictitious story, yet in contains knowledge from very wise people. It is my wish that it will assist you in developing your spirituality. By connecting with the space between thoughts, and utilizing tools and techniques such as meditation, your life can change. Try reconstructing yourself into the image of how you want to be, how you want to live your life, and what that will take. Perhaps you will need to develop the qualities of compassion, kindness, expecting good things to happen, releasing anger and jealousy, or letting go of judging and criticizing yourself and others. By changing yourself, your life will also</text:span><text:span text:style-name="T3"> </text:span><text:span text:style-name="T1">change.</text:span></text:p>
      <text:p text:style-name="P78"/>
      <text:p text:style-name="P188"><text:span text:style-name="T1">So many people blame their job, or boss, or fellow employees for being unhappy. </text:span><text:span text:style-name="T19">No</text:span><text:span text:style-name="T1"> it</text:span><text:span text:style-name="T26">=</text:span><text:span text:style-name="T1">s not </text:span><text:span text:style-name="T23">them</text:span><text:span text:style-name="T18">.</text:span><text:span text:style-name="T1"> <text:s/></text:span><text:span text:style-name="T18">It</text:span><text:span text:style-name="T26">=</text:span><text:span text:style-name="T1">s </text:span><text:span text:style-name="T24">you</text:span><text:span text:style-name="T18">!</text:span><text:span text:style-name="T1"> <text:s/></text:span><text:span text:style-name="T19">Change</text:span><text:span text:style-name="T1"> </text:span><text:span text:style-name="T19">your</text:span><text:span text:style-name="T1"> </text:span><text:span text:style-name="T19">mind</text:span><text:span text:style-name="T1"> </text:span><text:span text:style-name="T19">and</text:span><text:span text:style-name="T1"> </text:span><text:span text:style-name="T19">how</text:span><text:span text:style-name="T1"> </text:span><text:span text:style-name="T19">you</text:span><text:span text:style-name="T1"> </text:span><text:span text:style-name="T19">interpret</text:span><text:span text:style-name="T1"> things.</text:span></text:p>
      <text:p text:style-name="P160"><text:span text:style-name="T18">That</text:span><text:span text:style-name="T26">=</text:span><text:span text:style-name="T1">s the </text:span><text:span text:style-name="T19">only</text:span><text:span text:style-name="T1"> </text:span><text:span text:style-name="T19">thing</text:span><text:span text:style-name="T1"> y</text:span><text:span text:style-name="T19">ou</text:span><text:span text:style-name="T1"> </text:span><text:span text:style-name="T19">have</text:span><text:span text:style-name="T1"> </text:span><text:span text:style-name="T19">control</text:span><text:span text:style-name="T1"> </text:span><text:span text:style-name="T19">ov</text:span><text:span text:style-name="T18">er. <text:s/>Stop </text:span><text:span text:style-name="T19">thinking</text:span><text:span text:style-name="T1"> the </text:span><text:span text:style-name="T19">thoughts</text:span><text:span text:style-name="T1"> that create and perpetuate negative thinking, stress, and unhappiness. If your old </text:span><text:span text:style-name="T19">way</text:span><text:span text:style-name="T1"> of </text:span><text:span text:style-name="T19">thinking</text:span><text:span text:style-name="T1"> </text:span><text:span text:style-name="T19">isn</text:span><text:span text:style-name="T26">=</text:span><text:span text:style-name="T18">t</text:span><text:span text:style-name="T1"> </text:span><text:span text:style-name="T19">working,</text:span><text:span text:style-name="T1"> </text:span><text:span text:style-name="T19">why</text:span><text:span text:style-name="T1"> </text:span><text:span text:style-name="T19">continue?</text:span><text:span text:style-name="T1"> <text:s/></text:span><text:span text:style-name="T19">Allow</text:span><text:span text:style-name="T1"> </text:span><text:span text:style-name="T19">new</text:span><text:span text:style-name="T1"> </text:span><text:span text:style-name="T19">ideas</text:span><text:span text:style-name="T1"> </text:span><text:span text:style-name="T19">and</text:span><text:span text:style-name="T1"> </text:span><text:span text:style-name="T19">feelings</text:span><text:span text:style-name="T1"> to emerge; take a risk and free yourself.</text:span></text:p>
      <text:p text:style-name="P114"/>
      <text:p text:style-name="P189"><text:span text:style-name="T1">Since we spend so much time at work, and develop ongoing relationships there, it is a good place to cultivate spirituality to inspire positive changes. Managing people by intimidating and threatening them does not work in the end. Life can be stressful; we all need support, motivation, and compassion.</text:span></text:p>
      <text:p text:style-name="P78"/>
      <text:p text:style-name="P129"><text:span text:style-name="T1">Positive energy develops loyalty and increased productivity. Negativity does the opposite. Hopefully this parable will become a rainbow bridge, assisting in crossing over from feeling lost, confused, or numb, to being totally present, inspired, creative, positive, and in touch with our spiritual reality.</text:span></text:p>
      <text:p text:style-name="P150"/>
      <text:p text:style-name="P192"><text:span text:style-name="T19">This is</text:span><text:span text:style-name="T1"> the perfect time to </text:span><text:span text:style-name="T19">express</text:span><text:span text:style-name="T1"> </text:span><text:span text:style-name="T19">your</text:span><text:span text:style-name="T1"> </text:span><text:span text:style-name="T19">spirituality</text:span><text:span text:style-name="T1"> </text:span><text:span text:style-name="T19">and</text:span><text:span text:style-name="T1"> </text:span><text:span text:style-name="T19">be</text:span><text:span text:style-name="T1"> </text:span><text:span text:style-name="T19">yourself</text:span><text:span text:style-name="T1"> at work. <text:s/></text:span><text:span text:style-name="T18">It</text:span><text:span text:style-name="T26">=</text:span><text:span text:style-name="T1">s time to </text:span><text:span text:style-name="T19">change</text:span><text:span text:style-name="T1"> the current </text:span><text:span text:style-name="T19">corporate</text:span><text:span text:style-name="T1"> </text:span><text:span text:style-name="T19">environment</text:span><text:span text:style-name="T1"> </text:span><text:span text:style-name="T19">and</text:span><text:span text:style-name="T1"> </text:span><text:span text:style-name="T19">those</text:span><text:span text:style-name="T1"> </text:span><text:span text:style-name="T19">things</text:span><text:span text:style-name="T1"> that </text:span><text:span text:style-name="T19">don</text:span><text:span text:style-name="T26">=</text:span><text:span text:style-name="T18">t </text:span><text:span text:style-name="T19">work. <text:s/>That</text:span><text:span text:style-name="T26">=</text:span><text:span text:style-name="T1">s </text:span><text:span text:style-name="T19">your</text:span><text:span text:style-name="T1"> </text:span><text:span text:style-name="T19">job</text:span><text:span text:style-name="T1"> </text:span><text:span text:style-name="T19">because</text:span><text:span text:style-name="T1"> </text:span><text:span text:style-name="T19">we</text:span><text:span text:style-name="T1"> </text:span><text:span text:style-name="T19">can</text:span><text:span text:style-name="T26">=</text:span><text:span text:style-name="T18">t</text:span><text:span text:style-name="T1"> </text:span><text:span text:style-name="T19">wait</text:span><text:span text:style-name="T1"> for </text:span><text:span text:style-name="T19">others</text:span><text:span text:style-name="T1"> to </text:span><text:span text:style-name="T19">change.</text:span><text:span text:style-name="T1"> </text:span><text:span text:style-name="T18">It</text:span><text:span text:style-name="T26">=</text:span><text:span text:style-name="T1">s time to r</text:span><text:span text:style-name="T19">ise </text:span><text:span text:style-name="T1">above the old ways of being and stretch into new directions, which brings deeper value to our lives, increases our productivity, efficiency, health, ability to love, communicate, and especially to live life joyfully.</text:span></text:p>
      <text:p text:style-name="P151"/>
      <text:p text:style-name="P193"><text:span text:style-name="T1">If the purest knowledge is realized By turning off the mind, Then I will think</text:span><text:span text:style-name="T3"> </text:span><text:span text:style-name="T1">less.</text:span></text:p>
      <text:p text:style-name="P91"/>
      <text:p text:style-name="P194"><text:span text:style-name="T1">If the purest truth is experienced In the deepest silence,</text:span></text:p>
      <text:p text:style-name="P94"><text:span text:style-name="T1">Then I will be quiet.</text:span></text:p>
      <text:p text:style-name="P78"/>
      <text:p text:style-name="P195"><text:span text:style-name="T1">If the purest love heals, Then I will be more loving.</text:span></text:p>
      <text:p text:style-name="P200"/>
      <text:p text:style-name="P1"><text:span text:style-name="T27">Namaste,</text:span></text:p>
      <text:p text:style-name="P5"><text:span text:style-name="T27">May we all see God in each other.</text:span></text:p>
      <text:p text:style-name="P2"><text:span text:style-name="T27">--Jeff Gero</text:span></text:p>
      <text:p text:style-name="P202"><text:span text:style-name="T1">Acknowledgements</text:span></text:p>
      <text:p text:style-name="P91"/>
      <text:p text:style-name="P203"><text:span text:style-name="T1">My first spiritual teacher was Swami Satchidananda, whom I met in an elevator in New York City in 1968. His spiritual energy was so bright that I kept my head down, frightened to make eye contact, and to experience his light. He became the spiritual father I needed, to learn about consciousness and spirituality. My own father was a very hard-working and dedicated man, but could not give me what I was seeking. Swamiji and his students set up the Integral Yoga Institute on the west side of Manhattan, where I first learned yoga. <text:s/>A very powerful tool for going inward and connecting with the oneness we all share in common. I </text:span><text:span text:style-name="T6">too</text:span><text:span text:style-name="T19">k </text:span><text:span text:style-name="T6">yog</text:span><text:span text:style-name="T19">a</text:span><text:span text:style-name="T1"> </text:span><text:span text:style-name="T6">classe</text:span><text:span text:style-name="T19">s</text:span><text:span text:style-name="T1"> </text:span><text:span text:style-name="T6">an</text:span><text:span text:style-name="T19">d</text:span><text:span text:style-name="T1"> </text:span><text:span text:style-name="T6">listene</text:span><text:span text:style-name="T19">d</text:span><text:span text:style-name="T1"> </text:span><text:span text:style-name="T5">t</text:span><text:span text:style-name="T1">o </text:span><text:span text:style-name="T6">Swamiji</text:span><text:span text:style-name="T26">=</text:span><text:span text:style-name="T1">s </text:span><text:span text:style-name="T6">wisdom</text:span><text:span text:style-name="T19">.</text:span><text:span text:style-name="T1"> <text:s/></text:span><text:span text:style-name="T18">I</text:span><text:span text:style-name="T1"> </text:span><text:span text:style-name="T6">wa</text:span><text:span text:style-name="T19">s</text:span><text:span text:style-name="T1"> </text:span><text:span text:style-name="T6">initiate</text:span><text:span text:style-name="T19">d</text:span><text:span text:style-name="T1"> </text:span><text:span text:style-name="T6">b</text:span><text:span text:style-name="T19">y</text:span><text:span text:style-name="T1"> </text:span><text:span text:style-name="T6">Swamiji </text:span><text:span text:style-name="T1">and was so profoundly touched by this ancient practice of yoga that I began teaching</text:span><text:span text:style-name="T5"> </text:span><text:span text:style-name="T1">it.</text:span></text:p>
      <text:p text:style-name="P205"/>
      <text:p text:style-name="P190"><text:span text:style-name="T1">Baba Hari Dass has been my spiritual guide for the past thirty years. He is an incredible teacher who teaches by being. When I look into his eyes, ANobody is </text:span><text:span text:style-name="T6">home</text:span><text:span text:style-name="T19">.</text:span><text:span text:style-name="T21">@</text:span><text:span text:style-name="T1"> <text:s/>Tha</text:span><text:span text:style-name="T5">t</text:span><text:span text:style-name="T26">=</text:span><text:span text:style-name="T1">s </text:span><text:span text:style-name="T19">a</text:span><text:span text:style-name="T1"> </text:span><text:span text:style-name="T6">goo</text:span><text:span text:style-name="T19">d</text:span><text:span text:style-name="T1"> </text:span><text:span text:style-name="T6">thin</text:span><text:span text:style-name="T19">g</text:span><text:span text:style-name="T1"> </text:span><text:span text:style-name="T6">becaus</text:span><text:span text:style-name="T19">e</text:span><text:span text:style-name="T1"> </text:span><text:span text:style-name="T6">h</text:span><text:span text:style-name="T19">e</text:span><text:span text:style-name="T1"> </text:span><text:span text:style-name="T6">live</text:span><text:span text:style-name="T19">s</text:span><text:span text:style-name="T1"> </text:span><text:span text:style-name="T6">i</text:span><text:span text:style-name="T19">n</text:span><text:span text:style-name="T1"> </text:span><text:span text:style-name="T5">th</text:span><text:span text:style-name="T1">e </text:span><text:span text:style-name="T6">spac</text:span><text:span text:style-name="T19">e</text:span><text:span text:style-name="T1"> </text:span><text:span text:style-name="T5">o</text:span><text:span text:style-name="T1">f </text:span><text:span text:style-name="T5">spirit</text:span><text:span text:style-name="T1">, </text:span><text:span text:style-name="T6">i</text:span><text:span text:style-name="T19">n</text:span><text:span text:style-name="T1"> </text:span><text:span text:style-name="T6">between </text:span><text:span text:style-name="T1">the thoughts, in the oneness. <text:s/>He has been silent for over fifty years and is now in his eighties. When he does physical work no one can keep up with him. He is an inspiration and model to live</text:span><text:span text:style-name="T14"> </text:span><text:span text:style-name="T1">by.</text:span></text:p>
      <text:p text:style-name="P197"/>
      <text:p text:style-name="P129"><text:span text:style-name="T1">Richard Alper, also known as Baba Ram Dass, is another important teacher in my life. I was able to relate to him as a fellow Westerner. His book </text:span><text:span text:style-name="T23">Be Here Now </text:span><text:span text:style-name="T1">touched and inspired me on my quest for higher knowledge. One evening after listening to him at</text:span><text:span text:style-name="T5"> </text:span><text:span text:style-name="T1">the</text:span></text:p>
      <text:p text:style-name="P211"><text:span text:style-name="T1">Lama Foundation in New Mexico, I left the meeting feeling as though I were walking on air.</text:span></text:p>
      <text:p text:style-name="P78"/>
      <text:p text:style-name="P191"><text:span text:style-name="T1">Swami Rudrananda and Swami Mukteananda were also powerful teachers. My brother, Richard, took me to meet Swami Rudrananda at his antique shop in Manhattan. He made his living by selling antiques. Rudi, the name his students affectionately called him, asked me to hug him. The next thing I knew I was </text:span><text:span text:style-name="T6">sittin</text:span><text:span text:style-name="T19">g</text:span><text:span text:style-name="T1"> </text:span><text:span text:style-name="T6">o</text:span><text:span text:style-name="T19">n</text:span><text:span text:style-name="T1"> </text:span><text:span text:style-name="T19">a</text:span><text:span text:style-name="T1"> </text:span><text:span text:style-name="T6">chai</text:span><text:span text:style-name="T19">r</text:span><text:span text:style-name="T1"> </text:span><text:span text:style-name="T6">asking</text:span><text:span text:style-name="T19">,</text:span><text:span text:style-name="T1"> </text:span><text:span text:style-name="T7">A</text:span><text:span text:style-name="T8">Wha</text:span><text:span text:style-name="T18">t </text:span><text:span text:style-name="T6">happened?</text:span><text:span text:style-name="T21">@</text:span><text:span text:style-name="T1"> </text:span><text:span text:style-name="T64"><text:s/></text:span><text:span text:style-name="T6">H</text:span><text:span text:style-name="T19">e</text:span><text:span text:style-name="T1"> </text:span><text:span text:style-name="T6">ha</text:span><text:span text:style-name="T19">d</text:span><text:span text:style-name="T1"> </text:span><text:span text:style-name="T5">transmitte</text:span><text:span text:style-name="T1">d </text:span><text:span text:style-name="T6">spiritua</text:span><text:span text:style-name="T19">l</text:span><text:span text:style-name="T1"> </text:span><text:span text:style-name="T6">ene</text:span><text:span text:style-name="T65">r</text:span><text:span text:style-name="T6">gy </text:span><text:span text:style-name="T1">into me called shakti, which made me pass out. I later found out that the purpose </text:span><text:span text:style-name="T8">o</text:span><text:span text:style-name="T18">f </text:span><text:span text:style-name="T6">thi</text:span><text:span text:style-name="T19">s</text:span><text:span text:style-name="T1"> </text:span><text:span text:style-name="T6">experienc</text:span><text:span text:style-name="T19">e</text:span><text:span text:style-name="T1"> </text:span><text:span text:style-name="T6">i</text:span><text:span text:style-name="T19">s</text:span><text:span text:style-name="T1"> </text:span><text:span text:style-name="T5">t</text:span><text:span text:style-name="T1">o </text:span><text:span text:style-name="T6">ope</text:span><text:span text:style-name="T19">n</text:span><text:span text:style-name="T14"> </text:span><text:span text:style-name="T6">spiri</text:span><text:span text:style-name="T65">t</text:span><text:span text:style-name="T6">ua</text:span><text:span text:style-name="T19">l</text:span><text:span text:style-name="T1"> </text:span><text:span text:style-name="T6">doorways</text:span><text:span text:style-name="T19">.</text:span><text:span text:style-name="T1"> </text:span><text:span text:style-name="T6">Deepa</text:span><text:span text:style-name="T19">k</text:span><text:span text:style-name="T1"> </text:span><text:span text:style-name="T6">Chopras</text:span><text:span text:style-name="T26">=</text:span><text:span text:style-name="T64"> </text:span><text:span text:style-name="T6">book</text:span><text:span text:style-name="T19">s</text:span><text:span text:style-name="T1"> </text:span><text:span text:style-name="T6">and </text:span><text:span text:style-name="T1">presence greatly helped expand my spiritual</text:span><text:span text:style-name="T67"> </text:span><text:span text:style-name="T1">awareness.</text:span></text:p>
      <text:p text:style-name="P197"/>
      <text:p text:style-name="P130"><text:span text:style-name="T1">I have learned metaphysics from Lazarus, Brashar, and my good friend Elle. Since we create our own reality, why not create one that works? The only reality we have is the moment. What you term physical reality is only a dream, and in very many ways is actually more of a dream, than the dream reality. We are all interconnected, the only constant in the entire Universe is change, and we attract to us experiences we need to work with.</text:span></text:p>
      <text:p text:style-name="P78"/>
      <text:p text:style-name="P212"><text:span text:style-name="T1">For the past twenty-nine years I have been married to Chandra, my life teacher, and the most beautiful goddess, both physically and heart-wise. She has taught me to love, forgive, give, get off my trips, dance, sing, and be joyous. Most of my</text:span></text:p>
      <text:p text:style-name="P131"><text:span text:style-name="T1">dreams have been materialized through our relationship. My children B Shyama, Ethan and Scotty B have loved me and also laughed at me. I am so fortunate to have them in my life and look forward to sharing the ongoing wonders of family with them.</text:span></text:p>
      <text:p text:style-name="P213"><text:span text:style-name="T1">The practice of meditation has been an extremely positive and important aspect of my daily life for the past thirty-five years. It breaks the stress cycle and more importantly connects me with my spiritual self. Through the clouds of illusions, there is a space where all is perfect and peaceful.</text:span></text:p>
      <text:p text:style-name="P91"/>
      <text:p text:style-name="P119"><text:span text:style-name="T1">Nature refreshes and revitalizes my weary being. It is instant spirituality and creativity.</text:span></text:p>
      <text:p text:style-name="P150"/>
      <text:p text:style-name="P130"><text:span text:style-name="T19">Mike</text:span><text:span text:style-name="T1"> </text:span><text:span text:style-name="T19">Winic</text:span><text:span text:style-name="T1">k </text:span><text:span text:style-name="T19">is</text:span><text:span text:style-name="T1"> </text:span><text:span text:style-name="T19">an</text:span><text:span text:style-name="T1"> </text:span><text:span text:style-name="T19">outstanding</text:span><text:span text:style-name="T1"> </text:span><text:span text:style-name="T19">editor</text:span><text:span text:style-name="T1"> </text:span><text:span text:style-name="T19">and</text:span><text:span text:style-name="T1"> </text:span><text:span text:style-name="T19">a</text:span><text:span text:style-name="T1"> </text:span><text:span text:style-name="T19">pleasure</text:span><text:span text:style-name="T1"> to </text:span><text:span text:style-name="T19">work</text:span><text:span text:style-name="T1"> with. </text:span><text:span text:style-name="T19">Mike</text:span><text:span text:style-name="T26">=</text:span><text:span text:style-name="T1">s dedication to the quality and completion of this book has been inspiring. I am greatly indebted to him for his selfless participation and advice.</text:span></text:p>
      <text:p text:style-name="P156"/>
      <text:p text:style-name="P214"><text:span text:style-name="T1">Many people have supported me in so many ways, some in life lessons, some in conceptualizing and completing this book. <text:s/>I am forever grateful to you all: Lenny, Carolyn, David, Nancy, Jose, Rosalie, Eleanor, B.J., Barbara, George, Vince, Jim, Marc, Tracy, Jon, Arti, Carol, Lo, Ki, Michele, Shelly, Alan,</text:span><text:span text:style-name="T68"> </text:span><text:span text:style-name="T1">the</text:span></text:p>
      <text:p text:style-name="P215"><text:span text:style-name="T1">Lamms, Sun, Mark, Rhonda, Melany, Ron, Peter, Bob, Sam and my wise, ninety- </text:span><text:span text:style-name="T19">year-old</text:span><text:span text:style-name="T1"> aunt, Evelyn, </text:span><text:span text:style-name="T19">who</text:span><text:span text:style-name="T1"> says, </text:span><text:span text:style-name="T20">A</text:span><text:span text:style-name="T19">Life</text:span><text:span text:style-name="T1"> </text:span><text:span text:style-name="T19">is</text:span><text:span text:style-name="T1"> too short to </text:span><text:span text:style-name="T19">be</text:span><text:span text:style-name="T1"> </text:span><text:span text:style-name="T19">angry.</text:span><text:span text:style-name="T21">@</text:span></text:p>
      <text:p text:style-name="P150"/>
      <text:p text:style-name="P216"><text:span text:style-name="T1">My education and practice of clinical, transpersonal, humanistic, and behavioral psychology has helped me to understand the predicament of our minds. All the previous methods I mentioned have taught me to become aware of and attempt to overcome the obstacles and trappings of the mind and ego. It is with the greatest compassion for humanity and my desire to share and reach people as I have been touched, that I present the following words to you.</text:span></text:p>
      <text:p text:style-name="P96"><text:span text:style-name="T1">Contents</text:span></text:p>
      <text:p text:style-name="P7"><draw:line text:anchor-type="char" draw:z-index="1" draw:style-name="gr1" draw:text-style-name="P779" svg:x1="1.25in" svg:y1="0.3701in" svg:x2="7.25in" svg:y2="0.3701in"><text:p/></draw:line><text:span text:style-name="T69">CHAPTER</text:span><text:span text:style-name="T70"> </text:span><text:span text:style-name="T69">ONE<text:tab/></text:span><text:span text:style-name="T28">14</text:span></text:p>
      <text:p text:style-name="P11"><draw:line text:anchor-type="char" draw:z-index="2" draw:style-name="gr1" draw:text-style-name="P779" svg:x1="1.4165in" svg:y1="0.1783in" svg:x2="7.25in" svg:y2="0.1783in"><text:p/></draw:line><text:span text:style-name="T73">Ganji</text:span><text:span text:style-name="T75"> </text:span><text:span text:style-name="T73">Finds</text:span><text:span text:style-name="T71"> </text:span><text:span text:style-name="T73">A.J.<text:tab/></text:span><text:span text:style-name="T28">14</text:span></text:p>
      <text:p text:style-name="P8"><draw:line text:anchor-type="char" draw:z-index="3" draw:style-name="gr1" draw:text-style-name="P779" svg:x1="1.25in" svg:y1="0.1783in" svg:x2="7.25in" svg:y2="0.1783in"><text:p/></draw:line><text:span text:style-name="T69">CHAPTER</text:span><text:span text:style-name="T70"> </text:span><text:span text:style-name="T69">TWO<text:tab/></text:span><text:span text:style-name="T28">18</text:span></text:p>
      <text:p text:style-name="P11"><draw:line text:anchor-type="char" draw:z-index="4" draw:style-name="gr1" draw:text-style-name="P779" svg:x1="1.4165in" svg:y1="0.1783in" svg:x2="7.25in" svg:y2="0.1783in"><text:p/></draw:line><text:span text:style-name="T72">A.</text:span><text:span text:style-name="T74">J</text:span><text:span text:style-name="T72">.</text:span><text:span text:style-name="T87">=</text:span><text:span text:style-name="T74">s</text:span><text:span text:style-name="T71"> </text:span><text:span text:style-name="T74">L</text:span><text:span text:style-name="T76">e</text:span><text:span text:style-name="T74">sson</text:span><text:span text:style-name="T75"> </text:span><text:span text:style-name="T74">on</text:span><text:span text:style-name="T71"> </text:span><text:span text:style-name="T74">Ju</text:span><text:span text:style-name="T76">d</text:span><text:span text:style-name="T74">ging </text:span><text:span text:style-name="T73"><text:tab/></text:span><text:span text:style-name="T35">18</text:span></text:p>
      <text:p text:style-name="P8"><draw:line text:anchor-type="char" draw:z-index="5" draw:style-name="gr1" draw:text-style-name="P779" svg:x1="1.25in" svg:y1="0.1783in" svg:x2="7.25in" svg:y2="0.1783in"><text:p/></draw:line><text:span text:style-name="T69">CHAPTER</text:span><text:span text:style-name="T70"> </text:span><text:span text:style-name="T69">THREE<text:tab/></text:span><text:span text:style-name="T28">23</text:span></text:p>
      <text:p text:style-name="P11"><draw:line text:anchor-type="char" draw:z-index="6" draw:style-name="gr1" draw:text-style-name="P779" svg:x1="1.4165in" svg:y1="0.1783in" svg:x2="7.25in" svg:y2="0.1783in"><text:p/></draw:line><text:span text:style-name="T73">A.J. Studies</text:span><text:span text:style-name="T78"> </text:span><text:span text:style-name="T73">with</text:span><text:span text:style-name="T71"> </text:span><text:span text:style-name="T73">Swamiji<text:tab/></text:span><text:span text:style-name="T28">23</text:span></text:p>
      <text:p text:style-name="P8"><draw:line text:anchor-type="char" draw:z-index="7" draw:style-name="gr1" draw:text-style-name="P779" svg:x1="1.25in" svg:y1="0.1783in" svg:x2="7.25in" svg:y2="0.1783in"><text:p/></draw:line><text:span text:style-name="T69">CHAPTER</text:span><text:span text:style-name="T70"> </text:span><text:span text:style-name="T69">FOUR<text:tab/></text:span><text:span text:style-name="T28">27</text:span></text:p>
      <text:p text:style-name="P11"><draw:line text:anchor-type="char" draw:z-index="8" draw:style-name="gr1" draw:text-style-name="P779" svg:x1="1.4165in" svg:y1="0.1783in" svg:x2="7.25in" svg:y2="0.1783in"><text:p/></draw:line><text:span text:style-name="T72">A.</text:span><text:span text:style-name="T74">J</text:span><text:span text:style-name="T72">.</text:span><text:span text:style-name="T87">=</text:span><text:span text:style-name="T74">S</text:span><text:span text:style-name="T71"> </text:span><text:span text:style-name="T72">Twenty-firs</text:span><text:span text:style-name="T74">t</text:span><text:span text:style-name="T71"> </text:span><text:span text:style-name="T72">Birth</text:span><text:span text:style-name="T76">d</text:span><text:span text:style-name="T72">ay</text:span><text:span text:style-name="T74"> </text:span><text:span text:style-name="T73"><text:tab/></text:span><text:span text:style-name="T35">27</text:span></text:p>
      <text:p text:style-name="P8"><draw:line text:anchor-type="char" draw:z-index="9" draw:style-name="gr1" draw:text-style-name="P779" svg:x1="1.25in" svg:y1="0.1783in" svg:x2="7.25in" svg:y2="0.1783in"><text:p/></draw:line><text:span text:style-name="T69">CHAPTER</text:span><text:span text:style-name="T70"> </text:span><text:span text:style-name="T69">FIVE<text:tab/></text:span><text:span text:style-name="T28">32</text:span></text:p>
      <text:p text:style-name="P11"><draw:line text:anchor-type="char" draw:z-index="10" draw:style-name="gr1" draw:text-style-name="P779" svg:x1="1.4165in" svg:y1="0.1783in" svg:x2="7.25in" svg:y2="0.1783in"><text:p/></draw:line><text:span text:style-name="T73">A.J. Prepares to Leave</text:span><text:span text:style-name="T80"> </text:span><text:span text:style-name="T73">the</text:span><text:span text:style-name="T75"> </text:span><text:span text:style-name="T73">Ashram<text:tab/></text:span><text:span text:style-name="T28">32</text:span></text:p>
      <text:p text:style-name="P8"><draw:line text:anchor-type="char" draw:z-index="11" draw:style-name="gr2" draw:text-style-name="P779" svg:x1="1.25in" svg:y1="0.1799in" svg:x2="7.25in" svg:y2="0.1799in"><text:p/></draw:line><text:span text:style-name="T69">CHAPTER</text:span><text:span text:style-name="T70"> </text:span><text:span text:style-name="T69">SIX<text:tab/></text:span><text:span text:style-name="T28">36</text:span></text:p>
      <text:p text:style-name="P11"><draw:line text:anchor-type="char" draw:z-index="12" draw:style-name="gr1" draw:text-style-name="P779" svg:x1="1.4165in" svg:y1="0.1783in" svg:x2="7.25in" svg:y2="0.1783in"><text:p/></draw:line><text:span text:style-name="T73">A.J. Meets</text:span><text:span text:style-name="T75"> </text:span><text:span text:style-name="T73">Mr.</text:span><text:span text:style-name="T71"> </text:span><text:span text:style-name="T73">Patel<text:tab/></text:span><text:span text:style-name="T28">36</text:span></text:p>
      <text:p text:style-name="P8"><draw:line text:anchor-type="char" draw:z-index="13" draw:style-name="gr1" draw:text-style-name="P779" svg:x1="1.25in" svg:y1="0.1783in" svg:x2="7.25in" svg:y2="0.1783in"><text:p/></draw:line><text:span text:style-name="T69">CHAPTER</text:span><text:span text:style-name="T70"> </text:span><text:span text:style-name="T69">SEVEN<text:tab/></text:span><text:span text:style-name="T28">43</text:span></text:p>
      <text:p text:style-name="P11"><draw:line text:anchor-type="char" draw:z-index="14" draw:style-name="gr1" draw:text-style-name="P779" svg:x1="1.4165in" svg:y1="0.1783in" svg:x2="7.25in" svg:y2="0.1783in"><text:p/></draw:line><text:span text:style-name="T73">A.J. Deals with Problems at</text:span><text:span text:style-name="T81"> </text:span><text:span text:style-name="T73">the</text:span><text:span text:style-name="T71"> </text:span><text:span text:style-name="T73">Factory<text:tab/></text:span><text:span text:style-name="T28">43</text:span></text:p>
      <text:p text:style-name="P8"><draw:line text:anchor-type="char" draw:z-index="15" draw:style-name="gr1" draw:text-style-name="P779" svg:x1="1.25in" svg:y1="0.1783in" svg:x2="7.25in" svg:y2="0.1783in"><text:p/></draw:line><text:span text:style-name="T69">CHAPTER</text:span><text:span text:style-name="T70"> </text:span><text:span text:style-name="T69">EIGHT<text:tab/></text:span><text:span text:style-name="T28">48</text:span></text:p>
      <text:p text:style-name="P11"><draw:line text:anchor-type="char" draw:z-index="16" draw:style-name="gr1" draw:text-style-name="P779" svg:x1="1.4165in" svg:y1="0.1783in" svg:x2="7.25in" svg:y2="0.1783in"><text:p/></draw:line><text:span text:style-name="T73">The Beginning of the</text:span><text:span text:style-name="T81"> </text:span><text:span text:style-name="T73">NAMASTE</text:span><text:span text:style-name="T71"> </text:span><text:span text:style-name="T73">Program<text:tab/></text:span><text:span text:style-name="T28">48</text:span></text:p>
      <text:p text:style-name="P8"><draw:line text:anchor-type="char" draw:z-index="17" draw:style-name="gr1" draw:text-style-name="P779" svg:x1="1.25in" svg:y1="0.1783in" svg:x2="7.25in" svg:y2="0.1783in"><text:p/></draw:line><text:span text:style-name="T69">CHAPTER</text:span><text:span text:style-name="T70"> </text:span><text:span text:style-name="T69">NINE<text:tab/></text:span><text:span text:style-name="T28">53</text:span></text:p>
      <text:p text:style-name="P11"><draw:line text:anchor-type="char" draw:z-index="18" draw:style-name="gr1" draw:text-style-name="P779" svg:x1="1.4165in" svg:y1="0.1783in" svg:x2="7.25in" svg:y2="0.1783in"><text:p/></draw:line><text:span text:style-name="T73">A.J.</text:span><text:span text:style-name="T75"> </text:span><text:span text:style-name="T73">Meets</text:span><text:span text:style-name="T71"> </text:span><text:span text:style-name="T73">Robert<text:tab/></text:span><text:span text:style-name="T28">53</text:span></text:p>
      <text:p text:style-name="P8"><draw:line text:anchor-type="char" draw:z-index="19" draw:style-name="gr2" draw:text-style-name="P779" svg:x1="1.25in" svg:y1="0.1799in" svg:x2="7.25in" svg:y2="0.1799in"><text:p/></draw:line><text:span text:style-name="T69">CHAPTER</text:span><text:span text:style-name="T70"> </text:span><text:span text:style-name="T69">TEN<text:tab/></text:span><text:span text:style-name="T28">59</text:span></text:p>
      <text:p text:style-name="P11"><draw:line text:anchor-type="char" draw:z-index="20" draw:style-name="gr1" draw:text-style-name="P779" svg:x1="1.4165in" svg:y1="0.1783in" svg:x2="7.25in" svg:y2="0.1783in"><text:p/></draw:line><text:span text:style-name="T73">Robert Wants to Bring NAMASTE</text:span><text:span text:style-name="T83"> </text:span><text:span text:style-name="T73">to</text:span><text:span text:style-name="T71"> </text:span><text:span text:style-name="T73">America<text:tab/></text:span><text:span text:style-name="T28">59</text:span></text:p>
      <text:p text:style-name="P8"><draw:line text:anchor-type="char" draw:z-index="21" draw:style-name="gr1" draw:text-style-name="P779" svg:x1="1.25in" svg:y1="0.1783in" svg:x2="7.25in" svg:y2="0.1783in"><text:p/></draw:line><text:span text:style-name="T69">CHAPTER</text:span><text:span text:style-name="T70"> </text:span><text:span text:style-name="T69">ELEVEN<text:tab/></text:span><text:span text:style-name="T28">68</text:span></text:p>
      <text:p text:style-name="P11"><draw:line text:anchor-type="char" draw:z-index="22" draw:style-name="gr1" draw:text-style-name="P779" svg:x1="1.4165in" svg:y1="0.1783in" svg:x2="7.25in" svg:y2="0.1783in"><text:p/></draw:line><text:span text:style-name="T73">A.J. Leaves for</text:span><text:span text:style-name="T85"> </text:span><text:span text:style-name="T73">San</text:span><text:span text:style-name="T71"> </text:span><text:span text:style-name="T73">Diego<text:tab/></text:span><text:span text:style-name="T28">68</text:span></text:p>
      <text:p text:style-name="P8"><draw:line text:anchor-type="char" draw:z-index="23" draw:style-name="gr1" draw:text-style-name="P779" svg:x1="1.25in" svg:y1="0.1783in" svg:x2="7.25in" svg:y2="0.1783in"><text:p/></draw:line><text:span text:style-name="T69">CHAPTER</text:span><text:span text:style-name="T70"> </text:span><text:span text:style-name="T69">TWELVE<text:tab/></text:span><text:span text:style-name="T28">73</text:span></text:p>
      <text:p text:style-name="P12"><draw:line text:anchor-type="char" draw:z-index="24" draw:style-name="gr1" draw:text-style-name="P779" svg:x1="1.4165in" svg:y1="0.1783in" svg:x2="7.25in" svg:y2="0.1783in"><text:p/></draw:line><text:span text:style-name="T73">The First Day</text:span><text:span text:style-name="T85"> </text:span><text:span text:style-name="T73">at</text:span><text:span text:style-name="T71"> </text:span><text:span text:style-name="T73">P.T.<text:tab/></text:span><text:span text:style-name="T28">73</text:span></text:p>
      <text:p text:style-name="P9"><draw:line text:anchor-type="char" draw:z-index="25" draw:style-name="gr1" draw:text-style-name="P779" svg:x1="1.25in" svg:y1="0.1783in" svg:x2="7.25in" svg:y2="0.1783in"><text:p/></draw:line><text:span text:style-name="T69">CHAPTER</text:span><text:span text:style-name="T70"> </text:span><text:span text:style-name="T69">THIRTEEN<text:tab/></text:span><text:span text:style-name="T28">80</text:span></text:p>
      <text:p text:style-name="P11"><draw:line text:anchor-type="char" draw:z-index="26" draw:style-name="gr1" draw:text-style-name="P779" svg:x1="1.4165in" svg:y1="0.1783in" svg:x2="7.25in" svg:y2="0.1783in"><text:p/></draw:line><text:span text:style-name="T72">Sess</text:span><text:span text:style-name="T76">i</text:span><text:span text:style-name="T72">o</text:span><text:span text:style-name="T74">n</text:span><text:span text:style-name="T71"> </text:span><text:span text:style-name="T72">O</text:span><text:span text:style-name="T76">n</text:span><text:span text:style-name="T74">e</text:span><text:span text:style-name="T71"> </text:span><text:span text:style-name="T72">o</text:span><text:span text:style-name="T74">f</text:span><text:span text:style-name="T71"> </text:span><text:span text:style-name="T72">NAMASTE</text:span><text:span text:style-name="T74">:</text:span><text:span text:style-name="T73"> </text:span><text:span text:style-name="T75"><text:s/></text:span><text:span text:style-name="T87">&gt;</text:span><text:span text:style-name="T74">N</text:span><text:span text:style-name="T87">=</text:span><text:span text:style-name="T88"> </text:span><text:span text:style-name="T74">&amp;</text:span><text:span text:style-name="T71"> </text:span><text:span text:style-name="T87">&gt;</text:span><text:span text:style-name="T72">A</text:span><text:span text:style-name="T87">=</text:span><text:span text:style-name="T127"> </text:span><text:span text:style-name="T126"><text:tab/></text:span><text:span text:style-name="T35">80</text:span></text:p>
      <text:p text:style-name="P8"><draw:line text:anchor-type="char" draw:z-index="27" draw:style-name="gr1" draw:text-style-name="P779" svg:x1="1.25in" svg:y1="0.1783in" svg:x2="7.25in" svg:y2="0.1783in"><text:p/></draw:line><text:span text:style-name="T69">CHAPTER</text:span><text:span text:style-name="T70"> </text:span><text:span text:style-name="T69">FOUTEEN<text:tab/></text:span><text:span text:style-name="T28">85</text:span></text:p>
      <text:p text:style-name="P11"><draw:line text:anchor-type="char" draw:z-index="28" draw:style-name="gr1" draw:text-style-name="P779" svg:x1="1.4165in" svg:y1="0.1783in" svg:x2="7.25in" svg:y2="0.1783in"><text:p/></draw:line><text:span text:style-name="T72">Sess</text:span><text:span text:style-name="T76">i</text:span><text:span text:style-name="T72">o</text:span><text:span text:style-name="T74">n</text:span><text:span text:style-name="T71"> </text:span><text:span text:style-name="T76">T</text:span><text:span text:style-name="T74">wo</text:span><text:span text:style-name="T75"> </text:span><text:span text:style-name="T72">o</text:span><text:span text:style-name="T74">f</text:span><text:span text:style-name="T71"> </text:span><text:span text:style-name="T72">NAMASTE</text:span><text:span text:style-name="T74">:</text:span><text:span text:style-name="T71"> </text:span><text:span text:style-name="T87">&gt;</text:span><text:span text:style-name="T72">M</text:span><text:span text:style-name="T87">=</text:span><text:span text:style-name="T88"> </text:span><text:span text:style-name="T74">&amp;</text:span><text:span text:style-name="T71"> </text:span><text:span text:style-name="T87">&gt;</text:span><text:span text:style-name="T72">A</text:span><text:span text:style-name="T87">=</text:span><text:span text:style-name="T127"> </text:span><text:span text:style-name="T126"><text:tab/></text:span><text:span text:style-name="T35">85</text:span></text:p>
      <text:p text:style-name="P8"><draw:line text:anchor-type="char" draw:z-index="29" draw:style-name="gr1" draw:text-style-name="P779" svg:x1="1.25in" svg:y1="0.1783in" svg:x2="7.25in" svg:y2="0.1783in"><text:p/></draw:line><text:span text:style-name="T69">CHAPTER</text:span><text:span text:style-name="T70"> </text:span><text:span text:style-name="T69">FIFTEEN<text:tab/></text:span><text:span text:style-name="T28">94</text:span></text:p>
      <text:p text:style-name="P11"><draw:line text:anchor-type="char" draw:z-index="30" draw:style-name="gr1" draw:text-style-name="P779" svg:x1="1.4165in" svg:y1="0.1783in" svg:x2="7.25in" svg:y2="0.1783in"><text:p/></draw:line><text:span text:style-name="T74">Sess</text:span><text:span text:style-name="T76">i</text:span><text:span text:style-name="T74">on</text:span><text:span text:style-name="T71"> </text:span><text:span text:style-name="T74">T</text:span><text:span text:style-name="T72">h</text:span><text:span text:style-name="T74">r</text:span><text:span text:style-name="T72">e</text:span><text:span text:style-name="T74">e</text:span><text:span text:style-name="T71"> </text:span><text:span text:style-name="T74">of</text:span><text:span text:style-name="T71"> </text:span><text:span text:style-name="T74">NAMASTE:</text:span><text:span text:style-name="T73"> </text:span><text:span text:style-name="T75"><text:s/></text:span><text:span text:style-name="T87">&gt;</text:span><text:span text:style-name="T72">S</text:span><text:span text:style-name="T87">=</text:span><text:span text:style-name="T88"> </text:span><text:span text:style-name="T74">&amp;</text:span><text:span text:style-name="T73"> </text:span><text:span text:style-name="T87">&gt;</text:span><text:span text:style-name="T72">T</text:span><text:span text:style-name="T87">=</text:span><text:span text:style-name="T127"> </text:span><text:span text:style-name="T126"><text:tab/></text:span><text:span text:style-name="T35">94</text:span></text:p>
      <text:p text:style-name="P8"><draw:line text:anchor-type="char" draw:z-index="31" draw:style-name="gr1" draw:text-style-name="P779" svg:x1="1.25in" svg:y1="0.1783in" svg:x2="7.25in" svg:y2="0.1783in"><text:p/></draw:line><text:span text:style-name="T69">CHAPTER</text:span><text:span text:style-name="T70"> </text:span><text:span text:style-name="T69">SIXTEEN<text:tab/></text:span><text:span text:style-name="T28">105</text:span></text:p>
      <text:p text:style-name="P11"><draw:line text:anchor-type="char" draw:z-index="32" draw:style-name="gr1" draw:text-style-name="P779" svg:x1="1.4165in" svg:y1="0.1783in" svg:x2="7.25in" svg:y2="0.1783in"><text:p/></draw:line><text:span text:style-name="T72">Sess</text:span><text:span text:style-name="T76">i</text:span><text:span text:style-name="T72">o</text:span><text:span text:style-name="T74">n</text:span><text:span text:style-name="T71"> </text:span><text:span text:style-name="T72">F</text:span><text:span text:style-name="T76">o</text:span><text:span text:style-name="T72">u</text:span><text:span text:style-name="T74">r</text:span><text:span text:style-name="T71"> </text:span><text:span text:style-name="T72">o</text:span><text:span text:style-name="T74">f</text:span><text:span text:style-name="T71"> </text:span><text:span text:style-name="T72">NAMASTE</text:span><text:span text:style-name="T74">:</text:span><text:span text:style-name="T73"> </text:span><text:span text:style-name="T71"><text:s/></text:span><text:span text:style-name="T87">&gt;</text:span><text:span text:style-name="T72">E</text:span><text:span text:style-name="T87">=</text:span><text:span text:style-name="T127"> </text:span><text:span text:style-name="T126"><text:tab/></text:span><text:span text:style-name="T35">105</text:span></text:p>
      <text:p text:style-name="P8"><draw:line text:anchor-type="char" draw:z-index="33" draw:style-name="gr1" draw:text-style-name="P779" svg:x1="1.25in" svg:y1="0.1783in" svg:x2="7.25in" svg:y2="0.1783in"><text:p/></draw:line><text:span text:style-name="T69">CHAPTER</text:span><text:span text:style-name="T70"> </text:span><text:span text:style-name="T69">SEVENTEEN<text:tab/></text:span><text:span text:style-name="T28">109</text:span></text:p>
      <text:p text:style-name="P11"><draw:line text:anchor-type="char" draw:z-index="34" draw:style-name="gr1" draw:text-style-name="P779" svg:x1="1.4165in" svg:y1="0.1783in" svg:x2="7.25in" svg:y2="0.1783in"><text:p/></draw:line><text:span text:style-name="T73">Swamiji</text:span><text:span text:style-name="T75"> </text:span><text:span text:style-name="T73">Becomes</text:span><text:span text:style-name="T71"> </text:span><text:span text:style-name="T73">Ill<text:tab/></text:span><text:span text:style-name="T28">109</text:span></text:p>
      <text:p text:style-name="P8"><draw:line text:anchor-type="char" draw:z-index="35" draw:style-name="gr1" draw:text-style-name="P779" svg:x1="1.25in" svg:y1="0.1783in" svg:x2="7.25in" svg:y2="0.1783in"><text:p/></draw:line><text:span text:style-name="T69">CHAPTER</text:span><text:span text:style-name="T70"> </text:span><text:span text:style-name="T69">EIGHTEEN<text:tab/></text:span><text:span text:style-name="T28">113</text:span></text:p>
      <text:p text:style-name="P11"><draw:line text:anchor-type="char" draw:z-index="36" draw:style-name="gr1" draw:text-style-name="P779" svg:x1="1.4165in" svg:y1="0.1783in" svg:x2="7.25in" svg:y2="0.1783in"><text:p/></draw:line><text:span text:style-name="T73">A.J. Makes the</text:span><text:span text:style-name="T85"> </text:span><text:span text:style-name="T73">Right</text:span><text:span text:style-name="T71"> </text:span><text:span text:style-name="T73">Choice<text:tab/></text:span><text:span text:style-name="T28">113</text:span></text:p>
      <text:p text:style-name="P8"><draw:line text:anchor-type="char" draw:z-index="37" draw:style-name="gr1" draw:text-style-name="P779" svg:x1="1.25in" svg:y1="0.1783in" svg:x2="7.25in" svg:y2="0.1783in"><text:p/></draw:line><text:span text:style-name="T69">PRONUNCIATION</text:span><text:span text:style-name="T77"> </text:span><text:span text:style-name="T69">GUIDE<text:tab/></text:span><text:span text:style-name="T28">115</text:span></text:p>
      <text:p text:style-name="P8"><draw:line text:anchor-type="char" draw:z-index="38" draw:style-name="gr2" draw:text-style-name="P779" svg:x1="1.25in" svg:y1="0.1799in" svg:x2="7.25in" svg:y2="0.1799in"><text:p/></draw:line><text:span text:style-name="T69">APPENDIX<text:tab/></text:span><text:span text:style-name="T28">116</text:span></text:p>
      <text:p text:style-name="P11"><draw:line text:anchor-type="char" draw:z-index="39" draw:style-name="gr1" draw:text-style-name="P779" svg:x1="1.4165in" svg:y1="0.1783in" svg:x2="7.25in" svg:y2="0.1783in"><text:p/></draw:line><text:span text:style-name="T69">SPIRITUAL</text:span><text:span text:style-name="T77"> </text:span><text:span text:style-name="T69">CHECK</text:span><text:span text:style-name="T70"> </text:span><text:span text:style-name="T69">LIST<text:tab/></text:span><text:span text:style-name="T28">117</text:span></text:p>
      <text:p text:style-name="P11"><draw:g text:anchor-type="char" draw:z-index="43" draw:style-name="gr3"><draw:line draw:style-name="gr4" draw:text-style-name="P779" svg:x1="1.4165in" svg:y1="0.1756in" svg:x2="3.0984in" svg:y2="0.1756in"><text:p/></draw:line><draw:line draw:style-name="gr5" draw:text-style-name="P779" svg:x1="3.1366in" svg:y1="0.1783in" svg:x2="7.25in" svg:y2="0.1783in"><text:p/></draw:line></draw:g><text:span text:style-name="T69">TEN STEPS TO IMPROVE</text:span><text:span text:style-name="T84"> </text:span><text:span text:style-name="T69">WORKING</text:span><text:span text:style-name="T77"> </text:span><text:span text:style-name="T69">RELATIONSHIPS<text:tab/></text:span><text:span text:style-name="T28">118</text:span></text:p>
      <text:p text:style-name="P13"><draw:line text:anchor-type="char" draw:z-index="40" draw:style-name="gr1" draw:text-style-name="P779" svg:x1="1.4165in" svg:y1="0.1799in" svg:x2="7.25in" svg:y2="0.1799in"><text:p/></draw:line><text:span text:style-name="T69">HOW TO CHANGE</text:span><text:span text:style-name="T86"> </text:span><text:span text:style-name="T69">A</text:span><text:span text:style-name="T70"> </text:span><text:span text:style-name="T69">BELIEF<text:tab/></text:span><text:span text:style-name="T28">119</text:span></text:p>
      <text:p text:style-name="P11"><draw:g text:anchor-type="char" draw:z-index="44" draw:style-name="gr3"><draw:line draw:style-name="gr4" draw:text-style-name="P779" svg:x1="1.4165in" svg:y1="0.1756in" svg:x2="2.1417in" svg:y2="0.1756in"><text:p/></draw:line><draw:line draw:style-name="gr5" draw:text-style-name="P779" svg:x1="2.1799in" svg:y1="0.1783in" svg:x2="7.25in" svg:y2="0.1783in"><text:p/></draw:line></draw:g><text:span text:style-name="T69">TEN WAYS TO</text:span><text:span text:style-name="T82"> </text:span><text:span text:style-name="T69">MASTER</text:span><text:span text:style-name="T70"> </text:span><text:span text:style-name="T69">STRESS<text:tab/></text:span><text:span text:style-name="T28">120</text:span></text:p>
      <text:p text:style-name="P11"><draw:line text:anchor-type="char" draw:z-index="41" draw:style-name="gr1" draw:text-style-name="P779" svg:x1="1.4165in" svg:y1="0.1783in" svg:x2="7.25in" svg:y2="0.1783in"><text:p/></draw:line><text:span text:style-name="T69">FROM STRESS</text:span><text:span text:style-name="T79"> </text:span><text:span text:style-name="T69">TO</text:span><text:span text:style-name="T70"> </text:span><text:span text:style-name="T69">SUCCESS<text:tab/></text:span><text:span text:style-name="T28">121</text:span></text:p>
      <text:p text:style-name="P11"><draw:line text:anchor-type="char" draw:z-index="42" draw:style-name="gr1" draw:text-style-name="P779" svg:x1="1.4165in" svg:y1="0.1783in" svg:x2="7.25in" svg:y2="0.1783in"><text:p/></draw:line><text:span text:style-name="T69">LIFE-STYLE</text:span><text:span text:style-name="T77"> </text:span><text:span text:style-name="T69">ASSESSMENT</text:span><text:span text:style-name="T70"> </text:span><text:span text:style-name="T69">SURVEY<text:tab/></text:span><text:span text:style-name="T28">122</text:span></text:p>
      <text:p text:style-name="P210"/>
      <text:p text:style-name="P97"><text:span text:style-name="T1">CHAPTER ONE</text:span></text:p>
      <text:p text:style-name="P79"/>
      <text:p text:style-name="P79"/>
      <text:p text:style-name="P79"/>
      <text:p text:style-name="P102"><text:span text:style-name="T1">NAMASTE</text:span></text:p>
      <text:p text:style-name="P78"/>
      <text:p text:style-name="P119"><text:span text:style-name="T1">Is a greeting made by bringing both palms together, in front of the heart, and slightly bowing the head with the feeling of humility. The gesture, and term Namaste, means that one individual recognizes the place in the other where they are one.</text:span></text:p>
      <text:p text:style-name="P14"><text:span text:style-name="T41">CHANGE IS THE ONLY CONSTANT IN</text:span><text:span text:style-name="T44"> </text:span><text:span text:style-name="T41">LIFE. </text:span><text:span text:style-name="T39">LEAR</text:span><text:span text:style-name="T42">N</text:span><text:span text:style-name="T41"> </text:span><text:span text:style-name="T45">NOT</text:span><text:span text:style-name="T27"> </text:span><text:span text:style-name="T43">TO</text:span><text:span text:style-name="T41"> RESIST LIF</text:span><text:span text:style-name="T46">E</text:span><text:span text:style-name="T90">=</text:span><text:span text:style-name="T43">S </text:span><text:span text:style-name="T41">INEVITABLE</text:span><text:span text:style-name="T38"> </text:span><text:span text:style-name="T41">CHANGES</text:span><text:span text:style-name="T28">.</text:span></text:p>
      <text:p text:style-name="P217"><text:span text:style-name="T1">CHAPTER</text:span><text:span text:style-name="T96"> </text:span><text:span text:style-name="T1">ONE</text:span></text:p>
      <text:p text:style-name="P15"><text:span text:style-name="T41">Ganji Finds</text:span><text:span text:style-name="T49"> </text:span><text:span text:style-name="T41">A.J.</text:span></text:p>
      <text:p text:style-name="P80"/>
      <text:p text:style-name="P177"/>
      <text:p text:style-name="P218"><text:span text:style-name="T1">Ganji (GAHN-gee) rose from his bed at his usual time of 5:30 in the morning. His job was to carry water from the river to the Sri Rama Ashram. The ashram cooks needed water early so they could begin making breakfast.</text:span></text:p>
      <text:p text:style-name="P78"/>
      <text:p text:style-name="P225"><text:span text:style-name="T1">He walked along the dirt trail through the jungle to the river, all the while feeling alive and connected with nature. The rays of the early morning summer sun glimmered through the branches of the large banyan tree has passed beneath its huge cathedral arches.</text:span></text:p>
      <text:p text:style-name="P78"/>
      <text:p text:style-name="P225"><text:span text:style-name="T1">He perceived a peculiar inner feeling as he neared the river. It was strange, as if something almost predetermined was about to take place in his life that day. It had a mystical feel to it, yet there was something peaceful about it as well.</text:span></text:p>
      <text:p text:style-name="P78"/>
      <text:p text:style-name="P230"><text:span text:style-name="T1">The warm breeze with its early morning freshness felt good on his ageing </text:span><text:span text:style-name="T19">face as he</text:span><text:span text:style-name="T1"> </text:span><text:span text:style-name="T19">passed</text:span><text:span text:style-name="T1"> </text:span><text:span text:style-name="T19">a</text:span><text:span text:style-name="T1"> </text:span><text:span text:style-name="T19">bush</text:span><text:span text:style-name="T1"> just </text:span><text:span text:style-name="T19">an</text:span><text:span text:style-name="T1"> arm</text:span><text:span text:style-name="T26">=</text:span><text:span text:style-name="T1">s </text:span><text:span text:style-name="T19">distance</text:span><text:span text:style-name="T1"> to </text:span><text:span text:style-name="T19">his</text:span><text:span text:style-name="T1"> </text:span><text:span text:style-name="T18">left.</text:span><text:span text:style-name="T1"> <text:s/></text:span><text:span text:style-name="T19">There</text:span><text:span text:style-name="T1"> </text:span><text:span text:style-name="T19">was</text:span><text:span text:style-name="T1"> </text:span><text:span text:style-name="T19">a</text:span><text:span text:style-name="T1"> </text:span><text:span text:style-name="T19">violent </text:span><text:span text:style-name="T1">thrashing of leaves from behind the bush, which startled him (he was always on the lookout for pythons). He quickly ran the last few yards to the river where he knew he would be safe: pythons are not water-loving creatures.</text:span></text:p>
      <text:p text:style-name="P150"/>
      <text:p text:style-name="P233"><text:span text:style-name="T1">Ganji then waited to get a glimpse of the deadly snake while he stood knee-deep in the water close to the bank. A few minutes passed and he did not see any movement from the pile of leaves. He convinced himself it was probably just some fruit falling from a nearby papaya tree and that there was no reason to be concerned.</text:span></text:p>
      <text:p text:style-name="P78"/>
      <text:p text:style-name="P225"><text:span text:style-name="T1">When his heart had stopped pounding, and he felt more relaxed, he stepped up on the bank of the river and decided he had better hurry before the cooks sent someone out to look for him and his water. He crouched down by the water, removed the bamboo pole from his shoulders, and dipped both jars until they were filled. He headed back up the hill for his half-mile walk to the ashram.</text:span></text:p>
      <text:p text:style-name="P78"/>
      <text:p text:style-name="P234"><text:span text:style-name="T1">As he neared that same bush, he was startled again. This time it was from seeing a young boy, about five or six years old, standing in the path, rubbing the sleep out of his eyes and pulling leaves from his messy head of hair. As their eyes met, there was a peaceful silence. Ganji felt a spiritual connection that was indefinable, a feeling that generally occurred only in the presence of his guru.</text:span></text:p>
      <text:p text:style-name="P114"/>
      <text:p text:style-name="P235"><text:span text:style-name="T20">A</text:span><text:span text:style-name="T19">Are</text:span><text:span text:style-name="T1"> </text:span><text:span text:style-name="T19">you</text:span><text:span text:style-name="T1"> </text:span><text:span text:style-name="T19">God?</text:span><text:span text:style-name="T21">@</text:span><text:span text:style-name="T1"> <text:s/>the </text:span><text:span text:style-name="T19">young</text:span><text:span text:style-name="T1"> </text:span><text:span text:style-name="T19">boy</text:span><text:span text:style-name="T1"> </text:span><text:span text:style-name="T19">innocently</text:span><text:span text:style-name="T1"> asked. A smile broke the depth of their connection.</text:span></text:p>
      <text:p text:style-name="P236"><text:span text:style-name="T1">It was such a profound question to be coming from the mouth of this young child. </text:span><text:span text:style-name="T7">A</text:span><text:span text:style-name="T19">No,</text:span><text:span text:style-name="T1"> </text:span><text:span text:style-name="T18">I</text:span><text:span text:style-name="T1"> </text:span><text:span text:style-name="T19">am</text:span><text:span text:style-name="T1"> not God. <text:s/>But God </text:span><text:span text:style-name="T19">resides</text:span><text:span text:style-name="T1"> </text:span><text:span text:style-name="T19">in</text:span><text:span text:style-name="T97"> </text:span><text:span text:style-name="T6">eac</text:span><text:span text:style-name="T19">h</text:span><text:span text:style-name="T1"> </text:span><text:span text:style-name="T5">o</text:span><text:span text:style-name="T1">f </text:span><text:span text:style-name="T6">u</text:span><text:span text:style-name="T19">s</text:span><text:span text:style-name="T1"> </text:span><text:span text:style-name="T6">i</text:span><text:span text:style-name="T19">n</text:span><text:span text:style-name="T1"> </text:span><text:span text:style-name="T5">th</text:span><text:span text:style-name="T1">e </text:span><text:span text:style-name="T5">for</text:span><text:span text:style-name="T1">m </text:span><text:span text:style-name="T5">o</text:span><text:span text:style-name="T1">f </text:span><text:span text:style-name="T5">spirit</text:span><text:span text:style-name="T14">,</text:span><text:span text:style-name="T21">@</text:span><text:span text:style-name="T1"> </text:span><text:span text:style-name="T6">said </text:span><text:span text:style-name="T1">Ganji.</text:span></text:p>
      <text:p text:style-name="P198"/>
      <text:p text:style-name="P226"><text:span text:style-name="T1">When asked what he was doing all by himself in the dangerous jungle, the </text:span><text:span text:style-name="T19">boy</text:span><text:span text:style-name="T1"> </text:span><text:span text:style-name="T19">replied,</text:span><text:span text:style-name="T1"> </text:span><text:span text:style-name="T20">A</text:span><text:span text:style-name="T19">Looking</text:span><text:span text:style-name="T1"> for God.</text:span><text:span text:style-name="T21">@</text:span></text:p>
      <text:p text:style-name="P168"/>
      <text:p text:style-name="P237"><text:span text:style-name="T1">Ganji was concerned by the disheveled state of the child. He suggested to the boy that he follow him to the ashram. When they arrived, Ganji asked one of the caretakers to feed, wash, and clothe the boy. He was finally able to empty his jars of their heavy</text:span><text:span text:style-name="T14"> </text:span><text:span text:style-name="T1">load.</text:span></text:p>
      <text:p text:style-name="P78"/>
      <text:p text:style-name="P239"><text:span text:style-name="T1">A bit later, Ganji brought the boy to meet Swami Ramananda (rah-mah- </text:span><text:span text:style-name="T19">NAN-dah),</text:span><text:span text:style-name="T1"> the </text:span><text:span text:style-name="T19">ashram</text:span><text:span text:style-name="T26">=</text:span><text:span text:style-name="T1">s </text:span><text:span text:style-name="T19">spiritual</text:span><text:span text:style-name="T1"> </text:span><text:span text:style-name="T19">guide.</text:span><text:span text:style-name="T1"> <text:s/></text:span><text:span text:style-name="T19">Swamiji</text:span><text:span text:style-name="T1"> (SWA-mee-gee), </text:span><text:span text:style-name="T19">as</text:span><text:span text:style-name="T1"> </text:span><text:span text:style-name="T19">his </text:span><text:span text:style-name="T1">disciples affectionately knew him, was a fifty-nine year old man with a long white beard and long hair. In his presence one sensed a deeply spiritual, peaceful, and all-knowing being.</text:span></text:p>
      <text:p text:style-name="P205"/>
      <text:p text:style-name="P240"><text:span text:style-name="T1">As Ganji and the young boy entered the ashram hall, Swamiji noticed and motioned them to come to him. Ganji and the boy passed many people sitting cross-legged on small rugs on the floor. Men sat on the right side of the room and women on the left. The floor was made of wood, the walls and ceiling were made of smooth white plaster. Glass windows on each side of the large room were open to let air flow through. The fragrant smell of incense and flowers filled the air. Candles burned on a table beneath a large portrait of Krishna.</text:span></text:p>
      <text:p text:style-name="P150"/>
      <text:p text:style-name="P242"><text:span text:style-name="T6">Swamij</text:span><text:span text:style-name="T19">i</text:span><text:span text:style-name="T1"> </text:span><text:span text:style-name="T6">a</text:span><text:span text:style-name="T65">s</text:span><text:span text:style-name="T6">ke</text:span><text:span text:style-name="T19">d</text:span><text:span text:style-name="T1"> </text:span><text:span text:style-name="T5">th</text:span><text:span text:style-name="T1">e </text:span><text:span text:style-name="T6">child</text:span><text:span text:style-name="T19">,</text:span><text:span text:style-name="T64"> </text:span><text:span text:style-name="T7">A</text:span><text:span text:style-name="T8">Wha</text:span><text:span text:style-name="T18">t </text:span><text:span text:style-name="T6">i</text:span><text:span text:style-name="T19">s</text:span><text:span text:style-name="T1"> </text:span><text:span text:style-name="T6">you</text:span><text:span text:style-name="T19">r</text:span><text:span text:style-name="T1"> </text:span><text:span text:style-name="T6">name?</text:span><text:span text:style-name="T21">@ </text:span><text:span text:style-name="T7">A</text:span><text:span text:style-name="T19">Ajathan</text:span><text:span text:style-name="T1"> (ah-JAH-than), </text:span><text:span text:style-name="T5">bu</text:span><text:span text:style-name="T1">t </text:span><text:span text:style-name="T18">I</text:span><text:span text:style-name="T1"> </text:span><text:span text:style-name="T6">a</text:span><text:span text:style-name="T19">m</text:span><text:span text:style-name="T1"> </text:span><text:span text:style-name="T6">calle</text:span><text:span text:style-name="T19">d</text:span><text:span text:style-name="T1"> </text:span><text:span text:style-name="T8">A.J</text:span><text:span text:style-name="T18">.</text:span><text:span text:style-name="T21">@ </text:span><text:span text:style-name="T7">A</text:span><text:span text:style-name="T6">Wher</text:span><text:span text:style-name="T19">e</text:span><text:span text:style-name="T1"> </text:span><text:span text:style-name="T6">ar</text:span><text:span text:style-name="T19">e</text:span><text:span text:style-name="T1"> </text:span><text:span text:style-name="T6">you</text:span><text:span text:style-name="T19">r</text:span><text:span text:style-name="T64"> </text:span><text:span text:style-name="T5">from</text:span><text:span text:style-name="T1">,</text:span><text:span text:style-name="T5"> A.J.?</text:span><text:span text:style-name="T21">@</text:span></text:p>
      <text:p text:style-name="P244"><text:span text:style-name="T7">A</text:span><text:span text:style-name="T6">Th</text:span><text:span text:style-name="T19">e </text:span><text:span text:style-name="T6">villag</text:span><text:span text:style-name="T19">e</text:span><text:span text:style-name="T1"> </text:span><text:span text:style-name="T5">o</text:span><text:span text:style-name="T1">f </text:span><text:span text:style-name="T6">Naptal</text:span><text:span text:style-name="T19">,</text:span><text:span text:style-name="T21">@</text:span><text:span text:style-name="T1"> </text:span><text:span text:style-name="T6">h</text:span><text:span text:style-name="T19">e</text:span><text:span text:style-name="T1"> </text:span><text:span text:style-name="T6">said.</text:span></text:p>
      <text:p text:style-name="P114"/>
      <text:p text:style-name="P245"><text:span text:style-name="T1">Swamiji asked, AI hear that you were found in the jungle, near the river.</text:span></text:p>
      <text:p text:style-name="P264"><text:span text:style-name="T8">Wha</text:span><text:span text:style-name="T18">t </text:span><text:span text:style-name="T6">wer</text:span><text:span text:style-name="T19">e</text:span><text:span text:style-name="T1"> </text:span><text:span text:style-name="T6">yo</text:span><text:span text:style-name="T19">u</text:span><text:span text:style-name="T1"> </text:span><text:span text:style-name="T6">doin</text:span><text:span text:style-name="T19">g</text:span><text:span text:style-name="T1"> </text:span><text:span text:style-name="T6">i</text:span><text:span text:style-name="T19">n</text:span><text:span text:style-name="T1"> </text:span><text:span text:style-name="T5">th</text:span><text:span text:style-name="T1">e </text:span><text:span text:style-name="T6">jungl</text:span><text:span text:style-name="T19">e</text:span><text:span text:style-name="T1"> </text:span><text:span text:style-name="T6">al</text:span><text:span text:style-name="T19">l</text:span><text:span text:style-name="T1"> </text:span><text:span text:style-name="T6">alone</text:span><text:span text:style-name="T65">?</text:span><text:span text:style-name="T21">@ </text:span><text:span text:style-name="T7">A</text:span><text:span text:style-name="T6">Lookin</text:span><text:span text:style-name="T19">g</text:span><text:span text:style-name="T1"> </text:span><text:span text:style-name="T5">fo</text:span><text:span text:style-name="T1">r </text:span><text:span text:style-name="T5">God</text:span><text:span text:style-name="T1">,</text:span><text:span text:style-name="T21">@</text:span><text:span text:style-name="T5"> </text:span><text:span text:style-name="T18">A.</text:span><text:span text:style-name="T15">J</text:span><text:span text:style-name="T18">.</text:span><text:span text:style-name="T64"> </text:span><text:span text:style-name="T19">said.</text:span></text:p>
      <text:p text:style-name="P249"><text:span text:style-name="T7">A</text:span><text:span text:style-name="T6">Wer</text:span><text:span text:style-name="T19">e </text:span><text:span text:style-name="T6">yo</text:span><text:span text:style-name="T19">u</text:span><text:span text:style-name="T1"> </text:span><text:span text:style-name="T6">afrai</text:span><text:span text:style-name="T19">d</text:span><text:span text:style-name="T1"> </text:span><text:span text:style-name="T5">o</text:span><text:span text:style-name="T1">f </text:span><text:span text:style-name="T5">th</text:span><text:span text:style-name="T1">e </text:span><text:span text:style-name="T6">dangerou</text:span><text:span text:style-name="T19">s</text:span><text:span text:style-name="T1"> </text:span><text:span text:style-name="T6">animal</text:span><text:span text:style-name="T19">s</text:span><text:span text:style-name="T1"> </text:span><text:span text:style-name="T6">whil</text:span><text:span text:style-name="T19">e</text:span><text:span text:style-name="T1"> </text:span><text:span text:style-name="T6">yo</text:span><text:span text:style-name="T19">u</text:span><text:span text:style-name="T1"> </text:span><text:span text:style-name="T6">wer</text:span><text:span text:style-name="T19">e</text:span><text:span text:style-name="T1"> </text:span><text:span text:style-name="T6">there</text:span><text:span text:style-name="T16">?</text:span><text:span text:style-name="T21">@</text:span></text:p>
      <text:p text:style-name="P114"/>
      <text:p text:style-name="P265"><text:span text:style-name="T1">AI saw many animals but I was not afraid of them and they did not bother me. <text:s/></text:span><text:span text:style-name="T19">Can</text:span><text:span text:style-name="T1"> </text:span><text:span text:style-name="T19">you</text:span><text:span text:style-name="T1"> </text:span><text:span text:style-name="T19">help</text:span><text:span text:style-name="T1"> </text:span><text:span text:style-name="T19">me</text:span><text:span text:style-name="T1"> </text:span><text:span text:style-name="T19">find</text:span><text:span text:style-name="T1"> </text:span><text:span text:style-name="T19">God?</text:span><text:span text:style-name="T21">@</text:span><text:span text:style-name="T1"> </text:span><text:span text:style-name="T18">A.J.</text:span><text:span text:style-name="T1"> </text:span><text:span text:style-name="T19">asked</text:span><text:span text:style-name="T18">.</text:span></text:p>
      <text:p text:style-name="P150"/>
      <text:p text:style-name="P245"><text:span text:style-name="T7">A</text:span><text:span text:style-name="T6">Wher</text:span><text:span text:style-name="T19">e</text:span><text:span text:style-name="T1"> </text:span><text:span text:style-name="T6">hav</text:span><text:span text:style-name="T19">e</text:span><text:span text:style-name="T1"> </text:span><text:span text:style-name="T6">yo</text:span><text:span text:style-name="T19">u</text:span><text:span text:style-name="T1"> </text:span><text:span text:style-name="T6">loo</text:span><text:span text:style-name="T65">k</text:span><text:span text:style-name="T6">e</text:span><text:span text:style-name="T19">d</text:span><text:span text:style-name="T1"> </text:span><text:span text:style-name="T6">s</text:span><text:span text:style-name="T19">o</text:span><text:span text:style-name="T1"> </text:span><text:span text:style-name="T5">far</text:span><text:span text:style-name="T1">?</text:span><text:span text:style-name="T21">@</text:span></text:p>
      <text:p text:style-name="P205"/>
      <text:p text:style-name="P245"><text:span text:style-name="T1">AI looked for God in my home, but my parents could not help me.</text:span></text:p>
      <text:p text:style-name="P171"/>
      <text:p text:style-name="P250"><text:span text:style-name="T7">A</text:span><text:span text:style-name="T1">Why </text:span><text:span text:style-name="T19">not</text:span><text:span text:style-name="T6">?</text:span><text:span text:style-name="T21">@</text:span><text:span text:style-name="T1"> </text:span><text:span text:style-name="T19">asked</text:span><text:span text:style-name="T1"> </text:span><text:span text:style-name="T19">Swamiji.</text:span></text:p>
      <text:p text:style-name="P114"/>
      <text:p text:style-name="P249"><text:span text:style-name="T1">AThey were too busy trying to take care of my ten brothers and sisters.</text:span></text:p>
      <text:p text:style-name="P132"><text:span text:style-name="T19">They are</text:span><text:span text:style-name="T1"> very </text:span><text:span text:style-name="T19">poor</text:span><text:span text:style-name="T1"> </text:span><text:span text:style-name="T19">and</text:span><text:span text:style-name="T1"> </text:span><text:span text:style-name="T19">had</text:span><text:span text:style-name="T1"> </text:span><text:span text:style-name="T19">no</text:span><text:span text:style-name="T1"> time for me,</text:span><text:span text:style-name="T21">@</text:span><text:span text:style-name="T1"> </text:span><text:span text:style-name="T19">said,</text:span><text:span text:style-name="T1"> </text:span><text:span text:style-name="T18">A.J.</text:span><text:span text:style-name="T1"> <text:s/></text:span><text:span text:style-name="T20">A</text:span><text:span text:style-name="T18">I</text:span><text:span text:style-name="T1"> </text:span><text:span text:style-name="T19">decided</text:span><text:span text:style-name="T1"> to </text:span><text:span text:style-name="T19">look </text:span><text:span text:style-name="T1">somewhere else to find God. I looked in my village, but only found people filled </text:span><text:span text:style-name="T19">with</text:span><text:span text:style-name="T1"> </text:span><text:span text:style-name="T19">anger,</text:span><text:span text:style-name="T1"> worry, </text:span><text:span text:style-name="T19">and</text:span><text:span text:style-name="T1"> </text:span><text:span text:style-name="T19">sadness.</text:span><text:span text:style-name="T1"> <text:s/>So, </text:span><text:span text:style-name="T18">I</text:span><text:span text:style-name="T1"> </text:span><text:span text:style-name="T19">went</text:span><text:span text:style-name="T1"> </text:span><text:span text:style-name="T19">looking</text:span><text:span text:style-name="T1"> for </text:span><text:span text:style-name="T19">him</text:span><text:span text:style-name="T1"> </text:span><text:span text:style-name="T19">in</text:span><text:span text:style-name="T1"> the </text:span><text:span text:style-name="T19">jungle.</text:span><text:span text:style-name="T21">@</text:span></text:p>
      <text:p text:style-name="P197"/>
      <text:p text:style-name="P245"><text:span text:style-name="T7">A</text:span><text:span text:style-name="T5">Wh</text:span><text:span text:style-name="T1">y </text:span><text:span text:style-name="T6">di</text:span><text:span text:style-name="T19">d</text:span><text:span text:style-name="T1"> </text:span><text:span text:style-name="T6">yo</text:span><text:span text:style-name="T19">u</text:span><text:span text:style-name="T1"> </text:span><text:span text:style-name="T6">loo</text:span><text:span text:style-name="T19">k</text:span><text:span text:style-name="T1"> </text:span><text:span text:style-name="T6">i</text:span><text:span text:style-name="T19">n</text:span><text:span text:style-name="T1"> </text:span><text:span text:style-name="T5">th</text:span><text:span text:style-name="T1">e </text:span><text:span text:style-name="T6">jungle?</text:span><text:span text:style-name="T21">@</text:span><text:span text:style-name="T64"> </text:span><text:span text:style-name="T19">asked</text:span><text:span text:style-name="T1"> </text:span><text:span text:style-name="T19">Swamiji.</text:span></text:p>
      <text:p text:style-name="P205"/>
      <text:p text:style-name="P267"><text:span text:style-name="T1">AI thought the jungle would be peaceful and happy. I thought God would </text:span><text:span text:style-name="T19">live</text:span><text:span text:style-name="T1"> </text:span><text:span text:style-name="T19">in</text:span><text:span text:style-name="T1"> </text:span><text:span text:style-name="T19">a</text:span><text:span text:style-name="T1"> </text:span><text:span text:style-name="T19">place</text:span><text:span text:style-name="T1"> </text:span><text:span text:style-name="T19">like</text:span><text:span text:style-name="T1"> </text:span><text:span text:style-name="T18">that,</text:span><text:span text:style-name="T21">@</text:span><text:span text:style-name="T1"> </text:span><text:span text:style-name="T19">said</text:span><text:span text:style-name="T1"> </text:span><text:span text:style-name="T18">A.J.</text:span><text:span text:style-name="T1"> <text:s/></text:span><text:span text:style-name="T20">A</text:span><text:span text:style-name="T18">But,</text:span><text:span text:style-name="T1"> </text:span><text:span text:style-name="T19">while</text:span><text:span text:style-name="T1"> </text:span><text:span text:style-name="T18">I</text:span><text:span text:style-name="T1"> </text:span><text:span text:style-name="T19">was</text:span><text:span text:style-name="T1"> </text:span><text:span text:style-name="T19">wandering</text:span><text:span text:style-name="T1"> </text:span><text:span text:style-name="T18">I</text:span><text:span text:style-name="T1"> </text:span><text:span text:style-name="T19">became</text:span><text:span text:style-name="T1"> lost </text:span><text:span text:style-name="T19">and still</text:span><text:span text:style-name="T1"> </text:span><text:span text:style-name="T19">had</text:span><text:span text:style-name="T1"> not </text:span><text:span text:style-name="T19">found</text:span><text:span text:style-name="T1"> him, but </text:span><text:span text:style-name="T18">I</text:span><text:span text:style-name="T1"> felt that </text:span><text:span text:style-name="T18">I</text:span><text:span text:style-name="T1"> </text:span><text:span text:style-name="T19">came</text:span><text:span text:style-name="T1"> </text:span><text:span text:style-name="T19">close</text:span><text:span text:style-name="T1"> to </text:span><text:span text:style-name="T19">finding</text:span><text:span text:style-name="T1"> God there.</text:span><text:span text:style-name="T21">@</text:span><text:span text:style-name="T1"> <text:s/>Once </text:span><text:span text:style-name="T19">again,</text:span><text:span text:style-name="T1"> </text:span><text:span text:style-name="T18">A.J.</text:span><text:span text:style-name="T1"> </text:span><text:span text:style-name="T19">asked</text:span><text:span text:style-name="T1"> </text:span><text:span text:style-name="T19">Swamiji,</text:span><text:span text:style-name="T1"> </text:span><text:span text:style-name="T20">A</text:span><text:span text:style-name="T19">Can</text:span><text:span text:style-name="T1"> </text:span><text:span text:style-name="T19">you</text:span><text:span text:style-name="T1"> </text:span><text:span text:style-name="T19">help</text:span><text:span text:style-name="T1"> </text:span><text:span text:style-name="T19">me</text:span><text:span text:style-name="T1"> </text:span><text:span text:style-name="T19">find</text:span><text:span text:style-name="T1"> </text:span><text:span text:style-name="T19">God?</text:span><text:span text:style-name="T21">@</text:span></text:p>
      <text:p text:style-name="P150"/>
      <text:p text:style-name="P268"><text:span text:style-name="T20">A</text:span><text:span text:style-name="T18">I</text:span><text:span text:style-name="T1"> </text:span><text:span text:style-name="T19">will</text:span><text:span text:style-name="T1"> </text:span><text:span text:style-name="T19">help</text:span><text:span text:style-name="T1"> </text:span><text:span text:style-name="T19">you</text:span><text:span text:style-name="T1"> </text:span><text:span text:style-name="T19">look,</text:span><text:span text:style-name="T21">@</text:span><text:span text:style-name="T1"> </text:span><text:span text:style-name="T19">said</text:span><text:span text:style-name="T1"> </text:span><text:span text:style-name="T19">Swamiji,</text:span><text:span text:style-name="T1"> </text:span><text:span text:style-name="T20">A</text:span><text:span text:style-name="T19">but</text:span><text:span text:style-name="T1"> </text:span><text:span text:style-name="T19">you</text:span><text:span text:style-name="T1"> </text:span><text:span text:style-name="T19">have</text:span><text:span text:style-name="T1"> to </text:span><text:span text:style-name="T19">find</text:span><text:span text:style-name="T1"> </text:span><text:span text:style-name="T19">him</text:span><text:span text:style-name="T1"> </text:span><text:span text:style-name="T19">on</text:span><text:span text:style-name="T1"> </text:span><text:span text:style-name="T19">your</text:span><text:span text:style-name="T1"> </text:span><text:span text:style-name="T19">own. </text:span><text:span text:style-name="T1">The ashram is dedicated to spiritual practices of finding truth and uncovering the illusions that get in the way of finding God. It may take a long time with much devotion to studying scriptures, to practicing meditation, and other self-discipline </text:span><text:span text:style-name="T19">techniques.</text:span><text:span text:style-name="T21">@</text:span><text:span text:style-name="T1"> <text:s/></text:span><text:span text:style-name="T19">He</text:span><text:span text:style-name="T1"> asked, </text:span><text:span text:style-name="T20">A</text:span><text:span text:style-name="T19">Would</text:span><text:span text:style-name="T1"> </text:span><text:span text:style-name="T19">you</text:span><text:span text:style-name="T1"> </text:span><text:span text:style-name="T19">like</text:span><text:span text:style-name="T1"> to stay, work, </text:span><text:span text:style-name="T19">and</text:span><text:span text:style-name="T1"> study at the </text:span><text:span text:style-name="T19">ashram?</text:span><text:span text:style-name="T21">@</text:span></text:p>
      <text:p text:style-name="P269"/>
      <text:p text:style-name="P249"><text:span text:style-name="T6">Withou</text:span><text:span text:style-name="T19">t </text:span><text:span text:style-name="T6">hesitation</text:span><text:span text:style-name="T19">, </text:span><text:span text:style-name="T7">A</text:span><text:span text:style-name="T8">Yes</text:span><text:span text:style-name="T18">,</text:span><text:span text:style-name="T21">@</text:span><text:span text:style-name="T5"> </text:span><text:span text:style-name="T19">came</text:span><text:span text:style-name="T1"> out of </text:span><text:span text:style-name="T19">little</text:span><text:span text:style-name="T1"> </text:span><text:span text:style-name="T18">A.J</text:span><text:span text:style-name="T8">.</text:span><text:span text:style-name="T26">=</text:span><text:span text:style-name="T1">s</text:span><text:span text:style-name="T5"> mouth.</text:span></text:p>
      <text:p text:style-name="P150"/>
      <text:p text:style-name="P219"><text:span text:style-name="T1">AThen you can stay. We will send a message to your parents letting them </text:span><text:span text:style-name="T19">know</text:span><text:span text:style-name="T1"> </text:span><text:span text:style-name="T19">where</text:span><text:span text:style-name="T1"> </text:span><text:span text:style-name="T19">you</text:span><text:span text:style-name="T1"> are,</text:span><text:span text:style-name="T21">@</text:span><text:span text:style-name="T1"> </text:span><text:span text:style-name="T19">Swamiji</text:span><text:span text:style-name="T1"> </text:span><text:span text:style-name="T19">said.</text:span></text:p>
      <text:p text:style-name="P91"/>
      <text:p text:style-name="P279"><text:span text:style-name="T1">He was given more clothes to wear and a room to share with three other boys. In addition, he received several chores to do as he gradually settled in to his new life at the ashram.</text:span></text:p>
      <text:p text:style-name="P16"><text:span text:style-name="T41">WHAT APPEARS TO BE, IS NOT, AND</text:span></text:p>
      <text:p text:style-name="P17"><text:span text:style-name="T41">WHAT IS NOT, APPEARS TO BE.</text:span></text:p>
      <text:p text:style-name="P98"><text:span text:style-name="T1">CHAPTER TWO</text:span></text:p>
      <text:p text:style-name="P206"/>
      <text:p text:style-name="P2"><text:span text:style-name="T43">A.J.</text:span><text:span text:style-name="T90">=</text:span><text:span text:style-name="T41">s </text:span><text:span text:style-name="T39">Lesso</text:span><text:span text:style-name="T42">n</text:span><text:span text:style-name="T41"> </text:span><text:span text:style-name="T39">o</text:span><text:span text:style-name="T42">n</text:span><text:span text:style-name="T41"> </text:span><text:span text:style-name="T39">Judging</text:span></text:p>
      <text:p text:style-name="P80"/>
      <text:p text:style-name="P80"/>
      <text:p text:style-name="P280"><text:span text:style-name="T18">A.J.</text:span><text:span text:style-name="T26">=</text:span><text:span text:style-name="T1">s </text:span><text:span text:style-name="T19">main</text:span><text:span text:style-name="T1"> </text:span><text:span text:style-name="T19">chore</text:span><text:span text:style-name="T1"> </text:span><text:span text:style-name="T19">was</text:span><text:span text:style-name="T1"> to </text:span><text:span text:style-name="T19">help</text:span><text:span text:style-name="T1"> </text:span><text:span text:style-name="T19">Ganji</text:span><text:span text:style-name="T1"> </text:span><text:span text:style-name="T19">carry wa</text:span><text:span text:style-name="T18">ter from </text:span><text:span text:style-name="T19">the</text:span><text:span text:style-name="T1"> </text:span><text:span text:style-name="T19">river</text:span><text:span text:style-name="T1"> to the ashram.</text:span></text:p>
      <text:p text:style-name="P78"/>
      <text:p text:style-name="P281"><text:span text:style-name="T1">Every day he made three trips to the river and back carrying two medium- sized ceramic pots hanging from a bamboo pole that rested on his shoulders.</text:span></text:p>
      <text:p text:style-name="P282"><text:span text:style-name="T1">A.J. filled the pots with water and walked the half-mile until he reached the large wooden holding tank at the ashram where he emptied them. His pots were only </text:span><text:span text:style-name="T19">half</text:span><text:span text:style-name="T1"> </text:span><text:span text:style-name="T19">fully</text:span><text:span text:style-name="T1"> </text:span><text:span text:style-name="T19">by</text:span><text:span text:style-name="T1"> the time </text:span><text:span text:style-name="T19">he</text:span><text:span text:style-name="T1"> </text:span><text:span text:style-name="T19">arrived</text:span><text:span text:style-name="T1"> at the </text:span><text:span text:style-name="T19">holding</text:span><text:span text:style-name="T1"> tank </text:span><text:span text:style-name="T19">while</text:span><text:span text:style-name="T1"> </text:span><text:span text:style-name="T19">Ganji</text:span><text:span text:style-name="T26">=</text:span><text:span text:style-name="T1">s </text:span><text:span text:style-name="T19">po</text:span><text:span text:style-name="T18">ts</text:span><text:span text:style-name="T1"> </text:span><text:span text:style-name="T19">were </text:span><text:span text:style-name="T1">completely full. A.J. felt ashamed but continued to do his job. One day, after several months of carrying water, he sat down on the trail and would not get up.</text:span></text:p>
      <text:p text:style-name="P197"/>
      <text:p text:style-name="P283"><text:span text:style-name="T7">A</text:span><text:span text:style-name="T18">I</text:span><text:span text:style-name="T1"> </text:span><text:span text:style-name="T6">a</text:span><text:span text:style-name="T19">m</text:span><text:span text:style-name="T1"> </text:span><text:span text:style-name="T6">n</text:span><text:span text:style-name="T19">o</text:span><text:span text:style-name="T1"> </text:span><text:span text:style-name="T6">goo</text:span><text:span text:style-name="T19">d</text:span><text:span text:style-name="T1"> </text:span><text:span text:style-name="T6">a</text:span><text:span text:style-name="T19">s</text:span><text:span text:style-name="T1"> </text:span><text:span text:style-name="T19">a</text:span><text:span text:style-name="T1"> </text:span><text:span text:style-name="T6">wate</text:span><text:span text:style-name="T19">r</text:span><text:span text:style-name="T1"> </text:span><text:span text:style-name="T6">carrier,</text:span><text:span text:style-name="T21">@</text:span><text:span text:style-name="T14"> </text:span><text:span text:style-name="T8">A.J</text:span><text:span text:style-name="T18">.</text:span><text:span text:style-name="T1"> </text:span><text:span text:style-name="T6">yelle</text:span><text:span text:style-name="T19">d</text:span><text:span text:style-name="T1"> </text:span><text:span text:style-name="T6">angrily.</text:span></text:p>
      <text:p text:style-name="P114"/>
      <text:p text:style-name="P285"><text:span text:style-name="T7">A</text:span><text:span text:style-name="T5">Wh</text:span><text:span text:style-name="T1">y </text:span><text:span text:style-name="T6">d</text:span><text:span text:style-name="T19">o</text:span><text:span text:style-name="T1"> </text:span><text:span text:style-name="T6">yo</text:span><text:span text:style-name="T19">u</text:span><text:span text:style-name="T1"> </text:span><text:span text:style-name="T5">sa</text:span><text:span text:style-name="T1">y </text:span><text:span text:style-name="T5">that</text:span><text:span text:style-name="T14">?</text:span><text:span text:style-name="T21">@</text:span><text:span text:style-name="T1"> </text:span><text:span text:style-name="T19">asked</text:span><text:span text:style-name="T1"> </text:span><text:span text:style-name="T19">Ganji.</text:span></text:p>
      <text:p text:style-name="P114"/>
      <text:p text:style-name="P290"><text:span text:style-name="T1">AI have only been able to deliver half of a pot of water and this has </text:span><text:span text:style-name="T19">made</text:span><text:span text:style-name="T1"> </text:span><text:span text:style-name="T19">you</text:span><text:span text:style-name="T1"> </text:span><text:span text:style-name="T19">work</text:span><text:span text:style-name="T1"> </text:span><text:span text:style-name="T19">twice</text:span><text:span text:style-name="T1"> </text:span><text:span text:style-name="T19">as</text:span><text:span text:style-name="T1"> </text:span><text:span text:style-name="T19">hard,</text:span><text:span text:style-name="T21">@</text:span><text:span text:style-name="T1"> </text:span><text:span text:style-name="T19">said</text:span><text:span text:style-name="T1"> </text:span><text:span text:style-name="T18">A.J.</text:span></text:p>
      <text:p text:style-name="P175"/>
      <text:p text:style-name="P291"><text:span text:style-name="T1">On their next trip to the river, Ganji felt empathy for him so he </text:span><text:span text:style-name="T19">pointed</text:span><text:span text:style-name="T1"> out </text:span><text:span text:style-name="T19">beautiful</text:span><text:span text:style-name="T1"> </text:span><text:span text:style-name="T19">flowers</text:span><text:span text:style-name="T1"> </text:span><text:span text:style-name="T19">on</text:span><text:span text:style-name="T1"> </text:span><text:span text:style-name="T19">both</text:span><text:span text:style-name="T1"> </text:span><text:span text:style-name="T19">sides</text:span><text:span text:style-name="T1"> of the </text:span><text:span text:style-name="T19">path</text:span><text:span text:style-name="T1"> </text:span><text:span text:style-name="T19">where</text:span><text:span text:style-name="T1"> </text:span><text:span text:style-name="T18">A.J.</text:span><text:span text:style-name="T1"> </text:span><text:span text:style-name="T19">walked.</text:span><text:span text:style-name="T1"> <text:s/></text:span><text:span text:style-name="T20">A</text:span><text:span text:style-name="T19">Aren</text:span><text:span text:style-name="T26">=</text:span><text:span text:style-name="T18">t </text:span><text:span text:style-name="T19">those</text:span><text:span text:style-name="T1"> </text:span><text:span text:style-name="T19">beautiful</text:span><text:span text:style-name="T1"> </text:span><text:span text:style-name="T19">flowers?</text:span><text:span text:style-name="T21">@</text:span></text:p>
      <text:p text:style-name="P156"/>
      <text:p text:style-name="P283"><text:span text:style-name="T7">A</text:span><text:span text:style-name="T8">Yes</text:span><text:span text:style-name="T18">,</text:span><text:span text:style-name="T21">@</text:span><text:span text:style-name="T1"> </text:span><text:span text:style-name="T19">said</text:span><text:span text:style-name="T1"> </text:span><text:span text:style-name="T18">A.J.</text:span></text:p>
      <text:p text:style-name="P205"/>
      <text:p text:style-name="P292"><text:span text:style-name="T1">ABecause of you, we have flowers here. One day I went back and planted seeds on the sides of the path where you were spilling water. Without </text:span><text:span text:style-name="T19">you</text:span><text:span text:style-name="T1"> </text:span><text:span text:style-name="T19">being</text:span><text:span text:style-name="T1"> exactly the </text:span><text:span text:style-name="T19">way</text:span><text:span text:style-name="T1"> </text:span><text:span text:style-name="T19">you</text:span><text:span text:style-name="T1"> are,</text:span><text:span text:style-name="T21">@</text:span><text:span text:style-name="T1"> </text:span><text:span text:style-name="T19">said</text:span><text:span text:style-name="T1"> </text:span><text:span text:style-name="T19">Ganji</text:span><text:span text:style-name="T1"> </text:span><text:span text:style-name="T19">while</text:span><text:span text:style-name="T1"> </text:span><text:span text:style-name="T19">placing</text:span><text:span text:style-name="T1"> </text:span><text:span text:style-name="T19">his</text:span><text:span text:style-name="T1"> </text:span><text:span text:style-name="T19">hand</text:span><text:span text:style-name="T1"> </text:span><text:span text:style-name="T19">on</text:span><text:span text:style-name="T1"> </text:span><text:span text:style-name="T19">little </text:span><text:span text:style-name="T18">A.J.</text:span><text:span text:style-name="T26">=</text:span><text:span text:style-name="T1">s </text:span><text:span text:style-name="T19">shoulder,</text:span><text:span text:style-name="T1"> </text:span><text:span text:style-name="T20">A</text:span><text:span text:style-name="T19">there</text:span><text:span text:style-name="T1"> </text:span><text:span text:style-name="T19">would</text:span><text:span text:style-name="T1"> </text:span><text:span text:style-name="T19">be</text:span><text:span text:style-name="T1"> </text:span><text:span text:style-name="T19">no</text:span><text:span text:style-name="T1"> </text:span><text:span text:style-name="T19">beautiful</text:span><text:span text:style-name="T1"> flowers. <text:s/>We </text:span><text:span text:style-name="T19">all</text:span><text:span text:style-name="T1"> </text:span><text:span text:style-name="T19">have</text:span><text:span text:style-name="T1"> </text:span><text:span text:style-name="T19">flaws</text:span><text:span text:style-name="T1"> </text:span><text:span text:style-name="T19">and </text:span><text:span text:style-name="T1">inadequacies. I turned yours into a positive experience. These flowers you </text:span><text:span text:style-name="T19">water</text:span><text:span text:style-name="T1"> </text:span><text:span text:style-name="T19">every</text:span><text:span text:style-name="T1"> </text:span><text:span text:style-name="T19">day</text:span><text:span text:style-name="T1"> </text:span><text:span text:style-name="T19">are</text:span><text:span text:style-name="T1"> </text:span><text:span text:style-name="T19">used</text:span><text:span text:style-name="T1"> to </text:span><text:span text:style-name="T19">decorate</text:span><text:span text:style-name="T1"> </text:span><text:span text:style-name="T19">Swamiji</text:span><text:span text:style-name="T26">=</text:span><text:span text:style-name="T1">s </text:span><text:span text:style-name="T19">house,</text:span><text:span text:style-name="T1"> </text:span><text:span text:style-name="T19">and</text:span><text:span text:style-name="T1"> </text:span><text:span text:style-name="T19">we</text:span><text:span text:style-name="T1"> </text:span><text:span text:style-name="T19">even</text:span><text:span text:style-name="T1"> </text:span><text:span text:style-name="T19">have flowers</text:span><text:span text:style-name="T1"> for </text:span><text:span text:style-name="T19">our</text:span><text:span text:style-name="T1"> </text:span><text:span text:style-name="T19">spiritual</text:span><text:span text:style-name="T1"> </text:span><text:span text:style-name="T19">ceremonies</text:span><text:span text:style-name="T1"> </text:span><text:span text:style-name="T19">each</text:span><text:span text:style-name="T1"> </text:span><text:span text:style-name="T19">evening.</text:span><text:span text:style-name="T21">@</text:span><text:span text:style-name="T1"> </text:span><text:span text:style-name="T19">Ganji</text:span><text:span text:style-name="T1"> </text:span><text:span text:style-name="T19">said.</text:span></text:p>
      <text:p text:style-name="P170"/>
      <text:p text:style-name="P283"><text:span text:style-name="T18">A </text:span><text:span text:style-name="T6">smil</text:span><text:span text:style-name="T19">e</text:span><text:span text:style-name="T1"> </text:span><text:span text:style-name="T6">cam</text:span><text:span text:style-name="T19">e</text:span><text:span text:style-name="T1"> </text:span><text:span text:style-name="T6">ove</text:span><text:span text:style-name="T19">r</text:span><text:span text:style-name="T1"> </text:span><text:span text:style-name="T8">A.J.</text:span><text:span text:style-name="T26">=</text:span><text:span text:style-name="T1">s</text:span><text:span text:style-name="T5"> </text:span><text:span text:style-name="T1">face.</text:span></text:p>
      <text:p text:style-name="P156"/>
      <text:p text:style-name="P293"><text:span text:style-name="T1">During the next five years, A.J. lived at the ashram. There he worked, went to school, and studied yoga, scriptures, and other disciplines. Everyone at the ashram liked him. He was at an age when he wanted to be in control of his own life, he wanted to be treated as an adult even though he was only eleven years old. He was determined and serious about everything he did. Swamiji, Ganji, and his teachers recognized these qualities in him and respected them.</text:span></text:p>
      <text:p text:style-name="P172"/>
      <text:p text:style-name="P294"><text:span text:style-name="T18">At</text:span><text:span text:style-name="T1"> </text:span><text:span text:style-name="T18">A.J.</text:span><text:span text:style-name="T26">=</text:span><text:span text:style-name="T1">s </text:span><text:span text:style-name="T19">graduation</text:span><text:span text:style-name="T1"> from </text:span><text:span text:style-name="T19">elementary</text:span><text:span text:style-name="T1"> sc</text:span><text:span text:style-name="T19">hool,</text:span><text:span text:style-name="T1"> </text:span><text:span text:style-name="T19">Ganji</text:span><text:span text:style-name="T1"> took </text:span><text:span text:style-name="T19">him</text:span><text:span text:style-name="T1"> </text:span><text:span text:style-name="T19">aside </text:span><text:span text:style-name="T18">to </text:span><text:span text:style-name="T19">give</text:span><text:span text:style-name="T1"> </text:span><text:span text:style-name="T19">some</text:span><text:span text:style-name="T1"> </text:span><text:span text:style-name="T20">A</text:span><text:span text:style-name="T19">fatherly</text:span><text:span text:style-name="T21">@</text:span><text:span text:style-name="T1"> </text:span><text:span text:style-name="T19">advice.</text:span><text:span text:style-name="T1"> <text:s/></text:span><text:span text:style-name="T20">A</text:span><text:span text:style-name="T18">I</text:span><text:span text:style-name="T1"> </text:span><text:span text:style-name="T19">want</text:span><text:span text:style-name="T1"> to </text:span><text:span text:style-name="T19">congratulate</text:span><text:span text:style-name="T1"> </text:span><text:span text:style-name="T19">you</text:span><text:span text:style-name="T1"> </text:span><text:span text:style-name="T19">on</text:span><text:span text:style-name="T1"> </text:span><text:span text:style-name="T19">completing</text:span><text:span text:style-name="T1"> </text:span><text:span text:style-name="T19">your </text:span><text:span text:style-name="T1">schooling to this point. You still have much to learn and as you grow older you </text:span><text:span text:style-name="T19">will</text:span><text:span text:style-name="T1"> </text:span><text:span text:style-name="T19">naturally</text:span><text:span text:style-name="T1"> take </text:span><text:span text:style-name="T19">on</text:span><text:span text:style-name="T1"> </text:span><text:span text:style-name="T19">more</text:span><text:span text:style-name="T1"> </text:span><text:span text:style-name="T19">responsibility,</text:span><text:span text:style-name="T1"> </text:span><text:span text:style-name="T19">helping</text:span><text:span text:style-name="T1"> </text:span><text:span text:style-name="T19">you</text:span><text:span text:style-name="T1"> </text:span><text:span text:style-name="T19">in</text:span><text:span text:style-name="T1"> </text:span><text:span text:style-name="T19">your</text:span><text:span text:style-name="T1"> life.</text:span><text:span text:style-name="T21">@</text:span></text:p>
      <text:p text:style-name="P175"/>
      <text:p text:style-name="P296"><text:span text:style-name="T1">AThank you, but how can you tell me about responsibility? You are </text:span><text:span text:style-name="T19">not</text:span><text:span text:style-name="T1"> </text:span><text:span text:style-name="T19">a</text:span><text:span text:style-name="T1"> </text:span><text:span text:style-name="T19">swami,</text:span><text:span text:style-name="T1"> </text:span><text:span text:style-name="T19">you</text:span><text:span text:style-name="T1"> </text:span><text:span text:style-name="T19">are</text:span><text:span text:style-name="T1"> </text:span><text:span text:style-name="T19">only</text:span><text:span text:style-name="T1"> </text:span><text:span text:style-name="T19">a</text:span><text:span text:style-name="T1"> </text:span><text:span text:style-name="T19">water</text:span><text:span text:style-name="T1"> </text:span><text:span text:style-name="T19">carrier.</text:span><text:span text:style-name="T21">@</text:span></text:p>
      <text:p text:style-name="P150"/>
      <text:p text:style-name="P295"><text:span text:style-name="T1">AA.J., you are quick to judge me by what you see me do. But that is not who I am.</text:span></text:p>
      <text:p text:style-name="P114"/>
      <text:p text:style-name="P299"><text:span text:style-name="T7">A</text:span><text:span text:style-name="T8">Bu</text:span><text:span text:style-name="T18">t </text:span><text:span text:style-name="T6">yo</text:span><text:span text:style-name="T19">u</text:span><text:span text:style-name="T1"> </text:span><text:span text:style-name="T24">are</text:span><text:span text:style-name="T23"> </text:span><text:span text:style-name="T19">a</text:span><text:span text:style-name="T1"> </text:span><text:span text:style-name="T19">water</text:span><text:span text:style-name="T1"> </text:span><text:span text:style-name="T14">c</text:span><text:span text:style-name="T6">a</text:span><text:span text:style-name="T19">rrier</text:span><text:span text:style-name="T6">.</text:span><text:span text:style-name="T21">@ </text:span><text:span text:style-name="T7">A</text:span><text:span text:style-name="T18">That </text:span><text:span text:style-name="T19">is</text:span><text:span text:style-name="T1"> </text:span><text:span text:style-name="T19">what</text:span><text:span text:style-name="T1"> </text:span><text:span text:style-name="T18">I</text:span><text:span text:style-name="T5"> </text:span><text:span text:style-name="T9">choos</text:span><text:span text:style-name="T24">e</text:span><text:span text:style-name="T23"> </text:span><text:span text:style-name="T1">to do</text:span><text:span text:style-name="T5">.</text:span><text:span text:style-name="T21">@</text:span></text:p>
      <text:p text:style-name="P300"><text:span text:style-name="T7">A</text:span><text:span text:style-name="T5">Wh</text:span><text:span text:style-name="T1">y </text:span><text:span text:style-name="T6">di</text:span><text:span text:style-name="T19">d</text:span><text:span text:style-name="T1"> </text:span><text:span text:style-name="T6">yo</text:span><text:span text:style-name="T19">u</text:span><text:span text:style-name="T1"> </text:span><text:span text:style-name="T6">choos</text:span><text:span text:style-name="T19">e</text:span><text:span text:style-name="T1"> </text:span><text:span text:style-name="T5">t</text:span><text:span text:style-name="T1">o </text:span><text:span text:style-name="T5">carr</text:span><text:span text:style-name="T1">y </text:span><text:span text:style-name="T6">water</text:span><text:span text:style-name="T19">?</text:span><text:span text:style-name="T1"> </text:span><text:span text:style-name="T64"><text:s/></text:span><text:span text:style-name="T5">Wh</text:span><text:span text:style-name="T1">y </text:span><text:span text:style-name="T6">didn</text:span><text:span text:style-name="T26">=</text:span><text:span text:style-name="T18">t</text:span><text:span text:style-name="T1"> </text:span><text:span text:style-name="T6">yo</text:span><text:span text:style-name="T19">u</text:span><text:span text:style-name="T1"> </text:span><text:span text:style-name="T6">choos</text:span><text:span text:style-name="T19">e</text:span><text:span text:style-name="T1"> </text:span><text:span text:style-name="T5">t</text:span><text:span text:style-name="T1">o </text:span><text:span text:style-name="T6">be </text:span><text:span text:style-name="T19">a</text:span><text:span text:style-name="T1"> </text:span><text:span text:style-name="T6">swam</text:span><text:span text:style-name="T19">i</text:span><text:span text:style-name="T1"> </text:span><text:span text:style-name="T6">instead</text:span><text:span text:style-name="T19">?</text:span><text:span text:style-name="T21">@</text:span><text:span text:style-name="T1"> <text:s/></text:span><text:span text:style-name="T18">A.J.</text:span><text:span text:style-name="T1"> asked.</text:span></text:p>
      <text:p text:style-name="P150"/>
      <text:p text:style-name="P301"><text:span text:style-name="T20">A</text:span><text:span text:style-name="T19">Before</text:span><text:span text:style-name="T1"> </text:span><text:span text:style-name="T18">I</text:span><text:span text:style-name="T1"> c</text:span><text:span text:style-name="T19">ame</text:span><text:span text:style-name="T1"> to the ashram,</text:span><text:span text:style-name="T21">@</text:span><text:span text:style-name="T1"> </text:span><text:span text:style-name="T19">Ganji</text:span><text:span text:style-name="T1"> </text:span><text:span text:style-name="T19">said</text:span><text:span text:style-name="T1"> </text:span><text:span text:style-name="T19">as</text:span><text:span text:style-name="T1"> </text:span><text:span text:style-name="T19">he</text:span><text:span text:style-name="T1"> sat </text:span><text:span text:style-name="T19">down</text:span><text:span text:style-name="T1"> </text:span><text:span text:style-name="T19">on</text:span><text:span text:style-name="T1"> </text:span><text:span text:style-name="T19">a </text:span><text:span text:style-name="T1">bench facing A.J., AI was married and had a family. I had achieved worldly success, yet I was not happy. Something was missing. My wife passed away, my children grew up, and I chose to live at the ashram. Like you, I studied with Swamiji, and began learning higher wisdom. You see, A.J., when you judge me </text:span><text:span text:style-name="T19">you</text:span><text:span text:style-name="T1"> set </text:span><text:span text:style-name="T19">yourself</text:span><text:span text:style-name="T1"> </text:span><text:span text:style-name="T19">apart</text:span><text:span text:style-name="T1"> from </text:span><text:span text:style-name="T19">me</text:span><text:span text:style-name="T1"> </text:span><text:span text:style-name="T19">and</text:span><text:span text:style-name="T1"> </text:span><text:span text:style-name="T19">do</text:span><text:span text:style-name="T1"> not </text:span><text:span text:style-name="T19">recognize</text:span><text:span text:style-name="T1"> the </text:span><text:span text:style-name="T19">divinity</text:span><text:span text:style-name="T1"> </text:span><text:span text:style-name="T19">in</text:span><text:span text:style-name="T1"> me.</text:span><text:span text:style-name="T21">@</text:span></text:p>
      <text:p text:style-name="P167"/>
      <text:p text:style-name="P297"><text:span text:style-name="T7">A</text:span><text:span text:style-name="T18">I</text:span><text:span text:style-name="T1"> </text:span><text:span text:style-name="T6">a</text:span><text:span text:style-name="T19">m</text:span><text:span text:style-name="T1"> </text:span><text:span text:style-name="T5">no</text:span><text:span text:style-name="T1">t </text:span><text:span text:style-name="T6">judgin</text:span><text:span text:style-name="T19">g</text:span><text:span text:style-name="T1"> </text:span><text:span text:style-name="T5">you</text:span><text:span text:style-name="T1">! </text:span><text:span text:style-name="T64"><text:s/></text:span><text:span text:style-name="T6">Al</text:span><text:span text:style-name="T19">l</text:span><text:span text:style-name="T1"> </text:span><text:span text:style-name="T18">I</text:span><text:span text:style-name="T1"> </text:span><text:span text:style-name="T6">aske</text:span><text:span text:style-name="T19">d</text:span><text:span text:style-name="T1"> </text:span><text:span text:style-name="T6">wa</text:span><text:span text:style-name="T19">s</text:span><text:span text:style-name="T97"> </text:span><text:span text:style-name="T26">&gt;</text:span><text:span text:style-name="T5">Wh</text:span><text:span text:style-name="T1">y </text:span><text:span text:style-name="T6">di</text:span><text:span text:style-name="T19">d</text:span><text:span text:style-name="T1"> </text:span><text:span text:style-name="T6">yo</text:span><text:span text:style-name="T19">u</text:span><text:span text:style-name="T1"> </text:span><text:span text:style-name="T6">ch</text:span><text:span text:style-name="T65">o</text:span><text:span text:style-name="T1">s</text:span><text:span text:style-name="T19">e</text:span><text:span text:style-name="T1"> </text:span><text:span text:style-name="T5">t</text:span><text:span text:style-name="T1">o </text:span><text:span text:style-name="T6">b</text:span><text:span text:style-name="T19">e</text:span><text:span text:style-name="T1"> </text:span><text:span text:style-name="T19">a </text:span><text:span text:style-name="T6">wate</text:span><text:span text:style-name="T19">r</text:span><text:span text:style-name="T1"> </text:span><text:span text:style-name="T6">carr</text:span><text:span text:style-name="T16">i</text:span><text:span text:style-name="T6">e</text:span><text:span text:style-name="T19">r</text:span><text:span text:style-name="T1"> </text:span><text:span text:style-name="T6">an</text:span><text:span text:style-name="T19">d</text:span><text:span text:style-name="T1"> </text:span><text:span text:style-name="T5">no</text:span><text:span text:style-name="T1">t </text:span><text:span text:style-name="T19">a</text:span><text:span text:style-name="T1"> </text:span><text:span text:style-name="T6">swami</text:span><text:span text:style-name="T19">.</text:span><text:span text:style-name="T100">=@</text:span></text:p>
      <text:p text:style-name="P156"/>
      <text:p text:style-name="P283"><text:span text:style-name="T1">Ganji asked, AShould everyone be a swami? Who would cook?</text:span></text:p>
      <text:p text:style-name="P302"><text:span text:style-name="T6">Wh</text:span><text:span text:style-name="T19">o </text:span><text:span text:style-name="T6">woul</text:span><text:span text:style-name="T19">d</text:span><text:span text:style-name="T1"> </text:span><text:span text:style-name="T6">clean</text:span><text:span text:style-name="T19">?</text:span><text:span text:style-name="T1"> </text:span><text:span text:style-name="T64"><text:s/></text:span><text:span text:style-name="T5">Wh</text:span><text:span text:style-name="T1">o </text:span><text:span text:style-name="T6">woul</text:span><text:span text:style-name="T19">d</text:span><text:span text:style-name="T1"> </text:span><text:span text:style-name="T6">gro</text:span><text:span text:style-name="T19">w</text:span><text:span text:style-name="T1"> </text:span><text:span text:style-name="T6">vegetables</text:span><text:span text:style-name="T19">?</text:span><text:span text:style-name="T1"> </text:span><text:span text:style-name="T64"><text:s/></text:span><text:span text:style-name="T6">An</text:span><text:span text:style-name="T19">d</text:span><text:span text:style-name="T1"> </text:span><text:span text:style-name="T6">wh</text:span><text:span text:style-name="T19">o</text:span><text:span text:style-name="T1"> </text:span><text:span text:style-name="T6">woul</text:span><text:span text:style-name="T19">d</text:span><text:span text:style-name="T1"> </text:span><text:span text:style-name="T5">carr</text:span><text:span text:style-name="T1">y </text:span><text:span text:style-name="T6">water?</text:span><text:span text:style-name="T21">@ </text:span><text:span text:style-name="T7">A</text:span><text:span text:style-name="T18">I</text:span><text:span text:style-name="T1"> </text:span><text:span text:style-name="T19">do</text:span><text:span text:style-name="T6">n</text:span><text:span text:style-name="T26">=</text:span><text:span text:style-name="T18">t</text:span><text:span text:style-name="T1"> </text:span><text:span text:style-name="T19">kn</text:span><text:span text:style-name="T16">o</text:span><text:span text:style-name="T6">w</text:span><text:span text:style-name="T18">,</text:span><text:span text:style-name="T21">@</text:span><text:span text:style-name="T1"> </text:span><text:span text:style-name="T19">said</text:span><text:span text:style-name="T1"> </text:span><text:span text:style-name="T18">A.J.,</text:span><text:span text:style-name="T5"> </text:span><text:span text:style-name="T7">A</text:span><text:span text:style-name="T6">bu</text:span><text:span text:style-name="T19">t</text:span><text:span text:style-name="T1"> </text:span><text:span text:style-name="T8">I</text:span><text:span text:style-name="T10">=</text:span><text:span text:style-name="T19">m </text:span><text:span text:style-name="T6">sur</text:span><text:span text:style-name="T19">e</text:span><text:span text:style-name="T1"> </text:span><text:span text:style-name="T6">someon</text:span><text:span text:style-name="T19">e</text:span><text:span text:style-name="T1"> </text:span><text:span text:style-name="T6">would</text:span><text:span text:style-name="T19">.</text:span><text:span text:style-name="T21">@</text:span></text:p>
      <text:p text:style-name="P298"><text:span text:style-name="T7">A</text:span><text:span text:style-name="T6">Don</text:span><text:span text:style-name="T26">=</text:span><text:span text:style-name="T18">t</text:span><text:span text:style-name="T1"> </text:span><text:span text:style-name="T6">yo</text:span><text:span text:style-name="T19">u</text:span><text:span text:style-name="T1"> </text:span><text:span text:style-name="T6">se</text:span><text:span text:style-name="T19">e</text:span><text:span text:style-name="T1"> </text:span><text:span text:style-name="T5">tha</text:span><text:span text:style-name="T1">t </text:span><text:span text:style-name="T6">everyon</text:span><text:span text:style-name="T19">e</text:span><text:span text:style-name="T1"> </text:span><text:span text:style-name="T6">i</text:span><text:span text:style-name="T19">s</text:span><text:span text:style-name="T1"> </text:span><text:span text:style-name="T6">important</text:span><text:span text:style-name="T19">? <text:s/></text:span><text:span text:style-name="T6">Yo</text:span><text:span text:style-name="T19">u</text:span><text:span text:style-name="T1"> </text:span><text:span text:style-name="T5">mus</text:span><text:span text:style-name="T1">t </text:span><text:span text:style-name="T6">recogni</text:span><text:span text:style-name="T65">z</text:span><text:span text:style-name="T19">e</text:span><text:span text:style-name="T1"> </text:span><text:span text:style-name="T5">the </text:span><text:span text:style-name="T6">divinit</text:span><text:span text:style-name="T19">y</text:span><text:span text:style-name="T1"> </text:span><text:span text:style-name="T6">i</text:span><text:span text:style-name="T19">n</text:span><text:span text:style-name="T1"> </text:span><text:span text:style-name="T6">everyone</text:span><text:span text:style-name="T19">,</text:span><text:span text:style-name="T1"> </text:span><text:span text:style-name="T6">eve</text:span><text:span text:style-name="T19">n</text:span><text:span text:style-name="T1"> </text:span><text:span text:style-name="T15">t</text:span><text:span text:style-name="T6">h</text:span><text:span text:style-name="T19">e</text:span><text:span text:style-name="T1"> </text:span><text:span text:style-name="T6">homeles</text:span><text:span text:style-name="T19">s</text:span><text:span text:style-name="T1"> </text:span><text:span text:style-name="T6">begga</text:span><text:span text:style-name="T19">r</text:span><text:span text:style-name="T1"> </text:span><text:span text:style-name="T6">o</text:span><text:span text:style-name="T19">n</text:span><text:span text:style-name="T5"> th</text:span><text:span text:style-name="T1">e</text:span><text:span text:style-name="T5"> street</text:span><text:span text:style-name="T64">.</text:span><text:span text:style-name="T21">@</text:span></text:p>
      <text:p text:style-name="P156"/>
      <text:p text:style-name="P283"><text:span text:style-name="T7">A</text:span><text:span text:style-name="T8">Wha</text:span><text:span text:style-name="T18">t </text:span><text:span text:style-name="T6">d</text:span><text:span text:style-name="T19">o</text:span><text:span text:style-name="T1"> </text:span><text:span text:style-name="T6">yo</text:span><text:span text:style-name="T19">u</text:span><text:span text:style-name="T1"> </text:span><text:span text:style-name="T6">mea</text:span><text:span text:style-name="T19">n</text:span><text:span text:style-name="T1"> </text:span><text:span text:style-name="T6">whe</text:span><text:span text:style-name="T19">n</text:span><text:span text:style-name="T1"> </text:span><text:span text:style-name="T6">yo</text:span><text:span text:style-name="T19">u</text:span><text:span text:style-name="T1"> </text:span><text:span text:style-name="T5">sa</text:span><text:span text:style-name="T1">y </text:span><text:span text:style-name="T6">divinity</text:span><text:span text:style-name="T19">?</text:span><text:span text:style-name="T21">@</text:span></text:p>
      <text:p text:style-name="P114"/>
      <text:p text:style-name="P303"><text:span text:style-name="T1">ADivinity</text:span><text:span text:style-name="T101"> </text:span><text:span text:style-name="T1">is</text:span><text:span text:style-name="T102"> </text:span><text:span text:style-name="T1">looking</text:span><text:span text:style-name="T101"> </text:span><text:span text:style-name="T1">beyond</text:span><text:span text:style-name="T102"> </text:span><text:span text:style-name="T1">what</text:span><text:span text:style-name="T102"> </text:span><text:span text:style-name="T1">seems</text:span><text:span text:style-name="T101"> </text:span><text:span text:style-name="T1">obvious</text:span><text:span text:style-name="T102"> </text:span><text:span text:style-name="T1">to</text:span><text:span text:style-name="T102"> </text:span><text:span text:style-name="T1">your</text:span><text:span text:style-name="T101"> </text:span><text:span text:style-name="T1">eyes,A</text:span><text:span text:style-name="T102"> </text:span><text:span text:style-name="T1">Ganji said. AWhen you came to the ashram, you were looking for God, but you will not find him when you judge and compare. People are not water carriers or swamis. That is only what they do, and only what you see. You can go down one road that will bring you peace and happiness, or by judging and comparing, you go down another road that will bring stress and sadness. Do not be quick to judge </text:span><text:span text:style-name="T6">unles</text:span><text:span text:style-name="T19">s</text:span><text:span text:style-name="T1"> </text:span><text:span text:style-name="T6">yo</text:span><text:span text:style-name="T19">u</text:span><text:span text:style-name="T1"> </text:span><text:span text:style-name="T6">ar</text:span><text:span text:style-name="T19">e</text:span><text:span text:style-name="T1"> </text:span><text:span text:style-name="T6">willin</text:span><text:span text:style-name="T19">g</text:span><text:span text:style-name="T1"> </text:span><text:span text:style-name="T5">t</text:span><text:span text:style-name="T1">o </text:span><text:span text:style-name="T6">g</text:span><text:span text:style-name="T19">o</text:span><text:span text:style-name="T1"> </text:span><text:span text:style-name="T6">dow</text:span><text:span text:style-name="T19">n</text:span><text:span text:style-name="T1"> </text:span><text:span text:style-name="T5">tha</text:span><text:span text:style-name="T1">t </text:span><text:span text:style-name="T6">othe</text:span><text:span text:style-name="T19">r</text:span><text:span text:style-name="T1"> </text:span><text:span text:style-name="T6">road</text:span><text:span text:style-name="T65">.</text:span><text:span text:style-name="T21">@</text:span></text:p>
      <text:p text:style-name="P304"><text:span text:style-name="T7">A</text:span><text:span text:style-name="T6">Yo</text:span><text:span text:style-name="T19">u</text:span><text:span text:style-name="T1"> </text:span><text:span text:style-name="T6">ar</text:span><text:span text:style-name="T19">e</text:span><text:span text:style-name="T1"> </text:span><text:span text:style-name="T6">wis</text:span><text:span text:style-name="T19">e</text:span><text:span text:style-name="T1"> </text:span><text:span text:style-name="T6">lik</text:span><text:span text:style-name="T19">e</text:span><text:span text:style-name="T1"> </text:span><text:span text:style-name="T6">Swamiji</text:span><text:span text:style-name="T65">.</text:span><text:span text:style-name="T21">@</text:span><text:span text:style-name="T1"> <text:s/></text:span><text:span text:style-name="T18">A.</text:span><text:span text:style-name="T15">J</text:span><text:span text:style-name="T18">.</text:span><text:span text:style-name="T1"> </text:span><text:span text:style-name="T19">said.</text:span><text:span text:style-name="T1"> </text:span><text:span text:style-name="T5"><text:s/></text:span><text:span text:style-name="T7">A</text:span><text:span text:style-name="T18">I</text:span><text:span text:style-name="T1"> </text:span><text:span text:style-name="T6">wil</text:span><text:span text:style-name="T19">l</text:span><text:span text:style-name="T1"> </text:span><text:span text:style-name="T6">remembe</text:span><text:span text:style-name="T19">r</text:span><text:span text:style-name="T1"> </text:span><text:span text:style-name="T6">yo</text:span><text:span text:style-name="T19">u</text:span><text:span text:style-name="T1"> r </text:span><text:span text:style-name="T6">lesson</text:span><text:span text:style-name="T19">.</text:span><text:span text:style-name="T21">@</text:span></text:p>
      <text:p text:style-name="P91"/>
      <text:p text:style-name="P296"><text:span text:style-name="T1">Ganji pranamed (pra_NAM-ed). This custom of putting both hands together and bowing symbolizes the recognition of the Divine in others. AIt is a </text:span><text:span text:style-name="T6">har</text:span><text:span text:style-name="T19">d</text:span><text:span text:style-name="T1"> </text:span><text:span text:style-name="T6">lesso</text:span><text:span text:style-name="T19">n</text:span><text:span text:style-name="T1"> </text:span><text:span text:style-name="T5">t</text:span><text:span text:style-name="T1">o </text:span><text:span text:style-name="T6">lear</text:span><text:span text:style-name="T19">n</text:span><text:span text:style-name="T1"> </text:span><text:span text:style-name="T5">tha</text:span><text:span text:style-name="T1">t </text:span><text:span text:style-name="T6">comparin</text:span><text:span text:style-name="T19">g</text:span><text:span text:style-name="T1"> </text:span><text:span text:style-name="T19">people</text:span><text:span text:style-name="T1"> </text:span><text:span text:style-name="T19">is</text:span><text:span text:style-name="T1"> </text:span><text:span text:style-name="T19">always</text:span><text:span text:style-name="T1"> </text:span><text:span text:style-name="T19">a</text:span><text:span text:style-name="T1"> form of </text:span><text:span text:style-name="T19">judgment</text:span><text:span text:style-name="T6">.</text:span><text:span text:style-name="T21">@</text:span></text:p>
      <text:p text:style-name="P78"/>
      <text:p text:style-name="P307"><text:span text:style-name="T1">AI</text:span><text:span text:style-name="T25"> </text:span><text:span text:style-name="T1">was</text:span><text:span text:style-name="T25"> </text:span><text:span text:style-name="T1">not</text:span><text:span text:style-name="T103"> </text:span><text:span text:style-name="T1">aware</text:span><text:span text:style-name="T25"> </text:span><text:span text:style-name="T1">that</text:span><text:span text:style-name="T25"> </text:span><text:span text:style-name="T1">comparing</text:span><text:span text:style-name="T103"> </text:span><text:span text:style-name="T1">you</text:span><text:span text:style-name="T25"> </text:span><text:span text:style-name="T1">to</text:span><text:span text:style-name="T25"> </text:span><text:span text:style-name="T1">Swamiji</text:span><text:span text:style-name="T103"> </text:span><text:span text:style-name="T1">was</text:span><text:span text:style-name="T25"> </text:span><text:span text:style-name="T1">a</text:span><text:span text:style-name="T103"> </text:span><text:span text:style-name="T1">way</text:span><text:span text:style-name="T25"> </text:span><text:span text:style-name="T1">of judging you. I will be careful not to compare people with each other again. </text:span><text:span text:style-name="T6">Than</text:span><text:span text:style-name="T19">k</text:span><text:span text:style-name="T1"> </text:span><text:span text:style-name="T6">yo</text:span><text:span text:style-name="T19">u</text:span><text:span text:style-name="T1"> </text:span><text:span text:style-name="T5">fo</text:span><text:span text:style-name="T1">r </text:span><text:span text:style-name="T6">teachin</text:span><text:span text:style-name="T19">g</text:span><text:span text:style-name="T1"> </text:span><text:span text:style-name="T5">thi</text:span><text:span text:style-name="T1">s </text:span><text:span text:style-name="T5">t</text:span><text:span text:style-name="T1">o </text:span><text:span text:style-name="T5">me</text:span><text:span text:style-name="T1">. </text:span><text:span text:style-name="T64"><text:s/></text:span><text:span text:style-name="T5">Thi</text:span><text:span text:style-name="T1">s </text:span><text:span text:style-name="T5">tim</text:span><text:span text:style-name="T1">e </text:span><text:span text:style-name="T18">I</text:span><text:span text:style-name="T1"> </text:span><text:span text:style-name="T6">wil</text:span><text:span text:style-name="T19">l</text:span><text:span text:style-name="T1"> </text:span><text:span text:style-name="T6">remembe</text:span><text:span text:style-name="T19">r</text:span><text:span text:style-name="T1"> </text:span><text:span text:style-name="T6">you</text:span><text:span text:style-name="T19">r</text:span><text:span text:style-name="T1"> </text:span><text:span text:style-name="T6">lesson</text:span><text:span text:style-name="T104">.</text:span><text:span text:style-name="T21">@</text:span></text:p>
      <text:p text:style-name="P18"><text:span text:style-name="T41">JOY, HAPPINESS,</text:span></text:p>
      <text:p text:style-name="P19"><text:span text:style-name="T41">AND EXCITEMENT ARE ONLY</text:span></text:p>
      <text:p text:style-name="P20"><text:span text:style-name="T41">ONE THOUGHT AWAY.</text:span></text:p>
      <text:p text:style-name="P21"><text:span text:style-name="T41">WHEN THE GURU POINTS THE WAY THE </text:span><text:span text:style-name="T43">ST</text:span><text:span text:style-name="T42">UDENT</text:span><text:span text:style-name="T90">=</text:span><text:span text:style-name="T43">S WORK BEGINS. </text:span><text:span text:style-name="T41">WITH FAITH, DEVOTION, AND GRACE SUCCESS WILL FOLLOW.</text:span></text:p>
      <text:p text:style-name="P308"><text:span text:style-name="T1">CHAPTER THREE</text:span></text:p>
      <text:p text:style-name="P22"><text:span text:style-name="T41">A.J. Studies with Swamiji</text:span></text:p>
      <text:p text:style-name="P80"/>
      <text:p text:style-name="P177"/>
      <text:p text:style-name="P309"><text:span text:style-name="T1">A.J. studied privately with Swamiji for an hour and a half each day. His disciplines included meditating for up to three hours a day, reading scriptures, and discussing yoga philosophy. Swamiji told him that yoga practice is intended to purify the body and to help the mind transcend its limits. <text:s/>One might say the mind has a mind of its own, untrained like a wild jackal, unwilling to be contained, and chaotically active. We must rain our minds so they do not control us. Perfecting this state is called enlightenment. A.J. was a good student </text:span><text:span text:style-name="T6">wit</text:span><text:span text:style-name="T19">h</text:span><text:span text:style-name="T1"> </text:span><text:span text:style-name="T19">a</text:span><text:span text:style-name="T1"> </text:span><text:span text:style-name="T6">stron</text:span><text:span text:style-name="T19">g</text:span><text:span text:style-name="T1"> </text:span><text:span text:style-name="T6">desir</text:span><text:span text:style-name="T19">e</text:span><text:span text:style-name="T1"> </text:span><text:span text:style-name="T5">t</text:span><text:span text:style-name="T1">o </text:span><text:span text:style-name="T65">l</text:span><text:span text:style-name="T6">earn</text:span><text:span text:style-name="T19">.</text:span><text:span text:style-name="T1"> </text:span><text:span text:style-name="T64"><text:s/></text:span><text:span text:style-name="T6">H</text:span><text:span text:style-name="T19">e</text:span><text:span text:style-name="T1"> </text:span><text:span text:style-name="T6">pai</text:span><text:span text:style-name="T19">d</text:span><text:span text:style-name="T1"> </text:span><text:span text:style-name="T6">clo</text:span><text:span text:style-name="T65">s</text:span><text:span text:style-name="T19">e</text:span><text:span text:style-name="T1"> </text:span><text:span text:style-name="T6">attentio</text:span><text:span text:style-name="T19">n</text:span><text:span text:style-name="T1"> </text:span><text:span text:style-name="T5">t</text:span><text:span text:style-name="T1">o </text:span><text:span text:style-name="T6">Swamij</text:span><text:span text:style-name="T16">i</text:span><text:span text:style-name="T26">=</text:span><text:span text:style-name="T1">s </text:span><text:span text:style-name="T6">word</text:span><text:span text:style-name="T19">s</text:span><text:span text:style-name="T1"> </text:span><text:span text:style-name="T6">and </text:span><text:span text:style-name="T1">enthusiastically practiced his</text:span><text:span text:style-name="T14"> </text:span><text:span text:style-name="T1">lessons.</text:span></text:p>
      <text:p text:style-name="P197"/>
      <text:p text:style-name="P310"><text:span text:style-name="T18">A.J.</text:span><text:span text:style-name="T26">=</text:span><text:span text:style-name="T1">s </text:span><text:span text:style-name="T6">ne</text:span><text:span text:style-name="T19">w</text:span><text:span text:style-name="T1"> </text:span><text:span text:style-name="T6">ashra</text:span><text:span text:style-name="T19">m</text:span><text:span text:style-name="T1"> </text:span><text:span text:style-name="T6">jo</text:span><text:span text:style-name="T19">b</text:span><text:span text:style-name="T1"> </text:span><text:span text:style-name="T6">wa</text:span><text:span text:style-name="T19">s</text:span><text:span text:style-name="T1"> </text:span><text:span text:style-name="T5">t</text:span><text:span text:style-name="T1">o </text:span><text:span text:style-name="T6">wor</text:span><text:span text:style-name="T19">k</text:span><text:span text:style-name="T64"> </text:span><text:span text:style-name="T6">i</text:span><text:span text:style-name="T19">n</text:span><text:span text:style-name="T1"> </text:span><text:span text:style-name="T5">th</text:span><text:span text:style-name="T1">e </text:span><text:span text:style-name="T6">kitche</text:span><text:span text:style-name="T19">n</text:span><text:span text:style-name="T1"> </text:span><text:span text:style-name="T6">washin</text:span><text:span text:style-name="T19">g</text:span><text:span text:style-name="T1"> </text:span><text:span text:style-name="T5">pots, </text:span><text:span text:style-name="T1">cups, and dishes, which he did not like at first. He noticed the cooks chanted the Hindu names of God while preparing the food. He chanted along with them and soon found his mind had changed from feeling sorry for himself to feeling happy. It did not matter what he was doing as long as he focused his mind on</text:span><text:span text:style-name="T105"> </text:span><text:span text:style-name="T1">something spiritual or positive. As his attitude changed, his productivity increased with each new job. Over the years, Mr. Gupta (GOOP-dah), the ashram administrator, </text:span><text:span text:style-name="T6">notice</text:span><text:span text:style-name="T19">d</text:span><text:span text:style-name="T1"> </text:span><text:span text:style-name="T6">ho</text:span><text:span text:style-name="T19">w</text:span><text:span text:style-name="T1"> </text:span><text:span text:style-name="T8">A.J</text:span><text:span text:style-name="T66">.</text:span><text:span text:style-name="T26">=</text:span><text:span text:style-name="T1">s </text:span><text:span text:style-name="T5">att</text:span><text:span text:style-name="T14">i</text:span><text:span text:style-name="T6">tud</text:span><text:span text:style-name="T19">e</text:span><text:span text:style-name="T1"> </text:span><text:span text:style-name="T6">towar</text:span><text:span text:style-name="T19">d</text:span><text:span text:style-name="T1"> </text:span><text:span text:style-name="T6">wor</text:span><text:span text:style-name="T19">k</text:span><text:span text:style-name="T1"> </text:span><text:span text:style-name="T6">wa</text:span><text:span text:style-name="T19">s</text:span><text:span text:style-name="T1"> </text:span><text:span text:style-name="T6">improvin</text:span><text:span text:style-name="T19">g</text:span><text:span text:style-name="T1"> </text:span><text:span text:style-name="T6">an</text:span><text:span text:style-name="T19">d</text:span><text:span text:style-name="T1"> </text:span><text:span text:style-name="T6">sa</text:span><text:span text:style-name="T19">w</text:span><text:span text:style-name="T1"> </text:span><text:span text:style-name="T5">tha</text:span><text:span text:style-name="T1">t </text:span><text:span text:style-name="T6">other</text:span><text:span text:style-name="T19">s</text:span><text:span text:style-name="T1"> </text:span><text:span text:style-name="T16">w</text:span><text:span text:style-name="T6">ere </text:span><text:span text:style-name="T1">being motivated by his new</text:span><text:span text:style-name="T14"> </text:span><text:span text:style-name="T1">behavior.</text:span></text:p>
      <text:p text:style-name="P197"/>
      <text:p text:style-name="P230"><text:span text:style-name="T1">AA.J. was given a variety of administrative positions and excelled at each one. He had a special quality in training people to do their jobs. People loved learning from him because he was compassionate, honest, open, and he was a good communicator.</text:span></text:p>
      <text:p text:style-name="P156"/>
      <text:p text:style-name="P226"><text:span text:style-name="T1">Mr. Gupta became easily agitated during one of his weekly administrative meeting with Chandra (SHAN-dra), his secretary; Purusha (pah-ROO-sha), the </text:span><text:span text:style-name="T19">manager</text:span><text:span text:style-name="T1"> of </text:span><text:span text:style-name="T19">food</text:span><text:span text:style-name="T1"> </text:span><text:span text:style-name="T19">and</text:span><text:span text:style-name="T1"> </text:span><text:span text:style-name="T19">cooking;</text:span><text:span text:style-name="T1"> </text:span><text:span text:style-name="T19">and</text:span><text:span text:style-name="T1"> </text:span><text:span text:style-name="T18">A.J.</text:span><text:span text:style-name="T1"> <text:s/></text:span><text:span text:style-name="T18">It</text:span><text:span text:style-name="T1"> </text:span><text:span text:style-name="T19">happened</text:span><text:span text:style-name="T1"> </text:span><text:span text:style-name="T19">when</text:span><text:span text:style-name="T1"> </text:span><text:span text:style-name="T18">Mr.</text:span><text:span text:style-name="T1"> Gupta</text:span><text:span text:style-name="T26">=</text:span><text:span text:style-name="T1">s </text:span><text:span text:style-name="T19">pen</text:span><text:span text:style-name="T1"> </text:span><text:span text:style-name="T19">ran </text:span><text:span text:style-name="T1">out of ink, and his tea was not hot enough which made him upset. It was obvious to A.J. that something was bothering him. When the meeting was over and everyone had gone, A.J. asked, AWhat is wrong? For several days you have </text:span><text:span text:style-name="T19">been</text:span><text:span text:style-name="T1"> </text:span><text:span text:style-name="T19">acting</text:span><text:span text:style-name="T1"> </text:span><text:span text:style-name="T19">in</text:span><text:span text:style-name="T1"> </text:span><text:span text:style-name="T19">a</text:span><text:span text:style-name="T1"> </text:span><text:span text:style-name="T19">way</text:span><text:span text:style-name="T1"> that </text:span><text:span text:style-name="T19">is</text:span><text:span text:style-name="T1"> </text:span><text:span text:style-name="T19">unlike</text:span><text:span text:style-name="T1"> </text:span><text:span text:style-name="T19">your</text:span><text:span text:style-name="T1"> </text:span><text:span text:style-name="T19">normal</text:span><text:span text:style-name="T1"> self.</text:span><text:span text:style-name="T21">@</text:span></text:p>
      <text:p text:style-name="P206"/>
      <text:p text:style-name="P312"><text:span text:style-name="T1">Mr. Gupta said, AI have been dealing with so many incompetent people </text:span><text:span text:style-name="T19">recently</text:span><text:span text:style-name="T1"> </text:span><text:span text:style-name="T18">I</text:span><text:span text:style-name="T1"> </text:span><text:span text:style-name="T19">am</text:span><text:span text:style-name="T1"> </text:span><text:span text:style-name="T19">afraid</text:span><text:span text:style-name="T1"> they </text:span><text:span text:style-name="T19">will</text:span><text:span text:style-name="T1"> not </text:span><text:span text:style-name="T19">be</text:span><text:span text:style-name="T1"> </text:span><text:span text:style-name="T19">able</text:span><text:span text:style-name="T1"> to carry </text:span><text:span text:style-name="T19">on</text:span><text:span text:style-name="T1"> effectively after </text:span><text:span text:style-name="T18">I</text:span><text:span text:style-name="T1"> retire.</text:span><text:span text:style-name="T21">@</text:span></text:p>
      <text:p text:style-name="P150"/>
      <text:p text:style-name="P245"><text:span text:style-name="T7">A</text:span><text:span text:style-name="T6">Retire?</text:span><text:span text:style-name="T21">@</text:span></text:p>
      <text:p text:style-name="P150"/>
      <text:p text:style-name="P313"><text:span text:style-name="T1">AI had a meeting with Swamiji earlier this week, and he asked me to retire,</text:span><text:span text:style-name="T21">@</text:span><text:span text:style-name="T1"> </text:span><text:span text:style-name="T19">said</text:span><text:span text:style-name="T1"> Mr</text:span><text:span text:style-name="T18">.</text:span><text:span text:style-name="T1"> Gupta.</text:span></text:p>
      <text:p text:style-name="P156"/>
      <text:p text:style-name="P218"><text:span text:style-name="T1">AAh ha, now I understand why you are so upset. Last week you were praising everyone on their abilities</text:span></text:p>
      <text:p text:style-name="P163"><text:span text:style-name="T1">and this week you are calling everyone incompetent. Mr. Gupta, the people </text:span><text:span text:style-name="T19">didn</text:span><text:span text:style-name="T26">=</text:span><text:span text:style-name="T18">t</text:span><text:span text:style-name="T1"> </text:span><text:span text:style-name="T19">change.</text:span><text:span text:style-name="T1"> <text:s/>What </text:span><text:span text:style-name="T19">does</text:span><text:span text:style-name="T1"> </text:span><text:span text:style-name="T19">retirement</text:span><text:span text:style-name="T1"> </text:span><text:span text:style-name="T19">mean</text:span><text:span text:style-name="T1"> to </text:span><text:span text:style-name="T19">you?</text:span><text:span text:style-name="T21">@</text:span></text:p>
      <text:p text:style-name="P168"/>
      <text:p text:style-name="P315"><text:span text:style-name="T1">In the silence, Mr. Gupta placed his head in his hands looking down at the floor. <text:s/></text:span><text:span text:style-name="T19">He</text:span><text:span text:style-name="T1"> </text:span><text:span text:style-name="T19">slowly</text:span><text:span text:style-name="T1"> </text:span><text:span text:style-name="T19">shook</text:span><text:span text:style-name="T1"> </text:span><text:span text:style-name="T19">his</text:span><text:span text:style-name="T1"> </text:span><text:span text:style-name="T19">head</text:span><text:span text:style-name="T1"> </text:span><text:span text:style-name="T19">as</text:span><text:span text:style-name="T1"> if to say </text:span><text:span text:style-name="T20">A</text:span><text:span text:style-name="T18">I</text:span><text:span text:style-name="T1"> </text:span><text:span text:style-name="T19">don</text:span><text:span text:style-name="T26">=</text:span><text:span text:style-name="T18">t</text:span><text:span text:style-name="T1"> </text:span><text:span text:style-name="T19">know</text:span><text:span text:style-name="T18">.</text:span><text:span text:style-name="T21">@</text:span><text:span text:style-name="T1"> <text:s/></text:span><text:span text:style-name="T19">He</text:span><text:span text:style-name="T1"> </text:span><text:span text:style-name="T19">was</text:span><text:span text:style-name="T1"> </text:span><text:span text:style-name="T19">worried</text:span><text:span text:style-name="T1"> </text:span><text:span text:style-name="T19">about </text:span><text:span text:style-name="T1">what the future might hold.</text:span></text:p>
      <text:p text:style-name="P170"/>
      <text:p text:style-name="P219"><text:span text:style-name="T1">A.J. sensed his confusion and fear. With compassion he said, ASwamiji </text:span><text:span text:style-name="T19">opened</text:span><text:span text:style-name="T1"> </text:span><text:span text:style-name="T19">a</text:span><text:span text:style-name="T1"> </text:span><text:span text:style-name="T19">door</text:span><text:span text:style-name="T1"> of </text:span><text:span text:style-name="T19">opportunity</text:span><text:span text:style-name="T1"> for you.</text:span><text:span text:style-name="T21">@</text:span></text:p>
      <text:p text:style-name="P150"/>
      <text:p text:style-name="P245"><text:span text:style-name="T8">Mr</text:span><text:span text:style-name="T18">.</text:span><text:span text:style-name="T1"> </text:span><text:span text:style-name="T5">Gupt</text:span><text:span text:style-name="T1">a </text:span><text:span text:style-name="T16">l</text:span><text:span text:style-name="T6">ooke</text:span><text:span text:style-name="T19">d</text:span><text:span text:style-name="T1"> </text:span><text:span text:style-name="T5">up</text:span><text:span text:style-name="T1">, </text:span><text:span text:style-name="T7">A</text:span><text:span text:style-name="T6">Ho</text:span><text:span text:style-name="T19">w</text:span><text:span text:style-name="T1"> </text:span><text:span text:style-name="T6">i</text:span><text:span text:style-name="T19">s</text:span><text:span text:style-name="T1"> </text:span><text:span text:style-name="T5">tha</text:span><text:span text:style-name="T1">t </text:span><text:span text:style-name="T6">possibl</text:span><text:span text:style-name="T19">e</text:span><text:span text:style-name="T6">?</text:span><text:span text:style-name="T21">@</text:span></text:p>
      <text:p text:style-name="P205"/>
      <text:p text:style-name="P317"><text:span text:style-name="T1">APerhaps you will have more time for meditation, doing the things you </text:span><text:span text:style-name="T6">have</text:span><text:span text:style-name="T19">n</text:span><text:span text:style-name="T26">=</text:span><text:span text:style-name="T18">t</text:span><text:span text:style-name="T1"> </text:span><text:span text:style-name="T6">ha</text:span><text:span text:style-name="T19">d</text:span><text:span text:style-name="T1"> </text:span><text:span text:style-name="T5">tim</text:span><text:span text:style-name="T1">e </text:span><text:span text:style-name="T8">for</text:span><text:span text:style-name="T18">,</text:span><text:span text:style-name="T1"> </text:span><text:span text:style-name="T6">an</text:span><text:span text:style-name="T19">d</text:span><text:span text:style-name="T1"> </text:span><text:span text:style-name="T6">bein</text:span><text:span text:style-name="T19">g</text:span><text:span text:style-name="T1"> </text:span><text:span text:style-name="T5">o</text:span><text:span text:style-name="T1">f </text:span><text:span text:style-name="T6">servic</text:span><text:span text:style-name="T19">e</text:span><text:span text:style-name="T5"> t</text:span><text:span text:style-name="T1">o </text:span><text:span text:style-name="T5">th</text:span><text:span text:style-name="T1">e </text:span><text:span text:style-name="T6">ashra</text:span><text:span text:style-name="T19">m</text:span><text:span text:style-name="T1"> </text:span><text:span text:style-name="T6">i</text:span><text:span text:style-name="T19">n</text:span><text:span text:style-name="T1"> </text:span><text:span text:style-name="T19">a</text:span><text:span text:style-name="T1"> </text:span><text:span text:style-name="T5">differen</text:span><text:span text:style-name="T1">t </text:span><text:span text:style-name="T5">way</text:span><text:span text:style-name="T14">,</text:span><text:span text:style-name="T21">@</text:span><text:span text:style-name="T5"> </text:span><text:span text:style-name="T8">A.J. </text:span><text:span text:style-name="T1">said. AEach moment we have the ability to go down a road with our thoughts</text:span><text:span text:style-name="T106"> </text:span><text:span text:style-name="T1">that will cause joy and happiness or pain and sorrow. The unknown is causing you anxiety. <text:s/>The truth of it is we all must become comfortable living in and learning to find joy in the unknown. Also, you must trust in the process of life and not fear </text:span><text:span text:style-name="T18">it.</text:span><text:span text:style-name="T21">@</text:span></text:p>
      <text:p text:style-name="P320"/>
      <text:p text:style-name="P329"><text:span text:style-name="T19">There</text:span><text:span text:style-name="T1"> </text:span><text:span text:style-name="T19">was</text:span><text:span text:style-name="T1"> </text:span><text:span text:style-name="T19">another</text:span><text:span text:style-name="T1"> </text:span><text:span text:style-name="T19">pause</text:span><text:span text:style-name="T1"> of </text:span><text:span text:style-name="T19">silence</text:span><text:span text:style-name="T1"> </text:span><text:span text:style-name="T19">while</text:span><text:span text:style-name="T1"> </text:span><text:span text:style-name="T18">Mr.</text:span><text:span text:style-name="T1"> Gupta </text:span><text:span text:style-name="T19">thought</text:span><text:span text:style-name="T1"> </text:span><text:span text:style-name="T19">about</text:span><text:span text:style-name="T1"> </text:span><text:span text:style-name="T18">A.J.</text:span><text:span text:style-name="T26">=</text:span><text:span text:style-name="T1">s insights. A slight smile came to his face. AYou are wise for someone of your years. Thank you for helping me understand that it is my thinking that is the </text:span><text:span text:style-name="T19">problem</text:span><text:span text:style-name="T1"> </text:span><text:span text:style-name="T19">and</text:span><text:span text:style-name="T1"> not </text:span><text:span text:style-name="T19">other</text:span><text:span text:style-name="T1"> </text:span><text:span text:style-name="T19">people.</text:span><text:span text:style-name="T21">@</text:span></text:p>
      <text:p text:style-name="P170"/>
      <text:p text:style-name="P218"><text:span text:style-name="T1">When it came time for Mr. Gupta to retire, A.J. was asked to become the ashram administrator. His duties were quite extensive, ranging from purchasing </text:span><text:span text:style-name="T19">provisions</text:span><text:span text:style-name="T1"> to </text:span><text:span text:style-name="T19">managing</text:span><text:span text:style-name="T1"> </text:span><text:span text:style-name="T19">all</text:span><text:span text:style-name="T1"> the </text:span><text:span text:style-name="T19">ashram</text:span><text:span text:style-name="T26">=</text:span><text:span text:style-name="T1">s thirty </text:span><text:span text:style-name="T19">employees.</text:span></text:p>
      <text:p text:style-name="P205"/>
      <text:p text:style-name="P330"><text:span text:style-name="T1">Along with added ashram responsibilities, A.J. continued to study, and to do his yoga and meditation practices. He also continued to gain deep spiritual knowledge from his private meetings with Swamiji.</text:span></text:p>
      <text:p text:style-name="P23"><text:span text:style-name="T41">BEING GRATEFUL FORT WHAT YOU HAVE</text:span></text:p>
      <text:p text:style-name="P24"><text:span text:style-name="T41">WILL BRING CONTENTMENT AND</text:span></text:p>
      <text:p text:style-name="P25"><text:span text:style-name="T41">PEACE OF MIND</text:span></text:p>
      <text:p text:style-name="P26"><text:span text:style-name="T41">FEAR IS A CHALLENGE AND AN OPPORTUNITY TO MOVE THROUGH.</text:span></text:p>
      <text:p text:style-name="P99"><text:span text:style-name="T1">CHAPTER FOUR</text:span></text:p>
      <text:p text:style-name="P3"><text:span text:style-name="T43">A.J.</text:span><text:span text:style-name="T90">=</text:span><text:span text:style-name="T43">S </text:span><text:span text:style-name="T40">Twenty-firs</text:span><text:span text:style-name="T43">t </text:span><text:span text:style-name="T39">Birthday</text:span></text:p>
      <text:p text:style-name="P80"/>
      <text:p text:style-name="P80"/>
      <text:p text:style-name="P331"><text:span text:style-name="T18">On A.J.</text:span><text:span text:style-name="T26">=</text:span><text:span text:style-name="T1">s twenty-first </text:span><text:span text:style-name="T19">birthday,</text:span><text:span text:style-name="T1"> </text:span><text:span text:style-name="T19">Swamiji</text:span><text:span text:style-name="T1"> ask</text:span><text:span text:style-name="T19">ed</text:span><text:span text:style-name="T1"> </text:span><text:span text:style-name="T19">him</text:span><text:span text:style-name="T1"> to </text:span><text:span text:style-name="T19">come</text:span><text:span text:style-name="T1"> to </text:span><text:span text:style-name="T19">his</text:span><text:span text:style-name="T1"> </text:span><text:span text:style-name="T19">quarters </text:span><text:span text:style-name="T1">after work. When he arrived and was seated in front of Swamiji he was asked, </text:span><text:span text:style-name="T20">A</text:span><text:span text:style-name="T19">Have</text:span><text:span text:style-name="T1"> </text:span><text:span text:style-name="T19">you</text:span><text:span text:style-name="T1"> </text:span><text:span text:style-name="T19">found</text:span><text:span text:style-name="T1"> God yet?</text:span><text:span text:style-name="T21">@</text:span></text:p>
      <text:p text:style-name="P197"/>
      <text:p text:style-name="P332"><text:span text:style-name="T7">A</text:span><text:span text:style-name="T8">Yes</text:span><text:span text:style-name="T18">,</text:span><text:span text:style-name="T21">@</text:span><text:span text:style-name="T5"> </text:span><text:span text:style-name="T18">A.J.</text:span><text:span text:style-name="T1"> </text:span><text:span text:style-name="T19">answered.</text:span><text:span text:style-name="T1"> <text:s/></text:span><text:span text:style-name="T7">A</text:span><text:span text:style-name="T18">I</text:span><text:span text:style-name="T1"> </text:span><text:span text:style-name="T6">hav</text:span><text:span text:style-name="T19">e</text:span><text:span text:style-name="T1"> </text:span><text:span text:style-name="T6">experience</text:span><text:span text:style-name="T19">d</text:span><text:span text:style-name="T1"> </text:span><text:span text:style-name="T5">Go</text:span><text:span text:style-name="T1">d </text:span><text:span text:style-name="T6">dee</text:span><text:span text:style-name="T19">p</text:span><text:span text:style-name="T1"> </text:span><text:span text:style-name="T6">insid</text:span><text:span text:style-name="T19">e</text:span><text:span text:style-name="T1"> </text:span><text:span text:style-name="T5">o</text:span><text:span text:style-name="T1">f </text:span><text:span text:style-name="T5">mysel</text:span><text:span text:style-name="T1">f </text:span><text:span text:style-name="T6">and </text:span><text:span text:style-name="T1">in everyone and everything. When I meet a person, I recognize the place in us where we are one. That is God. When I stopped looking so hard and began living in the moment, I experienced an extremely peaceful feeling. That is God. My mind and senses stopped functioning and I became merged in this infinite light. That also is God. It was as if I were a drop of water becoming a steam, then a river, finally merging into an ocean of bliss. This state is beyond the </text:span><text:span text:style-name="T6">descriptio</text:span><text:span text:style-name="T19">n</text:span><text:span text:style-name="T1"> </text:span><text:span text:style-name="T5">o</text:span><text:span text:style-name="T1">f </text:span><text:span text:style-name="T6">word</text:span><text:span text:style-name="T19">s</text:span><text:span text:style-name="T1"> </text:span><text:span text:style-name="T6">an</text:span><text:span text:style-name="T19">d</text:span><text:span text:style-name="T1"> </text:span><text:span text:style-name="T6">ca</text:span><text:span text:style-name="T19">n</text:span><text:span text:style-name="T1"> </text:span><text:span text:style-name="T6">onl</text:span><text:span text:style-name="T19">y</text:span><text:span text:style-name="T107"> </text:span><text:span text:style-name="T6">b</text:span><text:span text:style-name="T19">e</text:span><text:span text:style-name="T1"> </text:span><text:span text:style-name="T6">experience</text:span><text:span text:style-name="T19">d</text:span><text:span text:style-name="T1"> </text:span><text:span text:style-name="T6">dee</text:span><text:span text:style-name="T19">p</text:span><text:span text:style-name="T1"> </text:span><text:span text:style-name="T6">withi</text:span><text:span text:style-name="T19">n</text:span><text:span text:style-name="T1"> </text:span><text:span text:style-name="T5">th</text:span><text:span text:style-name="T1">e </text:span><text:span text:style-name="T6">soul</text:span><text:span text:style-name="T65">.</text:span><text:span text:style-name="T21">@</text:span></text:p>
      <text:p text:style-name="P319"/>
      <text:p text:style-name="P334"><text:span text:style-name="T1">Swamiji felt that A.J. had completed his formal spiritual training and decided to perform a ritual to initiate him as a Swami.</text:span></text:p>
      <text:p text:style-name="P114"/>
      <text:p text:style-name="P335"><text:span text:style-name="T1">Swamiji asked A.J., ASit down and mediate while I complete my </text:span><text:span text:style-name="T19">preparation</text:span><text:span text:style-name="T6">.</text:span><text:span text:style-name="T21">@</text:span><text:span text:style-name="T1"> <text:s/></text:span><text:span text:style-name="T6">H</text:span><text:span text:style-name="T19">e</text:span><text:span text:style-name="T1"> </text:span><text:span text:style-name="T6">li</text:span><text:span text:style-name="T19">t</text:span><text:span text:style-name="T1"> </text:span><text:span text:style-name="T6">severa</text:span><text:span text:style-name="T19">l</text:span><text:span text:style-name="T1"> </text:span><text:span text:style-name="T6">candle</text:span><text:span text:style-name="T19">s</text:span><text:span text:style-name="T1"> </text:span><text:span text:style-name="T6">an</text:span><text:span text:style-name="T19">d</text:span><text:span text:style-name="T1"> </text:span><text:span text:style-name="T6">poure</text:span><text:span text:style-name="T19">d</text:span><text:span text:style-name="T1"> </text:span><text:span text:style-name="T6">wate</text:span><text:span text:style-name="T19">r</text:span><text:span text:style-name="T1"> </text:span><text:span text:style-name="T6">int</text:span><text:span text:style-name="T19">o</text:span><text:span text:style-name="T1"> </text:span><text:span text:style-name="T19">a</text:span><text:span text:style-name="T1"> </text:span><text:span text:style-name="T6">smal</text:span><text:span text:style-name="T19">l</text:span><text:span text:style-name="T1"> </text:span><text:span text:style-name="T6">bras</text:span><text:span text:style-name="T19">s</text:span><text:span text:style-name="T1"> </text:span><text:span text:style-name="T6">cu</text:span><text:span text:style-name="T19">p</text:span><text:span text:style-name="T1"> </text:span><text:span text:style-name="T6">then </text:span><text:span text:style-name="T1">sat cross-legged facing</text:span><text:span text:style-name="T108"> </text:span><text:span text:style-name="T1">A.</text:span><text:span text:style-name="T97"> </text:span><text:span text:style-name="T1">J.<text:tab/>The aroma of increase permeated the room and colorful fragrant flowers were a feast to the eyes. Swamiji chanted Hindu words </text:span><text:span text:style-name="T6">an</text:span><text:span text:style-name="T19">d</text:span><text:span text:style-name="T1"> </text:span><text:span text:style-name="T6">splashe</text:span><text:span text:style-name="T19">d</text:span><text:span text:style-name="T1"> </text:span><text:span text:style-name="T6">wate</text:span><text:span text:style-name="T19">r</text:span><text:span text:style-name="T1"> </text:span><text:span text:style-name="T6">i</text:span><text:span text:style-name="T19">n</text:span><text:span text:style-name="T1"> </text:span><text:span text:style-name="T6">severa</text:span><text:span text:style-name="T19">l</text:span><text:span text:style-name="T1"> </text:span><text:span text:style-name="T6">directions</text:span><text:span text:style-name="T19">.</text:span><text:span text:style-name="T1"> </text:span><text:span text:style-name="T64"><text:s/></text:span><text:span text:style-name="T5">Th</text:span><text:span text:style-name="T1">e </text:span><text:span text:style-name="T6">col</text:span><text:span text:style-name="T19">d</text:span><text:span text:style-name="T1"> </text:span><text:span text:style-name="T5">wa</text:span><text:span text:style-name="T64">t</text:span><text:span text:style-name="T6">e</text:span><text:span text:style-name="T19">r </text:span><text:span text:style-name="T6">hittin</text:span><text:span text:style-name="T19">g</text:span><text:span text:style-name="T1"> </text:span><text:span text:style-name="T8">A.J</text:span><text:span text:style-name="T98">.</text:span><text:span text:style-name="T26">=</text:span><text:span text:style-name="T1">s </text:span><text:span text:style-name="T6">eyelids </text:span><text:span text:style-name="T1">startled him, and his eyes opened</text:span><text:span text:style-name="T97"> </text:span><text:span text:style-name="T1">quickly.</text:span></text:p>
      <text:p text:style-name="P151"/>
      <text:p text:style-name="P336"><text:span text:style-name="T1">Swamiji then went over a list of vows, or guidelines, that A.J. had to abide by in order to become a swami. The list included the vow of selfless service, humility, honesty, non-judgmentalness, compassion toward all beings, nonviolence, chastity, and several others.</text:span></text:p>
      <text:p text:style-name="P78"/>
      <text:p text:style-name="P338"><text:span text:style-name="T1">Swamiji gave A.J. the name Swami Shanthiananda (shan-tee-ah-NAN- dah), which means peace and bliss.</text:span></text:p>
      <text:p text:style-name="P78"/>
      <text:p text:style-name="P339"><text:span text:style-name="T1">Swami Shanthiananda or Swami S. as he was called, began teaching young students what he had learned from Swamiji.</text:span></text:p>
      <text:p text:style-name="P78"/>
      <text:p text:style-name="P340"><text:span text:style-name="T1">After several months of being the ashram administrator, A. J. found that his new responsibilities were negatively affecting his mediation practice. At the end of each day he was feeling tired, and his mind was cluttered with work thoughts. When he sat down to mediate, he could not concentrate. <text:s/>He felt like he was losing his connection with God and was becoming depressed. <text:s/>His mental state was affecting his work and he was making poor business decisions </text:span><text:span text:style-name="T6">regardin</text:span><text:span text:style-name="T19">g</text:span><text:span text:style-name="T1"> </text:span><text:span text:style-name="T5">th</text:span><text:span text:style-name="T1">e </text:span><text:span text:style-name="T6">ashra</text:span><text:span text:style-name="T19">m</text:span><text:span text:style-name="T1"> </text:span><text:span text:style-name="T6">an</text:span><text:span text:style-name="T19">d</text:span><text:span text:style-name="T1"> </text:span><text:span text:style-name="T5">it</text:span><text:span text:style-name="T1">s </text:span><text:span text:style-name="T6">employees</text:span><text:span text:style-name="T19">.</text:span><text:span text:style-name="T1"> </text:span><text:span text:style-name="T64"><text:s/></text:span><text:span text:style-name="T6">H</text:span><text:span text:style-name="T19">e</text:span><text:span text:style-name="T1"> </text:span><text:span text:style-name="T6">wen</text:span><text:span text:style-name="T19">t</text:span><text:span text:style-name="T1"> </text:span><text:span text:style-name="T5">t</text:span><text:span text:style-name="T1">o </text:span><text:span text:style-name="T6">Swamij</text:span><text:span text:style-name="T99">i</text:span><text:span text:style-name="T26">=</text:span><text:span text:style-name="T1">s </text:span><text:span text:style-name="T6">quarter</text:span><text:span text:style-name="T19">s</text:span><text:span text:style-name="T1"> </text:span><text:span text:style-name="T6">an</text:span><text:span text:style-name="T19">d</text:span><text:span text:style-name="T1"> </text:span><text:span text:style-name="T6">said</text:span></text:p>
      <text:p text:style-name="P341"><text:span text:style-name="T1">he felt he needed to give up his position as ashram administrator so he could regain his peaceful way of life again.</text:span></text:p>
      <text:p text:style-name="P91"/>
      <text:p text:style-name="P218"><text:span text:style-name="T1">Swamiji said he would not let him resign. Instead, he was to look at and understand how his behavior and attitude had contributed to his problem.</text:span></text:p>
      <text:p text:style-name="P342"><text:span text:style-name="T1">Swamiji suggested he find ways to balance his life so he could continue to be productive.</text:span></text:p>
      <text:p text:style-name="P78"/>
      <text:p text:style-name="P225"><text:span text:style-name="T1">Totally frustrated, A.J. thought of leaving the ashram altogether. He went back to his room and meditated. He decided to take the next day off to plan how to change his life. He began by taking ownership of his behavior rather than blaming his job.</text:span></text:p>
      <text:p text:style-name="P78"/>
      <text:p text:style-name="P245"><text:span text:style-name="T1">He divided his life into three categories: </text:span><text:span text:style-name="T109">Work</text:span><text:span text:style-name="T1">, </text:span><text:span text:style-name="T109">Personal</text:span><text:span text:style-name="T1">, and </text:span><text:span text:style-name="T109">Spiritual</text:span><text:span text:style-name="T1">.</text:span></text:p>
      <text:p text:style-name="P343"><text:span text:style-name="T1">Next, he listed all of his work duties and decided which ones could be delegated. Perhaps, more importantly, he looked at himself and realized he was feeding his ego and sense of power by attempting to single-handedly do as much as he could as fast as he could. This behavior did not serve him or anyone, but rather led to his burning out.</text:span></text:p>
      <text:p text:style-name="P78"/>
      <text:p text:style-name="P27"><text:span text:style-name="T28">During his meditation, a wonderful realization occurred. </text:span><text:span text:style-name="T41">Why not make work a type of meditation? I will find an inner-space where I feel balanced, then when I feel myself pushing too hard or not hard enough, I will take a deep breath and return to this place. Being in balance is at least as important, or perhaps more important, than getting the job done.</text:span></text:p>
      <text:p text:style-name="P157"/>
      <text:p text:style-name="P344"><text:span text:style-name="T19">He</text:span><text:span text:style-name="T1"> </text:span><text:span text:style-name="T19">was</text:span><text:span text:style-name="T1"> </text:span><text:span text:style-name="T19">excited</text:span><text:span text:style-name="T1"> to </text:span><text:span text:style-name="T19">be</text:span><text:span text:style-name="T1"> </text:span><text:span text:style-name="T19">finding</text:span><text:span text:style-name="T1"> </text:span><text:span text:style-name="T19">solutions</text:span><text:span text:style-name="T1"> to </text:span><text:span text:style-name="T19">his</text:span><text:span text:style-name="T1"> </text:span><text:span text:style-name="T19">problems.</text:span><text:span text:style-name="T1"> <text:s/></text:span><text:span text:style-name="T19">He</text:span><text:span text:style-name="T1"> </text:span><text:span text:style-name="T19">really</text:span><text:span text:style-name="T1"> </text:span><text:span text:style-name="T19">didn</text:span><text:span text:style-name="T26">=</text:span><text:span text:style-name="T18">t </text:span><text:span text:style-name="T1">want to give up his position or leave the ashram.</text:span></text:p>
      <text:p text:style-name="P156"/>
      <text:p text:style-name="P345"><text:span text:style-name="T1">A.J. realized he had become much too serious and consumed by his work responsibilities, and had to bring more fun and joy into his personal life. A smile came across his face as he realized he could get a picture of the laughing Buddha and put it on his desk. Then, whenever he found himself being too serious, he would look at it and have a deep laugh himself.</text:span></text:p>
      <text:p text:style-name="P78"/>
      <text:p text:style-name="P347"><text:span text:style-name="T1">This idea brought to mind a nursery rhyme he learned. An American couple visited the ashram one summer and gave him a book of rhymes including ARow, Row, Row Your Boat, </text:span><text:span text:style-name="T110">A </text:span><text:span text:style-name="T1">which he now decided to use as a mantra.</text:span></text:p>
      <text:p text:style-name="P79"/>
      <text:p text:style-name="P322"/>
      <text:p text:style-name="P28"><text:span text:style-name="T41">Row, row, row your</text:span><text:span text:style-name="T50"> </text:span><text:span text:style-name="T41">boat Gently down the</text:span><text:span text:style-name="T51"> </text:span><text:span text:style-name="T41">stream.</text:span></text:p>
      <text:p text:style-name="P29"><text:soft-page-break/><text:span text:style-name="T41">Merrily, merrily, merrily, merrily, Life is but a dream.</text:span></text:p>
      <text:p text:style-name="P325"/>
      <text:p text:style-name="P220"><text:span text:style-name="T1">He was eager to tell Swamiji about his realizations, so he made an appointment. While he was waiting to see him, he sat outside under a large shad tree listening to the birds chirping and soaking in the peaceful feelings of the ashram. <text:s/>S</text:span><text:span text:style-name="T19">hakti</text:span><text:span text:style-name="T1"> (SHOK-tee), </text:span><text:span text:style-name="T19">Swamiji</text:span><text:span text:style-name="T26">=</text:span><text:span text:style-name="T1">s secretary, </text:span><text:span text:style-name="T19">came</text:span><text:span text:style-name="T1"> </text:span><text:span text:style-name="T19">outside</text:span><text:span text:style-name="T1"> to get </text:span><text:span text:style-name="T19">him</text:span><text:span text:style-name="T1"> </text:span><text:span text:style-name="T19">and </text:span><text:span text:style-name="T1">walked him into the meeting room.</text:span></text:p>
      <text:p text:style-name="P114"/>
      <text:p text:style-name="P349"><text:span text:style-name="T1">Swamiji signaled his student to sit down, and the two swamis faced each other, sitting on the rug in a cross-legged position.</text:span></text:p>
      <text:p text:style-name="P114"/>
      <text:p text:style-name="P351"><text:span text:style-name="T1">A.J. said, AThe stress I had being feeling has now become a positive </text:span><text:span text:style-name="T19">experience.</text:span><text:span text:style-name="T21">@</text:span></text:p>
      <text:p text:style-name="P78"/>
      <text:p text:style-name="P245"><text:span text:style-name="T7">A</text:span><text:span text:style-name="T6">Tel</text:span><text:span text:style-name="T19">l</text:span><text:span text:style-name="T1"> </text:span><text:span text:style-name="T6">m</text:span><text:span text:style-name="T19">e</text:span><text:span text:style-name="T1"> </text:span><text:span text:style-name="T6">h</text:span><text:span text:style-name="T19">o</text:span><text:span text:style-name="T5">w</text:span><text:span text:style-name="T1">,</text:span><text:span text:style-name="T21">@</text:span><text:span text:style-name="T1"> </text:span><text:span text:style-name="T6">aske</text:span><text:span text:style-name="T19">d</text:span><text:span text:style-name="T1"> </text:span><text:span text:style-name="T6">Swamiji.</text:span></text:p>
      <text:p text:style-name="P205"/>
      <text:p text:style-name="P219"><text:span text:style-name="T1">AI am learning to treat life as if it were a dream. In fact, I want to tell you </text:span><text:span text:style-name="T19">about</text:span><text:span text:style-name="T1"> my </text:span><text:span text:style-name="T19">new</text:span><text:span text:style-name="T1"> mantra.</text:span><text:span text:style-name="T21">@</text:span></text:p>
      <text:p text:style-name="P150"/>
      <text:p text:style-name="P352"><text:span text:style-name="T1">After hearing the poem, Swamiji said, AIt is in understanding yourself as a person and seeing through the illusions of life that will allow you to make the necessary changes to create more joy and less suffering.</text:span></text:p>
      <text:p text:style-name="P150"/>
      <text:p text:style-name="P353"><text:span text:style-name="T1">AYour reality is based on your belief system, which dictates your emotions and behavior. When you came to me, you were out of balance. Do you understand what beliefs caused his situation, which became an opportunity to </text:span><text:span text:style-name="T19">change</text:span><text:span text:style-name="T1"> </text:span><text:span text:style-name="T19">your</text:span><text:span text:style-name="T1"> </text:span><text:span text:style-name="T19">beliefs?</text:span><text:span text:style-name="T21">@</text:span></text:p>
      <text:p text:style-name="P269"/>
      <text:p text:style-name="P249"><text:span text:style-name="T7">A</text:span><text:span text:style-name="T18">I</text:span><text:span text:style-name="T1"> </text:span><text:span text:style-name="T6">didn</text:span><text:span text:style-name="T26">=</text:span><text:span text:style-name="T18">t</text:span><text:span text:style-name="T1"> </text:span><text:span text:style-name="T5">then</text:span><text:span text:style-name="T1">, </text:span><text:span text:style-name="T5">bu</text:span><text:span text:style-name="T1">t </text:span><text:span text:style-name="T18">I</text:span><text:span text:style-name="T1"> </text:span><text:span text:style-name="T6">d</text:span><text:span text:style-name="T19">o</text:span><text:span text:style-name="T1"> </text:span><text:span text:style-name="T6">now,</text:span><text:span text:style-name="T21">@</text:span><text:span text:style-name="T5"> </text:span><text:span text:style-name="T18">A.J.</text:span><text:span text:style-name="T1"> </text:span><text:span text:style-name="T19">said.</text:span></text:p>
      <text:p text:style-name="P114"/>
      <text:p text:style-name="P354"><text:span text:style-name="T20">A</text:span><text:span text:style-name="T19">Understand</text:span><text:span text:style-name="T1"> that </text:span><text:span text:style-name="T19">your</text:span><text:span text:style-name="T1"> discomfort </text:span><text:span text:style-name="T19">was</text:span><text:span text:style-name="T1"> </text:span><text:span text:style-name="T19">simply</text:span><text:span text:style-name="T1"> </text:span><text:span text:style-name="T19">a</text:span><text:span text:style-name="T1"> part of the process,</text:span><text:span text:style-name="T21">@</text:span><text:span text:style-name="T1"> </text:span><text:span text:style-name="T19">said </text:span><text:span text:style-name="T1">Swamiji. ADo not judge it as good or bad or an interruption or a problem. Your discomfort is a friend bringing you a message. If you reject he message, it will come back again and again.</text:span></text:p>
      <text:p text:style-name="P197"/>
      <text:p text:style-name="P357"><text:span text:style-name="T1">APlease</text:span><text:span text:style-name="T96"> </text:span><text:span text:style-name="T1">remember</text:span><text:span text:style-name="T25"> </text:span><text:span text:style-name="T1">that</text:span><text:span text:style-name="T25"> </text:span><text:span text:style-name="T1">you</text:span><text:span text:style-name="T96"> </text:span><text:span text:style-name="T1">are</text:span><text:span text:style-name="T25"> </text:span><text:span text:style-name="T1">never</text:span><text:span text:style-name="T25"> </text:span><text:span text:style-name="T1">off</text:span><text:span text:style-name="T25"> </text:span><text:span text:style-name="T1">your</text:span><text:span text:style-name="T96"> </text:span><text:span text:style-name="T1">path</text:span><text:span text:style-name="T25"> </text:span><text:span text:style-name="T1">because</text:span><text:span text:style-name="T25"> </text:span><text:span text:style-name="T1">you</text:span><text:span text:style-name="T96"> </text:span><text:span text:style-name="T1">are</text:span><text:span text:style-name="T25"> </text:span><text:span text:style-name="T1">never on a path. You are unique and therefore you are the path. Every situation in life </text:span><text:span text:style-name="T6">i</text:span><text:span text:style-name="T19">s</text:span><text:span text:style-name="T1"> </text:span><text:span text:style-name="T6">basic</text:span><text:span text:style-name="T19">a</text:span><text:span text:style-name="T6">ll</text:span><text:span text:style-name="T19">y</text:span><text:span text:style-name="T1"> </text:span><text:span text:style-name="T6">neutral</text:span><text:span text:style-name="T19">.</text:span><text:span text:style-name="T1"> </text:span><text:span text:style-name="T64"><text:s/></text:span><text:span text:style-name="T6">Ho</text:span><text:span text:style-name="T19">w</text:span><text:span text:style-name="T1"> </text:span><text:span text:style-name="T6">yo</text:span><text:span text:style-name="T19">u</text:span><text:span text:style-name="T1"> </text:span><text:span text:style-name="T6">int</text:span><text:span text:style-name="T19">e</text:span><text:span text:style-name="T6">rpr</text:span><text:span text:style-name="T16">e</text:span><text:span text:style-name="T18">t</text:span><text:span text:style-name="T1"> </text:span><text:span text:style-name="T5">i</text:span><text:span text:style-name="T1">t </text:span><text:span text:style-name="T6">wil</text:span><text:span text:style-name="T19">l</text:span><text:span text:style-name="T1"> </text:span><text:span text:style-name="T6">determin</text:span><text:span text:style-name="T19">e</text:span><text:span text:style-name="T1"> </text:span><text:span text:style-name="T5">it</text:span><text:span text:style-name="T1">s </text:span><text:span text:style-name="T5">effec</text:span><text:span text:style-name="T1">t </text:span><text:span text:style-name="T6">o</text:span><text:span text:style-name="T19">n</text:span><text:span text:style-name="T1"> </text:span><text:span text:style-name="T5">you</text:span><text:span text:style-name="T3">.</text:span><text:span text:style-name="T21">@</text:span></text:p>
      <text:p text:style-name="P91"/>
      <text:p text:style-name="P358"><text:span text:style-name="T1">A.J. took it all in and then said, AI had felt it was more important to get the job done than it was to stay balanced. Then, because I was uncomfortable, I wanted to quit. Yes, I made a decision based on my desperation, yet I know the best decisions are always made from inspiration.</text:span></text:p>
      <text:p text:style-name="P78"/>
      <text:p text:style-name="P360"><text:span text:style-name="T1">Swamiji added that the physical reality (stress or balance) is just a mirror of</text:span><text:span text:style-name="T103"> </text:span><text:span text:style-name="T1">what</text:span><text:span text:style-name="T111"> </text:span><text:span text:style-name="T1">is</text:span><text:span text:style-name="T111"> </text:span><text:span text:style-name="T1">going</text:span><text:span text:style-name="T111"> </text:span><text:span text:style-name="T1">on</text:span><text:span text:style-name="T111"> </text:span><text:span text:style-name="T1">inside.</text:span><text:span text:style-name="T113"> </text:span><text:span text:style-name="T1">AChange</text:span><text:span text:style-name="T111"> </text:span><text:span text:style-name="T1">what</text:span><text:span text:style-name="T111"> </text:span><text:span text:style-name="T1">is</text:span><text:span text:style-name="T103"> </text:span><text:span text:style-name="T1">going</text:span><text:span text:style-name="T111"> </text:span><text:span text:style-name="T1">on</text:span><text:span text:style-name="T111"> </text:span><text:span text:style-name="T1">inside</text:span><text:span text:style-name="T111"> </text:span><text:span text:style-name="T1">of</text:span><text:span text:style-name="T111"> </text:span><text:span text:style-name="T1">you</text:span><text:span text:style-name="T103"> </text:span><text:span text:style-name="T1">(your</text:span><text:span text:style-name="T111"> </text:span><text:span text:style-name="T1">beliefs, anger, fear, worry, and blame) and things will change outside of you. This</text:span><text:span text:style-name="T114"> </text:span><text:span text:style-name="T1">is</text:span></text:p>
      <text:p text:style-name="P361"><text:span text:style-name="T1">accomplished by taking responsibility for creating each situation and then </text:span><text:span text:style-name="T19">learning</text:span><text:span text:style-name="T1"> from them.</text:span><text:span text:style-name="T21">@</text:span></text:p>
      <text:p text:style-name="P168"/>
      <text:p text:style-name="P119"><text:span text:style-name="T1">Both swamis sat in the stillness of the moment and mediated. The silence was powerful.</text:span></text:p>
      <text:p text:style-name="P31"><text:span text:style-name="T41">MAKE DECISIONS FROM INSPIRATION, NOT DEPERATION.</text:span></text:p>
      <text:p text:style-name="P32"><text:span text:style-name="T41">FACE YOUR FEAR AND IT WILL DISAPPEAR</text:span><text:span text:style-name="T28">.</text:span></text:p>
      <text:p text:style-name="P362"><text:span text:style-name="T1">CHAPTER FIVE</text:span></text:p>
      <text:p text:style-name="P156"/>
      <text:p text:style-name="P33"><text:span text:style-name="T41">A.J. Prepares to Leave the Ashram</text:span></text:p>
      <text:p text:style-name="P176"/>
      <text:p text:style-name="P363"><text:span text:style-name="T1">A.J. continued managing the ashram for the next two years. He rarely came out of balance and used his work in developing his spirituality, his growth, and in becoming more self-aware. He solved a wide variety of work problems every day and became an excellent administrator. He was liked and respected by fellow employees and vendors for being clear, fair, and appreciative.</text:span></text:p>
      <text:p text:style-name="P114"/>
      <text:p text:style-name="P364"><text:span text:style-name="T1">One day Swamiji asked A.J. to come to his quarters. AThank you for the </text:span><text:span text:style-name="T19">excellent</text:span><text:span text:style-name="T1"> </text:span><text:span text:style-name="T19">job</text:span><text:span text:style-name="T1"> </text:span><text:span text:style-name="T19">you</text:span><text:span text:style-name="T1"> </text:span><text:span text:style-name="T19">have</text:span><text:span text:style-name="T1"> </text:span><text:span text:style-name="T19">done,</text:span><text:span text:style-name="T21">@</text:span><text:span text:style-name="T1"> </text:span><text:span text:style-name="T19">he</text:span><text:span text:style-name="T1"> </text:span><text:span text:style-name="T19">said,</text:span><text:span text:style-name="T1"> </text:span><text:span text:style-name="T20">A</text:span><text:span text:style-name="T18">I</text:span><text:span text:style-name="T1"> </text:span><text:span text:style-name="T19">know</text:span><text:span text:style-name="T1"> that </text:span><text:span text:style-name="T19">running</text:span><text:span text:style-name="T1"> the </text:span><text:span text:style-name="T19">ashram</text:span><text:span text:style-name="T1"> </text:span><text:span text:style-name="T19">can</text:span><text:span text:style-name="T1"> </text:span><text:span text:style-name="T19">be</text:span><text:span text:style-name="T1"> </text:span><text:span text:style-name="T19">a </text:span><text:span text:style-name="T1">difficult job, as I managed this ashram many year sago. You have excelled in your position.</text:span></text:p>
      <text:p text:style-name="P197"/>
      <text:p text:style-name="P365"><text:span text:style-name="T20">A</text:span><text:span text:style-name="T18">I</text:span><text:span text:style-name="T1"> </text:span><text:span text:style-name="T19">feel</text:span><text:span text:style-name="T1"> that </text:span><text:span text:style-name="T19">now</text:span><text:span text:style-name="T1"> it</text:span><text:span text:style-name="T26">=</text:span><text:span text:style-name="T1">s time for </text:span><text:span text:style-name="T19">you</text:span><text:span text:style-name="T1"> to </text:span><text:span text:style-name="T19">leave</text:span><text:span text:style-name="T1"> the ashram, </text:span><text:span text:style-name="T19">and</text:span><text:span text:style-name="T1"> take </text:span><text:span text:style-name="T19">what</text:span><text:span text:style-name="T1"> </text:span><text:span text:style-name="T19">you </text:span><text:span text:style-name="T1">have learned out into the everyday world. Some people call it the real world. I call it the illusionary world because people think that material things will bring them happiness.</text:span></text:p>
      <text:p text:style-name="P114"/>
      <text:p text:style-name="P369"><text:span text:style-name="T1">AI have arranged for you to manage an incense factory in Delhi that </text:span><text:span text:style-name="T19">belongs</text:span><text:span text:style-name="T1"> to </text:span><text:span text:style-name="T19">one</text:span><text:span text:style-name="T1"> of my </text:span><text:span text:style-name="T19">disciples.</text:span><text:span text:style-name="T21">@</text:span></text:p>
      <text:p text:style-name="P156"/>
      <text:p text:style-name="P366"><text:span text:style-name="T18">A.J.</text:span><text:span text:style-name="T1"> felt </text:span><text:span text:style-name="T19">like</text:span><text:span text:style-name="T1"> the </text:span><text:span text:style-name="T19">breath</text:span><text:span text:style-name="T1"> </text:span><text:span text:style-name="T19">was</text:span><text:span text:style-name="T1"> k</text:span><text:span text:style-name="T19">nocked</text:span><text:span text:style-name="T1"> out of </text:span><text:span text:style-name="T19">his</text:span><text:span text:style-name="T1"> chest; </text:span><text:span text:style-name="T19">he</text:span><text:span text:style-name="T1"> </text:span><text:span text:style-name="T19">couldn</text:span><text:span text:style-name="T26">=</text:span><text:span text:style-name="T18">t</text:span><text:span text:style-name="T1"> </text:span><text:span text:style-name="T19">find words</text:span><text:span text:style-name="T1"> to m</text:span><text:span text:style-name="T19">a</text:span><text:span text:style-name="T18">tch </text:span><text:span text:style-name="T19">his</text:span><text:span text:style-name="T1"> shock. <text:s/>After </text:span><text:span text:style-name="T19">a</text:span><text:span text:style-name="T1"> moment of </text:span><text:span text:style-name="T19">silence</text:span><text:span text:style-name="T1"> </text:span><text:span text:style-name="T19">he</text:span><text:span text:style-name="T1"> </text:span><text:span text:style-name="T19">said.</text:span><text:span text:style-name="T1"> <text:s/></text:span><text:span text:style-name="T20">A</text:span><text:span text:style-name="T18">I</text:span><text:span text:style-name="T1"> c</text:span><text:span text:style-name="T19">an</text:span><text:span text:style-name="T26">=</text:span><text:span text:style-name="T18">t</text:span><text:span text:style-name="T1"> </text:span><text:span text:style-name="T19">believe </text:span><text:span text:style-name="T1">this, my life is here. I want to become a spiritual teacher like you. Is this what I </text:span><text:span text:style-name="T19">deserve</text:span><text:span text:style-name="T1"> for </text:span><text:span text:style-name="T19">being</text:span><text:span text:style-name="T1"> of </text:span><text:span text:style-name="T19">service</text:span><text:span text:style-name="T1"> to </text:span><text:span text:style-name="T19">you</text:span><text:span text:style-name="T1"> for </text:span><text:span text:style-name="T19">all</text:span><text:span text:style-name="T1"> of </text:span><text:span text:style-name="T19">these</text:span><text:span text:style-name="T1"> </text:span><text:span text:style-name="T19">years?</text:span><text:span text:style-name="T21">@</text:span></text:p>
      <text:p text:style-name="P175"/>
      <text:p text:style-name="P355"><text:span text:style-name="T19">Swamiji</text:span><text:span text:style-name="T1"> </text:span><text:span text:style-name="T19">did</text:span><text:span text:style-name="T1"> not say </text:span><text:span text:style-name="T19">a</text:span><text:span text:style-name="T1"> </text:span><text:span text:style-name="T19">word.</text:span><text:span text:style-name="T1"> <text:s/></text:span><text:span text:style-name="T19">He</text:span><text:span text:style-name="T1"> </text:span><text:span text:style-name="T19">simply</text:span><text:span text:style-name="T1"> </text:span><text:span text:style-name="T19">looked</text:span><text:span text:style-name="T1"> </text:span><text:span text:style-name="T19">into</text:span><text:span text:style-name="T1"> </text:span><text:span text:style-name="T18">A.J.</text:span><text:span text:style-name="T26">=</text:span><text:span text:style-name="T1">s eyes, </text:span><text:span text:style-name="T19">reflecting </text:span><text:span text:style-name="T1">love and acceptance of his confused and agitated state of mind. Swamiji then </text:span><text:span text:style-name="T19">said,</text:span><text:span text:style-name="T1"> </text:span><text:span text:style-name="T20">A</text:span><text:span text:style-name="T1">Why </text:span><text:span text:style-name="T19">do</text:span><text:span text:style-name="T1"> </text:span><text:span text:style-name="T19">you</text:span><text:span text:style-name="T1"> </text:span><text:span text:style-name="T19">think</text:span><text:span text:style-name="T1"> this </text:span><text:span text:style-name="T19">is</text:span><text:span text:style-name="T1"> </text:span><text:span text:style-name="T19">such</text:span><text:span text:style-name="T1"> </text:span><text:span text:style-name="T19">a</text:span><text:span text:style-name="T1"> difficult </text:span><text:span text:style-name="T19">thing?</text:span><text:span text:style-name="T21">@</text:span></text:p>
      <text:p text:style-name="P91"/>
      <text:p text:style-name="P365"><text:span text:style-name="T1">A.J. thought about it, then replied, ABecause I did not plan for this. It is unexpected. I am good at counseling other people when similar situations happen to them but I am not prepared for it to happen to me. My emotions </text:span><text:span text:style-name="T19">overtook</text:span><text:span text:style-name="T1"> me, </text:span><text:span text:style-name="T19">and</text:span><text:span text:style-name="T1"> </text:span><text:span text:style-name="T18">I</text:span><text:span text:style-name="T1"> felt my </text:span><text:span text:style-name="T19">whole</text:span><text:span text:style-name="T1"> </text:span><text:span text:style-name="T19">world</text:span><text:span text:style-name="T1"> </text:span><text:span text:style-name="T19">being</text:span><text:span text:style-name="T1"> destroyed.</text:span><text:span text:style-name="T21">@</text:span></text:p>
      <text:p text:style-name="P197"/>
      <text:p text:style-name="P370"><text:span text:style-name="T20">A</text:span><text:span text:style-name="T19">Do</text:span><text:span text:style-name="T1"> not </text:span><text:span text:style-name="T19">lose</text:span><text:span text:style-name="T1"> </text:span><text:span text:style-name="T19">your</text:span><text:span text:style-name="T1"> </text:span><text:span text:style-name="T19">peace</text:span><text:span text:style-name="T1"> </text:span><text:span text:style-name="T19">because</text:span><text:span text:style-name="T1"> of </text:span><text:span text:style-name="T19">change;</text:span><text:span text:style-name="T1"> </text:span><text:span text:style-name="T19">embrace</text:span><text:span text:style-name="T1"> </text:span><text:span text:style-name="T19">change,</text:span><text:span text:style-name="T21">@</text:span><text:span text:style-name="T1"> </text:span><text:span text:style-name="T19">Swamiji </text:span><text:span text:style-name="T1">said. AFace your fear and it will disappear. Turn your resistance into an opportunity to free yourself of old patterns, and see it as a challenge to create yourself anew. Your knowledge of spiritual values will guide you in your decision-making. Your brilliance will become a model for others to lead by. My blessings are with you, my son."</text:span></text:p>
      <text:p text:style-name="P269"/>
      <text:p text:style-name="P371"><text:span text:style-name="T1">ADo not tell anyone you are a swami B so you will be accepted as a manager B but never forget that you are Swami Shanthiananda. May your </text:span><text:span text:style-name="T19">journey</text:span><text:span text:style-name="T1"> </text:span><text:span text:style-name="T19">bring</text:span><text:span text:style-name="T1"> </text:span><text:span text:style-name="T19">you</text:span><text:span text:style-name="T1"> </text:span><text:span text:style-name="T19">closer</text:span><text:span text:style-name="T1"> to God, </text:span><text:span text:style-name="T19">and</text:span><text:span text:style-name="T1"> may </text:span><text:span text:style-name="T19">his</text:span><text:span text:style-name="T1"> </text:span><text:span text:style-name="T19">light</text:span><text:span text:style-name="T1"> </text:span><text:span text:style-name="T19">shine</text:span><text:span text:style-name="T1"> </text:span><text:span text:style-name="T19">through</text:span><text:span text:style-name="T1"> </text:span><text:span text:style-name="T19">your</text:span><text:span text:style-name="T1"> work.</text:span><text:span text:style-name="T21">@</text:span></text:p>
      <text:p text:style-name="P326"/>
      <text:p text:style-name="P372"><text:span text:style-name="T1">A.J. went back to his room and made preparations to leave Sri Rama Ashram. He cut his hair, and went back to using the name A.J. He felt distressed over leaving the ashram, which had been his home for the past </text:span><text:span text:style-name="T19">eighteen</text:span><text:span text:style-name="T1"> years, but </text:span><text:span text:style-name="T19">he</text:span><text:span text:style-name="T1"> </text:span><text:span text:style-name="T19">respected</text:span><text:span text:style-name="T1"> </text:span><text:span text:style-name="T19">his</text:span><text:span text:style-name="T1"> </text:span><text:span text:style-name="T19">teacher</text:span><text:span text:style-name="T26">=</text:span><text:span text:style-name="T1">s </text:span><text:span text:style-name="T19">direction</text:span><text:span text:style-name="T1"> </text:span><text:span text:style-name="T19">and</text:span><text:span text:style-name="T1"> </text:span><text:span text:style-name="T19">accepted</text:span><text:span text:style-name="T1"> </text:span><text:span text:style-name="T19">his</text:span><text:span text:style-name="T1"> </text:span><text:span text:style-name="T19">own </text:span><text:span text:style-name="T1">destiny.</text:span></text:p>
      <text:p text:style-name="P114"/>
      <text:p text:style-name="P352"><text:span text:style-name="T1">Everyone at the ashram was sad to see A.J. leave. <text:s/>The evening before he departed, a party was given in the meeting room in his honor. Ganji, Swamiji, </text:span><text:span text:style-name="T6">an</text:span><text:span text:style-name="T19">d</text:span><text:span text:style-name="T1"> </text:span><text:span text:style-name="T6">al</text:span><text:span text:style-name="T19">l</text:span><text:span text:style-name="T1"> </text:span><text:span text:style-name="T5">o</text:span><text:span text:style-name="T1">f </text:span><text:span text:style-name="T8">A.J</text:span><text:span text:style-name="T18">.</text:span><text:span text:style-name="T26">=</text:span><text:span text:style-name="T1">s </text:span><text:span text:style-name="T6">friend</text:span><text:span text:style-name="T19">s</text:span><text:span text:style-name="T64"> </text:span><text:span text:style-name="T6">showe</text:span><text:span text:style-name="T19">d</text:span><text:span text:style-name="T1"> </text:span><text:span text:style-name="T6">ho</text:span><text:span text:style-name="T19">w</text:span><text:span text:style-name="T1"> </text:span><text:span text:style-name="T6">muc</text:span><text:span text:style-name="T19">h</text:span><text:span text:style-name="T1"> </text:span><text:span text:style-name="T5">the</text:span><text:span text:style-name="T1">y </text:span><text:span text:style-name="T6">care</text:span><text:span text:style-name="T19">d</text:span><text:span text:style-name="T1"> </text:span><text:span text:style-name="T6">b</text:span><text:span text:style-name="T19">y</text:span><text:span text:style-name="T1"> </text:span><text:span text:style-name="T6">givin</text:span><text:span text:style-name="T19">g</text:span><text:span text:style-name="T1"> </text:span><text:span text:style-name="T6">hi</text:span><text:span text:style-name="T19">m</text:span><text:span text:style-name="T1"> </text:span><text:span text:style-name="T6">smal</text:span><text:span text:style-name="T19">l</text:span><text:span text:style-name="T1"> </text:span><text:span text:style-name="T5">statues </text:span><text:span text:style-name="T1">of Hindu deities and clothing he could use in the city. They also expressed their love and respect for</text:span><text:span text:style-name="T5"> </text:span><text:span text:style-name="T1">him.</text:span></text:p>
      <text:p text:style-name="P114"/>
      <text:p text:style-name="P219"><text:span text:style-name="T1">Swamiji took him aside and told him what he could expect in the city. He was sad to see his favorite student leave, yet he hid it well. AEach day you will </text:span><text:span text:style-name="T19">learn</text:span><text:span text:style-name="T1"> </text:span><text:span text:style-name="T19">lessons,</text:span><text:span text:style-name="T1"> </text:span><text:span text:style-name="T19">some</text:span><text:span text:style-name="T1"> </text:span><text:span text:style-name="T19">you</text:span><text:span text:style-name="T1"> may </text:span><text:span text:style-name="T19">like</text:span><text:span text:style-name="T1"> </text:span><text:span text:style-name="T19">and</text:span><text:span text:style-name="T1"> </text:span><text:span text:style-name="T19">some</text:span><text:span text:style-name="T1"> </text:span><text:span text:style-name="T19">you</text:span><text:span text:style-name="T1"> may not </text:span><text:span text:style-name="T19">like,</text:span><text:span text:style-name="T21">@</text:span><text:span text:style-name="T1"> </text:span><text:span text:style-name="T19">said</text:span><text:span text:style-name="T1"> </text:span><text:span text:style-name="T19">Swamiji.</text:span></text:p>
      <text:p text:style-name="P122"><text:span text:style-name="T1">ABut, remember, there are no mistakes, only lessons. Your mistakes are as important as your successes. You have all the tools for being a great teacher. Utilize what you have learned here and integrate it into your work. That is your </text:span><text:span text:style-name="T19">mission.</text:span><text:span text:style-name="T21">@</text:span></text:p>
      <text:p text:style-name="P197"/>
      <text:p text:style-name="P359"><text:span text:style-name="T19">Then</text:span><text:span text:style-name="T1"> </text:span><text:span text:style-name="T19">Ganji</text:span><text:span text:style-name="T1"> took </text:span><text:span text:style-name="T18">A.J.</text:span><text:span text:style-name="T26">=</text:span><text:span text:style-name="T1">s </text:span><text:span text:style-name="T19">hand</text:span><text:span text:style-name="T1"> </text:span><text:span text:style-name="T19">and</text:span><text:span text:style-name="T1"> </text:span><text:span text:style-name="T19">asked</text:span><text:span text:style-name="T1"> if </text:span><text:span text:style-name="T19">he</text:span><text:span text:style-name="T1"> </text:span><text:span text:style-name="T19">remembered</text:span><text:span text:style-name="T1"> the </text:span><text:span text:style-name="T19">day</text:span><text:span text:style-name="T1"> </text:span><text:span text:style-name="T19">when </text:span><text:span text:style-name="T1">they were carrying water and A.J. asked him why he carried water. ARemember, </text:span><text:span text:style-name="T18">I</text:span><text:span text:style-name="T1"> </text:span><text:span text:style-name="T19">answered</text:span><text:span text:style-name="T1"> </text:span><text:span text:style-name="T26">&gt;</text:span><text:span text:style-name="T18">to </text:span><text:span text:style-name="T19">serve</text:span><text:span text:style-name="T1"> God.</text:span><text:span text:style-name="T26">=</text:span><text:span text:style-name="T1"> <text:s/></text:span><text:span text:style-name="T19">Did</text:span><text:span text:style-name="T1"> </text:span><text:span text:style-name="T19">you</text:span><text:span text:style-name="T1"> </text:span><text:span text:style-name="T19">unders</text:span><text:span text:style-name="T18">t</text:span><text:span text:style-name="T19">and</text:span><text:span text:style-name="T1"> my </text:span><text:span text:style-name="T19">answer?</text:span><text:span text:style-name="T21">@</text:span></text:p>
      <text:p text:style-name="P114"/>
      <text:p text:style-name="P245"><text:span text:style-name="T7">A</text:span><text:span text:style-name="T19">No,</text:span><text:span text:style-name="T1"> at the time </text:span><text:span text:style-name="T18">I</text:span><text:span text:style-name="T1"> </text:span><text:span text:style-name="T19">did</text:span><text:span text:style-name="T16">n</text:span><text:span text:style-name="T10">=</text:span><text:span text:style-name="T18">t,</text:span><text:span text:style-name="T21">@</text:span><text:span text:style-name="T1"> </text:span><text:span text:style-name="T18">A.</text:span><text:span text:style-name="T15">J</text:span><text:span text:style-name="T18">.</text:span><text:span text:style-name="T64"> </text:span><text:span text:style-name="T19">said.</text:span></text:p>
      <text:p text:style-name="P114"/>
      <text:p text:style-name="P374"><text:span text:style-name="T1">Ganji continued. AOur missions are similar. Let me explain. When your goal is to be of service to humanity, all of your actions are selfless, which means the mind is focused on devotion, not on self-gratification or feeding the ego. As you serve others, you are serving God and all of your actions become motivated by the spiritual ideals.</text:span></text:p>
      <text:p text:style-name="P150"/>
      <text:p text:style-name="P376"><text:span text:style-name="T1">AIf</text:span><text:span text:style-name="T25"> </text:span><text:span text:style-name="T1">you</text:span><text:span text:style-name="T25"> </text:span><text:span text:style-name="T1">think</text:span><text:span text:style-name="T25"> </text:span><text:span text:style-name="T1">of</text:span><text:span text:style-name="T25"> </text:span><text:span text:style-name="T1">your</text:span><text:span text:style-name="T25"> </text:span><text:span text:style-name="T1">new</text:span><text:span text:style-name="T25"> </text:span><text:span text:style-name="T1">job</text:span><text:span text:style-name="T25"> </text:span><text:span text:style-name="T1">from</text:span><text:span text:style-name="T25"> </text:span><text:span text:style-name="T1">the</text:span><text:span text:style-name="T25"> </text:span><text:span text:style-name="T1">perspective,</text:span><text:span text:style-name="T25"> </text:span><text:span text:style-name="T1">you</text:span><text:span text:style-name="T25"> </text:span><text:span text:style-name="T1">will</text:span><text:span text:style-name="T25"> </text:span><text:span text:style-name="T1">become</text:span><text:span text:style-name="T25"> </text:span><text:span text:style-name="T1">fulfilled </text:span><text:span text:style-name="T6">i</text:span><text:span text:style-name="T19">n</text:span><text:span text:style-name="T1"> </text:span><text:span text:style-name="T6">lif</text:span><text:span text:style-name="T19">e</text:span><text:span text:style-name="T1"> </text:span><text:span text:style-name="T6">an</text:span><text:span text:style-name="T19">d</text:span><text:span text:style-name="T1"> </text:span><text:span text:style-name="T6">becom</text:span><text:span text:style-name="T19">e</text:span><text:span text:style-name="T1"> </text:span><text:span text:style-name="T19">a</text:span><text:span text:style-name="T1"> </text:span><text:span text:style-name="T6">mode</text:span><text:span text:style-name="T19">l</text:span><text:span text:style-name="T1"> </text:span><text:span text:style-name="T5">fo</text:span><text:span text:style-name="T1">r </text:span><text:span text:style-name="T5">others</text:span><text:span text:style-name="T1">. </text:span><text:span text:style-name="T64"><text:s/></text:span><text:span text:style-name="T6">You</text:span><text:span text:style-name="T19">r</text:span><text:span text:style-name="T1"> </text:span><text:span text:style-name="T6">l</text:span><text:span text:style-name="T16">i</text:span><text:span text:style-name="T8">f</text:span><text:span text:style-name="T98">e</text:span><text:span text:style-name="T26">=</text:span><text:span text:style-name="T1">s </text:span><text:span text:style-name="T6">wor</text:span><text:span text:style-name="T19">k</text:span><text:span text:style-name="T1"> </text:span><text:span text:style-name="T6">i</text:span><text:span text:style-name="T19">s</text:span><text:span text:style-name="T1"> </text:span><text:span text:style-name="T5">t</text:span><text:span text:style-name="T1">o </text:span><text:span text:style-name="T6">discove</text:span><text:span text:style-name="T19">r</text:span><text:span text:style-name="T1"> </text:span><text:span text:style-name="T6">you</text:span><text:span text:style-name="T19">r</text:span><text:span text:style-name="T1"> </text:span><text:span text:style-name="T5">true </text:span><text:span text:style-name="T1">self and now you have the opportunity to accomplish that through your</text:span><text:span text:style-name="T115"> </text:span><text:span text:style-name="T1">job.</text:span></text:p>
      <text:p text:style-name="P91"/>
      <text:p text:style-name="P377"><text:span text:style-name="T1">AA long time ago I ran a company and made many mistakes. I wish I could have learned the wisdom I shared with you before I went into business. Unfortunately, society does things backwards and focuses more on power and material gains than on spiritual development and being of service to others.</text:span></text:p>
      <text:p text:style-name="P114"/>
      <text:p text:style-name="P366"><text:span text:style-name="T1">AI wish you much success, my son. May the long-time sun shine upon </text:span><text:span text:style-name="T19">you, all</text:span><text:span text:style-name="T1"> </text:span><text:span text:style-name="T19">love</text:span><text:span text:style-name="T1"> </text:span><text:span text:style-name="T19">surround</text:span><text:span text:style-name="T1"> you, </text:span><text:span text:style-name="T19">and</text:span><text:span text:style-name="T1"> the </text:span><text:span text:style-name="T19">pure</text:span><text:span text:style-name="T1"> </text:span><text:span text:style-name="T19">light</text:span><text:span text:style-name="T1"> </text:span><text:span text:style-name="T19">within</text:span><text:span text:style-name="T1"> </text:span><text:span text:style-name="T19">you</text:span><text:span text:style-name="T1"> </text:span><text:span text:style-name="T19">guide</text:span><text:span text:style-name="T1"> </text:span><text:span text:style-name="T19">you</text:span><text:span text:style-name="T1"> </text:span><text:span text:style-name="T19">home.</text:span><text:span text:style-name="T21">@</text:span></text:p>
      <text:p text:style-name="P156"/>
      <text:p text:style-name="P245"><text:span text:style-name="T6">Ganj</text:span><text:span text:style-name="T19">i</text:span><text:span text:style-name="T1"> </text:span><text:span text:style-name="T6">an</text:span><text:span text:style-name="T19">d</text:span><text:span text:style-name="T1"> </text:span><text:span text:style-name="T8">A.J</text:span><text:span text:style-name="T18">.</text:span><text:span text:style-name="T1"> </text:span><text:span text:style-name="T6">embraced</text:span><text:span text:style-name="T19">.</text:span><text:span text:style-name="T1"> </text:span><text:span text:style-name="T64"><text:s/></text:span><text:span text:style-name="T5">Tear</text:span><text:span text:style-name="T1">s </text:span><text:span text:style-name="T5">o</text:span><text:span text:style-name="T1">f </text:span><text:span text:style-name="T6">lov</text:span><text:span text:style-name="T19">e</text:span><text:span text:style-name="T1"> </text:span><text:span text:style-name="T6">flowe</text:span><text:span text:style-name="T19">d</text:span><text:span text:style-name="T1"> </text:span><text:span text:style-name="T6">dow</text:span><text:span text:style-name="T19">n</text:span><text:span text:style-name="T1"> </text:span><text:span text:style-name="T6">eac</text:span><text:span text:style-name="T19">h</text:span><text:span text:style-name="T1"> </text:span><text:span text:style-name="T6">ma</text:span><text:span text:style-name="T19">n</text:span><text:span text:style-name="T26">=</text:span><text:span text:style-name="T1">s face.</text:span></text:p>
      <text:p text:style-name="P34"><text:span text:style-name="T41">IF YOU WANT MORE LOVE, BE</text:span></text:p>
      <text:p text:style-name="P5"><text:span text:style-name="T41">MORE LOVING</text:span></text:p>
      <text:p text:style-name="P201"/>
      <text:p text:style-name="P35"><text:span text:style-name="T41">THOUGHTS ARE NOT REALITY. IT IS THROUGH OUR THOUGHTS THAT WE CREATE REALITY.</text:span></text:p>
      <text:p text:style-name="P379"><text:span text:style-name="T1">CHAPTER SIX</text:span></text:p>
      <text:p text:style-name="P156"/>
      <text:p text:style-name="P36"><text:span text:style-name="T41">A.J. Meets Mr. Patel</text:span></text:p>
      <text:p text:style-name="P218"><text:span text:style-name="T1">The next morning a car was waiting for A.J. The owner of the factory had sent his driver, Manu (mah-NEW), to pick him up and bring him back to Delhi.</text:span></text:p>
      <text:p text:style-name="P150"/>
      <text:p text:style-name="P311"><text:span text:style-name="T19">Dressed</text:span><text:span text:style-name="T1"> </text:span><text:span text:style-name="T19">in</text:span><text:span text:style-name="T1"> </text:span><text:span text:style-name="T19">his</text:span><text:span text:style-name="T1"> </text:span><text:span text:style-name="T19">new</text:span><text:span text:style-name="T1"> suit, </text:span><text:span text:style-name="T19">he</text:span><text:span text:style-name="T1"> </text:span><text:span text:style-name="T19">didn</text:span><text:span text:style-name="T26">=</text:span><text:span text:style-name="T18">t</text:span><text:span text:style-name="T1"> </text:span><text:span text:style-name="T19">look</text:span><text:span text:style-name="T1"> </text:span><text:span text:style-name="T19">like</text:span><text:span text:style-name="T1"> </text:span><text:span text:style-name="T19">a</text:span><text:span text:style-name="T1"> </text:span><text:span text:style-name="T19">swami</text:span><text:span text:style-name="T1"> </text:span><text:span text:style-name="T19">anymore, but a </text:span><text:span text:style-name="T1">handsome twenty-four-year-old man. Lush jungle and small villages were common sites along the bumpy, winding dirt road leading over the mountain to the main highway.</text:span></text:p>
      <text:p text:style-name="P156"/>
      <text:p text:style-name="P380"><text:span text:style-name="T1">Manu was quite talkative. He told A.J. about his whole life and everything he could think of regarding the incense factory and the owner, Mr. Rajesh Patel (ra-JESH, pah-TELL).</text:span></text:p>
      <text:p text:style-name="P78"/>
      <text:p text:style-name="P245"><text:span text:style-name="T1">After several hours on the highway they stopped at a small café for lunch.</text:span></text:p>
      <text:p text:style-name="P381"><text:span text:style-name="T1">There, Manu warned A.J. about pickpockets and thieves that frequented the area.</text:span></text:p>
      <text:p text:style-name="P156"/>
      <text:p text:style-name="P383"><text:span text:style-name="T1">A.J. told Manu a riddle that Swamiji had told him. AWhat does a </text:span><text:span text:style-name="T19">pickpocket</text:span><text:span text:style-name="T1"> </text:span><text:span text:style-name="T19">see</text:span><text:span text:style-name="T1"> </text:span><text:span text:style-name="T19">when</text:span><text:span text:style-name="T1"> </text:span><text:span text:style-name="T19">he</text:span><text:span text:style-name="T1"> meets </text:span><text:span text:style-name="T19">a</text:span><text:span text:style-name="T1"> </text:span><text:span text:style-name="T19">saint?</text:span><text:span text:style-name="T21">@</text:span></text:p>
      <text:p text:style-name="P150"/>
      <text:p text:style-name="P245"><text:span text:style-name="T7">A</text:span><text:span text:style-name="T18">I</text:span><text:span text:style-name="T1"> </text:span><text:span text:style-name="T19">do</text:span><text:span text:style-name="T6">n</text:span><text:span text:style-name="T26">=</text:span><text:span text:style-name="T18">t</text:span><text:span text:style-name="T1"> </text:span><text:span text:style-name="T19">kn</text:span><text:span text:style-name="T16">o</text:span><text:span text:style-name="T6">w</text:span><text:span text:style-name="T18">,</text:span><text:span text:style-name="T21">@</text:span><text:span text:style-name="T1"> </text:span><text:span text:style-name="T19">said</text:span><text:span text:style-name="T1"> </text:span><text:span text:style-name="T19">Manu.</text:span></text:p>
      <text:p text:style-name="P205"/>
      <text:p text:style-name="P385"><text:span text:style-name="T18">A.J.</text:span><text:span text:style-name="T1"> </text:span><text:span text:style-name="T19">replied,</text:span><text:span text:style-name="T1"> </text:span><text:span text:style-name="T20">A</text:span><text:span text:style-name="T19">His</text:span><text:span text:style-name="T1"> pockets.</text:span><text:span text:style-name="T21">@ </text:span><text:span text:style-name="T1">Manu laughed.</text:span></text:p>
      <text:p text:style-name="P221"><text:span text:style-name="T1">After lunch, they were back on the highway. It took another three hours before they arrived at their destination.</text:span></text:p>
      <text:p text:style-name="P175"/>
      <text:p text:style-name="P365"><text:span text:style-name="T1">Mr Patel greeted them as they arrived at his large gated estate. He put his hands together in a pranam position and bowed slightly toward A.J. and Manu. He was a short round man with a big mustache. A.J. had met Mr. Patel several times in the past, as he had known Swamiji for many years and had visited the ashram on special occasions.</text:span></text:p>
      <text:p text:style-name="P114"/>
      <text:p text:style-name="P245"><text:span text:style-name="T8">Mr</text:span><text:span text:style-name="T18">.</text:span><text:span text:style-name="T1"> </text:span><text:span text:style-name="T6">Pate</text:span><text:span text:style-name="T19">l</text:span><text:span text:style-name="T1"> </text:span><text:span text:style-name="T5">asked</text:span><text:span text:style-name="T1">, </text:span><text:span text:style-name="T7">A</text:span><text:span text:style-name="T6">Woul</text:span><text:span text:style-name="T19">d</text:span><text:span text:style-name="T1"> </text:span><text:span text:style-name="T6">yo</text:span><text:span text:style-name="T19">u</text:span><text:span text:style-name="T1"> </text:span><text:span text:style-name="T6">lik</text:span><text:span text:style-name="T19">e</text:span><text:span text:style-name="T1"> </text:span><text:span text:style-name="T5">t</text:span><text:span text:style-name="T1">o </text:span><text:span text:style-name="T5">res</text:span><text:span text:style-name="T1">t </text:span><text:span text:style-name="T6">o</text:span><text:span text:style-name="T19">r</text:span><text:span text:style-name="T1"> </text:span><text:span text:style-name="T6">b</text:span><text:span text:style-name="T19">e</text:span><text:span text:style-name="T1"> </text:span><text:span text:style-name="T6">show</text:span><text:span text:style-name="T19">n</text:span><text:span text:style-name="T1"> </text:span><text:span text:style-name="T6">around?</text:span><text:span text:style-name="T21">@</text:span></text:p>
      <text:p text:style-name="P114"/>
      <text:p text:style-name="P228"><text:span text:style-name="T1">AI would like to see my quarters first and then the factory. Is that the factory </text:span><text:span text:style-name="T19">through</text:span><text:span text:style-name="T1"> the trees </text:span><text:span text:style-name="T19">over</text:span><text:span text:style-name="T1"> </text:span><text:span text:style-name="T19">there?</text:span><text:span text:style-name="T21">@</text:span><text:span text:style-name="T1"> </text:span><text:span text:style-name="T19">asked</text:span><text:span text:style-name="T1"> </text:span><text:span text:style-name="T18">A.J.</text:span></text:p>
      <text:p text:style-name="P156"/>
      <text:p text:style-name="P219"><text:span text:style-name="T1">AYes, it is a short distance to walk. Come, follow me and I will show you </text:span><text:span text:style-name="T19">your</text:span><text:span text:style-name="T1"> cottage. <text:s/></text:span><text:span text:style-name="T18">It</text:span><text:span text:style-name="T1"> </text:span><text:span text:style-name="T19">is</text:span><text:span text:style-name="T1"> just </text:span><text:span text:style-name="T19">behind</text:span><text:span text:style-name="T1"> my </text:span><text:span text:style-name="T19">home.</text:span><text:span text:style-name="T21">@</text:span></text:p>
      <text:p text:style-name="P175"/>
      <text:p text:style-name="P386"><text:span text:style-name="T1">A.J. took a quick look around his new home, laid his suitcase on the bed, then he and Mr. Patel left to see the factory.</text:span></text:p>
      <text:p text:style-name="P251"><text:span text:style-name="T7">A</text:span><text:span text:style-name="T6">Ho</text:span><text:span text:style-name="T19">w</text:span><text:span text:style-name="T1"> </text:span><text:span text:style-name="T6">di</text:span><text:span text:style-name="T19">d</text:span><text:span text:style-name="T1"> </text:span><text:span text:style-name="T6">yo</text:span><text:span text:style-name="T19">u</text:span><text:span text:style-name="T1"> </text:span><text:span text:style-name="T6">becom</text:span><text:span text:style-name="T19">e</text:span><text:span text:style-name="T1"> </text:span><text:span text:style-name="T5">th</text:span><text:span text:style-name="T1">e </text:span><text:span text:style-name="T6">owne</text:span><text:span text:style-name="T19">r</text:span><text:span text:style-name="T1"> </text:span><text:span text:style-name="T5">o</text:span><text:span text:style-name="T1">f </text:span><text:span text:style-name="T6">suc</text:span><text:span text:style-name="T19">h</text:span><text:span text:style-name="T1"> </text:span><text:span text:style-name="T19">a</text:span><text:span text:style-name="T1"> </text:span><text:span text:style-name="T6">larg</text:span><text:span text:style-name="T19">e</text:span><text:span text:style-name="T1"> </text:span><text:span text:style-name="T5">factory?</text:span><text:span text:style-name="T21">@</text:span><text:span text:style-name="T1"> </text:span><text:span text:style-name="T18">A.</text:span><text:span text:style-name="T1"> </text:span><text:span text:style-name="T18">J.</text:span><text:span text:style-name="T1"> as</text:span><text:span text:style-name="T14">k</text:span><text:span text:style-name="T6">e</text:span><text:span text:style-name="T18">d.</text:span></text:p>
      <text:p text:style-name="P114"/>
      <text:p text:style-name="P227"><text:span text:style-name="T1">AMany years ago I was a spiritual seeker living in the jungle, mediating, </text:span><text:span text:style-name="T19">and</text:span><text:span text:style-name="T1"> </text:span><text:span text:style-name="T19">studying</text:span><text:span text:style-name="T1"> </text:span><text:span text:style-name="T19">spiritual</text:span><text:span text:style-name="T1"> scriptures,</text:span><text:span text:style-name="T21">@</text:span><text:span text:style-name="T1"> </text:span><text:span text:style-name="T19">said</text:span><text:span text:style-name="T1"> </text:span><text:span text:style-name="T18">Mr.</text:span><text:span text:style-name="T1"> </text:span><text:span text:style-name="T19">Pa</text:span><text:span text:style-name="T18">tel. <text:s/></text:span><text:span text:style-name="T20">A</text:span><text:span text:style-name="T18">I</text:span><text:span text:style-name="T1"> </text:span><text:span text:style-name="T19">was</text:span><text:span text:style-name="T1"> content </text:span><text:span text:style-name="T19">and</text:span><text:span text:style-name="T1"> </text:span><text:span text:style-name="T19">peaceful. </text:span><text:span text:style-name="T1">One day I met Swamiji as he was on pilgrimage traveling through the jungle. I listend to his teachings and felt a strong spiritual connection with him. He gave me a copy of the Bhagavad-Gita (bah-gah-vad-GEE-tah), which I studied daily. I grew to love this book and became dependent on reviewing its teachings.</text:span></text:p>
      <text:p text:style-name="P197"/>
      <text:p text:style-name="P387"><text:span text:style-name="T1">AOne morning I awoke and found that mice had chewed the edges of my book. I decided to go into the village to purchase a cat to keep the mice away. Once I had the cat I realized I needed milk to fee it, so I bought a cow.</text:span></text:p>
      <text:p text:style-name="P114"/>
      <text:p text:style-name="P388"><text:span text:style-name="T1">ABefore I knew it I became so busy taking care of the animals that I had much less time to meditate and study. So I decided to find a wife to have someone help me with the chores. I soon realized I needed to build a new house, as my wife became pregnant."</text:span></text:p>
      <text:p text:style-name="P205"/>
      <text:p text:style-name="P390"><text:span text:style-name="T1">AThen</text:span><text:span text:style-name="T103"> </text:span><text:span text:style-name="T1">I</text:span><text:span text:style-name="T111"> </text:span><text:span text:style-name="T1">needed</text:span><text:span text:style-name="T111"> </text:span><text:span text:style-name="T1">to</text:span><text:span text:style-name="T111"> </text:span><text:span text:style-name="T1">earn</text:span><text:span text:style-name="T111"> </text:span><text:span text:style-name="T1">more</text:span><text:span text:style-name="T111"> </text:span><text:span text:style-name="T1">money</text:span><text:span text:style-name="T103"> </text:span><text:span text:style-name="T1">as</text:span><text:span text:style-name="T111"> </text:span><text:span text:style-name="T1">my</text:span><text:span text:style-name="T111"> </text:span><text:span text:style-name="T1">family</text:span><text:span text:style-name="T111"> </text:span><text:span text:style-name="T1">grew,</text:span><text:span text:style-name="T111"> </text:span><text:span text:style-name="T1">so</text:span><text:span text:style-name="T111"> </text:span><text:span text:style-name="T1">we</text:span><text:span text:style-name="T111"> </text:span><text:span text:style-name="T1">moved</text:span><text:span text:style-name="T103"> </text:span><text:span text:style-name="T1">closer</text:span><text:span text:style-name="T111"> </text:span><text:span text:style-name="T1">to the city. I worked for an old man who hand made incense for a living. I worked for him for several years. With all the money I saved I opened a</text:span><text:span text:style-name="T116"> </text:span><text:span text:style-name="T1">restaurant.</text:span></text:p>
      <text:p text:style-name="P114"/>
      <text:p text:style-name="P391"><text:span text:style-name="T1">AWhen</text:span><text:span text:style-name="T103"> </text:span><text:span text:style-name="T1">I</text:span><text:span text:style-name="T103"> </text:span><text:span text:style-name="T1">heard</text:span><text:span text:style-name="T103"> </text:span><text:span text:style-name="T1">that</text:span><text:span text:style-name="T103"> </text:span><text:span text:style-name="T1">the</text:span><text:span text:style-name="T103"> </text:span><text:span text:style-name="T1">old</text:span><text:span text:style-name="T103"> </text:span><text:span text:style-name="T1">man</text:span><text:span text:style-name="T103"> </text:span><text:span text:style-name="T1">died</text:span><text:span text:style-name="T111"> </text:span><text:span text:style-name="T1">I</text:span><text:span text:style-name="T103"> </text:span><text:span text:style-name="T1">came</text:span><text:span text:style-name="T103"> </text:span><text:span text:style-name="T1">back</text:span><text:span text:style-name="T103"> </text:span><text:span text:style-name="T1">and</text:span><text:span text:style-name="T103"> </text:span><text:span text:style-name="T1">bought</text:span><text:span text:style-name="T103"> </text:span><text:span text:style-name="T1">the</text:span><text:span text:style-name="T103"> </text:span><text:span text:style-name="T1">business from his wife. Over the years it grew into Superior Incense. I contemplated how all this happened and realized it was because of this one book. So, A.J. be </text:span><text:span text:style-name="T6">carefu</text:span><text:span text:style-name="T19">l</text:span><text:span text:style-name="T1"> </text:span><text:span text:style-name="T6">wha</text:span><text:span text:style-name="T19">t</text:span><text:span text:style-name="T1"> </text:span><text:span text:style-name="T6">yo</text:span><text:span text:style-name="T19">u</text:span><text:span text:style-name="T1"> </text:span><text:span text:style-name="T6">becom</text:span><text:span text:style-name="T19">e</text:span><text:span text:style-name="T1"> </text:span><text:span text:style-name="T6">attache</text:span><text:span text:style-name="T19">d</text:span><text:span text:style-name="T1"> </text:span><text:span text:style-name="T5">t</text:span><text:span text:style-name="T1">o </text:span><text:span text:style-name="T6">an</text:span><text:span text:style-name="T19">d</text:span><text:span text:style-name="T1"> </text:span><text:span text:style-name="T6">choos</text:span><text:span text:style-name="T19">e</text:span><text:span text:style-name="T1"> </text:span><text:span text:style-name="T6">you</text:span><text:span text:style-name="T19">r</text:span><text:span text:style-name="T1"> </text:span><text:span text:style-name="T6">lif</text:span><text:span text:style-name="T19">e</text:span><text:span text:style-name="T1"> </text:span><text:span text:style-name="T6">goal</text:span><text:span text:style-name="T19">s</text:span><text:span text:style-name="T1"> </text:span><text:span text:style-name="T6">carefully.</text:span><text:span text:style-name="T21">@</text:span></text:p>
      <text:p text:style-name="P205"/>
      <text:p text:style-name="P393"><text:span text:style-name="T1">A.J. smiled. He was not sure how much of the story was true as he had </text:span><text:span text:style-name="T19">been</text:span><text:span text:style-name="T1"> </text:span><text:span text:style-name="T19">warned</text:span><text:span text:style-name="T1"> of </text:span><text:span text:style-name="T18">Mr.</text:span><text:span text:style-name="T1"> P</text:span><text:span text:style-name="T19">atel</text:span><text:span text:style-name="T26">=</text:span><text:span text:style-name="T1">s </text:span><text:span text:style-name="T19">storytelling</text:span><text:span text:style-name="T1"> </text:span><text:span text:style-name="T19">by</text:span><text:span text:style-name="T1"> </text:span><text:span text:style-name="T19">Manu,</text:span><text:span text:style-name="T1"> the </text:span><text:span text:style-name="T19">driver.</text:span><text:span text:style-name="T1"> <text:s/></text:span><text:span text:style-name="T19">He</text:span><text:span text:style-name="T1"> </text:span><text:span text:style-name="T19">did</text:span><text:span text:style-name="T1"> </text:span><text:span text:style-name="T19">understand the</text:span><text:span text:style-name="T1"> </text:span><text:span text:style-name="T19">lesson</text:span><text:span text:style-name="T1"> </text:span><text:span text:style-name="T19">and</text:span><text:span text:style-name="T1"> </text:span><text:span text:style-name="T19">said,</text:span><text:span text:style-name="T1"> </text:span><text:span text:style-name="T20">A</text:span><text:span text:style-name="T18">That</text:span><text:span text:style-name="T26">=</text:span><text:span text:style-name="T1">s </text:span><text:span text:style-name="T19">an</text:span><text:span text:style-name="T1"> </text:span><text:span text:style-name="T19">interesting</text:span><text:span text:style-name="T1"> story. <text:s/></text:span><text:span text:style-name="T19">There</text:span><text:span text:style-name="T1"> </text:span><text:span text:style-name="T19">are</text:span><text:span text:style-name="T1"> </text:span><text:span text:style-name="T19">no</text:span><text:span text:style-name="T1"> </text:span><text:span text:style-name="T19">mi</text:span><text:span text:style-name="T18">stakes, </text:span><text:span text:style-name="T19">and</text:span><text:span text:style-name="T1"> </text:span><text:span text:style-name="T18">I </text:span><text:span text:style-name="T19">will</text:span><text:span text:style-name="T1"> not </text:span><text:span text:style-name="T19">fall</text:span><text:span text:style-name="T1"> </text:span><text:span text:style-name="T19">into</text:span><text:span text:style-name="T1"> the </text:span><text:span text:style-name="T19">same</text:span><text:span text:style-name="T1"> trap.</text:span><text:span text:style-name="T21">@</text:span></text:p>
      <text:p text:style-name="P175"/>
      <text:p text:style-name="P337"><text:span text:style-name="T1">They reached the factory, which was closed, as it was Sunday. Mr. Patel </text:span><text:span text:style-name="T19">took</text:span><text:span text:style-name="T1"> out </text:span><text:span text:style-name="T19">his</text:span><text:span text:style-name="T1"> keys </text:span><text:span text:style-name="T19">and</text:span><text:span text:style-name="T1"> </text:span><text:span text:style-name="T19">opened</text:span><text:span text:style-name="T1"> the </text:span><text:span text:style-name="T19">door.</text:span><text:span text:style-name="T1"> <text:s/>They </text:span><text:span text:style-name="T19">proceeded</text:span><text:span text:style-name="T1"> to </text:span><text:span text:style-name="T18">A.J.</text:span><text:span text:style-name="T26">=</text:span><text:span text:style-name="T1">s </text:span><text:span text:style-name="T19">new</text:span><text:span text:style-name="T1"> office </text:span><text:span text:style-name="T19">and </text:span><text:span text:style-name="T1">then toured the factory.</text:span></text:p>
      <text:p text:style-name="P168"/>
      <text:p text:style-name="P395"><text:span text:style-name="T1">AYou have developed such a huge factory with all this sophisticated </text:span><text:span text:style-name="T19">machinery,</text:span><text:span text:style-name="T1"> it </text:span><text:span text:style-name="T19">is</text:span><text:span text:style-name="T1"> </text:span><text:span text:style-name="T19">impressive,</text:span><text:span text:style-name="T21">@</text:span><text:span text:style-name="T1"> </text:span><text:span text:style-name="T18">A.J.</text:span><text:span text:style-name="T1"> </text:span><text:span text:style-name="T19">said.</text:span></text:p>
      <text:p text:style-name="P150"/>
      <text:p text:style-name="P396"><text:span text:style-name="T19">Putting his</text:span><text:span text:style-name="T1"> arm </text:span><text:span text:style-name="T19">on</text:span><text:span text:style-name="T1"> </text:span><text:span text:style-name="T18">A.J.</text:span><text:span text:style-name="T26">=</text:span><text:span text:style-name="T1">s </text:span><text:span text:style-name="T19">shoulder</text:span><text:span text:style-name="T1"> </text:span><text:span text:style-name="T18">Mr.</text:span><text:span text:style-name="T1"> </text:span><text:span text:style-name="T19">Patel</text:span><text:span text:style-name="T1"> </text:span><text:span text:style-name="T19">said,</text:span><text:span text:style-name="T1"> </text:span><text:span text:style-name="T20">A</text:span><text:span text:style-name="T19">Don</text:span><text:span text:style-name="T26">=</text:span><text:span text:style-name="T18">t</text:span><text:span text:style-name="T1"> worry, </text:span><text:span text:style-name="T18">A.J.,</text:span><text:span text:style-name="T1"> </text:span><text:span text:style-name="T19">you </text:span><text:span text:style-name="T1">will not have to manage these machines. It will be the people who will be your </text:span><text:span text:style-name="T19">biggest</text:span><text:span text:style-name="T1"> </text:span><text:span text:style-name="T19">challenge.</text:span><text:span text:style-name="T21">@</text:span></text:p>
      <text:p text:style-name="P197"/>
      <text:p text:style-name="P245"><text:span text:style-name="T18">A.J.</text:span><text:span text:style-name="T1"> </text:span><text:span text:style-name="T19">smiled,</text:span><text:span text:style-name="T1"> </text:span><text:span text:style-name="T7">A</text:span><text:span text:style-name="T18">I</text:span><text:span text:style-name="T1"> </text:span><text:span text:style-name="T6">a</text:span><text:span text:style-name="T19">m</text:span><text:span text:style-name="T1"> </text:span><text:span text:style-name="T6">lookin</text:span><text:span text:style-name="T19">g</text:span><text:span text:style-name="T1"> </text:span><text:span text:style-name="T6">forwar</text:span><text:span text:style-name="T19">d</text:span><text:span text:style-name="T1"> </text:span><text:span text:style-name="T5">t</text:span><text:span text:style-name="T1">o </text:span><text:span text:style-name="T8">it</text:span><text:span text:style-name="T18">.</text:span><text:span text:style-name="T21">@</text:span></text:p>
      <text:p text:style-name="P114"/>
      <text:p text:style-name="P249"><text:span text:style-name="T6">Th</text:span><text:span text:style-name="T19">e </text:span><text:span text:style-name="T6">tw</text:span><text:span text:style-name="T19">o </text:span><text:span text:style-name="T6">me</text:span><text:span text:style-name="T19">n </text:span><text:span text:style-name="T6">complete</text:span><text:span text:style-name="T19">d </text:span><text:span text:style-name="T6">th</text:span><text:span text:style-name="T19">e </text:span><text:span text:style-name="T6">tou</text:span><text:span text:style-name="T19">r </text:span><text:span text:style-name="T6">b</text:span><text:span text:style-name="T19">y </text:span><text:span text:style-name="T6">visitin</text:span><text:span text:style-name="T19">g</text:span><text:span text:style-name="T1"> </text:span><text:span text:style-name="T8">Mr</text:span><text:span text:style-name="T18">.</text:span><text:span text:style-name="T1"> </text:span><text:span text:style-name="T6">Patel</text:span><text:span text:style-name="T26">=</text:span><text:span text:style-name="T1">s</text:span><text:span text:style-name="T5"> </text:span><text:span text:style-name="T1">office.</text:span></text:p>
      <text:p text:style-name="P397"><text:span text:style-name="T20">A</text:span><text:span text:style-name="T19">Do</text:span><text:span text:style-name="T1"> </text:span><text:span text:style-name="T19">you</text:span><text:span text:style-name="T1"> </text:span><text:span text:style-name="T19">have</text:span><text:span text:style-name="T1"> </text:span><text:span text:style-name="T19">any</text:span><text:span text:style-name="T1"> </text:span><text:span text:style-name="T19">questions</text:span><text:span text:style-name="T21">@</text:span><text:span text:style-name="T1"> </text:span><text:span text:style-name="T18">Mr.</text:span><text:span text:style-name="T1"> </text:span><text:span text:style-name="T19">Patel</text:span><text:span text:style-name="T1"> asked, </text:span><text:span text:style-name="T19">as</text:span><text:span text:style-name="T1"> </text:span><text:span text:style-name="T19">he</text:span><text:span text:style-name="T1"> sat </text:span><text:span text:style-name="T19">down</text:span><text:span text:style-name="T1"> </text:span><text:span text:style-name="T19">in</text:span><text:span text:style-name="T1"> </text:span><text:span text:style-name="T19">his</text:span><text:span text:style-name="T1"> </text:span><text:span text:style-name="T19">plush </text:span><text:span text:style-name="T1">easy chair.</text:span></text:p>
      <text:p text:style-name="P114"/>
      <text:p text:style-name="P398"><text:span text:style-name="T1">A.J. sat on the couch across from him and said, AYes, what is your </text:span><text:span text:style-name="T19">management</text:span><text:span text:style-name="T1"> </text:span><text:span text:style-name="T19">philosophy?</text:span><text:span text:style-name="T21">@</text:span></text:p>
      <text:p text:style-name="P78"/>
      <text:p text:style-name="P399"><text:span text:style-name="T1">Mr. Patel paused for a moment, collected his thoughts then said AGood question. I see all the workers here as part of our family. We advocate partnership, support, and selfless service benefiting the whole, which is the company. A sense of family would be established by working, playing, learning, meditating, and eating together.</text:span></text:p>
      <text:p text:style-name="P205"/>
      <text:p text:style-name="P245"><text:span text:style-name="T1">AIf someone gets hurt or becomes ill, we would take care of that person.</text:span></text:p>
      <text:p text:style-name="P403"><text:span text:style-name="T1">Each worker would share in the monetary success or failure of the company. Each worker would work for the good of the company and the company would work for the good of the worker.</text:span></text:p>
      <text:p text:style-name="P150"/>
      <text:p text:style-name="P404"><text:span text:style-name="T1">ASince our workers are here from eight to ten hours a day, half of their waking hours, I feel it is important to provide technical and self-awareness training for them to grow professionally, personally, and spiritually. It is my goal to create an organization that works together to not only get the job done, but to also create an openness of the heart with cooperationY@</text:span></text:p>
      <text:p text:style-name="P197"/>
      <text:p text:style-name="P405"><text:span text:style-name="T1">A.J. interrupted, AI totally agree with your philosophy. That is how I ran </text:span><text:span text:style-name="T19">things</text:span><text:span text:style-name="T1"> at the ashram.</text:span><text:span text:style-name="T21">@</text:span></text:p>
      <text:p text:style-name="P156"/>
      <text:p text:style-name="P367"><text:span text:style-name="T20">A</text:span><text:span text:style-name="T19">Very good,</text:span><text:span text:style-name="T1"> very </text:span><text:span text:style-name="T19">good,</text:span><text:span text:style-name="T21">@</text:span><text:span text:style-name="T1"> </text:span><text:span text:style-name="T19">replied</text:span><text:span text:style-name="T1"> </text:span><text:span text:style-name="T18">Mr.</text:span><text:span text:style-name="T1"> Patel. <text:s/></text:span><text:span text:style-name="T19">He</text:span><text:span text:style-name="T1"> </text:span><text:span text:style-name="T19">continued,</text:span><text:span text:style-name="T1"> </text:span><text:span text:style-name="T20">A</text:span><text:span text:style-name="T18">I</text:span><text:span text:style-name="T1"> </text:span><text:span text:style-name="T19">also</text:span><text:span text:style-name="T1"> </text:span><text:span text:style-name="T19">believe </text:span><text:span text:style-name="T1">that compromise will enhance the spirit I am trying to achieve at Superior Incense. Swamiji had so many good things to say about you. Thank you for coming her, A.J. I want you to feel as though you work for yourself, that you are the owner of your department and should work and make decisions based on </text:span><text:span text:style-name="T18">that fact.</text:span><text:span text:style-name="T1"> <text:s/></text:span><text:span text:style-name="T18">I</text:span><text:span text:style-name="T1"> </text:span><text:span text:style-name="T19">am</text:span><text:span text:style-name="T1"> </text:span><text:span text:style-name="T19">happy</text:span><text:span text:style-name="T1"> </text:span><text:span text:style-name="T19">you</text:span><text:span text:style-name="T1"> </text:span><text:span text:style-name="T19">are</text:span><text:span text:style-name="T1"> </text:span><text:span text:style-name="T19">here.</text:span><text:span text:style-name="T21">@</text:span></text:p>
      <text:p text:style-name="P197"/>
      <text:p text:style-name="P245"><text:span text:style-name="T7">A</text:span><text:span text:style-name="T6">Than</text:span><text:span text:style-name="T19">k</text:span><text:span text:style-name="T1"> </text:span><text:span text:style-name="T5">you</text:span><text:span text:style-name="T1">, </text:span><text:span text:style-name="T18">I</text:span><text:span text:style-name="T1"> </text:span><text:span text:style-name="T6">a</text:span><text:span text:style-name="T19">m</text:span><text:span text:style-name="T1"> </text:span><text:span text:style-name="T6">happ</text:span><text:span text:style-name="T19">y</text:span><text:span text:style-name="T1"> </text:span><text:span text:style-name="T5">t</text:span><text:span text:style-name="T1">o </text:span><text:span text:style-name="T6">b</text:span><text:span text:style-name="T19">e</text:span><text:span text:style-name="T1"> </text:span><text:span text:style-name="T6">here,</text:span><text:span text:style-name="T21">@</text:span><text:span text:style-name="T1"> </text:span><text:span text:style-name="T6">replie</text:span><text:span text:style-name="T19">d</text:span><text:span text:style-name="T1"> </text:span><text:span text:style-name="T8">A.J.</text:span></text:p>
      <text:p text:style-name="P156"/>
      <text:p text:style-name="P245"><text:span text:style-name="T1">Both men sat in silence for a few minutes connecting on a deeper level.</text:span></text:p>
      <text:p text:style-name="P406"><text:span text:style-name="T1">They were comfortable bathing themselves in the moment and not having to say a word.</text:span></text:p>
      <text:p text:style-name="P78"/>
      <text:p text:style-name="P218"><text:span text:style-name="T1">The next day, Mr. Patel introduced A.J. to each worker while they walked around the factory. Each time A.J. met a new worker, they pranamed each other </text:span><text:span text:style-name="T19">and</text:span><text:span text:style-name="T1"> </text:span><text:span text:style-name="T19">said</text:span><text:span text:style-name="T1"> </text:span><text:span text:style-name="T20">A</text:span><text:span text:style-name="T19">Namaste.</text:span><text:span text:style-name="T21">@</text:span></text:p>
      <text:p text:style-name="P205"/>
      <text:p text:style-name="P340"><text:span text:style-name="T1">A.J. liked this spiritual greeting because it seemingly cut through what a person thought or looked like. It transcended their job titles and went directly to recognizing the divinity in each other. He felt that arguments could be avoided by incorporating this respectful approach into daily life.</text:span></text:p>
      <text:p text:style-name="P327"/>
      <text:p text:style-name="P253"><text:span text:style-name="T1">A.J. remembered an ancient saying that Swamiji used to repeat.</text:span></text:p>
      <text:p text:style-name="P206"/>
      <text:p text:style-name="P37"><text:span text:style-name="T92">A</text:span><text:span text:style-name="T40">WOR</text:span><text:span text:style-name="T43">K </text:span><text:span text:style-name="T40">I</text:span><text:span text:style-name="T43">S</text:span><text:span text:style-name="T41"> </text:span><text:span text:style-name="T38">LOV</text:span><text:span text:style-name="T41">E </text:span><text:span text:style-name="T38">EXPRESSE</text:span><text:span text:style-name="T41">D </text:span><text:span text:style-name="T52">T</text:span><text:span text:style-name="T43">O</text:span><text:span text:style-name="T41"> </text:span><text:span text:style-name="T38">TH</text:span><text:span text:style-name="T41">E </text:span><text:span text:style-name="T38">WORL</text:span><text:span text:style-name="T54">D</text:span><text:span text:style-name="T91">@</text:span></text:p>
      <text:p text:style-name="P92"/>
      <text:p text:style-name="P399"><text:span text:style-name="T1">Finally, after being introduced to each of the workers. A.J. arrived back at </text:span><text:span text:style-name="T19">his</text:span><text:span text:style-name="T1"> office, </text:span><text:span text:style-name="T19">where</text:span><text:span text:style-name="T1"> </text:span><text:span text:style-name="T18">Mr.</text:span><text:span text:style-name="T1"> Pate</text:span><text:span text:style-name="T19">l</text:span><text:span text:style-name="T1"> </text:span><text:span text:style-name="T19">introduced</text:span><text:span text:style-name="T1"> </text:span><text:span text:style-name="T19">him</text:span><text:span text:style-name="T1"> to </text:span><text:span text:style-name="T18">A.J.</text:span><text:span text:style-name="T26">=</text:span><text:span text:style-name="T1">s </text:span><text:span text:style-name="T19">new</text:span><text:span text:style-name="T1"> assistant </text:span><text:span text:style-name="T19">Kripa</text:span><text:span text:style-name="T1"> (KRIP- ah). She was a motherly woman who was known for her loyalty, efficiency, and attention to detail.</text:span></text:p>
      <text:p text:style-name="P150"/>
      <text:p text:style-name="P225"><text:span text:style-name="T1">A.J. invited her to sit down on the couch in his office as they sipped tea and got to know each other. Later she showed him the office systems and files.</text:span></text:p>
      <text:p text:style-name="P114"/>
      <text:p text:style-name="P407"><text:span text:style-name="T18">A.J.</text:span><text:span text:style-name="T26">=</text:span><text:span text:style-name="T1">s first </text:span><text:span text:style-name="T19">day</text:span><text:span text:style-name="T1"> at </text:span><text:span text:style-name="T19">Superior</text:span><text:span text:style-name="T1"> </text:span><text:span text:style-name="T19">Incense</text:span><text:span text:style-name="T1"> </text:span><text:span text:style-name="T19">was</text:span><text:span text:style-name="T1"> </text:span><text:span text:style-name="T19">productive.</text:span><text:span text:style-name="T1"> <text:s/></text:span><text:span text:style-name="T19">He</text:span><text:span text:style-name="T1"> </text:span><text:span text:style-name="T19">spent</text:span><text:span text:style-name="T1"> </text:span><text:span text:style-name="T19">many</text:span><text:span text:style-name="T1"> </text:span><text:span text:style-name="T19">hours </text:span><text:span text:style-name="T1">meeting the workers and familiarizing himself with his new position. That night he slept well.</text:span></text:p>
      <text:p text:style-name="P156"/>
      <text:p text:style-name="P408"><text:span text:style-name="T1">A.J. woke up the next morning at 5 a.m. to meditate. Deep into his meditation, he recalled how he had resisted the change of leaving the ashram and had even become angry when his stability and comfort level had been threatened. He wondered how he could help others overcome the obstacles associated with change.</text:span></text:p>
      <text:p text:style-name="P78"/>
      <text:p text:style-name="P365"><text:span text:style-name="T1">He thought about it and then saw himself as two separate beings. The first one was his personality, the part that made him unique and separate. Then there was the spiritual being-his connection to the infinite in other people.</text:span></text:p>
      <text:p text:style-name="P78"/>
      <text:p text:style-name="P409"><text:span text:style-name="T1">He decided that when people go through change he would remind them of their spiritual nature and how we are all connected.</text:span></text:p>
      <text:p text:style-name="P78"/>
      <text:p text:style-name="P386"><text:span text:style-name="T1">He realized that Swamiji did this when A.J. learned about getting his new job and leaving the ashram. Swamiji had peacefully and lovingly looked into </text:span><text:span text:style-name="T18">A.J.</text:span><text:span text:style-name="T26">=</text:span><text:span text:style-name="T1">s </text:span><text:span text:style-name="T19">eyes</text:span><text:span text:style-name="T1"> </text:span><text:span text:style-name="T19">making</text:span><text:span text:style-name="T1"> the </text:span><text:span text:style-name="T19">connection</text:span><text:span text:style-name="T1"> to the </text:span><text:span text:style-name="T19">spirit available</text:span><text:span text:style-name="T1"> to him.</text:span></text:p>
      <text:p text:style-name="P205"/>
      <text:p text:style-name="P245"><text:span text:style-name="T1">However, at that moment he was too upset to receive the connection.</text:span></text:p>
      <text:p text:style-name="P411"><text:span text:style-name="T1">This situation was a great lesson for teaching him how to become more fluid and </text:span><text:span text:style-name="T19">flexible</text:span><text:span text:style-name="T1"> </text:span><text:span text:style-name="T19">about</text:span><text:span text:style-name="T1"> </text:span><text:span text:style-name="T19">accepting</text:span><text:span text:style-name="T1"> </text:span><text:span text:style-name="T19">life</text:span><text:span text:style-name="T26">=</text:span><text:span text:style-name="T1">s </text:span><text:span text:style-name="T19">inevitable</text:span><text:span text:style-name="T1"> </text:span><text:span text:style-name="T19">and</text:span><text:span text:style-name="T1"> constant </text:span><text:span text:style-name="T19">changes.</text:span></text:p>
      <text:p text:style-name="P170"/>
      <text:p text:style-name="P241"><text:span text:style-name="T1">The time was 6 A.M. and A.J. had completed his meditation. <text:s/>He then went outside to walk as he had done each morning when he was at the ashram. His new neighborhood was filled with foul smells and poor people living on the streets and sleeping in doorways. Undernourished, stray dogs roamed the street in search of food as the new day</text:span><text:span text:style-name="T97"> </text:span><text:span text:style-name="T1">began.</text:span></text:p>
      <text:p text:style-name="P91"/>
      <text:p text:style-name="P412"><text:span text:style-name="T1">A.J. was saddened by the suffering he observed and became intensely aware that he was making comparisons between the city and the peaceful and safe environment at the ashram.</text:span></text:p>
      <text:p text:style-name="P328"/>
      <text:p text:style-name="P413"><text:span text:style-name="T1">When he caught himself judging through comparison, he realized that this was the way of the city and there was little he could do about it.</text:span></text:p>
      <text:p text:style-name="P91"/>
      <text:p text:style-name="P414"><text:span text:style-name="T1">He accepted his new lifestyle, but decided to bring food for these street people the following morning.</text:span></text:p>
      <text:p text:style-name="P78"/>
      <text:p text:style-name="P415"><text:span text:style-name="T1">As he continued walking he had to release the debilitating images of the </text:span><text:span text:style-name="T19">poor</text:span><text:span text:style-name="T1"> </text:span><text:span text:style-name="T19">and</text:span><text:span text:style-name="T1"> </text:span><text:span text:style-name="T19">hungry.</text:span><text:span text:style-name="T1"> <text:s/>The </text:span><text:span text:style-name="T19">word</text:span><text:span text:style-name="T1"> </text:span><text:span text:style-name="T20">A</text:span><text:span text:style-name="T19">flow</text:span><text:span text:style-name="T21">@</text:span><text:span text:style-name="T1"> </text:span><text:span text:style-name="T19">appeared</text:span><text:span text:style-name="T1"> </text:span><text:span text:style-name="T19">in</text:span><text:span text:style-name="T1"> </text:span><text:span text:style-name="T19">his</text:span><text:span text:style-name="T1"> </text:span><text:span text:style-name="T19">mind,</text:span><text:span text:style-name="T1"> </text:span><text:span text:style-name="T19">which</text:span><text:span text:style-name="T1"> </text:span><text:span text:style-name="T19">reminded</text:span><text:span text:style-name="T1"> </text:span><text:span text:style-name="T19">him</text:span><text:span text:style-name="T1"> of the mantra, </text:span><text:span text:style-name="T23">Row, Row, Row Your Boat</text:span><text:span text:style-name="T1">, which he used whenever he felt himself becoming tense or having negative thoughts.</text:span></text:p>
      <text:p text:style-name="P205"/>
      <text:p text:style-name="P234"><text:span text:style-name="T1">He remembered the river, where he filled his water posts and how the water flowed over and around the rocks. The water did not resist the rocks and he was not going to resist or resent his new life. In fact, he thought of himself as </text:span><text:span text:style-name="T23">being </text:span><text:span text:style-name="T1">the water and using this experience as an opportunity to learn from and to excel at his new position.</text:span></text:p>
      <text:p text:style-name="P175"/>
      <text:p text:style-name="P350"><text:span text:style-name="T1">When he arrived back at his cottage, he felt relaxed and rejuvenated, ready for the new day.</text:span></text:p>
      <text:p text:style-name="P38"><text:span text:style-name="T41">YOU BECOME THE SOLUTION WHEN YOU STOP CONTRIBUTING</text:span></text:p>
      <text:p text:style-name="P39"><text:span text:style-name="T41">TO THE PROBLEM</text:span><text:span text:style-name="T28">.</text:span></text:p>
      <text:p text:style-name="P40"><text:span text:style-name="T41">JUST AS A DIAMOND NEEDS TO BE POLISHED AND BEAUTIFIED, MEN AND WOMEN CAN UTILIZE FRICTION TO</text:span><text:span text:style-name="T57"> </text:span><text:span text:style-name="T41">IMPROVE</text:span></text:p>
      <text:p text:style-name="P41"><text:span text:style-name="T41">THEIR RELATIONSHIPS, TRANSFORMING THE QUALITIES OF ME AND YOU INTO US.</text:span></text:p>
      <text:p text:style-name="P416"><text:span text:style-name="T1">CHAPTER SEVEN</text:span></text:p>
      <text:p text:style-name="P156"/>
      <text:p text:style-name="P42"><text:span text:style-name="T41">A.J. Deals with Problems at the Factory</text:span></text:p>
      <text:p text:style-name="P80"/>
      <text:p text:style-name="P177"/>
      <text:p text:style-name="P417"><text:span text:style-name="T1">When A.J. arrived at work, he drank a cup of tea and reviewed the list of goals he had prepared the day before.</text:span></text:p>
      <text:p text:style-name="P78"/>
      <text:p text:style-name="P419"><text:span text:style-name="T1">Just then Kripa came into his office and said that Pradeep (prah-DEEP) from operations was in the waiting room. He was angry at Sridhar (SHREED- har), his supervisor, for treating him disrespectfully, and belittling him in front of other workers.</text:span></text:p>
      <text:p text:style-name="P78"/>
      <text:p text:style-name="P399"><text:span text:style-name="T1">A.J. invited Pradeep into his office, where they shared tea and discussed the situation. After allowing him to vent his feelings, A.J. thanked him for coming in and told him that he would talk to Sridhar and get back to him.</text:span></text:p>
      <text:p text:style-name="P78"/>
      <text:p text:style-name="P245"><text:span text:style-name="T1">A.J. called Sridhar and invited him to have lunch in his office.</text:span></text:p>
      <text:p text:style-name="P114"/>
      <text:p text:style-name="P421"><text:span text:style-name="T8">I</text:span><text:span text:style-name="T18">t</text:span><text:span text:style-name="T1"> </text:span><text:span text:style-name="T6">wa</text:span><text:span text:style-name="T19">s</text:span><text:span text:style-name="T1"> </text:span><text:span text:style-name="T6">noo</text:span><text:span text:style-name="T19">n</text:span><text:span text:style-name="T1"> </text:span><text:span text:style-name="T6">an</text:span><text:span text:style-name="T19">d</text:span><text:span text:style-name="T1"> </text:span><text:span text:style-name="T6">Sridha</text:span><text:span text:style-name="T19">r</text:span><text:span text:style-name="T1"> </text:span><text:span text:style-name="T6">arrive</text:span><text:span text:style-name="T19">d</text:span><text:span text:style-name="T1"> </text:span><text:span text:style-name="T5">a</text:span><text:span text:style-name="T1">t </text:span><text:span text:style-name="T8">A.J</text:span><text:span text:style-name="T66">.</text:span><text:span text:style-name="T26">=</text:span><text:span text:style-name="T1">s </text:span><text:span text:style-name="T16">o</text:span><text:span text:style-name="T18">ffi</text:span><text:span text:style-name="T15">c</text:span><text:span text:style-name="T6">e</text:span><text:span text:style-name="T18">.</text:span><text:span text:style-name="T1"> </text:span><text:span text:style-name="T64"><text:s/></text:span><text:span text:style-name="T19">He</text:span><text:span text:style-name="T1"> </text:span><text:span text:style-name="T19">said,</text:span><text:span text:style-name="T5"> </text:span><text:span text:style-name="T7">A</text:span><text:span text:style-name="T18">I</text:span><text:span text:style-name="T1"> </text:span><text:span text:style-name="T6">kno</text:span><text:span text:style-name="T19">w</text:span><text:span text:style-name="T1"> </text:span><text:span text:style-name="T6">wh</text:span><text:span text:style-name="T19">y</text:span><text:span text:style-name="T1"> </text:span><text:span text:style-name="T8">I</text:span><text:span text:style-name="T10">=</text:span><text:span text:style-name="T19">m </text:span><text:span text:style-name="T6">here</text:span><text:span text:style-name="T19">.</text:span><text:span text:style-name="T1"> </text:span><text:span text:style-name="T64"><text:s/></text:span><text:span text:style-name="T5">Wha</text:span><text:span text:style-name="T1">t </text:span><text:span text:style-name="T6">di</text:span><text:span text:style-name="T19">d</text:span><text:span text:style-name="T1"> </text:span><text:span text:style-name="T5">tha</text:span><text:span text:style-name="T1">t </text:span><text:span text:style-name="T6">litt</text:span><text:span text:style-name="T99">l</text:span><text:span text:style-name="T19">e</text:span><text:span text:style-name="T1"> </text:span><text:span text:style-name="T5">jerk</text:span><text:span text:style-name="T1">, </text:span><text:span text:style-name="T6">Pradeep</text:span><text:span text:style-name="T19">,</text:span><text:span text:style-name="T1"> </text:span><text:span text:style-name="T5">sa</text:span><text:span text:style-name="T1">y </text:span><text:span text:style-name="T6">abou</text:span><text:span text:style-name="T19">t</text:span><text:span text:style-name="T1"> </text:span><text:span text:style-name="T6">me</text:span><text:span text:style-name="T16">?</text:span><text:span text:style-name="T21">@</text:span></text:p>
      <text:p text:style-name="P168"/>
      <text:p text:style-name="P426"><text:span text:style-name="T1">A.J. could see that Sridhar was angry at Pradeep and wanted to defuse this emotional charge before discussing anything further with him. AWe can </text:span><text:span text:style-name="T6">discus</text:span><text:span text:style-name="T19">s</text:span><text:span text:style-name="T1"> </text:span><text:span text:style-name="T5">tha</text:span><text:span text:style-name="T1">t </text:span><text:span text:style-name="T5">later</text:span><text:span text:style-name="T1">, </text:span><text:span text:style-name="T5">bu</text:span><text:span text:style-name="T1">t </text:span><text:span text:style-name="T5">firs</text:span><text:span text:style-name="T1">t </text:span><text:span text:style-name="T6">wh</text:span><text:span text:style-name="T19">y</text:span><text:span text:style-name="T1"> </text:span><text:span text:style-name="T6">don</text:span><text:span text:style-name="T26">=</text:span><text:span text:style-name="T18">t</text:span><text:span text:style-name="T1"> </text:span><text:span text:style-name="T6">yo</text:span><text:span text:style-name="T19">u</text:span><text:span text:style-name="T1"> </text:span><text:span text:style-name="T6">tel</text:span><text:span text:style-name="T19">l</text:span><text:span text:style-name="T1"> </text:span><text:span text:style-name="T6">m</text:span><text:span text:style-name="T19">e</text:span><text:span text:style-name="T1"> </text:span><text:span text:style-name="T19">a</text:span><text:span text:style-name="T1"> </text:span><text:span text:style-name="T6">littl</text:span><text:span text:style-name="T19">e</text:span><text:span text:style-name="T1"> </text:span><text:span text:style-name="T6">abou</text:span><text:span text:style-name="T19">t</text:span><text:span text:style-name="T1"> </text:span><text:span text:style-name="T5">yourself</text:span><text:span text:style-name="T1">.</text:span><text:span text:style-name="T21">@</text:span></text:p>
      <text:p text:style-name="P156"/>
      <text:p text:style-name="P226"><text:span text:style-name="T7">A</text:span><text:span text:style-name="T18">I</text:span><text:span text:style-name="T1"> </text:span><text:span text:style-name="T19">do</text:span><text:span text:style-name="T6">n</text:span><text:span text:style-name="T26">=</text:span><text:span text:style-name="T18">t</text:span><text:span text:style-name="T1"> </text:span><text:span text:style-name="T19">want</text:span><text:span text:style-name="T1"> to talk </text:span><text:span text:style-name="T19">about</text:span><text:span text:style-name="T1"> </text:span><text:span text:style-name="T19">m</text:span><text:span text:style-name="T99">e</text:span><text:span text:style-name="T18">,</text:span><text:span text:style-name="T1"> </text:span><text:span text:style-name="T18">I</text:span><text:span text:style-name="T1"> </text:span><text:span text:style-name="T19">want</text:span><text:span text:style-name="T1"> to talk </text:span><text:span text:style-name="T19">about</text:span><text:span text:style-name="T14"> </text:span><text:span text:style-name="T6">gettin</text:span><text:span text:style-name="T19">g</text:span><text:span text:style-name="T1"> </text:span><text:span text:style-name="T6">ri</text:span><text:span text:style-name="T19">d</text:span><text:span text:style-name="T1"> </text:span><text:span text:style-name="T5">o</text:span><text:span text:style-name="T1">f </text:span><text:span text:style-name="T6">Pradeep. </text:span><text:span text:style-name="T1">He is causing too many problems in my department. He refuses to do what I tell </text:span><text:span text:style-name="T6">him</text:span><text:span text:style-name="T19">. </text:span><text:span text:style-name="T18">I</text:span><text:span text:style-name="T1"> </text:span><text:span text:style-name="T6">a</text:span><text:span text:style-name="T19">m</text:span><text:span text:style-name="T1"> </text:span><text:span text:style-name="T6">hi</text:span><text:span text:style-name="T19">s</text:span><text:span text:style-name="T1"> </text:span><text:span text:style-name="T6">supervi</text:span><text:span text:style-name="T65">s</text:span><text:span text:style-name="T6">o</text:span><text:span text:style-name="T19">r </text:span><text:span text:style-name="T6">an</text:span><text:span text:style-name="T19">d</text:span><text:span text:style-name="T1"> </text:span><text:span text:style-name="T6">h</text:span><text:span text:style-name="T19">e</text:span><text:span text:style-name="T1"> </text:span><text:span text:style-name="T6">does</text:span><text:span text:style-name="T99">n</text:span><text:span text:style-name="T26">=</text:span><text:span text:style-name="T18">t</text:span><text:span text:style-name="T1"> </text:span><text:span text:style-name="T19">give</text:span><text:span text:style-name="T1"> </text:span><text:span text:style-name="T19">me</text:span><text:span text:style-name="T1"> the respect </text:span><text:span text:style-name="T18">I</text:span><text:span text:style-name="T1"> </text:span><text:span text:style-name="T19">deserve.</text:span></text:p>
      <text:p text:style-name="P168"/>
      <text:p text:style-name="P427"><text:span text:style-name="T1">Maintaining control, A.J. said, AWe will talk about Pradeep later. But for </text:span><text:span text:style-name="T19">now</text:span><text:span text:style-name="T1"> </text:span><text:span text:style-name="T19">let</text:span><text:span text:style-name="T26">=</text:span><text:span text:style-name="T1">s eat </text:span><text:span text:style-name="T19">lunch.</text:span><text:span text:style-name="T1"> <text:s/></text:span><text:span text:style-name="T18">It</text:span><text:span text:style-name="T1"> </text:span><text:span text:style-name="T19">is</text:span><text:span text:style-name="T1"> not </text:span><text:span text:style-name="T19">good</text:span><text:span text:style-name="T1"> for the </text:span><text:span text:style-name="T19">digestion</text:span><text:span text:style-name="T1"> to </text:span><text:span text:style-name="T19">discuss</text:span><text:span text:style-name="T1"> </text:span><text:span text:style-name="T19">angry</text:span><text:span text:style-name="T1"> </text:span><text:span text:style-name="T19">things</text:span><text:span text:style-name="T1"> </text:span><text:span text:style-name="T19">while eating.</text:span><text:span text:style-name="T21">@</text:span></text:p>
      <text:p text:style-name="P78"/>
      <text:p text:style-name="P249"><text:span text:style-name="T1">Sridhar was silent for a moment, then asked A.J. to talk about himself.</text:span></text:p>
      <text:p text:style-name="P428"><text:span text:style-name="T1">A.J. talked about the work he did as the ashram administrator and how it came about that he now works for Mr. Patel.</text:span></text:p>
      <text:p text:style-name="P150"/>
      <text:p text:style-name="P219"><text:span text:style-name="T1">When</text:span><text:span text:style-name="T25"> </text:span><text:span text:style-name="T1">both</text:span><text:span text:style-name="T103"> </text:span><text:span text:style-name="T1">men</text:span><text:span text:style-name="T103"> </text:span><text:span text:style-name="T1">were</text:span><text:span text:style-name="T25"> </text:span><text:span text:style-name="T1">finished</text:span><text:span text:style-name="T103"> </text:span><text:span text:style-name="T1">with</text:span><text:span text:style-name="T103"> </text:span><text:span text:style-name="T1">lunch</text:span><text:span text:style-name="T25"> </text:span><text:span text:style-name="T1">A.J.</text:span><text:span text:style-name="T103"> </text:span><text:span text:style-name="T1">said,</text:span><text:span text:style-name="T103"> </text:span><text:span text:style-name="T1">ATell</text:span><text:span text:style-name="T25"> </text:span><text:span text:style-name="T1">me,</text:span><text:span text:style-name="T103"> </text:span><text:span text:style-name="T1">Sridhar,</text:span><text:span text:style-name="T103"> </text:span><text:span text:style-name="T1">how </text:span><text:span text:style-name="T6">lon</text:span><text:span text:style-name="T19">g</text:span><text:span text:style-name="T1"> </text:span><text:span text:style-name="T6">hav</text:span><text:span text:style-name="T19">e</text:span><text:span text:style-name="T1"> </text:span><text:span text:style-name="T64">y</text:span><text:span text:style-name="T6">o</text:span><text:span text:style-name="T19">u</text:span><text:span text:style-name="T1"> </text:span><text:span text:style-name="T6">worke</text:span><text:span text:style-name="T19">d</text:span><text:span text:style-name="T1"> </text:span><text:span text:style-name="T5">fo</text:span><text:span text:style-name="T1">r </text:span><text:span text:style-name="T8">Mr</text:span><text:span text:style-name="T18">.</text:span><text:span text:style-name="T1"> </text:span><text:span text:style-name="T6">Patel</text:span><text:span text:style-name="T19">?</text:span><text:span text:style-name="T21">@</text:span></text:p>
      <text:p text:style-name="P78"/>
      <text:p text:style-name="P429"><text:span text:style-name="T7">A</text:span><text:span text:style-name="T8">I</text:span><text:span text:style-name="T18">n </text:span><text:span text:style-name="T6">Jun</text:span><text:span text:style-name="T19">e</text:span><text:span text:style-name="T1"> </text:span><text:span text:style-name="T5">i</text:span><text:span text:style-name="T1">t </text:span><text:span text:style-name="T6">wil</text:span><text:span text:style-name="T19">l</text:span><text:span text:style-name="T1"> </text:span><text:span text:style-name="T6">b</text:span><text:span text:style-name="T19">e</text:span><text:span text:style-name="T1"> </text:span><text:span text:style-name="T5">te</text:span><text:span text:style-name="T1">n </text:span><text:span text:style-name="T5">years</text:span><text:span text:style-name="T64">.</text:span><text:span text:style-name="T21">@ </text:span><text:span text:style-name="T7">A</text:span><text:span text:style-name="T8">Wha</text:span><text:span text:style-name="T18">t </text:span><text:span text:style-name="T6">di</text:span><text:span text:style-name="T19">d</text:span><text:span text:style-name="T1"> </text:span><text:span text:style-name="T6">yo</text:span><text:span text:style-name="T19">u</text:span><text:span text:style-name="T1"> </text:span><text:span text:style-name="T6">d</text:span><text:span text:style-name="T19">o</text:span><text:span text:style-name="T1"> </text:span><text:span text:style-name="T6">befor</text:span><text:span text:style-name="T19">e</text:span><text:span text:style-name="T1"> </text:span><text:span text:style-name="T6">this</text:span><text:span text:style-name="T19">?</text:span><text:span text:style-name="T21">@</text:span></text:p>
      <text:p text:style-name="P249"><text:span text:style-name="T7">A</text:span><text:span text:style-name="T6">Haven</text:span><text:span text:style-name="T26">=</text:span><text:span text:style-name="T18">t</text:span><text:span text:style-name="T1"> </text:span><text:span text:style-name="T6">yo</text:span><text:span text:style-name="T19">u</text:span><text:span text:style-name="T1"> </text:span><text:span text:style-name="T6">rea</text:span><text:span text:style-name="T19">d</text:span><text:span text:style-name="T1"> </text:span><text:span text:style-name="T5">m</text:span><text:span text:style-name="T1">y </text:span><text:span text:style-name="T6">personne</text:span><text:span text:style-name="T19">l</text:span><text:span text:style-name="T1"> </text:span><text:span text:style-name="T66">f</text:span><text:span text:style-name="T6">ile</text:span><text:span text:style-name="T19">?</text:span><text:span text:style-name="T21">@</text:span><text:span text:style-name="T1"> <text:s/></text:span><text:span text:style-name="T19">Sridhar</text:span><text:span text:style-name="T1"> asked.</text:span></text:p>
      <text:p text:style-name="P252"><text:span text:style-name="T1">ANo, this is only my second day on the job, AA.J. replied.</text:span></text:p>
      <text:p text:style-name="P333"><text:span text:style-name="T1">AWell, I worked for an exporting company for two years, then my boss set </text:span><text:span text:style-name="T19">me</text:span><text:span text:style-name="T1"> </text:span><text:span text:style-name="T19">up</text:span><text:span text:style-name="T1"> </text:span><text:span text:style-name="T19">and</text:span><text:span text:style-name="T1"> got </text:span><text:span text:style-name="T19">me</text:span><text:span text:style-name="T1"> fired.</text:span><text:span text:style-name="T21">@</text:span></text:p>
      <text:p text:style-name="P78"/>
      <text:p text:style-name="P245"><text:span text:style-name="T7">A</text:span><text:span text:style-name="T5">Wh</text:span><text:span text:style-name="T1">y </text:span><text:span text:style-name="T6">di</text:span><text:span text:style-name="T19">d</text:span><text:span text:style-name="T1"> </text:span><text:span text:style-name="T5">the</text:span><text:span text:style-name="T1">y </text:span><text:span text:style-name="T6">fir</text:span><text:span text:style-name="T19">e</text:span><text:span text:style-name="T1"> </text:span><text:span text:style-name="T6">you?</text:span><text:span text:style-name="T21">@</text:span><text:span text:style-name="T1"> </text:span><text:span text:style-name="T18">A.J.</text:span><text:span text:style-name="T1"> asked.</text:span></text:p>
      <text:p text:style-name="P205"/>
      <text:p text:style-name="P430"><text:span text:style-name="T1">AThey said there were too many shipments being returned because of </text:span><text:span text:style-name="T19">damage.</text:span><text:span text:style-name="T1"> <text:s/>What </text:span><text:span text:style-name="T19">did</text:span><text:span text:style-name="T1"> they </text:span><text:span text:style-name="T19">expect?</text:span><text:span text:style-name="T1"> <text:s/>My </text:span><text:span text:style-name="T19">budget</text:span><text:span text:style-name="T1"> </text:span><text:span text:style-name="T19">was</text:span><text:span text:style-name="T1"> cut </text:span><text:span text:style-name="T19">down</text:span><text:span text:style-name="T1"> to </text:span><text:span text:style-name="T19">nothing</text:span><text:span text:style-name="T1"> </text:span><text:span text:style-name="T19">and</text:span><text:span text:style-name="T1"> </text:span><text:span text:style-name="T18">I</text:span><text:span text:style-name="T1"> </text:span><text:span text:style-name="T19">didn</text:span><text:span text:style-name="T26">=</text:span><text:span text:style-name="T18">t </text:span><text:span text:style-name="T1">have the proper packing materials.</text:span></text:p>
      <text:p text:style-name="P175"/>
      <text:p text:style-name="P432"><text:span text:style-name="T1">AOne day they sent in a young college graduate to, supposedly, help me. </text:span><text:span text:style-name="T19">He</text:span><text:span text:style-name="T1"> </text:span><text:span text:style-name="T19">didn</text:span><text:span text:style-name="T26">=</text:span><text:span text:style-name="T18">t</text:span><text:span text:style-name="T1"> </text:span><text:span text:style-name="T19">know</text:span><text:span text:style-name="T1"> </text:span><text:span text:style-name="T19">anything</text:span><text:span text:style-name="T1"> </text:span><text:span text:style-name="T19">about</text:span><text:span text:style-name="T1"> </text:span><text:span text:style-name="T19">shipping</text:span><text:span text:style-name="T1"> </text:span><text:span text:style-name="T19">and</text:span><text:span text:style-name="T1"> </text:span><text:span text:style-name="T18">I</text:span><text:span text:style-name="T1"> </text:span><text:span text:style-name="T19">didn</text:span><text:span text:style-name="T26">=</text:span><text:span text:style-name="T18">t</text:span><text:span text:style-name="T1"> </text:span><text:span text:style-name="T19">like</text:span><text:span text:style-name="T1"> him. <text:s/>They </text:span><text:span text:style-name="T19">thought</text:span><text:span text:style-name="T1"> </text:span><text:span text:style-name="T18">I</text:span><text:span text:style-name="T1"> </text:span><text:span text:style-name="T19">was </text:span><text:span text:style-name="T1">too stupid to figure out that they were trying to provoke me into a fight so they could fire me.</text:span></text:p>
      <text:p text:style-name="P197"/>
      <text:p text:style-name="P433"><text:span text:style-name="T1">AWell, they got their way. He set my whole department against me and one day we got into a heated argument. He made me throw and break some </text:span><text:span text:style-name="T19">valuable</text:span><text:span text:style-name="T1"> </text:span><text:span text:style-name="T19">merchandise</text:span><text:span text:style-name="T1"> </text:span><text:span text:style-name="T19">because</text:span><text:span text:style-name="T1"> of </text:span><text:span text:style-name="T19">things</text:span><text:span text:style-name="T1"> </text:span><text:span text:style-name="T19">he</text:span><text:span text:style-name="T1"> </text:span><text:span text:style-name="T19">said,</text:span><text:span text:style-name="T21">@</text:span><text:span text:style-name="T1"> </text:span><text:span text:style-name="T19">Sridhar</text:span><text:span text:style-name="T1"> </text:span><text:span text:style-name="T19">then</text:span><text:span text:style-name="T1"> asked, </text:span><text:span text:style-name="T20">A</text:span><text:span text:style-name="T19">Now</text:span><text:span text:style-name="T1"> </text:span><text:span text:style-name="T19">can we</text:span><text:span text:style-name="T1"> talk </text:span><text:span text:style-name="T19">about</text:span><text:span text:style-name="T1"> </text:span><text:span text:style-name="T19">firing</text:span><text:span text:style-name="T1"> </text:span><text:span text:style-name="T19">Pradeep?</text:span><text:span text:style-name="T21">@</text:span></text:p>
      <text:p text:style-name="P78"/>
      <text:p text:style-name="P226"><text:span text:style-name="T7">A</text:span><text:span text:style-name="T6">Tel</text:span><text:span text:style-name="T19">l</text:span><text:span text:style-name="T1"> </text:span><text:span text:style-name="T6">m</text:span><text:span text:style-name="T19">e</text:span><text:span text:style-name="T1"> </text:span><text:span text:style-name="T6">abou</text:span><text:span text:style-name="T19">t</text:span><text:span text:style-name="T1"> </text:span><text:span text:style-name="T5">th</text:span><text:span text:style-name="T1">e </text:span><text:span text:style-name="T6">proble</text:span><text:span text:style-name="T19">m</text:span><text:span text:style-name="T1"> </text:span><text:span text:style-name="T6">yo</text:span><text:span text:style-name="T19">u</text:span><text:span text:style-name="T1"> </text:span><text:span text:style-name="T6">ar</text:span><text:span text:style-name="T19">e</text:span><text:span text:style-name="T1"> </text:span><text:span text:style-name="T6">havin</text:span><text:span text:style-name="T19">g</text:span><text:span text:style-name="T1"> </text:span><text:span text:style-name="T6">wit</text:span><text:span text:style-name="T19">h</text:span><text:span text:style-name="T1"> </text:span><text:span text:style-name="T5">him,</text:span><text:span text:style-name="T21">@</text:span><text:span text:style-name="T5"> </text:span><text:span text:style-name="T8">A.J</text:span><text:span text:style-name="T18">.</text:span><text:span text:style-name="T1"> </text:span><text:span text:style-name="T5">asked</text:span><text:span text:style-name="T1">. <text:s/></text:span><text:span text:style-name="T7">A</text:span><text:span text:style-name="T6">How lon</text:span><text:span text:style-name="T19">g</text:span><text:span text:style-name="T1"> </text:span><text:span text:style-name="T6">hav</text:span><text:span text:style-name="T19">e</text:span><text:span text:style-name="T1"> </text:span><text:span text:style-name="T5">th</text:span><text:span text:style-name="T1">e </text:span><text:span text:style-name="T5">tw</text:span><text:span text:style-name="T1">o </text:span><text:span text:style-name="T5">o</text:span><text:span text:style-name="T1">f </text:span><text:span text:style-name="T6">yo</text:span><text:span text:style-name="T19">u</text:span><text:span text:style-name="T1"> </text:span><text:span text:style-name="T6">bee</text:span><text:span text:style-name="T19">n</text:span><text:span text:style-name="T1"> </text:span><text:span text:style-name="T6">workin</text:span><text:span text:style-name="T19">g</text:span><text:span text:style-name="T1"> </text:span><text:span text:style-name="T6">together</text:span><text:span text:style-name="T19">?</text:span><text:span text:style-name="T21">@</text:span></text:p>
      <text:p text:style-name="P156"/>
      <text:p text:style-name="P347"><text:span text:style-name="T1">Sridhar said, AA little over one year. He keeps making the same mistakes on invoicing. I tell him to file all of the invoices in the folders as soon as he prints them and he keeps hiding them somewhere in his desk. It is causing big </text:span><text:span text:style-name="T19">mistakes in</text:span><text:span text:style-name="T1"> </text:span><text:span text:style-name="T19">billing</text:span><text:span text:style-name="T1"> customers </text:span><text:span text:style-name="T19">properly.</text:span><text:span text:style-name="T1"> <text:s/></text:span><text:span text:style-name="T19">He</text:span><text:span text:style-name="T1"> just </text:span><text:span text:style-name="T19">won</text:span><text:span text:style-name="T26">=</text:span><text:span text:style-name="T18">t</text:span><text:span text:style-name="T1"> </text:span><text:span text:style-name="T19">listen</text:span><text:span text:style-name="T1"> to me.</text:span><text:span text:style-name="T21">@</text:span></text:p>
      <text:p text:style-name="P269"/>
      <text:p text:style-name="P225"><text:span text:style-name="T1">A.J. said, AJust as diamonds need friction to be polished and beautified, men and women can utilize friction to improve their working relationships. When we feel friction building up in a work satiation, it means something is not working smoothly and needs to be identified.</text:span></text:p>
      <text:p text:style-name="P114"/>
      <text:p text:style-name="P383"><text:span text:style-name="T1">ARecognizing and taking responsibility for the friction is the first step in solving the problem. Creating a plan to solve the problem is the next step. How </text:span><text:span text:style-name="T19">do</text:span><text:span text:style-name="T1"> </text:span><text:span text:style-name="T19">you</text:span><text:span text:style-name="T1"> </text:span><text:span text:style-name="T19">think</text:span><text:span text:style-name="T1"> </text:span><text:span text:style-name="T19">we</text:span><text:span text:style-name="T1"> </text:span><text:span text:style-name="T19">can</text:span><text:span text:style-name="T1"> </text:span><text:span text:style-name="T19">solve</text:span><text:span text:style-name="T1"> this </text:span><text:span text:style-name="T19">problem</text:span><text:span text:style-name="T1"> </text:span><text:span text:style-name="T19">with</text:span><text:span text:style-name="T1"> </text:span><text:span text:style-name="T19">Pradeep?</text:span><text:span text:style-name="T21">@</text:span></text:p>
      <text:p text:style-name="P175"/>
      <text:p text:style-name="P245"><text:span text:style-name="T7">A</text:span><text:span text:style-name="T19">Fire</text:span><text:span text:style-name="T1"> the </text:span><text:span text:style-name="T19">idiot</text:span><text:span text:style-name="T6">!</text:span><text:span text:style-name="T21">@</text:span></text:p>
      <text:p text:style-name="P205"/>
      <text:p text:style-name="P219"><text:span text:style-name="T7">A</text:span><text:span text:style-name="T8">Tha</text:span><text:span text:style-name="T18">t</text:span><text:span text:style-name="T26">=</text:span><text:span text:style-name="T1">s </text:span><text:span text:style-name="T6">on</text:span><text:span text:style-name="T19">e</text:span><text:span text:style-name="T1"> </text:span><text:span text:style-name="T6">solution</text:span><text:span text:style-name="T19">,</text:span><text:span text:style-name="T1"> </text:span><text:span text:style-name="T5">bu</text:span><text:span text:style-name="T1">t </text:span><text:span text:style-name="T6">perhap</text:span><text:span text:style-name="T19">s</text:span><text:span text:style-name="T1"> </text:span><text:span text:style-name="T5">no</text:span><text:span text:style-name="T1">t </text:span><text:span text:style-name="T5">th</text:span><text:span text:style-name="T1">e </text:span><text:span text:style-name="T5">bes</text:span><text:span text:style-name="T1">t </text:span><text:span text:style-name="T6">one</text:span><text:span text:style-name="T16">.</text:span><text:span text:style-name="T21">@</text:span><text:span text:style-name="T1"> <text:s/></text:span><text:span text:style-name="T8">A.J</text:span><text:span text:style-name="T18">.</text:span><text:span text:style-name="T1"> </text:span><text:span text:style-name="T6">observe</text:span><text:span text:style-name="T19">d</text:span><text:span text:style-name="T1"> </text:span><text:span text:style-name="T5">the conflic</text:span><text:span text:style-name="T1">t </text:span><text:span text:style-name="T6">goin</text:span><text:span text:style-name="T19">g</text:span><text:span text:style-name="T1"> </text:span><text:span text:style-name="T6">o</text:span><text:span text:style-name="T19">n</text:span><text:span text:style-name="T1"> </text:span><text:span text:style-name="T6">i</text:span><text:span text:style-name="T19">n</text:span><text:span text:style-name="T1"> </text:span><text:span text:style-name="T6">Sridha</text:span><text:span text:style-name="T19">r</text:span><text:span text:style-name="T26">=</text:span><text:span text:style-name="T1">s </text:span><text:span text:style-name="T6">mind.</text:span></text:p>
      <text:p text:style-name="P78"/>
      <text:p text:style-name="P400"><text:span text:style-name="T7">A</text:span><text:span text:style-name="T18">I</text:span><text:span text:style-name="T1"> </text:span><text:span text:style-name="T19">ca</text:span><text:span text:style-name="T6">n</text:span><text:span text:style-name="T26">=</text:span><text:span text:style-name="T18">t</text:span><text:span text:style-name="T1"> </text:span><text:span text:style-name="T6">chang</text:span><text:span text:style-name="T19">e</text:span><text:span text:style-name="T1"> </text:span><text:span text:style-name="T6">Pradee</text:span><text:span text:style-name="T19">p</text:span><text:span text:style-name="T1"> </text:span><text:span text:style-name="T6">an</text:span><text:span text:style-name="T19">d</text:span><text:span text:style-name="T1"> </text:span><text:span text:style-name="T18">I</text:span><text:span text:style-name="T1"> </text:span><text:span text:style-name="T6">do</text:span><text:span text:style-name="T19">n</text:span><text:span text:style-name="T26">=</text:span><text:span text:style-name="T18">t</text:span><text:span text:style-name="T1"> </text:span><text:span text:style-name="T6">wan</text:span><text:span text:style-name="T19">t</text:span><text:span text:style-name="T1"> </text:span><text:span text:style-name="T5">t</text:span><text:span text:style-name="T1">o </text:span><text:span text:style-name="T6">kee</text:span><text:span text:style-name="T19">p</text:span><text:span text:style-name="T1"> </text:span><text:span text:style-name="T6">hi</text:span><text:span text:style-name="T19">m</text:span><text:span text:style-name="T1"> </text:span><text:span text:style-name="T6">ei</text:span><text:span text:style-name="T18">ther. <text:s/>What </text:span><text:span text:style-name="T19">else </text:span><text:span text:style-name="T6">ca</text:span><text:span text:style-name="T19">n</text:span><text:span text:style-name="T1"> </text:span><text:span text:style-name="T18">I</text:span><text:span text:style-name="T1"> </text:span><text:span text:style-name="T6">do?</text:span><text:span text:style-name="T21">@</text:span><text:span text:style-name="T1"> </text:span><text:span text:style-name="T19">asked</text:span><text:span text:style-name="T1"> </text:span><text:span text:style-name="T19">Sridhar.</text:span></text:p>
      <text:p text:style-name="P422"><text:span text:style-name="T20">A</text:span><text:span text:style-name="T19">Can</text:span><text:span text:style-name="T1"> </text:span><text:span text:style-name="T18">I</text:span><text:span text:style-name="T1"> </text:span><text:span text:style-name="T19">make</text:span><text:span text:style-name="T1"> </text:span><text:span text:style-name="T19">a</text:span><text:span text:style-name="T1"> </text:span><text:span text:style-name="T19">suggestion?</text:span><text:span text:style-name="T21">@</text:span><text:span text:style-name="T1"> </text:span><text:span text:style-name="T19">said</text:span><text:span text:style-name="T1"> </text:span><text:span text:style-name="T18">A.J.</text:span><text:span text:style-name="T1"> </text:span><text:span text:style-name="T20">A</text:span><text:span text:style-name="T18">I</text:span><text:span text:style-name="T1"> </text:span><text:span text:style-name="T19">would</text:span><text:span text:style-name="T1"> </text:span><text:span text:style-name="T19">like</text:span><text:span text:style-name="T1"> to set </text:span><text:span text:style-name="T19">up</text:span><text:span text:style-name="T1"> </text:span><text:span text:style-name="T19">some</text:span><text:span text:style-name="T1"> </text:span><text:span text:style-name="T19">weekly </text:span><text:span text:style-name="T1">meetings. One with each of you separately, and another one with the two of you </text:span><text:span text:style-name="T19">together</text:span><text:span text:style-name="T1"> </text:span><text:span text:style-name="T19">until</text:span><text:span text:style-name="T1"> this </text:span><text:span text:style-name="T19">problem</text:span><text:span text:style-name="T1"> </text:span><text:span text:style-name="T19">is</text:span><text:span text:style-name="T1"> </text:span><text:span text:style-name="T19">worked</text:span><text:span text:style-name="T1"> out.</text:span><text:span text:style-name="T21">@</text:span></text:p>
      <text:p text:style-name="P170"/>
      <text:p text:style-name="P434"><text:span text:style-name="T1">Sridhar was realizing that A.J. was not trying to make him wrong, take his job, or get him fired. He was beginning to show signs of being trustworthy.</text:span></text:p>
      <text:p text:style-name="P435"><text:span text:style-name="T1">Although Sridhar was not fully aware he was beginning to sense that there was some kind of indefinable light shining within his own spirit.</text:span><text:span text:style-name="T117"> </text:span><text:span text:style-name="T1">AIf this is the only way </text:span><text:span text:style-name="T8">t</text:span><text:span text:style-name="T18">o </text:span><text:span text:style-name="T6">wor</text:span><text:span text:style-name="T19">k</text:span><text:span text:style-name="T1"> </text:span><text:span text:style-name="T5">i</text:span><text:span text:style-name="T1">t </text:span><text:span text:style-name="T5">out</text:span><text:span text:style-name="T1">, </text:span><text:span text:style-name="T18">I</text:span><text:span text:style-name="T1"> </text:span><text:span text:style-name="T6">wil</text:span><text:span text:style-name="T19">l</text:span><text:span text:style-name="T1"> </text:span><text:span text:style-name="T6">gi</text:span><text:span text:style-name="T65">v</text:span><text:span text:style-name="T19">e</text:span><text:span text:style-name="T1"> </text:span><text:span text:style-name="T5">i</text:span><text:span text:style-name="T1">t </text:span><text:span text:style-name="T19">a</text:span><text:span text:style-name="T1"> </text:span><text:span text:style-name="T5">shot</text:span><text:span text:style-name="T97">,</text:span><text:span text:style-name="T21">@</text:span><text:span text:style-name="T1"> </text:span><text:span text:style-name="T6">h</text:span><text:span text:style-name="T19">e</text:span><text:span text:style-name="T1"> </text:span><text:span text:style-name="T6">said.</text:span></text:p>
      <text:p text:style-name="P78"/>
      <text:p text:style-name="P245"><text:span text:style-name="T7">A</text:span><text:span text:style-name="T8">Tha</text:span><text:span text:style-name="T18">t</text:span><text:span text:style-name="T26">=</text:span><text:span text:style-name="T1">s </text:span><text:span text:style-name="T5">great</text:span><text:span text:style-name="T1">, </text:span><text:span text:style-name="T18">I</text:span><text:span text:style-name="T1"> </text:span><text:span text:style-name="T6">a</text:span><text:span text:style-name="T19">m</text:span><text:span text:style-name="T1"> </text:span><text:span text:style-name="T6">happ</text:span><text:span text:style-name="T19">y</text:span><text:span text:style-name="T1"> </text:span><text:span text:style-name="T6">yo</text:span><text:span text:style-name="T19">u</text:span><text:span text:style-name="T1"> </text:span><text:span text:style-name="T6">decide</text:span><text:span text:style-name="T19">d</text:span><text:span text:style-name="T1"> </text:span><text:span text:style-name="T5">t</text:span><text:span text:style-name="T1">o </text:span><text:span text:style-name="T6">wor</text:span><text:span text:style-name="T19">k</text:span><text:span text:style-name="T1"> </text:span><text:span text:style-name="T6">o</text:span><text:span text:style-name="T19">n</text:span><text:span text:style-name="T1"> </text:span><text:span text:style-name="T5">this</text:span><text:span text:style-name="T14">.</text:span><text:span text:style-name="T21">@</text:span></text:p>
      <text:p text:style-name="P156"/>
      <text:p text:style-name="P436"><text:span text:style-name="T1">A.J. called Pradeep as he promised. He told him of the meeting he wanted to have each week with Pradeep and Sridhar together and individually, and suggested that Pradeep participate. He agreed to the meetings and</text:span><text:span text:style-name="T118"> </text:span><text:span text:style-name="T1">thanked</text:span></text:p>
      <text:p text:style-name="P119"><text:span text:style-name="T1">A.J. for his help.</text:span></text:p>
      <text:p text:style-name="P78"/>
      <text:p text:style-name="P437"><text:span text:style-name="T1">The days were going smoothly for A.J. as he began his second week at Superior Incense. He was in full swing in his new position when he sent a memo to all the employees of the company. He hand-wrote it and gave it to Kripa to type and send out.</text:span></text:p>
      <text:p text:style-name="P78"/>
      <text:p text:style-name="P438"><text:span text:style-name="T1">When he received a copy for his files he glanced over it. He noticed </text:span><text:span text:style-name="T19">several</text:span><text:span text:style-name="T1"> </text:span><text:span text:style-name="T19">errors</text:span><text:span text:style-name="T1"> </text:span><text:span text:style-name="T19">including</text:span><text:span text:style-name="T1"> </text:span><text:span text:style-name="T18">Mr.</text:span><text:span text:style-name="T1"> </text:span><text:span text:style-name="T19">Patel</text:span><text:span text:style-name="T26">=</text:span><text:span text:style-name="T1">s </text:span><text:span text:style-name="T19">name</text:span><text:span text:style-name="T1"> </text:span><text:span text:style-name="T19">being</text:span><text:span text:style-name="T1"> </text:span><text:span text:style-name="T19">spelled</text:span><text:span text:style-name="T1"> </text:span><text:span text:style-name="T19">as</text:span><text:span text:style-name="T1"> </text:span><text:span text:style-name="T20">A</text:span><text:span text:style-name="T19">Tapel.</text:span><text:span text:style-name="T21">@</text:span><text:span text:style-name="T1"> <text:s/></text:span><text:span text:style-name="T19">He</text:span><text:span text:style-name="T1"> </text:span><text:span text:style-name="T19">called Kripa</text:span><text:span text:style-name="T1"> </text:span><text:span text:style-name="T19">and</text:span><text:span text:style-name="T1"> </text:span><text:span text:style-name="T19">asked</text:span><text:span text:style-name="T1"> </text:span><text:span text:style-name="T19">why</text:span><text:span text:style-name="T1"> </text:span><text:span text:style-name="T19">she</text:span><text:span text:style-name="T1"> </text:span><text:span text:style-name="T19">didn</text:span><text:span text:style-name="T26">=</text:span><text:span text:style-name="T18">t</text:span><text:span text:style-name="T1"> </text:span><text:span text:style-name="T19">review</text:span><text:span text:style-name="T1"> the </text:span><text:span text:style-name="T19">memo</text:span><text:span text:style-name="T1"> </text:span><text:span text:style-name="T19">before</text:span><text:span text:style-name="T1"> </text:span><text:span text:style-name="T19">sending</text:span><text:span text:style-name="T1"> it out.</text:span></text:p>
      <text:p text:style-name="P168"/>
      <text:p text:style-name="P439"><text:span text:style-name="T1">Kripa said her assistant Shyama (Shah-ma) had typed it and was supposed to return it for review but sent it out instead.</text:span></text:p>
      <text:p text:style-name="P78"/>
      <text:p text:style-name="P440"><text:span text:style-name="T1">She said she had been having problems with Shyama and her spelling errors for months now. She has asked Shyama to be more careful with her typing but little had changed.</text:span></text:p>
      <text:p text:style-name="P78"/>
      <text:p text:style-name="P245"><text:span text:style-name="T1">Kripa asked if he would have a talk with her.</text:span></text:p>
      <text:p text:style-name="P78"/>
      <text:p text:style-name="P245"><text:span text:style-name="T1">A.J. agreed.</text:span></text:p>
      <text:p text:style-name="P114"/>
      <text:p text:style-name="P245"><text:span text:style-name="T6">Shyam</text:span><text:span text:style-name="T19">a</text:span><text:span text:style-name="T1"> </text:span><text:span text:style-name="T6">arrive</text:span><text:span text:style-name="T19">d</text:span><text:span text:style-name="T1"> </text:span><text:span text:style-name="T5">a</text:span><text:span text:style-name="T1">t </text:span><text:span text:style-name="T8">A.J</text:span><text:span text:style-name="T18">.</text:span><text:span text:style-name="T26">=</text:span><text:span text:style-name="T1">s </text:span><text:span text:style-name="T5">office</text:span><text:span text:style-name="T1">,</text:span><text:span text:style-name="T5"> </text:span><text:span text:style-name="T17">A</text:span><text:span text:style-name="T6">Di</text:span><text:span text:style-name="T19">d</text:span><text:span text:style-name="T1"> </text:span><text:span text:style-name="T6">yo</text:span><text:span text:style-name="T19">u</text:span><text:span text:style-name="T1"> </text:span><text:span text:style-name="T6">wan</text:span><text:span text:style-name="T19">t</text:span><text:span text:style-name="T1"> </text:span><text:span text:style-name="T5">t</text:span><text:span text:style-name="T1">o </text:span><text:span text:style-name="T6">se</text:span><text:span text:style-name="T19">e</text:span><text:span text:style-name="T1"> </text:span><text:span text:style-name="T6">me</text:span><text:span text:style-name="T16">?</text:span><text:span text:style-name="T21">@</text:span></text:p>
      <text:p text:style-name="P114"/>
      <text:p text:style-name="P245"><text:span text:style-name="T1">AYes I did,: said A.J. AI sent a memo out to the employees thanking Mr.</text:span></text:p>
      <text:p text:style-name="P441"><text:span text:style-name="T1">Patel for having me come to work here. But I noticed that the memo thanked Mr. </text:span><text:span text:style-name="T19">T-a-p-e-l</text:span><text:span text:style-name="T1"> not </text:span><text:span text:style-name="T18">Mr.</text:span><text:span text:style-name="T1"> P-a-t-e-l.</text:span><text:span text:style-name="T21">@</text:span></text:p>
      <text:p text:style-name="P175"/>
      <text:p text:style-name="P249"><text:span text:style-name="T7">A</text:span><text:span text:style-name="T6">Well</text:span><text:span text:style-name="T19">, </text:span><text:span text:style-name="T6">everyon</text:span><text:span text:style-name="T19">e</text:span><text:span text:style-name="T1"> </text:span><text:span text:style-name="T6">wil</text:span><text:span text:style-name="T19">l</text:span><text:span text:style-name="T1"> </text:span><text:span text:style-name="T64">k</text:span><text:span text:style-name="T6">no</text:span><text:span text:style-name="T19">w</text:span><text:span text:style-name="T1"> </text:span><text:span text:style-name="T6">wh</text:span><text:span text:style-name="T19">o</text:span><text:span text:style-name="T1"> </text:span><text:span text:style-name="T18">I</text:span><text:span text:style-name="T1"> </text:span><text:span text:style-name="T5">meant.</text:span><text:span text:style-name="T21">@</text:span></text:p>
      <text:p text:style-name="P114"/>
      <text:p text:style-name="P219"><text:span text:style-name="T7">A</text:span><text:span text:style-name="T8">Tha</text:span><text:span text:style-name="T18">t </text:span><text:span text:style-name="T6">i</text:span><text:span text:style-name="T19">s</text:span><text:span text:style-name="T1"> </text:span><text:span text:style-name="T5">true</text:span><text:span text:style-name="T1">, </text:span><text:span text:style-name="T6">everyon</text:span><text:span text:style-name="T19">e</text:span><text:span text:style-name="T1"> </text:span><text:span text:style-name="T6">wil</text:span><text:span text:style-name="T19">l</text:span><text:span text:style-name="T1"> </text:span><text:span text:style-name="T6">kno</text:span><text:span text:style-name="T19">w</text:span><text:span text:style-name="T1"> </text:span><text:span text:style-name="T6">wh</text:span><text:span text:style-name="T19">o</text:span><text:span text:style-name="T5"> </text:span><text:span text:style-name="T9">yo</text:span><text:span text:style-name="T24">u</text:span><text:span text:style-name="T23"> </text:span><text:span text:style-name="T1">meant, but t</text:span><text:span text:style-name="T14">h</text:span><text:span text:style-name="T19">ey</text:span><text:span text:style-name="T1"> </text:span><text:span text:style-name="T19">will</text:span><text:span text:style-name="T1"> </text:span><text:span text:style-name="T19">think</text:span><text:span text:style-name="T1"> </text:span><text:span text:style-name="T18">I</text:span><text:span text:style-name="T1"> </text:span><text:span text:style-name="T19">do</text:span><text:span text:style-name="T99">n</text:span><text:span text:style-name="T26">=</text:span><text:span text:style-name="T18">t </text:span><text:span text:style-name="T6">kno</text:span><text:span text:style-name="T19">w</text:span><text:span text:style-name="T1"> </text:span><text:span text:style-name="T5">th</text:span><text:span text:style-name="T1">e </text:span><text:span text:style-name="T6">owne</text:span><text:span text:style-name="T19">r</text:span><text:span text:style-name="T26">=</text:span><text:span text:style-name="T1">s </text:span><text:span text:style-name="T6">nam</text:span><text:span text:style-name="T19">e</text:span><text:span text:style-name="T1"> </text:span><text:span text:style-name="T6">sinc</text:span><text:span text:style-name="T19">e</text:span><text:span text:style-name="T1"> </text:span><text:span text:style-name="T5">th</text:span><text:span text:style-name="T1">e </text:span><text:span text:style-name="T6">mem</text:span><text:span text:style-name="T19">o</text:span><text:span text:style-name="T1"> </text:span><text:span text:style-name="T16">w</text:span><text:span text:style-name="T6">a</text:span><text:span text:style-name="T1">s </text:span><text:span text:style-name="T5">fro</text:span><text:span text:style-name="T1">m </text:span><text:span text:style-name="T5">me</text:span><text:span text:style-name="T1">. <text:s/></text:span><text:span text:style-name="T18">I</text:span><text:span text:style-name="T1"> </text:span><text:span text:style-name="T6">hav</text:span><text:span text:style-name="T19">e</text:span><text:span text:style-name="T1"> </text:span><text:span text:style-name="T6">hear</text:span><text:span text:style-name="T19">d</text:span><text:span text:style-name="T1"> </text:span><text:span text:style-name="T5">fro</text:span><text:span text:style-name="T1">m </text:span><text:span text:style-name="T6">Kripa</text:span></text:p>
      <text:p text:style-name="P442"><text:span text:style-name="T1">that she has talked to you about misspellings for quite some time now and she </text:span><text:span text:style-name="T19">says nothing</text:span><text:span text:style-name="T1"> </text:span><text:span text:style-name="T19">seems</text:span><text:span text:style-name="T1"> to </text:span><text:span text:style-name="T19">change.</text:span><text:span text:style-name="T21">@</text:span></text:p>
      <text:p text:style-name="P78"/>
      <text:p text:style-name="P219"><text:span text:style-name="T7">A</text:span><text:span text:style-name="T18">I</text:span><text:span text:style-name="T1"> </text:span><text:span text:style-name="T6">hav</text:span><text:span text:style-name="T19">e</text:span><text:span text:style-name="T1"> </text:span><text:span text:style-name="T6">s</text:span><text:span text:style-name="T19">o</text:span><text:span text:style-name="T1"> </text:span><text:span text:style-name="T6">muc</text:span><text:span text:style-name="T19">h</text:span><text:span text:style-name="T1"> </text:span><text:span text:style-name="T6">wor</text:span><text:span text:style-name="T19">k</text:span><text:span text:style-name="T1"> </text:span><text:span text:style-name="T5">t</text:span><text:span text:style-name="T1">o </text:span><text:span text:style-name="T6">d</text:span><text:span text:style-name="T19">o</text:span><text:span text:style-name="T1"> </text:span><text:span text:style-name="T5">tha</text:span><text:span text:style-name="T1">t </text:span><text:span text:style-name="T18">I</text:span><text:span text:style-name="T1"> </text:span><text:span text:style-name="T6">don</text:span><text:span text:style-name="T26">=</text:span><text:span text:style-name="T18">t</text:span><text:span text:style-name="T1"> </text:span><text:span text:style-name="T6">hav</text:span><text:span text:style-name="T19">e</text:span><text:span text:style-name="T1"> </text:span><text:span text:style-name="T5">tim</text:span><text:span text:style-name="T1">e </text:span><text:span text:style-name="T5">t</text:span><text:span text:style-name="T1">o </text:span><text:span text:style-name="T6">wast</text:span><text:span text:style-name="T19">e</text:span><text:span text:style-name="T1"> </text:span><text:span text:style-name="T6">b</text:span><text:span text:style-name="T19">y</text:span><text:span text:style-name="T1"> </text:span><text:span text:style-name="T6">goin</text:span><text:span text:style-name="T19">g</text:span><text:span text:style-name="T1"> </text:span><text:span text:style-name="T6">over everythin</text:span><text:span text:style-name="T19">g</text:span><text:span text:style-name="T1"> </text:span><text:span text:style-name="T6">lookin</text:span><text:span text:style-name="T19">g</text:span><text:span text:style-name="T1"> </text:span><text:span text:style-name="T5">fo</text:span><text:span text:style-name="T1">r </text:span><text:span text:style-name="T5">errors</text:span><text:span text:style-name="T64">,</text:span><text:span text:style-name="T21">@</text:span><text:span text:style-name="T1"> </text:span><text:span text:style-name="T19">S</text:span><text:span text:style-name="T16">h</text:span><text:span text:style-name="T19">yama</text:span><text:span text:style-name="T1"> </text:span><text:span text:style-name="T19">said.</text:span></text:p>
      <text:p text:style-name="P443"><text:span text:style-name="T20">A</text:span><text:span text:style-name="T18">It</text:span><text:span text:style-name="T26">=</text:span><text:span text:style-name="T1">s not </text:span><text:span text:style-name="T19">how</text:span><text:span text:style-name="T1"> </text:span><text:span text:style-name="T18">fast</text:span><text:span text:style-name="T1"> y</text:span><text:span text:style-name="T19">ou</text:span><text:span text:style-name="T1"> </text:span><text:span text:style-name="T19">do</text:span><text:span text:style-name="T1"> the </text:span><text:span text:style-name="T19">job,</text:span><text:span text:style-name="T1"> its</text:span><text:span text:style-name="T26">=</text:span><text:span text:style-name="T1"> </text:span><text:span text:style-name="T19">also</text:span><text:span text:style-name="T1"> </text:span><text:span text:style-name="T19">doing</text:span><text:span text:style-name="T1"> the </text:span><text:span text:style-name="T19">job</text:span><text:span text:style-name="T1"> right. <text:s/></text:span><text:span text:style-name="T18">I</text:span><text:span text:style-name="T1"> </text:span><text:span text:style-name="T19">know</text:span><text:span text:style-name="T1"> </text:span><text:span text:style-name="T19">what</text:span><text:span text:style-name="T1"> it is like to feel overworked. When I was the administrator of the ashram I felt stressed to the point of wanting to quit. I realized I needed to make my work a kind of meditation. That change of attitude made me more centered, relaxed, </text:span><text:span text:style-name="T19">and</text:span><text:span text:style-name="T1"> </text:span><text:span text:style-name="T19">produc</text:span><text:span text:style-name="T18">tive,</text:span><text:span text:style-name="T21">@</text:span><text:span text:style-name="T1"> </text:span><text:span text:style-name="T18">A.J.</text:span><text:span text:style-name="T1"> s</text:span><text:span text:style-name="T19">aid.</text:span></text:p>
      <text:p text:style-name="P269"/>
      <text:p text:style-name="P444"><text:span text:style-name="T20">A</text:span><text:span text:style-name="T18">That</text:span><text:span text:style-name="T26">=</text:span><text:span text:style-name="T1">s </text:span><text:span text:style-name="T19">great</text:span><text:span text:style-name="T1"> that </text:span><text:span text:style-name="T19">you</text:span><text:span text:style-name="T1"> </text:span><text:span text:style-name="T19">worked</text:span><text:span text:style-name="T1"> at </text:span><text:span text:style-name="T19">an</text:span><text:span text:style-name="T1"> </text:span><text:span text:style-name="T19">ashram</text:span><text:span text:style-name="T1"> </text:span><text:span text:style-name="T19">where</text:span><text:span text:style-name="T1"> </text:span><text:span text:style-name="T19">everyone</text:span><text:span text:style-name="T1"> </text:span><text:span text:style-name="T19">could</text:span><text:span text:style-name="T1"> </text:span><text:span text:style-name="T19">spend </text:span><text:span text:style-name="T1">time mediating, AShyama said, Abut I am stuck here eight to ten hours a day and </text:span><text:span text:style-name="T19">when</text:span><text:span text:style-name="T1"> </text:span><text:span text:style-name="T18">I</text:span><text:span text:style-name="T1"> </text:span><text:span text:style-name="T19">leave</text:span><text:span text:style-name="T1"> </text:span><text:span text:style-name="T18">I</text:span><text:span text:style-name="T1"> </text:span><text:span text:style-name="T19">have</text:span><text:span text:style-name="T1"> to take </text:span><text:span text:style-name="T19">care</text:span><text:span text:style-name="T1"> of my family. <text:s/></text:span><text:span text:style-name="T18">I</text:span><text:span text:style-name="T1"> </text:span><text:span text:style-name="T19">don</text:span><text:span text:style-name="T26">=</text:span><text:span text:style-name="T18">t</text:span><text:span text:style-name="T1"> </text:span><text:span text:style-name="T19">have</text:span><text:span text:style-name="T1"> time for </text:span><text:span text:style-name="T19">meditation.</text:span><text:span text:style-name="T1"> <text:s/></text:span><text:span text:style-name="T18">It </text:span><text:span text:style-name="T19">would</text:span><text:span text:style-name="T1"> </text:span><text:span text:style-name="T19">be</text:span><text:span text:style-name="T1"> </text:span><text:span text:style-name="T19">great</text:span><text:span text:style-name="T1"> if </text:span><text:span text:style-name="T19">we</text:span><text:span text:style-name="T1"> </text:span><text:span text:style-name="T19">could</text:span><text:span text:style-name="T1"> </text:span><text:span text:style-name="T19">all</text:span><text:span text:style-name="T1"> </text:span><text:span text:style-name="T19">wor</text:span><text:span text:style-name="T1">k at </text:span><text:span text:style-name="T19">an</text:span><text:span text:style-name="T1"> ashram, but </text:span><text:span text:style-name="T19">we</text:span><text:span text:style-name="T1"> </text:span><text:span text:style-name="T19">can</text:span><text:span text:style-name="T26">=</text:span><text:span text:style-name="T18">t.</text:span><text:span text:style-name="T21">@</text:span></text:p>
      <text:p text:style-name="P78"/>
      <text:p text:style-name="P445"><text:span text:style-name="T1">Since it was getting late and he realized she was too caught up in her anxiety and defensiveness to hear what he was saying, he suggested they meet again in a few days.</text:span></text:p>
      <text:p text:style-name="P205"/>
      <text:p text:style-name="P43"><text:span text:style-name="T36">O</text:span><text:span text:style-name="T29">n </text:span><text:span text:style-name="T35">hi</text:span><text:span text:style-name="T30">s</text:span><text:span text:style-name="T28"> </text:span><text:span text:style-name="T35">wal</text:span><text:span text:style-name="T30">k</text:span><text:span text:style-name="T28"> </text:span><text:span text:style-name="T35">hom</text:span><text:span text:style-name="T30">e</text:span><text:span text:style-name="T28"> </text:span><text:span text:style-name="T34">tha</text:span><text:span text:style-name="T28">t </text:span><text:span text:style-name="T35">evening</text:span><text:span text:style-name="T30">,</text:span><text:span text:style-name="T28"> </text:span><text:span text:style-name="T36">A.J</text:span><text:span text:style-name="T29">.</text:span><text:span text:style-name="T28"> </text:span><text:span text:style-name="T35">could</text:span><text:span text:style-name="T48">n</text:span><text:span text:style-name="T31">=</text:span><text:span text:style-name="T29">t</text:span><text:span text:style-name="T28"> get </text:span><text:span text:style-name="T30">Shyam</text:span><text:span text:style-name="T56">a</text:span><text:span text:style-name="T31">=</text:span><text:span text:style-name="T28">s </text:span><text:span text:style-name="T35">word</text:span><text:span text:style-name="T30">s</text:span><text:span text:style-name="T28"> </text:span><text:span text:style-name="T34">ou</text:span><text:span text:style-name="T28">t </text:span><text:span text:style-name="T34">of </text:span><text:span text:style-name="T35">hi</text:span><text:span text:style-name="T30">s</text:span><text:span text:style-name="T28"> </text:span><text:span text:style-name="T35">mind</text:span><text:span text:style-name="T43">.</text:span><text:span text:style-name="T41"> <text:s/></text:span><text:span text:style-name="T39">Ho</text:span><text:span text:style-name="T42">w</text:span><text:span text:style-name="T41"> </text:span><text:span text:style-name="T39">ni</text:span><text:span text:style-name="T53">c</text:span><text:span text:style-name="T42">e</text:span><text:span text:style-name="T41"> </text:span><text:span text:style-name="T38">i</text:span><text:span text:style-name="T41">t </text:span><text:span text:style-name="T39">woul</text:span><text:span text:style-name="T42">d</text:span><text:span text:style-name="T41"> </text:span><text:span text:style-name="T39">b</text:span><text:span text:style-name="T42">e</text:span><text:span text:style-name="T41"> </text:span><text:span text:style-name="T38">i</text:span><text:span text:style-name="T41">f </text:span><text:span text:style-name="T39">everyon</text:span><text:span text:style-name="T42">e</text:span><text:span text:style-name="T41"> </text:span><text:span text:style-name="T39">coul</text:span><text:span text:style-name="T42">d</text:span><text:span text:style-name="T41"> </text:span><text:span text:style-name="T92">A</text:span><text:span text:style-name="T42">work</text:span><text:span text:style-name="T41"> at </text:span><text:span text:style-name="T42">an</text:span><text:span text:style-name="T41"> </text:span><text:span text:style-name="T42">ashra</text:span><text:span text:style-name="T55">m</text:span><text:span text:style-name="T40">.</text:span><text:span text:style-name="T91">@</text:span><text:span text:style-name="T89"> <text:s/></text:span><text:span text:style-name="T35">H</text:span><text:span text:style-name="T30">e</text:span><text:span text:style-name="T28"> </text:span><text:span text:style-name="T35">was </text:span><text:span text:style-name="T28">also recalling the situations with Sridhar and Pradeep.</text:span></text:p>
      <text:p text:style-name="P175"/>
      <text:p text:style-name="P446"><text:span text:style-name="T1">All of these thoughts led him to contemplate the differences between the ashram and the incense factory. Then an image of Swamiji saying to him, </text:span><text:span text:style-name="T20">A</text:span><text:span text:style-name="T19">Utilize</text:span><text:span text:style-name="T1"> </text:span><text:span text:style-name="T19">wh</text:span><text:span text:style-name="T18">at </text:span><text:span text:style-name="T19">you</text:span><text:span text:style-name="T1"> </text:span><text:span text:style-name="T19">have</text:span><text:span text:style-name="T1"> </text:span><text:span text:style-name="T19">learned</text:span><text:span text:style-name="T1"> </text:span><text:span text:style-name="T19">he</text:span><text:span text:style-name="T18">re, </text:span><text:span text:style-name="T19">and</text:span><text:span text:style-name="T1"> </text:span><text:span text:style-name="T19">integrate</text:span><text:span text:style-name="T1"> it </text:span><text:span text:style-name="T19">into</text:span><text:span text:style-name="T1"> </text:span><text:span text:style-name="T19">your</text:span><text:span text:style-name="T1"> work,</text:span><text:span text:style-name="T21">@</text:span><text:span text:style-name="T1"> </text:span><text:span text:style-name="T19">flashed</text:span><text:span text:style-name="T1"> </text:span><text:span text:style-name="T19">into his</text:span><text:span text:style-name="T1"> </text:span><text:span text:style-name="T19">mind.</text:span><text:span text:style-name="T1"> <text:s/></text:span><text:span text:style-name="T18">A.J.</text:span><text:span text:style-name="T1"> </text:span><text:span text:style-name="T19">whispered</text:span><text:span text:style-name="T1"> </text:span><text:span text:style-name="T19">these</text:span><text:span text:style-name="T1"> </text:span><text:span text:style-name="T19">words:</text:span><text:span text:style-name="T1"> <text:s/></text:span><text:span text:style-name="T20">A</text:span><text:span text:style-name="T18">If</text:span><text:span text:style-name="T1"> </text:span><text:span text:style-name="T19">you</text:span><text:span text:style-name="T1"> </text:span><text:span text:style-name="T19">can</text:span><text:span text:style-name="T26">=</text:span><text:span text:style-name="T18">t</text:span><text:span text:style-name="T1"> </text:span><text:span text:style-name="T19">bring</text:span><text:span text:style-name="T1"> the </text:span><text:span text:style-name="T19">workers</text:span><text:span text:style-name="T1"> to the </text:span><text:span text:style-name="T19">ashram</text:span><text:span text:style-name="T1"> </text:span><text:span text:style-name="T19">why</text:span><text:span text:style-name="T1"> not </text:span><text:span text:style-name="T19">bring</text:span><text:span text:style-name="T1"> the </text:span><text:span text:style-name="T19">ashram</text:span><text:span text:style-name="T1"> to the workers.</text:span><text:span text:style-name="T21">@</text:span><text:span text:style-name="T1"> <text:s/></text:span><text:span text:style-name="T23">What </text:span><text:span text:style-name="T24">a</text:span><text:span text:style-name="T23"> </text:span><text:span text:style-name="T24">great</text:span><text:span text:style-name="T23"> </text:span><text:span text:style-name="T24">idea</text:span><text:span text:style-name="T18">,</text:span><text:span text:style-name="T1"> </text:span><text:span text:style-name="T19">he </text:span><text:span text:style-name="T1">thought.</text:span></text:p>
      <text:p text:style-name="P206"/>
      <text:p text:style-name="P447"><text:span text:style-name="T1">Excitement raced through his body like electricity; he was filled with ecstasy and realized his role in the drama of the universe. In that perfect moment he felt spiritually whole, full of joy, and wanted others to experience it also.</text:span></text:p>
      <text:p text:style-name="P114"/>
      <text:p text:style-name="P448"><text:span text:style-name="T19">He</text:span><text:span text:style-name="T1"> </text:span><text:span text:style-name="T19">was</text:span><text:span text:style-name="T1"> </text:span><text:span text:style-name="T19">so</text:span><text:span text:style-name="T1"> exc</text:span><text:span text:style-name="T19">ited</text:span><text:span text:style-name="T1"> to get </text:span><text:span text:style-name="T19">home</text:span><text:span text:style-name="T1"> to start </text:span><text:span text:style-name="T19">working</text:span><text:span text:style-name="T1"> </text:span><text:span text:style-name="T19">on</text:span><text:span text:style-name="T1"> this </text:span><text:span text:style-name="T19">idea</text:span><text:span text:style-name="T1"> </text:span><text:span text:style-name="T19">he</text:span><text:span text:style-name="T1"> </text:span><text:span text:style-name="T19">couldn</text:span><text:span text:style-name="T26">=</text:span><text:span text:style-name="T18">t </text:span><text:span text:style-name="T1">walk fast enough.</text:span></text:p>
      <text:p text:style-name="P449"/>
      <text:p text:style-name="P82"/>
      <text:p text:style-name="P82"/>
      <text:p text:style-name="P82"/>
      <text:p text:style-name="P82"/>
      <text:p text:style-name="P82"/>
      <text:p text:style-name="P82"/>
      <text:p text:style-name="P82"/>
      <text:p text:style-name="P270"/>
      <text:p text:style-name="P44"><text:span text:style-name="T41">WHENEVER THE EGO IS IDENTIFIED AS THE DOER, THE LARGER THE WALL</text:span></text:p>
      <text:p text:style-name="P25"><text:span text:style-name="T41">IT BUILDS AROUND THE TRUE SELF.</text:span></text:p>
      <text:p text:style-name="P100"><text:span text:style-name="T1">CHAPTER EIGHT</text:span></text:p>
      <text:p text:style-name="P156"/>
      <text:p text:style-name="P45"><text:span text:style-name="T41">The Beginning of the NAMASTE Program</text:span></text:p>
      <text:p text:style-name="P80"/>
      <text:p text:style-name="P177"/>
      <text:p text:style-name="P225"><text:span text:style-name="T1">The moment A.J. walked into his cottage he wrote about the realizations and thoughts he had while walking home that evening. Ideas were coming to his mind faster than he could write them on paper. He knew that this philosophy of bringing the ashram to the workplace, if interwoven into the corporate culture, would make it a happier, healthier, and more productive environment.</text:span></text:p>
      <text:p text:style-name="P78"/>
      <text:p text:style-name="P450"><text:span text:style-name="T1">He came up with the acronym N.A.M.A.S.T.E., which recognizes that we are all connected in the place of spirit. He made that the core emphasis of his program.</text:span></text:p>
      <text:p text:style-name="P78"/>
      <text:p text:style-name="P246">N.<text:tab/>NUTURE spirituality, be positive, encourage fun, and share<text:span text:style-name="T128"> </text:span>joy</text:p>
      <text:p text:style-name="Text_20_body"/>
      <text:p text:style-name="P246">A.<text:tab/>ACKNOWLEDGE the divinity in every one (including<text:span text:style-name="T131"> </text:span>yourself)</text:p>
      <text:p text:style-name="Text_20_body"/>
      <text:p text:style-name="P246">M.<text:tab/>MOTIVATE others by your actions, attitude, and<text:span text:style-name="T135"> </text:span>behavior</text:p>
      <text:p text:style-name="Text_20_body"/>
      <text:p text:style-name="P247">A.<text:tab/>ASSIST others to grow spiritually, and develop trust in each<text:span text:style-name="T136"> </text:span>other</text:p>
      <text:p text:style-name="Text_20_body"/>
      <text:list xml:id="list97105398208887888" text:style-name="WWNum1">
        <text:list-item>
          <text:p text:style-name="P741"><text:span text:style-name="T137">SERVE others, and the</text:span><text:span text:style-name="T139"> </text:span><text:span text:style-name="T137">organization</text:span></text:p>
        </text:list-item>
      </text:list>
      <text:p text:style-name="Text_20_body"/>
      <text:list xml:id="list214054804330964" text:continue-numbering="true" text:style-name="WWNum1">
        <text:list-item>
          <text:p text:style-name="P746"><text:span text:style-name="T137">TEACH workers to improve their professional and personal skills, and to communicate, compromise, and</text:span><text:span text:style-name="T140"> </text:span><text:span text:style-name="T137">cooperate</text:span></text:p>
        </text:list-item>
      </text:list>
      <text:p text:style-name="P451">E.<text:tab/>EVALUATE progress by giving and receiving feedback, clarifying <text:span text:style-name="T167">goals, </text:span>and by being a student of your own<text:span text:style-name="T128"> </text:span>behavior</text:p>
      <text:p text:style-name="P178"/>
      <text:p text:style-name="P305">The challenge for A.J. was to make his idea work at Superior Incense. He wrote more on his philosophy and worked to expand his thinking. After several months, he had completed work on his two-day NAMASTE training program, which included follow-up. He then made an appointment to meet with Mr. Patel for his review.</text:p>
      <text:p text:style-name="Text_20_body"/>
      <text:p text:style-name="P452">Mr. Patel was supportive, but had concerns about the time needed to train all of the employees.</text:p>
      <text:p text:style-name="Text_20_body"/>
      <text:p text:style-name="P453">A.J. pointed out that the investment in time would result in increased productivity, higher morale, increased teamwork, increased customer satisfaction, and increased sales.</text:p>
      <text:p text:style-name="P155"/>
      <text:p text:style-name="P454"><text:span text:style-name="T168">Mr.</text:span> Patel said, <text:span text:style-name="T20">A</text:span><text:span text:style-name="T168">How</text:span> can I <text:span text:style-name="T168">say</text:span> no to that?<text:span text:style-name="T21">@</text:span><text:span text:style-name="T1"> <text:s/></text:span><text:span text:style-name="T168">He</text:span> told <text:span text:style-name="T168">A.J.</text:span> that he had been doing a great job at the company and trusted him to teach the course. He said, <text:span text:style-name="T1">A</text:span>You have my blessing with one condition. I want you to document both the positive and negative effects of your <text:span text:style-name="T168">NAMASTE</text:span> program.<text:span text:style-name="T21">@</text:span></text:p>
      <text:p text:style-name="P455">A.J. thanked him and left the office with a smile on his face. He chose to begin teaching <text:span text:style-name="T168">his</text:span> program to Sridhar<text:span text:style-name="T26">=</text:span><text:span text:style-name="T168">s</text:span> shipping and receiving department. <text:s/>Since he had recurring problem<text:span text:style-name="T168">s</text:span> with that department and Sridhar<text:span text:style-name="T26">=</text:span><text:span text:style-name="T168">s</text:span> management style, he felt they would benefit the most. He met privately with Sridhar to explain the program and seek his support.</text:p>
      <text:p text:style-name="P113"/>
      <text:p text:style-name="P456">Initially Sridhar was skeptical because he always ruled his department with an iron fist and never thought of himself as being part of the problem. He always got the job done, though usually through intimidation, which created conflict in his department.</text:p>
      <text:p text:style-name="Text_20_body"/>
      <text:p text:style-name="P458">Sridhar felt uncomfortable about the program, but he agreed to give it a chance and to try to be supportive.</text:p>
      <text:p text:style-name="Text_20_body"/>
      <text:p text:style-name="P459">A.J. decided the conference room next to the cafeteria would be the perfect meeting place. <text:s/><text:span text:style-name="T168">All</text:span> twelve people from <text:span text:style-name="T168">Sr</text:span>idhar<text:span text:style-name="T26">=</text:span><text:span text:style-name="T168">s</text:span> department arrived on time and sat on cushions placed on the floor.</text:p>
      <text:p text:style-name="P149"/>
      <text:p text:style-name="P460">A.J. gave the participants an overview of the program. He said, <text:span text:style-name="T1">A</text:span>As a result of this program, you can expect to have a more cooperative, supportive, harmonious, productive, and communicative environment in your department, and throughout the company.<text:span text:style-name="T21">@</text:span></text:p>
      <text:p text:style-name="P156"/>
      <text:p text:style-name="P457">The employees gave each other looks of disbelief. One person turned to <text:span text:style-name="T168">his</text:span> neighbor and asked, <text:span text:style-name="T20">A</text:span><text:span text:style-name="T168">Did</text:span> he <text:span text:style-name="T168">sm</text:span>oke incense <text:span text:style-name="T168">this</text:span> morning?<text:span text:style-name="T21">@</text:span></text:p>
      <text:p text:style-name="P150"/>
      <text:p text:style-name="P461"><text:span text:style-name="T168">A.J.</text:span> picked up on the group<text:span text:style-name="T26">=</text:span><text:span text:style-name="T168">s</text:span> skepticism and knew that he couldn<text:span text:style-name="T26">=</text:span>t go any further without dealing with their objections first. <text:s/><text:span text:style-name="T20">A</text:span><text:span text:style-name="T168">I sense</text:span> that you don<text:span text:style-name="T26">=</text:span>t believe this could happen here. I know it can. When I managed the ashram we achieved all these <text:span text:style-name="T168">s</text:span>ame qualities.<text:span text:style-name="T21">@</text:span></text:p>
      <text:p text:style-name="P271"/>
      <text:p text:style-name="P286"><text:span text:style-name="T168">A</text:span><text:span text:style-name="T131"> worke</text:span>r<text:span text:style-name="T131"> said</text:span>, <text:span text:style-name="T7">A</text:span><text:span text:style-name="T168">This is</text:span><text:span text:style-name="T170">n</text:span><text:span text:style-name="T10">=</text:span>t<text:span text:style-name="T26">=</text:span><text:span text:style-name="T111"> </text:span>an ashra<text:span text:style-name="T169">m</text:span>. <text:s/>Believe <text:span text:style-name="T169">m</text:span>e, it could never happen</text:p>
      <text:p text:style-name="P462">here<text:span text:style-name="T131">.</text:span><text:span text:style-name="T21">@</text:span></text:p>
      <text:p text:style-name="P207"/>
      <text:p text:style-name="P286"><text:span text:style-name="T20">A</text:span><text:span text:style-name="T167">W</text:span>hy couldn<text:span text:style-name="T26">=</text:span>t<text:span text:style-name="T131"> it</text:span><text:span text:style-name="T173">?</text:span><text:span text:style-name="T21">@</text:span><text:span text:style-name="T103"> </text:span><text:span text:style-name="T132">A.J</text:span><text:span text:style-name="T168">.</text:span><text:span text:style-name="T131"> asked.</text:span></text:p>
      <text:p text:style-name="P155"/>
      <text:p text:style-name="P463"><text:span text:style-name="T7">A</text:span><text:span text:style-name="T168">Because t</text:span><text:span text:style-name="T170">h</text:span><text:span text:style-name="T168">ey are </text:span><text:span text:style-name="T170">m</text:span><text:span text:style-name="T132">o</text:span><text:span text:style-name="T168">re interested in</text:span><text:span text:style-name="T170"> m</text:span><text:span text:style-name="T168">aking </text:span><text:span text:style-name="T170">m</text:span><text:span text:style-name="T174">o</text:span><text:span text:style-name="T168">ney than caring about us</text:span><text:span text:style-name="T170">.</text:span><text:span text:style-name="T21">@ </text:span><text:span text:style-name="T7">A</text:span><text:span text:style-name="T131">B</text:span>y<text:span text:style-name="T131"> </text:span><text:span text:style-name="T175">they </text:span>do you <text:span text:style-name="T169">m</text:span>ean the co<text:span text:style-name="T169">m</text:span>pany<text:span text:style-name="T173">?</text:span><text:span text:style-name="T21">@</text:span><text:span text:style-name="T111"> </text:span>asked <text:span text:style-name="T168">A.J.</text:span></text:p>
      <text:p text:style-name="P285"><text:span text:style-name="T7">A</text:span><text:span text:style-name="T168">Yes</text:span><text:span text:style-name="T132">,</text:span><text:span text:style-name="T21">@</text:span><text:span text:style-name="T111"> </text:span>said the worker.</text:p>
      <text:p text:style-name="P155"/>
      <text:p text:style-name="P464">Another worker said, <text:span text:style-name="T1">A</text:span>It will never happen here because nothing ever <text:span text:style-name="T168">changes with them. <text:s/>The managers have to change first, not us.</text:span><text:span text:style-name="T21">@</text:span></text:p>
      <text:p text:style-name="P465">Sridhar said, <text:span text:style-name="T1">A</text:span>The other managers will never change because they already have their minds <text:span text:style-name="T168">set</text:span> on doing everything the same old way.<text:span text:style-name="T21">@</text:span></text:p>
      <text:p text:style-name="P466">A.J. wrote objections on the white board as everyone brought up his or her feelings as to why change was unlikely. When all the negative thoughts were revealed, A.J. said, <text:span text:style-name="T1">A</text:span>Thanks for all of your input. I see by looking at the board <text:span text:style-name="T168">that some words are repeated s</text:span>everal tim<text:span text:style-name="T168">es.</text:span><text:span text:style-name="T21">@</text:span><text:span text:style-name="T1"> <text:s/></text:span><text:span text:style-name="T168">A.J.</text:span> erased the board and wrote the <text:span text:style-name="T168">words</text:span> <text:span text:style-name="T175">they, them</text:span>, and <text:span text:style-name="T175">mind</text:span>. <text:s/><text:span text:style-name="T20">A</text:span>Who are <text:span text:style-name="T175">they </text:span>and <text:span text:style-name="T175">them</text:span>?<text:span text:style-name="T21">@</text:span><text:span text:style-name="T1"> </text:span>he asked the group.</text:p>
      <text:p text:style-name="P196"/>
      <text:p text:style-name="P283"><text:span text:style-name="T7">A</text:span>The<text:span text:style-name="T173"> </text:span><text:span text:style-name="T169">m</text:span>anage<text:span text:style-name="T169">m</text:span>ent<text:span text:style-name="T131">,</text:span><text:span text:style-name="T21">@</text:span><text:span text:style-name="T111"> </text:span>c<text:span text:style-name="T173">a</text:span>me one <text:span text:style-name="T168">answer.</text:span></text:p>
      <text:p text:style-name="P155"/>
      <text:p text:style-name="P283"><text:span text:style-name="T7">A</text:span><text:span text:style-name="T168">It</text:span><text:span text:style-name="T132"> </text:span><text:span text:style-name="T168">is</text:span><text:span text:style-name="T131"> </text:span>also<text:span text:style-name="T131"> </text:span>the<text:span text:style-name="T131"> </text:span>ownersh<text:span text:style-name="T173">i</text:span>p, and co<text:span text:style-name="T169">m</text:span><text:span text:style-name="T131">p</text:span>any politics<text:span text:style-name="T131">,</text:span><text:span text:style-name="T21">@</text:span><text:span text:style-name="T111"> </text:span>ca<text:span text:style-name="T169">m</text:span>e another <text:span text:style-name="T168">answer.</text:span></text:p>
      <text:p text:style-name="Text_20_body"/>
      <text:p text:style-name="P285"><text:span text:style-name="T168">A.J.</text:span> said, <text:span text:style-name="T7">A</text:span><text:span text:style-name="T168">Now,</text:span> how does the word<text:span text:style-name="T169"> </text:span><text:span text:style-name="T175">mind </text:span><text:span text:style-name="T131">f</text:span>it into<text:span text:style-name="T169"> </text:span><text:span text:style-name="T168">thi</text:span><text:span text:style-name="T170">s</text:span><text:span text:style-name="T173">?</text:span><text:span text:style-name="T21">@</text:span></text:p>
      <text:p text:style-name="P156"/>
      <text:p text:style-name="P467"><text:span text:style-name="T168">He</text:span> <text:span text:style-name="T168">was</text:span> greeted with blank <text:span text:style-name="T168">stares.</text:span> <text:s/><text:span text:style-name="T20">A</text:span><text:span text:style-name="T168">Isn</text:span><text:span text:style-name="T26">=</text:span>t the mind or mind-set of <text:span text:style-name="T168">this </text:span>company what controls the environment here? We could call that mind-set the company, or the corporate culture.<text:span text:style-name="T21">@</text:span></text:p>
      <text:p text:style-name="P114"/>
      <text:p text:style-name="P468">A voice came from the group, <text:span text:style-name="T1">A</text:span>The culture has to change first; old dogs don<text:span text:style-name="T26">=</text:span>t learn ne<text:span text:style-name="T168">w</text:span> tricks.<text:span text:style-name="T21">@</text:span></text:p>
      <text:p text:style-name="P150"/>
      <text:p text:style-name="P469"><text:span text:style-name="T168">A.J.</text:span> said, <text:span text:style-name="T20">A</text:span><text:span text:style-name="T168">Yes,</text:span> but aren<text:span text:style-name="T26">=</text:span>t <text:span text:style-name="T168">we</text:span> part of that culture? <text:s/>And since change begins with <text:span text:style-name="T168">us</text:span> <text:span text:style-name="T168">we</text:span> need to be <text:span text:style-name="T168">responsible</text:span> for ourselves and also learn <text:span text:style-name="T26">&gt;</text:span><text:span text:style-name="T168">new</text:span> tricks.<text:span text:style-name="T26">= </text:span>Did you realize that within the word <text:span text:style-name="T175">them </text:span>are the letters that spell <text:span text:style-name="T175">me</text:span>, so the change I seek in <text:span text:style-name="T175">them </text:span>begins with me. Also within <text:span text:style-name="T175">them </text:span>is the word <text:span text:style-name="T175">He</text:span>, who provides the spiritual support for our change. We can never say <text:span text:style-name="T175">them </text:span>without taking into consideration <text:span text:style-name="T176">He</text:span><text:span text:style-name="T175"> </text:span>and <text:span text:style-name="T176">me</text:span><text:span text:style-name="T175"> </text:span>first.<text:span text:style-name="T21">@</text:span></text:p>
      <text:p text:style-name="P114"/>
      <text:p text:style-name="P470">After one full day, the meeting was over and everyone left the room. Sridhar told A.J. that he thought the class was intriguing. As A.J. looked into Sridhar<text:span text:style-name="T26">=</text:span><text:span text:style-name="T168">s</text:span> eyes he <text:span text:style-name="T168">saw</text:span> the defensive barriers had been let down. <text:s/>By the end of the second <text:span text:style-name="T168">session</text:span> Sridhar<text:span text:style-name="T26">=</text:span><text:span text:style-name="T168">s</text:span> attitude <text:span text:style-name="T168">was</text:span> changing and it appeared he <text:span text:style-name="T168">was</text:span> becoming a more open person. <text:span text:style-name="T168">He</text:span> <text:span text:style-name="T168">was</text:span> taking responsibility for <text:span text:style-name="T168">his</text:span> actions and other<text:span text:style-name="T26">=</text:span><text:span text:style-name="T168">s </text:span>reactions toward him.</text:p>
      <text:p text:style-name="P113"/>
      <text:p text:style-name="P471">Within a few months all of the employees at Superior Incense went through the program, and according to the evaluations, received great value. A.J. used absenteeism and accidents as a parameter to measure the results of the program.</text:p>
      <text:p text:style-name="P149"/>
      <text:p text:style-name="P472">He also used pre- and post <text:span text:style-name="T1">B</text:span><text:span text:style-name="T119"> </text:span>productivity measurements to evaluate <text:span text:style-name="T128">the </text:span>effectiveness of<text:span text:style-name="T131"> </text:span>NAMASTE.</text:p>
      <text:p text:style-name="Text_20_body"/>
      <text:p text:style-name="P473">After six months the results were in and NAMASTE resulted positively in all areas measured. A.J. implemented follow-up and support programs to maintain the positive<text:span text:style-name="T169"> </text:span>results.</text:p>
      <text:p text:style-name="Text_20_body"/>
      <text:p text:style-name="P474">One of the new additions under the NAMASTE program was designating a room for workers to meditate and relax in. A.J. knew that this special R&amp;R</text:p>
      <text:p text:style-name="P475">(Relaxation and Revitalization) room would help employees reduce the daily buildup of stress, and connect them directly to the peaceful place within them.</text:p>
      <text:p text:style-name="Text_20_body"/>
      <text:p text:style-name="P306">He also knew that in order to sustain the success of the program, the entire company had to support both the program and the R&amp;R room.</text:p>
      <text:p text:style-name="P93"/>
      <text:p text:style-name="P476">A lot of thought went into designing an environment that would encourage meditation and relaxation.</text:p>
      <text:p text:style-name="Text_20_body"/>
      <text:p text:style-name="P456">The room was dimly lit with light blue walls and puffy white clouds painted on the ceiling. Candles burned, and the smell of incense filled the room. Cushions were placed on the floor, and benches were fastened to the back wall. Statues, plants, and paintings of Hindu deities were placed strategically around the room. Peaceful and relaxing sitar music filled the air.</text:p>
      <text:p text:style-name="Text_20_body"/>
      <text:p text:style-name="P477"><text:span text:style-name="T177">Welcome.</text:span></text:p>
      <text:p text:style-name="P153"/>
      <text:p text:style-name="P478"><text:span text:style-name="T177">Please Observe Silence</text:span></text:p>
      <text:p text:style-name="P153"/>
      <text:p text:style-name="P254">was painted on the door.</text:p>
      <text:p text:style-name="Text_20_body"/>
      <text:p text:style-name="P480">Workers used the room during their breaks or on their own time. Some workers found that they preferred using the room after work to reduce their stress before going home and also to miss the hectic work traffic. Others linked coming in before work, using the room to relax and create objectivity and balance for the day.</text:p>
      <text:p text:style-name="P93"/>
      <text:p text:style-name="P481">As word spread in the community of the success of the NAMASTE program, local newspapers and business journals interviewed A.J. He was being asked to be a luncheon speaker at many local companies and organizations.</text:p>
      <text:p text:style-name="P155"/>
      <text:p text:style-name="P481">He now recalled the words of his beloved teacher: <text:span text:style-name="T1">A</text:span>Your brilliance will <text:span text:style-name="T168">become a model for others.</text:span><text:span text:style-name="T21">@</text:span></text:p>
      <text:p text:style-name="P150"/>
      <text:p text:style-name="P283">A.J. was fulfilling his mission.</text:p>
      <text:p text:style-name="Text_20_body"/>
      <text:p text:style-name="P482">Mr. Patel was delighted that Superior Incense was getting so much free publicity. The company was fast becoming a model for running an organization where workers were happy, productive, and positively affecting the bottom line.</text:p>
      <text:p text:style-name="P155"/>
      <text:p text:style-name="P46"><text:span text:style-name="T144">FOLLOW YOUR JOY. RECOGNIZE YOUR PASSION</text:span></text:p>
      <text:p text:style-name="P47"><text:span text:style-name="T144">AND THAT WHICH EXCITES YOU, THEN ALLOW IT TO LEAD YOU.</text:span></text:p>
      <text:p text:style-name="P273"/>
      <text:p text:style-name="P483">CHAPTER<text:span text:style-name="T178"> </text:span>NINE</text:p>
      <text:p text:style-name="P149"/>
      <text:p text:style-name="P48"><text:span text:style-name="T144">A.J. Meets Robert</text:span></text:p>
      <text:p text:style-name="P179"/>
      <text:p text:style-name="P484">A.J. had now worked for Mr. Patel for almost one year and was planning a one week vacation to the ashram. He wanted to be there for Guru Purnima Day, a very special occasion when the students of Swami Ramananda pay homage to him.</text:p>
      <text:p text:style-name="P155"/>
      <text:p text:style-name="P218"><text:span text:style-name="T168">Prior to leaving, he stopped in Mr. P</text:span>atel<text:span text:style-name="T26">=</text:span><text:span text:style-name="T168">s</text:span> office to <text:span text:style-name="T168">discuss</text:span> several <text:span text:style-name="T168">last</text:span> minute details. <text:span text:style-name="T1">A</text:span>Mr. Patel, you are not going to believe who asked to cover for me while I am gone.<text:span text:style-name="T21">@</text:span></text:p>
      <text:p text:style-name="P205"/>
      <text:p text:style-name="P249"><text:span text:style-name="T20">A</text:span><text:span text:style-name="T167">W</text:span>ho<text:span text:style-name="T173">?</text:span><text:span text:style-name="T21">@</text:span></text:p>
      <text:p text:style-name="P78"/>
      <text:p text:style-name="P225"><text:span text:style-name="T1">A</text:span>Sridhar! You will be amazed how much he has changed. He even wants to become a <text:span text:style-name="T168">NAMASTE</text:span> trainer.<text:span text:style-name="T21">@</text:span></text:p>
      <text:p text:style-name="P150"/>
      <text:p text:style-name="P249"><text:span text:style-name="T7">A</text:span><text:span text:style-name="T168">Are</text:span> <text:span text:style-name="T168">we</text:span> talking about he sa<text:span text:style-name="T169">m</text:span>e <text:span text:style-name="T168">Sr</text:span><text:span text:style-name="T132">i</text:span>dhar I have known all these years?<text:span text:style-name="T21">@</text:span></text:p>
      <text:p text:style-name="P91"/>
      <text:p text:style-name="P485">During the past year, since the program had been put into place, Sridhar learned new ways of dealing with other people and everyday problems, he also used the R&amp;R room daily to calm his mind. He was so fired up about the program, that he truly wanted to be a trainer to help others find the same peace he had found.</text:p>
      <text:p text:style-name="Text_20_body"/>
      <text:p text:style-name="P486">Before A.J. left, he and Sridhar spent time going over details of managing the company and running the program.</text:p>
      <text:p text:style-name="Text_20_body"/>
      <text:p text:style-name="P365">The following morning Manu drove A.J. to the ashram. When he arrived, he felt at home again. All the stresses of the world were left behind. He put his bag away and then went to find <text:span text:style-name="T168">Mr.</text:span> Gupta. <text:s/><text:span text:style-name="T168">He</text:span> had heard from one of <text:span text:style-name="T168">Swa</text:span>miji<text:span text:style-name="T26">=</text:span><text:span text:style-name="T168">s</text:span> discip<text:span text:style-name="T168">les</text:span> that <text:span text:style-name="T168">Mr.</text:span></text:p>
      <text:p text:style-name="P487"><text:span text:style-name="T168">Gupta hadn</text:span><text:span text:style-name="T26">=</text:span>t been feeling well. <text:s/><text:span text:style-name="T168">After a nice vis</text:span>it, he went to <text:span text:style-name="T168">see</text:span> <text:span text:style-name="T168">Swam</text:span>iji in the meeting hall.</text:p>
      <text:p text:style-name="P488"><text:span text:style-name="T7">A</text:span><text:span text:style-name="T168">How</text:span> are you, <text:span text:style-name="T169">m</text:span>y son<text:span text:style-name="T173">?</text:span><text:span text:style-name="T21">@</text:span><text:span text:style-name="T1"> </text:span><text:span text:style-name="T120"><text:s/></text:span><text:span text:style-name="T168">Swa</text:span><text:span text:style-name="T170">m</text:span>iji <text:span text:style-name="T168">a</text:span><text:span text:style-name="T132">s</text:span>ked with joy<text:span text:style-name="T169"> </text:span><text:span text:style-name="T168">as</text:span> they h<text:span text:style-name="T131">e</text:span>ld<text:span text:style-name="T169"> </text:span>hands. <text:span text:style-name="T131"><text:s/></text:span><text:span text:style-name="T7">A</text:span>Co<text:span text:style-name="T169">m</text:span>e, <text:span text:style-name="T168">sit</text:span><text:span text:style-name="T132">.</text:span><text:span text:style-name="T21">@ </text:span><text:span text:style-name="T7">A</text:span><text:span text:style-name="T168">I am</text:span><text:span text:style-name="T170"> </text:span><text:span text:style-name="T168">happy to be ho</text:span><text:span text:style-name="T170">m</text:span><text:span text:style-name="T168">e</text:span><text:span text:style-name="T132">,</text:span><text:span text:style-name="T21">@</text:span><text:span text:style-name="T67"> </text:span><text:span text:style-name="T168">A.J.</text:span> replied, <text:span text:style-name="T168">as</text:span> the <text:span text:style-name="T168">two</text:span> of them<text:span text:style-name="T169"> </text:span><text:span text:style-name="T168">sat,</text:span> cross-legged, facing</text:p>
      <text:p text:style-name="P489">each other on a large mat.</text:p>
      <text:p text:style-name="Text_20_body"/>
      <text:p text:style-name="P245">Swamiji then asked how his work was going.</text:p>
      <text:p text:style-name="Text_20_body"/>
      <text:p text:style-name="P491">A.J. told him all about his accomplishments at Superior Incense and the positive community support for his work. <text:span text:style-name="T1">A</text:span>By the way Swamiji, I never thanked you for<text:span text:style-name="T179"> </text:span>getting <text:span text:style-name="T169">m</text:span>e <text:span text:style-name="T168">this</text:span> job. <text:s/>Thank you very <text:span text:style-name="T169">m</text:span>uch<text:span text:style-name="T131">,</text:span><text:span text:style-name="T21">@</text:span><text:span text:style-name="T111"> </text:span>he said <text:span text:style-name="T168">as</text:span> he prana<text:span text:style-name="T169">m</text:span>ed.</text:p>
      <text:p text:style-name="P113"/>
      <text:p text:style-name="P245"><text:span text:style-name="T20">A</text:span><text:span text:style-name="T167">W</text:span><text:span text:style-name="T131">h</text:span>at<text:span text:style-name="T131"> </text:span>have<text:span text:style-name="T131"> </text:span>you<text:span text:style-name="T131"> </text:span>learned<text:span text:style-name="T131"> </text:span>from<text:span text:style-name="T169"> </text:span>the<text:span text:style-name="T131"> </text:span>world<text:span text:style-name="T173">?</text:span><text:span text:style-name="T21">@</text:span><text:span text:style-name="T111"> </text:span><text:span text:style-name="T168">Swa</text:span><text:span text:style-name="T170">m</text:span><text:span text:style-name="T173">i</text:span>ji <text:span text:style-name="T168">as</text:span><text:span text:style-name="T170">k</text:span>ed.</text:p>
      <text:p text:style-name="P401"><text:span text:style-name="T1">A</text:span>I have learned that the world can be a wonderful experience, but it can also be a prison,<text:span text:style-name="T21">@</text:span><text:span text:style-name="T1"> </text:span><text:span text:style-name="T168">sa</text:span>id <text:span text:style-name="T168">A.J.</text:span> <text:s/>There <text:span text:style-name="T168">is</text:span> <text:span text:style-name="T168">so</text:span> much suffering because of unfulfilled de<text:span text:style-name="T168">sires,</text:span> attachments, and wrong thinking. People lose sight of their spiritual connection to their higher selves and base reality on their worldly successes and failures. They forget that everything is constantly changing except their connection to their higher self.</text:p>
      <text:p text:style-name="P149"/>
      <text:p text:style-name="P402"><text:span text:style-name="T1">A</text:span>The more they are caught up in the problems of the world the more they lose their peace of mind.<text:span text:style-name="T21">@</text:span><text:span text:style-name="T1"> <text:s/></text:span><text:span text:style-name="T168">A.J</text:span>. continued, <text:span text:style-name="T20">A</text:span>Their fear, worry, guilt, and anger cause anxiety, disease, and much pain and suffering.</text:p>
      <text:p text:style-name="P149"/>
      <text:p text:style-name="P493"><text:span text:style-name="T7">A</text:span><text:span text:style-name="T168">People do</text:span><text:span text:style-name="T132">n</text:span><text:span text:style-name="T10">=</text:span>t realize that their thoug<text:span text:style-name="T167">h</text:span><text:span text:style-name="T168">ts</text:span> and reactions to lif<text:span text:style-name="T169">e</text:span><text:span text:style-name="T26">=</text:span><text:span text:style-name="T168">s</text:span><text:span text:style-name="T131"> </text:span>situations<text:span text:style-name="T131"> </text:span>can<text:span text:style-name="T131"> </text:span>cause their own suffering. <text:s/>I<text:span text:style-name="T131">t</text:span><text:span text:style-name="T26">=</text:span><text:span text:style-name="T168">s</text:span><text:span text:style-name="T131"> </text:span><text:span text:style-name="T168">so</text:span><text:span text:style-name="T131"> </text:span><text:span text:style-name="T169">m</text:span>uch<text:span text:style-name="T131"> </text:span>easier<text:span text:style-name="T131"> </text:span>to<text:span text:style-name="T131"> </text:span>bla<text:span text:style-name="T169">m</text:span>e<text:span text:style-name="T131"> </text:span>so<text:span text:style-name="T169">m</text:span>eone or so<text:span text:style-name="T169">m</text:span>ething else, than to take personal<text:span text:style-name="T131"> </text:span>responsibility<text:span text:style-name="T131"> </text:span>and<text:span text:style-name="T131"> </text:span><text:span text:style-name="T168">see</text:span><text:span text:style-name="T131"> </text:span>on<text:span text:style-name="T173">e</text:span><text:span text:style-name="T26">=</text:span><text:span text:style-name="T168">s</text:span><text:span text:style-name="T131"> </text:span><text:span text:style-name="T168">self</text:span><text:span text:style-name="T131"> </text:span><text:span text:style-name="T168">as</text:span><text:span text:style-name="T131"> </text:span>the<text:span text:style-name="T131"> c</text:span>ontributing<text:span text:style-name="T169"> </text:span>cause.<text:span text:style-name="T21">@</text:span></text:p>
      <text:p text:style-name="P114"/>
      <text:p text:style-name="P399">Swamiji replied, <text:span text:style-name="T1">A</text:span>The mind takes on the form of its thoughts and when it is focused on the higher self it becomes purified. That is the importance of meditation, prayer, and spiritual study.<text:span text:style-name="T21">@</text:span><text:span text:style-name="T1"> <text:s/></text:span><text:span text:style-name="T168">Swa</text:span>miji asked <text:span text:style-name="T168">A.J.</text:span> how <text:span text:style-name="T168">business</text:span> relates to spirituality.</text:p>
      <text:p text:style-name="P113"/>
      <text:p text:style-name="P494"><text:span text:style-name="T1">A</text:span>Business owners are slowly changing and understanding that integrating spiritual values into the work-site can positively affect the bottom line,<text:span text:style-name="T21">@</text:span><text:span text:style-name="T1"> </text:span><text:span text:style-name="T168">A.J.</text:span> said.</text:p>
      <text:p text:style-name="P113"/>
      <text:p text:style-name="P496"><text:span text:style-name="T168">One</text:span> of <text:span text:style-name="T168">Swa</text:span>miji<text:span text:style-name="T26">=</text:span><text:span text:style-name="T168">s</text:span> student<text:span text:style-name="T168">s</text:span> brought in a tray with tea and cookies for <text:span text:style-name="T168">Swa</text:span>miji and A.J., as they both enjoyed a cup, A.J. explained his NAMASTE program.</text:p>
      <text:p text:style-name="Text_20_body"/>
      <text:p text:style-name="P497">Swamiji told him that he was blessed to have the opportunity to accomplish his mission as it will help the world become a better place.</text:p>
      <text:p text:style-name="P155"/>
      <text:p text:style-name="P245">They<text:span text:style-name="T131"> </text:span><text:span text:style-name="T168">sat</text:span><text:span text:style-name="T131"> </text:span>in<text:span text:style-name="T131"> </text:span>silence<text:span text:style-name="T131"> </text:span>for<text:span text:style-name="T131"> </text:span>a<text:span text:style-name="T169"> </text:span>half<text:span text:style-name="T131"> </text:span>an<text:span text:style-name="T131"> </text:span>hour<text:span text:style-name="T131"> </text:span>when<text:span text:style-name="T131"> </text:span><text:span text:style-name="T168">Sw</text:span><text:span text:style-name="T174">a</text:span><text:span text:style-name="T131">m</text:span>iji<text:span text:style-name="T26">=</text:span><text:span text:style-name="T168">s</text:span> next appoint<text:span text:style-name="T169">m</text:span>ent arrived.</text:p>
      <text:p text:style-name="P499">A.J. left and spent the remainder of the day visiting with Ganji which helped him recharge his spiritual batteries.</text:p>
      <text:p text:style-name="Text_20_body"/>
      <text:p text:style-name="P500">The next day began with a three-hour spiritual ceremony and other festivities honoring Swamiji.</text:p>
      <text:p text:style-name="Text_20_body"/>
      <text:p text:style-name="P501">A.J. questioned himself about working in the world, when he was totally content at the ashram. He reviewed what he had accomplished and realized that his life was about being of service to others. He had to renounce his self-interest for now and serve a higher power to fulfill his destiny. The more A.J. thought about his destiny, the clearer it became that Swamiji had known what it was all along, and had been guiding<text:span text:style-name="T180"> </text:span>him.</text:p>
      <text:p text:style-name="P178"/>
      <text:p text:style-name="P502">A.J. made an appointment to meet with Swamiji, to discuss his professional future. <text:s/><text:span text:style-name="T168">At</text:span> <text:span text:style-name="T168">his</text:span> appointed time he entered <text:span text:style-name="T168">Swam</text:span>iji<text:span text:style-name="T26">=</text:span><text:span text:style-name="T168">s</text:span> quarters and <text:span text:style-name="T168">saw</text:span> <text:span text:style-name="T168">his</text:span> guru talking to a tall, blonde man who was about the same age as A.J.</text:p>
      <text:p text:style-name="P113"/>
      <text:p text:style-name="P503">Swamiji noticed A.J. and said, <text:span text:style-name="T1">A</text:span>Robert, I would like to introduce you Swami Shanthiananda.<text:span text:style-name="T21">@</text:span></text:p>
      <text:p text:style-name="P255"><text:span text:style-name="T7">A</text:span><text:span text:style-name="T168">It is</text:span> a pleasure to <text:span text:style-name="T169">m</text:span>eet you <text:span text:style-name="T168">Sw</text:span><text:span text:style-name="T174">a</text:span><text:span text:style-name="T169">m</text:span>i<text:span text:style-name="T21">@</text:span><text:span text:style-name="T67"> </text:span><text:span text:style-name="T131">sai</text:span>d<text:span text:style-name="T131"> Robert.</text:span></text:p>
      <text:p text:style-name="P155"/>
      <text:p text:style-name="P245"><text:span text:style-name="T168">Swa</text:span><text:span text:style-name="T170">m</text:span>iji tu<text:span text:style-name="T131">rn</text:span>ed to <text:span text:style-name="T168">A.J.</text:span> <text:span text:style-name="T131">a</text:span>nd said,<text:span text:style-name="T131"> </text:span><text:span text:style-name="T7">A</text:span><text:span text:style-name="T168">Swa</text:span><text:span text:style-name="T170">m</text:span>i <text:span text:style-name="T168">S.,</text:span> <text:span text:style-name="T168">this</text:span> <text:span text:style-name="T168">is</text:span> Robert Stern<text:span text:style-name="T131">.</text:span><text:span text:style-name="T21">@</text:span></text:p>
      <text:p text:style-name="P504"><text:span text:style-name="T168">A.J.</text:span> looked into Robert<text:span text:style-name="T26">=</text:span><text:span text:style-name="T168">s</text:span> blue eyes. <text:s/><text:span text:style-name="T20">A</text:span><text:span text:style-name="T168">It is</text:span> my pleasure to meet you, Robert.<text:span text:style-name="T21">@ </text:span><text:span text:style-name="T1">A</text:span>Robert is the son of an American businessman who wants to study yoga and</text:p>
      <text:p text:style-name="P185"><text:span text:style-name="T169">m</text:span>editation,<text:span text:style-name="T21">@</text:span><text:span text:style-name="T111"> </text:span><text:span text:style-name="T168">Swa</text:span><text:span text:style-name="T170">m</text:span>iji said. <text:span text:style-name="T131"><text:s/></text:span><text:span text:style-name="T7">A</text:span>Teach Robert <text:span text:style-name="T168">ba</text:span><text:span text:style-name="T170">s</text:span>ic <text:span text:style-name="T169">b</text:span>reat<text:span text:style-name="T169">h</text:span>ing techniques, <text:span text:style-name="T169">m</text:span>editation and yoga, and begin im<text:span text:style-name="T169">m</text:span>ediately <text:span text:style-name="T168">as</text:span> both of you have li<text:span text:style-name="T169">m</text:span>ited ti<text:span text:style-name="T169">m</text:span>e<text:span text:style-name="T131">.</text:span><text:span text:style-name="T21">@</text:span></text:p>
      <text:p text:style-name="P78"/>
      <text:p text:style-name="P221">A.J. was disappointed that he did not get the time to speak to Swamiji, but was happy to serve his guru, so he took Robert to his cottage to begin the training. After three hours they went to lunch where they continued their discussions of yoga, philosophy, and business.</text:p>
      <text:p text:style-name="P155"/>
      <text:p text:style-name="P505">A.J. said, <text:span text:style-name="T1">A</text:span>Although I am a swami, I am known to people in the business world as <text:span text:style-name="T168">A.J.,</text:span> <text:span text:style-name="T168">so</text:span> please feel free to call me by that name.<text:span text:style-name="T21">@</text:span></text:p>
      <text:p text:style-name="P114"/>
      <text:p text:style-name="P218"><text:span text:style-name="T7">A</text:span><text:span text:style-name="T168">I will call </text:span><text:span text:style-name="T170">y</text:span><text:span text:style-name="T168">ou A.J.</text:span> <text:span text:style-name="T168">as</text:span> you request<text:span text:style-name="T131">,</text:span><text:span text:style-name="T21">@</text:span><text:span text:style-name="T103"> </text:span><text:span text:style-name="T131">Rober</text:span>t<text:span text:style-name="T131"> said</text:span>,<text:span text:style-name="T131"> </text:span><text:span text:style-name="T7">A</text:span>but<text:span text:style-name="T131"> </text:span>I<text:span text:style-name="T131"> </text:span>prefer<text:span text:style-name="T131"> </text:span>to<text:span text:style-name="T131"> </text:span>think<text:span text:style-name="T131"> </text:span>of<text:span text:style-name="T131"> </text:span>you<text:span text:style-name="T131"> </text:span><text:span text:style-name="T168">as</text:span><text:span text:style-name="T131"> </text:span>a <text:span text:style-name="T168">swa</text:span><text:span text:style-name="T170">m</text:span>i, sin<text:span text:style-name="T169">c</text:span>e that <text:span text:style-name="T168">was</text:span> <text:span text:style-name="T169">h</text:span><text:span text:style-name="T131">o</text:span><text:span text:style-name="T168">w</text:span> I <text:span text:style-name="T168">was</text:span> introduced to <text:span text:style-name="T169">y</text:span>ou by Swamiji<text:span text:style-name="T131">.</text:span><text:span text:style-name="T21">@</text:span></text:p>
      <text:p text:style-name="P156"/>
      <text:p text:style-name="P506">During their discussion over lunch, Robert said that although he might look like a surfer from California he was actually the CEO of Pacific Technology (P.T.), in San Diego. The company made computer components, keyboards, and mice. His father owned five companies but had turned P.T. over to Robert.</text:p>
      <text:p text:style-name="Text_20_body"/>
      <text:p text:style-name="P218">He was half way through a one-month vacation in India visiting several ashrams that friends had recommended. His purpose for visiting India was to deepen his spiritual awareness. For the next three days, A.J. continued teaching Robert yoga postures, meditation, and yoga psychology.</text:p>
      <text:p text:style-name="Text_20_body"/>
      <text:p text:style-name="P218">A.J. learned about American business from Robert. They both appreciated the completely different backgrounds they came from.</text:p>
      <text:p text:style-name="P149"/>
      <text:p text:style-name="P245"><text:span text:style-name="T132">O</text:span><text:span text:style-name="T168">n</text:span><text:span text:style-name="T131"> </text:span>the <text:span text:style-name="T168">last</text:span> <text:span text:style-name="T131">da</text:span>y<text:span text:style-name="T131"> o</text:span>f<text:span text:style-name="T131"> </text:span><text:span text:style-name="T132">A.J.</text:span><text:span text:style-name="T26">=</text:span><text:span text:style-name="T168">s</text:span> visit, <text:span text:style-name="T168">Swa</text:span><text:span text:style-name="T170">m</text:span>iji <text:span text:style-name="T168">as</text:span><text:span text:style-name="T170">k</text:span>ed both<text:span text:style-name="T169"> m</text:span>en to come to <text:span text:style-name="T168">his</text:span> q<text:span text:style-name="T169">u</text:span>a<text:span text:style-name="T131">r</text:span>ters.</text:p>
      <text:p text:style-name="Text_20_body"/>
      <text:p text:style-name="P507">Robert brought a cashmere blanket he purchased from a shop near the airport, as he thought it would be customary to honor a guru with a gift.</text:p>
      <text:p text:style-name="Text_20_body"/>
      <text:p text:style-name="P420">Both men sat down, cross-legged, in front of Swamiji as Robert gave him the beautiful blanket. He thanked Robert and then gave it to the old woman who was just leaving the room.</text:p>
      <text:p text:style-name="P178"/>
      <text:p text:style-name="P245">Robert looked puzzled.</text:p>
      <text:p text:style-name="P149"/>
      <text:p text:style-name="P245"><text:span text:style-name="T168">Swa</text:span><text:span text:style-name="T170">m</text:span>iji <text:span text:style-name="T168">as</text:span><text:span text:style-name="T170">k</text:span>ed hi<text:span text:style-name="T169">m</text:span>,<text:span text:style-name="T169"> </text:span><text:span text:style-name="T20">A</text:span>What <text:span text:style-name="T168">is</text:span> wrong?<text:span text:style-name="T21">@</text:span></text:p>
      <text:p text:style-name="P256">Robert replied, the blanket <text:span text:style-name="T168">was</text:span> for you, not her<text:span text:style-name="T167">.</text:span><text:span text:style-name="T21">@</text:span></text:p>
      <text:p text:style-name="P78"/>
      <text:p text:style-name="P508">Swamiji explained that the woman needed the blanket more than he did, then told Robert that he should not be attached to anything except seeking God. He looked at A.J. and asked that he teach Robert about attachment, which would be an important lesson for him to learn.</text:p>
      <text:p text:style-name="P155"/>
      <text:p text:style-name="P218">Swamiji said, <text:span text:style-name="T1">A</text:span>I sense that the two of you will be working together in the future. <text:span text:style-name="T168">Go</text:span> now, and the details <text:span text:style-name="T168">will</text:span> unfold.<text:span text:style-name="T21">@</text:span><text:span text:style-name="T1"> <text:s/></text:span><text:span text:style-name="T168">He</text:span> then waved <text:span text:style-name="T168">his</text:span> hand toward Robert and <text:span text:style-name="T168">A.J.</text:span> to leave.</text:p>
      <text:p text:style-name="P149"/>
      <text:p text:style-name="P49"><text:span text:style-name="T137">Outside the quarters, Robert took a deep breath and asked A.J. what Swamiji meant by us </text:span><text:span text:style-name="T144">working together in the future</text:span><text:span text:style-name="T137">?</text:span></text:p>
      <text:p text:style-name="P155"/>
      <text:p text:style-name="P509"><text:span text:style-name="T168">A.J.</text:span> said, <text:span text:style-name="T7">A</text:span><text:span text:style-name="T168">I</text:span><text:span text:style-name="T132"> </text:span><text:span text:style-name="T168">do</text:span><text:span text:style-name="T132">n</text:span><text:span text:style-name="T26">=</text:span>t know exactly, but <text:span text:style-name="T168">Sw</text:span><text:span text:style-name="T174">a</text:span><text:span text:style-name="T169">m</text:span>iji <text:span text:style-name="T168">se</text:span><text:span text:style-name="T170">n</text:span><text:span text:style-name="T168">ses</text:span> thin<text:span text:style-name="T169">g</text:span><text:span text:style-name="T168">s</text:span> <text:span text:style-name="T168">we</text:span> are n<text:span text:style-name="T169">o</text:span>t yet aware of. <text:span text:style-name="T131"><text:s/></text:span>I<text:span text:style-name="T131"> </text:span>have<text:span text:style-name="T131"> </text:span>learned<text:span text:style-name="T131"> </text:span>to<text:span text:style-name="T131"> </text:span>listen.<text:span text:style-name="T21">@</text:span></text:p>
      <text:p text:style-name="P150"/>
      <text:p text:style-name="P245">Robert<text:span text:style-name="T131"> </text:span>then<text:span text:style-name="T131"> </text:span>asked, <text:span text:style-name="T7">A</text:span><text:span text:style-name="T168">what did Sw</text:span><text:span text:style-name="T174">a</text:span><text:span text:style-name="T170">m</text:span><text:span text:style-name="T168">iji want you to</text:span><text:span text:style-name="T170"> </text:span><text:span text:style-name="T168">teach </text:span><text:span text:style-name="T170">m</text:span><text:span text:style-name="T168">e about attachment?</text:span><text:span text:style-name="T21">@</text:span></text:p>
      <text:p text:style-name="P207"/>
      <text:p text:style-name="P258"><text:span text:style-name="T7">A</text:span><text:span text:style-name="T168">You</text:span> wanted <text:span text:style-name="T168">Sw</text:span><text:span text:style-name="T174">a</text:span><text:span text:style-name="T169">m</text:span>iji to<text:span text:style-name="T169"> </text:span>wear the b<text:span text:style-name="T169">e</text:span>autiful blan<text:span text:style-name="T169">k</text:span>et you bou<text:span text:style-name="T169">g</text:span>ht for hi<text:span text:style-name="T169">m</text:span><text:span text:style-name="T131">,</text:span><text:span text:style-name="T21">@</text:span><text:span text:style-name="T67"> </text:span><text:span text:style-name="T132">A.J.</text:span></text:p>
      <text:p text:style-name="P119">said.</text:p>
      <text:p text:style-name="P324"/>
      <text:p text:style-name="P259"><text:span text:style-name="T7">A</text:span><text:span text:style-name="T168">Of</text:span><text:span text:style-name="T131"> </text:span>course, I<text:span text:style-name="T131"> </text:span>would<text:span text:style-name="T131"> </text:span>have<text:span text:style-name="T131"> </text:span>been<text:span text:style-name="T131"> </text:span>happy<text:span text:style-name="T131"> </text:span>if he<text:span text:style-name="T131"> </text:span>wore<text:span text:style-name="T131"> </text:span>it<text:span text:style-name="T169">.</text:span><text:span text:style-name="T21">@</text:span></text:p>
      <text:p text:style-name="P150"/>
      <text:p text:style-name="P399">A.J. said, <text:span text:style-name="T1">A</text:span>Yes, <text:span text:style-name="T175">that </text:span>was your attachment. When Swamiji gave the blanket away you were disappointed. Your desire for him <text:span text:style-name="T168">was</text:span> to wear the blanket and when he didn<text:span text:style-name="T26">=</text:span>t you became disappointed.</text:p>
      <text:p text:style-name="P149"/>
      <text:p text:style-name="P510"><text:span text:style-name="T1">A</text:span>Our goal is liberation and freedom from the trappings of desire and attachment, not creating more problem<text:span text:style-name="T168">s</text:span> and pain for ourselves. <text:s/>Don<text:span text:style-name="T26">=</text:span>t feel bad Robert, <text:span text:style-name="T168">Swam</text:span>iji ha<text:span text:style-name="T168">s </text:span>been a great teacher for me, pointing out my mind-sets, beliefs, and conditionings that cause me to be cut off from my higher self.<text:span text:style-name="T21">@</text:span></text:p>
      <text:p text:style-name="P205"/>
      <text:p text:style-name="P373"><text:span text:style-name="T20">A</text:span><text:span text:style-name="T168">I think I know what you mean,</text:span><text:span text:style-name="T21">@</text:span><text:span text:style-name="T1"> </text:span>Robert said. <text:s/><text:span text:style-name="T20">A</text:span>Would it be like when I <text:span text:style-name="T168">was </text:span>younger and had long hair? My father and I argued about it all the time because he wanted me to cut it. To me long hair symbolized freedom and individuality. Was that the attachment you are talking about?<text:span text:style-name="T21">@</text:span></text:p>
      <text:p text:style-name="P156"/>
      <text:p text:style-name="P511"><text:span text:style-name="T7">A</text:span><text:span text:style-name="T168">Yes</text:span><text:span text:style-name="T132">,</text:span><text:span text:style-name="T21">@</text:span><text:span text:style-name="T111"> </text:span>said <text:span text:style-name="T168">A.J.</text:span> <text:span text:style-name="T7">A</text:span><text:span text:style-name="T168">You</text:span><text:span text:style-name="T131"> </text:span>were<text:span text:style-name="T131"> </text:span>attac<text:span text:style-name="T169">h</text:span>ed<text:span text:style-name="T131"> </text:span>to<text:span text:style-name="T131"> </text:span>the<text:span text:style-name="T131"> </text:span><text:span text:style-name="T175">ill</text:span><text:span text:style-name="T171">u</text:span><text:span text:style-name="T176">si</text:span><text:span text:style-name="T172">o</text:span><text:span text:style-name="T175">n</text:span><text:span text:style-name="T133"> </text:span>of long hair being freedom<text:span text:style-name="T169"> </text:span>and individuality which <text:span text:style-name="T168">was</text:span> only a sy<text:span text:style-name="T169">m</text:span><text:span text:style-name="T173">b</text:span>ol of<text:span text:style-name="T131"> </text:span>freedom and individuality. <text:s/>Hair does<text:span text:style-name="T131">n</text:span><text:span text:style-name="T10">=</text:span>t <text:span text:style-name="T169">m</text:span><text:span text:style-name="T173">e</text:span>an anything<text:span text:style-name="T131"> </text:span>by<text:span text:style-name="T131"> </text:span>itself,<text:span text:style-name="T131"> </text:span>i<text:span text:style-name="T131">t</text:span><text:span text:style-name="T10">=</text:span><text:span text:style-name="T168">s</text:span> t<text:span text:style-name="T169">h</text:span>e <text:span text:style-name="T169">m</text:span>eaning you place up<text:span text:style-name="T169">o</text:span>n that sy<text:span text:style-name="T169">m</text:span>bol. <text:s/>It <text:span text:style-name="T168">is</text:span> t<text:span text:style-name="T169">h</text:span>en<text:span text:style-name="T169"> </text:span>that you beco<text:span text:style-name="T169">m</text:span>e<text:span text:style-name="T131"> </text:span>attached<text:span text:style-name="T131"> </text:span>to<text:span text:style-name="T131"> </text:span>t<text:span text:style-name="T169">h</text:span>at<text:span text:style-name="T131"> </text:span>sy<text:span text:style-name="T169">m</text:span>bol.<text:span text:style-name="T21">@</text:span></text:p>
      <text:p text:style-name="P513"><text:span text:style-name="T20">A</text:span><text:span text:style-name="T167">W</text:span>ell, finally I cut <text:span text:style-name="T169">m</text:span>y hair and felt a big load li<text:span text:style-name="T131">f</text:span>ted <text:span text:style-name="T131">f</text:span>rom<text:span text:style-name="T169"> me</text:span>. <text:s/>I realized I did<text:span text:style-name="T131">n</text:span><text:span text:style-name="T26">=</text:span>t need<text:span text:style-name="T131"> </text:span>long<text:span text:style-name="T131"> </text:span>hair<text:span text:style-name="T131"> </text:span>to<text:span text:style-name="T131"> </text:span>feel<text:span text:style-name="T131"> </text:span>free,<text:span text:style-name="T131"> </text:span>and<text:span text:style-name="T131"> </text:span>I<text:span text:style-name="T131"> </text:span><text:span text:style-name="T168">was</text:span><text:span text:style-name="T131"> </text:span>relieved<text:span text:style-name="T131">,</text:span><text:span text:style-name="T21">@</text:span><text:span text:style-name="T111"> </text:span>said Robert.</text:p>
      <text:p text:style-name="P149"/>
      <text:p text:style-name="P221"><text:span text:style-name="T1">A</text:span>Anytime you give up your attachments, you become free. You find fulfillment <text:span text:style-name="T168">inside yourself and don</text:span><text:span text:style-name="T26">=</text:span>t need outside symbols,<text:span text:style-name="T21">@</text:span><text:span text:style-name="T1"> </text:span>said <text:span text:style-name="T168">A.J.</text:span> <text:span text:style-name="T20">A</text:span>The key <text:span text:style-name="T168">is</text:span> to live in the world</text:p>
      <text:p text:style-name="P514">with contentment and not allow attachments and desires to create a negative experience by taking away your peace. Swamiji once told me that the person who desires nothing, <text:span text:style-name="T168">owns everything.</text:span><text:span text:style-name="T21">@</text:span></text:p>
      <text:p text:style-name="P114"/>
      <text:p text:style-name="P515"><text:span text:style-name="T20">A</text:span>That<text:span text:style-name="T26">=</text:span><text:span text:style-name="T168">s</text:span> amazing. <text:s/>I never thought of it that way. <text:s/>In the United <text:span text:style-name="T168">States</text:span> the goal <text:span text:style-name="T168">is</text:span> to own as much as you can. Most people think that by having power and money they will find peace and happiness. Now I am beginning to realize that true peace and freedom is a state of mind and not millions of dollars in a savings account. Although having money certainly <text:span text:style-name="T168">is</text:span> a potent <text:span text:style-name="T168">stress</text:span> reducer,<text:span text:style-name="T21">@</text:span><text:span text:style-name="T1"> </text:span>Robert said.</text:p>
      <text:p text:style-name="P149"/>
      <text:p text:style-name="P365">Before parting on their separate ways, the two men pranamed each other. They were finding that they had more than a teacher/student relationship, but a brotherly feeling which neither had experienced before.</text:p>
      <text:p text:style-name="Text_20_body"/>
      <text:p text:style-name="P245">A.J. invited Robert to visit him in Delhi on his way back to the U.S.</text:p>
      <text:p text:style-name="P178"/>
      <text:p text:style-name="P516">Robert said that he would be in Delhi in a week and would enjoy visiting him and seeing Superior Incense.</text:p>
      <text:p text:style-name="Text_20_body"/>
      <text:p text:style-name="P517">With that Robert said good-bye and went to his cottage so A.J. could finish packing for his trip back to Delhi.</text:p>
      <text:p text:style-name="P50"><text:span text:style-name="T144">MONEY CANNOT BUY: HAPPINESS, PEACE OF MIND,</text:span></text:p>
      <text:p text:style-name="P4"><text:span text:style-name="T144">LOVE, OR HONEST RELATIONSHIPS</text:span><text:span text:style-name="T137">.</text:span></text:p>
      <text:p text:style-name="P141">CHAPTER TEN</text:p>
      <text:p text:style-name="P155"/>
      <text:p text:style-name="P51"><text:span text:style-name="T144">Robert Wants to Bring NAMASTE to America</text:span></text:p>
      <text:p text:style-name="P85"/>
      <text:p text:style-name="P180"/>
      <text:p text:style-name="P518">Once back in Delhi and into his routines A.J. spent the next week performing his normal duties of managing the company.</text:p>
      <text:p text:style-name="Text_20_body"/>
      <text:p text:style-name="P239">He especially enjoyed doing follow ups with the trainers of the NAMASTE program. When A.J. first taught the program he identified individuals who resonated with the program and made them trainers. They initially provided the follow up and support training for A.J., but were soon taught to present the entire NAMASTE program themselves. A.J. was no longer needed as a trainer, but acted as a consultant.</text:p>
      <text:p text:style-name="P155"/>
      <text:p text:style-name="P519"><text:span text:style-name="T168">On</text:span> Friday, Kripa came into <text:span text:style-name="T168">A.J.</text:span><text:span text:style-name="T26">=</text:span><text:span text:style-name="T168">s</text:span> office and announced <text:span text:style-name="T168">Mr.</text:span> Robert Stern in the waiting room.</text:p>
      <text:p text:style-name="P155"/>
      <text:p text:style-name="P520">A.J. immediately thanked her and went out to greet his guest. <text:span text:style-name="T1">A</text:span>Welcome! So good to see you, Robert. Come in to my office. Please sit down. Tell me about your adventures over the pa<text:span text:style-name="T168">st</text:span> week,<text:span text:style-name="T21">@</text:span><text:span text:style-name="T1"> </text:span><text:span text:style-name="T168">A.J.</text:span> said.</text:p>
      <text:p text:style-name="P155"/>
      <text:p text:style-name="P402">Robert sighed, <text:span text:style-name="T20">A</text:span><text:span text:style-name="T168">It</text:span><text:span text:style-name="T26">=</text:span><text:span text:style-name="T168">s</text:span> been a heavy one. <text:s/>I left the ashram shortly after you, and headed south to the Govinda Ashram, near the coast. There was a guru I wanted to meet whom I was told could manifest objects from thin air. When I arrived, his assistant told me he was not seeing visitors, but I could stay and participate in the daily rituals. I did, and I found myself alone, and meditating for hours every day for the past week. It gave me time to take a good look inward; I didn<text:span text:style-name="T26">=</text:span>t like what I <text:span text:style-name="T168">saw.</text:span> <text:s/>I have been living my life for everyone but me, and have been out of touch with the peaceful place inside of me as <text:span text:style-name="T168">far back in my life as</text:span> I can remember.<text:span text:style-name="T21">@</text:span></text:p>
      <text:p text:style-name="P271"/>
      <text:p text:style-name="P258"><text:span text:style-name="T7">A</text:span><text:span text:style-name="T168">I know what you </text:span><text:span text:style-name="T170">m</text:span><text:span text:style-name="T168">ean</text:span><text:span text:style-name="T132">,</text:span><text:span text:style-name="T21">@</text:span><text:span text:style-name="T67"> </text:span><text:span text:style-name="T168">A.J.</text:span> replied, <text:span text:style-name="T7">A</text:span><text:span text:style-name="T168">Most</text:span> of <text:span text:style-name="T168">us</text:span> are <text:span text:style-name="T168">so</text:span> busy <text:span text:style-name="T175">doing </text:span><text:span text:style-name="T131">instea</text:span>d<text:span text:style-name="T131"> of</text:span></text:p>
      <text:p text:style-name="P10"><text:span text:style-name="T144">bein</text:span><text:span text:style-name="T142">g</text:span><text:span text:style-name="T137">.</text:span><text:span text:style-name="T32">@</text:span></text:p>
      <text:p text:style-name="P323"/>
      <text:p text:style-name="P521">Robert said,<text:span text:style-name="T169"> </text:span><text:span text:style-name="T20">A</text:span><text:span text:style-name="T167">W</text:span>e should be called hu<text:span text:style-name="T169">m</text:span>an doings instead of hu<text:span text:style-name="T169">m</text:span>an beings<text:span text:style-name="T169">.</text:span><text:span text:style-name="T21">@ </text:span><text:span text:style-name="T7">A</text:span><text:span text:style-name="T168">How</text:span> do you think t<text:span text:style-name="T169">h</text:span><text:span text:style-name="T168">is</text:span> realization<text:span text:style-name="T131"> </text:span><text:span text:style-name="T168">will</text:span><text:span text:style-name="T131"> </text:span>affect<text:span text:style-name="T131"> </text:span>your<text:span text:style-name="T131"> </text:span>life<text:span text:style-name="T173">?</text:span><text:span text:style-name="T21">@</text:span><text:span text:style-name="T103"> </text:span><text:span text:style-name="T132">A.J</text:span><text:span text:style-name="T168">.</text:span><text:span text:style-name="T131"> asked.</text:span></text:p>
      <text:p text:style-name="P222"><text:span text:style-name="T1">A</text:span>I am not sure, Swami. I think I need to allow it to grow in a natural way without rushing or forcing it,<text:span text:style-name="T21">@</text:span><text:span text:style-name="T1"> </text:span>Robert replied.</text:p>
      <text:p text:style-name="P149"/>
      <text:p text:style-name="P218">A.J. agreed, but asked to be called A.J. instead of Swami. He then asked, <text:span text:style-name="T1">A</text:span>Would you like to <text:span text:style-name="T168">see</text:span> the factory?<text:span text:style-name="T21">@</text:span></text:p>
      <text:p text:style-name="P522"><text:span text:style-name="T7">A</text:span>That<text:span text:style-name="T131"> </text:span><text:span text:style-name="T168">sounds</text:span><text:span text:style-name="T131"> </text:span>great,<text:span text:style-name="T131"> </text:span>and<text:span text:style-name="T131"> </text:span>I<text:span text:style-name="T131"> </text:span>would<text:span text:style-name="T131"> </text:span>like<text:span text:style-name="T131"> </text:span>to<text:span text:style-name="T131"> </text:span>continue<text:span text:style-name="T131"> </text:span>our<text:span text:style-name="T131"> </text:span><text:span text:style-name="T168">discussion</text:span><text:span text:style-name="T131"> </text:span>later.<text:span text:style-name="T21">@ </text:span><text:s/>The two men left the office and toured the factory. Each time Robert<text:span text:style-name="T181"> </text:span>was</text:p>
      <text:p text:style-name="P123">introduced as the owner of a factory in California, U.S.A., he was pranamed. He was</text:p>
      <text:p text:style-name="P164">feeling connected and comfortable with each employee. A special spiritual quality existed with all of the workers.</text:p>
      <text:p text:style-name="Text_20_body"/>
      <text:p text:style-name="P227">Robert told A.J. that being at Superior Incense was like being at an ashram: people<text:span text:style-name="T26">=</text:span><text:span text:style-name="T168">s</text:span> <text:span text:style-name="T168">spirits</text:span> were being acknowledged and supported.</text:p>
      <text:p text:style-name="P155"/>
      <text:p text:style-name="P523">A.J. said that not only did it feel good, it had also increased productivity, cooperation, and morale, and reduced accidents, absenteeism, and health care utilization.</text:p>
      <text:p text:style-name="Text_20_body"/>
      <text:p text:style-name="P349">When they had finished touring the plant and were back in the office, A.J. explained the NAMASTE program to Robert in detail, and said, <text:span text:style-name="T1">A</text:span>It went so well that employees wanted family members to experience it, so I developed a modified program which <text:span text:style-name="T168">we</text:span> teach in the evenings.<text:span text:style-name="T21">@</text:span></text:p>
      <text:p text:style-name="P205"/>
      <text:p text:style-name="P245"><text:span text:style-name="T7">A</text:span><text:span text:style-name="T168">Have you taught this program</text:span><text:span text:style-name="T170"> </text:span><text:span text:style-name="T168">to other co</text:span><text:span text:style-name="T170">m</text:span><text:span text:style-name="T132">p</text:span><text:span text:style-name="T168">anies</text:span><text:span text:style-name="T174">?</text:span><text:span text:style-name="T21">@</text:span><text:span text:style-name="T1"> </text:span><text:span text:style-name="T120"><text:s/></text:span><text:span text:style-name="T131">Rober</text:span>t<text:span text:style-name="T131"> asked.</text:span></text:p>
      <text:p text:style-name="Text_20_body"/>
      <text:p text:style-name="P245"><text:span text:style-name="T7">A</text:span><text:span text:style-name="T132">No</text:span><text:span text:style-name="T168">.</text:span><text:span text:style-name="T21">@</text:span><text:span text:style-name="T111"> </text:span><text:span text:style-name="T168">A.J.</text:span> replied.</text:p>
      <text:p text:style-name="P149"/>
      <text:p text:style-name="P245"><text:span text:style-name="T20">A</text:span><text:span text:style-name="T167">W</text:span>hy not<text:span text:style-name="T173">?</text:span><text:span text:style-name="T21">@</text:span><text:span text:style-name="T103"> </text:span><text:span text:style-name="T131">aske</text:span>d<text:span text:style-name="T131"> Robert.</text:span></text:p>
      <text:p text:style-name="P155"/>
      <text:p text:style-name="P524"><text:span text:style-name="T7">A</text:span><text:span text:style-name="T168">You</text:span><text:span text:style-name="T131"> </text:span>are<text:span text:style-name="T131"> </text:span>the<text:span text:style-name="T131"> </text:span><text:span text:style-name="T168">first</text:span><text:span text:style-name="T131"> </text:span>person<text:span text:style-name="T131"> </text:span>to<text:span text:style-name="T131"> </text:span><text:span text:style-name="T168">ask</text:span><text:span text:style-name="T131"> </text:span><text:span text:style-name="T169">m</text:span>e that question;<text:span text:style-name="T131"> </text:span>I<text:span text:style-name="T131"> </text:span>only<text:span text:style-name="T131"> </text:span>recently<text:span text:style-name="T131"> </text:span>perfected<text:span text:style-name="T131"> </text:span>it<text:span text:style-name="T131">.</text:span><text:span text:style-name="T21">@ </text:span>Robert<text:span text:style-name="T131"> </text:span>thought<text:span text:style-name="T131"> </text:span>about<text:span text:style-name="T131"> </text:span>it<text:span text:style-name="T131"> </text:span>and<text:span text:style-name="T131"> </text:span>said, <text:span text:style-name="T7">A</text:span><text:span text:style-name="T131">W</text:span>e need to <text:span text:style-name="T169">d</text:span>i<text:span text:style-name="T132">s</text:span><text:span text:style-name="T168">cuss</text:span> <text:span text:style-name="T168">this</text:span> l<text:span text:style-name="T131">a</text:span>t<text:span text:style-name="T131">e</text:span>r.<text:span text:style-name="T21">@</text:span></text:p>
      <text:p text:style-name="P260"><text:span text:style-name="T168">A.J.</text:span> said, <text:span text:style-name="T7">A</text:span>There<text:span text:style-name="T131"> </text:span><text:span text:style-name="T168">is</text:span><text:span text:style-name="T131"> </text:span>o<text:span text:style-name="T169">n</text:span>e<text:span text:style-name="T131"> </text:span>more<text:span text:style-name="T131"> </text:span>place<text:span text:style-name="T131"> </text:span>I<text:span text:style-name="T131"> </text:span>want to <text:span text:style-name="T168">sh</text:span><text:span text:style-name="T170">o</text:span><text:span text:style-name="T168">w</text:span><text:span text:style-name="T131"> </text:span>you. <text:span text:style-name="T131"><text:s/></text:span>It<text:span text:style-name="T131"> </text:span><text:span text:style-name="T168">is</text:span> called our <text:span text:style-name="T10">&gt;</text:span>R&amp;<text:span text:style-name="T131">R</text:span><text:span text:style-name="T26">=</text:span></text:p>
      <text:p text:style-name="P490">roo<text:span text:style-name="T169">m</text:span>.<text:span text:style-name="T21">@</text:span></text:p>
      <text:p text:style-name="P152"/>
      <text:p text:style-name="P525">When they arrived and went into the room, they saw several workers meditating, so the two men quietly sat down, respecting the rule of silence.</text:p>
      <text:p text:style-name="Text_20_body"/>
      <text:p text:style-name="P527">Robert relaxed into the peaceful feeling of the room, and observed the beautiful mandalas, spiritual paintings, and articles of beauty. After thirty minutes they left the room and headed for A.J.'s cottage.</text:p>
      <text:p text:style-name="P149"/>
      <text:p text:style-name="P225"><text:span text:style-name="T1">A</text:span>A.J., you have blown my mind today. I wish the environment in my factory could be like <text:span text:style-name="T168">this</text:span> one.<text:span text:style-name="T21">@</text:span></text:p>
      <text:p text:style-name="P150"/>
      <text:p text:style-name="P249"><text:span text:style-name="T7">A</text:span><text:span text:style-name="T168">It can,</text:span><text:span text:style-name="T21">@</text:span><text:span text:style-name="T111"> </text:span>said<text:span text:style-name="T169"> </text:span><text:span text:style-name="T168">A.J.</text:span></text:p>
      <text:p text:style-name="Text_20_body"/>
      <text:p text:style-name="P528">The <text:span text:style-name="T168">two</text:span> men continued walking and talking on the <text:span text:style-name="T168">way</text:span> to <text:span text:style-name="T168">A.J.</text:span><text:span text:style-name="T26">=</text:span><text:span text:style-name="T168">s</text:span> cottage. <text:s/>Robert talked about his week of solitude and the realizations he had had. He said, <text:span text:style-name="T1">A</text:span>Although I experienced moments of peace and bliss, I observed that I was holding feelings of anger and judgment toward my<text:span text:style-name="T168">self</text:span><text:span text:style-name="T21">@</text:span></text:p>
      <text:p text:style-name="P205"/>
      <text:p text:style-name="P245"><text:span text:style-name="T7">A</text:span><text:span text:style-name="T168">How</text:span><text:span text:style-name="T131"> </text:span>did<text:span text:style-name="T131"> </text:span>those<text:span text:style-name="T131"> </text:span>feelings<text:span text:style-name="T131"> </text:span>serve<text:span text:style-name="T131"> </text:span>you<text:span text:style-name="T182">?</text:span><text:span text:style-name="T21">@</text:span><text:span text:style-name="T103"> </text:span><text:span text:style-name="T131">aske</text:span>d<text:span text:style-name="T131"> </text:span><text:span text:style-name="T132">A.J.</text:span></text:p>
      <text:p text:style-name="P223"><text:span text:style-name="T1">A</text:span>They made me feel sorry for myself. They made me feel justified in feeling the <text:span text:style-name="T168">way I have felt my whole life,</text:span><text:span text:style-name="T21">@</text:span><text:span text:style-name="T1"> </text:span>said Robert.</text:p>
      <text:p text:style-name="P149"/>
      <text:p text:style-name="P529"><text:span text:style-name="T20">A</text:span><text:span text:style-name="T168">All</text:span> situations are neutral until you give them meaning,<text:span text:style-name="T21">@</text:span><text:span text:style-name="T1"> </text:span>said <text:span text:style-name="T168">A.J.</text:span> <text:span text:style-name="T20">A</text:span>Te meanings you give to your experiences determine how they affect you. To change from being angry and judgmental, you first have to own your interpretation.</text:p>
      <text:p text:style-name="P155"/>
      <text:p text:style-name="P530"><text:span text:style-name="T1">A</text:span>Next,<text:span text:style-name="T184"> </text:span>in<text:span text:style-name="T135"> </text:span>order<text:span text:style-name="T135"> </text:span>for<text:span text:style-name="T135"> </text:span>you<text:span text:style-name="T184"> </text:span>to<text:span text:style-name="T135"> </text:span>learn<text:span text:style-name="T135"> </text:span>how<text:span text:style-name="T135"> </text:span>to<text:span text:style-name="T135"> </text:span>be<text:span text:style-name="T128"> </text:span>neutral,<text:span text:style-name="T128"> </text:span>you<text:span text:style-name="T135"> </text:span>need<text:span text:style-name="T128"> </text:span>to<text:span text:style-name="T128"> </text:span>ask<text:span text:style-name="T135"> </text:span>yourself,<text:span text:style-name="T135"> </text:span><text:span text:style-name="T175">In</text:span><text:span text:style-name="T129"> </text:span><text:span text:style-name="T175">this situation, what did I learn about me? </text:span>Your answer will prevent this kind of situation from ever controlling you again. So, Robert, what do you need to learn from your <text:span text:style-name="T131">anger</text:span><text:span text:style-name="T173">?</text:span><text:span text:style-name="T21">@</text:span></text:p>
      <text:p text:style-name="P156"/>
      <text:p text:style-name="P423"><text:span text:style-name="T1">A</text:span>I need to learn not to blame others for problems I have. Problems that <text:span text:style-name="T175">keep </text:span>me being angry, and judgmental,<text:span text:style-name="T21">@</text:span><text:span text:style-name="T1"> </text:span>Robert replied.</text:p>
      <text:p text:style-name="P149"/>
      <text:p text:style-name="P245"><text:span text:style-name="T7">A</text:span><text:span text:style-name="T168">You</text:span> can trade them<text:span text:style-name="T169"> </text:span>in for other feelings by releasing your angry ones<text:span text:style-name="T169">,</text:span><text:span text:style-name="T21">@</text:span><text:span text:style-name="T111"> </text:span><text:span text:style-name="T168">A.J.</text:span> said.</text:p>
      <text:p text:style-name="P149"/>
      <text:p text:style-name="P531"><text:span text:style-name="T168">As</text:span> he thought about <text:span text:style-name="T168">A.J.</text:span><text:span text:style-name="T26">=</text:span><text:span text:style-name="T168">s</text:span> <text:span text:style-name="T168">words,</text:span> a feeling of peace came over him while he exhaled a deep breath. <text:span text:style-name="T1">A</text:span>Wow, thank you, A.J. I feel better already, now I know what to work on.<text:span text:style-name="T21">@</text:span></text:p>
      <text:p text:style-name="P150"/>
      <text:p text:style-name="P384">Since the next day was Saturday A.J. wanted Robert to come back to his cottage at 10 a.m. to be initiated. This was a special ceremony that Swamiji had asked A.J. to give Robert. A.J. told Robert he will give him a special mantra (Hindu words that cause a positive vibratory effect), to use for future meditations and told him to fast until after the initiation.</text:p>
      <text:p text:style-name="P155"/>
      <text:p text:style-name="P420"><text:span text:style-name="T20">A</text:span><text:span text:style-name="T168">I will be here with my empty stomach,</text:span><text:span text:style-name="T21">@</text:span><text:span text:style-name="T1"> </text:span>Robert said. <text:s/><text:span text:style-name="T168">He</text:span> walked to <text:span text:style-name="T168">his</text:span> hotel <text:span text:style-name="T168">just </text:span>four blocks away.</text:p>
      <text:p text:style-name="P155"/>
      <text:p text:style-name="P532">The next morning, Robert knocked on <text:span text:style-name="T168">A.J.</text:span><text:span text:style-name="T26">=</text:span><text:span text:style-name="T168">s</text:span> door. <text:s/>It <text:span text:style-name="T168">was</text:span> 10 a.m. on the dot, and indeed he was hungry.</text:p>
      <text:p text:style-name="P149"/>
      <text:p text:style-name="P245"><text:span text:style-name="T7">A</text:span><text:span text:style-name="T168">Good</text:span><text:span text:style-name="T174"> </text:span><text:span text:style-name="T170">m</text:span><text:span text:style-name="T132">o</text:span><text:span text:style-name="T168">rning,</text:span><text:span text:style-name="T21">@</text:span><text:span text:style-name="T111"> </text:span>said <text:span text:style-name="T168">A</text:span><text:span text:style-name="T170">.</text:span><text:span text:style-name="T168">J.</text:span></text:p>
      <text:p text:style-name="Text_20_body"/>
      <text:p text:style-name="P245"><text:span text:style-name="T7">A</text:span><text:span text:style-name="T168">Good</text:span><text:span text:style-name="T174"> </text:span><text:span text:style-name="T170">m</text:span><text:span text:style-name="T132">o</text:span><text:span text:style-name="T168">rning,</text:span><text:span text:style-name="T21">@</text:span><text:span text:style-name="T103"> </text:span>Robert<text:span text:style-name="T131"> </text:span>said,<text:span text:style-name="T131"> </text:span><text:span text:style-name="T168">as</text:span><text:span text:style-name="T173"> </text:span>they <text:span text:style-name="T131">bot</text:span>h<text:span text:style-name="T131"> prana</text:span><text:span text:style-name="T169">m</text:span>ed.</text:p>
      <text:p text:style-name="P155"/>
      <text:p text:style-name="P399"><text:span text:style-name="T20">A</text:span><text:span text:style-name="T168">Please</text:span> <text:span text:style-name="T168">sit</text:span> do<text:span text:style-name="T168">wn,</text:span><text:span text:style-name="T21">@</text:span><text:span text:style-name="T1"> </text:span><text:span text:style-name="T168">A.J.</text:span> <text:span text:style-name="T168">s</text:span>aid <text:span text:style-name="T168">as</text:span> he motioned <text:span text:style-name="T168">his</text:span> hand toward the mat on the floor, <text:span text:style-name="T20">A</text:span>and meditate for a <text:span text:style-name="T168">few</text:span> minutes, I am almo<text:span text:style-name="T168">st</text:span> ready.<text:span text:style-name="T21">@</text:span><text:span text:style-name="T1"> <text:s/></text:span><text:span text:style-name="T168">He</text:span> lit several candl<text:span text:style-name="T168">es</text:span> and poured water into a small brass cup then sat crossed legged facing Robert. The room was filled with colors and smells from incense and beautiful flowers. A.J. chanted Hindu prayers and performed the ceremony that Swamiji taught him.</text:p>
      <text:p text:style-name="P149"/>
      <text:p text:style-name="P365">He gave Robert a mantra and asked him to repeat it in order to make sure he pronounced the words correctly. The initiation was complete and the two men sat down to a light breakfast that A.J. prepared. While they were eating, the conversation slowly changed to work and the Namaste program.</text:p>
      <text:p text:style-name="P274"/>
      <text:p text:style-name="P533">Robert was impressed with the program and the peaceful, productive environment he experienced while at Superior Incense. <text:span text:style-name="T1">A</text:span>Do you think your program would work at my company in <text:span text:style-name="T168">Am</text:span>erica?<text:span text:style-name="T21">@</text:span><text:span text:style-name="T1"> <text:s/></text:span>Robert asked.</text:p>
      <text:p text:style-name="P204"/>
      <text:p text:style-name="P367"><text:span text:style-name="T1">A</text:span>Yes. But, perhaps Americans have different needs. It should still work with some modifications,<text:span text:style-name="T21">@</text:span><text:span text:style-name="T1"> </text:span><text:span text:style-name="T168">A.J.</text:span> answered.</text:p>
      <text:p text:style-name="P149"/>
      <text:p text:style-name="P535"><text:span text:style-name="T20">A</text:span><text:span text:style-name="T167">W</text:span>hat would it take to have you work for <text:span text:style-name="T169">m</text:span>e?<text:span text:style-name="T21">@</text:span><text:span text:style-name="T111"> </text:span><text:span text:style-name="T131">Rober</text:span>t<text:span text:style-name="T131"> asked. </text:span><text:span text:style-name="T7">A</text:span><text:span text:style-name="T168">It has</text:span> to <text:span text:style-name="T131">f</text:span>e<text:span text:style-name="T131">e</text:span>l li<text:span text:style-name="T169">k</text:span>e the ri<text:span text:style-name="T169">g</text:span>ht thing <text:span text:style-name="T131">f</text:span>or <text:span text:style-name="T169">m</text:span>e to do,<text:span text:style-name="T21">@</text:span><text:span text:style-name="T111"> </text:span><text:span text:style-name="T174">s</text:span>aid <text:span text:style-name="T168">A.J. </text:span><text:span text:style-name="T20">A</text:span><text:span text:style-name="T167">W</text:span>hat if I double your salary?<text:span text:style-name="T21">@</text:span><text:span text:style-name="T111"> </text:span><text:span text:style-name="T131">Rober</text:span>t<text:span text:style-name="T131"> asked.</text:span></text:p>
      <text:p text:style-name="P536"><text:span text:style-name="T7">A</text:span><text:span text:style-name="T168">It</text:span><text:span text:style-name="T26">=</text:span><text:span text:style-name="T168">s</text:span> not about <text:span text:style-name="T169">m</text:span>oney<text:span text:style-name="T169">,</text:span><text:span text:style-name="T21">@</text:span><text:span text:style-name="T111"> </text:span><text:span text:style-name="T174">s</text:span>aid <text:span text:style-name="T168">A.J.</text:span> <text:s/><text:span text:style-name="T7">A</text:span><text:span text:style-name="T168">I</text:span><text:span text:style-name="T132"> </text:span><text:span text:style-name="T168">am</text:span><text:span text:style-name="T132"> </text:span><text:span text:style-name="T168">already</text:span><text:span text:style-name="T132"> </text:span><text:span text:style-name="T168">making </text:span><text:span text:style-name="T170">m</text:span><text:span text:style-name="T168">ore</text:span><text:span text:style-name="T132"> </text:span><text:span text:style-name="T168">than I</text:span><text:span text:style-name="T132"> </text:span><text:span text:style-name="T168">need. </text:span><text:span text:style-name="T132"><text:s/></text:span><text:span text:style-name="T168">Would you</text:span><text:span text:style-name="T132"> </text:span><text:span text:style-name="T168">like</text:span><text:span text:style-name="T132"> </text:span><text:span text:style-name="T168">to</text:span><text:span text:style-name="T132"> </text:span><text:span text:style-name="T168">co</text:span><text:span text:style-name="T170">m</text:span><text:span text:style-name="T168">e back</text:span><text:span text:style-name="T132"> </text:span><text:span text:style-name="T168">here</text:span><text:span text:style-name="T132"> </text:span><text:span text:style-name="T168">tonight</text:span><text:span text:style-name="T132"> </text:span><text:span text:style-name="T168">for</text:span><text:span text:style-name="T132"> </text:span><text:span text:style-name="T168">dinner</text:span><text:span text:style-name="T132"> </text:span><text:span text:style-name="T168">and</text:span><text:span text:style-name="T132"> </text:span><text:span text:style-name="T168">we</text:span><text:span text:style-name="T131"> </text:span>can<text:span text:style-name="T131"> </text:span><text:span text:style-name="T168">discuss</text:span><text:span text:style-name="T131"> </text:span>it<text:span text:style-name="T131"> </text:span>then?<text:span text:style-name="T21">@</text:span></text:p>
      <text:p text:style-name="P114"/>
      <text:p text:style-name="P537">Robert thanked hi<text:span text:style-name="T169">m</text:span>,<text:span text:style-name="T131"> </text:span><text:span text:style-name="T7">A</text:span><text:span text:style-name="T168">I</text:span><text:span text:style-name="T174"> </text:span><text:span text:style-name="T168">do</text:span><text:span text:style-name="T132">n</text:span><text:span text:style-name="T26">=</text:span>t<text:span text:style-name="T131"> </text:span>want<text:span text:style-name="T131"> </text:span>to<text:span text:style-name="T131"> </text:span>put<text:span text:style-name="T131"> </text:span>you<text:span text:style-name="T131"> </text:span>out,<text:span text:style-name="T131"> </text:span>why<text:span text:style-name="T131"> </text:span>don<text:span text:style-name="T26">=</text:span>t you<text:span text:style-name="T131"> </text:span>co<text:span text:style-name="T169">m</text:span>e to dinner<text:span text:style-name="T131"> </text:span>at my hotel? <text:span text:style-name="T173"><text:s/></text:span><text:span text:style-name="T169">T</text:span>hey have a great vegetarian<text:span text:style-name="T131"> </text:span>restaurant I would like you to experience<text:span text:style-name="T131">.</text:span><text:span text:style-name="T21">@</text:span></text:p>
      <text:p text:style-name="P156"/>
      <text:p text:style-name="P431">Robert respected and admired A.J. and wanted to be close to him. He experienced a sense of fullness and the ability to truly be himself in his presence. This was something he did not experience with other people. <text:s/><text:span text:style-name="T168">He</text:span> <text:span text:style-name="T168">was</text:span> anxious to hear <text:span text:style-name="T168">A.J.</text:span><text:span text:style-name="T26">=</text:span><text:span text:style-name="T168">s</text:span> decision.</text:p>
      <text:p text:style-name="P149"/>
      <text:p text:style-name="P538">That evening, Robert went down to the restaurant early and was having tea while waiting for A.J.</text:p>
      <text:p text:style-name="P155"/>
      <text:p text:style-name="P363">Robert waved <text:span text:style-name="T168">his</text:span> hand to get <text:span text:style-name="T168">A.J</text:span><text:span text:style-name="T132">.</text:span><text:span text:style-name="T26">=</text:span><text:span text:style-name="T168">s</text:span><text:span text:style-name="T131"> </text:span>atte<text:span text:style-name="T169">n</text:span>tion<text:span text:style-name="T131"> </text:span>fr<text:span text:style-name="T169">o</text:span>m<text:span text:style-name="T131"> </text:span><text:span text:style-name="T168">across</text:span><text:span text:style-name="T131"> </text:span>the<text:span text:style-name="T131"> </text:span>resta<text:span text:style-name="T169">u</text:span>ra<text:span text:style-name="T169">n</text:span>t. <text:span text:style-name="T131"><text:s/></text:span><text:span text:style-name="T168">As</text:span><text:span text:style-name="T131"> </text:span><text:span text:style-name="T168">A.J. sat</text:span><text:span text:style-name="T131"> </text:span>down,<text:span text:style-name="T131"> </text:span>Robert<text:span text:style-name="T131"> </text:span><text:span text:style-name="T168">s</text:span><text:span text:style-name="T170">m</text:span>iled<text:span text:style-name="T131"> </text:span>broadly<text:span text:style-name="T131"> </text:span>but<text:span text:style-name="T131"> </text:span><text:span text:style-name="T168">w</text:span><text:span text:style-name="T174">a</text:span><text:span text:style-name="T168">s</text:span> unable to <text:span text:style-name="T168">see</text:span> any decision on <text:span text:style-name="T168">A.J</text:span><text:span text:style-name="T132">.</text:span><text:span text:style-name="T26">=</text:span><text:span text:style-name="T168">s</text:span> face.</text:p>
      <text:p text:style-name="P113"/>
      <text:p text:style-name="P225"><text:span text:style-name="T20">A</text:span><text:span text:style-name="T168">I hope you don</text:span><text:span text:style-name="T26">=</text:span>t mind,<text:span text:style-name="T21">@</text:span><text:span text:style-name="T1"> </text:span>Robert said. <text:s/><text:span text:style-name="T20">A</text:span><text:span text:style-name="T168">I ordered some appetizers for us.</text:span><text:span text:style-name="T21">@</text:span><text:span text:style-name="T1"> <text:s/></text:span><text:span text:style-name="T168">Just </text:span>then the waitress brought two plates, one with Samosa, and the other with Vegetable Pakora. The two men ate and talked.</text:p>
      <text:p text:style-name="Text_20_body"/>
      <text:p text:style-name="P245">Robert did<text:span text:style-name="T131">n</text:span><text:span text:style-name="T10">=</text:span>t want to <text:span text:style-name="T169">p</text:span>ry<text:span text:style-name="T169"> </text:span><text:span text:style-name="T131">fo</text:span>r <text:span text:style-name="T168">A.J</text:span><text:span text:style-name="T132">.</text:span><text:span text:style-name="T26">=</text:span><text:span text:style-name="T168">s</text:span> <text:span text:style-name="T168">answer.</text:span></text:p>
      <text:p text:style-name="P149"/>
      <text:p text:style-name="P225"><text:span text:style-name="T20">A</text:span><text:span text:style-name="T167">W</text:span>hy<text:span text:style-name="T131"> </text:span>are<text:span text:style-name="T131"> </text:span>you<text:span text:style-name="T131"> </text:span>eating<text:span text:style-name="T131"> </text:span><text:span text:style-name="T168">so</text:span><text:span text:style-name="T131"> </text:span>fast<text:span text:style-name="T173">?</text:span><text:span text:style-name="T21">@</text:span><text:span text:style-name="T111"> </text:span><text:span text:style-name="T132">A.J</text:span><text:span text:style-name="T168">.</text:span><text:span text:style-name="T131"> asked</text:span>,<text:span text:style-name="T131"> </text:span><text:span text:style-name="T7">A</text:span><text:span text:style-name="T168">I</text:span><text:span text:style-name="T132"> </text:span><text:span text:style-name="T168">know</text:span><text:span text:style-name="T132"> </text:span><text:span text:style-name="T168">the</text:span><text:span text:style-name="T132"> </text:span><text:span text:style-name="T168">food</text:span><text:span text:style-name="T132"> </text:span><text:span text:style-name="T168">is</text:span><text:span text:style-name="T131"> </text:span>good<text:span text:style-name="T131"> </text:span>but<text:span text:style-name="T131"> </text:span>it<text:span text:style-name="T131"> </text:span><text:span text:style-name="T168">is</text:span><text:span text:style-name="T131"> </text:span>not good for the digestion to rush a <text:span text:style-name="T169">m</text:span>eal<text:span text:style-name="T169">.</text:span><text:span text:style-name="T21">@</text:span></text:p>
      <text:p text:style-name="P150"/>
      <text:p text:style-name="P539">Robert said,<text:span text:style-name="T169"> </text:span><text:span text:style-name="T7">A</text:span><text:span text:style-name="T168">I</text:span><text:span text:style-name="T26">=</text:span>m<text:span text:style-name="T169"> </text:span>a little anxious to <text:span text:style-name="T169">k</text:span>now your <text:span text:style-name="T168">answer.</text:span> <text:span text:style-name="T131"><text:s/></text:span>I do<text:span text:style-name="T131">n</text:span><text:span text:style-name="T10">=</text:span>t want<text:span text:style-name="T131"> </text:span>to be<text:span text:style-name="T131"> </text:span>i<text:span text:style-name="T169">m</text:span>polite but I <text:span text:style-name="T168">just</text:span> have to know<text:span text:style-name="T131">.</text:span><text:span text:style-name="T21">@</text:span></text:p>
      <text:p text:style-name="P114"/>
      <text:p text:style-name="P540"><text:span text:style-name="T1">A</text:span>Robert, I have made my decision, but I would like to say this before I tell you what I have decided.<text:span text:style-name="T21">@</text:span></text:p>
      <text:p text:style-name="P114"/>
      <text:p text:style-name="P245"><text:span text:style-name="T7">A</text:span><text:span text:style-name="T168">Fair</text:span> enough,<text:span text:style-name="T21">@</text:span><text:span text:style-name="T111"> </text:span>said Robert.</text:p>
      <text:p text:style-name="P229"><text:span text:style-name="T1">AY</text:span>I never wanted to leave the ashram. I wanted to be like Swamiji and teach there, but obviously that was not my karma or destiny. I had to surrender what my ego thought I wanted, which was different from my destiny. I will go with you to California<text:span text:style-name="T1">Y@</text:span></text:p>
      <text:p text:style-name="P150"/>
      <text:p text:style-name="P367"><text:span text:style-name="T20">A</text:span><text:span text:style-name="T168">Great!</text:span><text:span text:style-name="T21">@</text:span><text:span text:style-name="T1"> </text:span>Robert shouted <text:span text:style-name="T168">as</text:span> he jumped out of <text:span text:style-name="T168">his</text:span> chair. <text:s/>Other diners turned to look at him.</text:p>
      <text:p text:style-name="P155"/>
      <text:p text:style-name="P245"><text:span text:style-name="T11">A</text:span><text:span text:style-name="T121">Y</text:span><text:span text:style-name="T168">as</text:span> I <text:span text:style-name="T168">was</text:span> <text:span text:style-name="T169">g</text:span>oing to <text:span text:style-name="T168">say,</text:span> I <text:span text:style-name="T168">will</text:span> go with you on <text:span text:style-name="T168">two</text:span> condition<text:span text:style-name="T169">s</text:span><text:span text:style-name="T131">,</text:span><text:span text:style-name="T21">@</text:span><text:span text:style-name="T103"> </text:span>continued<text:span text:style-name="T131"> </text:span><text:span text:style-name="T168">A.J.</text:span></text:p>
      <text:p text:style-name="Text_20_body"/>
      <text:p text:style-name="P526">Looking a bit embarrassed, Robert wondered what the conditions were, and if he could live up to them.</text:p>
      <text:p text:style-name="P178"/>
      <text:p text:style-name="P245">The waitress came over to take their order.</text:p>
      <text:p text:style-name="P324"/>
      <text:p text:style-name="P258"><text:span text:style-name="T168">A.J.</text:span> hadn<text:span text:style-name="T26">=</text:span>t had <text:span text:style-name="T169">m</text:span><text:span text:style-name="T131">u</text:span>ch of a chance to look over the <text:span text:style-name="T169">m</text:span>enu, but ordered the <text:span text:style-name="T170">G</text:span>obhi</text:p>
      <text:p text:style-name="P119">Alu.</text:p>
      <text:p text:style-name="P208"/>
      <text:p text:style-name="P541"><text:span text:style-name="T1">A</text:span>I will have the Daal Makhini, and we would like a side order of Raita, and tea for both of <text:span text:style-name="T168">us</text:span> please.<text:span text:style-name="T21">@</text:span><text:span text:style-name="T1"> </text:span>said Robert.</text:p>
      <text:p text:style-name="P199"/>
      <text:p text:style-name="P258">A.J. began again, <text:span text:style-name="T1">A</text:span>As I was saying, there are two conditions you must agree to</text:p>
      <text:p text:style-name="P122"><text:span text:style-name="T132">f</text:span><text:span text:style-name="T168">i</text:span><text:span text:style-name="T132">rs</text:span><text:span text:style-name="T168">t</text:span>.<text:span text:style-name="T21">@</text:span></text:p>
      <text:p text:style-name="P323"/>
      <text:p text:style-name="P258"><text:span text:style-name="T20">A</text:span><text:span text:style-name="T167">W</text:span>hat are t<text:span text:style-name="T169">h</text:span>ey<text:span text:style-name="T173">?</text:span><text:span text:style-name="T21">@</text:span></text:p>
      <text:p text:style-name="P542"><text:span text:style-name="T1">A</text:span>Number one, I would like you to commit to becoming a teacher of the NAMASTE program and number two, you cannot tell anyone that I am a swami."</text:p>
      <text:p text:style-name="P155"/>
      <text:p text:style-name="P543">Robert <text:span text:style-name="T168">was</text:span> relieved that the second condition <text:span text:style-name="T168">was</text:span> easy for him to do, but <text:span text:style-name="T168">wasn</text:span><text:span text:style-name="T26">=</text:span>t so sure about the first one. In either case he was elated to make the agreement. They both smiled and pranamed each other and continued with their meal.</text:p>
      <text:p text:style-name="P93"/>
      <text:p text:style-name="P544">A.J. needed about three weeks to put things in order at Superior Incense, and wanted to visit Swamiji before he left for San Diego and P.T.</text:p>
      <text:p text:style-name="Text_20_body"/>
      <text:p text:style-name="P225">Robert told him he would send an airline ticket and pick him up at the airport in San Diego. A.J. could stay with him at his home as long as he wanted to so he would not have to worry about where to stay.</text:p>
      <text:p text:style-name="P178"/>
      <text:p text:style-name="P546">They finished their meal by sharing desserts of mango ice cream and rice pudding, and continued talking about the NAMASTE program at P.T.</text:p>
      <text:p text:style-name="P93"/>
      <text:p text:style-name="P547">The next morning A.J. told Mr. Patel about his decision to go to America and work with Robert. He told him about some ideas he had for the NAMASTE program over there.</text:p>
      <text:p text:style-name="P548">Mr. Patel smiled <text:span text:style-name="T1">B </text:span>he knew he would be leaving someday to pursue grander challenges, and he <text:span text:style-name="T168">was</text:span> happy for him, but he didn<text:span text:style-name="T26">=</text:span>t expect it to come <text:span text:style-name="T168">so</text:span> soon. <text:s/>Then with a more serious look he asked, <text:span text:style-name="T1">A</text:span>Did I ever tell you the story about the restaurant business I had?<text:span text:style-name="T21">@</text:span></text:p>
      <text:p text:style-name="P549"><text:span text:style-name="T20">A</text:span><text:span text:style-name="T168">No,</text:span><text:span text:style-name="T21">@</text:span><text:span text:style-name="T1"> </text:span>said <text:span text:style-name="T168">A.J.</text:span> <text:span text:style-name="T20">A</text:span>but I do remember you mentioned you once had one.<text:span text:style-name="T21">@ </text:span><text:span text:style-name="T20"><text:s text:c="2"/></text:span><text:span text:style-name="T1">A</text:span>Well, let me tell you about it. It might be helpful for you to know a little bit</text:p>
      <text:p text:style-name="P550">about the American culture. Before I bought the incense business, I owned a fast food vegetarian restaurant. <text:s/>I called it <text:span text:style-name="T26">&gt;</text:span><text:span text:style-name="T168">Food for Thought.</text:span><text:span text:style-name="T21">@</text:span><text:span text:style-name="T1"> <text:s/></text:span>We had a healthy and creative menu. <text:s/>Buddha<text:span text:style-name="T26">=</text:span><text:span text:style-name="T168">s</text:span> Delight, Samadhi Salad, and the Nirvana Float were only a <text:span text:style-name="T168">few</text:span> of the items we offered.</text:p>
      <text:p text:style-name="P113"/>
      <text:p text:style-name="P551"><text:span text:style-name="T1">A</text:span>One day an American businessman came in and after his lunch he asked me if I would be interested in making more money? I said certainly. He told me that he had a ma<text:span text:style-name="T168">s</text:span>ter<text:span text:style-name="T26">=</text:span><text:span text:style-name="T168">s</text:span> degree from the Harvard School of Bu<text:span text:style-name="T168">siness,</text:span> and <text:span text:style-name="T168">was</text:span> <text:span text:style-name="T168">successful</text:span> investment banker. So I listened to him carefully. He told me I should open more restaurants and hire competent managers. Eventually I could even franchise my unique restaurant. He said that he could draw up a business plan and help me raise the capital. Within ten years, I could retire a wealthy man and have lots of leisure time.</text:p>
      <text:p text:style-name="P149"/>
      <text:p text:style-name="P402"><text:span text:style-name="T1">A</text:span>He then asked me how I spent my time. I told him I wake up early in the morning to meditate, I take a long walk to exercise, and have breakfast with my wife and two children. I spend some time playing with my children and go to work. Several times each week in the evenings, I meet with friends to discuss spiritual matters. The <text:span text:style-name="T168">business</text:span><text:span text:style-name="T170">m</text:span>an said <text:span text:style-name="T26">&gt;</text:span>you <text:span text:style-name="T168">will</text:span> have to spend <text:span text:style-name="T169">m</text:span>uch more ti<text:span text:style-name="T169">m</text:span>e <text:span text:style-name="T168">wo</text:span><text:span text:style-name="T174">r</text:span>king if you want to be <text:span text:style-name="T168">successful.</text:span><text:span text:style-name="T26">=</text:span><text:span text:style-name="T111"> </text:span>I told him<text:span text:style-name="T169"> </text:span>that I <text:span text:style-name="T169">m</text:span>ake enough <text:span text:style-name="T169">m</text:span>oney now<text:span text:style-name="T131"> </text:span>to take care of <text:span text:style-name="T169">m</text:span>y fa<text:span text:style-name="T169">m</text:span>ily and consider myself already successful. Why should I sacrifice all the things that nurture my soul only to make more money than I need? I thought he saw my point of<text:span text:style-name="T181"> </text:span>view.</text:p>
      <text:p text:style-name="P204"/>
      <text:p text:style-name="P316"><text:span text:style-name="T1">A</text:span>He kept coming back for lunch and kept pushing me until I gave in and went against my intuition. I thought I might be happier having a bigger house, a more expensive car, and more material things in my life. So, we built the franchise by working from morning till night traveling all around the city until we had four restaurants in about a year and a half. I was always away from my family. <text:s/>They were angry at me, my friends no longer stopped by, and I no longer had time to meditate and<text:span text:style-name="T167"> </text:span>exercise.</text:p>
      <text:p text:style-name="Text_20_body"/>
      <text:p text:style-name="P553"><text:span text:style-name="T1">A</text:span>I found myself lonely, exhausted, and unhappy with my new life-style. I decided I had to get back to a simpler life so I sold my share of the restaurants to the American.</text:p>
      <text:p text:style-name="P554">Coincidentally at about the same time I found out the old man I had worked for making incense had died. I went to his wife and bought the business from her. Be careful of your material <text:span text:style-name="T168">desires</text:span> and do not fall into the <text:span text:style-name="T168">businessm</text:span>an<text:span text:style-name="T26">=</text:span><text:span text:style-name="T168">s</text:span> trap when you go to <text:span text:style-name="T168">Am</text:span>erica,<text:span text:style-name="T21">@</text:span><text:span text:style-name="T1"> </text:span><text:span text:style-name="T168">Mr.</text:span> Patel ended.</text:p>
      <text:p text:style-name="P204"/>
      <text:p text:style-name="P399"><text:span text:style-name="T20">A</text:span>That <text:span text:style-name="T168">is</text:span> an interest <text:span text:style-name="T168">s</text:span>tory, <text:span text:style-name="T168">Mr.</text:span> Patel, I <text:span text:style-name="T168">will</text:span> be careful.<text:span text:style-name="T21">@</text:span><text:span text:style-name="T1"> </text:span><text:span text:style-name="T168">A.J.</text:span> said. <text:s/><text:span text:style-name="T20">A</text:span><text:span text:style-name="T168">I appreciate the </text:span>opportunity you have given me to create the NAMASTE program here at Superior Incense, and I am grateful that you are the kind of man who is willing to take a risk to</text:p>
      <text:p text:style-name="P133">make things work better for your workers and your company. Without your support none of <text:span text:style-name="T168">this</text:span> could have happened.<text:span text:style-name="T21">@</text:span></text:p>
      <text:p text:style-name="P114"/>
      <text:p text:style-name="P420"><text:span text:style-name="T1">A</text:span>I am honored to have had you here at the company and am also grateful for the positive changes that you are responsible for,<text:span text:style-name="T21">@</text:span><text:span text:style-name="T1"> </text:span>said <text:span text:style-name="T168">Mr.</text:span> Patel. <text:s/><text:span text:style-name="T20">A</text:span><text:span text:style-name="T168">You</text:span> truly brought the ashram to this factory. A.J., now that you are leaving, have you given any thought as to who <text:span text:style-name="T168">will</text:span> replace you?<text:span text:style-name="T21">@</text:span></text:p>
      <text:p text:style-name="P205"/>
      <text:p text:style-name="P555"><text:span text:style-name="T1">A</text:span>Yes I have. Since I first made the decision to leave I have been meditating on this mater. And the image of one person continually comes to my mind<text:span text:style-name="T1">Y@</text:span></text:p>
      <text:p text:style-name="P150"/>
      <text:p text:style-name="P385"><text:span text:style-name="T7">A</text:span>Tell <text:span text:style-name="T169">m</text:span>e, tell <text:span text:style-name="T169">m</text:span>e, who <text:span text:style-name="T168">is</text:span><text:span text:style-name="T173"> </text:span><text:span text:style-name="T128">it?</text:span><text:span text:style-name="T112">@</text:span><text:span text:style-name="T21"> </text:span><text:span text:style-name="T7">A</text:span><text:span text:style-name="T168">Sridhar!</text:span><text:span text:style-name="T21">@</text:span></text:p>
      <text:p text:style-name="P556">Mr. Patel said, <text:span text:style-name="T1">A</text:span>A perfect choice. He has made remarkable changes, both in<text:span text:style-name="T185"> </text:span>his personal life and with his department. Managers are seeking his advice and people are inspired<text:span text:style-name="T131"> </text:span>by<text:span text:style-name="T131"> </text:span><text:span text:style-name="T168">his</text:span><text:span text:style-name="T131"> </text:span><text:span text:style-name="T168">new</text:span><text:span text:style-name="T131"> </text:span>attitude.<text:span text:style-name="T21">@</text:span></text:p>
      <text:p text:style-name="P156"/>
      <text:p text:style-name="P347">For two weeks, before leaving to visit Swamiji at the ashram, A.J. trained Sridhar to take on the larger role as general manager and program director.</text:p>
      <text:p text:style-name="P86"/>
      <text:p text:style-name="P87"/>
      <text:p text:style-name="P557">*****</text:p>
      <text:p text:style-name="Text_20_body"/>
      <text:p text:style-name="P399">When he arrived at the ashram he found a place under a tree in which he could relax and meditate. Life was changing rapidly for A.J. and he appreciated the serenity of the ashram, and the <text:span text:style-name="T168">closeness</text:span> of <text:span text:style-name="T168">his</text:span> old frie<text:span text:style-name="T168">nds</text:span> more than ever. <text:s/><text:span text:style-name="T168">A.J.</text:span> went to <text:span text:style-name="T168">Swam</text:span>iji<text:span text:style-name="T26">=</text:span><text:span text:style-name="T168">s </text:span>quarters to meet with his guru, and told him about his new quest to America.</text:p>
      <text:p text:style-name="P149"/>
      <text:p text:style-name="P558">Swamiji was pleased and proud to see him serving a higher power by revealing his destiny to spread the NAMASTE program to America. <text:span text:style-name="T1">A</text:span>My son, you are going on a journey to a different way of life in America. It is not better or worse, good or bad, simply different. Always look for the place in others where you and they become one.</text:p>
      <text:p text:style-name="P149"/>
      <text:p text:style-name="P512"><text:span text:style-name="T1">A</text:span>Americans are more strongly controlled by their senses and desire for material rewards, which distorts their spiritual reality. They also focus more on the diversities and differences in people than their oneness. Understand what you are dealing with and do not allow adversity to alter your peace of mind and<text:span text:style-name="T128"> </text:span>intention.</text:p>
      <text:p text:style-name="Text_20_body"/>
      <text:p text:style-name="P218"><text:span text:style-name="T1">A</text:span>There will be initial resistance to your teachings, but that will change. Stay committed to your mission and great success will follow. When desires are limited, then there <text:span text:style-name="T168">is</text:span> peace.<text:span text:style-name="T21">@</text:span></text:p>
      <text:p text:style-name="P156"/>
      <text:p text:style-name="P245">A.J. thanked Swamiji for his insights.</text:p>
      <text:p text:style-name="P559"><text:span text:style-name="T168">Over the next week A.J.</text:span> visited Ganji and other old friends, <text:span text:style-name="T168">sat</text:span> by <text:span text:style-name="T168">Swam</text:span>iji<text:span text:style-name="T26">=</text:span><text:span text:style-name="T168">s</text:span> feet, meditated, and thought about how happy and peaceful he was at the ashram. He knew he could be content staying there and not going to America.</text:p>
      <text:p text:style-name="Text_20_body"/>
      <text:p text:style-name="P399">The night before his departure he did not sleep at all. He struggled all night with feeling fulfilled at the ashram and wanting to go out into the unknown to fulfill his destiny. He was overcome with sadness and could not bear to say good-bye to everyone, so he left early in the morning for the airport.</text:p>
      <text:p text:style-name="P560">BELIEFS CREATE THOUGHTS: YOU BECOME WHAT YOU THINK; CHANGE YOUR BELIEFS AND BECOME WHO YOU WANT TO BE.</text:p>
      <text:p text:style-name="P561">CHAPTER ELEVEN</text:p>
      <text:p text:style-name="P155"/>
      <text:p text:style-name="P52"><text:span text:style-name="T144">A.J. Leaves for San Diego</text:span></text:p>
      <text:p text:style-name="P88"/>
      <text:p text:style-name="P562"><text:span text:style-name="T168">Once on the airplane, which was</text:span> <text:span text:style-name="T168">A.J.</text:span><text:span text:style-name="T26">=</text:span><text:span text:style-name="T168">s</text:span> <text:span text:style-name="T168">first</text:span> flying experience, he continued to wonder if he was making the right choice. Conflict filled his mind until he thought about all the positive results that came from teaching the NAMASTE program. Just as a candle<text:span text:style-name="T26">=</text:span><text:span text:style-name="T168">s</text:span> flame melts the wax, <text:span text:style-name="T168">so</text:span> too <text:span text:style-name="T168">A.J.</text:span><text:span text:style-name="T26">=</text:span><text:span text:style-name="T168">s</text:span> confidence in making the right decision and new peace of mind melted his fear. At that moment a heavy carry-on bag hit him on the shoulder. <text:s/><text:span text:style-name="T168">As</text:span> he looked up, an attractive, young lady apologized and said, <text:span text:style-name="T20">A</text:span><text:span text:style-name="T168">I</text:span><text:span text:style-name="T26">=</text:span>m <text:span text:style-name="T168">so</text:span> sorry, did I hurt you?<text:span text:style-name="T21">@</text:span></text:p>
      <text:p text:style-name="P319"/>
      <text:p text:style-name="P225"><text:span text:style-name="T7">A</text:span><text:span text:style-name="T132">No</text:span><text:span text:style-name="T168">,</text:span><text:span text:style-name="T21">@</text:span><text:span text:style-name="T111"> </text:span><text:span text:style-name="T168">A.J.</text:span> <text:span text:style-name="T174">s</text:span>aid, <text:span text:style-name="T7">A</text:span><text:span text:style-name="T168">I</text:span><text:span text:style-name="T26">=</text:span>m<text:span text:style-name="T169"> </text:span>not<text:span text:style-name="T131"> </text:span>hurt,<text:span text:style-name="T131"> </text:span>can<text:span text:style-name="T131"> </text:span>I<text:span text:style-name="T131"> </text:span>give<text:span text:style-name="T131"> </text:span>you<text:span text:style-name="T131"> </text:span>a<text:span text:style-name="T131"> </text:span>h<text:span text:style-name="T131">an</text:span>d<text:span text:style-name="T131"> gettin</text:span>g<text:span text:style-name="T131"> you</text:span>r<text:span text:style-name="T131"> ba</text:span>g<text:span text:style-name="T131"> </text:span>in<text:span text:style-name="T131"> </text:span>the overhead c<text:span text:style-name="T169">o</text:span>mpart<text:span text:style-name="T169">m</text:span>ent<text:span text:style-name="T131">?</text:span><text:span text:style-name="T21">@</text:span></text:p>
      <text:p text:style-name="P150"/>
      <text:p text:style-name="P365"><text:span text:style-name="T20">A</text:span>Thank you very much,<text:span text:style-name="T21">@</text:span><text:span text:style-name="T1"> </text:span>the young lady said. <text:s/><text:span text:style-name="T20">A</text:span><text:span text:style-name="T168">I appreciate your help.</text:span><text:span text:style-name="T21">@</text:span><text:span text:style-name="T1"> <text:s/></text:span><text:span text:style-name="T168">She </text:span>moved to her seat on the other side of A.J. She had noticed him when they were inside the terminal and was dazzled by how handsome he was. She was thrilled to see that her seat was next to his. Looking for an opportunity to get a conversation started she said, <text:span text:style-name="T20">A</text:span><text:span text:style-name="T168">My</text:span> name <text:span text:style-name="T168">is</text:span> Sandra.<text:span text:style-name="T21">@</text:span><text:span text:style-name="T1"> <text:s/></text:span>I<text:span text:style-name="T26">=</text:span>m a school teacher in <text:span text:style-name="T168">San</text:span> Diego, do you live there?<text:span text:style-name="T21">@</text:span></text:p>
      <text:p text:style-name="P114"/>
      <text:p text:style-name="P245"><text:span text:style-name="T7">A</text:span><text:span text:style-name="T168">It</text:span><text:span text:style-name="T26">=</text:span><text:span text:style-name="T168">s</text:span><text:span text:style-name="T131"> </text:span>nice<text:span text:style-name="T131"> </text:span>to<text:span text:style-name="T131"> </text:span><text:span text:style-name="T169">m</text:span>eet<text:span text:style-name="T131"> </text:span>you<text:span text:style-name="T131"> </text:span><text:span text:style-name="T168">S</text:span><text:span text:style-name="T174">a</text:span>ndra,<text:span text:style-name="T131"> </text:span><text:span text:style-name="T169">m</text:span>y<text:span text:style-name="T131"> </text:span>n<text:span text:style-name="T173">a</text:span><text:span text:style-name="T169">m</text:span>e <text:span text:style-name="T168">is</text:span><text:span text:style-name="T131"> </text:span><text:span text:style-name="T168">A.J.</text:span><text:span text:style-name="T131"> </text:span><text:span text:style-name="T173">a</text:span>nd,<text:span text:style-name="T131"> </text:span>no<text:span text:style-name="T122">Y</text:span><text:span text:style-name="T168">wel</text:span><text:span text:style-name="T170">l</text:span><text:span text:style-name="T122">Y</text:span><text:span text:style-name="T168">yes.</text:span> <text:s/>I <text:span text:style-name="T168">guess</text:span> I<text:span text:style-name="T131"> </text:span><text:span text:style-name="T133">will</text:span></text:p>
      <text:p text:style-name="P122">be living there<text:span text:style-name="T131">.</text:span><text:span text:style-name="T21">@</text:span></text:p>
      <text:p text:style-name="P156"/>
      <text:p text:style-name="P249"><text:span text:style-name="T7">A</text:span><text:span text:style-name="T132">Yo</text:span><text:span text:style-name="T168">u</text:span><text:span text:style-name="T131"> soun</text:span>d<text:span text:style-name="T131"> </text:span>confused.<text:span text:style-name="T21">@</text:span></text:p>
      <text:p text:style-name="P156"/>
      <text:p text:style-name="P245"><text:span text:style-name="T7">A</text:span><text:span text:style-name="T168">I just re</text:span><text:span text:style-name="T132">a</text:span><text:span text:style-name="T168">li</text:span><text:span text:style-name="T132">z</text:span><text:span text:style-name="T168">ed I wo</text:span><text:span text:style-name="T132">n</text:span><text:span text:style-name="T26">=</text:span>t be living in India any longer<text:span text:style-name="T131">,</text:span><text:span text:style-name="T21">@</text:span><text:span text:style-name="T111"> </text:span><text:span text:style-name="T132">A.J</text:span><text:span text:style-name="T168">.</text:span><text:span text:style-name="T131"> said.</text:span></text:p>
      <text:p text:style-name="P155"/>
      <text:p text:style-name="P385"><text:span text:style-name="T20">A</text:span><text:span text:style-name="T167">W</text:span>hat does <text:span text:style-name="T168">A.J.</text:span> stand <text:span text:style-name="T128">for</text:span><text:span text:style-name="T169">?</text:span><text:span text:style-name="T112">@</text:span><text:span text:style-name="T21"> </text:span><text:span text:style-name="T7">A</text:span><text:span text:style-name="T168">Ajatha</text:span><text:span text:style-name="T132">n</text:span><text:span text:style-name="T21">@</text:span></text:p>
      <text:p text:style-name="P244"><text:span text:style-name="T20">A</text:span><text:span text:style-name="T169">W</text:span><text:span text:style-name="T131">h</text:span>at <text:span text:style-name="T168">will</text:span> <text:span text:style-name="T169">y</text:span>ou be doing in <text:span text:style-name="T168">San</text:span> Die<text:span text:style-name="T169">g</text:span>o, Ajatha<text:span text:style-name="T169">n</text:span><text:span text:style-name="T173">?</text:span><text:span text:style-name="T21">@</text:span><text:span text:style-name="T25"> </text:span>asked Sandra.</text:p>
      <text:p text:style-name="P155"/>
      <text:p text:style-name="P316"><text:span text:style-name="T7">A</text:span><text:span text:style-name="T168">Please</text:span> call <text:span text:style-name="T169">m</text:span>e <text:span text:style-name="T168">A.J</text:span><text:span text:style-name="T170">.</text:span><text:span text:style-name="T21">@</text:span><text:span text:style-name="T1"> </text:span><text:span text:style-name="T120"><text:s/></text:span><text:span text:style-name="T168">He</text:span><text:span text:style-name="T173"> </text:span>then<text:span text:style-name="T131"> </text:span>told<text:span text:style-name="T131"> </text:span>her<text:span text:style-name="T131"> </text:span>about<text:span text:style-name="T131"> </text:span>the <text:span text:style-name="T168">NAMASTE</text:span> program<text:span text:style-name="T169"> </text:span>and why he was moving to San Diego. She was impressed with his sincere desire to help people become aware of their spiritual nature, but was surprised that this was occurring in a work environment. She thought the NAMASTE program would be a terrific workshop for teachers. She thought it would be a good program for her high school students<text:span text:style-name="T186"> </text:span>too.</text:p>
      <text:p text:style-name="P563">They talked for hours and shared their opinions and ideas on a wide variety of subjects and cultural differences.</text:p>
      <text:p text:style-name="P149"/>
      <text:p text:style-name="P245"><text:span text:style-name="T7">A</text:span><text:span text:style-name="T168">How</text:span> do you know <text:span text:style-name="T168">so</text:span> much about India<text:span text:style-name="T10">=</text:span><text:span text:style-name="T168">s</text:span><text:span text:style-name="T131"> </text:span>culture<text:span text:style-name="T131"> </text:span>when<text:span text:style-name="T131"> </text:span>you<text:span text:style-name="T131"> </text:span>live<text:span text:style-name="T131"> </text:span>in<text:span text:style-name="T131"> </text:span><text:span text:style-name="T168">San</text:span><text:span text:style-name="T131"> </text:span>Diego?<text:span text:style-name="T21">@</text:span></text:p>
      <text:p text:style-name="P119">A.J. asked.</text:p>
      <text:p text:style-name="P564"><text:span text:style-name="T1">A</text:span>My father is in the Diplomatic Corp. And I spent half of my life growing up in India, and the other half in California. Knowing the cultural differences is part of my father<text:span text:style-name="T26">=</text:span><text:span text:style-name="T168">s</text:span> job. <text:s/>We used to discu<text:span text:style-name="T168">ss</text:span> these things over the dinner table when I <text:span text:style-name="T168">was</text:span> young.<text:span text:style-name="T21">@</text:span></text:p>
      <text:p text:style-name="P150"/>
      <text:p text:style-name="P249"><text:span text:style-name="T7">A</text:span><text:span text:style-name="T132">Perhap</text:span><text:span text:style-name="T168">s</text:span><text:span text:style-name="T131"> yo</text:span>u<text:span text:style-name="T131"> woul</text:span>d<text:span text:style-name="T131"> </text:span>tell <text:span text:style-name="T169">m</text:span>e <text:span text:style-name="T132">w</text:span><text:span text:style-name="T168">h</text:span>at<text:span text:style-name="T131"> </text:span>to<text:span text:style-name="T131"> </text:span>expect<text:span text:style-name="T131"> </text:span>in<text:span text:style-name="T131"> </text:span><text:span text:style-name="T168">A</text:span><text:span text:style-name="T170">m</text:span>erica<text:span text:style-name="T182">?</text:span><text:span text:style-name="T21">@</text:span><text:span text:style-name="T111"> </text:span><text:span text:style-name="T132">A.J</text:span><text:span text:style-name="T168">.</text:span><text:span text:style-name="T131"> asked.</text:span></text:p>
      <text:p text:style-name="P155"/>
      <text:p text:style-name="P365"><text:span text:style-name="T1">A</text:span>I would love to. The main thing you will need to be aware of is what I like to call the <text:span text:style-name="T26">&gt;</text:span>ER Syndrome.<text:span text:style-name="T100">=@</text:span></text:p>
      <text:p text:style-name="P114"/>
      <text:p text:style-name="P245"><text:span text:style-name="T20">A</text:span><text:span text:style-name="T167">W</text:span>hat <text:span text:style-name="T168">is</text:span> th<text:span text:style-name="T131">at</text:span><text:span text:style-name="T173">?</text:span><text:span text:style-name="T21">@</text:span></text:p>
      <text:p text:style-name="P78"/>
      <text:p text:style-name="P245"><text:span text:style-name="T20">A</text:span><text:span text:style-name="T167">W</text:span>ell, in <text:span text:style-name="T168">A</text:span><text:span text:style-name="T170">m</text:span>erica<text:span text:style-name="T173">,</text:span><text:span text:style-name="T21">@</text:span><text:span text:style-name="T111"> </text:span><text:span text:style-name="T168">she</text:span> said, <text:span text:style-name="T7">A</text:span>everyone <text:span text:style-name="T168">has</text:span> to do things that end with the letters</text:p>
      <text:p text:style-name="P186"><text:span text:style-name="T26">&gt;</text:span><text:span text:style-name="T131">ER.</text:span><text:span text:style-name="T26">=</text:span><text:span text:style-name="T1"> </text:span><text:span text:style-name="T120"><text:s/></text:span>They<text:span text:style-name="T131"> </text:span>have<text:span text:style-name="T131"> </text:span>to<text:span text:style-name="T131"> </text:span>be<text:span text:style-name="T131"> </text:span>thinn<text:span text:style-name="T176">er</text:span>, ric<text:span text:style-name="T131">h</text:span><text:span text:style-name="T134">e</text:span><text:span text:style-name="T176">r</text:span>, young<text:span text:style-name="T176">er</text:span>, <text:span text:style-name="T168">fast</text:span><text:span text:style-name="T176">er</text:span>,<text:span text:style-name="T131"> health</text:span>i<text:span text:style-name="T176">er</text:span>,<text:span text:style-name="T131"> prett</text:span>i<text:span text:style-name="T176">er</text:span>,<text:span text:style-name="T169"> </text:span>pushi<text:span text:style-name="T176">er</text:span>, <text:span text:style-name="T168">s</text:span><text:span text:style-name="T170">m</text:span><text:span text:style-name="T168">art</text:span><text:span text:style-name="T176">er</text:span>, and bett<text:span text:style-name="T134">e</text:span><text:span text:style-name="T176">r</text:span>. <text:span text:style-name="T131"><text:s/></text:span>And<text:span text:style-name="T131"> </text:span>if<text:span text:style-name="T131"> </text:span>you<text:span text:style-name="T131"> </text:span>take<text:span text:style-name="T131"> </text:span>any<text:span text:style-name="T131"> </text:span>of<text:span text:style-name="T131"> </text:span>them<text:span text:style-name="T167"> </text:span>too far you <text:span text:style-name="T168">will</text:span> end up in the<text:span text:style-name="T169"> </text:span><text:span text:style-name="T26">&gt;</text:span><text:span text:style-name="T131">ER</text:span><text:span text:style-name="T26">=</text:span><text:span text:style-name="T111"> </text:span><text:span text:style-name="T22">B</text:span><text:span text:style-name="T103"> </text:span>the e<text:span text:style-name="T169">m</text:span>ergency room<text:span text:style-name="T169"> </text:span>in the <text:span text:style-name="T169">h</text:span>ospit<text:span text:style-name="T131">a</text:span>l<text:span text:style-name="T131">.</text:span><text:span text:style-name="T21">@</text:span></text:p>
      <text:p text:style-name="P205"/>
      <text:p text:style-name="P565"><text:span text:style-name="T168">A.J.</text:span> <text:span text:style-name="T174">s</text:span><text:span text:style-name="T169">m</text:span>iled and said, <text:span text:style-name="T7">A</text:span><text:span text:style-name="T132">I</text:span><text:span text:style-name="T168">t</text:span><text:span text:style-name="T10">=</text:span><text:span text:style-name="T168">s</text:span><text:span text:style-name="T131"> </text:span>interesting<text:span text:style-name="T131"> </text:span>that<text:span text:style-name="T131"> </text:span><text:span text:style-name="T168">A</text:span><text:span text:style-name="T170">m</text:span>erican<text:span text:style-name="T168">s</text:span><text:span text:style-name="T131"> </text:span>want<text:span text:style-name="T131"> </text:span>to<text:span text:style-name="T131"> </text:span>be<text:span text:style-name="T131"> </text:span>younger. <text:span text:style-name="T131"><text:s/></text:span>In India,<text:span text:style-name="T169"> </text:span>i<text:span text:style-name="T173">t</text:span><text:span text:style-name="T10">=</text:span><text:span text:style-name="T168">s</text:span> <text:span text:style-name="T168">just</text:span> the opposite, people gain <text:span text:style-name="T169">m</text:span>ore<text:span text:style-name="T169"> </text:span>respect<text:span text:style-name="T131"> </text:span><text:span text:style-name="T168">as</text:span><text:span text:style-name="T131"> </text:span>they<text:span text:style-name="T131"> </text:span>grow<text:span text:style-name="T131"> </text:span>older.</text:p>
      <text:p text:style-name="P113"/>
      <text:p text:style-name="P437"><text:span text:style-name="T1">A</text:span>Americans<text:span text:style-name="T187"> </text:span>think<text:span text:style-name="T136"> </text:span>they<text:span text:style-name="T136"> </text:span>have<text:span text:style-name="T136"> </text:span>to<text:span text:style-name="T187"> </text:span>do<text:span text:style-name="T136"> </text:span>things<text:span text:style-name="T136"> </text:span>faster<text:span text:style-name="T136"> </text:span>because<text:span text:style-name="T136"> </text:span>they<text:span text:style-name="T187"> </text:span>were<text:span text:style-name="T136"> </text:span>taught<text:span text:style-name="T136"> </text:span>that<text:span text:style-name="T136"> </text:span>time is money. They forget that their health suffers when they spend all of their time rushing to<text:span text:style-name="T131"> </text:span>get<text:span text:style-name="T131"> </text:span>things<text:span text:style-name="T131"> </text:span>done<text:span text:style-name="T131">,</text:span><text:span text:style-name="T21">@</text:span><text:span text:style-name="T111"> </text:span>Sandra said.</text:p>
      <text:p text:style-name="P113"/>
      <text:p text:style-name="P365"><text:span text:style-name="T1">A</text:span>To live life faster is to skip the main purpose of life. Life must be enjoyed as it happens. We cannot be healthy and happy if we rush through life. It is wiser to be patient and allow thing to happen naturally,<text:span text:style-name="T21">@</text:span><text:span text:style-name="T1"> </text:span><text:span text:style-name="T168">A.J.</text:span> said.</text:p>
      <text:p text:style-name="P155"/>
      <text:p text:style-name="P227"><text:span text:style-name="T1">A</text:span>I like your philosophy and I know people will greatly benefit from your <text:span text:style-name="T168">program,</text:span><text:span text:style-name="T21">@</text:span><text:span text:style-name="T1"> </text:span>Sandra said, <text:span text:style-name="T20">A</text:span><text:span text:style-name="T168">I also think you will feel at home in San Diego, we</text:span> have many yoga institutes there.<text:span text:style-name="T21">@</text:span></text:p>
      <text:p text:style-name="P150"/>
      <text:p text:style-name="P245">After many hours in the air, flight 102 from Delhi to San Diego was about to land.</text:p>
      <text:p text:style-name="P566">Sandra asked if she could hold his hand, landings always frightened her. He thought to him<text:span text:style-name="T168">self</text:span> that <text:span text:style-name="T168">this</text:span> <text:span text:style-name="T168">was</text:span> another fi<text:span text:style-name="T168">rst;</text:span> he had never held a young woman<text:span text:style-name="T26">=</text:span><text:span text:style-name="T168">s</text:span> hand. <text:span text:style-name="T168">He </text:span>experienced a sensation he had never felt before, but didn<text:span text:style-name="T26">=</text:span>t <text:span text:style-name="T168">show</text:span> it. <text:s/><text:span text:style-name="T168">He</text:span> recalled the story Mr. Patel had told him and the warning he gave about desires and attachments. As a swami, he had taken a vow of celibacy and was not about to allow these new feelings to throw him off the track of his mission. Yet, the truth was he did have feelings for her, which he tried to push down into the depths of his being.</text:p>
      <text:p text:style-name="P204"/>
      <text:p text:style-name="P227">The jet made a gentle landing and <text:span text:style-name="T168">A.J.</text:span> released Sandra<text:span text:style-name="T26">=</text:span><text:span text:style-name="T168">s</text:span> hand. <text:s/><text:span text:style-name="T168">He</text:span> asked if he could help her by getting her bag from the overhead compartment. She was pleased with his request. She also liked the fact that he was such a gentleman.</text:p>
      <text:p text:style-name="P93"/>
      <text:p text:style-name="P225">As they walked toward the baggage claim area, A.J. noticed Robert looking for him and with excitement waved to get his attention. The two pranamed each other and</text:p>
      <text:p text:style-name="P119">A.J. introduced Sandra.</text:p>
      <text:p text:style-name="P181"/>
      <text:p text:style-name="P567">Sandra turned to A.J. and said, <text:span text:style-name="T1">A</text:span>Robert and I are old friends. Our fathers went to college together.<text:span text:style-name="T21">@</text:span></text:p>
      <text:p text:style-name="P261"><text:span text:style-name="T7">A</text:span><text:span text:style-name="T168">You</text:span> have got to be kidding<text:span text:style-name="T131">,</text:span><text:span text:style-name="T21">@</text:span><text:span text:style-name="T111"> </text:span>said <text:span text:style-name="T169">R</text:span>obert. <text:s/><text:span text:style-name="T7">A</text:span><text:span text:style-name="T132">Ho</text:span><text:span text:style-name="T168">w</text:span><text:span text:style-name="T131"> d</text:span>o<text:span text:style-name="T131"> yo</text:span>u<text:span text:style-name="T131"> </text:span><text:span text:style-name="T132">tw</text:span><text:span text:style-name="T168">o</text:span><text:span text:style-name="T131"> kno</text:span>w<text:span text:style-name="T131"> eac</text:span>h<text:span text:style-name="T131"> other</text:span><text:span text:style-name="T182">?</text:span><text:span text:style-name="T21">@ </text:span><text:span text:style-name="T20">A</text:span><text:span text:style-name="T167">W</text:span>e <text:span text:style-name="T168">sat</text:span> tog<text:span text:style-name="T131">e</text:span>ther and tal<text:span text:style-name="T169">k</text:span>ed the e<text:span text:style-name="T169">n</text:span>ti<text:span text:style-name="T131">r</text:span>e<text:span text:style-name="T169"> </text:span>trip<text:span text:style-name="T131">,</text:span><text:span text:style-name="T21">@</text:span><text:span text:style-name="T111"> </text:span><text:span text:style-name="T131">Sandr</text:span>a<text:span text:style-name="T131"> said.</text:span></text:p>
      <text:p text:style-name="P249">Robert suggested that he drop Sandra off at her home. On the way, Robert told</text:p>
      <text:p text:style-name="P568"><text:span text:style-name="T168">A.J.</text:span> how enthusiastic <text:span text:style-name="T168">his</text:span> managers were about <text:span text:style-name="T168">A.J.</text:span><text:span text:style-name="T26">=</text:span><text:span text:style-name="T168">s</text:span> arrival and the <text:span text:style-name="T168">NAMASTE </text:span>program.</text:p>
      <text:p text:style-name="P93"/>
      <text:p text:style-name="P570">Arriving at her house both A.J. and Robert helped with the luggage. Sandra was grateful and didn<text:span text:style-name="T26">=</text:span>t want them to leave, <text:span text:style-name="T168">so</text:span> <text:span text:style-name="T168">she</text:span> asked them in for a drink. <text:s/><text:span text:style-name="T7">A</text:span><text:span text:style-name="T169">T</text:span>hanks for the invitation<text:span text:style-name="T131">,</text:span><text:span text:style-name="T21">@</text:span><text:span text:style-name="T1"> </text:span>Robert <text:span text:style-name="T168">ans</text:span><text:span text:style-name="T170">w</text:span>ered, <text:span text:style-name="T7">A</text:span>But I want to get <text:span text:style-name="T168">A.J.</text:span> settled into <text:span text:style-name="T168">his</text:span> <text:span text:style-name="T168">new</text:span> living quarters.<text:span text:style-name="T21">@</text:span></text:p>
      <text:p text:style-name="P205"/>
      <text:p text:style-name="P571"><text:span text:style-name="T20">A</text:span>We could come in for a <text:span text:style-name="T168">few</text:span><text:a xlink:type="simple" xlink:href="mailto:minutes%2C@A.J" text:style-name="Internet_20_link" text:visited-style-name="Visited_20_Internet_20_Link"> minutes,</text:a><text:a xlink:type="simple" xlink:href="mailto:minutes%2C@A.J" text:style-name="Internet_20_link" text:visited-style-name="Visited_20_Internet_20_Link"><text:span text:style-name="T21">@</text:span></text:a><text:a xlink:type="simple" xlink:href="mailto:minutes%2C@A.J" text:style-name="Internet_20_link" text:visited-style-name="Visited_20_Internet_20_Link"><text:span text:style-name="T168">A.J.</text:span></text:a><text:a xlink:type="simple" xlink:href="mailto:minutes%2C@A.J" text:style-name="Internet_20_link" text:visited-style-name="Visited_20_Internet_20_Link"> </text:a>said. <text:s/><text:span text:style-name="T168">A</text:span> part of him wanted to stay connected with Sandra.</text:p>
      <text:p text:style-name="P155"/>
      <text:p text:style-name="P572"><text:span text:style-name="T20">A</text:span><text:span text:style-name="T167">W</text:span>e have <text:span text:style-name="T168">so</text:span> <text:span text:style-name="T169">m</text:span><text:span text:style-name="T131">u</text:span>ch to do today <text:span text:style-name="T168">we</text:span><text:span text:style-name="T131"> </text:span>really<text:span text:style-name="T131"> </text:span>should<text:span text:style-name="T131"> </text:span>be<text:span text:style-name="T131"> </text:span>going<text:span text:style-name="T131"> </text:span>and<text:span text:style-name="T131"> </text:span><text:span text:style-name="T168">besides</text:span><text:span text:style-name="T131"> </text:span><text:span text:style-name="T173">I</text:span><text:span text:style-name="T26">=</text:span>m<text:span text:style-name="T169"> </text:span><text:span text:style-name="T168">sure</text:span> you are tired fr<text:span text:style-name="T169">o</text:span>m<text:span text:style-name="T131"> </text:span>such a lo<text:span text:style-name="T169">n</text:span>g<text:span text:style-name="T131"> </text:span>trip,<text:span text:style-name="T21">@</text:span><text:span text:style-name="T111"> </text:span><text:span text:style-name="T131">Rober</text:span>t<text:span text:style-name="T131"> said.</text:span></text:p>
      <text:p text:style-name="P113"/>
      <text:p text:style-name="P573"><text:span text:style-name="T20">A</text:span><text:span text:style-name="T168">Maybe we can all get together in the next few days,</text:span><text:span text:style-name="T21">@</text:span><text:span text:style-name="T1"> </text:span>Sandra suggested. Both men agreed and said their good-byes.</text:p>
      <text:p text:style-name="P245">Robert took a scenic route along the Coast Highway to his home.</text:p>
      <text:p text:style-name="Text_20_body"/>
      <text:p text:style-name="P574">A.J. was awed by the beauty of the beaches and astounded by the affluence of the community. Everything here was so different from the poor communities he was used to in India. <text:s/>They arrived at Robert<text:span text:style-name="T26">=</text:span><text:span text:style-name="T168">s</text:span> home, which <text:span text:style-name="T168">was</text:span> located in a wooded area about a mile from the beach.</text:p>
      <text:p text:style-name="P113"/>
      <text:p text:style-name="P575"><text:span text:style-name="T20">A</text:span><text:span text:style-name="T168">A.J.,</text:span> I have prepared a room for you in my house. <text:s/>I hope you <text:span text:style-name="T168">will</text:span> like it,<text:span text:style-name="T21">@ </text:span>Robert said.</text:p>
      <text:p text:style-name="Text_20_body"/>
      <text:p text:style-name="P245"><text:span text:style-name="T7">A</text:span><text:span text:style-name="T168">I am</text:span><text:span text:style-name="T170"> </text:span><text:span text:style-name="T168">sure it will be </text:span><text:span text:style-name="T132">f</text:span><text:span text:style-name="T168">ine</text:span><text:span text:style-name="T132">,</text:span><text:span text:style-name="T21">@</text:span><text:span text:style-name="T111"> </text:span><text:span text:style-name="T168">A.J.</text:span> replied.</text:p>
      <text:p text:style-name="Text_20_body"/>
      <text:p text:style-name="P245">That evening A.J. assisted Robert with his mediation practice.</text:p>
      <text:p text:style-name="Text_20_body"/>
      <text:p text:style-name="P576">Robert explained that during one meditation he experienced becoming very calm and then had a feeling of spinning, which frightened him. <text:span text:style-name="T1">A</text:span>I became scared as I lost my <text:span text:style-name="T168">sense</text:span> of myself. <text:s/><text:span text:style-name="T168">As</text:span> if <text:span text:style-name="T175">Robert </text:span>no longer existed.<text:span text:style-name="T21">@</text:span></text:p>
      <text:p text:style-name="P577"><text:span text:style-name="T1">A</text:span>One has to surrender the personality or individual self to merge with the infinite <text:span text:style-name="T168">self,</text:span><text:span text:style-name="T21">@</text:span><text:span text:style-name="T1"> </text:span><text:span text:style-name="T168">A.J.</text:span> said. <text:s/><text:span text:style-name="T20">A</text:span>What happened <text:span text:style-name="T168">was</text:span> a sign of progressing in your practice. <text:s/>The absence of thoughts, an objective of mediation, will become less difficult with practice. The purpose of meditation is to experience our spiritual nature, which occurs automatically by</text:p>
      <text:p text:style-name="P124">taming the mind.<text:span text:style-name="T21">@</text:span><text:span text:style-name="T1"> <text:s/></text:span><text:span text:style-name="T168">He</text:span> felt Robert<text:span text:style-name="T26">=</text:span><text:span text:style-name="T168">s</text:span> mediation practice would be an important factor in enhancing his skills as a teacher of the NAMASTE program.</text:p>
      <text:p text:style-name="P53"><text:span text:style-name="T144">SPEND TIME EACH DAY NOT THINKING</text:span></text:p>
      <text:p text:style-name="P580">CHAPTER TWELVE</text:p>
      <text:p text:style-name="P155"/>
      <text:p text:style-name="P54"><text:span text:style-name="T144">The First Day at P.T.</text:span></text:p>
      <text:p text:style-name="P179"/>
      <text:p text:style-name="P581">The next morning, after a hearty breakfast, the two men left for P.T. (Pacific Technology).</text:p>
      <text:p text:style-name="P155"/>
      <text:p text:style-name="P245"><text:span text:style-name="T20">A</text:span><text:span text:style-name="T167">W</text:span>ould<text:span text:style-name="T131"> </text:span>you<text:span text:style-name="T131"> </text:span>like<text:span text:style-name="T131"> </text:span>to<text:span text:style-name="T131"> </text:span>drive<text:span text:style-name="T173">?</text:span><text:span text:style-name="T21">@</text:span><text:span text:style-name="T111"> </text:span><text:span text:style-name="T131">Rober</text:span>t<text:span text:style-name="T131"> aske</text:span>d<text:span text:style-name="T131"> </text:span><text:span text:style-name="T132">A.J.</text:span></text:p>
      <text:p text:style-name="P149"/>
      <text:p text:style-name="P245"><text:span text:style-name="T7">A</text:span><text:span text:style-name="T168">I would love to drive</text:span><text:span text:style-name="T132">,</text:span><text:span text:style-name="T21">@</text:span><text:span text:style-name="T103"> </text:span>he<text:span text:style-name="T131"> </text:span>replied,<text:span text:style-name="T173"> </text:span><text:span text:style-name="T17">A</text:span>but<text:span text:style-name="T131"> </text:span>I<text:span text:style-name="T131"> </text:span>have<text:span text:style-name="T131"> </text:span>never<text:span text:style-name="T131"> </text:span>driven<text:span text:style-name="T131"> </text:span>before.<text:span text:style-name="T21">@</text:span></text:p>
      <text:p text:style-name="P156"/>
      <text:p text:style-name="P245"><text:span text:style-name="T7">A</text:span><text:span text:style-name="T168">I will be y</text:span><text:span text:style-name="T170">o</text:span><text:span text:style-name="T168">ur dri</text:span><text:span text:style-name="T170">v</text:span><text:span text:style-name="T168">ing </text:span><text:span text:style-name="T170">g</text:span><text:span text:style-name="T168">uru</text:span><text:span text:style-name="T132">,</text:span><text:span text:style-name="T21">@</text:span><text:span text:style-name="T111"> </text:span>Robert joked. <text:s/><text:span text:style-name="T7">A</text:span><text:span text:style-name="T168">I</text:span><text:span text:style-name="T132">t</text:span><text:span text:style-name="T26">=</text:span><text:span text:style-name="T168">s</text:span><text:span text:style-name="T131"> </text:span><text:span text:style-name="T168">just</text:span><text:span text:style-name="T131"> </text:span>the<text:span text:style-name="T131"> </text:span>opposite<text:span text:style-name="T131"> </text:span>of <text:span text:style-name="T169">m</text:span>editation.</text:p>
      <text:p text:style-name="P136"><text:span text:style-name="T168">You</text:span> have to be aware of everything that<text:span text:style-name="T26">=</text:span><text:span text:style-name="T168">s</text:span><text:span text:style-name="T131"> goin</text:span>g<text:span text:style-name="T131"> on</text:span>,<text:span text:style-name="T131"> whic</text:span>h<text:span text:style-name="T131"> </text:span>totally<text:span text:style-name="T131"> </text:span><text:span text:style-name="T168">absorbs</text:span><text:span text:style-name="T131"> yo</text:span>u<text:span text:style-name="T131"> </text:span>into physical reality.<text:span text:style-name="T21">@</text:span></text:p>
      <text:p text:style-name="P582"><text:span text:style-name="T168">A.J.</text:span> said, <text:span text:style-name="T7">A</text:span><text:span text:style-name="T168">I</text:span><text:span text:style-name="T10">=</text:span>m<text:span text:style-name="T131"> </text:span>not<text:span text:style-name="T131"> </text:span>ready<text:span text:style-name="T131"> </text:span>for<text:span text:style-name="T131"> </text:span>that<text:span text:style-name="T131"> </text:span>today<text:span text:style-name="T131"> </text:span>but<text:span text:style-name="T131"> </text:span>I<text:span text:style-name="T131"> </text:span>would<text:span text:style-name="T131"> </text:span>like<text:span text:style-name="T131"> </text:span>to<text:span text:style-name="T131"> </text:span>try<text:span text:style-name="T131"> </text:span>so<text:span text:style-name="T169">m</text:span>et<text:span text:style-name="T173">i</text:span><text:span text:style-name="T169">m</text:span>e<text:span text:style-name="T131"> </text:span>soon<text:span text:style-name="T131">.</text:span><text:span text:style-name="T21">@ </text:span>They arrived<text:span text:style-name="T131"> </text:span>at<text:span text:style-name="T131"> </text:span>the P.T.<text:span text:style-name="T131"> </text:span>office<text:span text:style-name="T131"> </text:span>and<text:span text:style-name="T131"> </text:span>factory<text:span text:style-name="T131"> </text:span>co<text:span text:style-name="T169">m</text:span>plex<text:span text:style-name="T131"> </text:span>which<text:span text:style-name="T131"> </text:span>housed<text:span text:style-name="T131"> </text:span>the compan<text:span text:style-name="T169">y</text:span><text:span text:style-name="T26">=</text:span><text:span text:style-name="T168">s</text:span></text:p>
      <text:p text:style-name="P489">350 employees.</text:p>
      <text:p text:style-name="P155"/>
      <text:p text:style-name="P420">Robert noticed a puzz<text:span text:style-name="T169">l</text:span>ed<text:span text:style-name="T131"> </text:span>expression<text:span text:style-name="T131"> o</text:span>n<text:span text:style-name="T131"> </text:span><text:span text:style-name="T132">A.J.</text:span><text:span text:style-name="T26">=</text:span><text:span text:style-name="T168">s</text:span><text:span text:style-name="T131"> </text:span>face<text:span text:style-name="T131"> </text:span><text:span text:style-name="T168">as</text:span><text:span text:style-name="T131"> </text:span>he<text:span text:style-name="T131"> </text:span>pulled<text:span text:style-name="T131"> </text:span>into<text:span text:style-name="T131"> </text:span><text:span text:style-name="T168">his</text:span><text:span text:style-name="T131"> </text:span>personally <text:span text:style-name="T169">m</text:span>arked parking space. <text:s/><text:span text:style-name="T17">A</text:span><text:span text:style-name="T168">Is</text:span> so<text:span text:style-name="T169">m</text:span>ething wrong<text:span text:style-name="T173">?</text:span><text:span text:style-name="T21">@</text:span></text:p>
      <text:p text:style-name="P114"/>
      <text:p text:style-name="P583"><text:span text:style-name="T7">A</text:span><text:span text:style-name="T168">I</text:span><text:span text:style-name="T26">=</text:span>m<text:span text:style-name="T169"> </text:span>not sure,<text:span text:style-name="T21">@</text:span><text:span text:style-name="T103"> </text:span>said<text:span text:style-name="T131"> </text:span><text:span text:style-name="T168">A.J.</text:span> <text:span text:style-name="T131"><text:s/></text:span><text:span text:style-name="T20">A</text:span><text:span text:style-name="T167">W</text:span>hy<text:span text:style-name="T131"> </text:span><text:span text:style-name="T168">is</text:span><text:span text:style-name="T131"> </text:span>your<text:span text:style-name="T131"> </text:span>na<text:span text:style-name="T169">m</text:span>e painted<text:span text:style-name="T131"> </text:span>on<text:span text:style-name="T131"> </text:span>the<text:span text:style-name="T131"> </text:span>ground<text:span text:style-name="T173">?</text:span><text:span text:style-name="T21">@ </text:span><text:span text:style-name="T7">A</text:span><text:span text:style-name="T168">Because I am the owner of the c</text:span><text:span text:style-name="T170">om</text:span><text:span text:style-name="T174">p</text:span><text:span text:style-name="T168">any</text:span><text:span text:style-name="T132"> </text:span><text:span text:style-name="T168">and</text:span><text:span text:style-name="T132"> </text:span><text:span text:style-name="T168">this is</text:span> where<text:span text:style-name="T131"> </text:span>I<text:span text:style-name="T131"> </text:span><text:span text:style-name="T169">p</text:span>ark<text:span text:style-name="T131">.</text:span><text:span text:style-name="T21">@ </text:span><text:span text:style-name="T20">A</text:span><text:span text:style-name="T167">W</text:span>hy are those other na<text:span text:style-name="T169">m</text:span>e<text:span text:style-name="T168">s</text:span> painted on the ground?<text:span text:style-name="T21">@</text:span><text:span text:style-name="T111"> </text:span><text:span text:style-name="T132">A.J</text:span><text:span text:style-name="T168">.</text:span><text:span text:style-name="T131"> asked.</text:span></text:p>
      <text:p text:style-name="P243"><text:span text:style-name="T7">A</text:span><text:span text:style-name="T168">Those are for the </text:span><text:span text:style-name="T170">o</text:span><text:span text:style-name="T168">ther executives </text:span><text:span text:style-name="T170">o</text:span><text:span text:style-name="T168">f</text:span><text:span text:style-name="T132"> </text:span><text:span text:style-name="T168">the co</text:span><text:span text:style-name="T170">m</text:span><text:span text:style-name="T132">p</text:span><text:span text:style-name="T168">any</text:span><text:span text:style-name="T170">.</text:span><text:span text:style-name="T21">@ </text:span><text:span text:style-name="T20">A</text:span><text:span text:style-name="T167">W</text:span>e didn<text:span text:style-name="T26">=</text:span>t <text:span text:style-name="T169">h</text:span>ave<text:span text:style-name="T131"> </text:span>that at<text:span text:style-name="T131"> </text:span>the Incen<text:span text:style-name="T169">s</text:span>e Factory<text:span text:style-name="T131">,</text:span><text:span text:style-name="T21">@</text:span><text:span text:style-name="T111"> </text:span><text:span text:style-name="T132">A.J</text:span><text:span text:style-name="T168">.</text:span><text:span text:style-name="T131"> said.</text:span></text:p>
      <text:p text:style-name="P584">Robert <text:span text:style-name="T168">was</text:span> too impatient to think about <text:span text:style-name="T168">A.J.</text:span><text:span text:style-name="T26">=</text:span><text:span text:style-name="T168">s</text:span> comment. <text:s/><text:span text:style-name="T168">His</text:span> excitement to <text:span text:style-name="T168">show- </text:span>off the inside of his corporate headquarters overpowered him.</text:p>
      <text:p text:style-name="P93"/>
      <text:p text:style-name="P492">Once inside the building A.J. was impressed with the polished white marble walls and floors, huge windows and an elevator which he had never experienced before.</text:p>
      <text:p text:style-name="P155"/>
      <text:p text:style-name="P225"><text:span text:style-name="T20">A</text:span><text:span text:style-name="T168">Follow</text:span> me,<text:span text:style-name="T21">@</text:span><text:span text:style-name="T1"> </text:span>said Robert, <text:span text:style-name="T20">A</text:span><text:span text:style-name="T168">I will give you the grand tour.</text:span><text:span text:style-name="T21">@</text:span><text:span text:style-name="T1"> <text:s/></text:span><text:span text:style-name="T168">He</text:span> led the <text:span text:style-name="T168">w</text:span>ay through the maze of large hallways.</text:p>
      <text:p text:style-name="P149"/>
      <text:p text:style-name="P245"><text:span text:style-name="T20">A</text:span><text:span text:style-name="T167">W</text:span><text:span text:style-name="T131">h</text:span>at <text:span text:style-name="T168">is</text:span> <text:span text:style-name="T168">this</text:span> roo<text:span text:style-name="T169">m</text:span>, Robert<text:span text:style-name="T173">?</text:span><text:span text:style-name="T21">@</text:span></text:p>
      <text:p text:style-name="P156"/>
      <text:p text:style-name="P585"><text:span text:style-name="T20">A</text:span><text:span text:style-name="T168">It</text:span><text:span text:style-name="T26">=</text:span><text:span text:style-name="T168">s</text:span> one of our restroom<text:span text:style-name="T168">s.</text:span> <text:s/>I bet you have never seen anything like <text:span text:style-name="T168">this</text:span> in India.<text:span text:style-name="T21">@ </text:span>Robert led him into the elegant restroom with its black marble counters, walls and floors, and brass plated faucets.</text:p>
      <text:p text:style-name="P275"/>
      <text:p text:style-name="P348">A.J. immediately noticed the disparity between the opulence and the messiness of soiled paper towels lying on the floor around the wastebasket and water all over the counters. On his way out, he washed and dried his hands then used the towel to blot water up. He stooped down to pick towels up from the floor.</text:p>
      <text:p text:style-name="P149"/>
      <text:p text:style-name="P245"><text:span text:style-name="T7">A</text:span><text:span text:style-name="T132">Yo</text:span><text:span text:style-name="T168">u</text:span><text:span text:style-name="T26">=</text:span><text:span text:style-name="T168">re</text:span><text:span text:style-name="T132"> </text:span><text:span text:style-name="T168">not</text:span><text:span text:style-name="T132"> </text:span><text:span text:style-name="T168">supposed</text:span><text:span text:style-name="T132"> </text:span><text:span text:style-name="T168">to</text:span><text:span text:style-name="T132"> </text:span><text:span text:style-name="T168">do</text:span><text:span text:style-name="T132"> </text:span><text:span text:style-name="T168">that</text:span><text:span text:style-name="T183">,</text:span><text:span text:style-name="T21">@</text:span><text:span text:style-name="T111"> </text:span><text:span text:style-name="T131">Rober</text:span>t<text:span text:style-name="T131"> said</text:span>,<text:span text:style-name="T131"> </text:span><text:span text:style-name="T17">A</text:span>We<text:span text:style-name="T131"> </text:span>have<text:span text:style-name="T131"> </text:span>janitors<text:span text:style-name="T131"> </text:span>to<text:span text:style-name="T131"> </text:span>clean<text:span text:style-name="T131"> </text:span><text:span text:style-name="T168">this</text:span><text:span text:style-name="T131"> </text:span>up.<text:span text:style-name="T21">@</text:span></text:p>
      <text:p text:style-name="P78"/>
      <text:p text:style-name="P586">A.J. stopped, turned toward Robert, leaned back on the counter, and looked silently at him in his teaching mode.</text:p>
      <text:p text:style-name="P155"/>
      <text:p text:style-name="P245">Feeling a little on the defensive Robert said, <text:span text:style-name="T1">A</text:span>You are giving me that look again.</text:p>
      <text:p text:style-name="P123">What <text:span text:style-name="T168">is</text:span> wrong <text:span text:style-name="T168">this</text:span> ti<text:span text:style-name="T169">m</text:span>e<text:span text:style-name="T173">?</text:span><text:span text:style-name="T21">@</text:span></text:p>
      <text:p text:style-name="P156"/>
      <text:p text:style-name="P245"><text:span text:style-name="T7">A</text:span><text:span text:style-name="T168">Help </text:span><text:span text:style-name="T170">m</text:span><text:span text:style-name="T168">e clean this </text:span><text:span text:style-name="T170">m</text:span><text:span text:style-name="T168">e</text:span><text:span text:style-name="T174">s</text:span><text:span text:style-name="T168">s</text:span> up and tell <text:span text:style-name="T169">m</text:span>e what you think<text:span text:style-name="T169">,</text:span><text:span text:style-name="T21">@</text:span><text:span text:style-name="T111"> </text:span><text:span text:style-name="T168">A.J.</text:span> said.</text:p>
      <text:p text:style-name="Text_20_body"/>
      <text:p text:style-name="P587"><text:span text:style-name="T1">A</text:span>I think there may be a connection between the parking lot and this messy <text:span text:style-name="T168">restroom, but I</text:span><text:span text:style-name="T26">=</text:span>m not <text:span text:style-name="T168">sure</text:span> what it <text:span text:style-name="T168">is.</text:span><text:span text:style-name="T21">@</text:span></text:p>
      <text:p text:style-name="P114"/>
      <text:p text:style-name="P242"><text:span text:style-name="T168">A.J.</text:span> asked, <text:span text:style-name="T7">A</text:span>Why did you bring <text:span text:style-name="T169">m</text:span>e here to <text:span text:style-name="T170">A</text:span><text:span text:style-name="T130">m</text:span><text:span text:style-name="T169">erica</text:span><text:span text:style-name="T188">?</text:span><text:span text:style-name="T4">@</text:span><text:span text:style-name="T21"> </text:span><text:span text:style-name="T7">A</text:span>To help <text:span text:style-name="T169">m</text:span><text:span text:style-name="T173">a</text:span>ke things better<text:span text:style-name="T131">.</text:span><text:span text:style-name="T21">@</text:span></text:p>
      <text:p text:style-name="P356"><text:span text:style-name="T1">A</text:span>Why do you think people throw paper towels on the floor and not in the waste <text:span text:style-name="T168">basket?</text:span><text:span text:style-name="T21">@</text:span></text:p>
      <text:p text:style-name="P150"/>
      <text:p text:style-name="P249"><text:span text:style-name="T7">A</text:span><text:span text:style-name="T168">Perhaps</text:span> they do<text:span text:style-name="T131">n</text:span><text:span text:style-name="T26">=</text:span>t<text:span text:style-name="T131"> </text:span>care,<text:span text:style-name="T169"> </text:span>or<text:span text:style-name="T131"> </text:span>they<text:span text:style-name="T131"> </text:span>are<text:span text:style-name="T131"> </text:span>angr<text:span text:style-name="T169">y</text:span><text:span text:style-name="T173">?</text:span><text:span text:style-name="T21">@</text:span><text:span text:style-name="T1"> </text:span><text:span text:style-name="T120"><text:s/></text:span>Robert asked.</text:p>
      <text:p text:style-name="P155"/>
      <text:p text:style-name="P588"><text:span text:style-name="T168">A.J.</text:span> said, <text:span text:style-name="T7">A</text:span>They do<text:span text:style-name="T131">n</text:span><text:span text:style-name="T26">=</text:span>t<text:span text:style-name="T131"> </text:span>think<text:span text:style-name="T131"> </text:span>their<text:span text:style-name="T131"> </text:span>actions<text:span text:style-name="T131"> </text:span>affect<text:span text:style-name="T169"> </text:span>everyone<text:span text:style-name="T131"> </text:span>in<text:span text:style-name="T131"> </text:span>the<text:span text:style-name="T131"> </text:span>co<text:span text:style-name="T169">m</text:span>pany.<text:span text:style-name="T21">@ </text:span><text:span text:style-name="T7">A</text:span><text:span text:style-name="T168">I do</text:span><text:span text:style-name="T132">n</text:span><text:span text:style-name="T26">=</text:span>t<text:span text:style-name="T131"> </text:span>get<text:span text:style-name="T131"> </text:span>it. <text:span text:style-name="T131"><text:s/></text:span><text:span text:style-name="T168">How</text:span><text:span text:style-name="T131"> </text:span>would<text:span text:style-name="T131"> </text:span>paper<text:span text:style-name="T131"> </text:span>towe<text:span text:style-name="T168">ls</text:span> on the floor affect everyone?<text:span text:style-name="T21">@</text:span></text:p>
      <text:p text:style-name="P114"/>
      <text:p text:style-name="P365"><text:span text:style-name="T20">A</text:span>Let<text:span text:style-name="T26">=</text:span><text:span text:style-name="T168">s</text:span> compare your company to the human body. <text:s/>The organs are the different departments, the cells are your employees, the mind is the management style and corporate culture, and the circulatory system is the communication. What do you think the dirty restroom indicates?<text:span text:style-name="T21">@</text:span></text:p>
      <text:p text:style-name="P156"/>
      <text:p text:style-name="P245"><text:span text:style-name="T7">A</text:span><text:span text:style-name="T168">I</text:span><text:span text:style-name="T132"> </text:span><text:span text:style-name="T168">guess</text:span><text:span text:style-name="T131"> </text:span>it<text:span text:style-name="T131"> </text:span>means<text:span text:style-name="T131"> </text:span>an<text:span text:style-name="T131"> </text:span>infection<text:span text:style-name="T131"> </text:span><text:span text:style-name="T168">is</text:span><text:span text:style-name="T131"> </text:span>setting<text:span text:style-name="T131"> </text:span>in<text:span text:style-name="T131">.</text:span><text:span text:style-name="T21">@</text:span></text:p>
      <text:p text:style-name="P150"/>
      <text:p text:style-name="P382"><text:span text:style-name="T7">A</text:span><text:span text:style-name="T168">Very good,</text:span><text:span text:style-name="T21">@</text:span><text:span text:style-name="T111"> </text:span>said <text:span text:style-name="T168">A.J.,</text:span> <text:span text:style-name="T7">A</text:span><text:span text:style-name="T168">You</text:span> have to be the <text:span text:style-name="T169">m</text:span>odel that everyone <text:span text:style-name="T170">follows</text:span><text:span text:style-name="T168"> otherwise</text:span> the <text:span text:style-name="T168">NAMASTE</text:span> program<text:span text:style-name="T169"> </text:span>wo<text:span text:style-name="T131">n</text:span><text:span text:style-name="T26">=</text:span>t work<text:span text:style-name="T131">.</text:span><text:span text:style-name="T21">@</text:span></text:p>
      <text:p text:style-name="P150"/>
      <text:p text:style-name="P227"><text:span text:style-name="T7">A</text:span><text:span text:style-name="T168">I</text:span><text:span text:style-name="T132"> </text:span><text:span text:style-name="T168">thought</text:span><text:span text:style-name="T132"> </text:span><text:span text:style-name="T168">that</text:span><text:span text:style-name="T132"> </text:span><text:span text:style-name="T168">was</text:span><text:span text:style-name="T131"> </text:span>goi<text:span text:style-name="T131">n</text:span>g<text:span text:style-name="T131"> t</text:span>o<text:span text:style-name="T131"> b</text:span>e<text:span text:style-name="T131"> you</text:span>r<text:span text:style-name="T131"> job</text:span>,<text:span text:style-name="T21">@</text:span><text:span text:style-name="T103"> </text:span>Robert<text:span text:style-name="T131"> </text:span>said. <text:span text:style-name="T131"><text:s/></text:span>After<text:span text:style-name="T131"> </text:span>a<text:span text:style-name="T131"> </text:span>short<text:span text:style-name="T131"> </text:span>pause<text:span text:style-name="T131"> </text:span>he asked, <text:span text:style-name="T7">A</text:span><text:span text:style-name="T168">Do</text:span><text:span text:style-name="T131"> </text:span>I<text:span text:style-name="T131"> </text:span>have<text:span text:style-name="T131"> </text:span>to gi<text:span text:style-name="T169">v</text:span>e up<text:span text:style-name="T131"> </text:span><text:span text:style-name="T169">m</text:span>y<text:span text:style-name="T131"> </text:span>pa<text:span text:style-name="T173">r</text:span>king<text:span text:style-name="T131"> </text:span>space<text:span text:style-name="T131"> </text:span>too?<text:span text:style-name="T21">@</text:span></text:p>
      <text:p text:style-name="P150"/>
      <text:p text:style-name="P589"><text:span text:style-name="T20">A</text:span>That<text:span text:style-name="T26">=</text:span><text:span text:style-name="T168">s</text:span> up to you Robert. <text:s/>Let me tell you one more thing. <text:s/>Separating and making some people feel more important than others-in the parking lot where some people have their own <text:span text:style-name="T168">spaces</text:span> and othe<text:span text:style-name="T168">rs</text:span> don<text:span text:style-name="T26">=</text:span>t, and in the restroom <text:span text:style-name="T168">where some people can make a</text:span></text:p>
      <text:p text:style-name="P134">mess and others have to clean it up-is perpetuating the separation. My job is to make people aware of their on<text:span text:style-name="T168">eness,</text:span> and to change the patterns of separation.<text:span text:style-name="T21">@</text:span></text:p>
      <text:p text:style-name="P114"/>
      <text:p text:style-name="P225"><text:span text:style-name="T1">A</text:span>A.J. I love it when you point these things out to me. What you say is so basic, yet <text:span text:style-name="T168">so</text:span> easy to mi<text:span text:style-name="T168">ss.</text:span> <text:s/>This <text:span text:style-name="T168">is</text:span> why I wanted you to come over here to P.T.<text:span text:style-name="T21">@</text:span></text:p>
      <text:p text:style-name="P156"/>
      <text:p text:style-name="P367">Robert continued the tour. He introduced A.J. as the new training manager. A.J. wanted to pranam, but people did not understand this custom so instead he gave each person an American hand shake. He decided to explain the concept of pranaming when he did the training.</text:p>
      <text:p text:style-name="Text_20_body"/>
      <text:p text:style-name="P590">Robert showed him his new executive size office, which had an eastern view of the mountains. <text:s/><text:span text:style-name="T20">A</text:span><text:span text:style-name="T168">This is</text:span> yours,<text:span text:style-name="T21">@</text:span><text:span text:style-name="T1"> </text:span>Robert said.</text:p>
      <text:p text:style-name="P155"/>
      <text:p text:style-name="P245"><text:span text:style-name="T7">A</text:span><text:span text:style-name="T168">This is</text:span> wonderful, thank you<text:span text:style-name="T12">@</text:span>, <text:span text:style-name="T168">A.J.</text:span> said.</text:p>
      <text:p text:style-name="P155"/>
      <text:p text:style-name="P591"><text:span text:style-name="T7">A</text:span>Let<text:span text:style-name="T131"> </text:span><text:span text:style-name="T169">m</text:span>e know<text:span text:style-name="T131"> </text:span>if<text:span text:style-name="T131"> </text:span>there<text:span text:style-name="T131"> </text:span><text:span text:style-name="T168">is</text:span><text:span text:style-name="T131"> </text:span>anything<text:span text:style-name="T131"> </text:span>you<text:span text:style-name="T131"> </text:span>need. <text:span text:style-name="T131"><text:s/></text:span><text:span text:style-name="T168">My</text:span><text:span text:style-name="T131"> </text:span>office<text:span text:style-name="T131"> </text:span><text:span text:style-name="T168">is</text:span><text:span text:style-name="T131"> </text:span><text:span text:style-name="T168">just</text:span><text:span text:style-name="T131"> </text:span><text:span text:style-name="T168">across</text:span><text:span text:style-name="T131"> </text:span>the<text:span text:style-name="T131"> </text:span><text:span text:style-name="T169">h</text:span>all<text:span text:style-name="T131">.</text:span><text:span text:style-name="T21">@ </text:span>They pranamed and Robert<text:span text:style-name="T135"> </text:span>left.</text:p>
      <text:p text:style-name="P365">For the reminder of the day A.J. walked around the complex talking to workers, and making notes. Everyone seemed to relax around him and talk openly. He emanated an aura of safety, trust, and<text:span text:style-name="T131"> </text:span>acceptance.</text:p>
      <text:p text:style-name="Text_20_body"/>
      <text:p text:style-name="P592">Workers were able to be honest and feel secure in being themselves. In fact, they were surprised to hear self-revealing words flowing from their hearts. Almost every one was able to see that A.J. was different as he looked into their eyes, talked slowly, emitted compassion, appeared centered and connected to a spiritual center. They were also curious as to what kind of training he was going to do. When asked, A.J. would say, <text:span text:style-name="T20">A</text:span>Training that <text:span text:style-name="T168">will</text:span> enhance the quality of your life.<text:span text:style-name="T21">@</text:span></text:p>
      <text:p text:style-name="P156"/>
      <text:p text:style-name="P245">Jim Billkoski, a supervisor, was the only person who did not relax around A.J.</text:p>
      <text:p text:style-name="P594">He was frightened that A.J. was going to change things in his department. He saw A.J. as a threat to his authority and comfort level, so he reacted in a combative manner. <text:span text:style-name="T1">A</text:span>We are doing <text:span text:style-name="T168">just</text:span> fine and don<text:span text:style-name="T26">=</text:span>t need another program,<text:span text:style-name="T21">@</text:span><text:span text:style-name="T1"> </text:span><text:span text:style-name="T168">Jim</text:span> reported.</text:p>
      <text:p text:style-name="P204"/>
      <text:p text:style-name="P249"><text:span text:style-name="T1">A</text:span>I respect your point of view, but the decision has already been made by Mr.</text:p>
      <text:p text:style-name="P122"><text:span text:style-name="T168">Stern,</text:span><text:span text:style-name="T21">@</text:span><text:span text:style-name="T111"> </text:span><text:span text:style-name="T168">A.J.</text:span> replied.</text:p>
      <text:p text:style-name="Text_20_body"/>
      <text:p text:style-name="P345">Realizing where Jim was coming from, A.J. took the time to address his fears and practice what he preached about seeing the oneness in everyone. He explained the dynamics of the program and showed that it will not interfere with his authority or control of his employees. He went on to say that the program has other benefits that will overflow into his personal life as well.</text:p>
      <text:p text:style-name="P368">With clarity of mind and centeredness, <text:span text:style-name="T168">A.J.</text:span><text:span text:style-name="T26">=</text:span><text:span text:style-name="T168">s</text:span> eyes appeared <text:span text:style-name="T168">as</text:span> a mirror to <text:span text:style-name="T168">J</text:span>im. He saw himself as an intense, fearful, angry, and worried person. Feelings deep within were triggered, and he felt emotions about problems he was having with is daughter.</text:p>
      <text:p text:style-name="Text_20_body"/>
      <text:p text:style-name="P595">Jim then apologized to A.J. for his behavior and told him about the trouble he was having at home. <text:span text:style-name="T1">A</text:span>My seventeen-year old daughter, Grace, is hanging around with the wrong group of friends, and her gra<text:span text:style-name="T169">d</text:span><text:span text:style-name="T168">es</text:span> are falli<text:span text:style-name="T169">n</text:span>g. <text:s/>I am<text:span text:style-name="T169"> </text:span><text:span text:style-name="T168">so</text:span> <text:span text:style-name="T173">a</text:span>ngry because <text:span text:style-name="T168">she</text:span> wo<text:span text:style-name="T131">n</text:span><text:span text:style-name="T26">=</text:span>t listen. She is driving us crazy. My wife and I argue about it all the time. Could you please<text:span text:style-name="T131"> </text:span><text:span text:style-name="T169">h</text:span>elp<text:span text:style-name="T131"> </text:span><text:span text:style-name="T169">m</text:span>e<text:span text:style-name="T173">?</text:span><text:span text:style-name="T21">@</text:span><text:span text:style-name="T1"> </text:span><text:span text:style-name="T120"><text:s/></text:span><text:span text:style-name="T168">Jim</text:span><text:span text:style-name="T169"> </text:span><text:span text:style-name="T168">a</text:span><text:span text:style-name="T174">s</text:span>ked in desperation.</text:p>
      <text:p text:style-name="P318"/>
      <text:p text:style-name="P420">A.J. answered immediately, <text:span text:style-name="T1">A</text:span>Yes. The first two points of my program are to nurture the positive, and acknowledge the divinity in everyone. These two aspects are usually a good problem solving method. <text:s/><text:span text:style-name="T20">A</text:span>Let<text:span text:style-name="T26">=</text:span><text:span text:style-name="T168">s</text:span> apply it to your situation,<text:span text:style-name="T21">@</text:span><text:span text:style-name="T1"> </text:span><text:span text:style-name="T168">A.J.</text:span> suggested.</text:p>
      <text:p text:style-name="P149"/>
      <text:p text:style-name="P245"><text:span text:style-name="T7">A</text:span><text:span text:style-name="T168">Are</text:span> you approaching your daughter in a positive <text:span text:style-name="T169">m</text:span>anner?<text:span text:style-name="T21">@</text:span><text:span text:style-name="T103"> </text:span><text:span text:style-name="T132">A.J</text:span><text:span text:style-name="T168">.</text:span><text:span text:style-name="T131"> asked.</text:span></text:p>
      <text:p text:style-name="P155"/>
      <text:p text:style-name="P245"><text:span text:style-name="T7">A</text:span><text:span text:style-name="T168">Probably not</text:span><text:span text:style-name="T132">,</text:span><text:span text:style-name="T21">@</text:span><text:span text:style-name="T111"> </text:span><text:span text:style-name="T168">Jim</text:span><text:span text:style-name="T169"> </text:span>replied.</text:p>
      <text:p text:style-name="P149"/>
      <text:p text:style-name="P596"><text:span text:style-name="T1">A</text:span>What can you do to discuss your observations with your daughter in a positive way?<text:span text:style-name="T21">@</text:span><text:span text:style-name="T1"> </text:span><text:span text:style-name="T168">A.J.</text:span> asked.</text:p>
      <text:p text:style-name="P149"/>
      <text:p text:style-name="P423"><text:span text:style-name="T1">A</text:span>Instead of making her wrong and criticizing her actions, I can tell her I love her <text:span text:style-name="T168">and am concerned about her choices. <text:s/>Then she might be more open to my concerns,</text:span><text:span text:style-name="T21">@</text:span><text:span text:style-name="T1"> </text:span><text:span text:style-name="T168">Jim </text:span>said.</text:p>
      <text:p text:style-name="P149"/>
      <text:p text:style-name="P225"><text:span text:style-name="T20">A</text:span>That makes <text:span text:style-name="T168">sense</text:span> to me,<text:span text:style-name="T21">@</text:span><text:span text:style-name="T1"> </text:span><text:span text:style-name="T168">A.J.</text:span> replied. <text:s/><text:span text:style-name="T20">A</text:span><text:span text:style-name="T168">One</text:span> <text:span text:style-name="T168">last</text:span> thing, when you talk to your daughter connect with her in the place where both of you are one. Not from the problem, but from the solution. See her divinity, not just a young confused girl, and listen to her from your heart,<text:span text:style-name="T21">@</text:span><text:span text:style-name="T1"> </text:span><text:span text:style-name="T168">A.J.</text:span> said.</text:p>
      <text:p text:style-name="P149"/>
      <text:p text:style-name="P418">Jim thought about it and then a look came over his face which resembled butter melting in a frying pan. He smiled and thanked A.J. for helping.</text:p>
      <text:p text:style-name="P178"/>
      <text:p text:style-name="P245">A.J. knew he got the message and will be more respectful toward his daughter.</text:p>
      <text:p text:style-name="Text_20_body"/>
      <text:p text:style-name="P218">At 4 p.m. A.J. went back to his office and organized his notes. Shortly afterward Robert stuck <text:span text:style-name="T168">his</text:span> head in the doorway, <text:span text:style-name="T20">A</text:span><text:span text:style-name="T168">Are</text:span> you ready to go home?<text:span text:style-name="T21">@</text:span></text:p>
      <text:p text:style-name="P114"/>
      <text:p text:style-name="P245"><text:span text:style-name="T7">A</text:span>Indeed I am<text:span text:style-name="T131">,</text:span><text:span text:style-name="T21">@</text:span><text:span text:style-name="T111"> </text:span><text:span text:style-name="T168">A.J.</text:span> replied.</text:p>
      <text:p text:style-name="P597">On their way home Robert mentioned that he ran into Jim Billkoski who had great praise for A.J.</text:p>
      <text:p text:style-name="Text_20_body"/>
      <text:p text:style-name="P225">A.J. did not change the expression on his face or say anything. Robert asked if there was something wrong.</text:p>
      <text:p text:style-name="P155"/>
      <text:p text:style-name="P245"><text:span text:style-name="T168">A.J.</text:span> replied, <text:span text:style-name="T7">A</text:span><text:span text:style-name="T132">No</text:span><text:span text:style-name="T168">.</text:span><text:span text:style-name="T21">@</text:span></text:p>
      <text:p text:style-name="P257"><text:span text:style-name="T7">A</text:span>Then why didn<text:span text:style-name="T26">=</text:span>t<text:span text:style-name="T131"> </text:span>you<text:span text:style-name="T131"> </text:span>take<text:span text:style-name="T131"> </text:span>credit<text:span text:style-name="T131"> </text:span>for<text:span text:style-name="T131"> </text:span>helping<text:span text:style-name="T131"> </text:span>him<text:span text:style-name="T131"> </text:span>with<text:span text:style-name="T131"> </text:span><text:span text:style-name="T168">his</text:span><text:span text:style-name="T131"> </text:span>proble<text:span text:style-name="T169">m</text:span><text:span text:style-name="T173">?</text:span><text:span text:style-name="T21">@</text:span><text:span text:style-name="T111"> </text:span>Robert</text:p>
      <text:p text:style-name="P119">asked.</text:p>
      <text:p text:style-name="P208"/>
      <text:p text:style-name="P598"><text:span text:style-name="T1">A</text:span>I try not to identify myself as the doer and enlarge my ego. I do what I do because of who I am. <text:s/>I feel <text:span text:style-name="T168">bless</text:span>ed to be able to help people and it<text:span text:style-name="T26">=</text:span><text:span text:style-name="T168">s</text:span> with my guru<text:span text:style-name="T26">=</text:span><text:span text:style-name="T168">s </text:span>grace, which I do not take credit for it.<text:span text:style-name="T21">@</text:span></text:p>
      <text:p text:style-name="P114"/>
      <text:p text:style-name="P365">Robert thought about that statement for the remainder of the ride. He was learning profound lessons from his teacher.</text:p>
      <text:p text:style-name="Text_20_body"/>
      <text:p text:style-name="P599">That evening they discussed the culture at P.T. Robert asked what differences he noticed about workers at P.T. compared to Superior Incense.</text:p>
      <text:p text:style-name="Text_20_body"/>
      <text:p text:style-name="P485"><text:span text:style-name="T20">A</text:span><text:span text:style-name="T168">I have been thinking about the same question all day,</text:span><text:span text:style-name="T21">@</text:span><text:span text:style-name="T1"> </text:span><text:span text:style-name="T168">A.J.</text:span> said. <text:s/><text:span text:style-name="T20">A</text:span><text:span text:style-name="T168">At</text:span> Superior Incense there was a different feeling. The purpose of work there was to attain wisdom and connect with other workers in the place of oneness while getting the job done. Here the purpose of work is to get the job done with little time for humanism or connecting. I have observed that your <text:span text:style-name="T168">workers</text:span><text:span text:style-name="T26">=</text:span><text:span text:style-name="T1"> </text:span><text:span text:style-name="T168">spirits</text:span> are <text:span text:style-name="T168">s</text:span>tarved, they seem to be burnt out.<text:span text:style-name="T21">@</text:span></text:p>
      <text:p text:style-name="P114"/>
      <text:p text:style-name="P225"><text:span text:style-name="T7">A</text:span><text:span text:style-name="T168">My</text:span> job,<text:span text:style-name="T21">@</text:span><text:span text:style-name="T111"> </text:span><text:span text:style-name="T131">sai</text:span>d<text:span text:style-name="T131"> </text:span><text:span text:style-name="T132">A.J.</text:span><text:span text:style-name="T168">,</text:span><text:span text:style-name="T131"> </text:span><text:span text:style-name="T7">A</text:span><text:span text:style-name="T168">Is</text:span> to create a paradigm<text:span text:style-name="T169"> </text:span>shift at P.T. <text:s/>I<text:span text:style-name="T169">m</text:span><text:span text:style-name="T173">a</text:span>gine that <text:span text:style-name="T168">we</text:span> are sitting<text:span text:style-name="T131"> </text:span>in<text:span text:style-name="T131"> </text:span>a<text:span text:style-name="T131"> </text:span>tavern<text:span text:style-name="T131"> </text:span>in<text:span text:style-name="T131"> </text:span>Ita<text:span text:style-name="T131">l</text:span>y in the year 1491. <text:s/>I point t<text:span text:style-name="T169">o</text:span>ward<text:span text:style-name="T131"> </text:span>t<text:span text:style-name="T169">h</text:span>e<text:span text:style-name="T131"> </text:span>ocean<text:span text:style-name="T131"> </text:span>and<text:span text:style-name="T131"> </text:span><text:span text:style-name="T168">say</text:span><text:span text:style-name="T131"> </text:span>to<text:span text:style-name="T131"> </text:span>you,<text:span text:style-name="T131"> </text:span><text:span text:style-name="T10">&gt;</text:span><text:span text:style-name="T131">Be </text:span>careful<text:span text:style-name="T131"> </text:span>when<text:span text:style-name="T131"> </text:span>you<text:span text:style-name="T131"> </text:span>go<text:span text:style-name="T131"> </text:span>out<text:span text:style-name="T131"> </text:span>to<text:span text:style-name="T131"> </text:span><text:span text:style-name="T168">sea</text:span><text:span text:style-name="T131"> </text:span>to<text:span text:style-name="T169">m</text:span><text:span text:style-name="T173">o</text:span>rrow. <text:span text:style-name="T131"><text:s/></text:span>Don<text:span text:style-name="T26">=</text:span>t go out too far, or you may fall off the earth<text:span text:style-name="T169">.</text:span><text:span text:style-name="T26">=</text:span><text:span text:style-name="T1"> </text:span><text:span text:style-name="T120"><text:s/></text:span>That <text:span text:style-name="T168">was</text:span><text:span text:style-name="T131"> </text:span>the belief<text:span text:style-name="T131"> </text:span><text:span text:style-name="T168">system</text:span><text:span text:style-name="T169"> </text:span>of<text:span text:style-name="T131"> </text:span>that ti<text:span text:style-name="T169">m</text:span>e<text:span text:style-name="T131"> </text:span>which<text:span text:style-name="T131"> </text:span><text:span text:style-name="T168">was</text:span><text:span text:style-name="T131"> </text:span>not<text:span text:style-name="T131"> </text:span>true.</text:p>
      <text:p text:style-name="P318"/>
      <text:p text:style-name="P600"><text:span text:style-name="T1">A</text:span>The belief system now, at P.T., is that there is no time to acknowledge our oneness and work is not the place to attain spiritual wisdom.</text:p>
      <text:p text:style-name="P155"/>
      <text:p text:style-name="P601"><text:span text:style-name="T1">A</text:span>We have to make the time to connect with our deeper self, and each other in <text:span text:style-name="T168">order to charge our spiritual batteries. <text:s/>What do you think?</text:span><text:span text:style-name="T21">@</text:span><text:span text:style-name="T1"> </text:span><text:span text:style-name="T168">A.J.</text:span> asked.</text:p>
      <text:p text:style-name="P113"/>
      <text:p text:style-name="P365"><text:span text:style-name="T20">A</text:span>When I visited you at <text:span text:style-name="T168">Superior Incense,</text:span><text:span text:style-name="T21">@</text:span><text:span text:style-name="T1"> </text:span>Robert said, <text:span text:style-name="T20">A</text:span><text:span text:style-name="T168">I felt a spiritual </text:span>connection with everyone I met. It made me feel whole, accepted, and cared about. It was similar to the feeling I had at the ashram. I want to achieve that quality at P.T. I <text:span text:style-name="T168">wasn</text:span><text:span text:style-name="T26">=</text:span>t <text:span text:style-name="T168">as</text:span> interested in the productivity perks.</text:p>
      <text:p text:style-name="P155"/>
      <text:p text:style-name="P394"><text:span text:style-name="T1">A</text:span>Now, I understand that by using your program, there will be lots of additional benefits. <text:s/>I believe in you, and the program, and I support you,<text:span text:style-name="T21">@</text:span><text:span text:style-name="T1"> </text:span>Robert said.</text:p>
      <text:p text:style-name="P30"><text:span text:style-name="T144">TO FIND PEACE AND HARMONY ONE HAS TO SEE THROUGH ILLUSIONS OF THE MIND</text:span></text:p>
      <text:p text:style-name="P5"><text:span text:style-name="T144">AND WORLDLY DESIRES</text:span></text:p>
      <text:p text:style-name="P103">CHAPTER THIRTEEN</text:p>
      <text:p text:style-name="P209"/>
      <text:p text:style-name="P55"><text:span text:style-name="T143">Sessio</text:span><text:span text:style-name="T145">n</text:span><text:span text:style-name="T142"> </text:span><text:span text:style-name="T143">On</text:span><text:span text:style-name="T145">e</text:span><text:span text:style-name="T142"> o</text:span><text:span text:style-name="T144">f</text:span><text:span text:style-name="T142"> NAMASTE</text:span><text:span text:style-name="T144">: <text:s/></text:span><text:span text:style-name="T90">&gt;</text:span><text:span text:style-name="T142">N</text:span><text:span text:style-name="T90">=</text:span><text:span text:style-name="T93"> </text:span><text:span text:style-name="T144">&amp;</text:span><text:span text:style-name="T142"> </text:span><text:span text:style-name="T90">&gt;</text:span><text:span text:style-name="T142">A</text:span><text:span text:style-name="T90">=</text:span></text:p>
      <text:p text:style-name="P80"/>
      <text:p text:style-name="P177"/>
      <text:p text:style-name="P602">After two weeks of research and redesigning A.J. felt he had made the necessary modifications to the NAMASTE program for P.T. He was ready to teach it to the managers and officers at the company. He changed its format to four half-day sessions that would be held once a week for weeks. Since there were thirty-two participants, he decided to have two classes of sixteen.</text:p>
      <text:p text:style-name="Text_20_body"/>
      <text:p text:style-name="P367">The first NAMASTE session took place in the conference room with everyone sitting on chairs in a circle. Robert talked about his experience at Superior Incense and gave an overview of why he chose to bring A.J. and NAMATE here. <text:span text:style-name="T1">A</text:span>My vision is to create an environment where we all work together in harmony, as a supportive, caring team. I want you to get more out of your experience at P.T. than just a paycheck. At Superior Incense I experienced a feeling that nurtured my soul, and I want that <text:span text:style-name="T168">experience to be one of our goals here at P.T.,</text:span><text:span text:style-name="T21">@</text:span><text:span text:style-name="T1"> </text:span>Robert said.</text:p>
      <text:p text:style-name="P155"/>
      <text:p text:style-name="P314">Todd Sadowsky, a thirty-eight-year-old, ex-college football player, and the manager of the warehouse said, <text:span text:style-name="T20">A</text:span>What<text:span text:style-name="T26">=</text:span><text:span text:style-name="T168">s</text:span> with all of <text:span text:style-name="T168">this</text:span> religio<text:span text:style-name="T168">us</text:span> <text:span text:style-name="T26">&gt;</text:span>nurturing my soul<text:span text:style-name="T26">=</text:span><text:span text:style-name="T1"> </text:span>shit? If I wanted to be religious, I would go to church.<text:span text:style-name="T21">@</text:span></text:p>
      <text:p text:style-name="P114"/>
      <text:p text:style-name="P245">A.J. observed Todd, but allowed Robert to lead and respond.</text:p>
      <text:p text:style-name="P155"/>
      <text:p text:style-name="P399"><text:span text:style-name="T7">A</text:span>That<text:span text:style-name="T26">=</text:span><text:span text:style-name="T168">s</text:span> a good point Todd and tha<text:span text:style-name="T169">t</text:span><text:span text:style-name="T26">=</text:span><text:span text:style-name="T168">s</text:span> exactly <text:span text:style-name="T169">m</text:span>y point<text:span text:style-name="T131">,</text:span><text:span text:style-name="T21">@</text:span><text:span text:style-name="T111"> </text:span><text:span text:style-name="T131">Rober</text:span>t<text:span text:style-name="T131"> replied</text:span>. <text:span text:style-name="T131"><text:s/></text:span><text:span text:style-name="T7">A</text:span>We <text:span text:style-name="T131">g</text:span>o<text:span text:style-name="T131"> </text:span>to church<text:span text:style-name="T131"> </text:span>to<text:span text:style-name="T131"> </text:span>c<text:span text:style-name="T169">o</text:span>nnect<text:span text:style-name="T131"> </text:span>with<text:span text:style-name="T131"> </text:span><text:span text:style-name="T169">o</text:span><text:span text:style-name="T131">u</text:span>r spiritual self. <text:s/>But, would<text:span text:style-name="T131">n</text:span><text:span text:style-name="T26">=</text:span>t<text:span text:style-name="T131"> </text:span>it<text:span text:style-name="T131"> </text:span>be<text:span text:style-name="T131"> </text:span>wonderful<text:span text:style-name="T131"> </text:span>to<text:span text:style-name="T131"> </text:span>connect<text:span text:style-name="T131"> </text:span>with that spirit more often and acknowledge<text:span text:style-name="T169"> </text:span>it<text:span text:style-name="T131"> </text:span>in<text:span text:style-name="T131"> </text:span>the<text:span text:style-name="T131"> </text:span>people<text:span text:style-name="T131"> </text:span><text:span text:style-name="T168">we</text:span><text:span text:style-name="T131"> </text:span>work<text:span text:style-name="T131"> </text:span>with? <text:span text:style-name="T173"><text:s/></text:span><text:span text:style-name="T169">I</text:span><text:span text:style-name="T10">=</text:span>m not talki<text:span text:style-name="T169">n</text:span>g about <text:span text:style-name="T131">religion</text:span>,<text:span text:style-name="T131"> </text:span>I<text:span text:style-name="T26">=</text:span>m<text:span text:style-name="T167"> </text:span>talki<text:span text:style-name="T169">n</text:span>g about the place within<text:span text:style-name="T169"> </text:span>all<text:span text:style-name="T131"> </text:span>of <text:span text:style-name="T168">us</text:span> where t<text:span text:style-name="T169">h</text:span>e spirit <text:span text:style-name="T168">resides</text:span><text:span text:style-name="T132">.</text:span><text:span text:style-name="T21">@</text:span></text:p>
      <text:p text:style-name="P205"/>
      <text:p text:style-name="P227">The audience was mixed on this point, but that was to be expected. The objective of the program was to remove resistance and experience how good it feels to live and work from the perspective of an open heart. Robert took advantage of the silence and introduced A.J. whom most of the participants already knew.</text:p>
      <text:p text:style-name="P155"/>
      <text:p text:style-name="P316"><text:span text:style-name="T20">A</text:span>Welcome and thank you all for being here,<text:span text:style-name="T21">@</text:span><text:span text:style-name="T1"> </text:span>he said. <text:s/><text:span text:style-name="T168">He</text:span> then went around the circle and shook hands (with both hands) with each person and looked into their eyes and said, <text:span text:style-name="T20">A</text:span>Thank you.<text:span text:style-name="T21">@</text:span></text:p>
      <text:p text:style-name="P114"/>
      <text:p text:style-name="P248"><text:span text:style-name="T168">All</text:span><text:span text:style-name="T131"> </text:span>but<text:span text:style-name="T131"> </text:span><text:span text:style-name="T168">two</text:span> people<text:span text:style-name="T131"> </text:span><text:span text:style-name="T169">m</text:span>elted,<text:span text:style-name="T131"> </text:span><text:span text:style-name="T168">as</text:span><text:span text:style-name="T131"> </text:span>they<text:span text:style-name="T131"> </text:span>experie<text:span text:style-name="T169">n</text:span>ced<text:span text:style-name="T131"> </text:span><text:span text:style-name="T168">A.J</text:span><text:span text:style-name="T132">.</text:span><text:span text:style-name="T26">=</text:span><text:span text:style-name="T168">s</text:span> warm<text:span text:style-name="T169"> </text:span>and loving energy<text:span text:style-name="T169"> </text:span><text:span text:style-name="T22">B</text:span></text:p>
      <text:p text:style-name="P120">Todd and Barbara Beerman, the office manager.</text:p>
      <text:p text:style-name="Text_20_body"/>
      <text:p text:style-name="P399">A.J. was like a farmer planting seeds that would bloom in the field of time. A.J. felt that Americans would feel more comfortable shaking hands with two hands rather than pranaming. After all, the important part of either method is to connect to the place where two become one.</text:p>
      <text:p text:style-name="P603">He explained what each letter stood for, what pranam means, gave an overview of the entire <text:span text:style-name="T168">NAMASTE</text:span> program, and <text:span text:style-name="T168">discussed</text:span> <text:span text:style-name="T168">his</text:span> <text:span text:style-name="T168">results</text:span> in India. <text:s/><text:span text:style-name="T20">A</text:span><text:span text:style-name="T168">Now</text:span> <text:span text:style-name="T168">we</text:span><text:span text:style-name="T26">=</text:span><text:span text:style-name="T168">re ready to star</text:span>t with the fi<text:span text:style-name="T168">rst</text:span> letter which <text:span text:style-name="T168">is:</text:span> <text:span text:style-name="T26">&gt;</text:span><text:span text:style-name="T168">N,</text:span><text:span text:style-name="T100">=@</text:span><text:span text:style-name="T1"> </text:span>he said. <text:s/><text:span text:style-name="T20">A</text:span><text:span text:style-name="T168">Nurture spirituality, be positive, encourage fun, and share joy.</text:span><text:span text:style-name="T21">@</text:span></text:p>
      <text:p text:style-name="P205"/>
      <text:p text:style-name="P578">He explained positive ways to approach negative situations while at work. He illustrated examples of negative situations he had encountered at P.T. and then gave some positive solutions.</text:p>
      <text:p text:style-name="P155"/>
      <text:p text:style-name="P218"><text:span text:style-name="T20">A</text:span><text:span text:style-name="T168">I</text:span><text:span text:style-name="T26">=</text:span>m <text:span text:style-name="T168">sure</text:span> most of you have heard of the martial art, Aikido,<text:span text:style-name="T21">@</text:span><text:span text:style-name="T1"> </text:span><text:span text:style-name="T168">A.J.</text:span> said. <text:s/><text:span text:style-name="T20">A</text:span>When someone is coming at you, you move that energy in the direction you want it to go. Be proactive, not reactive, don<text:span text:style-name="T26">=</text:span>t clash with a negative attitude or behavior, direct it.<text:span text:style-name="T21">@</text:span><text:span text:style-name="T1"> <text:s/></text:span><text:span text:style-name="T168">He </text:span>continued, <text:span text:style-name="T1">A</text:span>No arguments or problems were ever settled from the place of anger or violence.<text:span text:style-name="T21">@</text:span></text:p>
      <text:p text:style-name="P114"/>
      <text:p text:style-name="P240">A.J. talked of the importance of learning how to relax and use the breath to release tension, and to become centered. The mind and the breath are directly connected. When you slow the breath down, the mind will become calm.</text:p>
      <text:p text:style-name="P155"/>
      <text:p text:style-name="P245"><text:span text:style-name="T1">A</text:span>Relaxation connects us to our soul, which brings us to the second letter, the first</text:p>
      <text:p text:style-name="P123"><text:span text:style-name="T26">&gt;</text:span><text:span text:style-name="T132">A</text:span><text:span text:style-name="T26">=</text:span><text:span text:style-name="T111"> </text:span><text:span text:style-name="T131">i</text:span>n<text:span text:style-name="T131"> </text:span><text:span text:style-name="T132">NAMASTE,</text:span><text:span text:style-name="T21">@</text:span><text:span text:style-name="T111"> </text:span>he <text:span text:style-name="T174">s</text:span>aid. <text:s/><text:span text:style-name="T7">A</text:span><text:span text:style-name="T168">Acknowledge the divinity in yourself and others</text:span><text:span text:style-name="T132">.</text:span><text:span text:style-name="T21">@</text:span></text:p>
      <text:p text:style-name="P78"/>
      <text:p text:style-name="P507">A.J. led the group in guided meditation so they could experience deep relaxation while they connected to their peaceful selves. As the group became more relaxed, one could actually feel the energy level in the room change. A.J. knew they would be more open and receptive to his teachings if they were relaxed.</text:p>
      <text:p text:style-name="Text_20_body"/>
      <text:p text:style-name="P604">Out of nowhere, Todd, let out a silly laugh. A.J. had seen this before. As a person relaxes, emotions tend to rise to the surface and are sometimes released in the form of laughing or crying. Although Todd disrupted the class, A.J. showed compassion by telling him it was okay, and saying it was a healthy thing for him to do. Having dealt with Todd in this positive way, he himself had become a model of his own<text:span text:style-name="T135"> </text:span>teaching.</text:p>
      <text:p text:style-name="Text_20_body"/>
      <text:p text:style-name="P605">Swamiji had once told him that people remember much more about how they experience a person than what he or <text:span text:style-name="T168">she</text:span> actually said. <text:s/>Tha<text:span text:style-name="T169">t</text:span><text:span text:style-name="T26">=</text:span><text:span text:style-name="T168">s</text:span><text:span text:style-name="T131"> </text:span>why<text:span text:style-name="T131"> </text:span><text:span text:style-name="T168">A.J.</text:span><text:span text:style-name="T131"> </text:span><text:span text:style-name="T168">w</text:span><text:span text:style-name="T174">a</text:span><text:span text:style-name="T168">s</text:span><text:span text:style-name="T131"> </text:span>working<text:span text:style-name="T131"> </text:span><text:span text:style-name="T168">so </text:span>closely with Robert to make him a credible model and effective NAMASTE<text:span text:style-name="T187"> </text:span>teacher.</text:p>
      <text:p text:style-name="P155"/>
      <text:p text:style-name="P367">At the end of four hours no one wanted to leave. Everyone had experienced an oasis of sanity which felt good. Each participant had connected with the calm place inside themselves which cannot be described, only experienced.</text:p>
      <text:p text:style-name="P93"/>
      <text:p text:style-name="P245">There is a stillness, within the human psyche that A.J. was able to guide people to.</text:p>
      <text:p text:style-name="P161">As a result, everyone felt more open and connected to each other. He asked them to bring this feeling to their jobs and to their personal lives. <text:span text:style-name="T1">A</text:span>Do not play a role. Be a feeling human being and have compa<text:span text:style-name="T168">ssion</text:span> for others,<text:span text:style-name="T21">@</text:span><text:span text:style-name="T1"> </text:span>he said.</text:p>
      <text:p text:style-name="P424">He made himself available to the group, just in case anyone had questions or problem<text:span text:style-name="T168">s.</text:span> <text:s/><text:span text:style-name="T20">A</text:span><text:span text:style-name="T168">I am here for you. <text:s/>Please</text:span> call me or stop by my office any time.<text:span text:style-name="T21">@</text:span><text:span text:style-name="T1"> <text:s/></text:span><text:span text:style-name="T168">A.J.</text:span> said. <text:span text:style-name="T20">A</text:span><text:span text:style-name="T168">Na</text:span>ma<text:span text:style-name="T168">ste,</text:span><text:span text:style-name="T21">@</text:span><text:span text:style-name="T1"> </text:span>and pranamed the group.</text:p>
      <text:p text:style-name="P113"/>
      <text:p text:style-name="P606">The session was over and everyone had left except A.J. and Robert. <text:span text:style-name="T7">A</text:span>That <text:span text:style-name="T168">was</text:span> a great <text:span text:style-name="T132">s</text:span><text:span text:style-name="T168">essi</text:span><text:span text:style-name="T170">o</text:span>n. <text:s/>Better t<text:span text:style-name="T169">h</text:span>an I ever e<text:span text:style-name="T169">x</text:span>pected,<text:span text:style-name="T21">@</text:span><text:span text:style-name="T1"> </text:span><text:span text:style-name="T131">Rober</text:span>t<text:span text:style-name="T131"> said. </text:span><text:span text:style-name="T20">A</text:span><text:span text:style-name="T167">W</text:span>hat did you learn<text:span text:style-name="T182">?</text:span><text:span text:style-name="T21">@</text:span><text:span text:style-name="T1"> <text:s/></text:span><text:span text:style-name="T132">A.J</text:span><text:span text:style-name="T168">.</text:span><text:span text:style-name="T131"> asked.</text:span></text:p>
      <text:p text:style-name="P607"><text:span text:style-name="T1">A</text:span>I reaffirmed what I learned in India, that which I was seeking I already have. I used to think that more things would make me happy: more money, more success, to do better than my father, have a bigger house, a more expensive car or a larger TV. Now, I <text:span text:style-name="T168">see</text:span> that I had been moving <text:span text:style-name="T168">so</text:span> <text:span text:style-name="T168">fast</text:span> and living for the future that I didn<text:span text:style-name="T26">=</text:span>t have a chance to enjoy what I had. Now I know what I really want is to experience each moment fully, to be connected to others and share <text:span text:style-name="T168">this</text:span> <text:span text:style-name="T168">NAMASTE</text:span> program.<text:span text:style-name="T21">@</text:span></text:p>
      <text:p text:style-name="P150"/>
      <text:p text:style-name="P245">A.J. smiled.</text:p>
      <text:p text:style-name="P155"/>
      <text:p text:style-name="P437"><text:span text:style-name="T20">A</text:span><text:span text:style-name="T167">W</text:span>e need to cele<text:span text:style-name="T169">b</text:span>rate,<text:span text:style-name="T21">@</text:span><text:span text:style-name="T103"> </text:span><text:span text:style-name="T131">Rober</text:span>t<text:span text:style-name="T131"> said</text:span>. <text:s/><text:span text:style-name="T20">A</text:span><text:span text:style-name="T167">W</text:span>e <text:span text:style-name="T131">hav</text:span>e<text:span text:style-name="T131"> bee</text:span>n<text:span text:style-name="T131"> workin</text:span>g<text:span text:style-name="T131"> hard</text:span>. <text:span text:style-name="T131"><text:s/></text:span><text:span text:style-name="T132">Ho</text:span><text:span text:style-name="T168">w</text:span><text:span text:style-name="T131"> </text:span>about if I<text:span text:style-name="T131"> </text:span>invite<text:span text:style-name="T131"> </text:span>Sandra<text:span text:style-name="T131"> </text:span>over<text:span text:style-name="T131"> </text:span>for<text:span text:style-name="T131"> </text:span>dinner<text:span text:style-name="T131"> </text:span>tonight<text:span text:style-name="T131">?</text:span><text:span text:style-name="T21">@</text:span></text:p>
      <text:p text:style-name="P114"/>
      <text:p text:style-name="P245"><text:span text:style-name="T7">A</text:span>That would be nice,<text:span text:style-name="T21">@</text:span><text:span text:style-name="T111"> </text:span><text:span text:style-name="T132">A.J</text:span><text:span text:style-name="T168">.</text:span><text:span text:style-name="T131"> replied.</text:span></text:p>
      <text:p text:style-name="Text_20_body"/>
      <text:p text:style-name="P365">That evening A.J. partook in another first. He had a glass of wine, which loosened him up.</text:p>
      <text:p text:style-name="Text_20_body"/>
      <text:p text:style-name="P485">After dinner, Robert and A.J. had a yoga posture contest and Sandra was the judge. Her presence brought out the boyish qualities in both men. The three of them had a lot of laughs and then sat by the fireplace and watched the dancing<text:span text:style-name="T187"> </text:span>flames.</text:p>
      <text:p text:style-name="Text_20_body"/>
      <text:p text:style-name="P245">A.J. focused on the flames and entered into a meditative space. Robert followed.</text:p>
      <text:p text:style-name="Text_20_body"/>
      <text:p text:style-name="P562">Sandra enjoyed the peaceful feeling but was not accustomed to such long periods of silence. Her mind wandered as she thought about having to get up early in the morning. <text:s/><text:span text:style-name="T168">She</text:span> cleared her voice hoping to get the <text:span text:style-name="T169">m</text:span>e<text:span text:style-name="T167">n</text:span><text:span text:style-name="T26">=</text:span><text:span text:style-name="T168">s</text:span><text:span text:style-name="T131"> </text:span>attention. <text:span text:style-name="T131"><text:s/></text:span>They<text:span text:style-name="T131"> </text:span>gave<text:span text:style-name="T131"> </text:span>no response. She let another few minutes go by before she broke the quiet by saying she<text:span text:style-name="T189"> </text:span>had to catch an early flight to Chicago.</text:p>
      <text:p text:style-name="P113"/>
      <text:p text:style-name="P245"><text:span text:style-name="T20">A</text:span><text:span text:style-name="T167">W</text:span>hy do you have to go to Chicago<text:span text:style-name="T173">?</text:span><text:span text:style-name="T21">@</text:span><text:span text:style-name="T111"> </text:span>Robert asked.</text:p>
      <text:p text:style-name="Text_20_body"/>
      <text:p text:style-name="P608"><text:span text:style-name="T7">A</text:span><text:span text:style-name="T168">I</text:span><text:span text:style-name="T26">=</text:span>m<text:span text:style-name="T169"> </text:span>leaving for a natio<text:span text:style-name="T169">n</text:span>al teachers conference,<text:span text:style-name="T169"> </text:span>and then some training <text:span text:style-name="T168">classes.</text:span> <text:s/>I am<text:span text:style-name="T169"> </text:span>also taking so<text:span text:style-name="T169">m</text:span>e t<text:span text:style-name="T173">i</text:span>me to visit with<text:span text:style-name="T131"> </text:span><text:span text:style-name="T169">m</text:span>y <text:span text:style-name="T168">sister</text:span> who lives in Chicago. <text:s/>I<text:span text:style-name="T10">=</text:span>ll be gone for a <text:span text:style-name="T131">f</text:span><text:span text:style-name="T168">ew</text:span> <text:span text:style-name="T168">weeks.</text:span> <text:s/>I <text:span text:style-name="T168">will</text:span> <text:span text:style-name="T169">g</text:span>ive <text:span text:style-name="T169">y</text:span>ou a call when I r<text:span text:style-name="T169">e</text:span>turn<text:span text:style-name="T131">.</text:span><text:span text:style-name="T21">@</text:span></text:p>
      <text:p text:style-name="P114"/>
      <text:p text:style-name="P245">The two men stood up and walked her to the door. Robert gave her a hug, then</text:p>
      <text:p text:style-name="P119">A.J. took her hands in his as he looked into her eyes and connected deeply into her being.</text:p>
      <text:p text:style-name="P125">She had never felt such depth before, which made her slightly disoriented. As she looked into his eyes she did not experience A.J. as the person, but as a vortex of energy.</text:p>
      <text:p text:style-name="Text_20_body"/>
      <text:p text:style-name="P249">Robert asked her if she was okay to drive home.</text:p>
      <text:p text:style-name="P155"/>
      <text:p text:style-name="P225"><text:span text:style-name="T20">A</text:span><text:span text:style-name="T168">I</text:span><text:span text:style-name="T26">=</text:span>ll feel better in the fresh air. <text:s/>Thank you both <text:span text:style-name="T168">so</text:span> much for <text:span text:style-name="T168">this</text:span> wonderful evening. <text:s/>It<text:span text:style-name="T26">=</text:span><text:span text:style-name="T168">s</text:span> been a long time since I had <text:span text:style-name="T168">so</text:span> much fun. <text:s/>Good night,<text:span text:style-name="T21">@</text:span><text:span text:style-name="T1"> </text:span><text:span text:style-name="T168">she</text:span> said <text:span text:style-name="T168">as</text:span> <text:span text:style-name="T168">she</text:span> got into her car and drove off in the night.</text:p>
      <text:p text:style-name="P155"/>
      <text:p text:style-name="P399">A.J. realized he needed to have fun like this more often. They discussed what had taken place during the evening and stayed up brainstorming on how to put the same kind of fun into the NAMASTE program.</text:p>
      <text:p text:style-name="P56"><text:span text:style-name="T144">RELAXATION AND MEDITATION ARE DOORWAYS TO SPIRITUALITY</text:span></text:p>
      <text:p text:style-name="P142">CHAPTER FOUTEEN</text:p>
      <text:p text:style-name="P57"><text:span text:style-name="T145">Session</text:span><text:span text:style-name="T144"> Two of NAMASTE: </text:span><text:span text:style-name="T90">&gt;</text:span><text:span text:style-name="T145">M</text:span><text:span text:style-name="T90">=</text:span><text:span text:style-name="T94"> </text:span><text:span text:style-name="T144">&amp; </text:span><text:span text:style-name="T90">&gt;</text:span><text:span text:style-name="T146">A</text:span><text:span text:style-name="T90">=</text:span></text:p>
      <text:p text:style-name="P92"/>
      <text:p text:style-name="P592">One week later the managers were eager for the second session to begin. A.J. had received several calls from participants asking questions or wanting to see him in person. It <text:span text:style-name="T168">was</text:span> apparent that they were becoming more <text:span text:style-name="T168">self</text:span> aware. <text:span text:style-name="T168">A.J.</text:span><text:span text:style-name="T26">=</text:span><text:span text:style-name="T168">s</text:span> availability <text:span text:style-name="T168">as</text:span> a coach was becoming an integral part of the program.</text:p>
      <text:p text:style-name="P113"/>
      <text:p text:style-name="P609"><text:span text:style-name="T20">A</text:span>Welcome!<text:span text:style-name="T21">@</text:span><text:span text:style-name="T1"> </text:span><text:span text:style-name="T168">A.J.</text:span> said. <text:s/><text:span text:style-name="T168">He</text:span> asked everyone to shake hands (both hands), make eye contact, and <text:span text:style-name="T168">say</text:span> <text:span text:style-name="T26">&gt;</text:span><text:span text:style-name="T168">Namaste</text:span><text:span text:style-name="T26">=</text:span><text:span text:style-name="T1"> </text:span>to each other. <text:s/>Then he had everyone close their eyes and recall how peaceful and open they had felt at the end of the previous session. The program was becoming a place to experience deep peace, and spirituality.</text:p>
      <text:p text:style-name="Text_20_body"/>
      <text:p text:style-name="P534">The past week at P.T. had been hectic, and thanks to the first session, everyone was more willing to take personal responsibility for his or her stress. They realized it was not the stressor that creates stress, but their reaction to the stressor.</text:p>
      <text:p text:style-name="Text_20_body"/>
      <text:p text:style-name="P609">A.J. had noticed that people became angry and frustrated with the normally heavy traffic in <text:span text:style-name="T168">San</text:span> Diego. <text:s/><text:span text:style-name="T168">He</text:span> asked the managers, <text:span text:style-name="T20">A</text:span><text:span text:style-name="T168">H</text:span>o<text:span text:style-name="T168">w</text:span> many of <text:span text:style-name="T175">you </text:span>get <text:span text:style-name="T168">stresse</text:span>d in traffic?<text:span text:style-name="T21">@ </text:span>Almost every hand was raised. He then asked, <text:span text:style-name="T1">A</text:span>How many of you can do anything about it?<text:span text:style-name="T21">@</text:span><text:span text:style-name="T1"> <text:s/></text:span><text:span text:style-name="T168">No</text:span> hands went up. <text:span text:style-name="T20">A</text:span><text:span text:style-name="T168">So,</text:span> if you can<text:span text:style-name="T26">=</text:span>t do anything about it, why get upset?<text:span text:style-name="T21">@</text:span></text:p>
      <text:p text:style-name="P319"/>
      <text:p text:style-name="P221">Larry Howard, of marketing, said, <text:span text:style-name="T1">A</text:span>Good point. I never thought of it that way <text:span text:style-name="T168">before.</text:span><text:span text:style-name="T21">@</text:span></text:p>
      <text:p text:style-name="P156"/>
      <text:p text:style-name="P245">The rest of the group agreed with him that it was a good point.</text:p>
      <text:p text:style-name="Text_20_body"/>
      <text:p text:style-name="P245">Another aspect of the program that A.J. taught was that we cerate our own reality.</text:p>
      <text:p text:style-name="P611"><text:span text:style-name="T168">He</text:span> said there <text:span text:style-name="T168">is</text:span> no reality until <text:span text:style-name="T168">we</text:span> define it. <text:s/>If <text:span text:style-name="T168">we</text:span> don<text:span text:style-name="T26">=</text:span>t like our reality, <text:span text:style-name="T168">we</text:span> can change our beliefs and then the outer aspects of our life automatically changes.</text:p>
      <text:p text:style-name="P149"/>
      <text:p text:style-name="P399">He said, <text:span text:style-name="T1">A</text:span>In this session we will focus on the next two letters of NAMASTE. <text:span text:style-name="T168">Those</text:span> letters are <text:span text:style-name="T26">&gt;</text:span><text:span text:style-name="T168">M</text:span><text:span text:style-name="T26">=</text:span><text:span text:style-name="T1"> </text:span>and <text:span text:style-name="T26">&gt;</text:span><text:span text:style-name="T168">A.</text:span><text:span text:style-name="T26">=</text:span><text:span text:style-name="T1"> </text:span><text:span text:style-name="T168">For</text:span> no<text:span text:style-name="T168">w</text:span> <text:span text:style-name="T168">we</text:span> <text:span text:style-name="T168">will</text:span> look at <text:span text:style-name="T26">&gt;</text:span><text:span text:style-name="T168">M</text:span><text:span text:style-name="T26">=</text:span><text:span text:style-name="T1"> </text:span>which <text:span text:style-name="T168">stands</text:span> for <text:span text:style-name="T175">Motivate</text:span>. Workers are motivated by <text:span text:style-name="T175">your </text:span>attitude and behavior. Motivation is an internal state that reflects excitement put into thought or action. Motivated people live in the joy of their enthusiasm, and have an expectation of success, not a fear of failure. Does this describe any of you?<text:span text:style-name="T21">@</text:span><text:span text:style-name="T1"> </text:span>he asked.</text:p>
      <text:p text:style-name="P155"/>
      <text:p text:style-name="P612">Matt Rice, of Research and Development, raised his hand and said he had been extremely motivated by an idea he came up with recently, but was shot down by the Board.</text:p>
      <text:p text:style-name="P149"/>
      <text:p text:style-name="P245"><text:span text:style-name="T20">A</text:span><text:span text:style-name="T167">W</text:span>hat<text:span text:style-name="T131"> </text:span>were<text:span text:style-name="T131"> </text:span>you<text:span text:style-name="T131"> </text:span>excited<text:span text:style-name="T131"> </text:span>about<text:span text:style-name="T173">?</text:span><text:span text:style-name="T21">@</text:span><text:span text:style-name="T111"> </text:span><text:span text:style-name="T168">A.J.</text:span> asked.</text:p>
      <text:p text:style-name="P155"/>
      <text:p text:style-name="P506"><text:span text:style-name="T1">A</text:span>I put galvanic skin response electrodes on the sides of a computer mouse so that when you are working at your computer they pick up changes in your physiology. The program, which runs the mouse, alerts you to rising stress levels. At that point, you have</text:p>
      <text:p text:style-name="P187">the choice to ignore it, or try to relax. I also found applications for games and learning that could make computing much more interactive.<text:span text:style-name="T21">@</text:span></text:p>
      <text:p text:style-name="P114"/>
      <text:p text:style-name="P245"><text:span text:style-name="T20">A</text:span><text:span text:style-name="T167">W</text:span>hat happened to your idea<text:span text:style-name="T173">?</text:span><text:span text:style-name="T21">@</text:span><text:span text:style-name="T111"> </text:span><text:span text:style-name="T131">aske</text:span>d<text:span text:style-name="T131"> </text:span><text:span text:style-name="T132">A.J.</text:span></text:p>
      <text:p text:style-name="P155"/>
      <text:p text:style-name="P613"><text:span text:style-name="T1">A</text:span>The Board decided there was not a big enough market for it and that was the end of that,<text:span text:style-name="T21">@</text:span><text:span text:style-name="T1"> </text:span>said Matt.</text:p>
      <text:p text:style-name="P149"/>
      <text:p text:style-name="P614"><text:span text:style-name="T1">A</text:span>It sounds like you had a great idea but now you have lost all of your motivation for it. <text:s/><text:span text:style-name="T168">Is</text:span> that right?<text:span text:style-name="T21">@</text:span><text:span text:style-name="T1"> </text:span><text:span text:style-name="T168">A.J.</text:span> asked.</text:p>
      <text:p text:style-name="P149"/>
      <text:p text:style-name="P434"><text:span text:style-name="T7">A</text:span>That<text:span text:style-name="T26">=</text:span><text:span text:style-name="T168">s</text:span> exactly what happened. <text:s/><text:span text:style-name="T168">How</text:span> could I<text:span text:style-name="T131"> </text:span>co<text:span text:style-name="T169">n</text:span><text:span text:style-name="T131">t</text:span>inue<text:span text:style-name="T131"> </text:span>with<text:span text:style-name="T131"> </text:span>t<text:span text:style-name="T169">h</text:span>e<text:span text:style-name="T131"> </text:span><text:span text:style-name="T169">m</text:span>ouse if it would never sell<text:span text:style-name="T173">?</text:span><text:span text:style-name="T21">@</text:span><text:span text:style-name="T103"> </text:span><text:span text:style-name="T131">aske</text:span>d<text:span text:style-name="T131"> Matt.</text:span></text:p>
      <text:p text:style-name="P615"><text:span text:style-name="T7">A</text:span><text:span text:style-name="T168">Nobody</text:span><text:span text:style-name="T132"> </text:span><text:span text:style-name="T168">can</text:span><text:span text:style-name="T132"> </text:span><text:span text:style-name="T168">take</text:span><text:span text:style-name="T132"> </text:span><text:span text:style-name="T168">away</text:span><text:span text:style-name="T132"> </text:span><text:span text:style-name="T168">your</text:span><text:span text:style-name="T132"> </text:span><text:span text:style-name="T170">m</text:span><text:span text:style-name="T168">otivation</text:span><text:span text:style-name="T174">,</text:span><text:span text:style-name="T21">@</text:span><text:span text:style-name="T111"> </text:span><text:span text:style-name="T132">A.J</text:span><text:span text:style-name="T168">.</text:span><text:span text:style-name="T131"> said</text:span>,<text:span text:style-name="T131"> </text:span><text:span text:style-name="T7">A</text:span><text:span text:style-name="T168">You</text:span> have to surrender it<text:span text:style-name="T131">.</text:span><text:span text:style-name="T21">@ </text:span><text:span text:style-name="T7">A</text:span>Let<text:span text:style-name="T26">=</text:span><text:span text:style-name="T168">s</text:span> talk about the <text:span text:style-name="T168">usefulness</text:span> of your <text:span text:style-name="T169">m</text:span>ouse idea at another ti<text:span text:style-name="T169">m</text:span>e, but for <text:span text:style-name="T135">now</text:span></text:p>
      <text:p text:style-name="P616">le<text:span text:style-name="T131">t</text:span><text:span text:style-name="T26">=</text:span><text:span text:style-name="T168">s</text:span> explore your <text:span text:style-name="T169">m</text:span>otivation. <text:s/><text:span text:style-name="T167">W</text:span>here did your excite<text:span text:style-name="T169">m</text:span>ent co<text:span text:style-name="T169">m</text:span>e f<text:span text:style-name="T131">r</text:span>om<text:span text:style-name="T169"> </text:span>when you started <text:span text:style-name="T131">workin</text:span>g<text:span text:style-name="T131"> o</text:span>n<text:span text:style-name="T131"> </text:span><text:span text:style-name="T132">thi</text:span><text:span text:style-name="T168">s</text:span><text:span text:style-name="T131"> idea</text:span><text:span text:style-name="T173">?</text:span><text:span text:style-name="T21">@</text:span></text:p>
      <text:p text:style-name="P114"/>
      <text:p text:style-name="P617"><text:span text:style-name="T1">A</text:span>It was really three different things that motivated me in the beginning, they were: The idea of making money; helping people; and making computing more interactive,<text:span text:style-name="T21">@ </text:span>Matt replied.</text:p>
      <text:p text:style-name="P113"/>
      <text:p text:style-name="P618"><text:span text:style-name="T1">A</text:span>Is there any way for you to continue with this product even thought the company <text:span text:style-name="T168">is</text:span> not supportive?<text:span text:style-name="T21">@</text:span><text:span text:style-name="T1"> </text:span><text:span text:style-name="T168">A.J.</text:span> asked.</text:p>
      <text:p text:style-name="P155"/>
      <text:p text:style-name="P221"><text:span text:style-name="T7">A</text:span><text:span text:style-name="T168">I do</text:span><text:span text:style-name="T132">n</text:span><text:span text:style-name="T26">=</text:span>t<text:span text:style-name="T131"> </text:span><text:span text:style-name="T168">see</text:span><text:span text:style-name="T131"> </text:span>how<text:span text:style-name="T131"> </text:span>I<text:span text:style-name="T131"> </text:span>could<text:span text:style-name="T167">,</text:span><text:span text:style-name="T21">@</text:span><text:span text:style-name="T111"> </text:span>said Matt. <text:span text:style-name="T131"><text:s/></text:span><text:span text:style-name="T7">A</text:span><text:span text:style-name="T168">A</text:span><text:span text:style-name="T131"> </text:span>project<text:span text:style-name="T131"> </text:span>like<text:span text:style-name="T131"> </text:span><text:span text:style-name="T168">this</text:span><text:span text:style-name="T131"> </text:span>takes<text:span text:style-name="T131"> </text:span><text:span text:style-name="T169">m</text:span>ore<text:span text:style-name="T131"> </text:span><text:span text:style-name="T169">m</text:span>on<text:span text:style-name="T173">e</text:span>y<text:span text:style-name="T131"> </text:span>than<text:span text:style-name="T131"> </text:span>I could ever co<text:span text:style-name="T169">m</text:span>e up with on <text:span text:style-name="T169">m</text:span>y own<text:span text:style-name="T173">.</text:span><text:span text:style-name="T21">@</text:span></text:p>
      <text:p text:style-name="P150"/>
      <text:p text:style-name="P619"><text:span text:style-name="T1">A</text:span>Motivation and enthusiasm comes from deep inside and tells you when you are doing the thing you are good at,<text:span text:style-name="T21">@</text:span><text:span text:style-name="T1"> </text:span><text:span text:style-name="T168">A.J.</text:span> said. <text:s/><text:span text:style-name="T20">A</text:span><text:span text:style-name="T168">Try to regain your enthusiasm and find a </text:span>way to continue with your project, because I know you can make a huge difference. It is not about money, it is about motivation and enthusiasm. Within each life situation there <text:span text:style-name="T168">is</text:span> a <text:span text:style-name="T168">lesson</text:span> to be learned. <text:s/>If <text:span text:style-name="T168">we</text:span> don<text:span text:style-name="T26">=</text:span>t learn it, then it <text:span text:style-name="T168">will</text:span> continue coming up until <text:span text:style-name="T168">we</text:span> do. What do you think your <text:span text:style-name="T168">lesson</text:span> <text:span text:style-name="T168">was,</text:span> Matt?<text:span text:style-name="T21">@</text:span></text:p>
      <text:p text:style-name="P197"/>
      <text:p text:style-name="P240"><text:span text:style-name="T1">A</text:span>I allowed my belief in the Bio-mouse project to be weakened by the opinions of <text:span text:style-name="T168">others, and I gave up my enthusiasm. <text:s/>Thank you A.J.,</text:span><text:span text:style-name="T21">@</text:span><text:span text:style-name="T1"> </text:span>Matt replied, <text:span text:style-name="T20">A</text:span><text:span text:style-name="T168">I</text:span><text:span text:style-name="T26">=</text:span>m not going to give up on my idea now that I understand what really happened.<text:span text:style-name="T21">@</text:span></text:p>
      <text:p text:style-name="P150"/>
      <text:p text:style-name="P249">Jim raised his hand to ask a question.</text:p>
      <text:p text:style-name="P155"/>
      <text:p text:style-name="P245"><text:span text:style-name="T7">A</text:span><text:span text:style-name="T132">Ye</text:span><text:span text:style-name="T168">s</text:span><text:span text:style-name="T21">@</text:span><text:span text:style-name="T111"> </text:span><text:span text:style-name="T132">A.J</text:span><text:span text:style-name="T168">.</text:span><text:span text:style-name="T131"> </text:span>acknowledged.</text:p>
      <text:p text:style-name="Text_20_body"/>
      <text:p text:style-name="P621"><text:span text:style-name="T1">A</text:span>How come you always seem happy, and in control when I know you are working <text:span text:style-name="T168">as</text:span> hard <text:span text:style-name="T168">as</text:span> the <text:span text:style-name="T168">rest</text:span> of <text:span text:style-name="T168">us?</text:span><text:span text:style-name="T21">@</text:span></text:p>
      <text:p text:style-name="P276"/>
      <text:p text:style-name="P623">A.J. replied, I have been meditating since I was six-years-old and have been studying the philosophies of great sages and saints for almost twenty years.</text:p>
      <text:p text:style-name="P149"/>
      <text:p text:style-name="P625"><text:span text:style-name="T1">A</text:span>My teacher once told me that at each moment we have a choice. We can go down a road (with our thoughts) that causes worry, anxiety, and suffering, or we can choose to take a road that leads to happiness. I don<text:span text:style-name="T26">=</text:span>t allow my thoughts to take me where I don<text:span text:style-name="T26">=</text:span>t want to go. <text:s/>Don<text:span text:style-name="T26">=</text:span>t get me wrong <text:span text:style-name="T22">B</text:span><text:span text:style-name="T1"> </text:span>it does happen, but <text:span text:style-name="T168">as</text:span> soon <text:span text:style-name="T168">as</text:span> I become <text:span text:style-name="T168">awar</text:span>e of it, I change the channel, as I would with TV.</text:p>
      <text:p text:style-name="P204"/>
      <text:p text:style-name="P626"><text:span text:style-name="T1">A</text:span>Perhaps<text:span text:style-name="T190"> </text:span>the<text:span text:style-name="T178"> </text:span>most<text:span text:style-name="T178"> </text:span>difficult<text:span text:style-name="T178"> </text:span>feelings<text:span text:style-name="T178"> </text:span>to<text:span text:style-name="T180"> </text:span>deal<text:span text:style-name="T190"> </text:span>with<text:span text:style-name="T178"> </text:span>are<text:span text:style-name="T190"> </text:span>emotions<text:span text:style-name="T178"> </text:span><text:span text:style-name="T1">B</text:span><text:span text:style-name="T102"> </text:span>anger,<text:span text:style-name="T190"> </text:span>greed, jealousy, and hate <text:span text:style-name="T1">B </text:span>which take us down a dark road. We must be willing to acknowledge them and then give them up for peace and<text:span text:style-name="T128"> </text:span>happiness.</text:p>
      <text:p text:style-name="P155"/>
      <text:p text:style-name="P392"><text:span text:style-name="T1">A</text:span>Stop continuing to defend your position or you may become your own worst <text:span text:style-name="T168">enemy. <text:s/>It</text:span><text:span text:style-name="T26">=</text:span><text:span text:style-name="T168">s</text:span> better to become empathetic than to be right. <text:s/>Make peace of mind your most important objective and be willing to let go of making others wrong.</text:p>
      <text:p text:style-name="P149"/>
      <text:p text:style-name="P627"><text:span text:style-name="T20">A</text:span>We create our own reality and are ultimately in charge of our destiny. <text:s/>Don<text:span text:style-name="T26">=</text:span>t be swayed by doubt, never give up. At times the journey of life may seem extremely difficult, nothing appears to be going right and there is much suffering.</text:p>
      <text:p text:style-name="P149"/>
      <text:p text:style-name="P553"><text:span text:style-name="T1">A</text:span>Life gets so unbearable that it seems easier to give up. At that moment choose to move forward, remove doubt, overcome all obstacles, and focus on the rewards of your success. If your desire and faith are strong enough, you will be successful at accomplishing your goal.<text:span text:style-name="T21">@</text:span></text:p>
      <text:p text:style-name="P150"/>
      <text:p text:style-name="P628"><text:span text:style-name="T168">After co</text:span><text:span text:style-name="T170">m</text:span><text:span text:style-name="T168">p</text:span><text:span text:style-name="T174">l</text:span><text:span text:style-name="T168">eting the seg</text:span><text:span text:style-name="T170">m</text:span><text:span text:style-name="T168">ent on </text:span><text:span text:style-name="T170">m</text:span><text:span text:style-name="T168">o</text:span><text:span text:style-name="T174">t</text:span><text:span text:style-name="T168">ivation, A.J.</text:span> <text:span text:style-name="T168">discussed</text:span> the second <text:span text:style-name="T7">A</text:span><text:span text:style-name="T132">A</text:span><text:span text:style-name="T21">@</text:span><text:span text:style-name="T1"> </text:span>in <text:span text:style-name="T132">NAMAS</text:span><text:span text:style-name="T168">T</text:span><text:span text:style-name="T131">E</text:span>, <text:span text:style-name="T131">whic</text:span>h <text:span text:style-name="T132">stand</text:span><text:span text:style-name="T168">s</text:span><text:span text:style-name="T131"> fo</text:span>r <text:span text:style-name="T7">A</text:span><text:span text:style-name="T168">Assisting</text:span><text:span text:style-name="T21">@</text:span><text:span text:style-name="T1"> </text:span><text:span text:style-name="T168">workers</text:span> to grow spiritually and personally. <text:span text:style-name="T1">A</text:span>First let me define spirituality by telling a story.</text:p>
      <text:p text:style-name="P204"/>
      <text:p text:style-name="P345"><text:span text:style-name="T1">A</text:span>Not too many years ago, I was the manager of Sri Rama Ashram in India. We had an orphanage within the ashram. One day I was walking with Sateesh <text:span text:style-name="T167">(sah-TEESH), </text:span>a nine-year-old boy, who was uncoordinated and slightly disabled. He never had the confidence to participate in sports. As we were walking past the sports field we saw the older boys playing baseball. We felt the excitement in the air as we looked on. Suddenly, he wanted to play. He asked Moorti (MORE-tee), the pitcher, if he could. Moorti looked around<text:span text:style-name="T131"> </text:span>and<text:span text:style-name="T131"> </text:span>no<text:span text:style-name="T131"> </text:span>one<text:span text:style-name="T131"> </text:span>said<text:span text:style-name="T131"> </text:span>anything<text:span text:style-name="T131"> </text:span><text:span text:style-name="T168">so</text:span><text:span text:style-name="T173"> </text:span><text:span text:style-name="T131">h</text:span>e<text:span text:style-name="T131"> </text:span>looked at <text:span text:style-name="T169">m</text:span>e and <text:span text:style-name="T131">said</text:span>,<text:span text:style-name="T131"> </text:span><text:span text:style-name="T26">&gt;</text:span><text:span text:style-name="T168">Sure. <text:s/>Co</text:span><text:span text:style-name="T170">m</text:span><text:span text:style-name="T168">e on and play behind </text:span><text:span text:style-name="T170">m</text:span><text:span text:style-name="T168">e</text:span><text:span text:style-name="T132">.</text:span><text:span text:style-name="T26">=</text:span></text:p>
      <text:p text:style-name="P114"/>
      <text:p text:style-name="P629"><text:span text:style-name="T1">A</text:span>Sateesh was so excited. One of the boys on the bench tossed him a glove. The third out ca<text:span text:style-name="T169">m</text:span>e quickly and now <text:span text:style-name="T168">Satees</text:span><text:span text:style-name="T132">h</text:span><text:span text:style-name="T26">=</text:span><text:span text:style-name="T168">s</text:span><text:span text:style-name="T131"> </text:span>team<text:span text:style-name="T167"> </text:span><text:span text:style-name="T168">was</text:span><text:span text:style-name="T131"> </text:span>up<text:span text:style-name="T131"> </text:span>at<text:span text:style-name="T131"> </text:span>bat. <text:span text:style-name="T131"><text:s/></text:span>It<text:span text:style-name="T131"> </text:span><text:span text:style-name="T168">was</text:span><text:span text:style-name="T131"> </text:span>the<text:span text:style-name="T131"> </text:span>bottom<text:span text:style-name="T167"> </text:span>of<text:span text:style-name="T131"> </text:span><text:span text:style-name="T173">t</text:span>he ninth inning and they were loosing by three runs. Before long the bases were loaded with two outs, Sateesh became the batter. He was so frightened and everyone knew it. <text:s/>After all this was the first time that he had held a bat. His teammates were cheering him on, and yelling, <text:span text:style-name="T26">&gt;</text:span><text:span text:style-name="T131">Co</text:span><text:span text:style-name="T169">m</text:span>e <text:span text:style-name="T131">o</text:span>n <text:span text:style-name="T132">Satees</text:span><text:span text:style-name="T168">h</text:span> <text:span text:style-name="T131">yo</text:span>u can <text:span text:style-name="T131">d</text:span>o it<text:span text:style-name="T131">.</text:span><text:span text:style-name="T26">=</text:span><text:span text:style-name="T1"> </text:span><text:span text:style-name="T2"><text:s/></text:span><text:span text:style-name="T168">One</text:span> <text:span text:style-name="T169">b</text:span>oy cheered,<text:span text:style-name="T169"> </text:span><text:span text:style-name="T10">&gt;</text:span><text:span text:style-name="T168">Hit</text:span> a ho<text:span text:style-name="T169">m</text:span>e run!<text:span text:style-name="T26">=</text:span><text:span text:style-name="T1"> </text:span><text:span text:style-name="T2"><text:s/></text:span><text:span text:style-name="T132">Sateesh </text:span>smiled and felt a burst of confidence, but he was still scared that he would let his<text:span text:style-name="T191"> </text:span>team</text:p>
      <text:p text:style-name="P165">down. The first pitch was thrown and he swung so hard and awkwardly that he fell down. A teammate walked over, helped him up, and brushed the dust from his trousers.</text:p>
      <text:p text:style-name="P149"/>
      <text:p text:style-name="P579"><text:span text:style-name="T1">A</text:span>Everyone knew there was no way he could hit the ball. Umesh (OOH-mesh), the pitcher, threw the next one gently, hoping Sateesh would make contact with it. But he swung and missed again. By this time, both teams were cheering for him. Umesh had an idea. He told Sateesh to hold the bat over home plate. Umesh threw the ball at the bat. It hit<text:span text:style-name="T131"> </text:span>and<text:span text:style-name="T131"> </text:span>rolled<text:span text:style-name="T131"> </text:span>toward<text:span text:style-name="T131"> </text:span><text:span text:style-name="T168">U</text:span><text:span text:style-name="T170">m</text:span><text:span text:style-name="T168">esh.</text:span> <text:span text:style-name="T131"><text:s/></text:span>Eve<text:span text:style-name="T173">r</text:span>yone<text:span text:style-name="T131"> </text:span><text:span text:style-name="T168">was</text:span><text:span text:style-name="T131"> </text:span>yelling <text:span text:style-name="T7">A</text:span><text:span text:style-name="T131">Run.</text:span><text:span text:style-name="T21">@</text:span><text:span text:style-name="T1"> </text:span><text:span text:style-name="T120"><text:s/></text:span><text:span text:style-name="T168">U</text:span><text:span text:style-name="T170">m</text:span><text:span text:style-name="T168">esh</text:span><text:span text:style-name="T131"> </text:span>picked<text:span text:style-name="T131"> </text:span>up<text:span text:style-name="T131"> </text:span>the<text:span text:style-name="T131"> </text:span>ball and<text:span text:style-name="T131"> </text:span>purposefully<text:span text:style-name="T131"> </text:span>threw<text:span text:style-name="T131"> </text:span>it<text:span text:style-name="T131"> </text:span>over<text:span text:style-name="T131"> </text:span>the<text:span text:style-name="T131"> </text:span><text:span text:style-name="T168">first</text:span><text:span text:style-name="T131"> </text:span>base<text:span text:style-name="T169">m</text:span>a<text:span text:style-name="T169">n</text:span><text:span text:style-name="T26">=</text:span><text:span text:style-name="T168">s</text:span><text:span text:style-name="T131"> head</text:span>. <text:span text:style-name="T131"><text:s/></text:span><text:span text:style-name="T132">Satees</text:span><text:span text:style-name="T168">h</text:span><text:span text:style-name="T131"> </text:span><text:span text:style-name="T132">wa</text:span><text:span text:style-name="T168">s</text:span><text:span text:style-name="T131"> runnin</text:span>g<text:span text:style-name="T131"> </text:span><text:span text:style-name="T132">s</text:span><text:span text:style-name="T168">o</text:span><text:span text:style-name="T131"> </text:span><text:span text:style-name="T132">fas</text:span><text:span text:style-name="T168">t</text:span><text:span text:style-name="T131"> </text:span>that he tripped and almost fell down. The first baseman retrieved the ball and purposefully threw<text:span text:style-name="T131"> </text:span>it<text:span text:style-name="T131"> </text:span>over<text:span text:style-name="T131"> </text:span>the<text:span text:style-name="T131"> </text:span>second<text:span text:style-name="T131"> </text:span>base<text:span text:style-name="T169">m</text:span>an<text:span text:style-name="T26">=</text:span><text:span text:style-name="T168">s</text:span><text:span text:style-name="T131"> </text:span>head<text:span text:style-name="T131"> </text:span>and<text:span text:style-name="T131"> </text:span>it<text:span text:style-name="T131"> </text:span>rolled<text:span text:style-name="T131"> </text:span>all<text:span text:style-name="T131"> </text:span>the<text:span text:style-name="T131"> </text:span><text:span text:style-name="T168">way</text:span><text:span text:style-name="T131"> </text:span>into<text:span text:style-name="T131"> </text:span>the<text:span text:style-name="T131"> </text:span>outfield. <text:span text:style-name="T131"><text:s/></text:span><text:span text:style-name="T169">B</text:span>y that<text:span text:style-name="T131"> </text:span>ti<text:span text:style-name="T169">m</text:span>e,<text:span text:style-name="T131"> </text:span><text:span text:style-name="T168">Satees</text:span><text:span text:style-name="T132">h</text:span><text:span text:style-name="T10">=</text:span><text:span text:style-name="T168">s</text:span><text:span text:style-name="T131"> </text:span>entire<text:span text:style-name="T131"> </text:span>team<text:span text:style-name="T169"> </text:span><text:span text:style-name="T168">was</text:span><text:span text:style-name="T131"> </text:span>standing<text:span text:style-name="T131"> </text:span>and<text:span text:style-name="T131"> </text:span>chee<text:span text:style-name="T131">r</text:span>ing<text:span text:style-name="T131"> hi</text:span>m<text:span text:style-name="T131"> on</text:span>. <text:span text:style-name="T131"><text:s/></text:span><text:span text:style-name="T132">H</text:span><text:span text:style-name="T168">e</text:span><text:span text:style-name="T131"> </text:span><text:span text:style-name="T168">just</text:span><text:span text:style-name="T131"> kep</text:span>t<text:span text:style-name="T131"> running </text:span>and finally made it safely to home. Both teams ran over to congratulate him and lifted the<text:span text:style-name="T131"> </text:span>elated<text:span text:style-name="T131"> </text:span>little<text:span text:style-name="T131"> </text:span>boy<text:span text:style-name="T131"> </text:span>on<text:span text:style-name="T131"> </text:span>t<text:span text:style-name="T131">h</text:span>eir<text:span text:style-name="T131"> </text:span>shoulders,<text:span text:style-name="T131"> </text:span>parading<text:span text:style-name="T131"> </text:span>him<text:span text:style-name="T169"> </text:span>around<text:span text:style-name="T131"> </text:span>the field<text:span text:style-name="T131"> </text:span>chanting<text:span text:style-name="T131"> </text:span><text:span text:style-name="T26">&gt;</text:span><text:span text:style-name="T132">Sateesh, </text:span><text:span text:style-name="T168">Sateesh.</text:span><text:span text:style-name="T26">=</text:span><text:span text:style-name="T1"> </text:span><text:span text:style-name="T2"><text:s/></text:span><text:span text:style-name="T169">T</text:span>hat, <text:span text:style-name="T169">m</text:span>y friends, <text:span text:style-name="T168">is</text:span> the definition of spirituality,<text:span text:style-name="T21">@</text:span><text:span text:style-name="T103"> </text:span><text:span text:style-name="T168">A.J.</text:span><text:span text:style-name="T131"> </text:span>said<text:span text:style-name="T131"> </text:span>with<text:span text:style-name="T131"> </text:span>pride.</text:p>
      <text:p text:style-name="P169"/>
      <text:p text:style-name="P516">He asked the group how they define spirituality. Matt raised his hand and said, <text:span text:style-name="T1">A</text:span>I think spirituality is listening to what your heart says. The more you come from your heart, the more spiritual you become.<text:span text:style-name="T21">@</text:span></text:p>
      <text:p text:style-name="P114"/>
      <text:p text:style-name="P630"><text:span text:style-name="T7">A</text:span>That<text:span text:style-name="T26">=</text:span><text:span text:style-name="T168">s</text:span><text:span text:style-name="T131"> good,</text:span><text:span text:style-name="T21">@</text:span><text:span text:style-name="T103"> </text:span><text:span text:style-name="T168">A.J.</text:span> said. <text:s/><text:span text:style-name="T7">A</text:span><text:span text:style-name="T168">I</text:span><text:span text:style-name="T132"> </text:span><text:span text:style-name="T168">would</text:span><text:span text:style-name="T132"> </text:span><text:span text:style-name="T168">call</text:span><text:span text:style-name="T132"> </text:span><text:span text:style-name="T168">it the</text:span><text:span text:style-name="T132"> </text:span><text:span text:style-name="T134">Open-hear</text:span><text:span text:style-name="T176">t</text:span><text:span text:style-name="T134"> philosophy</text:span><text:span text:style-name="T168">. </text:span><text:span text:style-name="T132"><text:s/>Ca</text:span><text:span text:style-name="T168">n</text:span><text:span text:style-name="T132"> you </text:span><text:span text:style-name="T168">co</text:span><text:span text:style-name="T170">m</text:span><text:span text:style-name="T168">e from</text:span><text:span text:style-name="T170"> </text:span><text:span text:style-name="T168">your heart while you are at work</text:span><text:span text:style-name="T170">?</text:span><text:span text:style-name="T21">@</text:span><text:span text:style-name="T1"> </text:span><text:span text:style-name="T120"><text:s/></text:span>So<text:span text:style-name="T169">m</text:span>e said<text:span text:style-name="T131"> </text:span><text:span text:style-name="T168">yes,</text:span><text:span text:style-name="T131"> </text:span>others<text:span text:style-name="T131"> </text:span>no. <text:span text:style-name="T131"><text:s/></text:span><text:span text:style-name="T168">He</text:span><text:span text:style-name="T131"> </text:span>observed, <text:span text:style-name="T20">A</text:span><text:span text:style-name="T167">W</text:span>e <text:span text:style-name="T168">se</text:span><text:span text:style-name="T174">e</text:span>m<text:span text:style-name="T169"> </text:span>to have<text:span text:style-name="T131"> </text:span>a split<text:span text:style-name="T131"> </text:span>decision<text:span text:style-name="T131"> </text:span>here. <text:span text:style-name="T131"><text:s/></text:span>Let<text:span text:style-name="T26">=</text:span><text:span text:style-name="T168">s</text:span> <text:span text:style-name="T169">m</text:span>ake a <text:span text:style-name="T168">list</text:span> of why <text:span text:style-name="T168">we</text:span> cannot co<text:span text:style-name="T169">m</text:span>e from our<text:span text:style-name="T131"> </text:span>hearts. <text:span text:style-name="T131"><text:s/></text:span><text:span text:style-name="T168">Just</text:span><text:span text:style-name="T131"> </text:span>shout<text:span text:style-name="T131"> </text:span>the<text:span text:style-name="T131"> </text:span><text:span text:style-name="T168">reasons</text:span><text:span text:style-name="T131"> </text:span>out.<text:span text:style-name="T21">@</text:span></text:p>
      <text:p text:style-name="P205"/>
      <text:p text:style-name="P245">No one spoke up.</text:p>
      <text:p text:style-name="P149"/>
      <text:p text:style-name="P218">While standing next to the white board, A.J. took up the pen. <text:span text:style-name="T1">A</text:span>Let me list some <text:span text:style-name="T168">reasons</text:span> for you.<text:span text:style-name="T21">@</text:span></text:p>
      <text:p text:style-name="P78"/>
      <text:p text:style-name="P283">As he called out the reasons, he wrote the following list on the board:</text:p>
      <text:p text:style-name="Text_20_body"/>
      <text:p text:style-name="P283"><text:span text:style-name="T192"></text:span> <text:span text:style-name="T1">To maintain control</text:span></text:p>
      <text:p text:style-name="P78"/>
      <text:p text:style-name="P283"><text:span text:style-name="T192"></text:span> <text:span text:style-name="T1">To sustain power</text:span></text:p>
      <text:p text:style-name="P78"/>
      <text:p text:style-name="P283"><text:span text:style-name="T192"></text:span> <text:span text:style-name="T1">To prevent someone from getting too close</text:span></text:p>
      <text:p text:style-name="P78"/>
      <text:p text:style-name="P283"><text:span text:style-name="T192"></text:span> <text:span text:style-name="T1">Not wanting to become vulnerable</text:span></text:p>
      <text:p text:style-name="P78"/>
      <text:p text:style-name="P283"><text:span text:style-name="T192"></text:span> <text:span text:style-name="T1">To keep the upper hand</text:span></text:p>
      <text:p text:style-name="P114"/>
      <text:p text:style-name="P283"><text:span text:style-name="T193"></text:span> <text:span text:style-name="T189"><text:s/></text:span><text:span text:style-name="T6">Can</text:span><text:span text:style-name="T26">=</text:span><text:span text:style-name="T18">t</text:span><text:span text:style-name="T5"> trus</text:span><text:span text:style-name="T1">t</text:span><text:span text:style-name="T5"> </text:span><text:span text:style-name="T6">people</text:span></text:p>
      <text:p text:style-name="P156"/>
      <text:p text:style-name="P283"><text:span text:style-name="T192"></text:span> <text:span text:style-name="T1">People might take advantage of us</text:span></text:p>
      <text:p text:style-name="P287"><text:span text:style-name="T1">ANow let me list a few ideas in favor of maintaining an open-heart at</text:span></text:p>
      <text:p text:style-name="P262"><text:span text:style-name="T6">work</text:span><text:span text:style-name="T19">.</text:span><text:span text:style-name="T21">@</text:span></text:p>
      <text:p text:style-name="P158"/>
      <text:p text:style-name="P288"><text:span text:style-name="T192"></text:span> <text:span text:style-name="T1">It develops spirituality</text:span></text:p>
      <text:p text:style-name="P78"/>
      <text:p text:style-name="P283"><text:span text:style-name="T192"></text:span> <text:span text:style-name="T1">It helps us grow in a positive manner</text:span></text:p>
      <text:p text:style-name="P175"/>
      <text:p text:style-name="P283"><text:span text:style-name="T192"></text:span> <text:span text:style-name="T1">It encourages trust</text:span></text:p>
      <text:p text:style-name="P78"/>
      <text:p text:style-name="P283"><text:span text:style-name="T192"></text:span> <text:span text:style-name="T1">One for all and all for one</text:span></text:p>
      <text:p text:style-name="P78"/>
      <text:p text:style-name="P283"><text:span text:style-name="T192"></text:span> <text:span text:style-name="T1">The environment is more pleasant and productive</text:span></text:p>
      <text:p text:style-name="P114"/>
      <text:p text:style-name="P283"><text:span text:style-name="T193"></text:span> <text:span text:style-name="T189"><text:s/></text:span><text:span text:style-name="T18">I</text:span><text:span text:style-name="T1"> </text:span><text:span text:style-name="T19">do</text:span><text:span text:style-name="T6">n</text:span><text:span text:style-name="T26">=</text:span><text:span text:style-name="T18">t</text:span><text:span text:style-name="T1"> </text:span><text:span text:style-name="T6">hav</text:span><text:span text:style-name="T19">e</text:span><text:span text:style-name="T1"> </text:span><text:span text:style-name="T5">t</text:span><text:span text:style-name="T1">o </text:span><text:span text:style-name="T6">loo</text:span><text:span text:style-name="T19">k</text:span><text:span text:style-name="T1"> </text:span><text:span text:style-name="T6">ove</text:span><text:span text:style-name="T19">r</text:span><text:span text:style-name="T1"> </text:span><text:span text:style-name="T5">m</text:span><text:span text:style-name="T1">y </text:span><text:span text:style-name="T6">shoulder</text:span></text:p>
      <text:p text:style-name="P156"/>
      <text:p text:style-name="P283"><text:span text:style-name="T192"></text:span> <text:span text:style-name="T1">It develops self-esteem and confidence</text:span></text:p>
      <text:p text:style-name="P150"/>
      <text:p text:style-name="P631"><text:span text:style-name="T1">AOne system is based on fear and impedes growth, the other is based on openness which encourages growth and spirituality. Which condition would you </text:span><text:span text:style-name="T19">rather</text:span><text:span text:style-name="T1"> </text:span><text:span text:style-name="T19">work</text:span><text:span text:style-name="T1"> </text:span><text:span text:style-name="T19">under?</text:span><text:span text:style-name="T1"> <text:s/></text:span><text:span text:style-name="T19">See</text:span><text:span text:style-name="T1"> </text:span><text:span text:style-name="T19">how</text:span><text:span text:style-name="T1"> </text:span><text:span text:style-name="T19">you</text:span><text:span text:style-name="T1"> </text:span><text:span text:style-name="T19">can</text:span><text:span text:style-name="T1"> better </text:span><text:span text:style-name="T19">facilitate</text:span><text:span text:style-name="T1"> the </text:span><text:span text:style-name="T26">&gt;</text:span><text:span text:style-name="T19">open-hear</text:span><text:span text:style-name="T26">=</text:span><text:span text:style-name="T1"> </text:span><text:span text:style-name="T19">philosophy </text:span><text:span text:style-name="T1">in your own department assisting workers to grow spiritually.</text:span></text:p>
      <text:p text:style-name="P170"/>
      <text:p text:style-name="P632"><text:span text:style-name="T7">A</text:span><text:span text:style-name="T18">I</text:span><text:span text:style-name="T1"> </text:span><text:span text:style-name="T6">a</text:span><text:span text:style-name="T19">m</text:span><text:span text:style-name="T1"> </text:span><text:span text:style-name="T6">passin</text:span><text:span text:style-name="T19">g</text:span><text:span text:style-name="T1"> </text:span><text:span text:style-name="T5">ou</text:span><text:span text:style-name="T1">t </text:span><text:span text:style-name="T19">a</text:span><text:span text:style-name="T5"> </text:span><text:span text:style-name="T26">&gt;</text:span><text:span text:style-name="T8">SPIRITUA</text:span><text:span text:style-name="T18">L</text:span><text:span text:style-name="T66"> </text:span><text:span text:style-name="T6">CH</text:span><text:span text:style-name="T19">E</text:span><text:span text:style-name="T6">CKLI</text:span><text:span text:style-name="T19">S</text:span><text:span text:style-name="T8">T</text:span><text:span text:style-name="T18">.</text:span><text:span text:style-name="T26">=</text:span><text:span text:style-name="T1"> </text:span><text:span text:style-name="T6">(Se</text:span><text:span text:style-name="T19">e</text:span><text:span text:style-name="T5"> </text:span><text:span text:style-name="T6">Appendix)</text:span><text:span text:style-name="T65">.</text:span><text:span text:style-name="T21">@</text:span><text:span text:style-name="T1"> <text:s/></text:span><text:span text:style-name="T19">He</text:span><text:span text:style-name="T1"> </text:span><text:span text:style-name="T19">said, </text:span><text:span text:style-name="T1">ACheck</text:span><text:span text:style-name="T25"> </text:span><text:span text:style-name="T1">off</text:span><text:span text:style-name="T103"> </text:span><text:span text:style-name="T1">the</text:span><text:span text:style-name="T25"> </text:span><text:span text:style-name="T1">items</text:span><text:span text:style-name="T103"> </text:span><text:span text:style-name="T1">that</text:span><text:span text:style-name="T25"> </text:span><text:span text:style-name="T1">you</text:span><text:span text:style-name="T103"> </text:span><text:span text:style-name="T1">are</text:span><text:span text:style-name="T25"> </text:span><text:span text:style-name="T1">already</text:span><text:span text:style-name="T103"> </text:span><text:span text:style-name="T1">doing</text:span><text:span text:style-name="T25"> </text:span><text:span text:style-name="T1">and</text:span><text:span text:style-name="T103"> </text:span><text:span text:style-name="T1">then</text:span><text:span text:style-name="T25"> </text:span><text:span text:style-name="T1">develop</text:span><text:span text:style-name="T103"> </text:span><text:span text:style-name="T1">and</text:span><text:span text:style-name="T25"> </text:span><text:span text:style-name="T1">action</text:span><text:span text:style-name="T103"> </text:span><text:span text:style-name="T1">plan for the ones you would like to incorporate into your life. This is something you </text:span><text:span text:style-name="T6">ca</text:span><text:span text:style-name="T19">n</text:span><text:span text:style-name="T1"> </text:span><text:span text:style-name="T6">wor</text:span><text:span text:style-name="T19">k</text:span><text:span text:style-name="T1"> </text:span><text:span text:style-name="T6">o</text:span><text:span text:style-name="T19">n</text:span><text:span text:style-name="T1"> </text:span><text:span text:style-name="T5">a</text:span><text:span text:style-name="T1">t </text:span><text:span text:style-name="T6">home</text:span><text:span text:style-name="T19">.</text:span><text:span text:style-name="T21">@</text:span></text:p>
      <text:p text:style-name="P175"/>
      <text:p text:style-name="P633"><text:span text:style-name="T1">AThis wraps up session two. Thank you for sharing your experiences and ideas </text:span><text:span text:style-name="T19">today. </text:span><text:span text:style-name="T65"><text:s/></text:span><text:span text:style-name="T19">Next time we</text:span><text:span text:style-name="T1"> </text:span><text:span text:style-name="T16">w</text:span><text:span text:style-name="T19">ill</text:span><text:span text:style-name="T1"> </text:span><text:span text:style-name="T19">d</text:span><text:span text:style-name="T6">i</text:span><text:span text:style-name="T19">scuss the letters</text:span><text:span text:style-name="T16"> </text:span><text:span text:style-name="T10">&gt;</text:span><text:span text:style-name="T8">S</text:span><text:span text:style-name="T26">=</text:span><text:span text:style-name="T64"> </text:span><text:span text:style-name="T6">an</text:span><text:span text:style-name="T19">d</text:span><text:span text:style-name="T1"> </text:span><text:span text:style-name="T26">&gt;</text:span><text:span text:style-name="T8">T</text:span><text:span text:style-name="T26">=</text:span><text:span text:style-name="T64"> </text:span><text:span text:style-name="T5">o</text:span><text:span text:style-name="T1">f </text:span><text:span text:style-name="T5">th</text:span><text:span text:style-name="T1">e </text:span><text:span text:style-name="T5">NAMASTE </text:span><text:span text:style-name="T1">Program. Remember to motivate by your attitude and behavior and to assist workers to grow spiritually and personally. Have a peaceful and productive week </text:span><text:span text:style-name="T6">til</text:span><text:span text:style-name="T19">l</text:span><text:span text:style-name="T1"> </text:span><text:span text:style-name="T6">w</text:span><text:span text:style-name="T19">e</text:span><text:span text:style-name="T1"> </text:span><text:span text:style-name="T5">mee</text:span><text:span text:style-name="T1">t </text:span><text:span text:style-name="T6">again.</text:span><text:span text:style-name="T21">@</text:span><text:span text:style-name="T1"> <text:s/></text:span><text:span text:style-name="T18">A.J.</text:span><text:span text:style-name="T1"> </text:span><text:span text:style-name="T19">said</text:span><text:span text:style-name="T1"> to the </text:span><text:span text:style-name="T19">cl</text:span><text:span text:style-name="T16">a</text:span><text:span text:style-name="T5">s</text:span><text:span text:style-name="T1">s </text:span><text:span text:style-name="T6">a</text:span><text:span text:style-name="T19">s</text:span><text:span text:style-name="T1"> </text:span><text:span text:style-name="T6">h</text:span><text:span text:style-name="T19">e</text:span><text:span text:style-name="T1"> </text:span><text:span text:style-name="T6">praname</text:span><text:span text:style-name="T19">d</text:span><text:span text:style-name="T1"> </text:span><text:span text:style-name="T5">th</text:span><text:span text:style-name="T1">e </text:span><text:span text:style-name="T5">members.</text:span></text:p>
      <text:p text:style-name="P320"/>
      <text:p text:style-name="P634"><text:span text:style-name="T1">Over the next week, A.J. worked on getting the Relaxation &amp; Revitalization room ready for the managers to use. <text:s/>It was much different from the one he designed at Superior Incense as A.J. felt that the room should reflect the specific culture of the organization. He found a high tech reclining chair that was designed for astronauts, virtual eye goggles that was an alterative to a television or computer screen that could transmit relaxing videos and CDs. A.J. also met with Matt Rice to</text:span><text:span text:style-name="T3"> </text:span><text:span text:style-name="T1">discuss</text:span><text:span text:style-name="T3"> </text:span><text:span text:style-name="T1">the</text:span><text:span text:style-name="T3"> </text:span><text:span text:style-name="T1">potential</text:span><text:span text:style-name="T3"> </text:span><text:span text:style-name="T1">of</text:span><text:span text:style-name="T3"> </text:span><text:span text:style-name="T1">the</text:span><text:span text:style-name="T3"> </text:span><text:span text:style-name="T1">Bio-mouse</text:span><text:span text:style-name="T3"> </text:span><text:span text:style-name="T1">to</text:span><text:span text:style-name="T3"> </text:span><text:span text:style-name="T1">become</text:span><text:span text:style-name="T3"> </text:span><text:span text:style-name="T1">part</text:span><text:span text:style-name="T3"> </text:span><text:span text:style-name="T1">of</text:span><text:span text:style-name="T3"> </text:span><text:span text:style-name="T1">the</text:span><text:span text:style-name="T3"> </text:span><text:span text:style-name="T1">Relaxation</text:span><text:span text:style-name="T3"> </text:span><text:span text:style-name="T1">Room.</text:span></text:p>
      <text:p text:style-name="P114"/>
      <text:p text:style-name="P225"><text:span text:style-name="T18">A.J.</text:span><text:span text:style-name="T1"> </text:span><text:span text:style-name="T19">was</text:span><text:span text:style-name="T1"> fa</text:span><text:span text:style-name="T19">scinated</text:span><text:span text:style-name="T1"> </text:span><text:span text:style-name="T19">with</text:span><text:span text:style-name="T1"> Matt</text:span><text:span text:style-name="T26">=</text:span><text:span text:style-name="T1">s </text:span><text:span text:style-name="T19">invention</text:span><text:span text:style-name="T1"> </text:span><text:span text:style-name="T19">because</text:span><text:span text:style-name="T1"> it </text:span><text:span text:style-name="T19">was</text:span><text:span text:style-name="T1"> </text:span><text:span text:style-name="T19">able</text:span><text:span text:style-name="T1"> to </text:span><text:span text:style-name="T19">graph</text:span><text:span text:style-name="T1"> </text:span><text:span text:style-name="T19">a person</text:span><text:span text:style-name="T26">=</text:span><text:span text:style-name="T1">s </text:span><text:span text:style-name="T19">physiology,</text:span><text:span text:style-name="T1"> </text:span><text:span text:style-name="T19">which</text:span><text:span text:style-name="T1"> </text:span><text:span text:style-name="T19">would</text:span><text:span text:style-name="T1"> </text:span><text:span text:style-name="T19">show</text:span><text:span text:style-name="T1"> </text:span><text:span text:style-name="T19">how</text:span><text:span text:style-name="T1"> </text:span><text:span text:style-name="T19">well</text:span><text:span text:style-name="T1"> that </text:span><text:span text:style-name="T19">individual</text:span><text:span text:style-name="T1"> </text:span><text:span text:style-name="T19">was</text:span><text:span text:style-name="T1"> </text:span><text:span text:style-name="T19">learning</text:span><text:span text:style-name="T1"> to relax or meditate. A.J. had never received any scientific evidence of his ability to attain deep sates of consciousness in his meditation practice, so he asked Matt if he could try the device.</text:span></text:p>
      <text:p text:style-name="P224"><text:span text:style-name="T7">A</text:span><text:span text:style-name="T18">Of</text:span><text:span text:style-name="T1"> course</text:span><text:span text:style-name="T14">,</text:span><text:span text:style-name="T21">@</text:span><text:span text:style-name="T1"> Matt </text:span><text:span text:style-name="T19">exclaimed,</text:span><text:span text:style-name="T5"> </text:span><text:span text:style-name="T7">A</text:span><text:span text:style-name="T5">si</text:span><text:span text:style-name="T1">t </text:span><text:span text:style-name="T6">dow</text:span><text:span text:style-name="T19">n</text:span><text:span text:style-name="T1"> </text:span><text:span text:style-name="T6">an</text:span><text:span text:style-name="T19">d</text:span><text:span text:style-name="T1"> </text:span><text:span text:style-name="T6">plac</text:span><text:span text:style-name="T19">e</text:span><text:span text:style-name="T1"> </text:span><text:span text:style-name="T6">you</text:span><text:span text:style-name="T19">r</text:span><text:span text:style-name="T1"> </text:span><text:span text:style-name="T6">thum</text:span><text:span text:style-name="T19">b</text:span><text:span text:style-name="T1"> </text:span><text:span text:style-name="T6">o</text:span><text:span text:style-name="T19">n</text:span><text:span text:style-name="T1"> </text:span><text:span text:style-name="T5">th</text:span><text:span text:style-name="T1">e </text:span><text:span text:style-name="T6">metal electrod</text:span><text:span text:style-name="T19">e</text:span><text:span text:style-name="T1"> </text:span><text:span text:style-name="T6">o</text:span><text:span text:style-name="T19">n</text:span><text:span text:style-name="T1"> </text:span><text:span text:style-name="T5">thi</text:span><text:span text:style-name="T1">s </text:span><text:span text:style-name="T6">sid</text:span><text:span text:style-name="T19">e</text:span><text:span text:style-name="T1"> </text:span><text:span text:style-name="T5">o</text:span><text:span text:style-name="T1">f </text:span><text:span text:style-name="T5">th</text:span><text:span text:style-name="T1">e </text:span><text:span text:style-name="T6">mous</text:span><text:span text:style-name="T19">e</text:span><text:span text:style-name="T1"> </text:span><text:span text:style-name="T6">an</text:span><text:span text:style-name="T19">d</text:span><text:span text:style-name="T1"> </text:span><text:span text:style-name="T5">y</text:span><text:span text:style-name="T6">ou</text:span><text:span text:style-name="T19">r</text:span><text:span text:style-name="T1"> </text:span><text:span text:style-name="T6">thir</text:span><text:span text:style-name="T19">d</text:span><text:span text:style-name="T1"> </text:span><text:span text:style-name="T6">finge</text:span><text:span text:style-name="T19">r</text:span><text:span text:style-name="T1"> </text:span><text:span text:style-name="T6">o</text:span><text:span text:style-name="T19">n</text:span><text:span text:style-name="T1"> </text:span><text:span text:style-name="T5">th</text:span><text:span text:style-name="T1">e </text:span><text:span text:style-name="T6">othe</text:span><text:span text:style-name="T19">r</text:span><text:span text:style-name="T1"> </text:span><text:span text:style-name="T6">side</text:span><text:span text:style-name="T19">.</text:span><text:span text:style-name="T1"> <text:s/></text:span><text:span text:style-name="T5">That</text:span><text:span text:style-name="T26">=</text:span><text:span text:style-name="T1">s </text:span><text:span text:style-name="T6">al</text:span><text:span text:style-name="T19">l</text:span><text:span text:style-name="T1"> </text:span><text:span text:style-name="T6">ther</text:span><text:span text:style-name="T19">e</text:span><text:span text:style-name="T1"> </text:span><text:span text:style-name="T6">i</text:span><text:span text:style-name="T19">s</text:span><text:span text:style-name="T1"> </text:span><text:span text:style-name="T5">t</text:span><text:span text:style-name="T1">o </text:span><text:span text:style-name="T8">it</text:span><text:span text:style-name="T18">.</text:span><text:span text:style-name="T21">@</text:span></text:p>
      <text:p text:style-name="P156"/>
      <text:p text:style-name="P635"><text:span text:style-name="T18">A.J.</text:span><text:span text:style-name="T1"> </text:span><text:span text:style-name="T19">followed</text:span><text:span text:style-name="T1"> Matt</text:span><text:span text:style-name="T26">=</text:span><text:span text:style-name="T1">s </text:span><text:span text:style-name="T19">instructions</text:span><text:span text:style-name="T1"> </text:span><text:span text:style-name="T19">then</text:span><text:span text:style-name="T1"> </text:span><text:span text:style-name="T19">looked</text:span><text:span text:style-name="T1"> at the </text:span><text:span text:style-name="T19">graph</text:span><text:span text:style-name="T1"> </text:span><text:span text:style-name="T19">on</text:span><text:span text:style-name="T1"> the screen. He took a deep breath, relaxed, and immediately the graph, which showed his </text:span><text:span text:style-name="T19">progress,</text:span><text:span text:style-name="T1"> </text:span><text:span text:style-name="T19">indicated</text:span><text:span text:style-name="T1"> </text:span><text:span text:style-name="T19">a</text:span><text:span text:style-name="T1"> </text:span><text:span text:style-name="T19">deepening</text:span><text:span text:style-name="T1"> </text:span><text:span text:style-name="T19">relaxation.</text:span><text:span text:style-name="T1"> <text:s/></text:span><text:span text:style-name="T20">A</text:span><text:span text:style-name="T19">This really</text:span><text:span text:style-name="T1"> works,</text:span><text:span text:style-name="T21">@</text:span><text:span text:style-name="T1"> </text:span><text:span text:style-name="T18">A.J.</text:span><text:span text:style-name="T1"> </text:span><text:span text:style-name="T19">said.</text:span></text:p>
      <text:p text:style-name="P91"/>
      <text:p text:style-name="P637"><text:span text:style-name="T20">A</text:span><text:span text:style-name="T18">It</text:span><text:span text:style-name="T26">=</text:span><text:span text:style-name="T1">s </text:span><text:span text:style-name="T19">based</text:span><text:span text:style-name="T1"> </text:span><text:span text:style-name="T19">on</text:span><text:span text:style-name="T1"> </text:span><text:span text:style-name="T19">biofeedback</text:span><text:span text:style-name="T1"> </text:span><text:span text:style-name="T19">which</text:span><text:span text:style-name="T1"> </text:span><text:span text:style-name="T19">picks</text:span><text:span text:style-name="T1"> </text:span><text:span text:style-name="T19">up</text:span><text:span text:style-name="T1"> </text:span><text:span text:style-name="T19">changes</text:span><text:span text:style-name="T1"> </text:span><text:span text:style-name="T19">in</text:span><text:span text:style-name="T1"> s</text:span><text:span text:style-name="T19">kin</text:span><text:span text:style-name="T1"> </text:span><text:span text:style-name="T19">moisture</text:span><text:span text:style-name="T1"> </text:span><text:span text:style-name="T19">on your</text:span><text:span text:style-name="T1"> fingers,</text:span><text:span text:style-name="T21">@</text:span><text:span text:style-name="T1"> Matt </text:span><text:span text:style-name="T19">answered.</text:span><text:span text:style-name="T1"> <text:s/></text:span><text:span text:style-name="T19">Then</text:span><text:span text:style-name="T1"> </text:span><text:span text:style-name="T19">he</text:span><text:span text:style-name="T1"> </text:span><text:span text:style-name="T19">asked</text:span><text:span text:style-name="T1"> </text:span><text:span text:style-name="T18">A.J.</text:span><text:span text:style-name="T1"> if </text:span><text:span text:style-name="T19">he</text:span><text:span text:style-name="T1"> </text:span><text:span text:style-name="T19">would</text:span><text:span text:style-name="T1"> </text:span><text:span text:style-name="T19">like</text:span><text:span text:style-name="T1"> to </text:span><text:span text:style-name="T19">play</text:span><text:span text:style-name="T1"> </text:span><text:span text:style-name="T19">a </text:span><text:span text:style-name="T1">game.</text:span></text:p>
      <text:p text:style-name="P272"/>
      <text:p text:style-name="P245"><text:span text:style-name="T1">A.J. was agreeable.</text:span></text:p>
      <text:p text:style-name="P78"/>
      <text:p text:style-name="P638"><text:span text:style-name="T1">Matt brought two spacecraft up on the screen. One was dark enemy craft shooting at the other one. Matt told him he could either maneuver out of range of the enemy, or relax which would cloak his spacecraft. Then the enemy would not be able to see him. <text:s/>A.J. relaxed and his space ship disappeared from the screen, but as soon as he became excited about his accomplishment, it reappeared. He had fun playing the game and discussed with Matt some possible ways to use the Bio-mouse concept in the NAMASTE</text:span><text:span text:style-name="T123"> </text:span><text:span text:style-name="T1">program.</text:span></text:p>
      <text:p text:style-name="P78"/>
      <text:p text:style-name="P624"><text:span text:style-name="T1">Matt suggested that everyone at P.T. could use the mouse at their workstation, which would support the program by helping to manage stress.</text:span></text:p>
      <text:p text:style-name="P78"/>
      <text:p text:style-name="P420"><text:span text:style-name="T1">A.J. smiled and said that the Bio-mouse was incredible. He asked if there were any other applications for his invention.</text:span></text:p>
      <text:p text:style-name="P150"/>
      <text:p text:style-name="P593"><text:span text:style-name="T7">A</text:span><text:span text:style-name="T18">Yes, many,</text:span><text:span text:style-name="T21">@</text:span><text:span text:style-name="T1"> </text:span><text:span text:style-name="T5">Mat</text:span><text:span text:style-name="T1">t </text:span><text:span text:style-name="T6">answered</text:span><text:span text:style-name="T19">.</text:span><text:span text:style-name="T1"> </text:span><text:span text:style-name="T5"><text:s/></text:span><text:span text:style-name="T7">A</text:span><text:span text:style-name="T6">Th</text:span><text:span text:style-name="T19">e </text:span><text:span text:style-name="T6">Bio-mous</text:span><text:span text:style-name="T19">e </text:span><text:span text:style-name="T6">coul</text:span><text:span text:style-name="T19">d</text:span><text:span text:style-name="T1"> </text:span><text:span text:style-name="T6">al</text:span><text:span text:style-name="T65">s</text:span><text:span text:style-name="T19">o</text:span><text:span text:style-name="T1"> </text:span><text:span text:style-name="T6">b</text:span><text:span text:style-name="T19">e</text:span><text:span text:style-name="T1"> </text:span><text:span text:style-name="T6">use</text:span><text:span text:style-name="T19">d</text:span><text:span text:style-name="T1"> </text:span><text:span text:style-name="T5">to </text:span><text:span text:style-name="T1">increase productivity by teaching people how to enter a mental zone where they work more efficiently. My research shows that it could help teach children how to enter the learning zone, where they become more receptive, and are able to retain information for longer periods. Students who are more relaxed score higher on tests, and get better grades. It could also be used in video sports </text:span><text:span text:style-name="T6">game</text:span><text:span text:style-name="T19">s</text:span><text:span text:style-name="T1"> </text:span><text:span text:style-name="T6">suc</text:span><text:span text:style-name="T19">h</text:span><text:span text:style-name="T1"> </text:span><text:span text:style-name="T6">a</text:span><text:span text:style-name="T19">s</text:span><text:span text:style-name="T1"> </text:span><text:span text:style-name="T5">golf</text:span><text:span text:style-name="T1">. <text:s/></text:span><text:span text:style-name="T8">I</text:span><text:span text:style-name="T18">f</text:span><text:span text:style-name="T1"> </text:span><text:span text:style-name="T19">a</text:span><text:span text:style-name="T1"> </text:span><text:span text:style-name="T6">playe</text:span><text:span text:style-name="T19">r</text:span><text:span text:style-name="T5"> </text:span><text:span text:style-name="T6">relaxes</text:span><text:span text:style-name="T19">,</text:span><text:span text:style-name="T1"> </text:span><text:span text:style-name="T5">th</text:span><text:span text:style-name="T1">e </text:span><text:span text:style-name="T6">bal</text:span><text:span text:style-name="T19">l</text:span><text:span text:style-name="T1"> </text:span><text:span text:style-name="T6">goe</text:span><text:span text:style-name="T19">s</text:span><text:span text:style-name="T1"> </text:span><text:span text:style-name="T5">further.</text:span><text:span text:style-name="T21">@</text:span></text:p>
      <text:p text:style-name="P269"/>
      <text:p text:style-name="P219"><text:span text:style-name="T7">A</text:span><text:span text:style-name="T8">Tha</text:span><text:span text:style-name="T18">t</text:span><text:span text:style-name="T26">=</text:span><text:span text:style-name="T1">s </text:span><text:span text:style-name="T19">a</text:span><text:span text:style-name="T1"> </text:span><text:span text:style-name="T6">grea</text:span><text:span text:style-name="T19">t</text:span><text:span text:style-name="T1"> </text:span><text:span text:style-name="T6">wa</text:span><text:span text:style-name="T19">y</text:span><text:span text:style-name="T1"> </text:span><text:span text:style-name="T5">t</text:span><text:span text:style-name="T1">o </text:span><text:span text:style-name="T6">hav</text:span><text:span text:style-name="T19">e</text:span><text:span text:style-name="T1"> </text:span><text:span text:style-name="T5">fu</text:span><text:span text:style-name="T1">n </text:span><text:span text:style-name="T6">an</text:span><text:span text:style-name="T19">d</text:span><text:span text:style-name="T1"> </text:span><text:span text:style-name="T5">tea</text:span><text:span text:style-name="T1">c</text:span><text:span text:style-name="T19">h</text:span><text:span text:style-name="T1"> </text:span><text:span text:style-name="T6">peopl</text:span><text:span text:style-name="T19">e</text:span><text:span text:style-name="T1"> </text:span><text:span text:style-name="T5">t</text:span><text:span text:style-name="T1">o </text:span><text:span text:style-name="T6">d</text:span><text:span text:style-name="T19">e</text:span><text:span text:style-name="T6">velo</text:span><text:span text:style-name="T19">p</text:span><text:span text:style-name="T1"> </text:span><text:span text:style-name="T5">th</text:span><text:span text:style-name="T1">e </text:span><text:span text:style-name="T6">skil</text:span><text:span text:style-name="T19">l</text:span><text:span text:style-name="T1"> </text:span><text:span text:style-name="T5">of </text:span><text:span text:style-name="T6">relaxation</text:span><text:span text:style-name="T19">,</text:span><text:span text:style-name="T21">@</text:span><text:span text:style-name="T64"> </text:span><text:span text:style-name="T18">A.J.</text:span><text:span text:style-name="T1"> </text:span><text:span text:style-name="T19">said.</text:span><text:span text:style-name="T1"> </text:span><text:span text:style-name="T14"><text:s/></text:span><text:span text:style-name="T7">A</text:span><text:span text:style-name="T8">Matt</text:span><text:span text:style-name="T18">,</text:span><text:span text:style-name="T1"> </text:span><text:span text:style-name="T6">ho</text:span><text:span text:style-name="T19">w</text:span><text:span text:style-name="T1"> </text:span><text:span text:style-name="T6">ca</text:span><text:span text:style-name="T19">n</text:span><text:span text:style-name="T1"> </text:span><text:span text:style-name="T18">I</text:span><text:span text:style-name="T1"> </text:span><text:span text:style-name="T6">help</text:span><text:span text:style-name="T16">?</text:span><text:span text:style-name="T26">=</text:span></text:p>
      <text:p text:style-name="P78"/>
      <text:p text:style-name="P639"><text:span text:style-name="T20">A</text:span><text:span text:style-name="T18">I</text:span><text:span text:style-name="T1"> </text:span><text:span text:style-name="T19">don</text:span><text:span text:style-name="T26">=</text:span><text:span text:style-name="T18">t</text:span><text:span text:style-name="T1"> </text:span><text:span text:style-name="T19">know</text:span><text:span text:style-name="T1"> if </text:span><text:span text:style-name="T19">you</text:span><text:span text:style-name="T1"> can. <text:s/></text:span><text:span text:style-name="T19">Right</text:span><text:span text:style-name="T1"> </text:span><text:span text:style-name="T19">now</text:span><text:span text:style-name="T1"> </text:span><text:span text:style-name="T18">I</text:span><text:span text:style-name="T1"> </text:span><text:span text:style-name="T19">need</text:span><text:span text:style-name="T1"> </text:span><text:span text:style-name="T19">money</text:span><text:span text:style-name="T1"> to </text:span><text:span text:style-name="T19">make</text:span><text:span text:style-name="T1"> prototypes,</text:span><text:span text:style-name="T21">@ </text:span><text:span text:style-name="T1">Matt replied.</text:span></text:p>
      <text:p text:style-name="P114"/>
      <text:p text:style-name="P245"><text:span text:style-name="T7">A</text:span><text:span text:style-name="T6">Ho</text:span><text:span text:style-name="T19">w</text:span><text:span text:style-name="T1"> </text:span><text:span text:style-name="T6">muc</text:span><text:span text:style-name="T19">h?</text:span><text:span text:style-name="T21">@</text:span><text:span text:style-name="T1"> <text:s/></text:span><text:span text:style-name="T18">A.J.</text:span><text:span text:style-name="T1"> asked.</text:span></text:p>
      <text:p text:style-name="P205"/>
      <text:p text:style-name="P245"><text:span text:style-name="T7">A</text:span><text:span text:style-name="T6">Clo</text:span><text:span text:style-name="T65">s</text:span><text:span text:style-name="T19">e</text:span><text:span text:style-name="T1"> </text:span><text:span text:style-name="T5">t</text:span><text:span text:style-name="T1">o </text:span><text:span text:style-name="T5">twenty-fiv</text:span><text:span text:style-name="T1">e </text:span><text:span text:style-name="T6">thousan</text:span><text:span text:style-name="T19">d</text:span><text:span text:style-name="T1"> </text:span><text:span text:style-name="T6">dollars,</text:span><text:span text:style-name="T21">@</text:span><text:span text:style-name="T1"> Matt </text:span><text:span text:style-name="T19">said.</text:span></text:p>
      <text:p text:style-name="P640"><text:span text:style-name="T20">A</text:span><text:span text:style-name="T19">You</text:span><text:span text:style-name="T1"> </text:span><text:span text:style-name="T19">tell</text:span><text:span text:style-name="T1"> </text:span><text:span text:style-name="T19">me</text:span><text:span text:style-name="T1"> exactly </text:span><text:span text:style-name="T19">how</text:span><text:span text:style-name="T1"> </text:span><text:span text:style-name="T19">much</text:span><text:span text:style-name="T1"> </text:span><text:span text:style-name="T19">and</text:span><text:span text:style-name="T1"> it</text:span><text:span text:style-name="T26">=</text:span><text:span text:style-name="T1">s yours,</text:span><text:span text:style-name="T21">@</text:span><text:span text:style-name="T1"> </text:span><text:span text:style-name="T18">A.J.</text:span><text:span text:style-name="T1"> </text:span><text:span text:style-name="T19">said.</text:span><text:span text:style-name="T1"> <text:s/></text:span><text:span text:style-name="T20">A</text:span><text:span text:style-name="T18">I</text:span><text:span text:style-name="T1"> </text:span><text:span text:style-name="T19">will</text:span><text:span text:style-name="T1"> transfer </text:span><text:span text:style-name="T19">funds</text:span><text:span text:style-name="T1"> </text:span><text:span text:style-name="T19">and</text:span><text:span text:style-name="T1"> </text:span><text:span text:style-name="T19">have</text:span><text:span text:style-name="T1"> them </text:span><text:span text:style-name="T19">ready</text:span><text:span text:style-name="T1"> for </text:span><text:span text:style-name="T19">you</text:span><text:span text:style-name="T1"> </text:span><text:span text:style-name="T19">in</text:span><text:span text:style-name="T1"> </text:span><text:span text:style-name="T19">a</text:span><text:span text:style-name="T1"> </text:span><text:span text:style-name="T19">couple</text:span><text:span text:style-name="T1"> of days.</text:span><text:span text:style-name="T21">@</text:span><text:span text:style-name="T1"> <text:s/></text:span><text:span text:style-name="T18">A.J.</text:span><text:span text:style-name="T1"> </text:span><text:span text:style-name="T19">had</text:span><text:span text:style-name="T1"> </text:span><text:span text:style-name="T19">saved</text:span><text:span text:style-name="T1"> </text:span><text:span text:style-name="T19">almost </text:span><text:span text:style-name="T1">all the money he earned, except for what he donated to the ashram.</text:span></text:p>
      <text:p text:style-name="P170"/>
      <text:p text:style-name="P336"><text:span text:style-name="T1">Matt told A.J. he would be honored to have him as a partner and he could own twenty percent of the company..</text:span></text:p>
      <text:p text:style-name="P175"/>
      <text:p text:style-name="P245"><text:span text:style-name="T1">A.J. said he would like that.</text:span></text:p>
      <text:p text:style-name="P78"/>
      <text:p text:style-name="P389"><text:span text:style-name="T1">Matt said he will draw up legal papers and will give them to A.J. as soon as possible.</text:span></text:p>
      <text:p text:style-name="P150"/>
      <text:p text:style-name="P641"><text:span text:style-name="T1">AI am extremely happy to support you, Matt, and to let you use my money </text:span><text:span text:style-name="T18">for </text:span><text:span text:style-name="T19">such</text:span><text:span text:style-name="T1"> </text:span><text:span text:style-name="T19">a</text:span><text:span text:style-name="T1"> </text:span><text:span text:style-name="T19">good</text:span><text:span text:style-name="T1"> project,</text:span><text:span text:style-name="T21">@</text:span><text:span text:style-name="T1"> </text:span><text:span text:style-name="T18">A.J.</text:span><text:span text:style-name="T1"> sated.</text:span></text:p>
      <text:p text:style-name="P91"/>
      <text:p text:style-name="P245"><text:span text:style-name="T1">Later that evening A.J. told Robert about his investment.</text:span></text:p>
      <text:p text:style-name="P150"/>
      <text:p text:style-name="P245"><text:span text:style-name="T6">Rober</text:span><text:span text:style-name="T19">t</text:span><text:span text:style-name="T1"> </text:span><text:span text:style-name="T6">grinned</text:span><text:span text:style-name="T19">,</text:span><text:span text:style-name="T1"> </text:span><text:span text:style-name="T7">A</text:span><text:span text:style-name="T6">Yo</text:span><text:span text:style-name="T19">u</text:span><text:span text:style-name="T1"> </text:span><text:span text:style-name="T5">jus</text:span><text:span text:style-name="T1">t </text:span><text:span text:style-name="T6">migh</text:span><text:span text:style-name="T19">t</text:span><text:span text:style-name="T1"> </text:span><text:span text:style-name="T6">becom</text:span><text:span text:style-name="T19">e</text:span><text:span text:style-name="T1"> </text:span><text:span text:style-name="T8">t</text:span><text:span text:style-name="T6">h</text:span><text:span text:style-name="T19">e</text:span><text:span text:style-name="T1"> </text:span><text:span text:style-name="T5">firs</text:span><text:span text:style-name="T1">t </text:span><text:span text:style-name="T6">Swam</text:span><text:span text:style-name="T19">i</text:span><text:span text:style-name="T1"> </text:span><text:span text:style-name="T6">millio</text:span><text:span text:style-name="T19">n</text:span><text:span text:style-name="T6">aire</text:span><text:span text:style-name="T65">.</text:span><text:span text:style-name="T21">@</text:span></text:p>
      <text:p text:style-name="P156"/>
      <text:p text:style-name="P231"><text:span text:style-name="T1">A.J. said his motive for giving Matt the money was to support him and the project, not to make more money. AI am not adverse to making money. But this is a cause that can help lots of people. In time I am sure I will find more good </text:span><text:span text:style-name="T19">causes</text:span><text:span text:style-name="T1"> to support.</text:span><text:span text:style-name="T21">@</text:span></text:p>
      <text:p text:style-name="P170"/>
      <text:p text:style-name="P642"><text:span text:style-name="T1">AI know A.J., I was just kidding. I am happy that you are interested in the </text:span><text:span text:style-name="T19">Bio-mouse</text:span><text:span text:style-name="T1"> </text:span><text:span text:style-name="T19">project</text:span><text:span text:style-name="T1"> </text:span><text:span text:style-name="T19">and</text:span><text:span text:style-name="T1"> </text:span><text:span text:style-name="T19">wish</text:span><text:span text:style-name="T1"> </text:span><text:span text:style-name="T19">you</text:span><text:span text:style-name="T1"> </text:span><text:span text:style-name="T19">all</text:span><text:span text:style-name="T1"> the best,</text:span><text:span text:style-name="T21">@</text:span><text:span text:style-name="T1"> </text:span><text:span text:style-name="T19">Robert</text:span><text:span text:style-name="T1"> </text:span><text:span text:style-name="T19">said.</text:span></text:p>
      <text:p text:style-name="P156"/>
      <text:p text:style-name="P245"><text:span text:style-name="T7">A</text:span><text:span text:style-name="T1">Why </text:span><text:span text:style-name="T19">did</text:span><text:span text:style-name="T1"> </text:span><text:span text:style-name="T18">P.T.</text:span><text:span text:style-name="T1"> </text:span><text:span text:style-name="T19">choose</text:span><text:span text:style-name="T1"> not to</text:span><text:span text:style-name="T5"> </text:span><text:span text:style-name="T19">run</text:span><text:span text:style-name="T1"> </text:span><text:span text:style-name="T19">with</text:span><text:span text:style-name="T1"> this </text:span><text:span text:style-name="T19">project</text:span><text:span text:style-name="T6">?</text:span><text:span text:style-name="T21">@</text:span><text:span text:style-name="T1"> </text:span><text:span text:style-name="T18">A.J.</text:span><text:span text:style-name="T1"> asked.</text:span></text:p>
      <text:p text:style-name="P205"/>
      <text:p text:style-name="P378"><text:span text:style-name="T1">AOur sales people did not see the vision and the Board went along with </text:span><text:span text:style-name="T19">them</text:span><text:span text:style-name="T21">@</text:span><text:span text:style-name="T1"> </text:span><text:span text:style-name="T19">Robert</text:span><text:span text:style-name="T1"> </text:span><text:span text:style-name="T19">said.</text:span></text:p>
      <text:p text:style-name="P168"/>
      <text:p text:style-name="P643"><text:span text:style-name="T1">The next day it was again time for the managers to meet for their NAMASTE session.</text:span></text:p>
      <text:p text:style-name="P58"><text:span text:style-name="T41">YOUR TEAM WILL WORK AND PLAY WELL TOGETHER IF THE RULES</text:span></text:p>
      <text:p text:style-name="P59"><text:span text:style-name="T41">ARE BASED ON HONESTY AND</text:span><text:span text:style-name="T58"> </text:span><text:span text:style-name="T41">OPENESS</text:span></text:p>
      <text:p text:style-name="P101"><text:span text:style-name="T1">CHAPTER FIFTEEN</text:span></text:p>
      <text:p text:style-name="P60"><text:span text:style-name="T39">Sessio</text:span><text:span text:style-name="T42">n</text:span><text:span text:style-name="T41"> </text:span><text:span text:style-name="T39">Thre</text:span><text:span text:style-name="T42">e</text:span><text:span text:style-name="T41"> </text:span><text:span text:style-name="T38">o</text:span><text:span text:style-name="T41">f </text:span><text:span text:style-name="T38">NAMASTE</text:span><text:span text:style-name="T41">: </text:span><text:span text:style-name="T38"><text:s/></text:span><text:span text:style-name="T90">&gt;</text:span><text:span text:style-name="T40">S</text:span><text:span text:style-name="T90">=</text:span><text:span text:style-name="T95"> </text:span><text:span text:style-name="T41">&amp; </text:span><text:span text:style-name="T90">&gt;</text:span><text:span text:style-name="T40">T</text:span><text:span text:style-name="T90">=</text:span></text:p>
      <text:p text:style-name="P157"/>
      <text:p text:style-name="P644"><text:span text:style-name="T20">A</text:span><text:span text:style-name="T19">Good</text:span><text:span text:style-name="T1"> </text:span><text:span text:style-name="T19">morning,</text:span><text:span text:style-name="T21">@</text:span><text:span text:style-name="T1"> </text:span><text:span text:style-name="T18">A.J.</text:span><text:span text:style-name="T1"> </text:span><text:span text:style-name="T19">said</text:span><text:span text:style-name="T1"> to the </text:span><text:span text:style-name="T19">group</text:span><text:span text:style-name="T1"> of </text:span><text:span text:style-name="T19">managers.</text:span><text:span text:style-name="T1"> <text:s/></text:span><text:span text:style-name="T19">He</text:span><text:span text:style-name="T1"> </text:span><text:span text:style-name="T19">made</text:span><text:span text:style-name="T1"> </text:span><text:span text:style-name="T19">eye </text:span><text:span text:style-name="T1">contact with each of the participants in the group. The managers took out their </text:span><text:span text:style-name="T19">notes</text:span><text:span text:style-name="T1"> </text:span><text:span text:style-name="T19">and</text:span><text:span text:style-name="T1"> </text:span><text:span text:style-name="T19">homework</text:span><text:span text:style-name="T1"> from last </text:span><text:span text:style-name="T19">week</text:span><text:span text:style-name="T26">=</text:span><text:span text:style-name="T1">s </text:span><text:span text:style-name="T19">meeting.</text:span><text:span text:style-name="T1"> <text:s/>The </text:span><text:span text:style-name="T19">full</text:span><text:span text:style-name="T1"> </text:span><text:span text:style-name="T19">week</text:span><text:span text:style-name="T1"> </text:span><text:span text:style-name="T19">between</text:span><text:span text:style-name="T1"> </text:span><text:span text:style-name="T19">sessions </text:span><text:span text:style-name="T1">was an ideal amount of time to work on changing attitudes and behaviors.</text:span></text:p>
      <text:p text:style-name="P137"><text:span text:style-name="T20">A</text:span><text:span text:style-name="T19">Before</text:span><text:span text:style-name="T1"> </text:span><text:span text:style-name="T19">we</text:span><text:span text:style-name="T1"> </text:span><text:span text:style-name="T19">begin</text:span><text:span text:style-name="T1"> this </text:span><text:span text:style-name="T19">week</text:span><text:span text:style-name="T26">=</text:span><text:span text:style-name="T1">s </text:span><text:span text:style-name="T19">topics</text:span><text:span text:style-name="T1"> </text:span><text:span text:style-name="T18">I</text:span><text:span text:style-name="T1"> </text:span><text:span text:style-name="T19">am</text:span><text:span text:style-name="T1"> </text:span><text:span text:style-name="T19">looking</text:span><text:span text:style-name="T1"> </text:span><text:span text:style-name="T19">forward</text:span><text:span text:style-name="T1"> to </text:span><text:span text:style-name="T19">hearing</text:span><text:span text:style-name="T1"> </text:span><text:span text:style-name="T19">about</text:span><text:span text:style-name="T1"> </text:span><text:span text:style-name="T19">how you</text:span><text:span text:style-name="T1"> </text:span><text:span text:style-name="T19">experimented</text:span><text:span text:style-name="T1"> </text:span><text:span text:style-name="T19">with</text:span><text:span text:style-name="T1"> </text:span><text:span text:style-name="T19">our</text:span><text:span text:style-name="T1"> </text:span><text:span text:style-name="T26">&gt;</text:span><text:span text:style-name="T19">Open-heart</text:span><text:span text:style-name="T26">=</text:span><text:span text:style-name="T1"> </text:span><text:span text:style-name="T19">philosophy</text:span><text:span text:style-name="T1"> </text:span><text:span text:style-name="T19">and</text:span><text:span text:style-name="T1"> </text:span><text:span text:style-name="T19">spiritualit</text:span><text:span text:style-name="T1">y </text:span><text:span text:style-name="T19">within</text:span><text:span text:style-name="T1"> </text:span><text:span text:style-name="T19">your </text:span><text:span text:style-name="T1">departments. Would someone like to share an experience you had since our last </text:span><text:span text:style-name="T19">session?</text:span><text:span text:style-name="T21">@</text:span></text:p>
      <text:p text:style-name="P168"/>
      <text:p text:style-name="P245"><text:span text:style-name="T1">Fred Leonardo, the Chief Financial Officer, raised his hand.</text:span></text:p>
      <text:p text:style-name="P78"/>
      <text:p text:style-name="P245"><text:span text:style-name="T1">A.J. looked at him and nodded.</text:span></text:p>
      <text:p text:style-name="P150"/>
      <text:p text:style-name="P410"><text:span text:style-name="T1">AI decided to have the five people in my department meditate for ten minutes, </text:span><text:span text:style-name="T19">every</text:span><text:span text:style-name="T1"> </text:span><text:span text:style-name="T19">morning</text:span><text:span text:style-name="T1"> at </text:span><text:span text:style-name="T19">10</text:span><text:span text:style-name="T1"> </text:span><text:span text:style-name="T18">a.m.,</text:span><text:span text:style-name="T21">@</text:span><text:span text:style-name="T1"> </text:span><text:span text:style-name="T19">said</text:span><text:span text:style-name="T1"> Fre</text:span><text:span text:style-name="T19">d</text:span><text:span text:style-name="T18">.</text:span><text:span text:style-name="T1"> <text:s/></text:span><text:span text:style-name="T20">A</text:span><text:span text:style-name="T19">Afterwards, everyone</text:span><text:span text:style-name="T1"> </text:span><text:span text:style-name="T19">was </text:span><text:span text:style-name="T1">allowed to express their opinions in a positive way about improving the </text:span><text:span text:style-name="T19">department</text:span><text:span text:style-name="T26">=</text:span><text:span text:style-name="T1">s efficiency. <text:s/>Not </text:span><text:span text:style-name="T19">only</text:span><text:span text:style-name="T1"> </text:span><text:span text:style-name="T19">did</text:span><text:span text:style-name="T1"> team </text:span><text:span text:style-name="T19">spir</text:span><text:span text:style-name="T1">it </text:span><text:span text:style-name="T19">improve,</text:span><text:span text:style-name="T1"> but </text:span><text:span text:style-name="T19">we</text:span><text:span text:style-name="T1"> </text:span><text:span text:style-name="T19">solved</text:span><text:span text:style-name="T1"> </text:span><text:span text:style-name="T19">a</text:span><text:span text:style-name="T1"> </text:span><text:span text:style-name="T19">variety </text:span><text:span text:style-name="T18">of </text:span><text:span text:style-name="T19">problems</text:span><text:span text:style-name="T1"> that </text:span><text:span text:style-name="T19">had</text:span><text:span text:style-name="T1"> </text:span><text:span text:style-name="T19">seemed</text:span><text:span text:style-name="T1"> </text:span><text:span text:style-name="T19">unsolvable</text:span><text:span text:style-name="T1"> just last month. <text:s/></text:span><text:span text:style-name="T19">Thank</text:span><text:span text:style-name="T1"> </text:span><text:span text:style-name="T19">you</text:span><text:span text:style-name="T1"> </text:span><text:span text:style-name="T18">A.J.</text:span><text:span text:style-name="T21">@</text:span></text:p>
      <text:p text:style-name="P170"/>
      <text:p text:style-name="P245"><text:span text:style-name="T1">A.J. acknowledged Nancy Davidson from Human Resources.</text:span></text:p>
      <text:p text:style-name="P114"/>
      <text:p text:style-name="P645"><text:span text:style-name="T1">AOne person in my department was constantly screwing up. She alienated everyone and tempers were raging. At our weekly department meeting, I briefly discussed NAMASTE and my assignment to facilitate the open-heart philosophy in H.R. I asked everyone to open their hearts and make suggestions on how we could maintain a more open and honest atmosphere. The person who was screwing up, apologized for her actions. She opened up and told us she was going through an emotional divorce and was having a difficult time. She cried.</text:span></text:p>
      <text:p text:style-name="P646"><text:span text:style-name="T1">We all comforted her and told her she could count on our support. <text:s/>During the last couple of days she has become a different person, and the department has a </text:span><text:span text:style-name="T6">wonderfu</text:span><text:span text:style-name="T19">l</text:span><text:span text:style-name="T1"> </text:span><text:span text:style-name="T6">ope</text:span><text:span text:style-name="T19">n</text:span><text:span text:style-name="T1"> </text:span><text:span text:style-name="T6">spiri</text:span><text:span text:style-name="T19">t</text:span><text:span text:style-name="T1"> </text:span><text:span text:style-name="T6">abou</text:span><text:span text:style-name="T19">t</text:span><text:span text:style-name="T1"> </text:span><text:span text:style-name="T8">it</text:span><text:span text:style-name="T18">.</text:span><text:span text:style-name="T1"> </text:span><text:span text:style-name="T64"><text:s/></text:span><text:span text:style-name="T5">Thi</text:span><text:span text:style-name="T1">s </text:span><text:span text:style-name="T8">stuf</text:span><text:span text:style-name="T18">f</text:span><text:span text:style-name="T1"> </text:span><text:span text:style-name="T5">works</text:span><text:span text:style-name="T14">.</text:span><text:span text:style-name="T21">@</text:span></text:p>
      <text:p text:style-name="P197"/>
      <text:p text:style-name="P375"><text:span text:style-name="T1">Mark Taylor said he took a different approach. AI asked every one in the department to come to the next meeting with ideas on how to create a more open, honest and spiritual environment in our department. I thought it would </text:span><text:span text:style-name="T6">wor</text:span><text:span text:style-name="T19">k</text:span><text:span text:style-name="T1"> </text:span><text:span text:style-name="T5">bes</text:span><text:span text:style-name="T1">t </text:span><text:span text:style-name="T5">i</text:span><text:span text:style-name="T1">f </text:span><text:span text:style-name="T6">w</text:span><text:span text:style-name="T19">e</text:span><text:span text:style-name="T1"> </text:span><text:span text:style-name="T6">discu</text:span><text:span text:style-name="T65">s</text:span><text:span text:style-name="T6">se</text:span><text:span text:style-name="T19">d</text:span><text:span text:style-name="T1"> </text:span><text:span text:style-name="T6">eac</text:span><text:span text:style-name="T19">h</text:span><text:span text:style-name="T1"> </text:span><text:span text:style-name="T6">other</text:span><text:span text:style-name="T26">=</text:span><text:span text:style-name="T1">s </text:span><text:span text:style-name="T6">ideas</text:span><text:span text:style-name="T19">,</text:span><text:span text:style-name="T1"> </text:span><text:span text:style-name="T6">an</text:span><text:span text:style-name="T19">d</text:span><text:span text:style-name="T1"> </text:span><text:span text:style-name="T6">the</text:span><text:span text:style-name="T19">n</text:span><text:span text:style-name="T1"> </text:span><text:span text:style-name="T6">decide</text:span><text:span text:style-name="T19">d</text:span><text:span text:style-name="T1"> </text:span><text:span text:style-name="T6">o</text:span><text:span text:style-name="T19">n</text:span><text:span text:style-name="T1"> </text:span><text:span text:style-name="T6">implementing th</text:span><text:span text:style-name="T19">e</text:span><text:span text:style-name="T1"> </text:span><text:span text:style-name="T6">ne</text:span><text:span text:style-name="T19">w</text:span><text:span text:style-name="T1"> </text:span><text:span text:style-name="T6">approache</text:span><text:span text:style-name="T19">s</text:span><text:span text:style-name="T1"> </text:span><text:span text:style-name="T6">a</text:span><text:span text:style-name="T19">s</text:span><text:span text:style-name="T1"> </text:span><text:span text:style-name="T19">a</text:span><text:span text:style-name="T1"> </text:span><text:span text:style-name="T5">team</text:span><text:span text:style-name="T1">. <text:s/></text:span><text:span text:style-name="T8">I</text:span><text:span text:style-name="T26">=</text:span><text:span text:style-name="T6">l</text:span><text:span text:style-name="T19">l</text:span><text:span text:style-name="T1"> </text:span><text:span text:style-name="T6">le</text:span><text:span text:style-name="T19">t</text:span><text:span text:style-name="T1"> </text:span><text:span text:style-name="T6">yo</text:span><text:span text:style-name="T19">u</text:span><text:span text:style-name="T1"> </text:span><text:span text:style-name="T6">kno</text:span><text:span text:style-name="T19">w</text:span><text:span text:style-name="T1"> </text:span><text:span text:style-name="T6">wha</text:span><text:span text:style-name="T19">t</text:span><text:span text:style-name="T1"> </text:span><text:span text:style-name="T19">h</text:span><text:span text:style-name="T6">appen</text:span><text:span text:style-name="T19">s</text:span><text:span text:style-name="T1"> </text:span><text:span text:style-name="T5">nex</text:span><text:span text:style-name="T1">t </text:span><text:span text:style-name="T6">week</text:span><text:span text:style-name="T16">.</text:span><text:span text:style-name="T21">@</text:span></text:p>
      <text:p text:style-name="P272"/>
      <text:p text:style-name="P647"><text:span text:style-name="T1">A.J. said, AI am happy to hear about so many positive results taking place </text:span><text:span text:style-name="T19">already.</text:span><text:span text:style-name="T1"> <text:s/></text:span><text:span text:style-name="T19">Thank</text:span><text:span text:style-name="T1"> </text:span><text:span text:style-name="T19">you</text:span><text:span text:style-name="T1"> for </text:span><text:span text:style-name="T19">sharing</text:span><text:span text:style-name="T1"> </text:span><text:span text:style-name="T19">with</text:span><text:span text:style-name="T1"> us.</text:span><text:span text:style-name="T21">@</text:span></text:p>
      <text:p text:style-name="P150"/>
      <text:p text:style-name="P383"><text:span text:style-name="T7">A</text:span><text:span text:style-name="T6">No</text:span><text:span text:style-name="T19">w</text:span><text:span text:style-name="T1"> </text:span><text:span text:style-name="T6">le</text:span><text:span text:style-name="T19">t</text:span><text:span text:style-name="T26">=</text:span><text:span text:style-name="T1">s </text:span><text:span text:style-name="T6">continu</text:span><text:span text:style-name="T19">e</text:span><text:span text:style-name="T1"> </text:span><text:span text:style-name="T5">thi</text:span><text:span text:style-name="T1">s </text:span><text:span text:style-name="T6">sessio</text:span><text:span text:style-name="T19">n</text:span><text:span text:style-name="T1"> </text:span><text:span text:style-name="T6">wit</text:span><text:span text:style-name="T19">h</text:span><text:span text:style-name="T1"> </text:span><text:span text:style-name="T5">th</text:span><text:span text:style-name="T1">e </text:span><text:span text:style-name="T5">lette</text:span><text:span text:style-name="T1">r </text:span><text:span text:style-name="T26">&gt;</text:span><text:span text:style-name="T8">S</text:span><text:span text:style-name="T18">;</text:span><text:span text:style-name="T1"> </text:span><text:span text:style-name="T6">i</text:span><text:span text:style-name="T19">n</text:span><text:span text:style-name="T1"> </text:span><text:span text:style-name="T5">NAMASTE</text:span><text:span text:style-name="T1">. </text:span><text:span text:style-name="T5"><text:s/></text:span><text:span text:style-name="T10">&gt;</text:span><text:span text:style-name="T8">S</text:span><text:span text:style-name="T26">= </text:span><text:span text:style-name="T19">stands</text:span><text:span text:style-name="T1"> for</text:span><text:span text:style-name="T14"> </text:span><text:span text:style-name="T10">&gt;</text:span><text:span text:style-name="T6">Serve</text:span><text:span text:style-name="T19">.</text:span><text:span text:style-name="T26">=</text:span><text:span text:style-name="T1"> </text:span><text:span text:style-name="T64"><text:s/></text:span><text:span text:style-name="T5">W</text:span><text:span text:style-name="T1">e </text:span><text:span text:style-name="T6">hav</text:span><text:span text:style-name="T19">e</text:span><text:span text:style-name="T1"> </text:span><text:span text:style-name="T5">t</text:span><text:span text:style-name="T1">o </text:span><text:span text:style-name="T6">teac</text:span><text:span text:style-name="T19">h</text:span><text:span text:style-name="T1"> </text:span><text:span text:style-name="T6">everyon</text:span><text:span text:style-name="T19">e</text:span><text:span text:style-name="T1"> </text:span><text:span text:style-name="T5">t</text:span><text:span text:style-name="T1">o</text:span><text:span text:style-name="T14"> </text:span><text:span text:style-name="T6">serv</text:span><text:span text:style-name="T19">e</text:span><text:span text:style-name="T1"> </text:span><text:span text:style-name="T6">bot</text:span><text:span text:style-name="T19">h</text:span><text:span text:style-name="T1"> </text:span><text:span text:style-name="T6">ou</text:span><text:span text:style-name="T19">r</text:span><text:span text:style-name="T1"> </text:span><text:span text:style-name="T6">fello</text:span><text:span text:style-name="T19">w</text:span><text:span text:style-name="T1"> </text:span><text:span text:style-name="T6">wor</text:span><text:span text:style-name="T65">k</text:span><text:span text:style-name="T6">ers an</text:span><text:span text:style-name="T19">d</text:span><text:span text:style-name="T1"> </text:span><text:span text:style-name="T5">th</text:span><text:span text:style-name="T1">e </text:span><text:span text:style-name="T6">organization</text:span><text:span text:style-name="T65">.</text:span><text:span text:style-name="T21">@</text:span></text:p>
      <text:p text:style-name="P173"/>
      <text:p text:style-name="P250"><text:span text:style-name="T1">Nancy raised her hand. AIn Human Resources, that is exactly what we do.</text:span></text:p>
      <text:p text:style-name="P648"><text:span text:style-name="T1">It is our job to assist workers by servicing their needs while serving and </text:span><text:span text:style-name="T19">complying</text:span><text:span text:style-name="T1"> </text:span><text:span text:style-name="T19">with</text:span><text:span text:style-name="T1"> the </text:span><text:span text:style-name="T19">requirements of the organization.</text:span><text:span text:style-name="T21">@</text:span></text:p>
      <text:p text:style-name="P156"/>
      <text:p text:style-name="P225"><text:span text:style-name="T20">A</text:span><text:span text:style-name="T19">Very good,</text:span><text:span text:style-name="T21">@</text:span><text:span text:style-name="T1"> </text:span><text:span text:style-name="T18">A.J.</text:span><text:span text:style-name="T1"> </text:span><text:span text:style-name="T19">said.</text:span><text:span text:style-name="T1"> <text:s/></text:span><text:span text:style-name="T19">He</text:span><text:span text:style-name="T1"> </text:span><text:span text:style-name="T19">then</text:span><text:span text:style-name="T1"> </text:span><text:span text:style-name="T19">brought</text:span><text:span text:style-name="T1"> </text:span><text:span text:style-name="T19">up</text:span><text:span text:style-name="T1"> the </text:span><text:span text:style-name="T19">topic</text:span><text:span text:style-name="T1"> of </text:span><text:span text:style-name="T19">devotion</text:span><text:span text:style-name="T1"> </text:span><text:span text:style-name="T19">and </text:span><text:span text:style-name="T1">dedication to P.T. AWe not only receive our livelihood, and our paychecks, but a deep sense of contribution and fulfillment from our jobs. P.T. not only takes care of our financial, and medical needs but also gives us the opportunity to be of service to and become a part of something larger than ourselves.</text:span></text:p>
      <text:p text:style-name="P197"/>
      <text:p text:style-name="P365"><text:span text:style-name="T1">ASpiritual values are not easily taught. Spirituality is more easily experienced by people who radiate that quality. You are fortunate to have Robert as your guide-he knows that within your heart is the spirit of a perfect teacher. Now, it has become an integral part of your job to develop that quality. </text:span><text:span text:style-name="T18">That</text:span><text:span text:style-name="T26">=</text:span><text:span text:style-name="T1">s </text:span><text:span text:style-name="T19">how</text:span><text:span text:style-name="T1"> </text:span><text:span text:style-name="T19">we</text:span><text:span text:style-name="T1"> </text:span><text:span text:style-name="T19">will</text:span><text:span text:style-name="T1"> transform this </text:span><text:span text:style-name="T19">company</text:span><text:span text:style-name="T1"> </text:span><text:span text:style-name="T19">and</text:span><text:span text:style-name="T1"> the </text:span><text:span text:style-name="T19">consciousnes</text:span><text:span text:style-name="T1">s of </text:span><text:span text:style-name="T19">business.</text:span></text:p>
      <text:p text:style-name="P269"/>
      <text:p text:style-name="P495"><text:span text:style-name="T1">AI realize these concepts entail a different way of living and managing, and </text:span><text:span text:style-name="T19">they may take time to adapt</text:span><text:span text:style-name="T1"> </text:span><text:span text:style-name="T18">to.</text:span><text:span text:style-name="T1"> <text:s/>That</text:span><text:span text:style-name="T26">=</text:span><text:span text:style-name="T1">s </text:span><text:span text:style-name="T19">okay</text:span><text:span text:style-name="T1"> </text:span><text:span text:style-name="T19">because</text:span><text:span text:style-name="T1"> it</text:span><text:span text:style-name="T26">=</text:span><text:span text:style-name="T1">s part of the </text:span><text:span text:style-name="T19">unfolding process. <text:s/>Don</text:span><text:span text:style-name="T26">=</text:span><text:span text:style-name="T18">t</text:span><text:span text:style-name="T1"> </text:span><text:span text:style-name="T19">give</text:span><text:span text:style-name="T1"> </text:span><text:span text:style-name="T19">up</text:span><text:span text:style-name="T1"> </text:span><text:span text:style-name="T19">because</text:span><text:span text:style-name="T1"> of </text:span><text:span text:style-name="T19">a</text:span><text:span text:style-name="T1"> set back. <text:s/></text:span><text:span text:style-name="T19">Keep</text:span><text:span text:style-name="T1"> the </text:span><text:span text:style-name="T19">vision</text:span><text:span text:style-name="T1"> of success </text:span><text:span text:style-name="T19">we </text:span><text:span text:style-name="T1">seek, strongly implanted in your mind. Without this dedication, you will get lost in resentment and blame. When something negative happens at P.T., you may blame the company. The interesting thing here is that you are the company.</text:span></text:p>
      <text:p text:style-name="P162"><text:span text:style-name="T1">P.T. is a large organism in which you are all integral living parts. So in essence, if </text:span><text:span text:style-name="T19">you</text:span><text:span text:style-name="T1"> </text:span><text:span text:style-name="T19">have</text:span><text:span text:style-name="T1"> to </text:span><text:span text:style-name="T19">create</text:span><text:span text:style-name="T1"> </text:span><text:span text:style-name="T19">blame, it</text:span><text:span text:style-name="T26">=</text:span><text:span text:style-name="T1">s best to </text:span><text:span text:style-name="T19">point</text:span><text:span text:style-name="T1"> the </text:span><text:span text:style-name="T19">finger</text:span><text:span text:style-name="T1"> at yourself.</text:span></text:p>
      <text:p text:style-name="P115"/>
      <text:p text:style-name="P649"><text:span text:style-name="T1">AChanging yourself is the best way to change the company. Feel positive about your participation within the company and feel that you can make a difference. By opening your heart to the spiritual nature of the workers in your </text:span><text:span text:style-name="T19">department,</text:span><text:span text:style-name="T1"> </text:span><text:span text:style-name="T19">you</text:span><text:span text:style-name="T1"> </text:span><text:span text:style-name="T19">are</text:span><text:span text:style-name="T1"> </text:span><text:span text:style-name="T19">serving</text:span><text:span text:style-name="T1"> </text:span><text:span text:style-name="T19">yoursel</text:span><text:span text:style-name="T18">f,</text:span><text:span text:style-name="T1"> the workers, </text:span><text:span text:style-name="T19">and</text:span><text:span text:style-name="T1"> the </text:span><text:span text:style-name="T19">organization,</text:span><text:span text:style-name="T21">@</text:span><text:span text:style-name="T1"> </text:span><text:span text:style-name="T18">A.J. </text:span><text:span text:style-name="T1">told the class.</text:span></text:p>
      <text:p text:style-name="P205"/>
      <text:p text:style-name="P650"><text:span text:style-name="T1">A discussion about resistance to change began when Ethan Brilliant, the </text:span><text:span text:style-name="T19">communications</text:span><text:span text:style-name="T1"> </text:span><text:span text:style-name="T19">manager,</text:span><text:span text:style-name="T1"> </text:span><text:span text:style-name="T19">brought</text:span><text:span text:style-name="T1"> </text:span><text:span text:style-name="T19">up</text:span><text:span text:style-name="T1"> </text:span><text:span text:style-name="T19">his</text:span><text:span text:style-name="T1"> </text:span><text:span text:style-name="T19">doubts</text:span><text:span text:style-name="T1"> </text:span><text:span text:style-name="T19">about</text:span><text:span text:style-name="T1"> </text:span><text:span text:style-name="T19">employees</text:span><text:span text:style-name="T26">=</text:span><text:span text:style-name="T1"> </text:span><text:span text:style-name="T19">reactions</text:span><text:span text:style-name="T1"> to NAMASTE.</text:span></text:p>
      <text:p text:style-name="P168"/>
      <text:p text:style-name="P226"><text:span text:style-name="T1">A.J. met it head on. AYou are the models. If you strongly believe in NAMASTE, it will be translated to others. We will discuss this individually when </text:span><text:span text:style-name="T19">you</text:span><text:span text:style-name="T1"> </text:span><text:span text:style-name="T19">have</text:span><text:span text:style-name="T1"> </text:span><text:span text:style-name="T19">your</text:span><text:span text:style-name="T1"> </text:span><text:span text:style-name="T19">personal</text:span><text:span text:style-name="T1"> </text:span><text:span text:style-name="T19">appointments</text:span><text:span text:style-name="T1"> </text:span><text:span text:style-name="T19">with</text:span><text:span text:style-name="T1"> me.</text:span><text:span text:style-name="T21">@</text:span></text:p>
      <text:p text:style-name="P168"/>
      <text:p text:style-name="P399"><text:span text:style-name="T20">A</text:span><text:span text:style-name="T19">This brings</text:span><text:span text:style-name="T1"> </text:span><text:span text:style-name="T19">us</text:span><text:span text:style-name="T1"> to the </text:span><text:span text:style-name="T26">&gt;</text:span><text:span text:style-name="T18">T</text:span><text:span text:style-name="T26">=</text:span><text:span text:style-name="T1"> </text:span><text:span text:style-name="T19">in</text:span><text:span text:style-name="T1"> NAMASTE. <text:s/></text:span><text:span text:style-name="T19">Train</text:span><text:span text:style-name="T1"> </text:span><text:span text:style-name="T19">workers</text:span><text:span text:style-name="T1"> to </text:span><text:span text:style-name="T19">improve </text:span><text:span text:style-name="T1">professional skills, communicate, compromise, and cooperate with others. It will be extremely useful for them if these areas are incorporated into their </text:span><text:span text:style-name="T19">performance</text:span><text:span text:style-name="T1"> </text:span><text:span text:style-name="T19">evaluations,</text:span><text:span text:style-name="T21">@</text:span><text:span text:style-name="T1"> </text:span><text:span text:style-name="T18">A.J.</text:span><text:span text:style-name="T1"> </text:span><text:span text:style-name="T19">said.</text:span><text:span text:style-name="T1"> <text:s/></text:span><text:span text:style-name="T19">He</text:span><text:span text:style-name="T1"> </text:span><text:span text:style-name="T19">suggested</text:span><text:span text:style-name="T1"> that </text:span><text:span text:style-name="T18">P.T.</text:span><text:span text:style-name="T1"> </text:span><text:span text:style-name="T19">make</text:span><text:span text:style-name="T1"> </text:span><text:span text:style-name="T19">these </text:span><text:span text:style-name="T1">programs available to workers and include them in their job description so they will know that this is expected of them from the beginning.</text:span></text:p>
      <text:p text:style-name="P622"><text:span text:style-name="T1">ACommunication is the revealing or exchanging of thoughts and feelings in a verbal and non-verbal manner. Spiritual communication is beyond the power of the word. It must be experienced and therefore indicates another form of communication, which transcends the intellect. Perhaps in the beginning of time </text:span><text:span text:style-name="T19">there</text:span><text:span text:style-name="T1"> </text:span><text:span text:style-name="T19">were</text:span><text:span text:style-name="T1"> </text:span><text:span text:style-name="T19">no</text:span><text:span text:style-name="T1"> </text:span><text:span text:style-name="T19">words</text:span><text:span text:style-name="T1"> </text:span><text:span text:style-name="T19">and</text:span><text:span text:style-name="T1"> </text:span><text:span text:style-name="T19">people</text:span><text:span text:style-name="T1"> comm</text:span><text:span text:style-name="T19">unicated</text:span><text:span text:style-name="T1"> from </text:span><text:span text:style-name="T19">their</text:span><text:span text:style-name="T1"> </text:span><text:a xlink:type="simple" xlink:href="mailto:spirits%2C@A.J" text:style-name="Internet_20_link" text:visited-style-name="Visited_20_Internet_20_Link"><text:span text:style-name="T1">spirits,</text:span></text:a><text:a xlink:type="simple" xlink:href="mailto:spirits%2C@A.J" text:style-name="Internet_20_link" text:visited-style-name="Visited_20_Internet_20_Link"><text:span text:style-name="T21">@</text:span></text:a><text:a xlink:type="simple" xlink:href="mailto:spirits%2C@A.J" text:style-name="Internet_20_link" text:visited-style-name="Visited_20_Internet_20_Link"><text:span text:style-name="T18">A.J.</text:span></text:a><text:a xlink:type="simple" xlink:href="mailto:spirits%2C@A.J" text:style-name="Internet_20_link" text:visited-style-name="Visited_20_Internet_20_Link"><text:span text:style-name="T1"> </text:span></text:a><text:span text:style-name="T19">said.</text:span></text:p>
      <text:p text:style-name="P319"/>
      <text:p text:style-name="P225"><text:span text:style-name="T1">He presented several processes, which would give them practical experience in effective communication. He then discussed cooperation, and passed out the following information sheet: TEN STEPS TO IMPROVE WORKING RELATIONSHIPS, (See Appendix).</text:span></text:p>
      <text:p text:style-name="P175"/>
      <text:p text:style-name="P651"><text:span text:style-name="T1">A.J. went over each of the ten steps with the group in detail. He pointed out that his philosophy was a challenge, because it was much easier to stick your head in the sand and continue to be unconscious. Someone who pretends to be asleep cannot be awoken.</text:span></text:p>
      <text:p text:style-name="P114"/>
      <text:p text:style-name="P245"><text:span text:style-name="T7">A</text:span><text:span text:style-name="T6">Chang</text:span><text:span text:style-name="T19">e</text:span><text:span text:style-name="T1"> </text:span><text:span text:style-name="T6">require</text:span><text:span text:style-name="T19">s</text:span><text:span text:style-name="T1"> </text:span><text:span text:style-name="T6">awareness</text:span><text:span text:style-name="T19">,</text:span><text:span text:style-name="T1"> </text:span><text:span text:style-name="T6">desir</text:span><text:span text:style-name="T19">e</text:span><text:span text:style-name="T1"> </text:span><text:span text:style-name="T5">t</text:span><text:span text:style-name="T1">o </text:span><text:span text:style-name="T6">change</text:span><text:span text:style-name="T19">,</text:span><text:span text:style-name="T1"> </text:span><text:span text:style-name="T6">an</text:span><text:span text:style-name="T19">d</text:span><text:span text:style-name="T1"> </text:span><text:span text:style-name="T5">support,</text:span><text:span text:style-name="T21">@</text:span><text:span text:style-name="T1"> </text:span><text:span text:style-name="T6">h</text:span><text:span text:style-name="T19">e</text:span><text:span text:style-name="T1"> </text:span><text:span text:style-name="T6">said.</text:span></text:p>
      <text:p text:style-name="P114"/>
      <text:p text:style-name="P227"><text:span text:style-name="T1">Carolyn Thompson raised her hand. AI am having a problem with a man</text:span><text:span text:style-name="T105"> </text:span><text:span text:style-name="T1">in my department. He is middle-eastern, and macho. <text:s/>He resents being managed by a woman and has a negative attitude, although he is a good worker. I find myself being reactive to him and cannot find the place where he and I are</text:span><text:span text:style-name="T124"> </text:span><text:span text:style-name="T1">one.</text:span></text:p>
      <text:p text:style-name="P127"><text:span text:style-name="T6">Ca</text:span><text:span text:style-name="T19">n</text:span><text:span text:style-name="T1"> </text:span><text:span text:style-name="T6">yo</text:span><text:span text:style-name="T19">u</text:span><text:span text:style-name="T1"> </text:span><text:span text:style-name="T6">mak</text:span><text:span text:style-name="T19">e</text:span><text:span text:style-name="T1"> </text:span><text:span text:style-name="T6">som</text:span><text:span text:style-name="T19">e</text:span><text:span text:style-name="T1"> </text:span><text:span text:style-name="T6">suggestion</text:span><text:span text:style-name="T65">s</text:span><text:span text:style-name="T6">?</text:span><text:span text:style-name="T21">@</text:span><text:span text:style-name="T1"> <text:s/></text:span><text:span text:style-name="T6">Caroly</text:span><text:span text:style-name="T19">n</text:span><text:span text:style-name="T64"> </text:span><text:span text:style-name="T5">asked.</text:span></text:p>
      <text:p text:style-name="P205"/>
      <text:p text:style-name="P219"><text:span text:style-name="T1">AWhy do you take his actions so personally? Why do you give up your </text:span><text:span text:style-name="T19">power</text:span><text:span text:style-name="T1"> to </text:span><text:span text:style-name="T19">him?</text:span><text:span text:style-name="T21">@</text:span><text:span text:style-name="T1"> </text:span><text:span text:style-name="T19">asked</text:span><text:span text:style-name="T1"> </text:span><text:span text:style-name="T18">A.J.</text:span></text:p>
      <text:p text:style-name="P78"/>
      <text:p text:style-name="P366"><text:span text:style-name="T7">A</text:span><text:span text:style-name="T18">I</text:span><text:span text:style-name="T1"> </text:span><text:span text:style-name="T6">fee</text:span><text:span text:style-name="T19">l</text:span><text:span text:style-name="T1"> </text:span><text:span text:style-name="T5">tha</text:span><text:span text:style-name="T1">t </text:span><text:span text:style-name="T6">h</text:span><text:span text:style-name="T19">e</text:span><text:span text:style-name="T1"> </text:span><text:span text:style-name="T6">doesn</text:span><text:span text:style-name="T26">=</text:span><text:span text:style-name="T18">t</text:span><text:span text:style-name="T1"> </text:span><text:span text:style-name="T5">respec</text:span><text:span text:style-name="T1">t </text:span><text:span text:style-name="T6">m</text:span><text:span text:style-name="T19">e</text:span><text:span text:style-name="T1"> </text:span><text:span text:style-name="T6">becaus</text:span><text:span text:style-name="T19">e</text:span><text:span text:style-name="T1"> </text:span><text:span text:style-name="T18">I</text:span><text:span text:style-name="T1"> </text:span><text:span text:style-name="T6">a</text:span><text:span text:style-name="T19">m</text:span><text:span text:style-name="T1"> </text:span><text:span text:style-name="T19">a</text:span><text:span text:style-name="T1"> </text:span><text:span text:style-name="T6">woma</text:span><text:span text:style-name="T19">n</text:span><text:span text:style-name="T1"> </text:span><text:span text:style-name="T6">an</text:span><text:span text:style-name="T19">d</text:span><text:span text:style-name="T1"> </text:span><text:span text:style-name="T6">his superior</text:span><text:span text:style-name="T19">,</text:span><text:span text:style-name="T21">@</text:span><text:span text:style-name="T1"> </text:span><text:span text:style-name="T6">sai</text:span><text:span text:style-name="T19">d</text:span><text:span text:style-name="T1"> </text:span><text:span text:style-name="T6">Carol</text:span><text:span text:style-name="T65">y</text:span><text:span text:style-name="T19">n</text:span><text:span text:style-name="T18">.</text:span></text:p>
      <text:p text:style-name="P150"/>
      <text:p text:style-name="P552"><text:span text:style-name="T1">ASo you are allowing his personality or attitude to make you become who </text:span><text:span text:style-name="T19">you</text:span><text:span text:style-name="T1"> </text:span><text:span text:style-name="T19">don</text:span><text:span text:style-name="T26">=</text:span><text:span text:style-name="T18">t</text:span><text:span text:style-name="T1"> </text:span><text:span text:style-name="T19">want</text:span><text:span text:style-name="T1"> to </text:span><text:span text:style-name="T19">be?</text:span><text:span text:style-name="T1"> <text:s/></text:span><text:span text:style-name="T19">Rejecting</text:span><text:span text:style-name="T1"> the </text:span><text:span text:style-name="T19">quality</text:span><text:span text:style-name="T1"> </text:span><text:span text:style-name="T19">you</text:span><text:span text:style-name="T1"> </text:span><text:span text:style-name="T19">don</text:span><text:span text:style-name="T26">=</text:span><text:span text:style-name="T18">t</text:span><text:span text:style-name="T1"> </text:span><text:span text:style-name="T19">like,</text:span><text:span text:style-name="T1"> creates that </text:span><text:span text:style-name="T19">feeling and</text:span><text:span text:style-name="T1"> </text:span><text:span text:style-name="T19">you</text:span><text:span text:style-name="T1"> </text:span><text:span text:style-name="T19">experience</text:span><text:span text:style-name="T1"> </text:span><text:span text:style-name="T19">what</text:span><text:span text:style-name="T1"> </text:span><text:span text:style-name="T19">you</text:span><text:span text:style-name="T1"> </text:span><text:span text:style-name="T19">don</text:span><text:span text:style-name="T26">=</text:span><text:span text:style-name="T18">t</text:span><text:span text:style-name="T1"> </text:span><text:span text:style-name="T19">like.</text:span><text:span text:style-name="T21">@</text:span></text:p>
      <text:p text:style-name="P156"/>
      <text:p text:style-name="P249"><text:span text:style-name="T7">A</text:span><text:span text:style-name="T18">What </text:span><text:span text:style-name="T19">can</text:span><text:span text:style-name="T1"> </text:span><text:span text:style-name="T18">I</text:span><text:span text:style-name="T1"> </text:span><text:span text:style-name="T19">do</text:span><text:span text:style-name="T1"> </text:span><text:span text:style-name="T19">about</text:span><text:span text:style-name="T1"> </text:span><text:span text:style-name="T19">it</text:span><text:span text:style-name="T16">?</text:span><text:span text:style-name="T21">@</text:span></text:p>
      <text:p text:style-name="P114"/>
      <text:p text:style-name="P219"><text:span text:style-name="T7">A</text:span><text:span text:style-name="T6">Don</text:span><text:span text:style-name="T26">=</text:span><text:span text:style-name="T18">t</text:span><text:span text:style-name="T1"> </text:span><text:span text:style-name="T6">allo</text:span><text:span text:style-name="T19">w</text:span><text:span text:style-name="T1"> </text:span><text:span text:style-name="T5">th</text:span><text:span text:style-name="T1">e </text:span><text:span text:style-name="T6">negativ</text:span><text:span text:style-name="T19">e</text:span><text:span text:style-name="T1"> </text:span><text:span text:style-name="T6">qualit</text:span><text:span text:style-name="T19">y</text:span><text:span text:style-name="T1"> </text:span><text:span text:style-name="T6">i</text:span><text:span text:style-name="T19">n</text:span><text:span text:style-name="T5"> </text:span><text:span text:style-name="T19">him</text:span><text:span text:style-name="T1"> to </text:span><text:span text:style-name="T19">overwhelm</text:span><text:span text:style-name="T1"> you; </text:span><text:span text:style-name="T19">do</text:span><text:span text:style-name="T16">n</text:span><text:span text:style-name="T26">=</text:span><text:span text:style-name="T18">t</text:span><text:span text:style-name="T1"> accept </text:span><text:span text:style-name="T19">or </text:span><text:span text:style-name="T6">rejec</text:span><text:span text:style-name="T19">t</text:span><text:span text:style-name="T1"> </text:span><text:span text:style-name="T6">hi</text:span><text:span text:style-name="T19">s</text:span><text:span text:style-name="T1"> </text:span><text:span text:style-name="T6">negativ</text:span><text:span text:style-name="T19">e</text:span><text:span text:style-name="T1"> </text:span><text:span text:style-name="T6">behavior</text:span><text:span text:style-name="T19">,</text:span><text:span text:style-name="T21">@</text:span><text:span text:style-name="T1"> </text:span><text:span text:style-name="T19">said</text:span><text:span text:style-name="T1"> </text:span><text:span text:style-name="T18">A.J.</text:span></text:p>
      <text:p text:style-name="P156"/>
      <text:p text:style-name="P245"><text:span text:style-name="T7">A</text:span><text:span text:style-name="T8">Wha</text:span><text:span text:style-name="T18">t</text:span><text:span text:style-name="T26">=</text:span><text:span text:style-name="T1">s </text:span><text:span text:style-name="T5">left?</text:span><text:span text:style-name="T21">@</text:span><text:span text:style-name="T1"> </text:span><text:span text:style-name="T6">aske</text:span><text:span text:style-name="T19">d</text:span><text:span text:style-name="T1"> </text:span><text:span text:style-name="T6">Carolyn.</text:span></text:p>
      <text:p text:style-name="P114"/>
      <text:p text:style-name="P400"><text:span text:style-name="T7">A</text:span><text:span text:style-name="T6">Don</text:span><text:span text:style-name="T26">=</text:span><text:span text:style-name="T18">t</text:span><text:span text:style-name="T1"> form </text:span><text:span text:style-name="T19">an</text:span><text:span text:style-name="T1"> </text:span><text:span text:style-name="T19">opinion</text:span><text:span text:style-name="T1"> of him, </text:span><text:span text:style-name="T19">and</text:span><text:span text:style-name="T1"> </text:span><text:span text:style-name="T19">rem</text:span><text:span text:style-name="T99">e</text:span><text:span text:style-name="T6">mber</text:span><text:span text:style-name="T19">,</text:span><text:span text:style-name="T1"> </text:span><text:span text:style-name="T6">yo</text:span><text:span text:style-name="T19">u</text:span><text:span text:style-name="T1"> </text:span><text:span text:style-name="T6">sai</text:span><text:span text:style-name="T19">d</text:span><text:span text:style-name="T1"> </text:span><text:span text:style-name="T6">h</text:span><text:span text:style-name="T19">e</text:span><text:span text:style-name="T1"> </text:span><text:span text:style-name="T6">i</text:span><text:span text:style-name="T19">s</text:span><text:span text:style-name="T1"> </text:span><text:span text:style-name="T19">a</text:span><text:span text:style-name="T1"> </text:span><text:span text:style-name="T6">good </text:span><text:span text:style-name="T19">worker,</text:span><text:span text:style-name="T1"> </text:span><text:span text:style-name="T19">so</text:span><text:span text:style-name="T1"> </text:span><text:span text:style-name="T16">l</text:span><text:span text:style-name="T6">e</text:span><text:span text:style-name="T18">t</text:span><text:span text:style-name="T1"> </text:span><text:span text:style-name="T19">him</text:span><text:span text:style-name="T1"> </text:span><text:span text:style-name="T19">wor</text:span><text:span text:style-name="T16">k</text:span><text:span text:style-name="T15">.</text:span><text:span text:style-name="T21">@</text:span></text:p>
      <text:p text:style-name="P150"/>
      <text:p text:style-name="P245"><text:span text:style-name="T7">A</text:span><text:span text:style-name="T19">Thank</text:span><text:span text:style-name="T1"> you, </text:span><text:span text:style-name="T15">I</text:span><text:span text:style-name="T26">=</text:span><text:span text:style-name="T6">l</text:span><text:span text:style-name="T19">l</text:span><text:span text:style-name="T1"> </text:span><text:span text:style-name="T8">tr</text:span><text:span text:style-name="T18">y</text:span><text:span text:style-name="T1"> </text:span><text:span text:style-name="T8">that</text:span><text:span text:style-name="T66">,</text:span><text:span text:style-name="T21">@</text:span><text:span text:style-name="T1"> </text:span><text:span text:style-name="T6">sai</text:span><text:span text:style-name="T19">d</text:span><text:span text:style-name="T1"> </text:span><text:span text:style-name="T6">Carolyn.</text:span></text:p>
      <text:p text:style-name="P346"><text:span text:style-name="T7">A</text:span><text:span text:style-name="T8">Tha</text:span><text:span text:style-name="T18">t</text:span><text:span text:style-name="T26">=</text:span><text:span text:style-name="T1">s </text:span><text:span text:style-name="T6">wha</text:span><text:span text:style-name="T19">t</text:span><text:span text:style-name="T1"> </text:span><text:span text:style-name="T5">i</text:span><text:span text:style-name="T1">t</text:span><text:span text:style-name="T26">=</text:span><text:span text:style-name="T1">s </text:span><text:span text:style-name="T5">about</text:span><text:span text:style-name="T1">, </text:span><text:span text:style-name="T6">tryin</text:span><text:span text:style-name="T19">g</text:span><text:span text:style-name="T1"> </text:span><text:span text:style-name="T5">t</text:span><text:span text:style-name="T1">o </text:span><text:span text:style-name="T6">mak</text:span><text:span text:style-name="T19">e</text:span><text:span text:style-name="T1"> </text:span><text:span text:style-name="T6">changes,</text:span><text:span text:style-name="T21">@</text:span><text:span text:style-name="T1"> </text:span><text:span text:style-name="T18">A.J.</text:span><text:span text:style-name="T1"> </text:span><text:span text:style-name="T14">s</text:span><text:span text:style-name="T6">a</text:span><text:span text:style-name="T19">id.</text:span><text:span text:style-name="T1"> <text:s/></text:span><text:span text:style-name="T7">A</text:span><text:span text:style-name="T6">On</text:span><text:span text:style-name="T19">e </text:span><text:span text:style-name="T6">las</text:span><text:span text:style-name="T19">t </text:span><text:span text:style-name="T6">thing </text:span><text:span text:style-name="T19">about</text:span><text:span text:style-name="T1"> </text:span><text:span text:style-name="T19">judgment,</text:span><text:span text:style-name="T21">@</text:span><text:span text:style-name="T1"> </text:span><text:span text:style-name="T8">A.J</text:span><text:span text:style-name="T18">.</text:span><text:span text:style-name="T1"> </text:span><text:span text:style-name="T6">sai</text:span><text:span text:style-name="T19">d</text:span><text:span text:style-name="T1"> </text:span><text:span text:style-name="T5">t</text:span><text:span text:style-name="T1">o </text:span><text:span text:style-name="T5">th</text:span><text:span text:style-name="T1">e </text:span><text:span text:style-name="T6">group</text:span><text:span text:style-name="T19">.</text:span><text:span text:style-name="T1"> </text:span><text:span text:style-name="T5"><text:s/></text:span><text:span text:style-name="T7">A</text:span><text:span text:style-name="T6">Preferenc</text:span><text:span text:style-name="T19">e</text:span><text:span text:style-name="T1"> </text:span><text:span text:style-name="T6">i</text:span><text:span text:style-name="T19">s</text:span><text:span text:style-name="T1"> </text:span><text:span text:style-name="T5">th</text:span><text:span text:style-name="T1">e </text:span><text:span text:style-name="T6">abilit</text:span><text:span text:style-name="T19">y</text:span><text:span text:style-name="T1"> </text:span><text:span text:style-name="T5">t</text:span><text:span text:style-name="T1">o </text:span><text:span text:style-name="T6">discern betwee</text:span><text:span text:style-name="T19">n</text:span><text:span text:style-name="T1"> </text:span><text:span text:style-name="T6">wha</text:span><text:span text:style-name="T19">t</text:span><text:span text:style-name="T1"> </text:span><text:span text:style-name="T6">yo</text:span><text:span text:style-name="T19">u</text:span><text:span text:style-name="T1"> </text:span><text:span text:style-name="T6">lik</text:span><text:span text:style-name="T19">e</text:span><text:span text:style-name="T1"> </text:span><text:span text:style-name="T6">an</text:span><text:span text:style-name="T19">d</text:span><text:span text:style-name="T1"> </text:span><text:span text:style-name="T6">don</text:span><text:span text:style-name="T26">=</text:span><text:span text:style-name="T18">t</text:span><text:span text:style-name="T1"> </text:span><text:span text:style-name="T6">lik</text:span><text:span text:style-name="T19">e</text:span><text:span text:style-name="T1"> </text:span><text:span text:style-name="T6">withou</text:span><text:span text:style-name="T19">t</text:span><text:span text:style-name="T1"> </text:span><text:span text:style-name="T6">judgin</text:span><text:span text:style-name="T19">g</text:span><text:span text:style-name="T1"> </text:span><text:span text:style-name="T8">it</text:span><text:span text:style-name="T18">.</text:span><text:span text:style-name="T1"> <text:s/></text:span><text:span text:style-name="T6">B</text:span><text:span text:style-name="T19">e</text:span><text:span text:style-name="T1"> </text:span><text:span text:style-name="T6">neutra</text:span><text:span text:style-name="T19">l</text:span><text:span text:style-name="T1"> </text:span><text:span text:style-name="T6">b</text:span><text:span text:style-name="T19">y</text:span><text:span text:style-name="T1"> </text:span><text:span text:style-name="T5">not </text:span><text:span text:style-name="T6">rejectin</text:span><text:span text:style-name="T19">g</text:span><text:span text:style-name="T1"> </text:span><text:span text:style-name="T6">o</text:span><text:span text:style-name="T19">r</text:span><text:span text:style-name="T1"> </text:span><text:span text:style-name="T6">acceptin</text:span><text:span text:style-name="T19">g</text:span><text:span text:style-name="T1"> </text:span><text:span text:style-name="T19">a</text:span><text:span text:style-name="T1"> </text:span><text:span text:style-name="T6">specifi</text:span><text:span text:style-name="T19">c</text:span><text:span text:style-name="T1"> </text:span><text:span text:style-name="T5">thought,</text:span><text:span text:style-name="T21">@</text:span><text:span text:style-name="T1"> </text:span><text:span text:style-name="T6">h</text:span><text:span text:style-name="T19">e</text:span><text:span text:style-name="T1"> </text:span><text:span text:style-name="T6">said.</text:span></text:p>
      <text:p text:style-name="P150"/>
      <text:p text:style-name="P245"><text:span text:style-name="T6">Ji</text:span><text:span text:style-name="T19">m</text:span><text:span text:style-name="T1"> </text:span><text:span text:style-name="T6">Billko</text:span><text:span text:style-name="T65">s</text:span><text:span text:style-name="T6">k</text:span><text:span text:style-name="T19">i</text:span><text:span text:style-name="T1"> </text:span><text:span text:style-name="T6">yell</text:span><text:span text:style-name="T19">ed</text:span><text:span text:style-name="T1"> </text:span><text:span text:style-name="T6">o</text:span><text:span text:style-name="T19">u</text:span><text:span text:style-name="T8">t</text:span><text:span text:style-name="T18">,</text:span><text:span text:style-name="T5"> </text:span><text:span text:style-name="T7">A</text:span><text:span text:style-name="T8">Tha</text:span><text:span text:style-name="T18">t </text:span><text:span text:style-name="T6">leave</text:span><text:span text:style-name="T19">s</text:span><text:span text:style-name="T1"> </text:span><text:span text:style-name="T6">m</text:span><text:span text:style-name="T19">e</text:span><text:span text:style-name="T1"> </text:span><text:span text:style-name="T6">nowhere.</text:span><text:span text:style-name="T21">@</text:span></text:p>
      <text:p text:style-name="P205"/>
      <text:p text:style-name="P652"><text:span text:style-name="T20">A</text:span><text:span text:style-name="T18">Ex</text:span><text:span text:style-name="T19">actl</text:span><text:span text:style-name="T18">y,</text:span><text:span text:style-name="T21">@</text:span><text:span text:style-name="T1"> </text:span><text:span text:style-name="T18">A.J.</text:span><text:span text:style-name="T1"> </text:span><text:span text:style-name="T19">replied.</text:span><text:span text:style-name="T1"> <text:s/></text:span><text:span text:style-name="T20">A</text:span><text:span text:style-name="T19">Learn</text:span><text:span text:style-name="T1"> to </text:span><text:span text:style-name="T19">be</text:span><text:span text:style-name="T1"> </text:span><text:span text:style-name="T19">comfortable</text:span><text:span text:style-name="T1"> not </text:span><text:span text:style-name="T19">knowing,</text:span><text:span text:style-name="T1"> </text:span><text:span text:style-name="T19">because </text:span><text:span text:style-name="T1">then you are open to infinite possibilities and new experiences. Get used to </text:span><text:span text:style-name="T19">accepting</text:span><text:span text:style-name="T1"> that </text:span><text:span text:style-name="T19">you</text:span><text:span text:style-name="T1"> </text:span><text:span text:style-name="T19">don</text:span><text:span text:style-name="T26">=</text:span><text:span text:style-name="T18">t</text:span><text:span text:style-name="T1"> </text:span><text:span text:style-name="T19">have</text:span><text:span text:style-name="T1"> </text:span><text:span text:style-name="T19">control</text:span><text:span text:style-name="T1"> </text:span><text:span text:style-name="T19">because</text:span><text:span text:style-name="T1"> </text:span><text:span text:style-name="T19">then</text:span><text:span text:style-name="T1"> y</text:span><text:span text:style-name="T19">ou</text:span><text:span text:style-name="T1"> </text:span><text:span text:style-name="T19">will</text:span><text:span text:style-name="T1"> truly </text:span><text:span text:style-name="T19">have</text:span><text:span text:style-name="T1"> control.</text:span></text:p>
      <text:p text:style-name="P168"/>
      <text:p text:style-name="P653"><text:span text:style-name="T20">A</text:span><text:span text:style-name="T19">Think</text:span><text:span text:style-name="T1"> </text:span><text:span text:style-name="T19">about</text:span><text:span text:style-name="T1"> </text:span><text:span text:style-name="T19">all</text:span><text:span text:style-name="T1"> this </text:span><text:span text:style-name="T19">over</text:span><text:span text:style-name="T1"> the next </text:span><text:span text:style-name="T19">week,</text:span><text:span text:style-name="T21">@</text:span><text:span text:style-name="T1"> </text:span><text:span text:style-name="T18">A.J.</text:span><text:span text:style-name="T1"> </text:span><text:span text:style-name="T19">suggested,</text:span><text:span text:style-name="T1"> </text:span><text:span text:style-name="T19">as</text:span><text:span text:style-name="T1"> </text:span><text:span text:style-name="T19">he</text:span><text:span text:style-name="T1"> </text:span><text:span text:style-name="T19">pranamed </text:span><text:span text:style-name="T1">the group. He was purposely stretching the minds of his students, which he called Mental Fitness Training. He knew that the nature of the ego was to maintain the stability of the past while the new information he was presenting involved unlearning old cognitive habits.</text:span></text:p>
      <text:p text:style-name="P205"/>
      <text:p text:style-name="P654"><text:span text:style-name="T19">The NAMASTE material</text:span><text:span text:style-name="T1"> creat</text:span><text:span text:style-name="T19">ed</text:span><text:span text:style-name="T1"> conflict </text:span><text:span text:style-name="T19">with</text:span><text:span text:style-name="T1"> the </text:span><text:span text:style-name="T19">managers</text:span><text:span text:style-name="T26">=</text:span><text:span text:style-name="T1"> </text:span><text:span text:style-name="T19">curre</text:span><text:span text:style-name="T18">nt </text:span><text:span text:style-name="T1">psychological structures.</text:span></text:p>
      <text:p text:style-name="P156"/>
      <text:p text:style-name="P245"><text:span text:style-name="T1">Everyone left the third session a bit confused and with a lot to think about.</text:span></text:p>
      <text:p text:style-name="P655"><text:span text:style-name="T1">A.J. expected and did receive phone calls from most of the managers over the next week to discuss issues they were not clear about or uncomfortable with.</text:span></text:p>
      <text:p text:style-name="P78"/>
      <text:p text:style-name="P266"><text:span text:style-name="T1">Jim Billkoski reported that his relationship with his daughter had greatly </text:span><text:span text:style-name="T19">improved</text:span><text:span text:style-name="T1"> </text:span><text:span text:style-name="T19">as</text:span><text:span text:style-name="T1"> </text:span><text:span text:style-name="T19">a</text:span><text:span text:style-name="T1"> </text:span><text:span text:style-name="T19">result</text:span><text:span text:style-name="T1"> of </text:span><text:span text:style-name="T18">A.J.</text:span><text:span text:style-name="T26">=</text:span><text:span text:style-name="T1">s </text:span><text:span text:style-name="T19">help</text:span><text:span text:style-name="T1"> </text:span><text:span text:style-name="T19">and</text:span><text:span text:style-name="T1"> the NAMASTE </text:span><text:span text:style-name="T19">program.</text:span><text:span text:style-name="T1"> </text:span><text:span text:style-name="T19">He</text:span><text:span text:style-name="T1"> </text:span><text:span text:style-name="T19">said</text:span><text:span text:style-name="T1"> that last Tuesday evening he took his daughter Grace out to dinner. Jim said that Grace had noticed that he was not being critical or judgmental toward her, and had wondered what was going on.</text:span></text:p>
      <text:p text:style-name="P205"/>
      <text:p text:style-name="P225"><text:span text:style-name="T1">Jim said that he had been trying to be a good parent, but had been letting anger get in the way. Then he told Grace about the talk he had had with A.J. and how A.J. suggested that Jim be more positive in the way he approached his daughter. Also he said that Jim should find the place where he and his daughter are one. Jim learned that instead of trying to change Grace, he should change the way he sees</text:span><text:span text:style-name="T5"> </text:span><text:span text:style-name="T1">her.</text:span></text:p>
      <text:p text:style-name="P175"/>
      <text:p text:style-name="P636"><text:span text:style-name="T1">Well, Grace told him that she was sure that it was working because she now feels closer to him than ever before.</text:span></text:p>
      <text:p text:style-name="P91"/>
      <text:p text:style-name="P656"><text:span text:style-name="T1">Jim said that after dessert, they hugged and connected on such a deep level that they both cried.</text:span></text:p>
      <text:p text:style-name="P150"/>
      <text:p text:style-name="P657"><text:span text:style-name="T18">A.J.</text:span><text:span text:style-name="T1"> </text:span><text:span text:style-name="T19">said,</text:span><text:span text:style-name="T1"> </text:span><text:span text:style-name="T20">A</text:span><text:span text:style-name="T18">I</text:span><text:span text:style-name="T26">=</text:span><text:span text:style-name="T19">m glad</text:span><text:span text:style-name="T1"> to </text:span><text:span text:style-name="T19">hear</text:span><text:span text:style-name="T1"> that </text:span><text:span text:style-name="T19">you</text:span><text:span text:style-name="T1"> </text:span><text:span text:style-name="T19">and</text:span><text:span text:style-name="T1"> </text:span><text:span text:style-name="T19">your</text:span><text:span text:style-name="T1"> </text:span><text:span text:style-name="T19">daughter</text:span><text:span text:style-name="T1"> </text:span><text:span text:style-name="T19">were</text:span><text:span text:style-name="T1"> </text:span><text:span text:style-name="T19">able</text:span><text:span text:style-name="T1"> to </text:span><text:span text:style-name="T19">work </text:span><text:span text:style-name="T1">out your feelings and find a place where you are both one. The NAMASTE </text:span><text:span text:style-name="T19">program</text:span><text:span text:style-name="T1"> </text:span><text:span text:style-name="T19">helps</text:span><text:span text:style-name="T1"> </text:span><text:span text:style-name="T19">people</text:span><text:span text:style-name="T1"> </text:span><text:span text:style-name="T19">both</text:span><text:span text:style-name="T1"> at </text:span><text:span text:style-name="T19">work</text:span><text:span text:style-name="T1"> </text:span><text:span text:style-name="T19">and</text:span><text:span text:style-name="T1"> at </text:span><text:span text:style-name="T19">home</text:span><text:span text:style-name="T1"> </text:span><text:span text:style-name="T19">as</text:span><text:span text:style-name="T1"> </text:span><text:span text:style-name="T19">you</text:span><text:span text:style-name="T1"> </text:span><text:span text:style-name="T19">have</text:span><text:span text:style-name="T1"> just </text:span><text:span text:style-name="T19">shown</text:span><text:span text:style-name="T1"> us.</text:span><text:span text:style-name="T21">@</text:span></text:p>
      <text:p text:style-name="P498"><text:span text:style-name="T1">Progress continued on both the Relaxation Room and the Bio-mouse </text:span><text:span text:style-name="T19">projects.</text:span><text:span text:style-name="T1"> <text:s/>A</text:span><text:span text:style-name="T18">.J.</text:span><text:span text:style-name="T26">=</text:span><text:span text:style-name="T1">s </text:span><text:span text:style-name="T19">duties</text:span><text:span text:style-name="T1"> at </text:span><text:span text:style-name="T18">P.T.</text:span><text:span text:style-name="T1"> </text:span><text:span text:style-name="T19">increased,</text:span><text:span text:style-name="T1"> </text:span><text:span text:style-name="T19">which</text:span><text:span text:style-name="T1"> put </text:span><text:span text:style-name="T19">more</text:span><text:span text:style-name="T1"> </text:span><text:span text:style-name="T19">demands</text:span><text:span text:style-name="T1"> </text:span><text:span text:style-name="T19">on</text:span><text:span text:style-name="T1"> </text:span><text:span text:style-name="T19">his</text:span><text:span text:style-name="T1"> time, so it took extra effort for him to stay centered.</text:span></text:p>
      <text:p text:style-name="P198"/>
      <text:p text:style-name="P658"><text:span text:style-name="T1">Several times during the day he closed his door to relax and to center himself. It took only a few minutes for him to achieve his desired state of mind. He then returned to his work feeling physically and mentally refreshed.</text:span></text:p>
      <text:p text:style-name="P150"/>
      <text:p text:style-name="P61"><text:span text:style-name="T41">Being in the moment, or experiencing the now, liberates us from the control of our past and future thoughts, worries, and anxieties. Rising above them</text:span><text:span text:style-name="T59"> </text:span><text:span text:style-name="T41">opens</text:span><text:span text:style-name="T61"> </text:span><text:span text:style-name="T41">the</text:span><text:span text:style-name="T62"> </text:span><text:span text:style-name="T41">door</text:span><text:span text:style-name="T61"> </text:span><text:span text:style-name="T41">to</text:span><text:span text:style-name="T62"> </text:span><text:span text:style-name="T41">spirituality</text:span><text:span text:style-name="T61"> </text:span><text:span text:style-name="T41">and</text:span><text:span text:style-name="T62"> </text:span><text:span text:style-name="T41">increased</text:span><text:span text:style-name="T62"> </text:span><text:span text:style-name="T41">efficiency</text:span><text:span text:style-name="T61"> </text:span><text:span text:style-name="T41">while</text:span><text:span text:style-name="T62"> </text:span><text:span text:style-name="T41">affording</text:span><text:span text:style-name="T61"> </text:span><text:span text:style-name="T41">us</text:span><text:span text:style-name="T62"> </text:span><text:span text:style-name="T41">the opportunity to live our lives from our hearts, rather than our</text:span><text:span text:style-name="T51"> </text:span><text:span text:style-name="T41">heads</text:span><text:span text:style-name="T28">.</text:span></text:p>
      <text:p text:style-name="P115"/>
      <text:p text:style-name="P62"><text:span text:style-name="T42">This shift of awareness</text:span><text:span text:style-name="T41"> </text:span><text:span text:style-name="T42">and</text:span><text:span text:style-name="T41"> </text:span><text:span text:style-name="T42">sense</text:span><text:span text:style-name="T41"> of </text:span><text:span text:style-name="T42">surrender</text:span><text:span text:style-name="T41"> to </text:span><text:span text:style-name="T42">our</text:span><text:span text:style-name="T41"> </text:span><text:span text:style-name="T42">heart</text:span><text:span text:style-name="T90">=</text:span><text:span text:style-name="T41">s m</text:span><text:span text:style-name="T42">essage</text:span><text:span text:style-name="T41"> </text:span><text:span text:style-name="T42">is </text:span><text:span text:style-name="T41">one of the most difficult obstacles to overcome when bringing spirituality to the work-place. Yet, once people experience how good peace of mind feels, they begin to trust in the process, just as Robert did by asking A.J. to teach the program at P.T.</text:span></text:p>
      <text:p text:style-name="P176"/>
      <text:p text:style-name="P345"><text:span text:style-name="T1">A sense of excitement pervaded the conference room for the fourth and final NAMASTE session. Everyone was anticipating the end of a program that had changed their lives. A.J. sensed this and began the class by mentioning that the program will never end because he is always available for consultation and there will be continuing follow-up sessions.He asked if anyone had questions about the previous session or anything they wanted to share about integrating the NAMASTE program into their</text:span><text:span text:style-name="T14"> </text:span><text:span text:style-name="T1">lives.</text:span></text:p>
      <text:p text:style-name="P78"/>
      <text:p text:style-name="P225"><text:span text:style-name="T1">Ethan Brilliant said he was confused about not being reactive, and not being attached to things or situations. He did not understand the ability to not think.</text:span></text:p>
      <text:p text:style-name="P150"/>
      <text:p text:style-name="P245"><text:span text:style-name="T7">A</text:span><text:span text:style-name="T6">Ca</text:span><text:span text:style-name="T19">n</text:span><text:span text:style-name="T1"> </text:span><text:span text:style-name="T6">yo</text:span><text:span text:style-name="T19">u</text:span><text:span text:style-name="T1"> </text:span><text:span text:style-name="T6">b</text:span><text:span text:style-name="T19">e</text:span><text:span text:style-name="T1"> </text:span><text:span text:style-name="T6">specifi</text:span><text:span text:style-name="T19">c</text:span><text:span text:style-name="T1"> </text:span><text:span text:style-name="T6">o</text:span><text:span text:style-name="T19">r</text:span><text:span text:style-name="T1"> </text:span><text:span text:style-name="T6">giv</text:span><text:span text:style-name="T19">e</text:span><text:span text:style-name="T1"> </text:span><text:span text:style-name="T6">u</text:span><text:span text:style-name="T19">s</text:span><text:span text:style-name="T1"> </text:span><text:span text:style-name="T6">a</text:span><text:span text:style-name="T19">n</text:span><text:span text:style-name="T1"> </text:span><text:span text:style-name="T6">example</text:span><text:span text:style-name="T99">?</text:span><text:span text:style-name="T21">@</text:span><text:span text:style-name="T1"> </text:span><text:span text:style-name="T18">A.J.</text:span><text:span text:style-name="T1"> asked.</text:span></text:p>
      <text:p text:style-name="P205"/>
      <text:p text:style-name="P659"><text:span text:style-name="T1">AAn example would beYa worker in my department was actually yelling at a client over the telephone. He was disturbing the entire department and being extremely rude. My first reaction was to match his negative energy and yell at him. I overrode that feeling by taking a deep breath, yet I was still angry and wound up with a negative attitude which I directed at him:</text:span></text:p>
      <text:p text:style-name="P205"/>
      <text:p text:style-name="P399"><text:span text:style-name="T20">A</text:span><text:span text:style-name="T18">Okay,</text:span><text:span text:style-name="T21">@</text:span><text:span text:style-name="T1"> </text:span><text:span text:style-name="T18">A.J.</text:span><text:span text:style-name="T1"> </text:span><text:span text:style-name="T19">said.</text:span><text:span text:style-name="T1"> <text:s/></text:span><text:span text:style-name="T20">A</text:span><text:span text:style-name="T18">I</text:span><text:span text:style-name="T1"> </text:span><text:span text:style-name="T19">know</text:span><text:span text:style-name="T1"> </text:span><text:span text:style-name="T19">what</text:span><text:span text:style-name="T1"> </text:span><text:span text:style-name="T19">you</text:span><text:span text:style-name="T1"> </text:span><text:span text:style-name="T19">mean.</text:span><text:span text:style-name="T1"> <text:s/>K</text:span><text:span text:style-name="T19">nowing</text:span><text:span text:style-name="T1"> </text:span><text:span text:style-name="T19">how</text:span><text:span text:style-name="T1"> </text:span><text:span text:style-name="T19">you</text:span><text:span text:style-name="T1"> </text:span><text:span text:style-name="T19">should</text:span><text:span text:style-name="T1"> act and what you are really feeling are two different things. I once read a mystical book called the Kabbalah, that had an interesting problem solving method. This may </text:span><text:span text:style-name="T19">give</text:span><text:span text:style-name="T1"> </text:span><text:span text:style-name="T19">you</text:span><text:span text:style-name="T1"> </text:span><text:span text:style-name="T19">some</text:span><text:span text:style-name="T1"> </text:span><text:span text:style-name="T19">ideas</text:span><text:span text:style-name="T1"> </text:span><text:span text:style-name="T19">on</text:span><text:span text:style-name="T1"> </text:span><text:span text:style-name="T19">how</text:span><text:span text:style-name="T1"> to </text:span><text:span text:style-name="T19">view</text:span><text:span text:style-name="T1"> </text:span><text:span text:style-name="T19">potential</text:span><text:span text:style-name="T1"> </text:span><text:span text:style-name="T19">problems</text:span><text:span text:style-name="T1"> at work.</text:span><text:span text:style-name="T21">@</text:span></text:p>
      <text:p text:style-name="P114"/>
      <text:p text:style-name="P249"><text:span text:style-name="T1">A.J. wrote a list on the</text:span><text:span text:style-name="T123"> </text:span><text:span text:style-name="T1">board.</text:span></text:p>
      <text:list xml:id="list4037188185113806776" text:style-name="WWNum2">
        <text:list-item>
          <text:list>
            <text:list-item>
              <text:p text:style-name="P747"><text:span text:style-name="T28">A difficult situation</text:span><text:span text:style-name="T63"> </text:span><text:span text:style-name="T28">arises</text:span></text:p>
            </text:list-item>
            <text:list-item>
              <text:p text:style-name="P748"><text:span text:style-name="T28">Recognize it is an opportunity for spiritual grown that has come from a higher</text:span><text:span text:style-name="T34"> </text:span><text:span text:style-name="T28">source.</text:span></text:p>
            </text:list-item>
            <text:list-item>
              <text:p text:style-name="P749"><text:span text:style-name="T28">Identify your</text:span><text:span text:style-name="T34"> </text:span><text:span text:style-name="T28">reaction.</text:span></text:p>
            </text:list-item>
            <text:list-item>
              <text:p text:style-name="P750"><text:span text:style-name="T28">Restrict and release your negative reaction. 5.Allow the Light to come in (spiritual energy). 6.Now deal with the</text:span><text:span text:style-name="T47"> </text:span><text:span text:style-name="T28">situation.</text:span></text:p>
            </text:list-item>
          </text:list>
        </text:list-item>
      </text:list>
      <text:p text:style-name="P150"/>
      <text:p text:style-name="P245"><text:span text:style-name="T7">A</text:span><text:span text:style-name="T8">So</text:span><text:span text:style-name="T18">, </text:span><text:span text:style-name="T8">Ethan</text:span><text:span text:style-name="T18">, </text:span><text:span text:style-name="T6">let</text:span><text:span text:style-name="T26">=</text:span><text:span text:style-name="T1">s </text:span><text:span text:style-name="T6">loo</text:span><text:span text:style-name="T19">k</text:span><text:span text:style-name="T1"> </text:span><text:span text:style-name="T5">a</text:span><text:span text:style-name="T1">t </text:span><text:span text:style-name="T6">you</text:span><text:span text:style-name="T19">r</text:span><text:span text:style-name="T1"> </text:span><text:span text:style-name="T6">specifi</text:span><text:span text:style-name="T19">c</text:span><text:span text:style-name="T1"> </text:span><text:span text:style-name="T6">situatio</text:span><text:span text:style-name="T19">n</text:span><text:span text:style-name="T1"> </text:span><text:span text:style-name="T6">usin</text:span><text:span text:style-name="T19">g</text:span><text:span text:style-name="T1"> </text:span><text:span text:style-name="T5">thi</text:span><text:span text:style-name="T1">s </text:span><text:span text:style-name="T5">formula</text:span><text:span text:style-name="T14">.</text:span><text:span text:style-name="T21">@</text:span></text:p>
      <text:p text:style-name="P156"/>
      <text:p text:style-name="P245"><text:span text:style-name="T1">A.J. again wrote a list on the board.</text:span></text:p>
      <text:p text:style-name="P78"/>
      <text:list xml:id="list6495612303568708370" text:style-name="WWNum3">
        <text:list-item>
          <text:p text:style-name="P742"><text:span text:style-name="T137">A worker is yelling at a client and is also disturbing the</text:span><text:span text:style-name="T149"> </text:span><text:span text:style-name="T137">department.</text:span></text:p>
        </text:list-item>
        <text:list-item>
          <text:p text:style-name="P751"><text:span text:style-name="T137">The challenge is to handle this situation from a spiritual perspective, not from the place of the</text:span><text:span text:style-name="T151"> </text:span><text:span text:style-name="T137">problem.</text:span></text:p>
        </text:list-item>
        <text:list-item>
          <text:p text:style-name="P742"><text:span text:style-name="T137">Your reaction was negativity and anger.</text:span></text:p>
        </text:list-item>
        <text:list-item>
          <text:p text:style-name="P742"><text:span text:style-name="T137">Stop being negative and</text:span><text:span text:style-name="T139"> </text:span><text:span text:style-name="T137">angry.</text:span></text:p>
        </text:list-item>
        <text:list-item>
          <text:p text:style-name="P752"><text:span text:style-name="T137">Allow yourself to experience your objective spiritual nature (allow </text:span><text:span text:style-name="T152">the </text:span><text:span text:style-name="T137">Light in). Release emotions and negative</text:span><text:span text:style-name="T139"> </text:span><text:span text:style-name="T137">thoughts.</text:span></text:p>
        </text:list-item>
        <text:list-item>
          <text:p text:style-name="P753"><text:span text:style-name="T137">Do not deal with the situation from the ego, (the place of the problem), but form the spiritual perspective, the solution to the</text:span><text:span text:style-name="T153"> </text:span><text:span text:style-name="T137">problem.</text:span></text:p>
        </text:list-item>
        <text:list-item>
          <text:p text:style-name="P754"><text:span text:style-name="T137">What did you learn about yourself and how did you grow from this situation?</text:span></text:p>
        </text:list-item>
        <text:list-item>
          <text:p text:style-name="P755"><text:span text:style-name="T137">Be thankful and humble for the opportunity to grow, and better understand yourself.</text:span></text:p>
        </text:list-item>
      </text:list>
      <text:p text:style-name="P155"/>
      <text:p text:style-name="P245"><text:span text:style-name="T7">A</text:span><text:span text:style-name="T168">In this</text:span> <text:span text:style-name="T132">s</text:span>it<text:span text:style-name="T169">u</text:span><text:span text:style-name="T131">a</text:span>tion.<text:span text:style-name="T21">@</text:span><text:span text:style-name="T111"> </text:span><text:span text:style-name="T132">A.J</text:span><text:span text:style-name="T168">.</text:span><text:span text:style-name="T131"> sai</text:span>d<text:span text:style-name="T131"> </text:span>to the <text:span text:style-name="T131">group</text:span>,<text:span text:style-name="T131"> </text:span><text:span text:style-name="T7">A</text:span>Ethan <text:span text:style-name="T168">was</text:span> reactive and not proactive.</text:p>
      <text:p text:style-name="P660">He lost his objectivity and became absorbed into the negativity of the situation. Fear may be preceded by anger. What were you afraid of <text:span text:style-name="T168">Ethan?</text:span><text:span text:style-name="T21">@</text:span></text:p>
      <text:p text:style-name="P156"/>
      <text:p text:style-name="P661">Ethan replied that he had been afraid this one worker would destroy the peaceful and productive environment he was trying to create.</text:p>
      <text:p text:style-name="P155"/>
      <text:p text:style-name="P662"><text:span text:style-name="T7">A</text:span>That<text:span text:style-name="T26">=</text:span><text:span text:style-name="T168">s</text:span> attach<text:span text:style-name="T169">m</text:span>ent and a function of your ego. <text:span text:style-name="T131"><text:s/></text:span>You<text:span text:style-name="T131"> </text:span>were<text:span text:style-name="T131"> </text:span>partial<text:span text:style-name="T131"> </text:span>to<text:span text:style-name="T131"> </text:span>it<text:span text:style-name="T131"> </text:span>being<text:span text:style-name="T131"> </text:span>a certain<text:span text:style-name="T131"> </text:span><text:span text:style-name="T168">way</text:span><text:span text:style-name="T131"> </text:span>and<text:span text:style-name="T131"> </text:span>when<text:span text:style-name="T131"> </text:span>it<text:span text:style-name="T131"> </text:span><text:span text:style-name="T168">was</text:span><text:span text:style-name="T132">n</text:span><text:span text:style-name="T26">=</text:span>t that way,<text:span text:style-name="T131"> </text:span>you<text:span text:style-name="T131"> </text:span>beca<text:span text:style-name="T169">m</text:span>e threatened and then reactive<text:span text:style-name="T131">.</text:span><text:span text:style-name="T21">@</text:span></text:p>
      <text:p text:style-name="P205"/>
      <text:p text:style-name="P245">Ethan ad<text:span text:style-name="T169">m</text:span>itted he did<text:span text:style-name="T131">n</text:span><text:span text:style-name="T26">=</text:span>t <text:span text:style-name="T131">wan</text:span>t<text:span text:style-name="T131"> </text:span>to lose control and<text:span text:style-name="T169"> </text:span>took the situation personally.</text:p>
      <text:p text:style-name="P155"/>
      <text:p text:style-name="P63"><text:span text:style-name="T33">A</text:span><text:span text:style-name="T137">That</text:span><text:span text:style-name="T31">=</text:span><text:span text:style-name="T138">s</text:span><text:span text:style-name="T137"> what I meant about not thinking. <text:s/>If you can</text:span><text:span text:style-name="T31">=</text:span><text:span text:style-name="T137">t think positive thoug</text:span><text:span text:style-name="T138">hts,</text:span><text:span text:style-name="T137"> it doesn</text:span><text:span text:style-name="T31">=</text:span><text:span text:style-name="T137">t pay to think at all,</text:span><text:span text:style-name="T32">@</text:span><text:span text:style-name="T28"> </text:span><text:span text:style-name="T138">A.J.</text:span><text:span text:style-name="T137"> said. <text:s/>Everyone laughed. <text:s/></text:span><text:span text:style-name="T33">A</text:span><text:span text:style-name="T138">It</text:span><text:span text:style-name="T31">=</text:span><text:span text:style-name="T138">s</text:span><text:span text:style-name="T137"> true. <text:s/>Learn to keep your mind in the space between thoughts. By practicing relaxation and </text:span><text:span text:style-name="T144">meditation you will eventually attain this liberating ability.</text:span></text:p>
      <text:p text:style-name="P154"/>
      <text:p text:style-name="P663"><text:span text:style-name="T1">A</text:span>I<text:span text:style-name="T135"> </text:span>am<text:span text:style-name="T184"> </text:span>happy<text:span text:style-name="T135"> </text:span>that<text:span text:style-name="T135"> </text:span>you<text:span text:style-name="T128"> </text:span>brought<text:span text:style-name="T135"> </text:span>this<text:span text:style-name="T128"> </text:span>up,<text:span text:style-name="T135"> </text:span>Ethan,<text:span text:style-name="T128"> </text:span>because<text:span text:style-name="T184"> </text:span>it<text:span text:style-name="T135"> </text:span>leads<text:span text:style-name="T184"> </text:span>us<text:span text:style-name="T135"> </text:span>into<text:span text:style-name="T184"> </text:span>the<text:span text:style-name="T135"> </text:span>next<text:span text:style-name="T184"> </text:span>topic I want to <text:span text:style-name="T168">discuss.</text:span> <text:span text:style-name="T131"><text:s/></text:span><text:span text:style-name="T176">The</text:span><text:span text:style-name="T175"> manager </text:span><text:span text:style-name="T176">as</text:span><text:span text:style-name="T175"> the gur</text:span><text:span text:style-name="T133">u</text:span>. <text:span text:style-name="T131"><text:s/></text:span>I<text:span text:style-name="T131"> don</text:span><text:span text:style-name="T26">=</text:span>t like to <text:span text:style-name="T169">u</text:span><text:span text:style-name="T132">s</text:span>e the term leader, which you are used to, because it denotes someone leads,<text:span text:style-name="T128"> </text:span>which</text:p>
      <text:p text:style-name="P664">means someone follows. I prefer to use the tem guru because that connotes teacher, but in America, the term guide will be more appropriate. We<text:span text:style-name="T131"> </text:span>are<text:span text:style-name="T131"> </text:span>all<text:span text:style-name="T131"> </text:span>learners<text:span text:style-name="T131"> </text:span>and<text:span text:style-name="T131"> </text:span>teache<text:span text:style-name="T131">r</text:span><text:span text:style-name="T168">s</text:span><text:span text:style-name="T131"> </text:span>(gurus)<text:span text:style-name="T131"> </text:span>at<text:span text:style-name="T131"> </text:span>different<text:span text:style-name="T131"> </text:span>ti<text:span text:style-name="T169">m</text:span><text:span text:style-name="T168">es</text:span><text:span text:style-name="T132">,</text:span><text:span text:style-name="T21">@</text:span><text:span text:style-name="T111"> </text:span><text:span text:style-name="T168">A.J.</text:span> said.</text:p>
      <text:p text:style-name="P113"/>
      <text:p text:style-name="P665"><text:span text:style-name="T1">A</text:span>I want to tell you a story about my guru and an experience I had with twenty other students, who were all his disciples, or students. Our dedication and commitment to <text:span text:style-name="T168">Swam</text:span>iji<text:span text:style-name="T26">=</text:span><text:span text:style-name="T168">s</text:span> teachings were strong.</text:p>
      <text:p text:style-name="P113"/>
      <text:p text:style-name="P667"><text:span text:style-name="T1">A</text:span>One morning our guru went down to the river to bathe and pray. He took off his clothes and put them in a neat pile. He than took off his bracelet, put it on the sand near his clothes and built a mound over it so he could easily identify it when he returned. We had not seen our teacher take off the bracelet, we had only seen him build a mound and thought it was some kind of ritual. We all built a mound and followed our guru down to the river.</text:p>
      <text:p text:style-name="Text_20_body"/>
      <text:p text:style-name="P64"><text:span text:style-name="T28">A</text:span><text:span text:style-name="T137">After our prayers, we all returned to our clothes and Swamiji noticed all the mounds. He laughed and told everyone to gather around. He got down on his knees facing </text:span><text:span text:style-name="T144">his </text:span><text:span text:style-name="T137">little mound, so did each of the disciples. He pushed his hand through the top of the mound and pulled up his bracelet. His </text:span><text:span text:style-name="T138">followers did the sa</text:span><text:span text:style-name="T148">m</text:span><text:span text:style-name="T138">e but ca</text:span><text:span text:style-name="T148">m</text:span><text:span text:style-name="T138">e up empty handed. <text:s/>He said,</text:span><text:span text:style-name="T141"> </text:span><text:span text:style-name="T37">&gt;</text:span><text:span text:style-name="T145">Please do </text:span><text:span text:style-name="T144">not follow me. Only a fool blindly follows. Observe me and learn from </text:span><text:span text:style-name="T145">me.</text:span><text:span text:style-name="T144"> </text:span><text:span text:style-name="T142"><text:s/></text:span><text:span text:style-name="T144">If</text:span><text:span text:style-name="T142"> </text:span><text:span text:style-name="T144">you</text:span><text:span text:style-name="T142"> </text:span><text:span text:style-name="T145">must</text:span><text:span text:style-name="T142"> </text:span><text:span text:style-name="T144">follow,</text:span><text:span text:style-name="T142"> </text:span><text:span text:style-name="T144">t</text:span><text:span text:style-name="T142">h</text:span><text:span text:style-name="T144">en</text:span><text:span text:style-name="T142"> </text:span><text:span text:style-name="T144">follow</text:span><text:span text:style-name="T142"> </text:span><text:span text:style-name="T144">your</text:span><text:span text:style-name="T142"> </text:span><text:span text:style-name="T144">own</text:span><text:span text:style-name="T142"> </text:span><text:span text:style-name="T144">intuition</text:span><text:span text:style-name="T146">.</text:span><text:span text:style-name="T90">=</text:span></text:p>
      <text:p text:style-name="P321"/>
      <text:p text:style-name="P668"><text:span text:style-name="T168">A.J.</text:span> continued, <text:span text:style-name="T20">A</text:span><text:span text:style-name="T168">Are</text:span> your worker<text:span text:style-name="T26">=</text:span><text:span text:style-name="T168">s</text:span> blindly following, or are they motivated and inspired?<text:span text:style-name="T21">@</text:span><text:span text:style-name="T1"> <text:s/></text:span><text:span text:style-name="T168">He</text:span> asked them to take a <text:span text:style-name="T168">few</text:span> minutes to think about each worker in their department and determine what category they fell into. He then asked them to think about, and write down specific ways in which they could be gurus to the workers who were followers. Afterwards, he asked the group to call out the positive qualities of a good teacher.</text:p>
      <text:p text:style-name="P149"/>
      <text:p text:style-name="P670"><text:span text:style-name="T7">A</text:span><text:span text:style-name="T168">Individualistic</text:span><text:span text:style-name="T132">,</text:span><text:span text:style-name="T21">@</text:span><text:span text:style-name="T111"> </text:span><text:span text:style-name="T122">Y</text:span><text:span text:style-name="T111"> </text:span><text:span text:style-name="T7">A</text:span>C<text:span text:style-name="T169">h</text:span>allen<text:span text:style-name="T169">g</text:span><text:span text:style-name="T168">es</text:span> tra<text:span text:style-name="T169">d</text:span>ition,<text:span text:style-name="T21">@</text:span><text:span text:style-name="T25"> </text:span><text:span text:style-name="T122">Y</text:span><text:span text:style-name="T111"> </text:span><text:span text:style-name="T7">A</text:span>a role <text:span text:style-name="T169">m</text:span>odel<text:span text:style-name="T131">,</text:span><text:span text:style-name="T21">@</text:span><text:span text:style-name="T111"> </text:span><text:span text:style-name="T122">Y</text:span><text:span text:style-name="T111"> </text:span><text:span text:style-name="T7">A</text:span>a <text:span text:style-name="T131">visionar</text:span>y<text:span text:style-name="T131"> who </text:span><text:span text:style-name="T168">sees</text:span><text:span text:style-name="T131"> </text:span>the<text:span text:style-name="T131"> </text:span><text:span text:style-name="T169">b</text:span>ig<text:span text:style-name="T131"> </text:span>pict<text:span text:style-name="T169">u</text:span>re,<text:span text:style-name="T21">@</text:span><text:span text:style-name="T111"> </text:span><text:span text:style-name="T122">Y</text:span><text:span text:style-name="T111"> </text:span><text:span text:style-name="T17">A</text:span><text:span text:style-name="T168">cares</text:span><text:span text:style-name="T170"> </text:span><text:span text:style-name="T168">about</text:span><text:span text:style-name="T170"> </text:span><text:span text:style-name="T168">people</text:span><text:span text:style-name="T174">,</text:span><text:span text:style-name="T21">@</text:span><text:span text:style-name="T111"> </text:span>... <text:span text:style-name="T17">A</text:span>creative<text:span text:style-name="T131">,</text:span><text:span text:style-name="T21">@</text:span><text:span text:style-name="T111"> </text:span><text:span text:style-name="T122">Y</text:span><text:span text:style-name="T103"> </text:span><text:span text:style-name="T20">A</text:span><text:span text:style-name="T169">m</text:span>otivates and inspires<text:span text:style-name="T169">,</text:span><text:span text:style-name="T21">@</text:span><text:span text:style-name="T1"> </text:span><text:span text:style-name="T120"><text:s/></text:span>... <text:s/><text:span text:style-name="T7">A</text:span><text:span text:style-name="T168">Intro</text:span><text:span text:style-name="T170">s</text:span><text:span text:style-name="T168">pecti</text:span><text:span text:style-name="T170">v</text:span><text:span text:style-name="T168">e,</text:span><text:span text:style-name="T21">@</text:span><text:span text:style-name="T111"> </text:span><text:span text:style-name="T122">Y</text:span><text:span text:style-name="T111"> </text:span><text:span text:style-name="T17">A</text:span><text:span text:style-name="T168">spiritu</text:span><text:span text:style-name="T132">a</text:span><text:span text:style-name="T168">l</text:span><text:span text:style-name="T132">,</text:span><text:span text:style-name="T21">@</text:span><text:span text:style-name="T1"> </text:span><text:span text:style-name="T120"><text:s/></text:span><text:span text:style-name="T122">Y</text:span><text:span text:style-name="T103"> </text:span><text:span text:style-name="T7">A</text:span><text:span text:style-name="T132">fo</text:span><text:span text:style-name="T168">rgiving,</text:span><text:span text:style-name="T21">@ </text:span><text:span text:style-name="T125">Y</text:span><text:span text:style-name="T13">@</text:span>ethical<text:span text:style-name="T131">,</text:span><text:span text:style-name="T13">@</text:span><text:span text:style-name="T125">Y</text:span><text:span text:style-name="T103"> </text:span><text:span text:style-name="T7">A</text:span><text:span text:style-name="T168">respects</text:span> and e<text:span text:style-name="T169">m</text:span><text:span text:style-name="T168">powers</text:span> others,<text:span text:style-name="T13">@</text:span><text:span text:style-name="T125">Y</text:span><text:span text:style-name="T111"> </text:span><text:span text:style-name="T7">A</text:span><text:span text:style-name="T131">hig</text:span>h<text:span text:style-name="T173"> </text:span><text:span text:style-name="T169">m</text:span><text:span text:style-name="T131">orals,</text:span><text:span text:style-name="T21">@</text:span><text:span text:style-name="T103"> </text:span><text:span text:style-name="T122">Y</text:span><text:span text:style-name="T111"> </text:span><text:span text:style-name="T7">A</text:span><text:span text:style-name="T168">self- directed,</text:span><text:span text:style-name="T21">@</text:span><text:span text:style-name="T111"> </text:span><text:span text:style-name="T122">Y</text:span><text:span text:style-name="T103"> </text:span><text:span text:style-name="T7">A</text:span><text:span text:style-name="T168">learns from</text:span><text:span text:style-name="T170"> m</text:span><text:span text:style-name="T168">istakes</text:span><text:span text:style-name="T132">.</text:span><text:span text:style-name="T21">@</text:span></text:p>
      <text:p text:style-name="P319"/>
      <text:p text:style-name="P665">A.J. assigned one of the above qualities to everyone and asked each manager to discuss them with the group. It became evident from the discussions that the core competency of a teacher is to constantly reexamine his or her values, assumptions, and personal defenses in order to maintain an objective and clear mind.</text:p>
      <text:p text:style-name="P155"/>
      <text:p text:style-name="P671"><text:span text:style-name="T1">A</text:span>The guru must also understand the personal effects of past influences and experiences on his or her life and not allow the ego to interfere with decisions and actions.<text:span text:style-name="T21">@</text:span><text:span text:style-name="T1"> </text:span>said <text:span text:style-name="T168">A.J.</text:span></text:p>
      <text:p text:style-name="P672">This subject matter brought out a lot of passion in the managers because it directly dealt with their personal belief systems.</text:p>
      <text:p text:style-name="P149"/>
      <text:p text:style-name="P665"><text:span text:style-name="T1">A</text:span>Everyone has unproductive beliefs that are acquired from experiences. Those negative beliefs may never go away, and when they come up, you must <text:span text:style-name="T168">sim</text:span>ply observe them but do not act on them,<text:span text:style-name="T21">@</text:span><text:span text:style-name="T1"> </text:span>said <text:span text:style-name="T168">A.J.</text:span> <text:s/><text:span text:style-name="T20">A</text:span>That <text:span text:style-name="T168">is</text:span> why it <text:span text:style-name="T168">is </text:span>so important to maintain a centered, objective perspective, so these negative thoughts won<text:span text:style-name="T26">=</text:span>t influence your appropriate response.</text:p>
      <text:p text:style-name="P204"/>
      <text:p text:style-name="P673"><text:span text:style-name="T20">A</text:span><text:span text:style-name="T168">You</text:span> don<text:span text:style-name="T26">=</text:span>t have to act on all of your thoughts. <text:s/>It <text:span text:style-name="T168">is</text:span> best to observe them, discriminate, and choose your desired actions from the part of your being that <text:span text:style-name="T168">is</text:span> peaceful and <text:span text:style-name="T168">spir</text:span>itually connected.<text:span text:style-name="T21">@</text:span></text:p>
      <text:p text:style-name="P78"/>
      <text:p text:style-name="P674">A.J. gave the group the following information sheet: HOW TO CHANGE A BELIEF (See Appendix).</text:p>
      <text:p text:style-name="P155"/>
      <text:p text:style-name="P676"><text:span text:style-name="T1">A</text:span>When I first came to P.T. my goal was to observe the corporate culture and local environment in order to make modifications to the NAMASTE program. I saw that stress was a major problem so I did intensive research into this <text:span text:style-name="T168">subject.</text:span><text:span text:style-name="T21">@</text:span></text:p>
      <text:p text:style-name="P150"/>
      <text:p text:style-name="P677">A.J. continued, <text:span text:style-name="T1">A</text:span>Now I would like to discuss what I have learned about how stress affects your sense of spirituality and your ability to make sound decisions.</text:p>
      <text:p text:style-name="P149"/>
      <text:p text:style-name="P665"><text:span text:style-name="T1">A</text:span>Stress can be defined as any strain or force on the body or mind, that distorts those systems. With prolonged stress, there is increased wear and tear on the body.</text:p>
      <text:p text:style-name="P155"/>
      <text:p text:style-name="P678"><text:span text:style-name="T1">A</text:span>Each time we are stressed, a specific bodily response occurs. An impulse is relayed to the brain which sends out signals to secrete hormones into the blood stream. Immediately, muscles tense, breathing rate increases, heartbeat quickens, blood pressure rises, and blood is shunted from the skin and organs to the muscles.</text:p>
      <text:p text:style-name="P149"/>
      <text:p text:style-name="P679"><text:span text:style-name="T1">A</text:span>The digestive system is disrupted and the brain is set on survival mode. This preparation for danger is called the fight or flight response, which has enabled us to survive as a species. However, today it is often an inappropriate response because our bodies tend to react as if our lives are being threatened, when they are not.<text:span text:style-name="T21">@</text:span></text:p>
      <text:p text:style-name="P245">Robert raised his hand.</text:p>
      <text:p text:style-name="Text_20_body"/>
      <text:p text:style-name="P245">A.J. acknowledged him.</text:p>
      <text:p text:style-name="P155"/>
      <text:p text:style-name="P680"><text:span text:style-name="T1">A</text:span>So when we are under stress we are trying to survive and we are not spirituality connected or able to make the best decisions. <text:s/><text:span text:style-name="T168">Is</text:span> that right?<text:span text:style-name="T21">@</text:span></text:p>
      <text:p text:style-name="P666"><text:span text:style-name="T20">A</text:span>Correct, you can<text:span text:style-name="T26">=</text:span>t be <text:span text:style-name="T168">stressed</text:span> and relaxed at the same time,<text:span text:style-name="T21">@</text:span><text:span text:style-name="T1"> </text:span>said <text:span text:style-name="T168">A.J.</text:span> <text:span text:style-name="T20">A</text:span><text:span text:style-name="T168">Daily stress</text:span> builds up like a <text:span text:style-name="T168">pressure</text:span> cooker and that<text:span text:style-name="T26">=</text:span><text:span text:style-name="T168">s</text:span> why it needs to be constantly released.</text:p>
      <text:p text:style-name="P149"/>
      <text:p text:style-name="P681"><text:span text:style-name="T20">A</text:span><text:span text:style-name="T168">Many of today</text:span><text:span text:style-name="T26">=</text:span><text:span text:style-name="T168">s</text:span> <text:span text:style-name="T168">stresses</text:span> are subtle. <text:s/><text:span text:style-name="T168">Just</text:span> think about it. <text:s/>Cell phones, over extended credit card payments, not enough money, relationship problems, kids, fear of job loss, and time pressures, or deadlines. Now you can see the necessity for incorporating relaxation and meditation into our lives.</text:p>
      <text:p text:style-name="P155"/>
      <text:p text:style-name="P245"><text:span text:style-name="T1">A</text:span>They become a vacation from our worries, and connect us to our spiritual reality.</text:p>
      <text:p text:style-name="P682">By<text:span text:style-name="T131"> </text:span>the<text:span text:style-name="T131"> </text:span>way,<text:span text:style-name="T131"> </text:span>I<text:span text:style-name="T131"> </text:span>think<text:span text:style-name="T131"> </text:span>it<text:span text:style-name="T131"> </text:span>would<text:span text:style-name="T131"> </text:span>be<text:span text:style-name="T131"> </text:span>better<text:span text:style-name="T131"> </text:span>to del<text:span text:style-name="T131">e</text:span>te t<text:span text:style-name="T169">h</text:span>e term<text:span text:style-name="T167"> </text:span><text:span text:style-name="T26">&gt;</text:span>dead<text:span text:style-name="T169"> </text:span>lin<text:span text:style-name="T131">e</text:span><text:span text:style-name="T26">=</text:span><text:span text:style-name="T111"> </text:span>and change it to<text:span text:style-name="T169"> </text:span><text:span text:style-name="T26">&gt;</text:span>ti<text:span text:style-name="T169">m</text:span>e line<text:span text:style-name="T26">=</text:span><text:span text:style-name="T111"> </text:span><text:span text:style-name="T170">D</text:span>ead line connotes t<text:span text:style-name="T169">h</text:span>e fear that, if you do<text:span text:style-name="T131">n</text:span><text:span text:style-name="T26">=</text:span>t <text:span text:style-name="T169">m</text:span>ake it, you<text:span text:style-name="T10">=</text:span>ll <text:span text:style-name="T169">d</text:span>ie<text:span text:style-name="T169">.</text:span><text:span text:style-name="T21">@</text:span></text:p>
      <text:p text:style-name="P150"/>
      <text:p text:style-name="P683">Laughter enveloped the room. Matt <text:span text:style-name="T168">s</text:span>aid, <text:span text:style-name="T20">A</text:span>That<text:span text:style-name="T26">=</text:span><text:span text:style-name="T168">s</text:span> a good idea.<text:span text:style-name="T21">@ </text:span><text:span text:style-name="T20">A</text:span><text:span text:style-name="T168">I agree,</text:span><text:span text:style-name="T21">@</text:span><text:span text:style-name="T1"> </text:span>said Robert.</text:p>
      <text:p text:style-name="P675">A.J. then handed out the following information sheet and told the group that following these ten steps will greatly reduce their stress: TEN WAYS TO MASTER STRESS, (See Appendix).</text:p>
      <text:p text:style-name="P155"/>
      <text:p text:style-name="P669"><text:span text:style-name="T20">A</text:span><text:span text:style-name="T168">Oh</text:span> yeah,<text:span text:style-name="T21">@</text:span><text:span text:style-name="T1"> </text:span><text:span text:style-name="T168">A.J.</text:span> said. <text:s/><text:span text:style-name="T20">A</text:span><text:span text:style-name="T168">I want to share another great stress</text:span> reducer <text:span text:style-name="T22">B</text:span><text:span text:style-name="T1"> </text:span>your <text:span text:style-name="T168">sense</text:span> of humor. Laughter reduces muscle tension and produces endorphins, a natural opiate-like substance which reduces pain and creates a feeling of well being.</text:p>
      <text:p text:style-name="P149"/>
      <text:p text:style-name="P665"><text:span text:style-name="T20">A</text:span><text:span text:style-name="T167">W</text:span>hy do angels fly<text:span text:style-name="T182">?</text:span><text:span text:style-name="T21">@</text:span><text:span text:style-name="T111"> </text:span><text:span text:style-name="T131">h</text:span>e<text:span text:style-name="T131"> aske</text:span>d<text:span text:style-name="T131"> </text:span>the <text:span text:style-name="T131">group.</text:span><text:span text:style-name="T21">@</text:span><text:span text:style-name="T1"> </text:span><text:span text:style-name="T120"><text:s/></text:span><text:span text:style-name="T168">No</text:span> one raised their hand. <text:span text:style-name="T131"><text:s/></text:span><text:span text:style-name="T7">A</text:span><text:span text:style-name="T168">Because they ta</text:span><text:span text:style-name="T170">k</text:span><text:span text:style-name="T168">e th</text:span><text:span text:style-name="T132">e</text:span><text:span text:style-name="T170">m</text:span><text:span text:style-name="T168">selves lig</text:span><text:span text:style-name="T170">h</text:span><text:span text:style-name="T168">tly.</text:span><text:span text:style-name="T21">@</text:span><text:span text:style-name="T1"> </text:span><text:span text:style-name="T120"><text:s/></text:span>Chatter<text:span text:style-name="T131"> f</text:span>illed t<text:span text:style-name="T169">h</text:span>e r<text:span text:style-name="T169">o</text:span>o<text:span text:style-name="T169">m</text:span>.</text:p>
      <text:p text:style-name="P155"/>
      <text:p text:style-name="P245">He asked everyone to look in a mirror at least once a day, and have a good laugh.</text:p>
      <text:p text:style-name="P684">Just for the health of it. He said happiness is not created by some occurrence <text:span text:style-name="T1">B </text:span>because of certain conditions. Conditions and occurrences are created as the result of happiness.</text:p>
      <text:p text:style-name="P149"/>
      <text:p text:style-name="P685"><text:span text:style-name="T1">A</text:span>Happiness is a state of mind. So, make yourself happy. Overcome all obstacles in your path,<text:span text:style-name="T21">@</text:span><text:span text:style-name="T1"> </text:span>he said. <text:s/><text:span text:style-name="T20">A</text:span><text:span text:style-name="T168">I developed a ten-step method that will help you </text:span>break the stress cycle. Follow these steps each time you feel stressed, and you will learn to become a master stress manager. It is called: FROM <text:span text:style-name="T168">STRESS</text:span> T<text:span text:style-name="T168">O</text:span> <text:span text:style-name="T168">SUCCESS,</text:span><text:span text:style-name="T21">@</text:span><text:span text:style-name="T1"> </text:span>(See Appendix).</text:p>
      <text:p text:style-name="P149"/>
      <text:p text:style-name="P686">A.J. handed out a questionnaire: LIFE-STYLES ASSESSMENT SURVEY (See Appendix). <text:span text:style-name="T1">A</text:span>Fill in the appropriate number. When you are finished, please<text:span text:style-name="T131"> </text:span>add<text:span text:style-name="T131"> </text:span>up<text:span text:style-name="T131"> </text:span>your<text:span text:style-name="T131"> </text:span>score,<text:span text:style-name="T21">@</text:span><text:span text:style-name="T111"> </text:span>he said. <text:s/><text:span text:style-name="T17">A</text:span>By <text:span text:style-name="T169">m</text:span>anaging your <text:span text:style-name="T168">stress</text:span><text:span text:style-name="T131"> </text:span>you <text:span text:style-name="T168">will</text:span> be more centered and connected with your spirituality. Remember, when<text:span text:style-name="T185"> </text:span>you</text:p>
      <text:p text:style-name="P687">find areas where you are weak it is important to work on correcting only one behavior or attitude change at a time, otherwise you may feel overwhelmed with the ta<text:span text:style-name="T168">sk.</text:span><text:span text:style-name="T21">@</text:span></text:p>
      <text:p text:style-name="P150"/>
      <text:p text:style-name="P688">Once they completed the survey, A.J. divided the group into pairs to develop an action plan for correcting and changing behaviors and attitudes they had discovered needed changing.</text:p>
      <text:p text:style-name="Text_20_body"/>
      <text:p text:style-name="P689">Most of them agreed they all would have scored in the <text:span text:style-name="T175">seek professional help area</text:span>, if it <text:span text:style-name="T168">w</text:span>eren<text:span text:style-name="T26">=</text:span>t for their participation in the <text:span text:style-name="T168">NAMASTE</text:span> program.</text:p>
      <text:p text:style-name="P155"/>
      <text:p text:style-name="P690">They were approaching the final week of the NAMASTE program and were feeling good with what they had learned about themselves and their environment. A.J. ended the session by pranaming the group and saying, <text:span text:style-name="T1">A</text:span>Please put to use what you have learned thus far, you will be surprised by the positive <text:span text:style-name="T168">results</text:span> you <text:span text:style-name="T168">will</text:span> receive.<text:span text:style-name="T21">@</text:span></text:p>
      <text:p text:style-name="P150"/>
      <text:p text:style-name="P245">Everyone in the room copied A.J. and pranamed in return.</text:p>
      <text:p text:style-name="P65"><text:span text:style-name="T144">SPEND TIME EACH DAY NOT</text:span><text:span text:style-name="T150"> </text:span><text:span text:style-name="T144">THINKING. TAKE A BREAK FROM YOUR THOUGHTS,</text:span><text:span text:style-name="T142"> </text:span><text:span text:style-name="T144">RESPONSIBILITEIS,</text:span></text:p>
      <text:p text:style-name="P66"><text:span text:style-name="T144">AND PROBLEMS,</text:span></text:p>
      <text:p text:style-name="P88"/>
      <text:p text:style-name="P67"><text:span text:style-name="T144">AND MERGE INTO THE SILENCE. THE SOUL SPEAKS FROM THE SILENCE</text:span></text:p>
      <text:p text:style-name="P68"><text:span text:style-name="T144">WHICH RELEASES US</text:span></text:p>
      <text:p text:style-name="P88"/>
      <text:p text:style-name="P69"><text:span text:style-name="T144">FROM THE BONDAGE OF THE PAST AND ALL WORDLY DISTRACTIONS.</text:span></text:p>
      <text:p text:style-name="P277"/>
      <text:p text:style-name="P691">CHAPTER SIXTEEN</text:p>
      <text:p text:style-name="P209"/>
      <text:p text:style-name="P70"><text:span text:style-name="T145">Session</text:span><text:span text:style-name="T144"> Four of NAMASTE: <text:s/></text:span><text:span text:style-name="T90">&gt;</text:span><text:span text:style-name="T142">E</text:span><text:span text:style-name="T90">=</text:span></text:p>
      <text:p text:style-name="P83"/>
      <text:p text:style-name="P420"><text:span text:style-name="T20">A</text:span><text:span text:style-name="T167">W</text:span>e have<text:span text:style-name="T131"> </text:span>finally<text:span text:style-name="T131"> </text:span>co<text:span text:style-name="T169">m</text:span>e to<text:span text:style-name="T131"> </text:span>the<text:span text:style-name="T131"> </text:span><text:span text:style-name="T168">last</text:span><text:span text:style-name="T131"> </text:span>letter<text:span text:style-name="T131"> </text:span>in<text:span text:style-name="T131"> </text:span><text:span text:style-name="T168">NAMASTE,</text:span><text:span text:style-name="T21">@</text:span><text:span text:style-name="T111"> </text:span><text:span text:style-name="T168">A.J.</text:span> said,<text:span text:style-name="T131"> </text:span><text:span text:style-name="T7">A</text:span><text:span text:style-name="T168">whi</text:span><text:span text:style-name="T132">c</text:span><text:span text:style-name="T168">h is</text:span> the letter<text:span text:style-name="T169"> </text:span><text:span text:style-name="T26">&gt;</text:span><text:span text:style-name="T131">E,</text:span><text:span text:style-name="T26">=</text:span><text:span text:style-name="T111"> </text:span><text:span text:style-name="T131">fo</text:span>r<text:span text:style-name="T131"> </text:span><text:span text:style-name="T26">&gt;</text:span>Evaluate<text:span text:style-name="T131">.</text:span><text:span text:style-name="T26">=</text:span><text:span text:style-name="T1"> </text:span><text:span text:style-name="T120"><text:s/></text:span>We<text:span text:style-name="T131"> </text:span>need<text:span text:style-name="T131"> </text:span>to<text:span text:style-name="T131"> </text:span>evaluate<text:span text:style-name="T131"> </text:span>progre<text:span text:style-name="T132">s</text:span><text:span text:style-name="T168">s</text:span><text:span text:style-name="T131"> b</text:span>y<text:span text:style-name="T131"> givin</text:span>g<text:span text:style-name="T131"> </text:span>and <text:span text:style-name="T131">receivin</text:span>g<text:span text:style-name="T131"> feedback, </text:span>clarifying<text:span text:style-name="T131"> </text:span>goals,<text:span text:style-name="T131"> </text:span>and<text:span text:style-name="T131"> </text:span>learning<text:span text:style-name="T131"> </text:span>abo<text:span text:style-name="T169">u</text:span>t<text:span text:style-name="T131"> </text:span>ourselves<text:span text:style-name="T131"> </text:span>from<text:span text:style-name="T167"> </text:span><text:span text:style-name="T168">this</text:span><text:span text:style-name="T131"> </text:span><text:span text:style-name="T168">process</text:span><text:span text:style-name="T132">.</text:span><text:span text:style-name="T21">@</text:span></text:p>
      <text:p text:style-name="P114"/>
      <text:p text:style-name="P218">The managers recognized that evaluation was not only useful in appraising their own progress, but would also be of great value for <text:span text:style-name="T168">workers</text:span><text:span text:style-name="T26">=</text:span><text:span text:style-name="T1"> </text:span>performance evaluations. <text:s/><text:span text:style-name="T168">He </text:span>asked everyone to evaluate their own progress in the NAMASTE program and to think about one goal they had achieved or one realization they had made about themselves.</text:p>
      <text:p text:style-name="Text_20_body"/>
      <text:p text:style-name="P245">Here are some of the comments the managers shared:</text:p>
      <text:p text:style-name="P149"/>
      <text:p text:style-name="P562"><text:span text:style-name="T1">A</text:span>I realized that I knew how to make a living, but was not really living. My heart is now much more open to my family, friends, and co-workers. I have more fun and I am much happier.<text:span text:style-name="T21">@</text:span></text:p>
      <text:p text:style-name="P692">-- Karen M.., Sales</text:p>
      <text:p text:style-name="Text_20_body"/>
      <text:p text:style-name="P693">I realized that I have allowed the fear of the future and the past to affect my <text:span text:style-name="T168">decisions and now I try to make decisions based on the clarity of the moment.</text:span><text:span text:style-name="T21">@</text:span></text:p>
      <text:p text:style-name="P694">--David V., Accounting</text:p>
      <text:p text:style-name="P155"/>
      <text:p text:style-name="P245"><text:span text:style-name="T1">A</text:span>I achieved the goal of creating a more productive team in my department.</text:p>
      <text:p text:style-name="P695">Everyone actually cares about each other, and as a result of that, we are about twenty-five percent more productive.<text:span text:style-name="T21">@</text:span></text:p>
      <text:p text:style-name="P696">--Jan L, Marketing</text:p>
      <text:p text:style-name="P149"/>
      <text:p text:style-name="P218"><text:span text:style-name="T1">A</text:span>I realize that it is not enough to get my body in shape. The relaxation and meditation I have been practicing has helped me to reduce my stress, anger, and worry. I <text:span text:style-name="T168">was</text:span> <text:span text:style-name="T168">wasting</text:span> a lot of energy.<text:span text:style-name="T21">@</text:span></text:p>
      <text:p text:style-name="P697">--Ronald D., Research &amp; Devel.</text:p>
      <text:p text:style-name="P155"/>
      <text:p text:style-name="P545"><text:span text:style-name="T1">A</text:span>I now see work as an opportunity to grow rather than just as a way to make money. <text:s/>I also realize that when I feel positive and motivated, it affects my team.<text:span text:style-name="T21">@</text:span></text:p>
      <text:p text:style-name="P698">--Brandi T., Customer Service</text:p>
      <text:p text:style-name="P155"/>
      <text:p text:style-name="P699"><text:span text:style-name="T7">A</text:span><text:span text:style-name="T168">I take </text:span><text:span text:style-name="T170">m</text:span><text:span text:style-name="T168">ore responsibility for </text:span><text:span text:style-name="T170">m</text:span><text:span text:style-name="T168">y a</text:span><text:span text:style-name="T174">c</text:span><text:span text:style-name="T168">tions and do</text:span><text:span text:style-name="T170">n</text:span><text:span text:style-name="T26">=</text:span>t beat <text:span text:style-name="T169">m</text:span><text:span text:style-name="T168">y</text:span><text:span text:style-name="T174">s</text:span>elf up for my <text:span text:style-name="T169">m</text:span>i<text:span text:style-name="T168">stakes.</text:span><text:span text:style-name="T21">@</text:span></text:p>
      <text:p text:style-name="P700">--Phillip V., Information Services</text:p>
      <text:p text:style-name="P155"/>
      <text:p text:style-name="P232"><text:span text:style-name="T20">A</text:span><text:span text:style-name="T168">At</text:span> <text:span text:style-name="T168">first</text:span> I felt threatened because I didn<text:span text:style-name="T26">=</text:span>t want anyone or <text:span text:style-name="T168">this</text:span> program to upset how I was running my department. Now I realize that I was closed and afraid of change. I have come a long <text:span text:style-name="T168">way</text:span> because no<text:span text:style-name="T168">w</text:span> I <text:span text:style-name="T168">see</text:span> how change can improve thin<text:span text:style-name="T168">gs.</text:span><text:span text:style-name="T21">@</text:span></text:p>
      <text:p text:style-name="P692">--Patti D., Accounting</text:p>
      <text:p text:style-name="P182"/>
      <text:p text:style-name="P425"><text:span text:style-name="T1">A</text:span>I want to thank A.J. for the NAMASTE program and his personal coaching. He changed my life. I also want to thank Robert for caring enough about us to provide this training. <text:s/>I feel one hundred percent more loyalty toward the company.<text:span text:style-name="T21">@</text:span></text:p>
      <text:p text:style-name="P701">--John R., Sales</text:p>
      <text:p text:style-name="P155"/>
      <text:p text:style-name="P423">Robert <text:span text:style-name="T168">was</text:span> touched and delighted by everyone<text:span text:style-name="T26">=</text:span><text:span text:style-name="T168">s</text:span> comments and felt the program was a real success. <text:span text:style-name="T1">A</text:span>I have achieved my goal of making the work place more humanistic by providing this opportunity for personal and spiritual growth. I know that we will have obstacles along the way, but we now have the tools and the bond to work together as a team, rather than against each other. We have the vehicle for better communication and rapid problem solving. <text:s/>Thank you all for participating in the program.<text:span text:style-name="T21">@</text:span></text:p>
      <text:p text:style-name="P150"/>
      <text:p text:style-name="P238">A.J. said that this program never ends. NAMASTE becomes a way of life. <text:span text:style-name="T1">A</text:span>We will maintain support groups, and follow up sessions and I will be available for private consultation. The corporate culture change at P.T. starts with you. All of you will become gurus to others in the change process. I wish you all much success and may you <text:span text:style-name="T168">always</text:span> <text:span text:style-name="T168">see</text:span> your divine <text:span text:style-name="T168">self</text:span> in others.<text:span text:style-name="T21">@</text:span><text:span text:style-name="T1"> <text:s/></text:span><text:span text:style-name="T168">A.J.</text:span> pranamed the group and they <text:s/>pranamed him back.</text:p>
      <text:p text:style-name="P155"/>
      <text:p text:style-name="P569">A vital sense of oneness filled the room as individuals spontaneously hugged one another. Once again, no one wanted to leave the conference room and separate themselves from the closeness they were experiencing. Finally after ten minutes of <text:span text:style-name="T168">chatting A.J.</text:span> and Robert left the room and headed for Robert<text:span text:style-name="T26">=</text:span><text:span text:style-name="T168">s</text:span> office.</text:p>
      <text:p text:style-name="P113"/>
      <text:p text:style-name="P245"><text:span text:style-name="T7">A</text:span><text:span text:style-name="T168">Great job </text:span><text:span text:style-name="T170">A</text:span><text:span text:style-name="T131">.</text:span><text:span text:style-name="T168">J.</text:span> <text:s/><text:span text:style-name="T167">W</text:span><text:span text:style-name="T131">h</text:span>at<text:span text:style-name="T26">=</text:span><text:span text:style-name="T168">s</text:span><text:span text:style-name="T131"> next</text:span><text:span text:style-name="T173">?</text:span><text:span text:style-name="T21">@</text:span><text:span text:style-name="T111"> </text:span>Robert asked.</text:p>
      <text:p text:style-name="P155"/>
      <text:p text:style-name="P534"><text:span text:style-name="T1">A</text:span>Our main challenge now will be to maintain the state of awareness we have achieved. The follow up and support systems we have put into place should take care of that. I will have meetings with all the managers to review the program, discuss their roles as gurus, and then begin teaching NAMASTE to all the workers at the company. How do you feel about helping with the training?<text:span text:style-name="T21">@</text:span><text:span text:style-name="T1"> </text:span><text:span text:style-name="T168">A.J.</text:span> asked.</text:p>
      <text:p text:style-name="P113"/>
      <text:p text:style-name="P245"><text:span text:style-name="T7">A</text:span><text:span text:style-name="T168">Do</text:span> you think I am<text:span text:style-name="T169"> </text:span>ready<text:span text:style-name="T173">?</text:span><text:span text:style-name="T21">@</text:span></text:p>
      <text:p text:style-name="P156"/>
      <text:p text:style-name="P702"><text:span text:style-name="T168">A.J.</text:span> said, <text:span text:style-name="T7">A</text:span>The <text:span text:style-name="T169">m</text:span>ore <text:span text:style-name="T173">i</text:span><text:span text:style-name="T169">m</text:span>portant question <text:span text:style-name="T168">is,</text:span> do you think<text:span text:style-name="T131"> </text:span><text:span text:style-name="T175">you</text:span><text:span text:style-name="T133"> </text:span>are<text:span text:style-name="T131"> </text:span>read<text:span text:style-name="T169">y</text:span><text:span text:style-name="T173">?</text:span><text:span text:style-name="T21">@ </text:span><text:span text:style-name="T7">A</text:span><text:span text:style-name="T168">I think so</text:span><text:span text:style-name="T132">,</text:span><text:span text:style-name="T21">@</text:span><text:span text:style-name="T103"> </text:span><text:span text:style-name="T131">sai</text:span>d<text:span text:style-name="T131"> Robert.</text:span></text:p>
      <text:p text:style-name="P703">Over the next six months, both A.J. and Robert trained all the workers at P.T. Everyone was impressed that the CEO of the company believed so strongly in this program that he became a trainer.</text:p>
      <text:p text:style-name="Text_20_body"/>
      <text:p text:style-name="P218">Clients felt a change in the attitude and atmosphere at P.T. and wanted to spend more time in that environment. A spiritual energy enveloped P.T. as visitors experienced the same feelings that Robert had when he first visited Superior Incense. Not only was</text:p>
      <text:p text:style-name="P135">productivity up, business had increased by twenty-two percent. It was as though the shift in positive energy at P.T. was attracting people and business.</text:p>
      <text:p text:style-name="Text_20_body"/>
      <text:p text:style-name="P227">Word got out to professional journals and organizations, which put A.J. and Robert in demand as speakers. The National Human Resource Association asked them to participate on a panel discussion about productivity.</text:p>
      <text:p text:style-name="P93"/>
      <text:p text:style-name="P704">The American Society of Training, Development, and Professionals in Human Resource Association asked them to be key note speakers at their annual conference. Because of their exposure, offers came in for the NAMASTE training program. A. J. and Robert only worked with companies where the top management was one hundred percent committed to the NAMASTE program and philosophy.</text:p>
      <text:p text:style-name="Text_20_body"/>
      <text:p text:style-name="P234">A.J. and Robert formed a corporation as equal partners, and called it Namaste, Inc. Business flourished and the new partners were totally fulfilled and absorbed in their work. In their spare time they wrote a book about the NAMASTE program. In it they described the positive results of bringing spirituality to the workplace from the perspective of a trainer and a CEO.</text:p>
      <text:p text:style-name="Text_20_body"/>
      <text:p text:style-name="P705">In the mean time, P.T. installed the Bio Mouse, which showed positive results in reducing <text:span text:style-name="T168">stress,</text:span> accidents, repetitive motion syndrome, absenteeism, <text:span text:style-name="T168">workers</text:span><text:span text:style-name="T26">= </text:span>compensation claims, and medical insurance utilization.</text:p>
      <text:p text:style-name="P71"><text:span text:style-name="T144">TO KNOW OTHERS MAKES YOU WISE. TO KNOW</text:span><text:span text:style-name="T154"> </text:span><text:span text:style-name="T144">YOURSELF</text:span></text:p>
      <text:p text:style-name="P20"><text:span text:style-name="T144">MAKES YOU ENLIGHTENED.</text:span></text:p>
      <text:p text:style-name="P104">CHAPTER SEVENTEEN</text:p>
      <text:p text:style-name="P155"/>
      <text:p text:style-name="P6"><text:span text:style-name="T144">Swamiji Becomes Ill</text:span></text:p>
      <text:p text:style-name="P179"/>
      <text:p text:style-name="P706">Both men continued practicing meditation along with their personal spiritual practices which kept them grounded during their hectic pace.</text:p>
      <text:p text:style-name="Text_20_body"/>
      <text:p text:style-name="P707">One day while driving home form Los Angeles, after a training program, Robert asked A.J., <text:span text:style-name="T1">A</text:span>I am fulfilling my dreams, but I still do not feel completely content. Will I ever feel fulfilled or compete?<text:span text:style-name="T21">@</text:span></text:p>
      <text:p text:style-name="P577"><text:span text:style-name="T7">A</text:span><text:span text:style-name="T168">Doing thi</text:span><text:span text:style-name="T170">n</text:span><text:span text:style-name="T168">gs</text:span> <text:span text:style-name="T168">will</text:span> ne<text:span text:style-name="T169">v</text:span><text:span text:style-name="T131">e</text:span>r totally fulfill you<text:span text:style-name="T169">,</text:span><text:span text:style-name="T21">@</text:span><text:span text:style-name="T111"> </text:span><text:span text:style-name="T168">A.J.</text:span> replied. <text:s/><text:span text:style-name="T7">A</text:span><text:span text:style-name="T168">Keeping busy just <text:s/></text:span>takes your mind off your feelings of incompleteness. Everyone has an empty dark hole within them. Accepting it and not allowing the negative feelings to overwhelm you and take you over, is the goal. Eventually, as a result of meditating you will feel less and less of the pain of emptiness and more of a connection to your higher self. Many people think that money will bring them happiness. Money never really makes people happy. It just <text:span text:style-name="T168">gives</text:span><text:span text:style-name="T131"> </text:span>them<text:span text:style-name="T169"> </text:span><text:span text:style-name="T173">t</text:span>he<text:span text:style-name="T131"> </text:span>ability<text:span text:style-name="T131"> </text:span>to<text:span text:style-name="T131"> </text:span>buy<text:span text:style-name="T131"> </text:span><text:span text:style-name="T169">m</text:span>ore<text:span text:style-name="T131"> </text:span>and<text:span text:style-name="T131"> </text:span>do<text:span text:style-name="T182"> </text:span><text:span text:style-name="T169">m</text:span>ore things to keep them<text:span text:style-name="T169"> </text:span>busy. <text:s/>Lot<text:span text:style-name="T26">=</text:span><text:span text:style-name="T168">s</text:span><text:span text:style-name="T131"> o</text:span>f<text:span text:style-name="T131"> people </text:span>with money are not happy, just distracted. Look at you Robert. You have more money than you <text:span text:style-name="T168">will</text:span> ever need and <text:span text:style-name="T168">we</text:span> are dis<text:span text:style-name="T131">c</text:span><text:span text:style-name="T168">ussing</text:span> your feelings of inco<text:span text:style-name="T169">m</text:span>pleteness,<text:span text:style-name="T21">@</text:span><text:span text:style-name="T111"> </text:span><text:span text:style-name="T168">A.J.</text:span> <text:span text:style-name="T167">said.</text:span></text:p>
      <text:p text:style-name="P113"/>
      <text:p text:style-name="P245"><text:span text:style-name="T7">A</text:span><text:span text:style-name="T168">So,</text:span> what <text:span text:style-name="T168">is</text:span> the <text:span text:style-name="T168">answer</text:span><text:span text:style-name="T174">?</text:span><text:span text:style-name="T21">@</text:span><text:span text:style-name="T25"> </text:span>asked Robert.</text:p>
      <text:p text:style-name="P155"/>
      <text:p text:style-name="P249"><text:span text:style-name="T20">A</text:span><text:span text:style-name="T167">W</text:span>hat do you think the <text:span text:style-name="T168">answer</text:span> <text:span text:style-name="T168">is?</text:span><text:span text:style-name="T21">@</text:span></text:p>
      <text:p text:style-name="P156"/>
      <text:p text:style-name="P218"><text:span text:style-name="T7">A</text:span>To<text:span text:style-name="T131"> </text:span>live<text:span text:style-name="T131"> </text:span>at<text:span text:style-name="T131"> </text:span>an<text:span text:style-name="T131"> </text:span>ashra<text:span text:style-name="T169">m</text:span>?<text:span text:style-name="T21">@</text:span><text:span text:style-name="T103"> </text:span><text:span text:style-name="T131">Rober</text:span>t<text:span text:style-name="T131"> </text:span>joked. <text:s/><text:span text:style-name="T7">A</text:span><text:span text:style-name="T168">I think finding content</text:span><text:span text:style-name="T170">m</text:span><text:span text:style-name="T168">ent in being who I am</text:span><text:span text:style-name="T170"> </text:span><text:span text:style-name="T168">and in whatever I am</text:span><text:span text:style-name="T170"> </text:span><text:span text:style-name="T168">doing is</text:span> the <text:span text:style-name="T168">answer</text:span><text:span text:style-name="T132">.</text:span><text:span text:style-name="T21">@</text:span></text:p>
      <text:p text:style-name="P114"/>
      <text:p text:style-name="P530"><text:span text:style-name="T20">A</text:span><text:span text:style-name="T168">Now</text:span> you<text:span text:style-name="T26">=</text:span><text:span text:style-name="T168">re talking,</text:span><text:span text:style-name="T21">@</text:span><text:span text:style-name="T1"> </text:span><text:span text:style-name="T168">A.J.</text:span> replied. <text:s/><text:span text:style-name="T168">He</text:span> went on, <text:span text:style-name="T20">A</text:span><text:span text:style-name="T168">You</text:span> know Robert, I lived on the ashram for a long time and I had to deal with stress and the politics of the ashram. There is no getting away from it. The only way to be free of problems is to transcend them by recognizing that problems are potential opportunities to maintain clarity under stress, and to understand the root of our own fears, anxieties, anger and guilt.</text:p>
      <text:p text:style-name="P155"/>
      <text:p text:style-name="P420"><text:span text:style-name="T1">A</text:span>We can learn from our reactions, because they are deeply rooted in the ego and bind us to our suffering. The ego wants to find fault with, and blame others for problems and not look into it<text:span text:style-name="T26">=</text:span><text:span text:style-name="T168">s</text:span> <text:span text:style-name="T168">ow</text:span>n painful feelings and <text:span text:style-name="T168">sufferings.</text:span></text:p>
      <text:p text:style-name="P113"/>
      <text:p text:style-name="P72"><text:span text:style-name="T28">A</text:span><text:span text:style-name="T137">Once a woman came to see Swamiji after losing her child to a long-term illness. </text:span><text:span text:style-name="T138">She</text:span><text:span text:style-name="T137"> </text:span><text:span text:style-name="T138">was</text:span><text:span text:style-name="T137"> depressed and asked </text:span><text:span text:style-name="T138">Swam</text:span><text:span text:style-name="T137">iji to take </text:span><text:span text:style-name="T138">aw</text:span><text:span text:style-name="T137">ay her pain. <text:s/></text:span><text:span text:style-name="T138">He</text:span><text:span text:style-name="T137"> said, </text:span><text:span text:style-name="T31">&gt;</text:span><text:span text:style-name="T145">Your</text:span><text:span text:style-name="T144"> pain </text:span><text:span text:style-name="T145">is</text:span><text:span text:style-name="T144"> not for me to take away, but for you to let go of</text:span><text:span text:style-name="T137">."</text:span></text:p>
      <text:p text:style-name="P155"/>
      <text:p text:style-name="P249"><text:span text:style-name="T7">A</text:span>That<text:span text:style-name="T26">=</text:span><text:span text:style-name="T168">s</text:span><text:span text:style-name="T131"> hea</text:span><text:span text:style-name="T169">v</text:span>y<text:span text:style-name="T131"> stuff</text:span>,<text:span text:style-name="T21">@</text:span><text:span text:style-name="T111"> </text:span>Robert replied.</text:p>
      <text:p text:style-name="P155"/>
      <text:p text:style-name="P706"><text:span text:style-name="T1">A</text:span>Yes, maybe it is heavy, but it can also be a light to the path of freedom and liberation from suffering.</text:p>
      <text:p text:style-name="P620"><text:span text:style-name="T1">A</text:span>Our minds can either keep us imprisoned in its negative thought patterns, or can be a light to our inner wisdom and freedom. Every human being has this inner wisdom, but most of the time it is veiled by worldly problems or a variety of other distractions.</text:p>
      <text:p text:style-name="P155"/>
      <text:p text:style-name="P625"><text:span text:style-name="T1">A</text:span>Robert, there are no guarantees for a problem-free life. But there are many opportunities for turning lemons into lemonade. Wise individuals find peace and happiness in both good and bad tim<text:span text:style-name="T168">es,</text:span> while seeking to understand them<text:span text:style-name="T168">selves.</text:span> <text:s/>That<text:span text:style-name="T26">=</text:span><text:span text:style-name="T168">s why</text:span> it<text:span text:style-name="T26">=</text:span><text:span text:style-name="T168">s</text:span> <text:span text:style-name="T168">so</text:span> important to live in the no<text:span text:style-name="T168">w.</text:span> <text:s/>In <text:span text:style-name="T168">this</text:span> space, <text:span text:style-name="T168">we</text:span> are not confused by the past or influenced by the desires of the future.</text:p>
      <text:p text:style-name="P204"/>
      <text:p text:style-name="P708"><text:span text:style-name="T1">A</text:span>Living in the now not only frees us from our thoughts, but nurtures our soul. I guess that brings us right back to where we started. If you want to feel permanently fulfilled, live in the now,<text:span text:style-name="T21">@</text:span><text:span text:style-name="T1"> </text:span><text:span text:style-name="T168">A.J.</text:span> said.</text:p>
      <text:p text:style-name="Text_20_body"/>
      <text:p text:style-name="P227">These conversations with Robert reminded him how blessed he was to have spent so much of his life living and learning at the ashram. It had been almost three years since he last visited. He yearned to see Swamiji and his old friends. Six days later, a letter arrived from Chandra, <text:span text:style-name="T168">Swa</text:span>miji<text:span text:style-name="T26">=</text:span><text:span text:style-name="T168">s</text:span> <text:span text:style-name="T168">s</text:span>ecretary, <text:span text:style-name="T168">ask</text:span>ing him to come to the ashram. <text:s/><text:span text:style-name="T168">Swam</text:span>iji was ill and wanted to see him.</text:p>
      <text:p text:style-name="P155"/>
      <text:p text:style-name="P73"><text:span text:style-name="T137">Without a second thought A.J. made a reservation for Delhi, packed his suitcase, and told Robert he was leaving. Because of the short notice, he and Robert had to work out many last minute business details. The next day he was in the air and exhausted from lack of sleep. <text:s/>It did</text:span><text:span text:style-name="T140">n</text:span><text:span text:style-name="T31">=</text:span><text:span text:style-name="T137">t</text:span><text:span text:style-name="T140"> </text:span><text:span text:style-name="T137">take</text:span><text:span text:style-name="T140"> </text:span><text:span text:style-name="T137">long</text:span><text:span text:style-name="T140"> </text:span><text:span text:style-name="T137">before</text:span><text:span text:style-name="T140"> </text:span><text:span text:style-name="T137">he</text:span><text:span text:style-name="T140"> </text:span><text:span text:style-name="T137">fell</text:span><text:span text:style-name="T140"> </text:span><text:span text:style-name="T137">asleep. </text:span><text:span text:style-name="T147"><text:s/></text:span><text:span text:style-name="T137">In</text:span><text:span text:style-name="T140"> </text:span><text:span text:style-name="T138">his</text:span><text:span text:style-name="T140"> </text:span><text:span text:style-name="T137">drea</text:span><text:span text:style-name="T147">m</text:span><text:span text:style-name="T137">,</text:span><text:span text:style-name="T140"> </text:span><text:span text:style-name="T138">Swa</text:span><text:span text:style-name="T148">m</text:span><text:span text:style-name="T137">iji</text:span><text:span text:style-name="T140"> </text:span><text:span text:style-name="T137">visited</text:span><text:span text:style-name="T140"> </text:span><text:span text:style-name="T137">him and said, </text:span><text:span text:style-name="T144">The time has come for me to leave my body and for you to be part of the decision making process at the ashram. You have been more than a student to me and I am proud of you. You are a dedicated and compassionate human being bringing spirituality to business. Your programs will change the lives and culture of millions of people. I have finished my work in this body and will now begin a new journey. You will always be in my heart, Swami Shanthiananda. Know that you have given me the fondest memories. The time will come soon for you to make a decision about how to proceed with your life.</text:span></text:p>
      <text:p text:style-name="P154"/>
      <text:p text:style-name="P709">A.J. abruptly awoke with tears running down his checks wondering if this was really a dream, it seemed so real.</text:p>
      <text:p text:style-name="P710">SURRENDER TO THE DIVINE AND ALLOW</text:p>
      <text:p text:style-name="P711">THE LIGHT TO COME IN</text:p>
      <text:p text:style-name="P712">THE ANSWERS APPEAR</text:p>
      <text:p text:style-name="Text_20_body"/>
      <text:p text:style-name="P479">IN THE SPACE BETWEEN THOUGHTS</text:p>
      <text:p text:style-name="P713">CHAPTER EIGHTEEN</text:p>
      <text:p text:style-name="P74"><text:span text:style-name="T144">A.J. Makes the Right Choice</text:span></text:p>
      <text:p text:style-name="P179"/>
      <text:p text:style-name="P75"><text:span text:style-name="T137">After many hours on the airplane, going through customs, and the long cab ride to the ashram, A.J. finally arrived home. He found out from Ganji that Swamiji had passed on, the day before, and that preparations for the funeral ceremony were in progress. A.J. took time to be alone to mourn the transition of his beloved guru. He soon dozed off from the exhausting trip and the sad news he had received. He had another dream. In it, Swamiji told him not to feel sad. </text:span><text:span text:style-name="T144">I had a wonderful, long, and blessed life, and was fortunate enough to be of service to the many students who learned at the</text:span><text:span text:style-name="T155"> </text:span><text:span text:style-name="T144">ashram.</text:span></text:p>
      <text:p text:style-name="P76"><text:span text:style-name="T144">Always remember that you are Swami Shanthiananda and to trust in your inner truth, which will guide you through my transition and the upcoming decisions you will soon be making.</text:span></text:p>
      <text:p text:style-name="P88"/>
      <text:p text:style-name="P227"><text:span text:style-name="T168">Upon awakening, he thought about the meaning of Swa</text:span>miji<text:span text:style-name="T26">=</text:span><text:span text:style-name="T168">s</text:span> me<text:span text:style-name="T168">ssage</text:span> and about the decisions he was going to make. What did Swamiji mean about remembering that I am Swami Shanthiananda? Did he mean I should stay at the ashram and take over as the ashram guru? A.J. decided to put his thinking aside to concentrate on the funeral preparations and ceremony.</text:p>
      <text:p text:style-name="P155"/>
      <text:p text:style-name="P534"><text:span text:style-name="T168">Swam</text:span>iji<text:span text:style-name="T26">=</text:span><text:span text:style-name="T168">s</text:span> philosophy taught that <text:span text:style-name="T168">we</text:span> are spiritual beings temporarily encapsulated in a physical body. When our work within that body is completed, the soul continues to evolve. So, in essence, we never really die, we transform. All the residents of the ashram intellectually accepted this philosophy, but were still saddened that they will no longer physically sit at the feet of their beloved teacher.</text:p>
      <text:p text:style-name="P178"/>
      <text:p text:style-name="P367">After ten days of rituals and mourning, the Board of Directors of the ashram met <text:span text:style-name="T168">to discuss Swamiji</text:span><text:span text:style-name="T26">=</text:span><text:span text:style-name="T168">s</text:span> <text:span text:style-name="T168">successor.</text:span> Prior to <text:span text:style-name="T168">his</text:span> passing, he had written a letter. Ganji read it to the Board. Instead of naming a successor, Swamiji listed four disciples for the Board to choose from. Of course, the individual had to first consent to this honor and huge responsibility. A.J. was on the list, and the favorite of most of the Board members.</text:p>
      <text:p text:style-name="P155"/>
      <text:p text:style-name="P714">Ganji said the Board will meet again in two days at which time the four candidates would state their willingness to assume the position.</text:p>
      <text:p text:style-name="Text_20_body"/>
      <text:p text:style-name="P77"><text:span text:style-name="T137">A.J. spent the next two days in seclusion meditating and contemplating his answer. He thought about two completely different worlds: the peaceful life of teaching and meditating at the ashram, and running a company while teaching and traveling all over the United States. He had experienced both positions and felt a stronger pull toward staying at the ashram. He felt this was his destiny</text:span><text:span text:style-name="T144">. What will happen to the NAMASTE program if I stay at the ashram? He thought. Could I do both? Could Robert run things without me? Are the other candidates qualified? What would Swamiji want me to do? </text:span><text:span text:style-name="T137">With many questions and no answers yet, A.J. continued to meditate, to clear his mind, and search deep in his soul for the inner truth Swamiji had described in his dream. Finally, A.J. connected with an intuitive feeling deep inside himself, which was free of worldly desires and other trappings of the ego. During this time, he felt his true destiny was to return to San Diego to continue his work with Namaste, Inc.</text:span></text:p>
      <text:p text:style-name="P278"/>
      <text:p text:style-name="P610">He walked from his room to the meeting place where the Board members were gathering. He was disappointed with the decision he was about to announce because of his strong desire to remain at the ashram. Yet, he reported his answer and offered to help choose the new ashram guru.</text:p>
      <text:p text:style-name="Text_20_body"/>
      <text:p text:style-name="P384">That night in his sleep, Swamiji once again appeared to A.J. Both men looked deep into each other<text:span text:style-name="T26">=</text:span><text:span text:style-name="T168">s</text:span> eyes <text:span text:style-name="T168">just</text:span> <text:span text:style-name="T168">as</text:span> they used to. <text:s/><text:span text:style-name="T168">A.J.</text:span> merged into the deep<text:span text:style-name="T168">est</text:span> spiritual experience of his life. First, he felt as though he had shrunk down to the size of a speck of sand and then immediately he expanded beyond the room he was sleeping in. He felt he was a part of everything. Afterwards Swamiji told him that he had made the correct decision and will always be connected to his favorite student.</text:p>
      <text:p text:style-name="P155"/>
      <text:p text:style-name="P94">JUST THE BEGINNING</text:p>
      <text:p text:style-name="P715">PRONUNCIATION GUIDE</text:p>
      <text:p text:style-name="P86"/>
      <text:p text:style-name="P86"/>
      <text:p text:style-name="P263">Ajathan (ah-JAH-than)</text:p>
      <text:p text:style-name="P716">Bhagavad-Gita (bah-gah-vad-GEE-tah) Ganji (GAHN-gee)</text:p>
      <text:p text:style-name="P717">Kripa (KRIP-ah) Manu (mah-NEW) Moorti (MORE-tee)</text:p>
      <text:p text:style-name="P718">Mr. Rajesh Patel (ra-JESH,<text:span text:style-name="T194"> </text:span>pah-TELL) Pradeep<text:span text:style-name="T131"> </text:span>(prah-DEEP)</text:p>
      <text:p text:style-name="P719">Praname (pra-NAM) Ramananda (rah-mah-NAN-dah) Sateesh<text:span text:style-name="T169"> </text:span>(sah-TEESH)</text:p>
      <text:p text:style-name="P245">Shakti (SHOK-tee)</text:p>
      <text:p text:style-name="P720">Shanthiananda (shan-tee-ah-NAN-dah) Shyama<text:span text:style-name="T131"> </text:span>(SHAH-ma)</text:p>
      <text:p text:style-name="P721">Sridhar (SHREED-har) Swamiji (swa-mee-GEE) Umesh<text:span text:style-name="T131"> </text:span>(OOH-mesh)</text:p>
      <text:p text:style-name="P143">APPENDIX</text:p>
      <text:p text:style-name="P105"><text:span text:style-name="T177">SPIRITUAL CHECK LIST</text:span></text:p>
      <text:p text:style-name="P153"/>
      <text:list xml:id="list7247835135781125290" text:style-name="WWNum4">
        <text:list-item>
          <text:p text:style-name="P744"><text:span text:style-name="T137">Do I calm my mind</text:span><text:span text:style-name="T151"> </text:span><text:span text:style-name="T137">daily?</text:span></text:p>
        </text:list-item>
      </text:list>
      <text:p text:style-name="Text_20_body"/>
      <text:list xml:id="list214056263097505" text:continue-numbering="true" text:style-name="WWNum4">
        <text:list-item>
          <text:p text:style-name="P745"><text:span text:style-name="T137">Do I strongly believe in, and connect with a higher</text:span><text:span text:style-name="T140"> </text:span><text:span text:style-name="T137">power?</text:span></text:p>
        </text:list-item>
      </text:list>
      <text:p text:style-name="P93"/>
      <text:list xml:id="list214056121321036" text:continue-numbering="true" text:style-name="WWNum4">
        <text:list-item>
          <text:p text:style-name="P743"><text:span text:style-name="T137">Do I practice being in the</text:span><text:span text:style-name="T157"> </text:span><text:span text:style-name="T137">moment?</text:span></text:p>
        </text:list-item>
      </text:list>
      <text:p text:style-name="Text_20_body"/>
      <text:list xml:id="list214056378241000" text:continue-numbering="true" text:style-name="WWNum4">
        <text:list-item>
          <text:p text:style-name="P743"><text:span text:style-name="T137">Do I pray?</text:span></text:p>
        </text:list-item>
      </text:list>
      <text:p text:style-name="Text_20_body"/>
      <text:list xml:id="list214056950527534" text:continue-numbering="true" text:style-name="WWNum4">
        <text:list-item>
          <text:p text:style-name="P743"><text:span text:style-name="T137">Do I extend compassion, kindness, and empathy to</text:span><text:span text:style-name="T140"> </text:span><text:span text:style-name="T137">others?</text:span></text:p>
        </text:list-item>
      </text:list>
      <text:p text:style-name="Text_20_body"/>
      <text:list xml:id="list214056160006706" text:continue-numbering="true" text:style-name="WWNum4">
        <text:list-item>
          <text:p text:style-name="P743"><text:span text:style-name="T137">Do I make time to be in</text:span><text:span text:style-name="T140"> </text:span><text:span text:style-name="T137">nature?</text:span></text:p>
        </text:list-item>
      </text:list>
      <text:p text:style-name="Text_20_body"/>
      <text:list xml:id="list214055516636155" text:continue-numbering="true" text:style-name="WWNum4">
        <text:list-item>
          <text:p text:style-name="P743"><text:span text:style-name="T137">Do I look for the good qualities in</text:span><text:span text:style-name="T158"> </text:span><text:span text:style-name="T137">others?</text:span></text:p>
        </text:list-item>
      </text:list>
      <text:p text:style-name="Text_20_body"/>
      <text:list xml:id="list214056810043500" text:continue-numbering="true" text:style-name="WWNum4">
        <text:list-item>
          <text:p text:style-name="P743"><text:span text:style-name="T137">Am I of service to</text:span><text:span text:style-name="T147"> </text:span><text:span text:style-name="T137">others?</text:span></text:p>
        </text:list-item>
      </text:list>
      <text:p text:style-name="Text_20_body"/>
      <text:list xml:id="list214057222085590" text:continue-numbering="true" text:style-name="WWNum4">
        <text:list-item>
          <text:p text:style-name="P743"><text:span text:style-name="T137">Do I trust and believe good things will happen to me and</text:span><text:span text:style-name="T159"> </text:span><text:span text:style-name="T137">others?</text:span></text:p>
        </text:list-item>
      </text:list>
      <text:p text:style-name="Text_20_body"/>
      <text:list xml:id="list214057015113966" text:continue-numbering="true" text:style-name="WWNum4">
        <text:list-item>
          <text:p text:style-name="P743"><text:span text:style-name="T137">Am I humble and</text:span><text:span text:style-name="T151"> </text:span><text:span text:style-name="T137">thankful?</text:span></text:p>
        </text:list-item>
      </text:list>
      <text:p text:style-name="Text_20_body"/>
      <text:list xml:id="list214056524471740" text:continue-numbering="true" text:style-name="WWNum4">
        <text:list-item>
          <text:p text:style-name="P743"><text:span text:style-name="T137">Do I avoid negative thinking?</text:span></text:p>
        </text:list-item>
      </text:list>
      <text:p text:style-name="Text_20_body"/>
      <text:list xml:id="list214055694392337" text:continue-numbering="true" text:style-name="WWNum4">
        <text:list-item>
          <text:p text:style-name="P743"><text:span text:style-name="T137">Do I love myself?</text:span></text:p>
        </text:list-item>
      </text:list>
      <text:p text:style-name="P93"/>
      <text:list xml:id="list214057245710815" text:continue-numbering="true" text:style-name="WWNum4">
        <text:list-item>
          <text:p text:style-name="P743"><text:span text:style-name="T137">Do I look inside myself for the answers I</text:span><text:span text:style-name="T147"> </text:span><text:span text:style-name="T137">seek?</text:span></text:p>
        </text:list-item>
      </text:list>
      <text:p text:style-name="Text_20_body"/>
      <text:list xml:id="list214057017141110" text:continue-numbering="true" text:style-name="WWNum4">
        <text:list-item>
          <text:p text:style-name="P743"><text:span text:style-name="T137">Do I feel a oneness and connection with</text:span><text:span text:style-name="T140"> </text:span><text:span text:style-name="T137">others?</text:span></text:p>
        </text:list-item>
      </text:list>
      <text:p text:style-name="Text_20_body"/>
      <text:list xml:id="list214055634706418" text:continue-numbering="true" text:style-name="WWNum4">
        <text:list-item>
          <text:p text:style-name="P743"><text:span text:style-name="T137">Do I follow my joy, and do the things that make me</text:span><text:span text:style-name="T147"> </text:span><text:span text:style-name="T137">happy?</text:span></text:p>
        </text:list-item>
      </text:list>
      <text:p text:style-name="P722"><text:span text:style-name="T177">TEN STEPS TO IMPROVE</text:span> <text:span text:style-name="T177">WORKING RELATIONSHIPS</text:span></text:p>
      <text:p text:style-name="P117"/>
      <text:p text:style-name="P723"><text:span text:style-name="T195">Relationships </text:span>offer CO-WORKERS the extraordinary opportunity to grow together, and support each other to become more compassionate and caring human beings. They become powerful tools when you honestly take responsibility for the relationships you have created, and jointly increase your desire to cooperate with each other to improve upon it. <text:s/>You have a choice to make your future different than your<text:span text:style-name="T190"> </text:span>past.</text:p>
      <text:p text:style-name="P93"/>
      <text:list xml:id="list6997776980715463281" text:style-name="WWNum5">
        <text:list-item>
          <text:p text:style-name="P756"><text:span text:style-name="T137">Release all judgments and criticisms while developing</text:span><text:span text:style-name="T157"> </text:span><text:span text:style-name="T137">compassion.</text:span></text:p>
        </text:list-item>
      </text:list>
      <text:p text:style-name="Text_20_body"/>
      <text:list xml:id="list214056094162917" text:continue-numbering="true" text:style-name="WWNum5">
        <text:list-item>
          <text:p text:style-name="P757"><text:span text:style-name="T137">Look for the spiritual place in your co-workers where you and he or she are</text:span><text:span text:style-name="T147"> </text:span><text:span text:style-name="T137">one.</text:span></text:p>
        </text:list-item>
      </text:list>
      <text:p text:style-name="Text_20_body"/>
      <text:list xml:id="list214055160913266" text:continue-numbering="true" text:style-name="WWNum5">
        <text:list-item>
          <text:p text:style-name="P758"><text:span text:style-name="T137">Take responsibility for</text:span><text:span text:style-name="T151"> </text:span><text:span text:style-name="T137">relationships.</text:span></text:p>
        </text:list-item>
      </text:list>
      <text:p text:style-name="Text_20_body"/>
      <text:list xml:id="list214056658537280" text:continue-numbering="true" text:style-name="WWNum5">
        <text:list-item>
          <text:p text:style-name="P757"><text:span text:style-name="T137">Be proactive, not reactive.</text:span></text:p>
        </text:list-item>
      </text:list>
      <text:p text:style-name="Text_20_body"/>
      <text:list xml:id="list214056881630340" text:continue-numbering="true" text:style-name="WWNum5">
        <text:list-item>
          <text:p text:style-name="P758"><text:span text:style-name="T137">Be a friend, share, listen, and</text:span><text:span text:style-name="T160"> </text:span><text:span text:style-name="T137">communicate.</text:span></text:p>
        </text:list-item>
      </text:list>
      <text:p text:style-name="P149"/>
      <text:list xml:id="list214055725073087" text:continue-numbering="true" text:style-name="WWNum5">
        <text:list-item>
          <text:p text:style-name="P759"><text:span text:style-name="T137">Accept y</text:span><text:span text:style-name="T147">o</text:span><text:span text:style-name="T137">ur co-worker</text:span><text:span text:style-name="T140">s</text:span><text:span text:style-name="T31">=</text:span><text:span text:style-name="T60"> </text:span><text:span text:style-name="T141">weaknes</text:span><text:span text:style-name="T138">s</text:span><text:span text:style-name="T140"> </text:span><text:span text:style-name="T137">and </text:span><text:span text:style-name="T140">sto</text:span><text:span text:style-name="T137">p</text:span><text:span text:style-name="T140"> </text:span><text:span text:style-name="T141">wishin</text:span><text:span text:style-name="T138">g</text:span><text:span text:style-name="T140"> </text:span><text:span text:style-name="T137">they </text:span><text:span text:style-name="T148">w</text:span><text:span text:style-name="T137">e</text:span><text:span text:style-name="T140">r</text:span><text:span text:style-name="T137">e</text:span><text:span text:style-name="T140"> different.</text:span></text:p>
        </text:list-item>
      </text:list>
      <text:p text:style-name="Text_20_body"/>
      <text:list xml:id="list214055160133108" text:continue-numbering="true" text:style-name="WWNum5">
        <text:list-item>
          <text:p text:style-name="P760"><text:span text:style-name="T137">Forgive immediately, release your anger, surrender, and let go.</text:span></text:p>
        </text:list-item>
      </text:list>
      <text:p text:style-name="P178"/>
      <text:list xml:id="list214055975178388" text:continue-numbering="true" text:style-name="WWNum5">
        <text:list-item>
          <text:p text:style-name="P762"><text:span text:style-name="T137">Be willing to get off your position; compromise and cooperate. (Be light, not right.)</text:span></text:p>
        </text:list-item>
      </text:list>
      <text:p text:style-name="P155"/>
      <text:list xml:id="list214056405351228" text:continue-numbering="true" text:style-name="WWNum5">
        <text:list-item>
          <text:p text:style-name="P761"><text:span text:style-name="T137">Be</text:span><text:span text:style-name="T140"> </text:span><text:span text:style-name="T137">aware</text:span><text:span text:style-name="T140"> </text:span><text:span text:style-name="T137">of</text:span><text:span text:style-name="T140"> </text:span><text:span text:style-name="T137">and</text:span><text:span text:style-name="T140"> </text:span><text:span text:style-name="T137">attend</text:span><text:span text:style-name="T140"> </text:span><text:span text:style-name="T137">to</text:span><text:span text:style-name="T140"> </text:span><text:span text:style-name="T137">your</text:span><text:span text:style-name="T140"> </text:span><text:span text:style-name="T137">co-worker</text:span><text:span text:style-name="T151">s</text:span><text:span text:style-name="T31">=</text:span><text:span text:style-name="T60"> </text:span><text:span text:style-name="T140">needs.</text:span></text:p>
        </text:list-item>
      </text:list>
      <text:p text:style-name="P93"/>
      <text:list xml:id="list214056882748366" text:continue-numbering="true" text:style-name="WWNum5">
        <text:list-item>
          <text:p text:style-name="P763"><text:span text:style-name="T137">See all problems as challenges, and as potential opportunities </text:span><text:span text:style-name="T139">for </text:span><text:span text:style-name="T137">growth.</text:span></text:p>
        </text:list-item>
      </text:list>
      <text:p text:style-name="P724"><text:span text:style-name="T177">HOW TO CHANGE A BELIEF</text:span></text:p>
      <text:p text:style-name="P89"/>
      <text:p text:style-name="P118"/>
      <text:list xml:id="list1009453751208886842" text:style-name="WWNum6">
        <text:list-item>
          <text:p text:style-name="P764"><text:span text:style-name="T137">Recognize and acknowledge that your current belief does not serve</text:span><text:span text:style-name="T157"> </text:span><text:span text:style-name="T137">you.</text:span></text:p>
        </text:list-item>
      </text:list>
      <text:p text:style-name="P93"/>
      <text:list xml:id="list214056225351275" text:continue-numbering="true" text:style-name="WWNum6">
        <text:list-item>
          <text:p text:style-name="P765"><text:span text:style-name="T137">Write down, affirm, and repeat your new</text:span><text:span text:style-name="T152"> </text:span><text:span text:style-name="T137">belief.</text:span></text:p>
        </text:list-item>
      </text:list>
      <text:p text:style-name="Text_20_body"/>
      <text:list xml:id="list214056530706351" text:continue-numbering="true" text:style-name="WWNum6">
        <text:list-item>
          <text:p text:style-name="P765"><text:span text:style-name="T137">Increase your desire to change by adding</text:span><text:span text:style-name="T161"> </text:span><text:span text:style-name="T137">emotion.</text:span></text:p>
        </text:list-item>
      </text:list>
      <text:p text:style-name="Text_20_body"/>
      <text:list xml:id="list214057005966477" text:continue-numbering="true" text:style-name="WWNum6">
        <text:list-item>
          <text:p text:style-name="P765"><text:span text:style-name="T137">Visualize the positive outcome of your new</text:span><text:span text:style-name="T162"> </text:span><text:span text:style-name="T137">belief.</text:span></text:p>
        </text:list-item>
      </text:list>
      <text:p text:style-name="Text_20_body"/>
      <text:list xml:id="list214057138843025" text:continue-numbering="true" text:style-name="WWNum6">
        <text:list-item>
          <text:p text:style-name="P765"><text:span text:style-name="T137">Expect success.</text:span></text:p>
        </text:list-item>
      </text:list>
      <text:p text:style-name="Text_20_body"/>
      <text:list xml:id="list214055546907598" text:continue-numbering="true" text:style-name="WWNum6">
        <text:list-item>
          <text:p text:style-name="P765"><text:span text:style-name="T137">Be patient.</text:span></text:p>
        </text:list-item>
      </text:list>
      <text:p text:style-name="Text_20_body"/>
      <text:list xml:id="list214056588843705" text:continue-numbering="true" text:style-name="WWNum6">
        <text:list-item>
          <text:p text:style-name="P765"><text:span text:style-name="T137">Be grateful for your new</text:span><text:span text:style-name="T152"> </text:span><text:span text:style-name="T137">belief.</text:span></text:p>
        </text:list-item>
      </text:list>
      <text:p text:style-name="P155"/>
      <text:list xml:id="list214055865928173" text:continue-numbering="true" text:style-name="WWNum6">
        <text:list-item>
          <text:p text:style-name="P766"><text:span text:style-name="T138">Observe</text:span><text:span text:style-name="T140"> </text:span><text:span text:style-name="T137">the old</text:span><text:span text:style-name="T140"> </text:span><text:span text:style-name="T137">belief</text:span><text:span text:style-name="T140"> </text:span><text:span text:style-name="T137">when</text:span><text:span text:style-name="T140"> </text:span><text:span text:style-name="T137">it co</text:span><text:span text:style-name="T147">m</text:span><text:span text:style-name="T137">e</text:span><text:span text:style-name="T138">s</text:span><text:span text:style-name="T140"> </text:span><text:span text:style-name="T137">up,</text:span><text:span text:style-name="T140"> </text:span><text:span text:style-name="T137">and do</text:span><text:span text:style-name="T140">n</text:span><text:span text:style-name="T31">=</text:span><text:span text:style-name="T137">t</text:span><text:span text:style-name="T140"> </text:span><text:span text:style-name="T137">give</text:span><text:span text:style-name="T140"> </text:span><text:span text:style-name="T137">it</text:span><text:span text:style-name="T140"> </text:span><text:span text:style-name="T137">energy.</text:span></text:p>
        </text:list-item>
      </text:list>
      <text:p text:style-name="Text_20_body"/>
      <text:list xml:id="list214056843665254" text:continue-numbering="true" text:style-name="WWNum6">
        <text:list-item>
          <text:p text:style-name="P765"><text:span text:style-name="T137">Act as though you have already succeeded in achieving your new</text:span><text:span text:style-name="T140"> </text:span><text:span text:style-name="T137">belief.</text:span></text:p>
        </text:list-item>
      </text:list>
      <text:p text:style-name="Text_20_body"/>
      <text:list xml:id="list214056896268292" text:continue-numbering="true" text:style-name="WWNum6">
        <text:list-item>
          <text:p text:style-name="P765"><text:span text:style-name="T137">Never give up, trust that your old belief will</text:span><text:span text:style-name="T157"> </text:span><text:span text:style-name="T137">change.</text:span></text:p>
        </text:list-item>
      </text:list>
      <text:p text:style-name="P144">TEN WAYS</text:p>
      <text:p text:style-name="P94">TO MASTER STRESS</text:p>
      <text:p text:style-name="P86"/>
      <text:p text:style-name="P87"/>
      <text:list xml:id="list214056442671713" text:continue-numbering="true" text:style-name="WWNum6">
        <text:list-item>
          <text:list>
            <text:list-item>
              <text:p text:style-name="P767"><text:span text:style-name="T137">Take at least twenty deep breathes each day to release</text:span><text:span text:style-name="T151"> </text:span><text:span text:style-name="T137">tension.</text:span></text:p>
            </text:list-item>
          </text:list>
        </text:list-item>
      </text:list>
      <text:p text:style-name="P93"/>
      <text:list xml:id="list214056576321098" text:continue-numbering="true" text:style-name="WWNum6">
        <text:list-item>
          <text:list>
            <text:list-item>
              <text:p text:style-name="P769"><text:span text:style-name="T137">Relax, or meditate daily to calm your</text:span><text:span text:style-name="T151"> </text:span><text:span text:style-name="T137">mind.</text:span></text:p>
            </text:list-item>
          </text:list>
        </text:list-item>
      </text:list>
      <text:p text:style-name="Text_20_body"/>
      <text:list xml:id="list214056776878069" text:continue-numbering="true" text:style-name="WWNum6">
        <text:list-item>
          <text:list>
            <text:list-item>
              <text:p text:style-name="P769"><text:span text:style-name="T137">Be proactive, not reactive to stress-inducing</text:span><text:span text:style-name="T140"> </text:span><text:span text:style-name="T137">situations.</text:span></text:p>
            </text:list-item>
          </text:list>
        </text:list-item>
      </text:list>
      <text:p text:style-name="Text_20_body"/>
      <text:list xml:id="list214056262319476" text:continue-numbering="true" text:style-name="WWNum6">
        <text:list-item>
          <text:list>
            <text:list-item>
              <text:p text:style-name="P769"><text:span text:style-name="T137">Practice being in the moment, and becoming the</text:span><text:span text:style-name="T147"> </text:span><text:span text:style-name="T137">observer.</text:span></text:p>
            </text:list-item>
          </text:list>
        </text:list-item>
      </text:list>
      <text:p text:style-name="Text_20_body"/>
      <text:list xml:id="list214056716952408" text:continue-numbering="true" text:style-name="WWNum6">
        <text:list-item>
          <text:list>
            <text:list-item>
              <text:p text:style-name="P769"><text:span text:style-name="T137">Receive, and give love, express your feelings, and trust your intuitive</text:span><text:span text:style-name="T163"> </text:span><text:span text:style-name="T137">nature.</text:span></text:p>
            </text:list-item>
          </text:list>
        </text:list-item>
      </text:list>
      <text:p text:style-name="Text_20_body"/>
      <text:list xml:id="list214056036723875" text:continue-numbering="true" text:style-name="WWNum6">
        <text:list-item>
          <text:list>
            <text:list-item>
              <text:p text:style-name="P769"><text:span text:style-name="T137">Be willing to forgive, and release anger</text:span><text:span text:style-name="T147"> </text:span><text:span text:style-name="T137">quickly.</text:span></text:p>
            </text:list-item>
          </text:list>
        </text:list-item>
      </text:list>
      <text:p text:style-name="Text_20_body"/>
      <text:list xml:id="list214056202330968" text:continue-numbering="true" text:style-name="WWNum6">
        <text:list-item>
          <text:list>
            <text:list-item>
              <text:p text:style-name="P769"><text:span text:style-name="T137">Lighten up, let go, laugh, and have</text:span><text:span text:style-name="T157"> </text:span><text:span text:style-name="T137">fun.</text:span></text:p>
            </text:list-item>
          </text:list>
        </text:list-item>
      </text:list>
      <text:p text:style-name="Text_20_body"/>
      <text:list xml:id="list214055533112185" text:continue-numbering="true" text:style-name="WWNum6">
        <text:list-item>
          <text:list>
            <text:list-item>
              <text:p text:style-name="P769"><text:span text:style-name="T137">Learn to ride the wave of</text:span><text:span text:style-name="T160"> </text:span><text:span text:style-name="T137">change.</text:span></text:p>
            </text:list-item>
          </text:list>
        </text:list-item>
      </text:list>
      <text:p text:style-name="Text_20_body"/>
      <text:list xml:id="list214057031716398" text:continue-numbering="true" text:style-name="WWNum6">
        <text:list-item>
          <text:list>
            <text:list-item>
              <text:p text:style-name="P769"><text:span text:style-name="T137">Recognize what causes you stress, and develop coping</text:span><text:span text:style-name="T160"> </text:span><text:span text:style-name="T137">strategies.</text:span></text:p>
            </text:list-item>
          </text:list>
        </text:list-item>
      </text:list>
      <text:p text:style-name="Text_20_body"/>
      <text:list xml:id="list214057034341514" text:continue-numbering="true" text:style-name="WWNum6">
        <text:list-item>
          <text:list>
            <text:list-item>
              <text:p text:style-name="P769"><text:span text:style-name="T137">Follow your joy, and do things that make you</text:span><text:span text:style-name="T164"> </text:span><text:span text:style-name="T137">happy.</text:span></text:p>
            </text:list-item>
          </text:list>
        </text:list-item>
      </text:list>
      <text:p text:style-name="P725"><text:span text:style-name="T177">FROM STRESS TO SUCCESS</text:span></text:p>
      <text:p text:style-name="P153"/>
      <text:list xml:id="list6406311083082524294" text:style-name="WWNum7">
        <text:list-item>
          <text:p text:style-name="P771"><text:span text:style-name="T137">Acknowledge that you are</text:span><text:span text:style-name="T139"> </text:span><text:span text:style-name="T137">stressed.</text:span></text:p>
        </text:list-item>
      </text:list>
      <text:p text:style-name="Text_20_body"/>
      <text:list xml:id="list214055795187868" text:continue-numbering="true" text:style-name="WWNum7">
        <text:list-item>
          <text:p text:style-name="P768"><text:span text:style-name="T137">Make the conscious decision to stop the stress</text:span><text:span text:style-name="T161"> </text:span><text:span text:style-name="T137">cycle.</text:span></text:p>
        </text:list-item>
      </text:list>
      <text:p text:style-name="P93"/>
      <text:list xml:id="list214055281624594" text:continue-numbering="true" text:style-name="WWNum7">
        <text:list-item>
          <text:p text:style-name="P770"><text:span text:style-name="T137">Remember that you are in</text:span><text:span text:style-name="T140"> </text:span><text:span text:style-name="T137">control.</text:span></text:p>
        </text:list-item>
      </text:list>
      <text:p text:style-name="Text_20_body"/>
      <text:list xml:id="list214056409850089" text:continue-numbering="true" text:style-name="WWNum7">
        <text:list-item>
          <text:p text:style-name="P770"><text:span text:style-name="T137">Be one hundred percent committed to being</text:span><text:span text:style-name="T158"> </text:span><text:span text:style-name="T137">successful.</text:span></text:p>
        </text:list-item>
      </text:list>
      <text:p text:style-name="Text_20_body"/>
      <text:list xml:id="list214055586882927" text:continue-numbering="true" text:style-name="WWNum7">
        <text:list-item>
          <text:p text:style-name="P770"><text:span text:style-name="T137">Take a deep breath, releasing physical and mental tension as you</text:span><text:span text:style-name="T161"> </text:span><text:span text:style-name="T137">exhale.</text:span></text:p>
        </text:list-item>
      </text:list>
      <text:p text:style-name="Text_20_body"/>
      <text:list xml:id="list214056217777494" text:continue-numbering="true" text:style-name="WWNum7">
        <text:list-item>
          <text:p text:style-name="P770"><text:span text:style-name="T137">When appropriate, leave the stressful</text:span><text:span text:style-name="T139"> </text:span><text:span text:style-name="T137">situation.</text:span></text:p>
        </text:list-item>
      </text:list>
      <text:p text:style-name="Text_20_body"/>
      <text:list xml:id="list214056904264263" text:continue-numbering="true" text:style-name="WWNum7">
        <text:list-item>
          <text:p text:style-name="P772"><text:span text:style-name="T137">Break the stress cycle by focusing your mind on a positive though, playing relaxing music, listening to a motivational tape, or by</text:span><text:span text:style-name="T157"> </text:span><text:span text:style-name="T137">smiling.</text:span></text:p>
        </text:list-item>
      </text:list>
      <text:p text:style-name="Text_20_body"/>
      <text:list xml:id="list214055389743550" text:continue-numbering="true" text:style-name="WWNum7">
        <text:list-item>
          <text:p text:style-name="P773"><text:span text:style-name="T137">Take a break, close your eyes, allow your emotions to rise, and release</text:span><text:span text:style-name="T165"> </text:span><text:span text:style-name="T137">them from</text:span><text:span text:style-name="T147"> </text:span><text:span text:style-name="T137">your mind. <text:s/>Do</text:span><text:span text:style-name="T147">n</text:span><text:span text:style-name="T31">=</text:span><text:span text:style-name="T137">t</text:span><text:span text:style-name="T140"> </text:span><text:span text:style-name="T137">accept</text:span><text:span text:style-name="T140"> </text:span><text:span text:style-name="T147">o</text:span><text:span text:style-name="T137">r reject</text:span><text:span text:style-name="T140"> </text:span><text:span text:style-name="T137">your</text:span><text:span text:style-name="T140"> </text:span><text:span text:style-name="T137">tho</text:span><text:span text:style-name="T147">u</text:span><text:span text:style-name="T137">ghts.</text:span></text:p>
        </text:list-item>
      </text:list>
      <text:p text:style-name="P113"/>
      <text:list xml:id="list214056037597274" text:continue-numbering="true" text:style-name="WWNum7">
        <text:list-item>
          <text:p text:style-name="P770"><text:span text:style-name="T140">Do</text:span><text:span text:style-name="T137">n</text:span><text:span text:style-name="T31">=</text:span><text:span text:style-name="T137">t bla</text:span><text:span text:style-name="T147">m</text:span><text:span text:style-name="T137">e, pity, punish yourself, or any one else.</text:span></text:p>
        </text:list-item>
      </text:list>
      <text:p text:style-name="P178"/>
      <text:list xml:id="list214056785045757" text:continue-numbering="true" text:style-name="WWNum7">
        <text:list-item>
          <text:p text:style-name="P770"><text:span text:style-name="T137">Think about the positive growth or opportunities resulting from this</text:span><text:span text:style-name="T156"> </text:span><text:span text:style-name="T137">situation</text:span></text:p>
        </text:list-item>
      </text:list>
      <text:p text:style-name="P726"><text:span text:style-name="T177">LIFE-STYLE</text:span> <text:span text:style-name="T177">ASSESSMENT SURVEY</text:span></text:p>
      <text:p text:style-name="P117"/>
      <text:p text:style-name="P106">Rate yourself on a scale of 1-4</text:p>
      <text:list xml:id="list214055333223478" text:continue-numbering="true" text:style-name="WWNum7">
        <text:list-item>
          <text:list>
            <text:list-item>
              <text:p text:style-name="P774"><text:span text:style-name="T137">ALWAYS (2)</text:span><text:span text:style-name="T140"> </text:span><text:span text:style-name="T137">OFTEN</text:span></text:p>
            </text:list-item>
          </text:list>
        </text:list-item>
      </text:list>
      <text:p text:style-name="P727">(3)<text:span text:style-name="T196"> </text:span>OCCASIONALLY<text:tab/>(4) NEVER</text:p>
      <text:list xml:id="list5597172417140252855" text:style-name="WWNum8">
        <text:list-item>
          <text:p text:style-name="P775"><text:span text:style-name="T166"><text:s/><text:tab/></text:span><text:span text:style-name="T137"><text:tab/>I spend time alone.</text:span></text:p>
        </text:list-item>
      </text:list>
      <text:p text:style-name="P93"/>
      <text:list xml:id="list214055824014882" text:continue-numbering="true" text:style-name="WWNum8">
        <text:list-item>
          <text:p text:style-name="P775"><text:span text:style-name="T166"><text:s/><text:tab/></text:span><text:span text:style-name="T137"><text:tab/>I express my true feelings and can be</text:span><text:span text:style-name="T140"> </text:span><text:span text:style-name="T137">myself.</text:span></text:p>
        </text:list-item>
      </text:list>
      <text:p text:style-name="Text_20_body"/>
      <text:list xml:id="list214056182643607" text:continue-numbering="true" text:style-name="WWNum8">
        <text:list-item>
          <text:p text:style-name="P775"><text:span text:style-name="T166"><text:s/><text:tab/></text:span><text:span text:style-name="T137"><text:tab/>I am relaxed while waiting in lines, in traffic, or for</text:span><text:span text:style-name="T151"> </text:span><text:span text:style-name="T137">someone.</text:span></text:p>
        </text:list-item>
      </text:list>
      <text:p text:style-name="Text_20_body"/>
      <text:list xml:id="list214057316014057" text:continue-numbering="true" text:style-name="WWNum8">
        <text:list-item>
          <text:p text:style-name="P775"><text:span text:style-name="T166"><text:s/><text:tab/></text:span><text:span text:style-name="T137"><text:tab/>I spend quality time with friends, or</text:span><text:span text:style-name="T139"> </text:span><text:span text:style-name="T137">family.</text:span></text:p>
        </text:list-item>
      </text:list>
      <text:p text:style-name="Text_20_body"/>
      <text:list xml:id="list214056848761180" text:continue-numbering="true" text:style-name="WWNum8">
        <text:list-item>
          <text:p text:style-name="P775"><text:span text:style-name="T166"><text:s/><text:tab/></text:span><text:span text:style-name="T137"><text:tab/>I am satisfied with my physical</text:span><text:span text:style-name="T152"> </text:span><text:span text:style-name="T137">appearance.</text:span></text:p>
        </text:list-item>
      </text:list>
      <text:p text:style-name="Text_20_body"/>
      <text:list xml:id="list214056916402427" text:continue-numbering="true" text:style-name="WWNum8">
        <text:list-item>
          <text:p text:style-name="P775"><text:span text:style-name="T166"><text:s/><text:tab/></text:span><text:span text:style-name="T137"><text:tab/>I like my</text:span><text:span text:style-name="T147"> </text:span><text:span text:style-name="T137">job.</text:span></text:p>
        </text:list-item>
      </text:list>
      <text:p text:style-name="Text_20_body"/>
      <text:list xml:id="list214055604567104" text:continue-numbering="true" text:style-name="WWNum8">
        <text:list-item>
          <text:p text:style-name="P775"><text:span text:style-name="T166"><text:s/><text:tab/></text:span><text:span text:style-name="T137"><text:tab/>I feel in control of my</text:span><text:span text:style-name="T147"> </text:span><text:span text:style-name="T137">life.</text:span></text:p>
        </text:list-item>
      </text:list>
      <text:p text:style-name="Text_20_body"/>
      <text:list xml:id="list214056715531824" text:continue-numbering="true" text:style-name="WWNum8">
        <text:list-item>
          <text:p text:style-name="P775"><text:span text:style-name="T166"><text:s/><text:tab/></text:span><text:span text:style-name="T137"><text:tab/>I feel problems can be potential</text:span><text:span text:style-name="T147"> </text:span><text:span text:style-name="T137">opportunities.</text:span></text:p>
        </text:list-item>
      </text:list>
      <text:p text:style-name="Text_20_body"/>
      <text:list xml:id="list214056352668726" text:continue-numbering="true" text:style-name="WWNum8">
        <text:list-item>
          <text:p text:style-name="P775"><text:span text:style-name="T166"><text:s/><text:tab/></text:span><text:span text:style-name="T137"><text:tab/>I am free of worries, and</text:span><text:span text:style-name="T139"> </text:span><text:span text:style-name="T137">anxieties.</text:span></text:p>
        </text:list-item>
      </text:list>
      <text:p text:style-name="Text_20_body"/>
      <text:list xml:id="list214055459853715" text:continue-numbering="true" text:style-name="WWNum8">
        <text:list-item>
          <text:p text:style-name="P775"><text:span text:style-name="T166"><text:s/><text:tab/></text:span><text:span text:style-name="T137"><text:tab/>I am free of time</text:span><text:span text:style-name="T151"> </text:span><text:span text:style-name="T137">pressures.</text:span></text:p>
        </text:list-item>
      </text:list>
      <text:p text:style-name="P93"/>
      <text:list xml:id="list214055911368263" text:continue-numbering="true" text:style-name="WWNum8">
        <text:list-item>
          <text:p text:style-name="P775"><text:span text:style-name="T166"><text:s/><text:tab/></text:span><text:span text:style-name="T137"><text:tab/>I feel love, and support from family and</text:span><text:span text:style-name="T151"> </text:span><text:span text:style-name="T137">friends.</text:span></text:p>
        </text:list-item>
      </text:list>
      <text:p text:style-name="Text_20_body"/>
      <text:list xml:id="list214056316958405" text:continue-numbering="true" text:style-name="WWNum8">
        <text:list-item>
          <text:p text:style-name="P775"><text:span text:style-name="T166"><text:s/><text:tab/></text:span><text:span text:style-name="T137"><text:tab/>I expect good things to happen to</text:span><text:span text:style-name="T140"> </text:span><text:span text:style-name="T137">me.</text:span></text:p>
        </text:list-item>
      </text:list>
      <text:p text:style-name="Text_20_body"/>
      <text:list xml:id="list214056946827195" text:continue-numbering="true" text:style-name="WWNum8">
        <text:list-item>
          <text:p text:style-name="P775"><text:span text:style-name="T166"><text:s/><text:tab/></text:span><text:span text:style-name="T137"><text:tab/>I know when to say no.</text:span></text:p>
        </text:list-item>
      </text:list>
      <text:p text:style-name="Text_20_body"/>
      <text:list xml:id="list214055295560293" text:continue-numbering="true" text:style-name="WWNum8">
        <text:list-item>
          <text:p text:style-name="P775"><text:span text:style-name="T166"><text:s/><text:tab/></text:span><text:span text:style-name="T137"><text:tab/>I find time to be of service to</text:span><text:span text:style-name="T140"> </text:span><text:span text:style-name="T137">others.</text:span></text:p>
        </text:list-item>
      </text:list>
      <text:p text:style-name="Text_20_body"/>
      <text:list xml:id="list214056067332403" text:continue-numbering="true" text:style-name="WWNum8">
        <text:list-item>
          <text:p text:style-name="P775"><text:span text:style-name="T166"><text:s/><text:tab/></text:span><text:span text:style-name="T137"><text:tab/>I am free of work-related thoughts when not</text:span><text:span text:style-name="T151"> </text:span><text:span text:style-name="T137">working.</text:span></text:p>
        </text:list-item>
        <text:list-item>
          <text:p text:style-name="P776"><text:span text:style-name="T166"><text:s/><text:tab/></text:span><text:span text:style-name="T137"><text:tab/>I acce</text:span><text:span text:style-name="T147">p</text:span><text:span text:style-name="T137">t life</text:span><text:span text:style-name="T37">=</text:span><text:span text:style-name="T138">s</text:span><text:span text:style-name="T137"> changes easily.</text:span></text:p>
        </text:list-item>
      </text:list>
      <text:p text:style-name="Text_20_body"/>
      <text:list xml:id="list214056717980714" text:continue-numbering="true" text:style-name="WWNum8">
        <text:list-item>
          <text:p text:style-name="P775"><text:span text:style-name="T166"><text:s/><text:tab/></text:span><text:span text:style-name="T137"><text:tab/>I eat foods, which are good for</text:span><text:span text:style-name="T140"> </text:span><text:span text:style-name="T137">me.</text:span></text:p>
        </text:list-item>
      </text:list>
      <text:p text:style-name="Text_20_body"/>
      <text:list xml:id="list214055873501610" text:continue-numbering="true" text:style-name="WWNum8">
        <text:list-item>
          <text:p text:style-name="P775"><text:span text:style-name="T166"><text:s/><text:tab/></text:span><text:span text:style-name="T137"><text:tab/>I exercise</text:span><text:span text:style-name="T147"> </text:span><text:span text:style-name="T137">regularly.</text:span></text:p>
        </text:list-item>
      </text:list>
      <text:p text:style-name="Text_20_body"/>
      <text:list xml:id="list214055755690475" text:continue-numbering="true" text:style-name="WWNum8">
        <text:list-item>
          <text:p text:style-name="P775"><text:span text:style-name="T166"><text:s/><text:tab/></text:span><text:span text:style-name="T137"><text:tab/>I laugh and have</text:span><text:span text:style-name="T139"> </text:span><text:span text:style-name="T137">fun.</text:span></text:p>
        </text:list-item>
      </text:list>
      <text:p text:style-name="Text_20_body"/>
      <text:list xml:id="list214057155338602" text:continue-numbering="true" text:style-name="WWNum8">
        <text:list-item>
          <text:p text:style-name="P775"><text:span text:style-name="T166"><text:s/><text:tab/></text:span><text:span text:style-name="T137"><text:tab/>I feel rested upon</text:span><text:span text:style-name="T139"> </text:span><text:span text:style-name="T137">awakening.</text:span></text:p>
        </text:list-item>
      </text:list>
      <text:p text:style-name="Text_20_body"/>
      <text:list xml:id="list214056470788400" text:continue-numbering="true" text:style-name="WWNum8">
        <text:list-item>
          <text:p text:style-name="P778"><text:span text:style-name="T166"><text:s/><text:tab/></text:span><text:span text:style-name="T137"><text:tab/>I complete tasks, and follow through on commitments and agreements.</text:span></text:p>
        </text:list-item>
      </text:list>
      <text:p text:style-name="Text_20_body"/>
      <text:list xml:id="list214055788050352" text:continue-numbering="true" text:style-name="WWNum8">
        <text:list-item>
          <text:p text:style-name="P775"><text:span text:style-name="T166"><text:s/><text:tab/></text:span><text:span text:style-name="T137"><text:tab/>I am free of health related</text:span><text:span text:style-name="T147"> </text:span><text:span text:style-name="T137">worries.</text:span></text:p>
        </text:list-item>
      </text:list>
      <text:p text:style-name="Text_20_body"/>
      <text:list xml:id="list214056228248586" text:continue-numbering="true" text:style-name="WWNum8">
        <text:list-item>
          <text:p text:style-name="P775"><text:span text:style-name="T166"><text:s/><text:tab/></text:span><text:span text:style-name="T137"><text:tab/>I accept others exactly the way they</text:span><text:span text:style-name="T140"> </text:span><text:span text:style-name="T137">are.</text:span></text:p>
        </text:list-item>
      </text:list>
      <text:p text:style-name="Text_20_body"/>
      <text:list xml:id="list214056946793818" text:continue-numbering="true" text:style-name="WWNum8">
        <text:list-item>
          <text:p text:style-name="P775"><text:span text:style-name="T166"><text:s/><text:tab/></text:span><text:span text:style-name="T137"><text:tab/>Others view me as easy</text:span><text:span text:style-name="T152"> </text:span><text:span text:style-name="T137">going.</text:span></text:p>
        </text:list-item>
      </text:list>
      <text:p text:style-name="Text_20_body"/>
      <text:list xml:id="list214056176465654" text:continue-numbering="true" text:style-name="WWNum8">
        <text:list-item>
          <text:p text:style-name="P775"><text:span text:style-name="T166"><text:s/><text:tab/></text:span><text:span text:style-name="T137"><text:tab/>I feel good being alive.</text:span></text:p>
        </text:list-item>
      </text:list>
      <text:p text:style-name="Text_20_body"/>
      <text:list xml:id="list214056824322736" text:continue-numbering="true" text:style-name="WWNum8">
        <text:list-item>
          <text:p text:style-name="P775"><text:span text:style-name="T166"><text:s/><text:tab/></text:span><text:span text:style-name="T137"><text:tab/>I find time to appreciate</text:span><text:span text:style-name="T140"> </text:span><text:span text:style-name="T137">nature.</text:span></text:p>
        </text:list-item>
      </text:list>
      <text:p text:style-name="P178"/>
      <text:list xml:id="list214056179499592" text:continue-numbering="true" text:style-name="WWNum8">
        <text:list-item>
          <text:p text:style-name="P777"><text:span text:style-name="T166"><text:s/><text:tab/></text:span><text:span text:style-name="T137"><text:tab/>I establish priorities for my</text:span><text:span text:style-name="T160"> </text:span><text:span text:style-name="T137">time.</text:span></text:p>
        </text:list-item>
      </text:list>
      <text:p text:style-name="P93"/>
      <text:list xml:id="list214055744224039" text:continue-numbering="true" text:style-name="WWNum8">
        <text:list-item>
          <text:p text:style-name="P775"><text:span text:style-name="T166"><text:s/><text:tab/></text:span><text:span text:style-name="T137"><text:tab/>I find time for</text:span><text:span text:style-name="T140"> </text:span><text:span text:style-name="T137">hobbies.</text:span></text:p>
        </text:list-item>
      </text:list>
      <text:p text:style-name="Text_20_body"/>
      <text:list xml:id="list214055238880573" text:continue-numbering="true" text:style-name="WWNum8">
        <text:list-item>
          <text:p text:style-name="P775"><text:span text:style-name="T166"><text:s/><text:tab/></text:span><text:span text:style-name="T137"><text:tab/>I express my creativity, and utilize my potential.</text:span></text:p>
        </text:list-item>
      </text:list>
      <text:p text:style-name="Text_20_body"/>
      <text:list xml:id="list214056672745889" text:continue-numbering="true" text:style-name="WWNum8">
        <text:list-item>
          <text:p text:style-name="P775"><text:span text:style-name="T166"><text:s/><text:tab/></text:span><text:span text:style-name="T137"><text:tab/>My life is in</text:span><text:span text:style-name="T151"> </text:span><text:span text:style-name="T137">balance.</text:span></text:p>
        </text:list-item>
      </text:list>
      <text:p text:style-name="P86"/>
      <text:p text:style-name="P86"/>
      <text:p text:style-name="P289">SCORING:</text:p>
      <text:p text:style-name="Text_20_body"/>
      <text:p text:style-name="P728">30-40<text:tab/>You are the master of your <text:span text:style-name="T167">life </text:span>41-65<text:tab/>Good balance</text:p>
      <text:p text:style-name="P284">66-80<text:tab/>Slow<text:span text:style-name="T169"> </text:span>down</text:p>
      <text:p text:style-name="P284">81-105<text:tab/>Seek professional help</text:p>
      <text:p text:style-name="P729">ABOUT THE AUTHOR</text:p>
      <text:p text:style-name="P86"/>
      <text:p text:style-name="P87"/>
      <text:p text:style-name="P730">Jeff Gero, Ph.D. is a nationally known lecturer, pioneering stress management specialist, trainer, author, workshop leader consultant, executive coach, and the founder of the Success Over Stress system.</text:p>
      <text:p text:style-name="P93"/>
      <text:p text:style-name="P732">For the past thirty years, Dr. Gero has consulted with many organizations dealing with a variety of challenges. He assisted the Los Angeles Times with the stress surrounding the 1984 Olympics, Allied Signal with the stress surrounding a plant closing, helped paramedics in the California State Firefighters<text:span text:style-name="T26">=</text:span><text:span text:style-name="T1"> </text:span><text:span text:style-name="T168">Association</text:span> with job <text:span text:style-name="T168">stress,</text:span> and he delivered the first stress management program for the California Department of Corrections at San Quentin Prison. Other clients of Dr. Gero include Amgen, General Motors, Sheraton Hotels, Hawaiian Telephone, J.P.L., Burger King, Blue Shield, and the Office of Human Resources, City of Honolulu.</text:p>
      <text:p text:style-name="P155"/>
      <text:p text:style-name="P733">In addition to working with organizations, Dr. Gero coaches athletes and individuals to enhance their performance. He incorporates mental fitness techniques in all of his programs and seminars.</text:p>
      <text:p text:style-name="Text_20_body"/>
      <text:p text:style-name="P731">Prior to entering the consulting field, Dr. Gero was a very successful Madison Avenue real estate executive. He has since been on staff at the University of Hawaii, Antioch University, Southern States University, The Institute of Business Management Entrepreneurship, The Union Graduate School, and the Hughes Institute for Professional Development. He is the former director of the Health Awareness Institute and the Stress Management Institute of California. He is a past board member of the Los Angeles chapter of American Society of Training and Development.</text:p>
      <text:p text:style-name="P178"/>
      <text:p text:style-name="P734">Dr. Gero co-wrote and co-produced a relaxation and stress management video hosted by Dennis Weaver, he has produced several stress management and peak-performance audiotapes, and has authored a manual for individuals to implement his Success Over Stress programs, has co-written several screen plays. In 1998 Jeff was granted a United States patent for a computer biofeedback mouse that helps reduce stress while enhancing productivity.</text:p>
      <text:p text:style-name="Text_20_body"/>
      <text:p text:style-name="P735">He makes time to meditate, and exercise almost every day, and he enjoys playing golf, hiking, and having a good laugh!</text:p>
      <text:p text:style-name="P126">BUSINESS/SPIRITUAL/SELF-HELP</text:p>
      <text:p text:style-name="P86"/>
      <text:p text:style-name="P87"/>
      <text:p text:style-name="P736">UNLOCK THE SECRETS TO SUCCESS</text:p>
      <text:p text:style-name="P93"/>
      <text:p text:style-name="P737">Between the covers of this book you will find secrets in the NAMASTE Program that every employee should explore, and every company should employ.</text:p>
      <text:p text:style-name="Text_20_body"/>
      <text:p text:style-name="P738">NAMASTE will help you to uncover secrets that will:</text:p>
      <text:p text:style-name="P739"><text:span text:style-name="T192"></text:span> <text:span text:style-name="T1">Help open your heart</text:span></text:p>
      <text:p text:style-name="P739"><text:span text:style-name="T192"></text:span> <text:span text:style-name="T1">Help to motivate you and to stay motivated</text:span></text:p>
      <text:p text:style-name="P739"><text:span text:style-name="T192"></text:span> <text:span text:style-name="T1">Teach you how to reduce stress</text:span></text:p>
      <text:p text:style-name="P739"><text:span text:style-name="T192"></text:span> <text:span text:style-name="T1">Teach you to stay focused at work</text:span></text:p>
      <text:p text:style-name="P739"><text:span text:style-name="T192"></text:span> <text:span text:style-name="T1">Lead you to be respected by others</text:span></text:p>
      <text:p text:style-name="P79"/>
      <text:p text:style-name="P116"/>
      <text:p text:style-name="P738"><text:span text:style-name="T8">Wha</text:span><text:span text:style-name="T18">t </text:span><text:span text:style-name="T6">Peopl</text:span><text:span text:style-name="T19">e</text:span><text:span text:style-name="T1"> </text:span><text:span text:style-name="T5">Ar</text:span><text:span text:style-name="T1">e </text:span><text:span text:style-name="T6">Sayin</text:span><text:span text:style-name="T19">g</text:span><text:span text:style-name="T1"> </text:span><text:span text:style-name="T6">Abou</text:span><text:span text:style-name="T19">t</text:span><text:span text:style-name="T1"> </text:span><text:span text:style-name="T7">A</text:span><text:span text:style-name="T19">Secrets to Success at </text:span><text:span text:style-name="T18">Work:</text:span><text:span text:style-name="T21">@</text:span></text:p>
      <text:p text:style-name="P78"/>
      <text:p text:style-name="P740"><text:span text:style-name="T1">Dr. Gero provides us with a fictional story that inspires us to bring spirituality into the workplace. After reading his book, I find myself using the example of his character, A.J., as an example of what is possible in the workplace.--D.S. Melnick, MD, MPH</text:span></text:p>
      <text:p text:style-name="P150"/>
      <text:p text:style-name="P129"><text:span text:style-name="T1">AWith Secrets to Success at Work, Dr. Ger has provided a compelling and illustrative take of how basic spiritual values can revitalize the workplace. For too long, people have been asked to leave behind a vital aspect of themselves when they come to work: their spiritual connection to their Source and to each other. In doing so, they leave out one of the most potent components of full engagement, and both they and their organizations lose the benefit of having that whole- </text:span><text:span text:style-name="T19">person</text:span><text:span text:style-name="T26">=</text:span><text:span text:style-name="T1">s </text:span><text:span text:style-name="T19">ability</text:span><text:span text:style-name="T1"> </text:span><text:span text:style-name="T19">and</text:span><text:span text:style-name="T1"> commitment. <text:s/></text:span><text:span text:style-name="T19">Programs</text:span><text:span text:style-name="T1"> </text:span><text:span text:style-name="T19">like</text:span><text:span text:style-name="T1"> NAMASTE </text:span><text:span text:style-name="T19">ensure</text:span><text:span text:style-name="T1"> that organizations can get the most out of the people who work for them and that </text:span><text:span text:style-name="T19">those</text:span><text:span text:style-name="T1"> </text:span><text:span text:style-name="T19">people</text:span><text:span text:style-name="T1"> get the most out of </text:span><text:span text:style-name="T19">their</text:span><text:span text:style-name="T1"> </text:span><text:span text:style-name="T19">lives.</text:span><text:span text:style-name="T21">@</text:span></text:p>
      <text:p text:style-name="P128"><text:span text:style-name="T1">--David Litman, Training/Quality of Work Life Manager, I.T.S. Corpo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835in" fo:margin-right="0in" fo:text-indent="-0.5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Table_20_Paragraph" style:display-name="Table Paragraph" style:family="paragraph" style:parent-style-name="Standard" style:default-outline-level="">
      <style:text-properties fo:language="en" fo:country="US" style:language-asian="en" style:country-asian="US" style:language-complex="en" style:country-complex="US"/>
    </style:style>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2pt" fo:letter-spacing="-0.0008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11" style:display-name="ListLabel 11" style:family="text">
      <style:text-properties fo:font-size="12pt" fo:letter-spacing="-0.002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ListLabel_20_20" style:display-name="ListLabel 20" style:family="text">
      <style:text-properties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29" style:display-name="ListLabel 29" style:family="text">
      <style:text-properties fo:language="en" fo:country="US" style:language-asian="en" style:country-asian="US" style:language-complex="en" style:country-complex="US"/>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ListLabel_20_37" style:display-name="ListLabel 37" style:family="text">
      <style:text-properties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38" style:display-name="ListLabel 38" style:family="text">
      <style:text-properties fo:language="en" fo:country="US" style:language-asian="en" style:country-asian="US" style:language-complex="en" style:country-complex="US"/>
    </style:style>
    <style:style style:name="ListLabel_20_39" style:display-name="ListLabel 39" style:family="text">
      <style:text-properties fo:language="en" fo:country="US" style:language-asian="en" style:country-asian="US" style:language-complex="en" style:country-complex="US"/>
    </style:style>
    <style:style style:name="ListLabel_20_40" style:display-name="ListLabel 40" style:family="text">
      <style:text-properties fo:language="en" fo:country="US" style:language-asian="en" style:country-asian="US" style:language-complex="en" style:country-complex="US"/>
    </style:style>
    <style:style style:name="ListLabel_20_41" style:display-name="ListLabel 41" style:family="text">
      <style:text-properties fo:language="en" fo:country="US" style:language-asian="en" style:country-asian="US" style:language-complex="en" style:country-complex="US"/>
    </style:style>
    <style:style style:name="ListLabel_20_42" style:display-name="ListLabel 42" style:family="text">
      <style:text-properties fo:language="en" fo:country="US" style:language-asian="en" style:country-asian="US" style:language-complex="en" style:country-complex="US"/>
    </style:style>
    <style:style style:name="ListLabel_20_43" style:display-name="ListLabel 43" style:family="text">
      <style:text-properties fo:language="en" fo:country="US" style:language-asian="en" style:country-asian="US" style:language-complex="en" style:country-complex="US"/>
    </style:style>
    <style:style style:name="ListLabel_20_44" style:display-name="ListLabel 44" style:family="text">
      <style:text-properties fo:language="en" fo:country="US" style:language-asian="en" style:country-asian="US" style:language-complex="en" style:country-complex="US"/>
    </style:style>
    <style:style style:name="ListLabel_20_45" style:display-name="ListLabel 45" style:family="text">
      <style:text-properties fo:language="en" fo:country="US" style:language-asian="en" style:country-asian="US" style:language-complex="en" style:country-complex="US"/>
    </style:style>
    <style:style style:name="ListLabel_20_46" style:display-name="ListLabel 46" style:family="text">
      <style:text-properties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47" style:display-name="ListLabel 47" style:family="text">
      <style:text-properties fo:language="en" fo:country="US" style:language-asian="en" style:country-asian="US" style:language-complex="en" style:country-complex="US"/>
    </style:style>
    <style:style style:name="ListLabel_20_48" style:display-name="ListLabel 48" style:family="text">
      <style:text-properties fo:language="en" fo:country="US" style:language-asian="en" style:country-asian="US" style:language-complex="en" style:country-complex="US"/>
    </style:style>
    <style:style style:name="ListLabel_20_49" style:display-name="ListLabel 49" style:family="text">
      <style:text-properties fo:language="en" fo:country="US" style:language-asian="en" style:country-asian="US" style:language-complex="en" style:country-complex="US"/>
    </style:style>
    <style:style style:name="ListLabel_20_50" style:display-name="ListLabel 50" style:family="text">
      <style:text-properties fo:language="en" fo:country="US" style:language-asian="en" style:country-asian="US" style:language-complex="en" style:country-complex="US"/>
    </style:style>
    <style:style style:name="ListLabel_20_51" style:display-name="ListLabel 51" style:family="text">
      <style:text-properties fo:language="en" fo:country="US" style:language-asian="en" style:country-asian="US" style:language-complex="en" style:country-complex="US"/>
    </style:style>
    <style:style style:name="ListLabel_20_52" style:display-name="ListLabel 52" style:family="text">
      <style:text-properties fo:language="en" fo:country="US" style:language-asian="en" style:country-asian="US" style:language-complex="en" style:country-complex="US"/>
    </style:style>
    <style:style style:name="ListLabel_20_53" style:display-name="ListLabel 53" style:family="text">
      <style:text-properties fo:language="en" fo:country="US" style:language-asian="en" style:country-asian="US" style:language-complex="en" style:country-complex="US"/>
    </style:style>
    <style:style style:name="ListLabel_20_54" style:display-name="ListLabel 54" style:family="text">
      <style:text-properties fo:language="en" fo:country="US" style:language-asian="en" style:country-asian="US" style:language-complex="en" style:country-complex="US"/>
    </style:style>
    <style:style style:name="ListLabel_20_55" style:display-name="ListLabel 55" style:family="text">
      <style:text-properties fo:language="en" fo:country="US" style:language-asian="en" style:country-asian="US" style:language-complex="en" style:country-complex="US"/>
    </style:style>
    <style:style style:name="ListLabel_20_56" style:display-name="ListLabel 56" style:family="text">
      <style:text-properties style:font-name="Arial" fo:font-family="Arial" style:font-family-generic="roman" style:font-pitch="variable" fo:font-size="12pt" fo:letter-spacing="-0.0008in" fo:language="en" fo:country="US" style:font-name-asian="Arial1" style:font-family-asian="Arial"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en" style:country-complex="US" style:text-scale="99%"/>
    </style:style>
    <style:style style:name="ListLabel_20_57" style:display-name="ListLabel 57" style:family="text">
      <style:text-properties fo:language="en" fo:country="US" style:language-asian="en" style:country-asian="US" style:language-complex="en" style:country-complex="US"/>
    </style:style>
    <style:style style:name="ListLabel_20_58" style:display-name="ListLabel 58" style:family="text">
      <style:text-properties fo:language="en" fo:country="US" style:language-asian="en" style:country-asian="US" style:language-complex="en" style:country-complex="US"/>
    </style:style>
    <style:style style:name="ListLabel_20_59" style:display-name="ListLabel 59" style:family="text">
      <style:text-properties fo:language="en" fo:country="US" style:language-asian="en" style:country-asian="US" style:language-complex="en" style:country-complex="US"/>
    </style:style>
    <style:style style:name="ListLabel_20_60" style:display-name="ListLabel 60" style:family="text">
      <style:text-properties fo:language="en" fo:country="US" style:language-asian="en" style:country-asian="US" style:language-complex="en" style:country-complex="US"/>
    </style:style>
    <style:style style:name="ListLabel_20_61" style:display-name="ListLabel 61" style:family="text">
      <style:text-properties fo:language="en" fo:country="US" style:language-asian="en" style:country-asian="US" style:language-complex="en" style:country-complex="US"/>
    </style:style>
    <style:style style:name="ListLabel_20_62" style:display-name="ListLabel 62" style:family="text">
      <style:text-properties fo:language="en" fo:country="US" style:language-asian="en" style:country-asian="US" style:language-complex="en" style:country-complex="US"/>
    </style:style>
    <style:style style:name="ListLabel_20_63" style:display-name="ListLabel 63" style:family="text">
      <style:text-properties fo:language="en" fo:country="US" style:language-asian="en" style:country-asian="US" style:language-complex="en" style:country-complex="US"/>
    </style:style>
    <style:style style:name="ListLabel_20_64" style:display-name="ListLabel 64" style:family="text">
      <style:text-properties fo:font-size="12pt" fo:letter-spacing="-0.0008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65" style:display-name="ListLabel 65" style:family="text">
      <style:text-properties fo:language="en" fo:country="US" style:language-asian="en" style:country-asian="US" style:language-complex="en" style:country-complex="US"/>
    </style:style>
    <style:style style:name="ListLabel_20_66" style:display-name="ListLabel 66" style:family="text">
      <style:text-properties fo:language="en" fo:country="US" style:language-asian="en" style:country-asian="US" style:language-complex="en" style:country-complex="US"/>
    </style:style>
    <style:style style:name="ListLabel_20_67" style:display-name="ListLabel 67" style:family="text">
      <style:text-properties fo:language="en" fo:country="US" style:language-asian="en" style:country-asian="US" style:language-complex="en" style:country-complex="US"/>
    </style:style>
    <style:style style:name="ListLabel_20_68" style:display-name="ListLabel 68" style:family="text">
      <style:text-properties fo:language="en" fo:country="US" style:language-asian="en" style:country-asian="US" style:language-complex="en" style:country-complex="US"/>
    </style:style>
    <style:style style:name="ListLabel_20_69" style:display-name="ListLabel 69" style:family="text">
      <style:text-properties fo:language="en" fo:country="US" style:language-asian="en" style:country-asian="US" style:language-complex="en" style:country-complex="US"/>
    </style:style>
    <style:style style:name="ListLabel_20_70" style:display-name="ListLabel 70" style:family="text">
      <style:text-properties fo:language="en" fo:country="US" style:language-asian="en" style:country-asian="US" style:language-complex="en" style:country-complex="US"/>
    </style:style>
    <style:style style:name="ListLabel_20_71" style:display-name="ListLabel 71" style:family="text">
      <style:text-properties fo:language="en" fo:country="US" style:language-asian="en" style:country-asian="US" style:language-complex="en" style:country-complex="US"/>
    </style:style>
    <style:style style:name="ListLabel_20_72" style:display-name="ListLabel 72"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083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648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126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778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342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9071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03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0" style:num-suffix="." style:num-format="1">
        <style:list-level-properties text:list-level-position-and-space-mode="label-alignment">
          <style:list-level-label-alignment text:label-followed-by="listtab" fo:text-indent="-0.5in" fo:margin-left="0.8335in"/>
        </style:list-level-properties>
      </text:list-level-style-number>
      <text:list-level-style-number text:level="2" text:style-name="ListLabel_20_11" style:num-prefix="(" style:num-suffix=")" style:num-format="1">
        <style:list-level-properties text:list-level-position-and-space-mode="label-alignment">
          <style:list-level-label-alignment text:label-followed-by="listtab" fo:text-indent="-0.2362in" fo:margin-left="2.3957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362in" fo:margin-left="2.8209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362in" fo:margin-left="3.239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362in" fo:margin-left="3.6571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362in" fo:margin-left="4.0752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362in" fo:margin-left="4.4937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362in" fo:margin-left="4.9118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362in" fo:margin-left="5.329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9" style:num-suffix="." style:num-format="1" text:start-value="16">
        <style:list-level-properties text:list-level-position-and-space-mode="label-alignment">
          <style:list-level-label-alignment text:label-followed-by="listtab" fo:text-indent="-0.5in" fo:margin-left="0.5835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5in" fo:margin-left="0.8335in"/>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0.5in" fo:margin-left="1.4256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5in" fo:margin-left="2.0181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5in" fo:margin-left="2.611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5in" fo:margin-left="3.20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5in" fo:margin-left="3.7957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5in" fo:margin-left="4.389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5in" fo:margin-left="4.98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091in" fo:margin-left="0.7917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091in" fo:margin-left="1.329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091in" fo:margin-left="1.866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091in" fo:margin-left="2.404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091in" fo:margin-left="2.9417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091in" fo:margin-left="3.4791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091in" fo:margin-left="4.016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091in" fo:margin-left="4.5543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091in" fo:margin-left="5.09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7" style:num-suffix="." style:num-format="1">
        <style:list-level-properties text:list-level-position-and-space-mode="label-alignment">
          <style:list-level-label-alignment text:label-followed-by="listtab" fo:text-indent="-0.5in" fo:margin-left="1.083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5in" fo:margin-left="1.5917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5in" fo:margin-left="2.1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5in" fo:margin-left="2.608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5in" fo:margin-left="3.116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5in" fo:margin-left="3.6252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5in" fo:margin-left="4.13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5in" fo:margin-left="4.6417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5in" fo:margin-left="5.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6" style:num-suffix="." style:num-format="1">
        <style:list-level-properties text:list-level-position-and-space-mode="label-alignment">
          <style:list-level-label-alignment text:label-followed-by="listtab" fo:text-indent="-0.5in" fo:margin-left="1.083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5in" fo:margin-left="1.5917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5in" fo:margin-left="2.1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5in" fo:margin-left="2.608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5in" fo:margin-left="3.116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5in" fo:margin-left="3.6252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5in" fo:margin-left="4.13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5in" fo:margin-left="4.6417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5in" fo:margin-left="5.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5" style:num-format="A" style:num-letter-sync="true">
        <style:list-level-properties text:list-level-position-and-space-mode="label-alignment">
          <style:list-level-label-alignment text:label-followed-by="listtab" fo:text-indent="-0.3335in" fo:margin-left="0.9161in"/>
        </style:list-level-properties>
      </text:list-level-style-number>
      <text:list-level-style-number text:level="2" text:style-name="ListLabel_20_56" style:num-suffix="." style:num-format="1">
        <style:list-level-properties text:list-level-position-and-space-mode="label-alignment">
          <style:list-level-label-alignment text:label-followed-by="listtab" fo:text-indent="-0.1862in" fo:margin-left="2.2689in"/>
        </style:list-level-properties>
      </text:list-level-style-number>
      <text:list-level-style-bullet text:level="3" text:style-name="ListLabel_20_57" style:num-suffix="•" text:bullet-char="•">
        <style:list-level-properties text:list-level-position-and-space-mode="label-alignment">
          <style:list-level-label-alignment text:label-followed-by="listtab" fo:text-indent="-0.1862in" fo:margin-left="2.697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1862in" fo:margin-left="3.1307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1862in" fo:margin-left="3.5646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1862in" fo:margin-left="3.998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1862in" fo:margin-left="4.4319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1862in" fo:margin-left="4.865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1862in" fo:margin-left="5.2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64" style:num-suffix="." style:num-format="A" style:num-letter-sync="true" text:start-value="19">
        <style:list-level-properties text:list-level-position-and-space-mode="label-alignment">
          <style:list-level-label-alignment text:label-followed-by="listtab" fo:text-indent="-0.5in" fo:margin-left="1.083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5in" fo:margin-left="1.5917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5in" fo:margin-left="2.1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5in" fo:margin-left="2.608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5in" fo:margin-left="3.116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5in" fo:margin-left="3.6252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5in" fo:margin-left="4.13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5in" fo:margin-left="4.6417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5in" fo:margin-left="5.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9.5pt" style:font-size-asian="9.5pt"/>
    </style:style>
    <style:style style:name="MP2" style:family="paragraph" style:parent-style-name="Text_20_body">
      <style:paragraph-properties fo:margin-left="0.028in" fo:margin-right="0in" fo:margin-top="0.0071in" fo:margin-bottom="0in" loext:contextual-spacing="false"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0.9445in" fo:margin-bottom="0.4917in" fo:margin-left="1.1665in" fo:margin-right="1.16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2">
      <style:page-layout-properties fo:page-width="8.5in" fo:page-height="11in" style:num-format="1" style:print-orientation="portrait" fo:margin-top="0.9445in" fo:margin-bottom="0.4917in" fo:margin-left="1.1665in" fo:margin-right="1.1665in" style:writing-mode="lr-tb" style:layout-grid-color="#c0c0c0" style:layout-grid-lines="2381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89in" fo:margin-left="0in" fo:margin-right="0in" fo:margin-top="0.1492in" style:dynamic-spacing="true"/>
      </style:footer-style>
    </style:page-layout>
    <style:page-layout style:name="Mpm3">
      <style:page-layout-properties fo:page-width="8.5in" fo:page-height="11in" style:num-format="1" style:print-orientation="portrait" fo:margin-top="1.0417in" fo:margin-bottom="0.4917in" fo:margin-left="1.1665in" fo:margin-right="1.1665in" style:writing-mode="lr-tb" style:layout-grid-color="#c0c0c0" style:layout-grid-lines="2356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89in" fo:margin-left="0in" fo:margin-right="0in" fo:margin-top="0.1492in" style:dynamic-spacing="true"/>
      </style:footer-style>
    </style:page-layout>
    <style:page-layout style:name="Mpm4">
      <style:page-layout-properties fo:page-width="8.5in" fo:page-height="11in" style:num-format="1" style:print-orientation="portrait" fo:margin-top="1.0417in" fo:margin-bottom="0.4917in" fo:margin-left="1.1665in" fo:margin-right="1.1665in" style:writing-mode="lr-tb" style:layout-grid-color="#c0c0c0" style:layout-grid-lines="2370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5">
      <style:page-layout-properties fo:page-width="8.5in" fo:page-height="11in" style:num-format="1" style:print-orientation="portrait" fo:margin-top="0.9445in" fo:margin-bottom="0.4917in" fo:margin-left="1.1665in" fo:margin-right="1.1665in" style:writing-mode="lr-tb" style:layout-grid-color="#c0c0c0" style:layout-grid-lines="23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MP1"><draw:frame draw:style-name="Mfr1" text:anchor-type="char" svg:x="4.0972in" svg:y="10.3in" svg:width="0.3055in" svg:height="0.2126in" draw:z-index="0"><draw:text-box><text:p text:style-name="MP2"><text:page-number text:select-page="current">1</text:page-number></text:p></draw:text-box></draw:frame></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footer>
        <text:p text:style-name="Footer"/>
      </style:footer>
    </style:master-page>
    <style:master-page style:name="Converted7" style:page-layout-name="Mpm2">
      <style:footer>
        <text:p text:style-name="Footer"/>
      </style:footer>
    </style:master-page>
    <style:master-page style:name="Converted8" style:page-layout-name="Mpm2">
      <style:footer>
        <text:p text:style-name="Footer"/>
      </style:footer>
    </style:master-page>
    <style:master-page style:name="Converted9" style:page-layout-name="Mpm2">
      <style:footer>
        <text:p text:style-name="Footer"/>
      </style:footer>
    </style:master-page>
    <style:master-page style:name="Converted10" style:page-layout-name="Mpm2">
      <style:footer>
        <text:p text:style-name="Footer"/>
      </style:footer>
    </style:master-page>
    <style:master-page style:name="Converted11" style:page-layout-name="Mpm4">
      <style:footer>
        <text:p text:style-name="Footer"/>
      </style:footer>
    </style:master-page>
    <style:master-page style:name="Converted12" style:page-layout-name="Mpm5">
      <style:footer>
        <text:p text:style-name="Footer"/>
      </style:footer>
    </style:master-page>
    <style:master-page style:name="Converted13" style:page-layout-name="Mpm2">
      <style:footer>
        <text:p text:style-name="Footer"/>
      </style:footer>
    </style:master-page>
    <style:master-page style:name="Converted14" style:page-layout-name="Mpm2">
      <style:footer>
        <text:p text:style-name="Footer"/>
      </style:footer>
    </style:master-page>
    <style:master-page style:name="Converted15" style:page-layout-name="Mpm2">
      <style:footer>
        <text:p text:style-name="Footer"/>
      </style:footer>
    </style:master-page>
    <style:master-page style:name="Converted16" style:page-layout-name="Mpm3">
      <style:footer>
        <text:p text:style-name="Footer"/>
      </style:footer>
    </style:master-page>
    <style:master-page style:name="Converted17" style:page-layout-name="Mpm2">
      <style:footer>
        <text:p text:style-name="Footer"/>
      </style:footer>
    </style:master-page>
    <style:master-page style:name="Converted18" style:page-layout-name="Mpm2">
      <style:footer>
        <text:p text:style-name="Footer"/>
      </style:footer>
    </style:master-page>
    <style:master-page style:name="Converted19" style:page-layout-name="Mpm3">
      <style:footer>
        <text:p text:style-name="Footer"/>
      </style:footer>
    </style:master-page>
    <style:master-page style:name="Converted20" style:page-layout-name="Mpm2">
      <style:footer>
        <text:p text:style-name="Footer"/>
      </style:footer>
    </style:master-page>
    <style:master-page style:name="Converted21" style:page-layout-name="Mpm2">
      <style:footer>
        <text:p text:style-name="Footer"/>
      </style:footer>
    </style:master-page>
    <style:master-page style:name="Converted22" style:page-layout-name="Mpm2">
      <style:footer>
        <text:p text:style-name="Footer"/>
      </style:footer>
    </style:master-page>
    <style:master-page style:name="Converted23" style:page-layout-name="Mpm2">
      <style:footer>
        <text:p text:style-name="Footer"/>
      </style:footer>
    </style:master-page>
    <style:master-page style:name="Converted24" style:page-layout-name="Mpm2">
      <style:footer>
        <text:p text:style-name="Footer"/>
      </style:footer>
    </style:master-page>
    <style:master-page style:name="Converted25" style:page-layout-name="Mpm2">
      <style:footer>
        <text:p text:style-name="Footer"/>
      </style:footer>
    </style:master-page>
    <style:master-page style:name="Converted26" style:page-layout-name="Mpm2">
      <style:footer>
        <text:p text:style-name="Footer"/>
      </style:footer>
    </style:master-page>
    <style:master-page style:name="Converted27" style:page-layout-name="Mpm2">
      <style:footer>
        <text:p text:style-name="Footer"/>
      </style:footer>
    </style:master-page>
    <style:master-page style:name="Converted28" style:page-layout-name="Mpm2">
      <style:footer>
        <text:p text:style-name="Footer"/>
      </style:footer>
    </style:master-page>
    <style:master-page style:name="Converted29" style:page-layout-name="Mpm3">
      <style:footer>
        <text:p text:style-name="Footer"/>
      </style:footer>
    </style:master-page>
    <style:master-page style:name="Converted30" style:page-layout-name="Mpm2">
      <style:footer>
        <text:p text:style-name="Footer"/>
      </style:footer>
    </style:master-page>
    <style:master-page style:name="Converted31" style:page-layout-name="Mpm2">
      <style:footer>
        <text:p text:style-name="Footer"/>
      </style:footer>
    </style:master-page>
    <style:master-page style:name="Converted32" style:page-layout-name="Mpm2">
      <style:footer>
        <text:p text:style-name="Footer"/>
      </style:footer>
    </style:master-page>
    <style:master-page style:name="Converted33" style:page-layout-name="Mpm2">
      <style:footer>
        <text:p text:style-name="Footer"/>
      </style:footer>
    </style:master-page>
    <style:master-page style:name="Converted34" style:page-layout-name="Mpm3">
      <style:footer>
        <text:p text:style-name="Footer"/>
      </style:footer>
    </style:master-page>
    <style:master-page style:name="Converted35" style:page-layout-name="Mpm2">
      <style:footer>
        <text:p text:style-name="Footer"/>
      </style:footer>
    </style:master-page>
    <style:master-page style:name="Converted36" style:page-layout-name="Mpm3">
      <style:footer>
        <text:p text:style-name="Footer"/>
      </style:footer>
    </style:master-page>
    <style:master-page style:name="Converted37" style:page-layout-name="Mpm2">
      <style:footer>
        <text:p text:style-name="Footer"/>
      </style:footer>
    </style:master-page>
    <style:master-page style:name="Converted38" style:page-layout-name="Mpm2">
      <style:footer>
        <text:p text:style-name="Footer"/>
      </style:footer>
    </style:master-page>
    <style:master-page style:name="Converted39" style:page-layout-name="Mpm2">
      <style:footer>
        <text:p text:style-name="Footer"/>
      </style:footer>
    </style:master-page>
    <style:master-page style:name="Converted40" style:page-layout-name="Mpm3">
      <style:footer>
        <text:p text:style-name="Footer"/>
      </style:footer>
    </style:master-page>
    <style:master-page style:name="Converted41" style:page-layout-name="Mpm3">
      <style:footer>
        <text:p text:style-name="Footer"/>
      </style:footer>
    </style:master-page>
    <style:master-page style:name="Converted42" style:page-layout-name="Mpm2">
      <style:footer>
        <text:p text:style-name="Footer"/>
      </style:footer>
    </style:master-page>
    <style:master-page style:name="Converted43" style:page-layout-name="Mpm2">
      <style:footer>
        <text:p text:style-name="Footer"/>
      </style:footer>
    </style:master-page>
    <style:master-page style:name="Converted44" style:page-layout-name="Mpm2">
      <style:footer>
        <text:p text:style-name="Footer"/>
      </style:footer>
    </style:master-page>
    <style:master-page style:name="Converted45" style:page-layout-name="Mpm2">
      <style:footer>
        <text:p text:style-name="Footer"/>
      </style:footer>
    </style:master-page>
    <style:master-page style:name="Converted46" style:page-layout-name="Mpm2">
      <style:footer>
        <text:p text:style-name="Footer"/>
      </style:footer>
    </style:master-page>
    <style:master-page style:name="Converted47" style:page-layout-name="Mpm2">
      <style:footer>
        <text:p text:style-name="Footer"/>
      </style:footer>
    </style:master-page>
    <style:master-page style:name="Converted48" style:page-layout-name="Mpm3">
      <style:footer>
        <text:p text:style-name="Footer"/>
      </style:footer>
    </style:master-page>
    <style:master-page style:name="Converted49" style:page-layout-name="Mpm2">
      <style:footer>
        <text:p text:style-name="Footer"/>
      </style:footer>
    </style:master-page>
    <style:master-page style:name="Converted50" style:page-layout-name="Mpm2">
      <style:footer>
        <text:p text:style-name="Footer"/>
      </style:footer>
    </style:master-page>
    <style:master-page style:name="Converted51" style:page-layout-name="Mpm2">
      <style:footer>
        <text:p text:style-name="Footer"/>
      </style:footer>
    </style:master-page>
    <style:master-page style:name="Converted52" style:page-layout-name="Mpm2">
      <style:footer>
        <text:p text:style-name="Footer"/>
      </style:footer>
    </style:master-page>
    <style:master-page style:name="Converted53" style:page-layout-name="Mpm3">
      <style:footer>
        <text:p text:style-name="Footer"/>
      </style:footer>
    </style:master-page>
    <style:master-page style:name="Converted54" style:page-layout-name="Mpm2">
      <style:footer>
        <text:p text:style-name="Footer"/>
      </style:footer>
    </style:master-page>
    <style:master-page style:name="Converted55" style:page-layout-name="Mpm2">
      <style:footer>
        <text:p text:style-name="Footer"/>
      </style:footer>
    </style:master-page>
    <style:master-page style:name="Converted56" style:page-layout-name="Mpm2">
      <style:footer>
        <text:p text:style-name="Footer"/>
      </style:footer>
    </style:master-page>
    <style:master-page style:name="Converted57" style:page-layout-name="Mpm2">
      <style:footer>
        <text:p text:style-name="Footer"/>
      </style:footer>
    </style:master-page>
    <style:master-page style:name="Converted58" style:page-layout-name="Mpm2">
      <style:footer>
        <text:p text:style-name="Footer"/>
      </style:footer>
    </style:master-page>
    <style:master-page style:name="Converted59" style:page-layout-name="Mpm2">
      <style:footer>
        <text:p text:style-name="Footer"/>
      </style:footer>
    </style:master-page>
    <style:master-page style:name="Converted60" style:page-layout-name="Mpm2">
      <style:footer>
        <text:p text:style-name="Footer"/>
      </style:footer>
    </style:master-page>
    <style:master-page style:name="Converted61" style:page-layout-name="Mpm2">
      <style:footer>
        <text:p text:style-name="Footer"/>
      </style:footer>
    </style:master-page>
    <style:master-page style:name="Converted62" style:page-layout-name="Mpm3">
      <style:footer>
        <text:p text:style-name="Footer"/>
      </style:footer>
    </style:master-page>
    <style:master-page style:name="Converted63" style:page-layout-name="Mpm2">
      <style:footer>
        <text:p text:style-name="Footer"/>
      </style:footer>
    </style:master-page>
    <style:master-page style:name="Converted64" style:page-layout-name="Mpm2">
      <style:footer>
        <text:p text:style-name="Footer"/>
      </style:footer>
    </style:master-page>
    <style:master-page style:name="Converted65" style:page-layout-name="Mpm2">
      <style:footer>
        <text:p text:style-name="Footer"/>
      </style:footer>
    </style:master-page>
    <style:master-page style:name="Converted66" style:page-layout-name="Mpm2">
      <style:footer>
        <text:p text:style-name="Footer"/>
      </style:footer>
    </style:master-page>
    <style:master-page style:name="Converted67" style:page-layout-name="Mpm2">
      <style:footer>
        <text:p text:style-name="Footer"/>
      </style:footer>
    </style:master-page>
    <style:master-page style:name="Converted68" style:page-layout-name="Mpm2">
      <style:footer>
        <text:p text:style-name="Footer"/>
      </style:footer>
    </style:master-page>
    <style:master-page style:name="Converted69" style:page-layout-name="Mpm2">
      <style:footer>
        <text:p text:style-name="Footer"/>
      </style:footer>
    </style:master-page>
    <style:master-page style:name="Converted70" style:page-layout-name="Mpm3">
      <style:footer>
        <text:p text:style-name="Footer"/>
      </style:footer>
    </style:master-page>
    <style:master-page style:name="Converted71" style:page-layout-name="Mpm2">
      <style:footer>
        <text:p text:style-name="Footer"/>
      </style:footer>
    </style:master-page>
    <style:master-page style:name="Converted72" style:page-layout-name="Mpm2">
      <style:footer>
        <text:p text:style-name="Footer"/>
      </style:footer>
    </style:master-page>
    <style:master-page style:name="Converted73" style:page-layout-name="Mpm2">
      <style:footer>
        <text:p text:style-name="Footer"/>
      </style:footer>
    </style:master-page>
    <style:master-page style:name="Converted74" style:page-layout-name="Mpm3">
      <style:footer>
        <text:p text:style-name="Footer"/>
      </style:footer>
    </style:master-page>
    <style:master-page style:name="Converted75" style:page-layout-name="Mpm2">
      <style:footer>
        <text:p text:style-name="Footer"/>
      </style:footer>
    </style:master-page>
    <style:master-page style:name="Converted76" style:page-layout-name="Mpm2">
      <style:footer>
        <text:p text:style-name="Footer"/>
      </style:footer>
    </style:master-page>
    <style:master-page style:name="Converted77" style:page-layout-name="Mpm2">
      <style:footer>
        <text:p text:style-name="Footer"/>
      </style:footer>
    </style:master-page>
    <style:master-page style:name="Converted78" style:page-layout-name="Mpm2">
      <style:footer>
        <text:p text:style-name="Footer"/>
      </style:footer>
    </style:master-page>
    <style:master-page style:name="Converted79" style:page-layout-name="Mpm2">
      <style:footer>
        <text:p text:style-name="Footer"/>
      </style:footer>
    </style:master-page>
    <style:master-page style:name="Converted80" style:page-layout-name="Mpm2">
      <style:footer>
        <text:p text:style-name="Footer"/>
      </style:footer>
    </style:master-page>
    <style:master-page style:name="Converted81" style:page-layout-name="Mpm2">
      <style:footer>
        <text:p text:style-name="Footer"/>
      </style:footer>
    </style:master-page>
    <style:master-page style:name="Converted82" style:page-layout-name="Mpm2">
      <style:footer>
        <text:p text:style-name="Footer"/>
      </style:footer>
    </style:master-page>
    <style:master-page style:name="Converted83" style:page-layout-name="Mpm2">
      <style:footer>
        <text:p text:style-name="Footer"/>
      </style:footer>
    </style:master-page>
    <style:master-page style:name="Converted84" style:page-layout-name="Mpm2">
      <style:footer>
        <text:p text:style-name="Footer"/>
      </style:footer>
    </style:master-page>
    <style:master-page style:name="Converted85" style:page-layout-name="Mpm2">
      <style:footer>
        <text:p text:style-name="Footer"/>
      </style:footer>
    </style:master-page>
    <style:master-page style:name="Converted86" style:page-layout-name="Mpm3">
      <style:footer>
        <text:p text:style-name="Footer"/>
      </style:footer>
    </style:master-page>
    <style:master-page style:name="Converted87" style:page-layout-name="Mpm2">
      <style:footer>
        <text:p text:style-name="Footer"/>
      </style:footer>
    </style:master-page>
    <style:master-page style:name="Converted88" style:page-layout-name="Mpm2">
      <style:footer>
        <text:p text:style-name="Footer"/>
      </style:footer>
    </style:master-page>
    <style:master-page style:name="Converted89" style:page-layout-name="Mpm2">
      <style:footer>
        <text:p text:style-name="Footer"/>
      </style:footer>
    </style:master-page>
    <style:master-page style:name="Converted90" style:page-layout-name="Mpm2">
      <style:footer>
        <text:p text:style-name="Footer"/>
      </style:footer>
    </style:master-page>
    <style:master-page style:name="Converted91" style:page-layout-name="Mpm2">
      <style:footer>
        <text:p text:style-name="Footer"/>
      </style:footer>
    </style:master-page>
    <style:master-page style:name="Converted92" style:page-layout-name="Mpm2">
      <style:footer>
        <text:p text:style-name="Footer"/>
      </style:footer>
    </style:master-page>
    <style:master-page style:name="Converted93" style:page-layout-name="Mpm3">
      <style:footer>
        <text:p text:style-name="Footer"/>
      </style:footer>
    </style:master-page>
    <style:master-page style:name="Converted94" style:page-layout-name="Mpm2">
      <style:footer>
        <text:p text:style-name="Footer"/>
      </style:footer>
    </style:master-page>
    <style:master-page style:name="Converted95" style:page-layout-name="Mpm2">
      <style:footer>
        <text:p text:style-name="Footer"/>
      </style:footer>
    </style:master-page>
    <style:master-page style:name="Converted96" style:page-layout-name="Mpm2">
      <style:footer>
        <text:p text:style-name="Footer"/>
      </style:footer>
    </style:master-page>
    <style:master-page style:name="Converted97" style:page-layout-name="Mpm2">
      <style:footer>
        <text:p text:style-name="Footer"/>
      </style:footer>
    </style:master-page>
    <style:master-page style:name="Converted98" style:page-layout-name="Mpm2">
      <style:footer>
        <text:p text:style-name="Footer"/>
      </style:footer>
    </style:master-page>
    <style:master-page style:name="Converted99" style:page-layout-name="Mpm2">
      <style:footer>
        <text:p text:style-name="Footer"/>
      </style:footer>
    </style:master-page>
    <style:master-page style:name="Converted100" style:page-layout-name="Mpm2">
      <style:footer>
        <text:p text:style-name="Footer"/>
      </style:footer>
    </style:master-page>
    <style:master-page style:name="Converted101" style:page-layout-name="Mpm2">
      <style:footer>
        <text:p text:style-name="Footer"/>
      </style:footer>
    </style:master-page>
    <style:master-page style:name="Converted102" style:page-layout-name="Mpm2">
      <style:footer>
        <text:p text:style-name="Footer"/>
      </style:footer>
    </style:master-page>
    <style:master-page style:name="Converted103" style:page-layout-name="Mpm3">
      <style:footer>
        <text:p text:style-name="Footer"/>
      </style:footer>
    </style:master-page>
    <style:master-page style:name="Converted104" style:page-layout-name="Mpm3">
      <style:footer>
        <text:p text:style-name="Footer"/>
      </style:footer>
    </style:master-page>
    <style:master-page style:name="Converted105" style:page-layout-name="Mpm2">
      <style:footer>
        <text:p text:style-name="Footer"/>
      </style:footer>
    </style:master-page>
    <style:master-page style:name="Converted106" style:page-layout-name="Mpm2">
      <style:footer>
        <text:p text:style-name="Footer"/>
      </style:footer>
    </style:master-page>
    <style:master-page style:name="Converted107" style:page-layout-name="Mpm2">
      <style:footer>
        <text:p text:style-name="Footer"/>
      </style:footer>
    </style:master-page>
    <style:master-page style:name="Converted108" style:page-layout-name="Mpm2">
      <style:footer>
        <text:p text:style-name="Footer"/>
      </style:footer>
    </style:master-page>
    <style:master-page style:name="Converted109" style:page-layout-name="Mpm2">
      <style:footer>
        <text:p text:style-name="Footer"/>
      </style:footer>
    </style:master-page>
    <style:master-page style:name="Converted110" style:page-layout-name="Mpm2">
      <style:footer>
        <text:p text:style-name="Footer"/>
      </style:footer>
    </style:master-page>
    <style:master-page style:name="Converted111" style:page-layout-name="Mpm2">
      <style:footer>
        <text:p text:style-name="Footer"/>
      </style:footer>
    </style:master-page>
    <style:master-page style:name="Converted112" style:page-layout-name="Mpm3">
      <style:footer>
        <text:p text:style-name="Footer"/>
      </style:footer>
    </style:master-page>
    <style:master-page style:name="Converted113" style:page-layout-name="Mpm2">
      <style:footer>
        <text:p text:style-name="Footer"/>
      </style:footer>
    </style:master-page>
    <style:master-page style:name="Converted114" style:page-layout-name="Mpm2">
      <style:footer>
        <text:p text:style-name="Footer"/>
      </style:footer>
    </style:master-page>
    <style:master-page style:name="Converted115" style:page-layout-name="Mpm2">
      <style:footer>
        <text:p text:style-name="Footer"/>
      </style:footer>
    </style:master-page>
    <style:master-page style:name="Converted116" style:page-layout-name="Mpm2">
      <style:footer>
        <text:p text:style-name="Footer"/>
      </style:footer>
    </style:master-page>
    <style:master-page style:name="Converted117" style:page-layout-name="Mpm2">
      <style:footer>
        <text:p text:style-name="Footer"/>
      </style:footer>
    </style:master-page>
    <style:master-page style:name="Converted118" style:page-layout-name="Mpm2">
      <style:footer>
        <text:p text:style-name="Footer"/>
      </style:footer>
    </style:master-page>
    <style:master-page style:name="Converted119" style:page-layout-name="Mpm2">
      <style:footer>
        <text:p text:style-name="Footer"/>
      </style:footer>
    </style:master-page>
    <style:master-page style:name="Converted120" style:page-layout-name="Mpm2">
      <style:footer>
        <text:p text:style-name="Footer"/>
      </style:footer>
    </style:master-page>
    <style:master-page style:name="Converted121" style:page-layout-name="Mpm2">
      <style:footer>
        <text:p text:style-name="Footer"/>
      </style:footer>
    </style:master-page>
    <style:master-page style:name="Converted122" style:page-layout-name="Mpm2">
      <style:footer>
        <text:p text:style-name="Footer"/>
      </style:footer>
    </style:master-page>
    <style:master-page style:name="Converted12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title>FOREWORD BY VINCE VACCARELLI</dc:title>
    <meta:creation-date>2018-03-22T04:34:27</meta:creation-date>
    <dc:date>2018-03-22T04:34:27</dc:date>
    <meta:editing-duration>P0D</meta:editing-duration>
    <meta:generator>LibreOffice/5.1.6.2$Linux_X86_64 LibreOffice_project/10m0$Build-2</meta:generator>
    <meta:document-statistic meta:table-count="0" meta:image-count="0" meta:object-count="0" meta:page-count="125" meta:paragraph-count="1178" meta:word-count="31550" meta:character-count="177554" meta:non-whitespace-character-count="146840"/>
    <meta:user-defined meta:name="AppVersion">12.0000</meta:user-defined>
    <meta:user-defined meta:name="Created" meta:value-type="date">2018-03-10T00:00:00</meta:user-defined>
    <meta:user-defined meta:name="Creator">Acrobat PDFMaker 7.0.7 for Word</meta:user-defined>
    <meta:user-defined meta:name="DocSecurity" meta:value-type="float">0</meta:user-defined>
    <meta:user-defined meta:name="HyperlinksChanged" meta:value-type="boolean">false</meta:user-defined>
    <meta:user-defined meta:name="LastSaved" meta:value-type="date">2018-03-22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